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8" style:family="table-column">
      <style:table-column-properties fo:break-before="auto" style:column-width="109.78mm"/>
    </style:style>
    <style:style style:name="co19" style:family="table-column">
      <style:table-column-properties fo:break-before="auto" style:column-width="131.59mm"/>
    </style:style>
    <style:style style:name="co3" style:family="table-column">
      <style:table-column-properties fo:break-before="auto" style:column-width="10.87mm"/>
    </style:style>
    <style:style style:name="co4" style:family="table-column">
      <style:table-column-properties fo:break-before="auto" style:column-width="4.69mm"/>
    </style:style>
    <style:style style:name="co5" style:family="table-column">
      <style:table-column-properties fo:break-before="auto" style:column-width="6.6mm"/>
    </style:style>
    <style:style style:name="co6" style:family="table-column">
      <style:table-column-properties fo:break-before="auto" style:column-width="2.72mm"/>
    </style:style>
    <style:style style:name="co7" style:family="table-column">
      <style:table-column-properties fo:break-before="auto" style:column-width="17.43mm"/>
    </style:style>
    <style:style style:name="co8" style:family="table-column">
      <style:table-column-properties fo:break-before="auto" style:column-width="9.24mm"/>
    </style:style>
    <style:style style:name="co9" style:family="table-column">
      <style:table-column-properties fo:break-before="auto" style:column-width="4.89mm"/>
    </style:style>
    <style:style style:name="co10" style:family="table-column">
      <style:table-column-properties fo:break-before="auto" style:column-width="5.72mm"/>
    </style:style>
    <style:style style:name="co11" style:family="table-column">
      <style:table-column-properties fo:break-before="auto" style:column-width="22.17mm"/>
    </style:style>
    <style:style style:name="co12" style:family="table-column">
      <style:table-column-properties fo:break-before="auto" style:column-width="9.12mm"/>
    </style:style>
    <style:style style:name="co13" style:family="table-column">
      <style:table-column-properties fo:break-before="auto" style:column-width="22.67mm"/>
    </style:style>
    <style:style style:name="co14" style:family="table-column">
      <style:table-column-properties fo:break-before="auto" style:column-width="22.58mm"/>
    </style:style>
    <style:style style:name="co15" style:family="table-column">
      <style:table-column-properties fo:break-before="auto" style:column-width="27.64mm"/>
    </style:style>
    <style:style style:name="co16" style:family="table-column">
      <style:table-column-properties fo:break-before="auto" style:column-width="40.94mm"/>
    </style:style>
    <style:style style:name="co17" style:family="table-column">
      <style:table-column-properties fo:break-before="auto" style:column-width="25.51mm"/>
    </style:style>
    <style:style style:name="co20" style:family="table-column">
      <style:table-column-properties fo:break-before="auto" style:column-width="21.47mm"/>
    </style:style>
    <style:style style:name="co21" style:family="table-column">
      <style:table-column-properties fo:break-before="auto" style:column-width="5.8mm"/>
    </style:style>
    <style:style style:name="co22" style:family="table-column">
      <style:table-column-properties fo:break-before="auto" style:column-width="15.86mm"/>
    </style:style>
    <style:style style:name="co23" style:family="table-column">
      <style:table-column-properties fo:break-before="auto" style:column-width="23.07mm"/>
    </style:style>
    <style:style style:name="co24" style:family="table-column">
      <style:table-column-properties fo:break-before="auto" style:column-width="180.06mm"/>
    </style:style>
    <style:style style:name="ro5" style:family="table-row">
      <style:table-row-properties style:row-height="4.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9.93mm" fo:break-before="auto" style:use-optimal-row-height="true"/>
    </style:style>
    <style:style style:name="ro10" style:family="table-row">
      <style:table-row-properties style:row-height="5.77mm" fo:break-before="auto" style:use-optimal-row-height="true"/>
    </style:style>
    <style:style style:name="ro11" style:family="table-row">
      <style:table-row-properties style:row-height="9.47mm" fo:break-before="auto" style:use-optimal-row-height="true"/>
    </style:style>
    <style:style style:name="ro12" style:family="table-row">
      <style:table-row-properties style:row-height="13.42mm" fo:break-before="auto" style:use-optimal-row-height="true"/>
    </style:style>
    <style:style style:name="ro13" style:family="table-row">
      <style:table-row-properties style:row-height="7.3mm" fo:break-before="auto" style:use-optimal-row-height="true"/>
    </style:style>
    <style:style style:name="ro14" style:family="table-row">
      <style:table-row-properties style:row-height="6.21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4.5mm" fo:break-before="auto" style:use-optimal-row-height="false"/>
    </style:style>
    <style:style style:name="ro17" style:family="table-row">
      <style:table-row-properties style:row-height="30.27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2.44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65" style:family="table-cell" style:parent-style-name="Default">
      <style:table-cell-properties fo:wrap-option="wrap"/>
      <style:text-properties fo:font-weight="bold"/>
    </style:style>
    <style:style style:name="ce66" style:family="table-cell" style:parent-style-name="Default">
      <style:table-cell-properties fo:wrap-option="wrap"/>
    </style:style>
    <style:style style:name="ce67" style:family="table-cell" style:parent-style-name="Default">
      <style:table-cell-properties fo:wrap-option="wrap" fo:padding="1.01mm"/>
      <style:text-properties fo:font-size="20pt" style:font-size-asian="20pt" style:font-size-complex="20pt"/>
    </style:style>
    <style:style style:name="ce68" style:family="table-cell" style:parent-style-name="Default">
      <style:table-cell-properties fo:wrap-option="wrap" fo:padding="1.01mm"/>
    </style:style>
    <style:style style:name="ce5" style:family="table-cell" style:parent-style-name="Default">
      <style:table-cell-properties fo:padding="1.36mm"/>
    </style:style>
    <style:style style:name="ce34" style:family="table-cell" style:parent-style-name="Default">
      <style:table-cell-properties style:text-align-source="fix" style:repeat-content="false" fo:padding="1.36mm"/>
      <style:paragraph-properties fo:text-align="center" fo:margin-left="0mm"/>
      <style:text-properties fo:font-size="11pt"/>
    </style:style>
    <style:style style:name="ce7" style:family="table-cell" style:parent-style-name="Default">
      <style:table-cell-properties fo:border-bottom="0.06pt solid #999999" fo:background-color="#999999" fo:border-left="0.06pt solid #000000" fo:border-right="none" fo:border-top="0.06pt solid #000000"/>
      <style:text-properties fo:color="#ffffff" fo:font-size="13pt" fo:font-weight="normal"/>
    </style:style>
    <style:style style:name="ce8" style:family="table-cell" style:parent-style-name="Default">
      <style:table-cell-properties fo:border-bottom="0.06pt solid #000000" fo:background-color="transparent" fo:border-left="0.06pt solid #000000" fo:border-right="none" fo:border-top="0.06pt solid #000000"/>
      <style:text-properties style:use-window-font-color="true" fo:font-size="10pt" fo:font-weight="normal" style:font-size-asian="10pt" style:font-size-complex="10pt"/>
    </style:style>
    <style:style style:name="ce9" style:family="table-cell" style:parent-style-name="Default">
      <style:table-cell-properties fo:border-bottom="0.06pt solid #999999" style:text-align-source="fix" style:repeat-content="false" fo:border-left="0.06pt solid #000000" fo:border-right="none" fo:border-top="0.06pt solid #999999"/>
      <style:paragraph-properties fo:text-align="center" fo:margin-left="0mm"/>
      <style:text-properties fo:font-size="11pt"/>
      <style:map style:condition="is-true-formula(IF(((WEEKDAY([.C4])=1)OR(LEFT([.D4];1)&lt;&gt;&quot; &quot;))AND([.C4]&lt;&gt;&quot;&quot;)))" style:apply-style-name="coloré1" style:base-cell-address="'Calendrier perpétuel'.B4"/>
      <style:map style:condition="is-true-formula((WEEKDAY([.C4])=7)AND([.C4]&lt;&gt;&quot;&quot;))" style:apply-style-name="coloré2" style:base-cell-address="'Calendrier perpétuel'.B4"/>
    </style:style>
    <style:style style:name="ce10" style:family="table-cell" style:parent-style-name="Default">
      <style:table-cell-properties fo:border-bottom="0.06pt solid #000000" style:text-align-source="fix" style:repeat-content="false" fo:border-left="0.06pt solid #000000" fo:border-right="none" fo:border-top="0.06pt solid #999999"/>
      <style:paragraph-properties fo:text-align="center" fo:margin-left="0mm"/>
      <style:text-properties fo:font-size="11pt"/>
      <style:map style:condition="is-true-formula(IF(((WEEKDAY([.C4])=1)OR(LEFT([.D4];1)&lt;&gt;&quot; &quot;))AND([.C4]&lt;&gt;&quot;&quot;)))" style:apply-style-name="coloré1" style:base-cell-address="'Calendrier perpétuel'.B4"/>
      <style:map style:condition="is-true-formula((WEEKDAY([.C4])=7)AND([.C4]&lt;&gt;&quot;&quot;))" style:apply-style-name="coloré2" style:base-cell-address="'Calendrier perpétuel'.B4"/>
    </style:style>
    <style:style style:name="ce1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1pt"/>
    </style:style>
    <style:style style:name="ce12" style:family="table-cell" style:parent-style-name="Default">
      <style:table-cell-properties style:text-align-source="fix" style:repeat-content="false"/>
      <style:paragraph-properties fo:text-align="start" fo:margin-left="0mm"/>
      <style:text-properties fo:font-size="7pt"/>
    </style:style>
    <style:style style:name="ce13" style:family="table-cell" style:parent-style-name="Default">
      <style:table-cell-properties fo:border-bottom="0.06pt solid #999999" fo:background-color="#999999" fo:border-left="none" fo:border-right="none" fo:border-top="0.06pt solid #000000"/>
      <style:text-properties fo:color="#ffffff" fo:font-size="13pt" fo:font-weight="normal"/>
    </style:style>
    <style:style style:name="ce14" style:family="table-cell" style:parent-style-name="Default">
      <style:table-cell-properties fo:border-bottom="0.06pt solid #000000" fo:background-color="transparent" fo:border-left="none" fo:border-right="none" fo:border-top="0.06pt solid #000000"/>
      <style:text-properties style:use-window-font-color="true" fo:font-size="13pt" fo:font-weight="normal"/>
    </style:style>
    <style:style style:name="ce15" style:family="table-cell" style:parent-style-name="Default" style:data-style-name="N109">
      <style:table-cell-properties fo:border-bottom="0.06pt solid #999999" style:text-align-source="fix" style:repeat-content="false" fo:border-left="none" fo:border-right="none" fo:border-top="0.06pt solid #999999"/>
      <style:paragraph-properties fo:text-align="center" fo:margin-left="0mm"/>
      <style:text-properties fo:font-size="11pt" fo:font-weight="bold"/>
      <style:map style:condition="is-true-formula(IF(((WEEKDAY([.C4])=1)OR(LEFT([.D4];1)&lt;&gt;&quot; &quot;))AND([.C4]&lt;&gt;&quot;&quot;)))" style:apply-style-name="coloré1" style:base-cell-address="'Calendrier perpétuel'.C4"/>
      <style:map style:condition="is-true-formula((WEEKDAY([.C4])=7)AND([.C4]&lt;&gt;&quot;&quot;))" style:apply-style-name="coloré2" style:base-cell-address="'Calendrier perpétuel'.C4"/>
    </style:style>
    <style:style style:name="ce16" style:family="table-cell" style:parent-style-name="Default" style:data-style-name="N109">
      <style:table-cell-properties fo:border-bottom="0.06pt solid #000000" style:text-align-source="fix" style:repeat-content="false" fo:border-left="none" fo:border-right="none" fo:border-top="0.06pt solid #999999"/>
      <style:paragraph-properties fo:text-align="center" fo:margin-left="0mm"/>
      <style:text-properties fo:font-size="11pt" fo:font-weight="bold"/>
      <style:map style:condition="is-true-formula(IF(((WEEKDAY([.C4])=1)OR(LEFT([.D4];1)&lt;&gt;&quot; &quot;))AND([.C4]&lt;&gt;&quot;&quot;)))" style:apply-style-name="coloré1" style:base-cell-address="'Calendrier perpétuel'.C4"/>
      <style:map style:condition="is-true-formula((WEEKDAY([.C4])=7)AND([.C4]&lt;&gt;&quot;&quot;))" style:apply-style-name="coloré2" style:base-cell-address="'Calendrier perpétuel'.C4"/>
    </style:style>
    <style:style style:name="ce17" style:family="table-cell" style:parent-style-name="Default" style:data-style-name="N109">
      <style:table-cell-properties fo:border-bottom="0.06pt solid #000000" style:text-align-source="fix" style:repeat-content="false" fo:border-left="none" fo:border-right="none" fo:border-top="0.06pt solid #000000"/>
      <style:paragraph-properties fo:text-align="center" fo:margin-left="0mm"/>
      <style:text-properties fo:font-size="11pt" fo:font-weight="bold"/>
    </style:style>
    <style:style style:name="ce18" style:family="table-cell" style:parent-style-name="Default">
      <style:table-cell-properties style:text-align-source="fix" style:repeat-content="false"/>
      <style:paragraph-properties fo:text-align="center" fo:margin-left="0mm"/>
      <style:text-properties fo:font-size="11pt"/>
    </style:style>
    <style:style style:name="ce19" style:family="table-cell" style:parent-style-name="Default" style:data-style-name="N0">
      <style:table-cell-properties fo:border-bottom="0.06pt solid #999999" fo:background-color="#999999" fo:border-left="none" fo:border-right="none" fo:border-top="0.06pt solid #000000"/>
      <style:text-properties fo:color="#ffffff" fo:font-size="13pt" fo:font-weight="normal"/>
    </style:style>
    <style:style style:name="ce20" style:family="table-cell" style:parent-style-name="Default" style:data-style-name="N0">
      <style:table-cell-properties fo:border-bottom="0.06pt solid #000000" fo:background-color="transparent" fo:border-left="none" fo:border-right="none" fo:border-top="0.06pt solid #000000"/>
      <style:text-properties style:use-window-font-color="true" fo:font-size="13pt" fo:font-weight="normal"/>
    </style:style>
    <style:style style:name="ce21" style:family="table-cell" style:parent-style-name="Default">
      <style:table-cell-properties fo:border-bottom="0.06pt solid #999999" fo:border-left="none" fo:border-right="none" fo:border-top="0.06pt solid #999999"/>
      <style:text-properties fo:font-size="8pt" fo:font-style="italic"/>
      <style:map style:condition="is-true-formula(IF(((WEEKDAY([.C4])=1)OR(LEFT([.D4];1)&lt;&gt;&quot; &quot;))AND([.C4]&lt;&gt;&quot;&quot;)))" style:apply-style-name="coloré2" style:base-cell-address="'Calendrier perpétuel'.D4"/>
    </style:style>
    <style:style style:name="ce22" style:family="table-cell" style:parent-style-name="Default">
      <style:table-cell-properties fo:border-bottom="0.06pt solid #000000" fo:border-left="none" fo:border-right="none" fo:border-top="0.06pt solid #999999"/>
      <style:text-properties fo:font-size="8pt" fo:font-style="italic"/>
      <style:map style:condition="is-true-formula(IF(((WEEKDAY([.C4])=1)OR(LEFT([.D4];1)&lt;&gt;&quot; &quot;))AND([.C4]&lt;&gt;&quot;&quot;)))" style:apply-style-name="coloré2" style:base-cell-address="'Calendrier perpétuel'.D4"/>
    </style:style>
    <style:style style:name="ce23" style:family="table-cell" style:parent-style-name="Default">
      <style:table-cell-properties fo:border-bottom="0.06pt solid #000000" fo:border-left="none" fo:border-right="none" fo:border-top="0.06pt solid #000000"/>
      <style:text-properties fo:font-size="8pt" fo:font-style="italic"/>
    </style:style>
    <style:style style:name="ce24" style:family="table-cell" style:parent-style-name="Default">
      <style:text-properties fo:font-size="8pt" fo:font-style="italic"/>
    </style:style>
    <style:style style:name="ce25" style:family="table-cell" style:parent-style-name="Default">
      <style:table-cell-properties fo:background-color="#ffff99" fo:padding="1.36mm"/>
      <style:text-properties fo:font-size="12pt" fo:font-weight="bold"/>
    </style:style>
    <style:style style:name="ce26" style:family="table-cell" style:parent-style-name="Default" style:data-style-name="N0">
      <style:table-cell-properties fo:border-bottom="0.06pt solid #999999" fo:background-color="#999999" style:text-align-source="fix" style:repeat-content="false" fo:border-left="none" fo:border-right="none" fo:border-top="0.06pt solid #000000"/>
      <style:paragraph-properties fo:text-align="center" fo:margin-left="0mm"/>
      <style:text-properties fo:color="#ffffff" fo:font-size="13pt" fo:font-weight="normal"/>
    </style:style>
    <style:style style:name="ce27" style:family="table-cell" style:parent-style-name="Default" style:data-style-name="N0">
      <style:table-cell-properties fo:border-bottom="0.06pt solid #000000" style:text-align-source="fix" style:repeat-content="false" fo:background-color="transparent" fo:border-left="none" fo:border-right="none" fo:border-top="0.06pt solid #000000"/>
      <style:paragraph-properties fo:text-align="end" fo:margin-left="0mm"/>
      <style:text-properties style:use-window-font-color="true" fo:font-size="10pt" fo:font-weight="normal" style:font-size-asian="10pt" style:font-size-complex="10pt"/>
    </style:style>
    <style:style style:name="ce28" style:family="table-cell" style:parent-style-name="Default">
      <style:table-cell-properties fo:border-bottom="0.06pt solid #999999" fo:border-left="none" fo:border-right="none" fo:border-top="0.06pt solid #999999"/>
      <style:map style:condition="is-true-formula(IF(((WEEKDAY([.C4])=1)OR(LEFT([.D4];1)&lt;&gt;&quot; &quot;))AND([.C4]&lt;&gt;&quot;&quot;)))" style:apply-style-name="coloré2" style:base-cell-address="'Calendrier perpétuel'.E4"/>
    </style:style>
    <style:style style:name="ce29" style:family="table-cell" style:parent-style-name="Default">
      <style:table-cell-properties fo:border-bottom="0.06pt solid #000000" fo:border-left="none" fo:border-right="none" fo:border-top="0.06pt solid #999999"/>
      <style:map style:condition="is-true-formula(IF(((WEEKDAY([.C4])=1)OR(LEFT([.D4];1)&lt;&gt;&quot; &quot;))AND([.C4]&lt;&gt;&quot;&quot;)))" style:apply-style-name="coloré2" style:base-cell-address="'Calendrier perpétuel'.E4"/>
    </style:style>
    <style:style style:name="ce30" style:family="table-cell" style:parent-style-name="Default">
      <style:table-cell-properties fo:border-bottom="0.06pt solid #000000" fo:border-left="none" fo:border-right="none" fo:border-top="0.06pt solid #000000"/>
    </style:style>
    <style:style style:name="ce31" style:family="table-cell" style:parent-style-name="Default">
      <style:table-cell-properties style:text-align-source="fix" style:repeat-content="false"/>
      <style:paragraph-properties fo:text-align="center" fo:margin-left="0mm"/>
      <style:text-properties fo:color="#9999cc" fo:font-size="11pt" fo:font-weight="bold"/>
    </style:style>
    <style:style style:name="ce99" style:family="table-cell" style:parent-style-name="Default" style:data-style-name="N0">
      <style:table-cell-properties fo:border-bottom="0.06pt solid #000000" style:text-align-source="fix" style:repeat-content="false" fo:background-color="transparent" fo:border-left="none" fo:border-right="none" fo:border-top="0.06pt solid #000000"/>
      <style:paragraph-properties fo:text-align="end" fo:margin-left="0mm"/>
      <style:text-properties fo:color="#808080" fo:font-size="10pt" fo:font-weight="normal" style:font-size-asian="10pt" style:font-size-complex="10pt"/>
    </style:style>
    <style:style style:name="ce32" style:family="table-cell" style:parent-style-name="Default">
      <style:table-cell-properties style:text-align-source="fix" style:repeat-content="false" fo:padding="1.36mm"/>
      <style:paragraph-properties fo:text-align="start" fo:margin-left="0mm"/>
      <style:text-properties fo:font-weight="bold"/>
    </style:style>
    <style:style style:name="ce104" style:family="table-cell" style:parent-style-name="Default" style:data-style-name="N34">
      <style:table-cell-properties fo:border-bottom="0.06pt solid #999999" fo:background-color="#999999" style:text-align-source="fix" style:repeat-content="false" fo:border-left="none" fo:border-right="none" fo:border-top="0.06pt solid #000000"/>
      <style:paragraph-properties fo:text-align="center" fo:margin-left="0mm"/>
      <style:text-properties fo:color="#ffffff" fo:font-size="13pt" fo:font-weight="normal"/>
    </style:style>
    <style:style style:name="ce105" style:family="table-cell" style:parent-style-name="Default" style:data-style-name="N0">
      <style:table-cell-properties fo:border-bottom="0.06pt solid #000000" fo:background-color="#ffff99" style:text-align-source="fix" style:repeat-content="false" fo:border-left="none" fo:border-right="none" fo:border-top="0.06pt solid #000000"/>
      <style:paragraph-properties fo:text-align="center" fo:margin-left="0mm"/>
      <style:text-properties style:use-window-font-color="true" fo:font-size="8pt" fo:font-weight="normal" style:font-size-asian="8pt" style:font-size-complex="8pt"/>
    </style:style>
    <style:style style:name="ce103" style:family="table-cell" style:parent-style-name="Travaillé">
      <style:map style:condition="is-true-formula(([.F4]&lt;&gt;[.F3]))" style:apply-style-name="Travaillé" style:base-cell-address="'Calendrier perpétuel'.F4"/>
      <style:map style:condition="is-true-formula(IF(((WEEKDAY([.C4])=1)OR(LEFT([.D4];1)&lt;&gt;&quot; &quot;))AND([.C4]&lt;&gt;&quot;&quot;)))" style:apply-style-name="coloré2" style:base-cell-address="'Calendrier perpétuel'.F4"/>
    </style:style>
    <style:style style:name="ce106" style:family="table-cell" style:parent-style-name="Default" style:data-style-name="N0">
      <style:table-cell-properties fo:border-bottom="0.06pt solid #999999" style:text-align-source="fix" style:repeat-content="false" fo:border-left="none" fo:border-right="none" fo:border-top="0.06pt solid #999999"/>
      <style:paragraph-properties fo:text-align="center" fo:margin-left="0mm"/>
      <style:text-properties style:use-window-font-color="true" fo:font-size="8pt" fo:font-weight="normal"/>
      <style:map style:condition="is-true-formula(([.F4]&lt;&gt;[.F3]))" style:apply-style-name="Travaillé" style:base-cell-address="'Calendrier perpétuel'.F4"/>
      <style:map style:condition="is-true-formula(IF(((WEEKDAY([.C4])=1)OR(LEFT([.D4];1)&lt;&gt;&quot; &quot;))AND([.C4]&lt;&gt;&quot;&quot;)))" style:apply-style-name="coloré2" style:base-cell-address="'Calendrier perpétuel'.F4"/>
    </style:style>
    <style:style style:name="ce107" style:family="table-cell" style:parent-style-name="Default" style:data-style-name="N0">
      <style:table-cell-properties fo:border-bottom="0.06pt solid #000000" style:text-align-source="fix" style:repeat-content="false" fo:border-left="none" fo:border-right="none" fo:border-top="0.06pt solid #999999"/>
      <style:paragraph-properties fo:text-align="center" fo:margin-left="0mm"/>
      <style:text-properties style:use-window-font-color="true" fo:font-size="8pt" fo:font-weight="normal"/>
      <style:map style:condition="is-true-formula(([.F4]&lt;&gt;[.F3]))" style:apply-style-name="Travaillé" style:base-cell-address="'Calendrier perpétuel'.F4"/>
      <style:map style:condition="is-true-formula(IF(((WEEKDAY([.C4])=1)OR(LEFT([.D4];1)&lt;&gt;&quot; &quot;))AND([.C4]&lt;&gt;&quot;&quot;)))" style:apply-style-name="coloré2" style:base-cell-address="'Calendrier perpétuel'.F4"/>
    </style:style>
    <style:style style:name="ce112" style:family="table-cell" style:parent-style-name="Default">
      <style:table-cell-properties fo:border-bottom="0.06pt solid #000000" fo:background-color="#f7a19a" style:text-align-source="fix" style:repeat-content="false" fo:border-left="none" fo:border-right="none" fo:border-top="0.06pt solid #000000"/>
      <style:paragraph-properties fo:text-align="center" fo:margin-left="0mm"/>
      <style:text-properties style:use-window-font-color="true" fo:font-size="8pt" fo:font-weight="normal"/>
    </style:style>
    <style:style style:name="ce38" style:family="table-cell" style:parent-style-name="Default">
      <style:table-cell-properties style:text-align-source="fix" style:repeat-content="false"/>
      <style:paragraph-properties fo:text-align="center" fo:margin-left="0mm"/>
    </style:style>
    <style:style style:name="ce115" style:family="table-cell" style:parent-style-name="Default" style:data-style-name="N0">
      <style:table-cell-properties fo:border-bottom="0.06pt solid #000000" style:text-align-source="fix" style:repeat-content="false" fo:background-color="transparent" fo:border-left="none" fo:border-right="none" fo:border-top="0.06pt solid #000000"/>
      <style:paragraph-properties fo:text-align="center" fo:margin-left="0mm"/>
      <style:text-properties fo:color="#808080" fo:font-size="8pt" fo:font-weight="normal" style:font-size-asian="8pt" style:font-size-complex="8pt"/>
    </style:style>
    <style:style style:name="ce33" style:family="table-cell" style:parent-style-name="Default" style:data-style-name="N34">
      <style:table-cell-properties fo:border-bottom="0.06pt solid #999999" fo:background-color="#999999" style:text-align-source="fix" style:repeat-content="false" fo:border-left="none" fo:border-right="0.06pt solid #000000" fo:border-top="0.06pt solid #000000"/>
      <style:paragraph-properties fo:text-align="center" fo:margin-left="0mm"/>
      <style:text-properties fo:color="#ffffff" fo:font-size="13pt" fo:font-weight="normal"/>
    </style:style>
    <style:style style:name="ce39" style:family="table-cell" style:parent-style-name="Default" style:data-style-name="N0">
      <style:table-cell-properties fo:border-bottom="0.06pt solid #000000" style:text-align-source="fix" style:repeat-content="false" fo:background-color="transparent" fo:border-left="none" fo:border-right="0.06pt solid #000000" fo:border-top="0.06pt solid #000000"/>
      <style:paragraph-properties fo:text-align="center" fo:margin-left="0mm"/>
      <style:text-properties style:use-window-font-color="true" fo:font-size="8pt" fo:font-weight="normal" style:font-size-asian="8pt" style:font-size-complex="8pt"/>
    </style:style>
    <style:style style:name="ce119" style:family="table-cell" style:parent-style-name="Default" style:data-style-name="N0">
      <style:table-cell-properties fo:border-bottom="0.06pt solid #999999" style:text-align-source="fix" style:repeat-content="false" fo:border-left="none" fo:border-right="0.06pt solid #000000" fo:border-top="0.06pt solid #999999"/>
      <style:paragraph-properties fo:text-align="center" fo:margin-left="0mm"/>
      <style:text-properties style:use-window-font-color="true" fo:font-size="8pt" fo:font-weight="bold" style:font-weight-asian="bold" style:font-weight-complex="bold"/>
      <style:map style:condition="is-true-formula(IF(((WEEKDAY([.C4])=1)OR(LEFT([.D4];1)&lt;&gt;&quot; &quot;))AND([.C4]&lt;&gt;&quot;&quot;)))" style:apply-style-name="coloré2" style:base-cell-address="'Calendrier perpétuel'.G4"/>
    </style:style>
    <style:style style:name="ce120" style:family="table-cell" style:parent-style-name="Default" style:data-style-name="N0">
      <style:table-cell-properties fo:border-bottom="0.06pt solid #000000" style:text-align-source="fix" style:repeat-content="false" fo:border-left="none" fo:border-right="0.06pt solid #000000" fo:border-top="0.06pt solid #999999"/>
      <style:paragraph-properties fo:text-align="center" fo:margin-left="0mm"/>
      <style:text-properties style:use-window-font-color="true" fo:font-size="8pt" fo:font-weight="bold" style:font-weight-asian="bold" style:font-weight-complex="bold"/>
      <style:map style:condition="is-true-formula(IF(((WEEKDAY([.C4])=1)OR(LEFT([.D4];1)&lt;&gt;&quot; &quot;))AND([.C4]&lt;&gt;&quot;&quot;)))" style:apply-style-name="coloré2" style:base-cell-address="'Calendrier perpétuel'.G4"/>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use-window-font-color="true" fo:font-size="8pt" fo:font-weight="normal"/>
    </style:style>
    <style:style style:name="ce40" style:family="table-cell" style:parent-style-name="Default">
      <style:table-cell-properties style:text-align-source="fix" style:repeat-content="false" fo:padding="1.36mm"/>
      <style:paragraph-properties fo:text-align="center" fo:margin-left="0mm"/>
      <style:text-properties fo:font-weight="bold"/>
    </style:style>
    <style:style style:name="ce41" style:family="table-cell" style:parent-style-name="Default">
      <style:table-cell-properties fo:padding="1.36mm"/>
      <style:text-properties fo:color="#9999cc" fo:font-size="8pt"/>
    </style:style>
    <style:style style:name="ce42" style:family="table-cell" style:parent-style-name="Default">
      <style:table-cell-properties fo:padding="1.36mm"/>
      <style:text-properties fo:color="#666699"/>
    </style:style>
    <style:style style:name="ce43" style:family="table-cell" style:parent-style-name="Default">
      <style:table-cell-properties fo:background-color="#ffff99" style:text-align-source="fix" style:repeat-content="false" fo:padding="1.36mm"/>
      <style:paragraph-properties fo:text-align="center" fo:margin-left="0mm"/>
      <style:text-propertie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padding="1.36mm"/>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fo:padding="1.36mm"/>
      <style:paragraph-properties fo:text-align="center" fo:margin-left="0mm"/>
      <style:text-properties fo:color="#9999cc" fo:font-size="11pt" fo:font-weight="bold"/>
    </style:style>
    <style:style style:name="ce46" style:family="table-cell" style:parent-style-name="Default">
      <style:table-cell-properties style:text-align-source="fix" style:repeat-content="false" fo:padding="1.36mm"/>
      <style:paragraph-properties fo:text-align="end" fo:margin-left="0mm"/>
      <style:text-properties fo:font-size="10pt" fo:font-style="normal"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text-align-source="fix" style:repeat-content="false"/>
      <style:paragraph-properties fo:text-align="center" fo:margin-left="0mm"/>
      <style:text-properties fo:font-size="8pt" fo:font-style="italic"/>
    </style:style>
    <style:style style:name="ce48" style:family="table-cell" style:parent-style-name="Default">
      <style:table-cell-properties fo:background-color="#ffff99" style:text-align-source="fix" style:repeat-content="false" style:vertical-align="middle"/>
      <style:paragraph-properties fo:text-align="start" fo:margin-left="0mm"/>
      <style:text-properties fo:font-weight="bold" style:font-weight-asian="bold" style:font-weight-complex="bold"/>
    </style:style>
    <style:style style:name="ce137" style:family="table-cell" style:parent-style-name="Default">
      <style:table-cell-properties fo:padding="1.36mm"/>
      <style:text-properties fo:font-size="8pt" fo:font-style="italic"/>
    </style:style>
    <style:style style:name="ce138" style:family="table-cell" style:parent-style-name="Default">
      <style:table-cell-properties style:text-align-source="fix" style:repeat-content="false" fo:padding="1.36mm"/>
      <style:paragraph-properties fo:text-align="start" fo:margin-left="0mm"/>
      <style:text-properties style:use-window-font-color="true" fo:font-size="10pt" fo:font-weight="bold"/>
    </style:style>
    <style:style style:name="ce51" style:family="table-cell" style:parent-style-name="Default">
      <style:table-cell-properties style:text-align-source="fix" style:repeat-content="false" fo:padding="1.36mm"/>
      <style:paragraph-properties fo:text-align="end" fo:margin-left="0mm"/>
      <style:text-properties style:use-window-font-color="true" fo:font-size="10pt" fo:font-weight="bold"/>
    </style:style>
    <style:style style:name="ce52" style:family="table-cell" style:parent-style-name="Default">
      <style:table-cell-properties style:text-align-source="fix" style:repeat-content="false" fo:background-color="transparent" fo:padding="1.36mm"/>
      <style:paragraph-properties fo:text-align="center" fo:margin-left="0mm"/>
      <style:text-properties fo:font-size="12pt" fo:font-weight="bold" style:font-size-asian="12pt" style:font-weight-asian="bold" style:font-size-complex="12pt" style:font-weight-complex="bold"/>
    </style:style>
    <style:style style:name="ce136" style:family="table-cell" style:parent-style-name="Default">
      <style:table-cell-properties fo:padding="1.36mm"/>
      <style:text-properties fo:color="#ff3333" style:font-name="Arial Black" fo:font-weight="bold" style:font-weight-asian="bold" style:font-weight-complex="bold"/>
    </style:style>
    <style:style style:name="ce54" style:family="table-cell" style:parent-style-name="Default">
      <style:table-cell-properties style:text-align-source="fix" style:repeat-content="false" fo:padding="1.36mm"/>
      <style:paragraph-properties fo:text-align="center" fo:margin-left="0mm"/>
    </style:style>
    <style:style style:name="ce55" style:family="table-cell" style:parent-style-name="Default">
      <style:table-cell-properties style:text-align-source="fix" style:repeat-content="false"/>
      <style:paragraph-properties fo:text-align="end" fo:margin-left="0mm"/>
      <style:text-properties fo:font-size="7pt"/>
    </style:style>
    <style:style style:name="ce140" style:family="table-cell" style:parent-style-name="Default" style:data-style-name="N0">
      <style:table-cell-properties fo:border-bottom="0.06pt solid #999999" style:text-align-source="fix" style:repeat-content="false" fo:border-left="none" fo:border-right="0.06pt solid #000000" fo:border-top="0.06pt solid #999999"/>
      <style:paragraph-properties fo:text-align="center" fo:margin-left="0mm"/>
      <style:text-properties style:use-window-font-color="true" fo:font-size="8pt" fo:font-weight="bold" style:font-weight-asian="bold" style:font-weight-complex="bold"/>
      <style:map style:condition="is-true-formula(IF(((WEEKDAY([.AG4])=1)OR(LEFT([.AH4];1)&lt;&gt;&quot; &quot;))AND([.AG4]&lt;&gt;&quot;&quot;)))" style:apply-style-name="coloré2" style:base-cell-address="'Calendrier perpétuel'.AK4"/>
    </style:style>
    <style:style style:name="ce141" style:family="table-cell" style:parent-style-name="Default" style:data-style-name="N0">
      <style:table-cell-properties fo:border-bottom="0.06pt solid #000000" style:text-align-source="fix" style:repeat-content="false" fo:border-left="none" fo:border-right="0.06pt solid #000000" fo:border-top="0.06pt solid #999999"/>
      <style:paragraph-properties fo:text-align="center" fo:margin-left="0mm"/>
      <style:text-properties style:use-window-font-color="true" fo:font-size="8pt" fo:font-weight="bold" style:font-weight-asian="bold" style:font-weight-complex="bold"/>
      <style:map style:condition="is-true-formula(IF(((WEEKDAY([.AG4])=1)OR(LEFT([.AH4];1)&lt;&gt;&quot; &quot;))AND([.AG4]&lt;&gt;&quot;&quot;)))" style:apply-style-name="coloré2" style:base-cell-address="'Calendrier perpétuel'.AK4"/>
    </style:style>
    <style:style style:name="ce56" style:family="table-cell" style:parent-style-name="Default">
      <style:text-properties fo:font-weight="bold" style:font-weight-asian="bold" style:font-weight-complex="bold"/>
    </style:style>
    <style:style style:name="ce143" style:family="table-cell" style:parent-style-name="Default">
      <style:text-properties fo:color="#808080"/>
    </style:style>
    <style:style style:name="ce148" style:family="table-cell" style:parent-style-name="Default">
      <style:table-cell-properties fo:background-color="#ffff99" style:text-align-source="fix" style:repeat-content="false"/>
      <style:paragraph-properties fo:text-align="center" fo:margin-left="0mm"/>
    </style:style>
    <style:style style:name="ce149" style:family="table-cell" style:parent-style-name="Default">
      <style:table-cell-properties fo:background-color="#ffffd7" style:text-align-source="fix" style:repeat-content="false"/>
      <style:paragraph-properties fo:text-align="center" fo:margin-left="0mm"/>
      <style:text-properties fo:color="#808080"/>
    </style:style>
    <style:style style:name="ce147" style:family="table-cell" style:parent-style-name="Default">
      <style:text-properties fo:color="#808080" fo:font-weight="bold" style:font-weight-asian="bold" style:font-weight-complex="bold"/>
    </style:style>
    <style:style style:name="ce58" style:family="table-cell" style:parent-style-name="Default">
      <style:table-cell-properties fo:background-color="#cccccc"/>
    </style:style>
    <style:style style:name="ce59" style:family="table-cell" style:parent-style-name="Default" style:data-style-name="N37">
      <style:table-cell-properties fo:background-color="#cccccc"/>
      <style:text-properties fo:font-weight="bold" style:font-weight-asian="bold" style:font-weight-complex="bold"/>
    </style:style>
    <style:style style:name="ce60" style:family="table-cell" style:parent-style-name="Default" style:data-style-name="N37"/>
    <style:style style:name="ce61" style:family="table-cell" style:parent-style-name="Default">
      <style:table-cell-properties fo:background-color="#cccccc" style:text-align-source="fix" style:repeat-content="false"/>
      <style:paragraph-properties fo:text-align="end" fo:margin-left="0mm"/>
    </style:style>
    <style:style style:name="ce62" style:family="table-cell" style:parent-style-name="Default">
      <style:table-cell-properties fo:background-color="#cccccc" fo:wrap-option="wrap"/>
      <style:text-properties fo:hyphenate="true"/>
    </style:style>
    <style:style style:name="ce63" style:family="table-cell" style:parent-style-name="Default">
      <style:text-properties style:font-name="Arial1" style:font-name-asian="Arial1" style:font-name-complex="Arial1"/>
    </style:style>
    <style:style style:name="ce64" style:family="table-cell" style:parent-style-name="Default" style:data-style-name="N0">
      <style:table-cell-properties fo:background-color="#cccccc" style:text-align-source="fix" style:repeat-content="false"/>
      <style:paragraph-properties fo:text-align="start" fo:margin-left="0mm"/>
    </style:style>
    <style:style style:name="ce69" style:family="table-cell" style:parent-style-name="Default">
      <style:table-cell-properties fo:background-color="#cccccc"/>
      <style:text-properties fo:font-weight="bold" style:font-weight-asian="bold" style:font-weight-complex="bold"/>
    </style:style>
    <style:style style:name="ce70" style:family="table-cell" style:parent-style-name="Default">
      <style:text-properties style:font-name="Arial" style:font-name-asian="Arial Unicode MS" style:font-name-complex="Tahoma"/>
    </style:style>
    <style:style style:name="ce71" style:family="table-cell" style:parent-style-name="Default" style:data-style-name="N37">
      <style:table-cell-properties fo:background-color="#cccccc" style:text-align-source="fix" style:repeat-content="false"/>
      <style:paragraph-properties fo:text-align="end" fo:margin-left="0mm"/>
    </style:style>
    <style:style style:name="ce72" style:family="table-cell" style:parent-style-name="Default">
      <style:table-cell-properties style:text-align-source="fix" style:repeat-content="false" style:rotation-angle="90"/>
      <style:paragraph-properties fo:text-align="center" fo:margin-left="0mm"/>
    </style:style>
    <style:style style:name="ce168" style:family="table-cell" style:parent-style-name="Default">
      <style:table-cell-properties fo:wrap-option="wrap"/>
      <style:text-properties fo:font-weight="bold"/>
    </style:style>
    <style:style style:name="ce169" style:family="table-cell" style:parent-style-name="Default">
      <style:table-cell-properties fo:wrap-option="wrap"/>
    </style:style>
    <style:style style:name="ce170" style:family="table-cell" style:parent-style-name="Default">
      <style:table-cell-properties fo:wrap-option="wrap" fo:padding="1.01mm"/>
      <style:text-properties fo:font-size="20pt" style:font-size-asian="20pt" style:font-size-complex="20pt"/>
    </style:style>
    <style:style style:name="ce171" style:family="table-cell" style:parent-style-name="Default">
      <style:table-cell-properties fo:wrap-option="wrap" fo:padding="1.01mm"/>
    </style:style>
    <style:style style:name="ce77" style:family="table-cell" style:parent-style-name="Default" style:data-style-name="N100">
      <style:table-cell-properties style:text-align-source="fix" style:repeat-content="false" style:vertical-align="top"/>
      <style:paragraph-properties fo:text-align="center" fo:margin-left="0mm"/>
      <style:text-properties fo:font-weight="bold"/>
    </style:style>
    <style:style style:name="ce78" style:family="table-cell" style:parent-style-name="Default" style:data-style-name="N100">
      <style:table-cell-properties style:text-align-source="fix" style:repeat-content="false" style:vertical-align="top"/>
      <style:paragraph-properties fo:text-align="center" fo:margin-left="0mm"/>
    </style:style>
    <style:style style:name="ce79" style:family="table-cell" style:parent-style-name="Default" style:data-style-name="N100">
      <style:table-cell-properties style:text-align-source="fix" style:repeat-content="false" fo:wrap-option="wrap" style:vertical-align="top"/>
      <style:paragraph-properties fo:text-align="center" fo:margin-left="0mm"/>
    </style:style>
    <style:style style:name="ce80" style:family="table-cell" style:parent-style-name="Default">
      <style:table-cell-properties style:vertical-align="top"/>
    </style:style>
    <style:style style:name="ce81" style:family="table-cell" style:parent-style-name="Default" style:data-style-name="N75">
      <style:table-cell-properties style:text-align-source="fix" style:repeat-content="false" style:vertical-align="top"/>
      <style:paragraph-properties fo:text-align="center" fo:margin-left="0mm"/>
      <style:text-properties fo:font-weight="bold"/>
    </style:style>
    <style:style style:name="ce82" style:family="table-cell" style:parent-style-name="Default" style:data-style-name="N75">
      <style:table-cell-properties style:text-align-source="fix" style:repeat-content="false" style:vertical-align="top"/>
      <style:paragraph-properties fo:text-align="center" fo:margin-left="0mm"/>
    </style:style>
    <style:style style:name="ce83" style:family="table-cell" style:parent-style-name="Default" style:data-style-name="N75">
      <style:table-cell-properties style:text-align-source="fix" style:repeat-content="false" fo:wrap-option="wrap" style:vertical-align="top"/>
      <style:paragraph-properties fo:text-align="center" fo:margin-left="0mm"/>
    </style:style>
    <style:style style:name="ce84" style:family="table-cell" style:parent-style-name="Default">
      <style:table-cell-properties fo:wrap-option="wrap" style:vertical-align="top"/>
      <style:text-properties fo:font-weight="bold"/>
    </style:style>
    <style:style style:name="ce85" style:family="table-cell" style:parent-style-name="Default">
      <style:table-cell-properties fo:wrap-option="wrap" style:vertical-align="top"/>
    </style:style>
    <style:style style:name="ce86" style:family="table-cell" style:parent-style-name="Default">
      <style:text-properties fo:font-weight="bold"/>
    </style:style>
    <style:style style:name="gr1" style:family="graphic">
      <style:graphic-properties draw:marker-start="Extrémité_20_de_20_lign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2" style:family="graphic">
      <style:graphic-properties draw:marker-start="Extrémité_20_de_20_ligne_20_1" draw:marker-start-width="2mm" draw:marker-start-center="false" draw:fill="solid" draw:fill-color="#ffffc0" draw:auto-grow-height="true" draw:auto-grow-width="false" fo:min-height="19.81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6" style:family="graphic">
      <style:graphic-properties draw:marker-start="Extrémité_20_de_20_ligne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8" style:family="graphic">
      <style:graphic-properties draw:marker-start="Extrémité_20_de_20_ligne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condition="of:cell-content-is-in-list([$'Jours fériés'.$E$3:$'Jours fériés'.$IV$3])" table:allow-empty-cell="true" table:display-list="unsorted" table:base-cell-address="'Calendrier perpétuel'.T1">
          <table:error-message table:message-type="stop" table:display="true"/>
        </table:content-validation>
      </table:content-validations>
      <table:table table:name="Calendrier perpétuel" table:style-name="ta1" table:print-ranges="'Calendrier perpétuel'.B2:'Calendrier perpétuel'.AK35 'Calendrier perpétuel'.B38:'Calendrier perpétuel'.AK7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9"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9"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4"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9"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9"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8"/>
        <table:table-column table:style-name="co9" table:default-cell-style-name="ce38"/>
        <table:table-column table:style-name="co10" table:default-cell-style-name="Default"/>
        <table:table-column table:style-name="co11" table:default-cell-style-name="Default"/>
        <table:table-column table:style-name="co12" table:default-cell-style-name="Default"/>
        <table:table-column table:style-name="co13" table:number-columns-repeated="222" table:default-cell-style-name="Default"/>
        <table:table-row table:style-name="ro13">
          <table:table-cell table:style-name="ce5" office:value-type="string" calcext:value-type="string">
            <text:p>V2.1</text:p>
          </table:table-cell>
          <table:table-cell table:style-name="ce34" table:number-columns-repeated="2"/>
          <table:table-cell/>
          <table:table-cell table:style-name="ce25" office:value-type="float" office:value="2020" calcext:value-type="float">
            <text:p>2020</text:p>
          </table:table-cell>
          <table:table-cell table:style-name="ce32" office:value-type="string" calcext:value-type="string">
            <text:p>&lt;&lt; changer l'année ici</text:p>
          </table:table-cell>
          <table:table-cell table:style-name="ce32"/>
          <table:table-cell table:style-name="ce40"/>
          <table:table-cell/>
          <table:table-cell table:style-name="ce41"/>
          <table:table-cell table:style-name="ce42"/>
          <table:table-cell table:style-name="ce43" office:value-type="float" office:value="1" calcext:value-type="float">
            <text:p>1</text:p>
          </table:table-cell>
          <table:table-cell table:style-name="ce44" office:value-type="string" calcext:value-type="string">
            <text:p>&lt;&lt; mois</text:p>
          </table:table-cell>
          <table:table-cell table:style-name="ce44"/>
          <table:table-cell table:style-name="ce45"/>
          <table:table-cell table:style-name="ce34" table:number-columns-repeated="2"/>
          <table:table-cell table:style-name="ce46" office:value-type="string" calcext:value-type="string">
            <text:p>jours fériés &gt;&gt;</text:p>
          </table:table-cell>
          <table:table-cell table:style-name="ce46"/>
          <table:table-cell table:style-name="ce48" table:content-validation-name="val1" office:value-type="string" calcext:value-type="string" table:number-columns-spanned="5" table:number-rows-spanned="1">
            <text:p>France</text:p>
          </table:table-cell>
          <table:covered-table-cell table:number-columns-repeated="2" table:style-name="ce34"/>
          <table:covered-table-cell table:style-name="ce137"/>
          <table:covered-table-cell table:style-name="ce138"/>
          <table:table-cell table:style-name="ce138" table:number-columns-repeated="2"/>
          <table:table-cell table:style-name="ce34"/>
          <table:table-cell table:style-name="ce137"/>
          <table:table-cell table:style-name="ce51"/>
          <table:table-cell table:style-name="ce52" table:number-columns-repeated="2"/>
          <table:table-cell table:style-name="ce136" office:value-type="string" calcext:value-type="string">
            <text:p>Voir l'onglet « Aide »</text:p>
          </table:table-cell>
          <table:table-cell table:style-name="ce5" table:number-columns-repeated="3"/>
          <table:table-cell table:style-name="ce54" table:number-columns-repeated="2"/>
          <table:table-cell table:style-name="ce5" table:number-columns-repeated="225"/>
        </table:table-row>
        <table:table-row table:style-name="ro14">
          <table:table-cell/>
          <table:table-cell table:style-name="ce7"/>
          <table:table-cell table:style-name="ce13"/>
          <table:table-cell table:style-name="ce19"/>
          <table:table-cell table:style-name="ce26" table:formula="of:=CONCATENATE(UPPER(TEXT([.C4];&quot;MMMM AAAA&quot;));&quot;  &quot;)" office:value-type="string" office:string-value="JANVIER 2020  " calcext:value-type="string">
            <text:p>JANVIER 2020 <text:s/></text:p>
          </table:table-cell>
          <table:table-cell table:style-name="ce104"/>
          <table:table-cell table:style-name="ce33"/>
          <table:table-cell table:style-name="ce7"/>
          <table:table-cell table:style-name="ce13"/>
          <table:table-cell table:style-name="ce19"/>
          <table:table-cell table:style-name="ce26" table:formula="of:=CONCATENATE(UPPER(TEXT([.I4];&quot;MMMM&quot;));&quot;  &quot;)" office:value-type="string" office:string-value="FÉVRIER  " calcext:value-type="string">
            <text:p>FÉVRIER <text:s/></text:p>
          </table:table-cell>
          <table:table-cell table:style-name="ce104"/>
          <table:table-cell table:style-name="ce33"/>
          <table:table-cell table:style-name="ce7"/>
          <table:table-cell table:style-name="ce13"/>
          <table:table-cell table:style-name="ce19"/>
          <table:table-cell table:style-name="ce26" table:formula="of:=CONCATENATE(UPPER(TEXT([.O4];&quot;MMMM&quot;));&quot;  &quot;)" office:value-type="string" office:string-value="MARS  " calcext:value-type="string">
            <text:p>MARS <text:s/></text:p>
          </table:table-cell>
          <table:table-cell table:style-name="ce104"/>
          <table:table-cell table:style-name="ce33"/>
          <table:table-cell table:style-name="ce7"/>
          <table:table-cell table:style-name="ce13"/>
          <table:table-cell table:style-name="ce19"/>
          <table:table-cell table:style-name="ce26" table:formula="of:=CONCATENATE(UPPER(TEXT([.U4];&quot;MMMM&quot;));&quot;  &quot;)" office:value-type="string" office:string-value="AVRIL  " calcext:value-type="string">
            <text:p>AVRIL <text:s/></text:p>
          </table:table-cell>
          <table:table-cell table:style-name="ce104"/>
          <table:table-cell table:style-name="ce33"/>
          <table:table-cell table:style-name="ce7"/>
          <table:table-cell table:style-name="ce13"/>
          <table:table-cell table:style-name="ce19"/>
          <table:table-cell table:style-name="ce26" table:formula="of:=CONCATENATE(UPPER(TEXT([.AA4];&quot;MMMM&quot;));&quot;  &quot;)" office:value-type="string" office:string-value="MAI  " calcext:value-type="string">
            <text:p>MAI <text:s/></text:p>
          </table:table-cell>
          <table:table-cell table:style-name="ce104"/>
          <table:table-cell table:style-name="ce33"/>
          <table:table-cell table:style-name="ce7"/>
          <table:table-cell table:style-name="ce13"/>
          <table:table-cell table:style-name="ce19"/>
          <table:table-cell table:style-name="ce26" table:formula="of:=CONCATENATE(UPPER(TEXT([.AG4];&quot;MMMM&quot;));&quot;  &quot;)" office:value-type="string" office:string-value="JUIN  " calcext:value-type="string">
            <text:p>JUIN <text:s/></text:p>
          </table:table-cell>
          <table:table-cell table:style-name="ce104"/>
          <table:table-cell table:style-name="ce33"/>
          <table:table-cell/>
          <table:table-cell table:style-name="ce56" office:value-type="string" calcext:value-type="string">
            <text:p>jours ouvrés</text:p>
          </table:table-cell>
          <table:table-cell table:number-columns-repeated="223"/>
        </table:table-row>
        <table:table-row table:style-name="ro14">
          <table:table-cell/>
          <table:table-cell table:style-name="ce8"/>
          <table:table-cell table:style-name="ce14"/>
          <table:table-cell table:style-name="ce20"/>
          <table:table-cell table:style-name="ce27" office:value-type="string" calcext:value-type="string">
            <text:p>cumul précédent</text:p>
          </table:table-cell>
          <table:table-cell table:style-name="ce105"/>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F34]" office:value-type="float" office:value="22" calcext:value-type="float">
            <text:p>22</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L34]" office:value-type="float" office:value="42" calcext:value-type="float">
            <text:p>42</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R34]" office:value-type="float" office:value="64" calcext:value-type="float">
            <text:p>64</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X34]" office:value-type="float" office:value="85" calcext:value-type="float">
            <text:p>85</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AD34]" office:value-type="float" office:value="103" calcext:value-type="float">
            <text:p>103</text:p>
          </table:table-cell>
          <table:table-cell table:style-name="ce39"/>
          <table:table-cell/>
          <table:table-cell table:style-name="ce56" office:value-type="string" calcext:value-type="string">
            <text:p>saisir 0 ou 1 ou nombre d'heures par jour</text:p>
          </table:table-cell>
          <table:table-cell table:number-columns-repeated="223"/>
        </table:table-row>
        <table:table-row table:style-name="ro15">
          <table:table-cell/>
          <table:table-cell table:style-name="ce9" table:formula="of:=IF([.C4]=&quot;&quot;;&quot;&quot;;UPPER(LEFT(TEXT([.C4];&quot;JJJ&quot;);1)))" office:value-type="string" office:string-value="M" calcext:value-type="string">
            <text:p>M</text:p>
          </table:table-cell>
          <table:table-cell table:style-name="ce15" table:formula="of:=DATE([.E1];[.L1];1)" office:value-type="date" office:date-value="2020-01-01" calcext:value-type="date">
            <text:p>1</text:p>
          </table:table-cell>
          <table:table-cell table:style-name="ce21" table:formula="of:=IF([.C4]=&quot;&quot;;&quot;&quot;;IFERROR(VLOOKUP([.C4];[$'Jours fériés'.$A$4:$'Jours fériés'.$B$203];2;0);&quot; &quot;))" office:value-type="string" office:string-value="Jour de l'an" calcext:value-type="string">
            <text:p>Jour de l'an</text:p>
          </table:table-cell>
          <table:table-cell table:style-name="ce28"/>
          <table:table-cell table:style-name="ce103" table:formula="of:=IF([.C4]=&quot;&quot;;[.F3];IF([.E4]=&quot;début&quot;;INDEX([.$AN$4:.$AN$17];1+MOD([.C4]-2;14));IF(ISNUMBER([.E4]);[.F3]+[.E4];IF((LEFT([.D4])&lt;&gt;&quot; &quot;)OR([.E4]&lt;&gt;&quot;&quot;);[.F3];[.F3]+INDEX([.$AN$4:.$AN$17];1+MOD([.C4]-2;14))))))" office:value-type="float" office:value="0" calcext:value-type="float">
            <text:p>0</text:p>
          </table:table-cell>
          <table:table-cell table:style-name="ce119" table:formula="of:=IF([.C4]=&quot;&quot;;&quot;&quot;;IF(WEEKDAY([.C4])=5;ISOWEEKNUM([.C4]);&quot;&quot;))">
            <text:p/>
          </table:table-cell>
          <table:table-cell table:style-name="ce9" table:formula="of:=IF([.I4]=&quot;&quot;;&quot;&quot;;UPPER(LEFT(TEXT([.I4];&quot;JJJ&quot;);1)))" office:value-type="string" office:string-value="S" calcext:value-type="string">
            <text:p>S</text:p>
          </table:table-cell>
          <table:table-cell table:style-name="ce15" table:formula="of:=DATE(YEAR([.C4]);MONTH([.C4])+1; 1)" office:value-type="date" office:date-value="2020-02-01" calcext:value-type="date">
            <text:p>1</text:p>
          </table:table-cell>
          <table:table-cell table:style-name="ce21" table:formula="of:=IF([.I4]=&quot;&quot;;&quot;&quot;;IFERROR(VLOOKUP([.I4];[$'Jours fériés'.$A$4:$'Jours fériés'.$B$203];2;0);&quot; &quot;))" office:value-type="string" office:string-value=" " calcext:value-type="string">
            <text:p><text:s/></text:p>
          </table:table-cell>
          <table:table-cell table:style-name="ce28"/>
          <table:table-cell table:style-name="ce106" table:formula="of:=IF([.I4]=&quot;&quot;;[.L3];IF([.K4]=&quot;début&quot;;INDEX([.$AN$4:.$AN$17];1+MOD([.I4]-2;14));IF(ISNUMBER([.K4]);[.L3]+[.K4];IF((LEFT([.J4])&lt;&gt;&quot; &quot;)OR([.K4]&lt;&gt;&quot;&quot;);[.L3];[.L3]+INDEX([.$AN$4:.$AN$17];1+MOD([.I4]-2;14))))))" office:value-type="float" office:value="22" calcext:value-type="float">
            <text:p>22</text:p>
          </table:table-cell>
          <table:table-cell table:style-name="ce119" table:formula="of:=IF([.I4]=&quot;&quot;;&quot;&quot;;IF(WEEKDAY([.I4])=5;ISOWEEKNUM([.I4]);&quot;&quot;))">
            <text:p/>
          </table:table-cell>
          <table:table-cell table:style-name="ce9" table:formula="of:=IF([.O4]=&quot;&quot;;&quot;&quot;;UPPER(LEFT(TEXT([.O4];&quot;JJJ&quot;);1)))" office:value-type="string" office:string-value="D" calcext:value-type="string">
            <text:p>D</text:p>
          </table:table-cell>
          <table:table-cell table:style-name="ce15" table:formula="of:=DATE(YEAR([.I4]);MONTH([.I4])+1; 1)" office:value-type="date" office:date-value="2020-03-01" calcext:value-type="date">
            <text:p>1</text:p>
          </table:table-cell>
          <table:table-cell table:style-name="ce21" table:formula="of:=IF([.O4]=&quot;&quot;;&quot;&quot;;IFERROR(VLOOKUP([.O4];[$'Jours fériés'.$A$4:$'Jours fériés'.$B$203];2;0);&quot; &quot;))" office:value-type="string" office:string-value=" " calcext:value-type="string">
            <text:p><text:s/></text:p>
          </table:table-cell>
          <table:table-cell table:style-name="ce28"/>
          <table:table-cell table:style-name="ce106" table:formula="of:=IF([.O4]=&quot;&quot;;[.R3];IF([.Q4]=&quot;début&quot;;INDEX([.$AN$4:.$AN$17];1+MOD([.O4]-2;14));IF(ISNUMBER([.Q4]);[.R3]+[.Q4];IF((LEFT([.P4])&lt;&gt;&quot; &quot;)OR([.Q4]&lt;&gt;&quot;&quot;);[.R3];[.R3]+INDEX([.$AN$4:.$AN$17];1+MOD([.O4]-2;14))))))" office:value-type="float" office:value="42" calcext:value-type="float">
            <text:p>42</text:p>
          </table:table-cell>
          <table:table-cell table:style-name="ce119" table:formula="of:=IF([.O4]=&quot;&quot;;&quot;&quot;;IF(WEEKDAY([.O4])=5;ISOWEEKNUM([.O4]);&quot;&quot;))">
            <text:p/>
          </table:table-cell>
          <table:table-cell table:style-name="ce9" table:formula="of:=IF([.U4]=&quot;&quot;;&quot;&quot;;UPPER(LEFT(TEXT([.U4];&quot;JJJ&quot;);1)))" office:value-type="string" office:string-value="M" calcext:value-type="string">
            <text:p>M</text:p>
          </table:table-cell>
          <table:table-cell table:style-name="ce15" table:formula="of:=DATE(YEAR([.O4]);MONTH([.O4])+1; 1)" office:value-type="date" office:date-value="2020-04-01" calcext:value-type="date">
            <text:p>1</text:p>
          </table:table-cell>
          <table:table-cell table:style-name="ce21" table:formula="of:=IF([.U4]=&quot;&quot;;&quot;&quot;;IFERROR(VLOOKUP([.U4];[$'Jours fériés'.$A$4:$'Jours fériés'.$B$203];2;0);&quot; &quot;))" office:value-type="string" office:string-value=" " calcext:value-type="string">
            <text:p><text:s/></text:p>
          </table:table-cell>
          <table:table-cell table:style-name="ce28"/>
          <table:table-cell table:style-name="ce106" table:formula="of:=IF([.U4]=&quot;&quot;;[.X3];IF([.W4]=&quot;début&quot;;INDEX([.$AN$4:.$AN$17];1+MOD([.U4]-2;14));IF(ISNUMBER([.W4]);[.X3]+[.W4];IF((LEFT([.V4])&lt;&gt;&quot; &quot;)OR([.W4]&lt;&gt;&quot;&quot;);[.X3];[.X3]+INDEX([.$AN$4:.$AN$17];1+MOD([.U4]-2;14))))))" office:value-type="float" office:value="65" calcext:value-type="float">
            <text:p>65</text:p>
          </table:table-cell>
          <table:table-cell table:style-name="ce119" table:formula="of:=IF([.U4]=&quot;&quot;;&quot;&quot;;IF(WEEKDAY([.U4])=5;ISOWEEKNUM([.U4]);&quot;&quot;))">
            <text:p/>
          </table:table-cell>
          <table:table-cell table:style-name="ce9" table:formula="of:=IF([.AA4]=&quot;&quot;;&quot;&quot;;UPPER(LEFT(TEXT([.AA4];&quot;JJJ&quot;);1)))" office:value-type="string" office:string-value="V" calcext:value-type="string">
            <text:p>V</text:p>
          </table:table-cell>
          <table:table-cell table:style-name="ce15" table:formula="of:=DATE(YEAR([.U4]);MONTH([.U4])+1; 1)" office:value-type="date" office:date-value="2020-05-01" calcext:value-type="date">
            <text:p>1</text:p>
          </table:table-cell>
          <table:table-cell table:style-name="ce21" table:formula="of:=IF([.AA4]=&quot;&quot;;&quot;&quot;;IFERROR(VLOOKUP([.AA4];[$'Jours fériés'.$A$4:$'Jours fériés'.$B$203];2;0);&quot; &quot;))" office:value-type="string" office:string-value="Fête du Travail" calcext:value-type="string">
            <text:p>Fête du Travail</text:p>
          </table:table-cell>
          <table:table-cell table:style-name="ce28"/>
          <table:table-cell table:style-name="ce106" table:formula="of:=IF([.AA4]=&quot;&quot;;[.AD3];IF([.AC4]=&quot;début&quot;;INDEX([.$AN$4:.$AN$17];1+MOD([.AA4]-2;14));IF(ISNUMBER([.AC4]);[.AD3]+[.AC4];IF((LEFT([.AB4])&lt;&gt;&quot; &quot;)OR([.AC4]&lt;&gt;&quot;&quot;);[.AD3];[.AD3]+INDEX([.$AN$4:.$AN$17];1+MOD([.AA4]-2;14))))))" office:value-type="float" office:value="85" calcext:value-type="float">
            <text:p>85</text:p>
          </table:table-cell>
          <table:table-cell table:style-name="ce119" table:formula="of:=IF([.AA4]=&quot;&quot;;&quot;&quot;;IF(WEEKDAY([.AA4])=5;ISOWEEKNUM([.AA4]);&quot;&quot;))">
            <text:p/>
          </table:table-cell>
          <table:table-cell table:style-name="ce9" table:formula="of:=IF([.AG4]=&quot;&quot;;&quot;&quot;;UPPER(LEFT(TEXT([.AG4];&quot;JJJ&quot;);1)))" office:value-type="string" office:string-value="L" calcext:value-type="string">
            <text:p>L</text:p>
          </table:table-cell>
          <table:table-cell table:style-name="ce15" table:formula="of:=DATE(YEAR([.AA4]);MONTH([.AA4])+1; 1)" office:value-type="date" office:date-value="2020-06-01" calcext:value-type="date">
            <text:p>1</text:p>
          </table:table-cell>
          <table:table-cell table:style-name="ce21" table:formula="of:=IF([.AG4]=&quot;&quot;;&quot;&quot;;IFERROR(VLOOKUP([.AG4];[$'Jours fériés'.$A$4:$'Jours fériés'.$B$203];2;0);&quot; &quot;))" office:value-type="string" office:string-value=" " calcext:value-type="string">
            <text:p> </text:p>
          </table:table-cell>
          <table:table-cell table:style-name="ce28"/>
          <table:table-cell table:style-name="ce106" table:formula="of:=IF([.AG4]=&quot;&quot;;[.AJ3];IF([.AI4]=&quot;début&quot;;INDEX([.$AN$4:.$AN$17];1+MOD([.AG4]-2;14));IF(ISNUMBER([.AI4]);[.AJ3]+[.AI4];IF((LEFT([.AH4])&lt;&gt;&quot; &quot;)OR([.AI4]&lt;&gt;&quot;&quot;);[.AJ3];[.AJ3]+INDEX([.$AN$4:.$AN$17];1+MOD([.AG4]-2;14))))))" office:value-type="float" office:value="103" calcext:value-type="float">
            <text:p>103</text:p>
          </table:table-cell>
          <table:table-cell table:style-name="ce140" table:formula="of:=IF([.AG4]=&quot;&quot;;&quot;&quot;;IF(WEEKDAY([.AG4])=5;ISOWEEKNUM([.AG4]);&quot;&quot;))">
            <text:p/>
          </table:table-cell>
          <table:table-cell/>
          <table:table-cell office:value-type="string" calcext:value-type="string">
            <text:p>lundi</text:p>
          </table:table-cell>
          <table:table-cell table:style-name="ce148" office:value-type="float" office:value="1" calcext:value-type="float">
            <text:p>1</text:p>
          </table:table-cell>
          <table:table-cell table:number-columns-repeated="222"/>
        </table:table-row>
        <table:table-row table:style-name="ro15">
          <table:table-cell/>
          <table:table-cell table:style-name="ce9" table:formula="of:=IF([.C5]=&quot;&quot;;&quot;&quot;;UPPER(LEFT(TEXT([.C5];&quot;JJJ&quot;);1)))" office:value-type="string" office:string-value="J" calcext:value-type="string">
            <text:p>J</text:p>
          </table:table-cell>
          <table:table-cell table:style-name="ce15" table:formula="of:=[.C4]+1" office:value-type="date" office:date-value="2020-01-02" calcext:value-type="date">
            <text:p>2</text:p>
          </table:table-cell>
          <table:table-cell table:style-name="ce21" table:formula="of:=IF([.C5]=&quot;&quot;;&quot;&quot;;IFERROR(VLOOKUP([.C5];[$'Jours fériés'.$A$4:$'Jours fériés'.$B$203];2;0);&quot; &quot;))" office:value-type="string" office:string-value=" " calcext:value-type="string">
            <text:p><text:s/></text:p>
          </table:table-cell>
          <table:table-cell table:style-name="ce28"/>
          <table:table-cell table:style-name="ce106" table:formula="of:=IF([.C5]=&quot;&quot;;[.F4];IF([.E5]=&quot;début&quot;;INDEX([.$AN$4:.$AN$17];1+MOD([.C5]-2;14));IF(ISNUMBER([.E5]);[.F4]+[.E5];IF((LEFT([.D5])&lt;&gt;&quot; &quot;)OR([.E5]&lt;&gt;&quot;&quot;);[.F4];[.F4]+INDEX([.$AN$4:.$AN$17];1+MOD([.C5]-2;14))))))" office:value-type="float" office:value="1" calcext:value-type="float">
            <text:p>1</text:p>
          </table:table-cell>
          <table:table-cell table:style-name="ce119" table:formula="of:=IF([.C5]=&quot;&quot;;&quot;&quot;;IF(WEEKDAY([.C5])=5;ISOWEEKNUM([.C5]);&quot;&quot;))" office:value-type="float" office:value="1" calcext:value-type="float">
            <text:p>1</text:p>
          </table:table-cell>
          <table:table-cell table:style-name="ce9" table:formula="of:=IF([.I5]=&quot;&quot;;&quot;&quot;;UPPER(LEFT(TEXT([.I5];&quot;JJJ&quot;);1)))" office:value-type="string" office:string-value="D" calcext:value-type="string">
            <text:p>D</text:p>
          </table:table-cell>
          <table:table-cell table:style-name="ce15" table:formula="of:=[.I4]+1" office:value-type="date" office:date-value="2020-02-02" calcext:value-type="date">
            <text:p>2</text:p>
          </table:table-cell>
          <table:table-cell table:style-name="ce21" table:formula="of:=IF([.I5]=&quot;&quot;;&quot;&quot;;IFERROR(VLOOKUP([.I5];[$'Jours fériés'.$A$4:$'Jours fériés'.$B$203];2;0);&quot; &quot;))" office:value-type="string" office:string-value=" " calcext:value-type="string">
            <text:p><text:s/></text:p>
          </table:table-cell>
          <table:table-cell table:style-name="ce28"/>
          <table:table-cell table:style-name="ce106" table:formula="of:=IF([.I5]=&quot;&quot;;[.L4];IF([.K5]=&quot;début&quot;;INDEX([.$AN$4:.$AN$17];1+MOD([.I5]-2;14));IF(ISNUMBER([.K5]);[.L4]+[.K5];IF((LEFT([.J5])&lt;&gt;&quot; &quot;)OR([.K5]&lt;&gt;&quot;&quot;);[.L4];[.L4]+INDEX([.$AN$4:.$AN$17];1+MOD([.I5]-2;14))))))" office:value-type="float" office:value="22" calcext:value-type="float">
            <text:p>22</text:p>
          </table:table-cell>
          <table:table-cell table:style-name="ce119" table:formula="of:=IF([.I5]=&quot;&quot;;&quot;&quot;;IF(WEEKDAY([.I5])=5;ISOWEEKNUM([.I5]);&quot;&quot;))">
            <text:p/>
          </table:table-cell>
          <table:table-cell table:style-name="ce9" table:formula="of:=IF([.O5]=&quot;&quot;;&quot;&quot;;UPPER(LEFT(TEXT([.O5];&quot;JJJ&quot;);1)))" office:value-type="string" office:string-value="L" calcext:value-type="string">
            <text:p>L</text:p>
          </table:table-cell>
          <table:table-cell table:style-name="ce15" table:formula="of:=[.O4]+1" office:value-type="date" office:date-value="2020-03-02" calcext:value-type="date">
            <text:p>2</text:p>
          </table:table-cell>
          <table:table-cell table:style-name="ce21" table:formula="of:=IF([.O5]=&quot;&quot;;&quot;&quot;;IFERROR(VLOOKUP([.O5];[$'Jours fériés'.$A$4:$'Jours fériés'.$B$203];2;0);&quot; &quot;))" office:value-type="string" office:string-value=" " calcext:value-type="string">
            <text:p><text:s/></text:p>
          </table:table-cell>
          <table:table-cell table:style-name="ce28"/>
          <table:table-cell table:style-name="ce106" table:formula="of:=IF([.O5]=&quot;&quot;;[.R4];IF([.Q5]=&quot;début&quot;;INDEX([.$AN$4:.$AN$17];1+MOD([.O5]-2;14));IF(ISNUMBER([.Q5]);[.R4]+[.Q5];IF((LEFT([.P5])&lt;&gt;&quot; &quot;)OR([.Q5]&lt;&gt;&quot;&quot;);[.R4];[.R4]+INDEX([.$AN$4:.$AN$17];1+MOD([.O5]-2;14))))))" office:value-type="float" office:value="43" calcext:value-type="float">
            <text:p>43</text:p>
          </table:table-cell>
          <table:table-cell table:style-name="ce119" table:formula="of:=IF([.O5]=&quot;&quot;;&quot;&quot;;IF(WEEKDAY([.O5])=5;ISOWEEKNUM([.O5]);&quot;&quot;))">
            <text:p/>
          </table:table-cell>
          <table:table-cell table:style-name="ce9" table:formula="of:=IF([.U5]=&quot;&quot;;&quot;&quot;;UPPER(LEFT(TEXT([.U5];&quot;JJJ&quot;);1)))" office:value-type="string" office:string-value="J" calcext:value-type="string">
            <text:p>J</text:p>
          </table:table-cell>
          <table:table-cell table:style-name="ce15" table:formula="of:=[.U4]+1" office:value-type="date" office:date-value="2020-04-02" calcext:value-type="date">
            <text:p>2</text:p>
          </table:table-cell>
          <table:table-cell table:style-name="ce21" table:formula="of:=IF([.U5]=&quot;&quot;;&quot;&quot;;IFERROR(VLOOKUP([.U5];[$'Jours fériés'.$A$4:$'Jours fériés'.$B$203];2;0);&quot; &quot;))" office:value-type="string" office:string-value=" " calcext:value-type="string">
            <text:p><text:s/></text:p>
          </table:table-cell>
          <table:table-cell table:style-name="ce28"/>
          <table:table-cell table:style-name="ce106" table:formula="of:=IF([.U5]=&quot;&quot;;[.X4];IF([.W5]=&quot;début&quot;;INDEX([.$AN$4:.$AN$17];1+MOD([.U5]-2;14));IF(ISNUMBER([.W5]);[.X4]+[.W5];IF((LEFT([.V5])&lt;&gt;&quot; &quot;)OR([.W5]&lt;&gt;&quot;&quot;);[.X4];[.X4]+INDEX([.$AN$4:.$AN$17];1+MOD([.U5]-2;14))))))" office:value-type="float" office:value="66" calcext:value-type="float">
            <text:p>66</text:p>
          </table:table-cell>
          <table:table-cell table:style-name="ce119" table:formula="of:=IF([.U5]=&quot;&quot;;&quot;&quot;;IF(WEEKDAY([.U5])=5;ISOWEEKNUM([.U5]);&quot;&quot;))" office:value-type="float" office:value="14" calcext:value-type="float">
            <text:p>14</text:p>
          </table:table-cell>
          <table:table-cell table:style-name="ce9" table:formula="of:=IF([.AA5]=&quot;&quot;;&quot;&quot;;UPPER(LEFT(TEXT([.AA5];&quot;JJJ&quot;);1)))" office:value-type="string" office:string-value="S" calcext:value-type="string">
            <text:p>S</text:p>
          </table:table-cell>
          <table:table-cell table:style-name="ce15" table:formula="of:=[.AA4]+1" office:value-type="date" office:date-value="2020-05-02" calcext:value-type="date">
            <text:p>2</text:p>
          </table:table-cell>
          <table:table-cell table:style-name="ce21" table:formula="of:=IF([.AA5]=&quot;&quot;;&quot;&quot;;IFERROR(VLOOKUP([.AA5];[$'Jours fériés'.$A$4:$'Jours fériés'.$B$203];2;0);&quot; &quot;))" office:value-type="string" office:string-value=" " calcext:value-type="string">
            <text:p><text:s/></text:p>
          </table:table-cell>
          <table:table-cell table:style-name="ce28"/>
          <table:table-cell table:style-name="ce106" table:formula="of:=IF([.AA5]=&quot;&quot;;[.AD4];IF([.AC5]=&quot;début&quot;;INDEX([.$AN$4:.$AN$17];1+MOD([.AA5]-2;14));IF(ISNUMBER([.AC5]);[.AD4]+[.AC5];IF((LEFT([.AB5])&lt;&gt;&quot; &quot;)OR([.AC5]&lt;&gt;&quot;&quot;);[.AD4];[.AD4]+INDEX([.$AN$4:.$AN$17];1+MOD([.AA5]-2;14))))))" office:value-type="float" office:value="85" calcext:value-type="float">
            <text:p>85</text:p>
          </table:table-cell>
          <table:table-cell table:style-name="ce119" table:formula="of:=IF([.AA5]=&quot;&quot;;&quot;&quot;;IF(WEEKDAY([.AA5])=5;ISOWEEKNUM([.AA5]);&quot;&quot;))">
            <text:p/>
          </table:table-cell>
          <table:table-cell table:style-name="ce9" table:formula="of:=IF([.AG5]=&quot;&quot;;&quot;&quot;;UPPER(LEFT(TEXT([.AG5];&quot;JJJ&quot;);1)))" office:value-type="string" office:string-value="M" calcext:value-type="string">
            <text:p>M</text:p>
          </table:table-cell>
          <table:table-cell table:style-name="ce15" table:formula="of:=[.AG4]+1" office:value-type="date" office:date-value="2020-06-02" calcext:value-type="date">
            <text:p>2</text:p>
          </table:table-cell>
          <table:table-cell table:style-name="ce21" table:formula="of:=IF([.AG5]=&quot;&quot;;&quot;&quot;;IFERROR(VLOOKUP([.AG5];[$'Jours fériés'.$A$4:$'Jours fériés'.$B$203];2;0);&quot; &quot;))" office:value-type="string" office:string-value=" " calcext:value-type="string">
            <text:p><text:s/></text:p>
          </table:table-cell>
          <table:table-cell table:style-name="ce28"/>
          <table:table-cell table:style-name="ce106" table:formula="of:=IF([.AG5]=&quot;&quot;;[.AJ4];IF([.AI5]=&quot;début&quot;;INDEX([.$AN$4:.$AN$17];1+MOD([.AG5]-2;14));IF(ISNUMBER([.AI5]);[.AJ4]+[.AI5];IF((LEFT([.AH5])&lt;&gt;&quot; &quot;)OR([.AI5]&lt;&gt;&quot;&quot;);[.AJ4];[.AJ4]+INDEX([.$AN$4:.$AN$17];1+MOD([.AG5]-2;14))))))" office:value-type="float" office:value="104" calcext:value-type="float">
            <text:p>104</text:p>
          </table:table-cell>
          <table:table-cell table:style-name="ce140" table:formula="of:=IF([.AG5]=&quot;&quot;;&quot;&quot;;IF(WEEKDAY([.AG5])=5;ISOWEEKNUM([.AG5]);&quot;&quot;))">
            <text:p/>
          </table:table-cell>
          <table:table-cell/>
          <table:table-cell office:value-type="string" calcext:value-type="string">
            <text:p>mardi</text:p>
          </table:table-cell>
          <table:table-cell table:style-name="ce148" office:value-type="float" office:value="1" calcext:value-type="float">
            <text:p>1</text:p>
          </table:table-cell>
          <table:table-cell table:number-columns-repeated="222"/>
        </table:table-row>
        <table:table-row table:style-name="ro15">
          <table:table-cell/>
          <table:table-cell table:style-name="ce9" table:formula="of:=IF([.C6]=&quot;&quot;;&quot;&quot;;UPPER(LEFT(TEXT([.C6];&quot;JJJ&quot;);1)))" office:value-type="string" office:string-value="V" calcext:value-type="string">
            <text:p>V</text:p>
          </table:table-cell>
          <table:table-cell table:style-name="ce15" table:formula="of:=[.C5]+1" office:value-type="date" office:date-value="2020-01-03" calcext:value-type="date">
            <text:p>3</text:p>
          </table:table-cell>
          <table:table-cell table:style-name="ce21" table:formula="of:=IF([.C6]=&quot;&quot;;&quot;&quot;;IFERROR(VLOOKUP([.C6];[$'Jours fériés'.$A$4:$'Jours fériés'.$B$203];2;0);&quot; &quot;))" office:value-type="string" office:string-value=" " calcext:value-type="string">
            <text:p><text:s/></text:p>
          </table:table-cell>
          <table:table-cell table:style-name="ce28"/>
          <table:table-cell table:style-name="ce106" table:formula="of:=IF([.C6]=&quot;&quot;;[.F5];IF([.E6]=&quot;début&quot;;INDEX([.$AN$4:.$AN$17];1+MOD([.C6]-2;14));IF(ISNUMBER([.E6]);[.F5]+[.E6];IF((LEFT([.D6])&lt;&gt;&quot; &quot;)OR([.E6]&lt;&gt;&quot;&quot;);[.F5];[.F5]+INDEX([.$AN$4:.$AN$17];1+MOD([.C6]-2;14))))))" office:value-type="float" office:value="2" calcext:value-type="float">
            <text:p>2</text:p>
          </table:table-cell>
          <table:table-cell table:style-name="ce119" table:formula="of:=IF([.C6]=&quot;&quot;;&quot;&quot;;IF(WEEKDAY([.C6])=5;ISOWEEKNUM([.C6]);&quot;&quot;))">
            <text:p/>
          </table:table-cell>
          <table:table-cell table:style-name="ce9" table:formula="of:=IF([.I6]=&quot;&quot;;&quot;&quot;;UPPER(LEFT(TEXT([.I6];&quot;JJJ&quot;);1)))" office:value-type="string" office:string-value="L" calcext:value-type="string">
            <text:p>L</text:p>
          </table:table-cell>
          <table:table-cell table:style-name="ce15" table:formula="of:=[.I5]+1" office:value-type="date" office:date-value="2020-02-03" calcext:value-type="date">
            <text:p>3</text:p>
          </table:table-cell>
          <table:table-cell table:style-name="ce21" table:formula="of:=IF([.I6]=&quot;&quot;;&quot;&quot;;IFERROR(VLOOKUP([.I6];[$'Jours fériés'.$A$4:$'Jours fériés'.$B$203];2;0);&quot; &quot;))" office:value-type="string" office:string-value=" " calcext:value-type="string">
            <text:p><text:s/></text:p>
          </table:table-cell>
          <table:table-cell table:style-name="ce28"/>
          <table:table-cell table:style-name="ce106" table:formula="of:=IF([.I6]=&quot;&quot;;[.L5];IF([.K6]=&quot;début&quot;;INDEX([.$AN$4:.$AN$17];1+MOD([.I6]-2;14));IF(ISNUMBER([.K6]);[.L5]+[.K6];IF((LEFT([.J6])&lt;&gt;&quot; &quot;)OR([.K6]&lt;&gt;&quot;&quot;);[.L5];[.L5]+INDEX([.$AN$4:.$AN$17];1+MOD([.I6]-2;14))))))" office:value-type="float" office:value="23" calcext:value-type="float">
            <text:p>23</text:p>
          </table:table-cell>
          <table:table-cell table:style-name="ce119" table:formula="of:=IF([.I6]=&quot;&quot;;&quot;&quot;;IF(WEEKDAY([.I6])=5;ISOWEEKNUM([.I6]);&quot;&quot;))">
            <text:p/>
          </table:table-cell>
          <table:table-cell table:style-name="ce9" table:formula="of:=IF([.O6]=&quot;&quot;;&quot;&quot;;UPPER(LEFT(TEXT([.O6];&quot;JJJ&quot;);1)))" office:value-type="string" office:string-value="M" calcext:value-type="string">
            <text:p>M</text:p>
          </table:table-cell>
          <table:table-cell table:style-name="ce15" table:formula="of:=[.O5]+1" office:value-type="date" office:date-value="2020-03-03" calcext:value-type="date">
            <text:p>3</text:p>
          </table:table-cell>
          <table:table-cell table:style-name="ce21" table:formula="of:=IF([.O6]=&quot;&quot;;&quot;&quot;;IFERROR(VLOOKUP([.O6];[$'Jours fériés'.$A$4:$'Jours fériés'.$B$203];2;0);&quot; &quot;))" office:value-type="string" office:string-value=" " calcext:value-type="string">
            <text:p><text:s/></text:p>
          </table:table-cell>
          <table:table-cell table:style-name="ce28"/>
          <table:table-cell table:style-name="ce106" table:formula="of:=IF([.O6]=&quot;&quot;;[.R5];IF([.Q6]=&quot;début&quot;;INDEX([.$AN$4:.$AN$17];1+MOD([.O6]-2;14));IF(ISNUMBER([.Q6]);[.R5]+[.Q6];IF((LEFT([.P6])&lt;&gt;&quot; &quot;)OR([.Q6]&lt;&gt;&quot;&quot;);[.R5];[.R5]+INDEX([.$AN$4:.$AN$17];1+MOD([.O6]-2;14))))))" office:value-type="float" office:value="44" calcext:value-type="float">
            <text:p>44</text:p>
          </table:table-cell>
          <table:table-cell table:style-name="ce119" table:formula="of:=IF([.O6]=&quot;&quot;;&quot;&quot;;IF(WEEKDAY([.O6])=5;ISOWEEKNUM([.O6]);&quot;&quot;))">
            <text:p/>
          </table:table-cell>
          <table:table-cell table:style-name="ce9" table:formula="of:=IF([.U6]=&quot;&quot;;&quot;&quot;;UPPER(LEFT(TEXT([.U6];&quot;JJJ&quot;);1)))" office:value-type="string" office:string-value="V" calcext:value-type="string">
            <text:p>V</text:p>
          </table:table-cell>
          <table:table-cell table:style-name="ce15" table:formula="of:=[.U5]+1" office:value-type="date" office:date-value="2020-04-03" calcext:value-type="date">
            <text:p>3</text:p>
          </table:table-cell>
          <table:table-cell table:style-name="ce21" table:formula="of:=IF([.U6]=&quot;&quot;;&quot;&quot;;IFERROR(VLOOKUP([.U6];[$'Jours fériés'.$A$4:$'Jours fériés'.$B$203];2;0);&quot; &quot;))" office:value-type="string" office:string-value=" " calcext:value-type="string">
            <text:p><text:s/></text:p>
          </table:table-cell>
          <table:table-cell table:style-name="ce28"/>
          <table:table-cell table:style-name="ce106" table:formula="of:=IF([.U6]=&quot;&quot;;[.X5];IF([.W6]=&quot;début&quot;;INDEX([.$AN$4:.$AN$17];1+MOD([.U6]-2;14));IF(ISNUMBER([.W6]);[.X5]+[.W6];IF((LEFT([.V6])&lt;&gt;&quot; &quot;)OR([.W6]&lt;&gt;&quot;&quot;);[.X5];[.X5]+INDEX([.$AN$4:.$AN$17];1+MOD([.U6]-2;14))))))" office:value-type="float" office:value="67" calcext:value-type="float">
            <text:p>67</text:p>
          </table:table-cell>
          <table:table-cell table:style-name="ce119" table:formula="of:=IF([.U6]=&quot;&quot;;&quot;&quot;;IF(WEEKDAY([.U6])=5;ISOWEEKNUM([.U6]);&quot;&quot;))">
            <text:p/>
          </table:table-cell>
          <table:table-cell table:style-name="ce9" table:formula="of:=IF([.AA6]=&quot;&quot;;&quot;&quot;;UPPER(LEFT(TEXT([.AA6];&quot;JJJ&quot;);1)))" office:value-type="string" office:string-value="D" calcext:value-type="string">
            <text:p>D</text:p>
          </table:table-cell>
          <table:table-cell table:style-name="ce15" table:formula="of:=[.AA5]+1" office:value-type="date" office:date-value="2020-05-03" calcext:value-type="date">
            <text:p>3</text:p>
          </table:table-cell>
          <table:table-cell table:style-name="ce21" table:formula="of:=IF([.AA6]=&quot;&quot;;&quot;&quot;;IFERROR(VLOOKUP([.AA6];[$'Jours fériés'.$A$4:$'Jours fériés'.$B$203];2;0);&quot; &quot;))" office:value-type="string" office:string-value=" " calcext:value-type="string">
            <text:p><text:s/></text:p>
          </table:table-cell>
          <table:table-cell table:style-name="ce28"/>
          <table:table-cell table:style-name="ce106" table:formula="of:=IF([.AA6]=&quot;&quot;;[.AD5];IF([.AC6]=&quot;début&quot;;INDEX([.$AN$4:.$AN$17];1+MOD([.AA6]-2;14));IF(ISNUMBER([.AC6]);[.AD5]+[.AC6];IF((LEFT([.AB6])&lt;&gt;&quot; &quot;)OR([.AC6]&lt;&gt;&quot;&quot;);[.AD5];[.AD5]+INDEX([.$AN$4:.$AN$17];1+MOD([.AA6]-2;14))))))" office:value-type="float" office:value="85" calcext:value-type="float">
            <text:p>85</text:p>
          </table:table-cell>
          <table:table-cell table:style-name="ce119" table:formula="of:=IF([.AA6]=&quot;&quot;;&quot;&quot;;IF(WEEKDAY([.AA6])=5;ISOWEEKNUM([.AA6]);&quot;&quot;))">
            <text:p/>
          </table:table-cell>
          <table:table-cell table:style-name="ce9" table:formula="of:=IF([.AG6]=&quot;&quot;;&quot;&quot;;UPPER(LEFT(TEXT([.AG6];&quot;JJJ&quot;);1)))" office:value-type="string" office:string-value="M" calcext:value-type="string">
            <text:p>M</text:p>
          </table:table-cell>
          <table:table-cell table:style-name="ce15" table:formula="of:=[.AG5]+1" office:value-type="date" office:date-value="2020-06-03" calcext:value-type="date">
            <text:p>3</text:p>
          </table:table-cell>
          <table:table-cell table:style-name="ce21" table:formula="of:=IF([.AG6]=&quot;&quot;;&quot;&quot;;IFERROR(VLOOKUP([.AG6];[$'Jours fériés'.$A$4:$'Jours fériés'.$B$203];2;0);&quot; &quot;))" office:value-type="string" office:string-value=" " calcext:value-type="string">
            <text:p><text:s/></text:p>
          </table:table-cell>
          <table:table-cell table:style-name="ce28"/>
          <table:table-cell table:style-name="ce106" table:formula="of:=IF([.AG6]=&quot;&quot;;[.AJ5];IF([.AI6]=&quot;début&quot;;INDEX([.$AN$4:.$AN$17];1+MOD([.AG6]-2;14));IF(ISNUMBER([.AI6]);[.AJ5]+[.AI6];IF((LEFT([.AH6])&lt;&gt;&quot; &quot;)OR([.AI6]&lt;&gt;&quot;&quot;);[.AJ5];[.AJ5]+INDEX([.$AN$4:.$AN$17];1+MOD([.AG6]-2;14))))))" office:value-type="float" office:value="105" calcext:value-type="float">
            <text:p>105</text:p>
          </table:table-cell>
          <table:table-cell table:style-name="ce140" table:formula="of:=IF([.AG6]=&quot;&quot;;&quot;&quot;;IF(WEEKDAY([.AG6])=5;ISOWEEKNUM([.AG6]);&quot;&quot;))">
            <text:p/>
          </table:table-cell>
          <table:table-cell/>
          <table:table-cell office:value-type="string" calcext:value-type="string">
            <text:p>mercredi</text:p>
          </table:table-cell>
          <table:table-cell table:style-name="ce148" office:value-type="float" office:value="1" calcext:value-type="float">
            <text:p>1</text:p>
          </table:table-cell>
          <table:table-cell table:number-columns-repeated="222"/>
        </table:table-row>
        <table:table-row table:style-name="ro15">
          <table:table-cell/>
          <table:table-cell table:style-name="ce9" table:formula="of:=IF([.C7]=&quot;&quot;;&quot;&quot;;UPPER(LEFT(TEXT([.C7];&quot;JJJ&quot;);1)))" office:value-type="string" office:string-value="S" calcext:value-type="string">
            <text:p>S</text:p>
          </table:table-cell>
          <table:table-cell table:style-name="ce15" table:formula="of:=[.C6]+1" office:value-type="date" office:date-value="2020-01-04" calcext:value-type="date">
            <text:p>4</text:p>
          </table:table-cell>
          <table:table-cell table:style-name="ce21" table:formula="of:=IF([.C7]=&quot;&quot;;&quot;&quot;;IFERROR(VLOOKUP([.C7];[$'Jours fériés'.$A$4:$'Jours fériés'.$B$203];2;0);&quot; &quot;))" office:value-type="string" office:string-value=" " calcext:value-type="string">
            <text:p><text:s/></text:p>
          </table:table-cell>
          <table:table-cell table:style-name="ce28"/>
          <table:table-cell table:style-name="ce106" table:formula="of:=IF([.C7]=&quot;&quot;;[.F6];IF([.E7]=&quot;début&quot;;INDEX([.$AN$4:.$AN$17];1+MOD([.C7]-2;14));IF(ISNUMBER([.E7]);[.F6]+[.E7];IF((LEFT([.D7])&lt;&gt;&quot; &quot;)OR([.E7]&lt;&gt;&quot;&quot;);[.F6];[.F6]+INDEX([.$AN$4:.$AN$17];1+MOD([.C7]-2;14))))))" office:value-type="float" office:value="2" calcext:value-type="float">
            <text:p>2</text:p>
          </table:table-cell>
          <table:table-cell table:style-name="ce119" table:formula="of:=IF([.C7]=&quot;&quot;;&quot;&quot;;IF(WEEKDAY([.C7])=5;ISOWEEKNUM([.C7]);&quot;&quot;))">
            <text:p/>
          </table:table-cell>
          <table:table-cell table:style-name="ce9" table:formula="of:=IF([.I7]=&quot;&quot;;&quot;&quot;;UPPER(LEFT(TEXT([.I7];&quot;JJJ&quot;);1)))" office:value-type="string" office:string-value="M" calcext:value-type="string">
            <text:p>M</text:p>
          </table:table-cell>
          <table:table-cell table:style-name="ce15" table:formula="of:=[.I6]+1" office:value-type="date" office:date-value="2020-02-04" calcext:value-type="date">
            <text:p>4</text:p>
          </table:table-cell>
          <table:table-cell table:style-name="ce21" table:formula="of:=IF([.I7]=&quot;&quot;;&quot;&quot;;IFERROR(VLOOKUP([.I7];[$'Jours fériés'.$A$4:$'Jours fériés'.$B$203];2;0);&quot; &quot;))" office:value-type="string" office:string-value=" " calcext:value-type="string">
            <text:p><text:s/></text:p>
          </table:table-cell>
          <table:table-cell table:style-name="ce28"/>
          <table:table-cell table:style-name="ce106" table:formula="of:=IF([.I7]=&quot;&quot;;[.L6];IF([.K7]=&quot;début&quot;;INDEX([.$AN$4:.$AN$17];1+MOD([.I7]-2;14));IF(ISNUMBER([.K7]);[.L6]+[.K7];IF((LEFT([.J7])&lt;&gt;&quot; &quot;)OR([.K7]&lt;&gt;&quot;&quot;);[.L6];[.L6]+INDEX([.$AN$4:.$AN$17];1+MOD([.I7]-2;14))))))" office:value-type="float" office:value="24" calcext:value-type="float">
            <text:p>24</text:p>
          </table:table-cell>
          <table:table-cell table:style-name="ce119" table:formula="of:=IF([.I7]=&quot;&quot;;&quot;&quot;;IF(WEEKDAY([.I7])=5;ISOWEEKNUM([.I7]);&quot;&quot;))">
            <text:p/>
          </table:table-cell>
          <table:table-cell table:style-name="ce9" table:formula="of:=IF([.O7]=&quot;&quot;;&quot;&quot;;UPPER(LEFT(TEXT([.O7];&quot;JJJ&quot;);1)))" office:value-type="string" office:string-value="M" calcext:value-type="string">
            <text:p>M</text:p>
          </table:table-cell>
          <table:table-cell table:style-name="ce15" table:formula="of:=[.O6]+1" office:value-type="date" office:date-value="2020-03-04" calcext:value-type="date">
            <text:p>4</text:p>
          </table:table-cell>
          <table:table-cell table:style-name="ce21" table:formula="of:=IF([.O7]=&quot;&quot;;&quot;&quot;;IFERROR(VLOOKUP([.O7];[$'Jours fériés'.$A$4:$'Jours fériés'.$B$203];2;0);&quot; &quot;))" office:value-type="string" office:string-value=" " calcext:value-type="string">
            <text:p><text:s/></text:p>
          </table:table-cell>
          <table:table-cell table:style-name="ce28"/>
          <table:table-cell table:style-name="ce106" table:formula="of:=IF([.O7]=&quot;&quot;;[.R6];IF([.Q7]=&quot;début&quot;;INDEX([.$AN$4:.$AN$17];1+MOD([.O7]-2;14));IF(ISNUMBER([.Q7]);[.R6]+[.Q7];IF((LEFT([.P7])&lt;&gt;&quot; &quot;)OR([.Q7]&lt;&gt;&quot;&quot;);[.R6];[.R6]+INDEX([.$AN$4:.$AN$17];1+MOD([.O7]-2;14))))))" office:value-type="float" office:value="45" calcext:value-type="float">
            <text:p>45</text:p>
          </table:table-cell>
          <table:table-cell table:style-name="ce119" table:formula="of:=IF([.O7]=&quot;&quot;;&quot;&quot;;IF(WEEKDAY([.O7])=5;ISOWEEKNUM([.O7]);&quot;&quot;))">
            <text:p/>
          </table:table-cell>
          <table:table-cell table:style-name="ce9" table:formula="of:=IF([.U7]=&quot;&quot;;&quot;&quot;;UPPER(LEFT(TEXT([.U7];&quot;JJJ&quot;);1)))" office:value-type="string" office:string-value="S" calcext:value-type="string">
            <text:p>S</text:p>
          </table:table-cell>
          <table:table-cell table:style-name="ce15" table:formula="of:=[.U6]+1" office:value-type="date" office:date-value="2020-04-04" calcext:value-type="date">
            <text:p>4</text:p>
          </table:table-cell>
          <table:table-cell table:style-name="ce21" table:formula="of:=IF([.U7]=&quot;&quot;;&quot;&quot;;IFERROR(VLOOKUP([.U7];[$'Jours fériés'.$A$4:$'Jours fériés'.$B$203];2;0);&quot; &quot;))" office:value-type="string" office:string-value=" " calcext:value-type="string">
            <text:p><text:s/></text:p>
          </table:table-cell>
          <table:table-cell table:style-name="ce28"/>
          <table:table-cell table:style-name="ce106" table:formula="of:=IF([.U7]=&quot;&quot;;[.X6];IF([.W7]=&quot;début&quot;;INDEX([.$AN$4:.$AN$17];1+MOD([.U7]-2;14));IF(ISNUMBER([.W7]);[.X6]+[.W7];IF((LEFT([.V7])&lt;&gt;&quot; &quot;)OR([.W7]&lt;&gt;&quot;&quot;);[.X6];[.X6]+INDEX([.$AN$4:.$AN$17];1+MOD([.U7]-2;14))))))" office:value-type="float" office:value="67" calcext:value-type="float">
            <text:p>67</text:p>
          </table:table-cell>
          <table:table-cell table:style-name="ce119" table:formula="of:=IF([.U7]=&quot;&quot;;&quot;&quot;;IF(WEEKDAY([.U7])=5;ISOWEEKNUM([.U7]);&quot;&quot;))">
            <text:p/>
          </table:table-cell>
          <table:table-cell table:style-name="ce9" table:formula="of:=IF([.AA7]=&quot;&quot;;&quot;&quot;;UPPER(LEFT(TEXT([.AA7];&quot;JJJ&quot;);1)))" office:value-type="string" office:string-value="L" calcext:value-type="string">
            <text:p>L</text:p>
          </table:table-cell>
          <table:table-cell table:style-name="ce15" table:formula="of:=[.AA6]+1" office:value-type="date" office:date-value="2020-05-04" calcext:value-type="date">
            <text:p>4</text:p>
          </table:table-cell>
          <table:table-cell table:style-name="ce21" table:formula="of:=IF([.AA7]=&quot;&quot;;&quot;&quot;;IFERROR(VLOOKUP([.AA7];[$'Jours fériés'.$A$4:$'Jours fériés'.$B$203];2;0);&quot; &quot;))" office:value-type="string" office:string-value=" " calcext:value-type="string">
            <text:p><text:s/></text:p>
          </table:table-cell>
          <table:table-cell table:style-name="ce28"/>
          <table:table-cell table:style-name="ce106" table:formula="of:=IF([.AA7]=&quot;&quot;;[.AD6];IF([.AC7]=&quot;début&quot;;INDEX([.$AN$4:.$AN$17];1+MOD([.AA7]-2;14));IF(ISNUMBER([.AC7]);[.AD6]+[.AC7];IF((LEFT([.AB7])&lt;&gt;&quot; &quot;)OR([.AC7]&lt;&gt;&quot;&quot;);[.AD6];[.AD6]+INDEX([.$AN$4:.$AN$17];1+MOD([.AA7]-2;14))))))" office:value-type="float" office:value="86" calcext:value-type="float">
            <text:p>86</text:p>
          </table:table-cell>
          <table:table-cell table:style-name="ce119" table:formula="of:=IF([.AA7]=&quot;&quot;;&quot;&quot;;IF(WEEKDAY([.AA7])=5;ISOWEEKNUM([.AA7]);&quot;&quot;))">
            <text:p/>
          </table:table-cell>
          <table:table-cell table:style-name="ce9" table:formula="of:=IF([.AG7]=&quot;&quot;;&quot;&quot;;UPPER(LEFT(TEXT([.AG7];&quot;JJJ&quot;);1)))" office:value-type="string" office:string-value="J" calcext:value-type="string">
            <text:p>J</text:p>
          </table:table-cell>
          <table:table-cell table:style-name="ce15" table:formula="of:=[.AG6]+1" office:value-type="date" office:date-value="2020-06-04" calcext:value-type="date">
            <text:p>4</text:p>
          </table:table-cell>
          <table:table-cell table:style-name="ce21" table:formula="of:=IF([.AG7]=&quot;&quot;;&quot;&quot;;IFERROR(VLOOKUP([.AG7];[$'Jours fériés'.$A$4:$'Jours fériés'.$B$203];2;0);&quot; &quot;))" office:value-type="string" office:string-value=" " calcext:value-type="string">
            <text:p><text:s/></text:p>
          </table:table-cell>
          <table:table-cell table:style-name="ce28"/>
          <table:table-cell table:style-name="ce106" table:formula="of:=IF([.AG7]=&quot;&quot;;[.AJ6];IF([.AI7]=&quot;début&quot;;INDEX([.$AN$4:.$AN$17];1+MOD([.AG7]-2;14));IF(ISNUMBER([.AI7]);[.AJ6]+[.AI7];IF((LEFT([.AH7])&lt;&gt;&quot; &quot;)OR([.AI7]&lt;&gt;&quot;&quot;);[.AJ6];[.AJ6]+INDEX([.$AN$4:.$AN$17];1+MOD([.AG7]-2;14))))))" office:value-type="float" office:value="106" calcext:value-type="float">
            <text:p>106</text:p>
          </table:table-cell>
          <table:table-cell table:style-name="ce140" table:formula="of:=IF([.AG7]=&quot;&quot;;&quot;&quot;;IF(WEEKDAY([.AG7])=5;ISOWEEKNUM([.AG7]);&quot;&quot;))" office:value-type="float" office:value="23" calcext:value-type="float">
            <text:p>23</text:p>
          </table:table-cell>
          <table:table-cell/>
          <table:table-cell office:value-type="string" calcext:value-type="string">
            <text:p>jeudi</text:p>
          </table:table-cell>
          <table:table-cell table:style-name="ce148" office:value-type="float" office:value="1" calcext:value-type="float">
            <text:p>1</text:p>
          </table:table-cell>
          <table:table-cell table:number-columns-repeated="222"/>
        </table:table-row>
        <table:table-row table:style-name="ro15">
          <table:table-cell/>
          <table:table-cell table:style-name="ce9" table:formula="of:=IF([.C8]=&quot;&quot;;&quot;&quot;;UPPER(LEFT(TEXT([.C8];&quot;JJJ&quot;);1)))" office:value-type="string" office:string-value="D" calcext:value-type="string">
            <text:p>D</text:p>
          </table:table-cell>
          <table:table-cell table:style-name="ce15" table:formula="of:=[.C7]+1" office:value-type="date" office:date-value="2020-01-05" calcext:value-type="date">
            <text:p>5</text:p>
          </table:table-cell>
          <table:table-cell table:style-name="ce21" table:formula="of:=IF([.C8]=&quot;&quot;;&quot;&quot;;IFERROR(VLOOKUP([.C8];[$'Jours fériés'.$A$4:$'Jours fériés'.$B$203];2;0);&quot; &quot;))" office:value-type="string" office:string-value=" " calcext:value-type="string">
            <text:p><text:s/></text:p>
          </table:table-cell>
          <table:table-cell table:style-name="ce28"/>
          <table:table-cell table:style-name="ce106" table:formula="of:=IF([.C8]=&quot;&quot;;[.F7];IF([.E8]=&quot;début&quot;;INDEX([.$AN$4:.$AN$17];1+MOD([.C8]-2;14));IF(ISNUMBER([.E8]);[.F7]+[.E8];IF((LEFT([.D8])&lt;&gt;&quot; &quot;)OR([.E8]&lt;&gt;&quot;&quot;);[.F7];[.F7]+INDEX([.$AN$4:.$AN$17];1+MOD([.C8]-2;14))))))" office:value-type="float" office:value="2" calcext:value-type="float">
            <text:p>2</text:p>
          </table:table-cell>
          <table:table-cell table:style-name="ce119" table:formula="of:=IF([.C8]=&quot;&quot;;&quot;&quot;;IF(WEEKDAY([.C8])=5;ISOWEEKNUM([.C8]);&quot;&quot;))">
            <text:p/>
          </table:table-cell>
          <table:table-cell table:style-name="ce9" table:formula="of:=IF([.I8]=&quot;&quot;;&quot;&quot;;UPPER(LEFT(TEXT([.I8];&quot;JJJ&quot;);1)))" office:value-type="string" office:string-value="M" calcext:value-type="string">
            <text:p>M</text:p>
          </table:table-cell>
          <table:table-cell table:style-name="ce15" table:formula="of:=[.I7]+1" office:value-type="date" office:date-value="2020-02-05" calcext:value-type="date">
            <text:p>5</text:p>
          </table:table-cell>
          <table:table-cell table:style-name="ce21" table:formula="of:=IF([.I8]=&quot;&quot;;&quot;&quot;;IFERROR(VLOOKUP([.I8];[$'Jours fériés'.$A$4:$'Jours fériés'.$B$203];2;0);&quot; &quot;))" office:value-type="string" office:string-value=" " calcext:value-type="string">
            <text:p><text:s/></text:p>
          </table:table-cell>
          <table:table-cell table:style-name="ce28"/>
          <table:table-cell table:style-name="ce106" table:formula="of:=IF([.I8]=&quot;&quot;;[.L7];IF([.K8]=&quot;début&quot;;INDEX([.$AN$4:.$AN$17];1+MOD([.I8]-2;14));IF(ISNUMBER([.K8]);[.L7]+[.K8];IF((LEFT([.J8])&lt;&gt;&quot; &quot;)OR([.K8]&lt;&gt;&quot;&quot;);[.L7];[.L7]+INDEX([.$AN$4:.$AN$17];1+MOD([.I8]-2;14))))))" office:value-type="float" office:value="25" calcext:value-type="float">
            <text:p>25</text:p>
          </table:table-cell>
          <table:table-cell table:style-name="ce119" table:formula="of:=IF([.I8]=&quot;&quot;;&quot;&quot;;IF(WEEKDAY([.I8])=5;ISOWEEKNUM([.I8]);&quot;&quot;))">
            <text:p/>
          </table:table-cell>
          <table:table-cell table:style-name="ce9" table:formula="of:=IF([.O8]=&quot;&quot;;&quot;&quot;;UPPER(LEFT(TEXT([.O8];&quot;JJJ&quot;);1)))" office:value-type="string" office:string-value="J" calcext:value-type="string">
            <text:p>J</text:p>
          </table:table-cell>
          <table:table-cell table:style-name="ce15" table:formula="of:=[.O7]+1" office:value-type="date" office:date-value="2020-03-05" calcext:value-type="date">
            <text:p>5</text:p>
          </table:table-cell>
          <table:table-cell table:style-name="ce21" table:formula="of:=IF([.O8]=&quot;&quot;;&quot;&quot;;IFERROR(VLOOKUP([.O8];[$'Jours fériés'.$A$4:$'Jours fériés'.$B$203];2;0);&quot; &quot;))" office:value-type="string" office:string-value=" " calcext:value-type="string">
            <text:p><text:s/></text:p>
          </table:table-cell>
          <table:table-cell table:style-name="ce28"/>
          <table:table-cell table:style-name="ce106" table:formula="of:=IF([.O8]=&quot;&quot;;[.R7];IF([.Q8]=&quot;début&quot;;INDEX([.$AN$4:.$AN$17];1+MOD([.O8]-2;14));IF(ISNUMBER([.Q8]);[.R7]+[.Q8];IF((LEFT([.P8])&lt;&gt;&quot; &quot;)OR([.Q8]&lt;&gt;&quot;&quot;);[.R7];[.R7]+INDEX([.$AN$4:.$AN$17];1+MOD([.O8]-2;14))))))" office:value-type="float" office:value="46" calcext:value-type="float">
            <text:p>46</text:p>
          </table:table-cell>
          <table:table-cell table:style-name="ce119" table:formula="of:=IF([.O8]=&quot;&quot;;&quot;&quot;;IF(WEEKDAY([.O8])=5;ISOWEEKNUM([.O8]);&quot;&quot;))" office:value-type="float" office:value="10" calcext:value-type="float">
            <text:p>10</text:p>
          </table:table-cell>
          <table:table-cell table:style-name="ce9" table:formula="of:=IF([.U8]=&quot;&quot;;&quot;&quot;;UPPER(LEFT(TEXT([.U8];&quot;JJJ&quot;);1)))" office:value-type="string" office:string-value="D" calcext:value-type="string">
            <text:p>D</text:p>
          </table:table-cell>
          <table:table-cell table:style-name="ce15" table:formula="of:=[.U7]+1" office:value-type="date" office:date-value="2020-04-05" calcext:value-type="date">
            <text:p>5</text:p>
          </table:table-cell>
          <table:table-cell table:style-name="ce21" table:formula="of:=IF([.U8]=&quot;&quot;;&quot;&quot;;IFERROR(VLOOKUP([.U8];[$'Jours fériés'.$A$4:$'Jours fériés'.$B$203];2;0);&quot; &quot;))" office:value-type="string" office:string-value=" " calcext:value-type="string">
            <text:p><text:s/></text:p>
          </table:table-cell>
          <table:table-cell table:style-name="ce28"/>
          <table:table-cell table:style-name="ce106" table:formula="of:=IF([.U8]=&quot;&quot;;[.X7];IF([.W8]=&quot;début&quot;;INDEX([.$AN$4:.$AN$17];1+MOD([.U8]-2;14));IF(ISNUMBER([.W8]);[.X7]+[.W8];IF((LEFT([.V8])&lt;&gt;&quot; &quot;)OR([.W8]&lt;&gt;&quot;&quot;);[.X7];[.X7]+INDEX([.$AN$4:.$AN$17];1+MOD([.U8]-2;14))))))" office:value-type="float" office:value="67" calcext:value-type="float">
            <text:p>67</text:p>
          </table:table-cell>
          <table:table-cell table:style-name="ce119" table:formula="of:=IF([.U8]=&quot;&quot;;&quot;&quot;;IF(WEEKDAY([.U8])=5;ISOWEEKNUM([.U8]);&quot;&quot;))">
            <text:p/>
          </table:table-cell>
          <table:table-cell table:style-name="ce9" table:formula="of:=IF([.AA8]=&quot;&quot;;&quot;&quot;;UPPER(LEFT(TEXT([.AA8];&quot;JJJ&quot;);1)))" office:value-type="string" office:string-value="M" calcext:value-type="string">
            <text:p>M</text:p>
          </table:table-cell>
          <table:table-cell table:style-name="ce15" table:formula="of:=[.AA7]+1" office:value-type="date" office:date-value="2020-05-05" calcext:value-type="date">
            <text:p>5</text:p>
          </table:table-cell>
          <table:table-cell table:style-name="ce21" table:formula="of:=IF([.AA8]=&quot;&quot;;&quot;&quot;;IFERROR(VLOOKUP([.AA8];[$'Jours fériés'.$A$4:$'Jours fériés'.$B$203];2;0);&quot; &quot;))" office:value-type="string" office:string-value=" " calcext:value-type="string">
            <text:p><text:s/></text:p>
          </table:table-cell>
          <table:table-cell table:style-name="ce28"/>
          <table:table-cell table:style-name="ce106" table:formula="of:=IF([.AA8]=&quot;&quot;;[.AD7];IF([.AC8]=&quot;début&quot;;INDEX([.$AN$4:.$AN$17];1+MOD([.AA8]-2;14));IF(ISNUMBER([.AC8]);[.AD7]+[.AC8];IF((LEFT([.AB8])&lt;&gt;&quot; &quot;)OR([.AC8]&lt;&gt;&quot;&quot;);[.AD7];[.AD7]+INDEX([.$AN$4:.$AN$17];1+MOD([.AA8]-2;14))))))" office:value-type="float" office:value="87" calcext:value-type="float">
            <text:p>87</text:p>
          </table:table-cell>
          <table:table-cell table:style-name="ce119" table:formula="of:=IF([.AA8]=&quot;&quot;;&quot;&quot;;IF(WEEKDAY([.AA8])=5;ISOWEEKNUM([.AA8]);&quot;&quot;))">
            <text:p/>
          </table:table-cell>
          <table:table-cell table:style-name="ce9" table:formula="of:=IF([.AG8]=&quot;&quot;;&quot;&quot;;UPPER(LEFT(TEXT([.AG8];&quot;JJJ&quot;);1)))" office:value-type="string" office:string-value="V" calcext:value-type="string">
            <text:p>V</text:p>
          </table:table-cell>
          <table:table-cell table:style-name="ce15" table:formula="of:=[.AG7]+1" office:value-type="date" office:date-value="2020-06-05" calcext:value-type="date">
            <text:p>5</text:p>
          </table:table-cell>
          <table:table-cell table:style-name="ce21" table:formula="of:=IF([.AG8]=&quot;&quot;;&quot;&quot;;IFERROR(VLOOKUP([.AG8];[$'Jours fériés'.$A$4:$'Jours fériés'.$B$203];2;0);&quot; &quot;))" office:value-type="string" office:string-value=" " calcext:value-type="string">
            <text:p><text:s/></text:p>
          </table:table-cell>
          <table:table-cell table:style-name="ce28"/>
          <table:table-cell table:style-name="ce106" table:formula="of:=IF([.AG8]=&quot;&quot;;[.AJ7];IF([.AI8]=&quot;début&quot;;INDEX([.$AN$4:.$AN$17];1+MOD([.AG8]-2;14));IF(ISNUMBER([.AI8]);[.AJ7]+[.AI8];IF((LEFT([.AH8])&lt;&gt;&quot; &quot;)OR([.AI8]&lt;&gt;&quot;&quot;);[.AJ7];[.AJ7]+INDEX([.$AN$4:.$AN$17];1+MOD([.AG8]-2;14))))))" office:value-type="float" office:value="107" calcext:value-type="float">
            <text:p>107</text:p>
          </table:table-cell>
          <table:table-cell table:style-name="ce140" table:formula="of:=IF([.AG8]=&quot;&quot;;&quot;&quot;;IF(WEEKDAY([.AG8])=5;ISOWEEKNUM([.AG8]);&quot;&quot;))">
            <text:p/>
          </table:table-cell>
          <table:table-cell/>
          <table:table-cell office:value-type="string" calcext:value-type="string">
            <text:p>vendredi</text:p>
          </table:table-cell>
          <table:table-cell table:style-name="ce148" office:value-type="float" office:value="1" calcext:value-type="float">
            <text:p>1</text:p>
          </table:table-cell>
          <table:table-cell table:number-columns-repeated="222"/>
        </table:table-row>
        <table:table-row table:style-name="ro15">
          <table:table-cell/>
          <table:table-cell table:style-name="ce9" table:formula="of:=IF([.C9]=&quot;&quot;;&quot;&quot;;UPPER(LEFT(TEXT([.C9];&quot;JJJ&quot;);1)))" office:value-type="string" office:string-value="L" calcext:value-type="string">
            <text:p>L</text:p>
          </table:table-cell>
          <table:table-cell table:style-name="ce15" table:formula="of:=[.C8]+1" office:value-type="date" office:date-value="2020-01-06" calcext:value-type="date">
            <text:p>6</text:p>
          </table:table-cell>
          <table:table-cell table:style-name="ce21" table:formula="of:=IF([.C9]=&quot;&quot;;&quot;&quot;;IFERROR(VLOOKUP([.C9];[$'Jours fériés'.$A$4:$'Jours fériés'.$B$203];2;0);&quot; &quot;))" office:value-type="string" office:string-value=" " calcext:value-type="string">
            <text:p><text:s/></text:p>
          </table:table-cell>
          <table:table-cell table:style-name="ce28"/>
          <table:table-cell table:style-name="ce106" table:formula="of:=IF([.C9]=&quot;&quot;;[.F8];IF([.E9]=&quot;début&quot;;INDEX([.$AN$4:.$AN$17];1+MOD([.C9]-2;14));IF(ISNUMBER([.E9]);[.F8]+[.E9];IF((LEFT([.D9])&lt;&gt;&quot; &quot;)OR([.E9]&lt;&gt;&quot;&quot;);[.F8];[.F8]+INDEX([.$AN$4:.$AN$17];1+MOD([.C9]-2;14))))))" office:value-type="float" office:value="3" calcext:value-type="float">
            <text:p>3</text:p>
          </table:table-cell>
          <table:table-cell table:style-name="ce119" table:formula="of:=IF([.C9]=&quot;&quot;;&quot;&quot;;IF(WEEKDAY([.C9])=5;ISOWEEKNUM([.C9]);&quot;&quot;))">
            <text:p/>
          </table:table-cell>
          <table:table-cell table:style-name="ce9" table:formula="of:=IF([.I9]=&quot;&quot;;&quot;&quot;;UPPER(LEFT(TEXT([.I9];&quot;JJJ&quot;);1)))" office:value-type="string" office:string-value="J" calcext:value-type="string">
            <text:p>J</text:p>
          </table:table-cell>
          <table:table-cell table:style-name="ce15" table:formula="of:=[.I8]+1" office:value-type="date" office:date-value="2020-02-06" calcext:value-type="date">
            <text:p>6</text:p>
          </table:table-cell>
          <table:table-cell table:style-name="ce21" table:formula="of:=IF([.I9]=&quot;&quot;;&quot;&quot;;IFERROR(VLOOKUP([.I9];[$'Jours fériés'.$A$4:$'Jours fériés'.$B$203];2;0);&quot; &quot;))" office:value-type="string" office:string-value=" " calcext:value-type="string">
            <text:p><text:s/></text:p>
          </table:table-cell>
          <table:table-cell table:style-name="ce28"/>
          <table:table-cell table:style-name="ce106" table:formula="of:=IF([.I9]=&quot;&quot;;[.L8];IF([.K9]=&quot;début&quot;;INDEX([.$AN$4:.$AN$17];1+MOD([.I9]-2;14));IF(ISNUMBER([.K9]);[.L8]+[.K9];IF((LEFT([.J9])&lt;&gt;&quot; &quot;)OR([.K9]&lt;&gt;&quot;&quot;);[.L8];[.L8]+INDEX([.$AN$4:.$AN$17];1+MOD([.I9]-2;14))))))" office:value-type="float" office:value="26" calcext:value-type="float">
            <text:p>26</text:p>
          </table:table-cell>
          <table:table-cell table:style-name="ce119" table:formula="of:=IF([.I9]=&quot;&quot;;&quot;&quot;;IF(WEEKDAY([.I9])=5;ISOWEEKNUM([.I9]);&quot;&quot;))" office:value-type="float" office:value="6" calcext:value-type="float">
            <text:p>6</text:p>
          </table:table-cell>
          <table:table-cell table:style-name="ce9" table:formula="of:=IF([.O9]=&quot;&quot;;&quot;&quot;;UPPER(LEFT(TEXT([.O9];&quot;JJJ&quot;);1)))" office:value-type="string" office:string-value="V" calcext:value-type="string">
            <text:p>V</text:p>
          </table:table-cell>
          <table:table-cell table:style-name="ce15" table:formula="of:=[.O8]+1" office:value-type="date" office:date-value="2020-03-06" calcext:value-type="date">
            <text:p>6</text:p>
          </table:table-cell>
          <table:table-cell table:style-name="ce21" table:formula="of:=IF([.O9]=&quot;&quot;;&quot;&quot;;IFERROR(VLOOKUP([.O9];[$'Jours fériés'.$A$4:$'Jours fériés'.$B$203];2;0);&quot; &quot;))" office:value-type="string" office:string-value=" " calcext:value-type="string">
            <text:p><text:s/></text:p>
          </table:table-cell>
          <table:table-cell table:style-name="ce28"/>
          <table:table-cell table:style-name="ce106" table:formula="of:=IF([.O9]=&quot;&quot;;[.R8];IF([.Q9]=&quot;début&quot;;INDEX([.$AN$4:.$AN$17];1+MOD([.O9]-2;14));IF(ISNUMBER([.Q9]);[.R8]+[.Q9];IF((LEFT([.P9])&lt;&gt;&quot; &quot;)OR([.Q9]&lt;&gt;&quot;&quot;);[.R8];[.R8]+INDEX([.$AN$4:.$AN$17];1+MOD([.O9]-2;14))))))" office:value-type="float" office:value="47" calcext:value-type="float">
            <text:p>47</text:p>
          </table:table-cell>
          <table:table-cell table:style-name="ce119" table:formula="of:=IF([.O9]=&quot;&quot;;&quot;&quot;;IF(WEEKDAY([.O9])=5;ISOWEEKNUM([.O9]);&quot;&quot;))">
            <text:p/>
          </table:table-cell>
          <table:table-cell table:style-name="ce9" table:formula="of:=IF([.U9]=&quot;&quot;;&quot;&quot;;UPPER(LEFT(TEXT([.U9];&quot;JJJ&quot;);1)))" office:value-type="string" office:string-value="L" calcext:value-type="string">
            <text:p>L</text:p>
          </table:table-cell>
          <table:table-cell table:style-name="ce15" table:formula="of:=[.U8]+1" office:value-type="date" office:date-value="2020-04-06" calcext:value-type="date">
            <text:p>6</text:p>
          </table:table-cell>
          <table:table-cell table:style-name="ce21" table:formula="of:=IF([.U9]=&quot;&quot;;&quot;&quot;;IFERROR(VLOOKUP([.U9];[$'Jours fériés'.$A$4:$'Jours fériés'.$B$203];2;0);&quot; &quot;))" office:value-type="string" office:string-value=" " calcext:value-type="string">
            <text:p><text:s/></text:p>
          </table:table-cell>
          <table:table-cell table:style-name="ce28"/>
          <table:table-cell table:style-name="ce106" table:formula="of:=IF([.U9]=&quot;&quot;;[.X8];IF([.W9]=&quot;début&quot;;INDEX([.$AN$4:.$AN$17];1+MOD([.U9]-2;14));IF(ISNUMBER([.W9]);[.X8]+[.W9];IF((LEFT([.V9])&lt;&gt;&quot; &quot;)OR([.W9]&lt;&gt;&quot;&quot;);[.X8];[.X8]+INDEX([.$AN$4:.$AN$17];1+MOD([.U9]-2;14))))))" office:value-type="float" office:value="68" calcext:value-type="float">
            <text:p>68</text:p>
          </table:table-cell>
          <table:table-cell table:style-name="ce119" table:formula="of:=IF([.U9]=&quot;&quot;;&quot;&quot;;IF(WEEKDAY([.U9])=5;ISOWEEKNUM([.U9]);&quot;&quot;))">
            <text:p/>
          </table:table-cell>
          <table:table-cell table:style-name="ce9" table:formula="of:=IF([.AA9]=&quot;&quot;;&quot;&quot;;UPPER(LEFT(TEXT([.AA9];&quot;JJJ&quot;);1)))" office:value-type="string" office:string-value="M" calcext:value-type="string">
            <text:p>M</text:p>
          </table:table-cell>
          <table:table-cell table:style-name="ce15" table:formula="of:=[.AA8]+1" office:value-type="date" office:date-value="2020-05-06" calcext:value-type="date">
            <text:p>6</text:p>
          </table:table-cell>
          <table:table-cell table:style-name="ce21" table:formula="of:=IF([.AA9]=&quot;&quot;;&quot;&quot;;IFERROR(VLOOKUP([.AA9];[$'Jours fériés'.$A$4:$'Jours fériés'.$B$203];2;0);&quot; &quot;))" office:value-type="string" office:string-value=" " calcext:value-type="string">
            <text:p><text:s/></text:p>
          </table:table-cell>
          <table:table-cell table:style-name="ce28"/>
          <table:table-cell table:style-name="ce106" table:formula="of:=IF([.AA9]=&quot;&quot;;[.AD8];IF([.AC9]=&quot;début&quot;;INDEX([.$AN$4:.$AN$17];1+MOD([.AA9]-2;14));IF(ISNUMBER([.AC9]);[.AD8]+[.AC9];IF((LEFT([.AB9])&lt;&gt;&quot; &quot;)OR([.AC9]&lt;&gt;&quot;&quot;);[.AD8];[.AD8]+INDEX([.$AN$4:.$AN$17];1+MOD([.AA9]-2;14))))))" office:value-type="float" office:value="88" calcext:value-type="float">
            <text:p>88</text:p>
          </table:table-cell>
          <table:table-cell table:style-name="ce119" table:formula="of:=IF([.AA9]=&quot;&quot;;&quot;&quot;;IF(WEEKDAY([.AA9])=5;ISOWEEKNUM([.AA9]);&quot;&quot;))">
            <text:p/>
          </table:table-cell>
          <table:table-cell table:style-name="ce9" table:formula="of:=IF([.AG9]=&quot;&quot;;&quot;&quot;;UPPER(LEFT(TEXT([.AG9];&quot;JJJ&quot;);1)))" office:value-type="string" office:string-value="S" calcext:value-type="string">
            <text:p>S</text:p>
          </table:table-cell>
          <table:table-cell table:style-name="ce15" table:formula="of:=[.AG8]+1" office:value-type="date" office:date-value="2020-06-06" calcext:value-type="date">
            <text:p>6</text:p>
          </table:table-cell>
          <table:table-cell table:style-name="ce21" table:formula="of:=IF([.AG9]=&quot;&quot;;&quot;&quot;;IFERROR(VLOOKUP([.AG9];[$'Jours fériés'.$A$4:$'Jours fériés'.$B$203];2;0);&quot; &quot;))" office:value-type="string" office:string-value=" " calcext:value-type="string">
            <text:p><text:s/></text:p>
          </table:table-cell>
          <table:table-cell table:style-name="ce28"/>
          <table:table-cell table:style-name="ce106" table:formula="of:=IF([.AG9]=&quot;&quot;;[.AJ8];IF([.AI9]=&quot;début&quot;;INDEX([.$AN$4:.$AN$17];1+MOD([.AG9]-2;14));IF(ISNUMBER([.AI9]);[.AJ8]+[.AI9];IF((LEFT([.AH9])&lt;&gt;&quot; &quot;)OR([.AI9]&lt;&gt;&quot;&quot;);[.AJ8];[.AJ8]+INDEX([.$AN$4:.$AN$17];1+MOD([.AG9]-2;14))))))" office:value-type="float" office:value="107" calcext:value-type="float">
            <text:p>107</text:p>
          </table:table-cell>
          <table:table-cell table:style-name="ce140" table:formula="of:=IF([.AG9]=&quot;&quot;;&quot;&quot;;IF(WEEKDAY([.AG9])=5;ISOWEEKNUM([.AG9]);&quot;&quot;))">
            <text:p/>
          </table:table-cell>
          <table:table-cell/>
          <table:table-cell office:value-type="string" calcext:value-type="string">
            <text:p>samedi</text:p>
          </table:table-cell>
          <table:table-cell table:style-name="ce148" office:value-type="float" office:value="0" calcext:value-type="float">
            <text:p>0</text:p>
          </table:table-cell>
          <table:table-cell table:number-columns-repeated="222"/>
        </table:table-row>
        <table:table-row table:style-name="ro15">
          <table:table-cell/>
          <table:table-cell table:style-name="ce9" table:formula="of:=IF([.C10]=&quot;&quot;;&quot;&quot;;UPPER(LEFT(TEXT([.C10];&quot;JJJ&quot;);1)))" office:value-type="string" office:string-value="M" calcext:value-type="string">
            <text:p>M</text:p>
          </table:table-cell>
          <table:table-cell table:style-name="ce15" table:formula="of:=[.C9]+1" office:value-type="date" office:date-value="2020-01-07" calcext:value-type="date">
            <text:p>7</text:p>
          </table:table-cell>
          <table:table-cell table:style-name="ce21" table:formula="of:=IF([.C10]=&quot;&quot;;&quot;&quot;;IFERROR(VLOOKUP([.C10];[$'Jours fériés'.$A$4:$'Jours fériés'.$B$203];2;0);&quot; &quot;))" office:value-type="string" office:string-value=" " calcext:value-type="string">
            <text:p><text:s/></text:p>
          </table:table-cell>
          <table:table-cell table:style-name="ce28"/>
          <table:table-cell table:style-name="ce106" table:formula="of:=IF([.C10]=&quot;&quot;;[.F9];IF([.E10]=&quot;début&quot;;INDEX([.$AN$4:.$AN$17];1+MOD([.C10]-2;14));IF(ISNUMBER([.E10]);[.F9]+[.E10];IF((LEFT([.D10])&lt;&gt;&quot; &quot;)OR([.E10]&lt;&gt;&quot;&quot;);[.F9];[.F9]+INDEX([.$AN$4:.$AN$17];1+MOD([.C10]-2;14))))))" office:value-type="float" office:value="4" calcext:value-type="float">
            <text:p>4</text:p>
          </table:table-cell>
          <table:table-cell table:style-name="ce119" table:formula="of:=IF([.C10]=&quot;&quot;;&quot;&quot;;IF(WEEKDAY([.C10])=5;ISOWEEKNUM([.C10]);&quot;&quot;))">
            <text:p/>
          </table:table-cell>
          <table:table-cell table:style-name="ce9" table:formula="of:=IF([.I10]=&quot;&quot;;&quot;&quot;;UPPER(LEFT(TEXT([.I10];&quot;JJJ&quot;);1)))" office:value-type="string" office:string-value="V" calcext:value-type="string">
            <text:p>V</text:p>
          </table:table-cell>
          <table:table-cell table:style-name="ce15" table:formula="of:=[.I9]+1" office:value-type="date" office:date-value="2020-02-07" calcext:value-type="date">
            <text:p>7</text:p>
          </table:table-cell>
          <table:table-cell table:style-name="ce21" table:formula="of:=IF([.I10]=&quot;&quot;;&quot;&quot;;IFERROR(VLOOKUP([.I10];[$'Jours fériés'.$A$4:$'Jours fériés'.$B$203];2;0);&quot; &quot;))" office:value-type="string" office:string-value=" " calcext:value-type="string">
            <text:p><text:s/></text:p>
          </table:table-cell>
          <table:table-cell table:style-name="ce28"/>
          <table:table-cell table:style-name="ce106" table:formula="of:=IF([.I10]=&quot;&quot;;[.L9];IF([.K10]=&quot;début&quot;;INDEX([.$AN$4:.$AN$17];1+MOD([.I10]-2;14));IF(ISNUMBER([.K10]);[.L9]+[.K10];IF((LEFT([.J10])&lt;&gt;&quot; &quot;)OR([.K10]&lt;&gt;&quot;&quot;);[.L9];[.L9]+INDEX([.$AN$4:.$AN$17];1+MOD([.I10]-2;14))))))" office:value-type="float" office:value="27" calcext:value-type="float">
            <text:p>27</text:p>
          </table:table-cell>
          <table:table-cell table:style-name="ce119" table:formula="of:=IF([.I10]=&quot;&quot;;&quot;&quot;;IF(WEEKDAY([.I10])=5;ISOWEEKNUM([.I10]);&quot;&quot;))">
            <text:p/>
          </table:table-cell>
          <table:table-cell table:style-name="ce9" table:formula="of:=IF([.O10]=&quot;&quot;;&quot;&quot;;UPPER(LEFT(TEXT([.O10];&quot;JJJ&quot;);1)))" office:value-type="string" office:string-value="S" calcext:value-type="string">
            <text:p>S</text:p>
          </table:table-cell>
          <table:table-cell table:style-name="ce15" table:formula="of:=[.O9]+1" office:value-type="date" office:date-value="2020-03-07" calcext:value-type="date">
            <text:p>7</text:p>
          </table:table-cell>
          <table:table-cell table:style-name="ce21" table:formula="of:=IF([.O10]=&quot;&quot;;&quot;&quot;;IFERROR(VLOOKUP([.O10];[$'Jours fériés'.$A$4:$'Jours fériés'.$B$203];2;0);&quot; &quot;))" office:value-type="string" office:string-value=" " calcext:value-type="string">
            <text:p><text:s/></text:p>
          </table:table-cell>
          <table:table-cell table:style-name="ce28"/>
          <table:table-cell table:style-name="ce106" table:formula="of:=IF([.O10]=&quot;&quot;;[.R9];IF([.Q10]=&quot;début&quot;;INDEX([.$AN$4:.$AN$17];1+MOD([.O10]-2;14));IF(ISNUMBER([.Q10]);[.R9]+[.Q10];IF((LEFT([.P10])&lt;&gt;&quot; &quot;)OR([.Q10]&lt;&gt;&quot;&quot;);[.R9];[.R9]+INDEX([.$AN$4:.$AN$17];1+MOD([.O10]-2;14))))))" office:value-type="float" office:value="47" calcext:value-type="float">
            <text:p>47</text:p>
          </table:table-cell>
          <table:table-cell table:style-name="ce119" table:formula="of:=IF([.O10]=&quot;&quot;;&quot;&quot;;IF(WEEKDAY([.O10])=5;ISOWEEKNUM([.O10]);&quot;&quot;))">
            <text:p/>
          </table:table-cell>
          <table:table-cell table:style-name="ce9" table:formula="of:=IF([.U10]=&quot;&quot;;&quot;&quot;;UPPER(LEFT(TEXT([.U10];&quot;JJJ&quot;);1)))" office:value-type="string" office:string-value="M" calcext:value-type="string">
            <text:p>M</text:p>
          </table:table-cell>
          <table:table-cell table:style-name="ce15" table:formula="of:=[.U9]+1" office:value-type="date" office:date-value="2020-04-07" calcext:value-type="date">
            <text:p>7</text:p>
          </table:table-cell>
          <table:table-cell table:style-name="ce21" table:formula="of:=IF([.U10]=&quot;&quot;;&quot;&quot;;IFERROR(VLOOKUP([.U10];[$'Jours fériés'.$A$4:$'Jours fériés'.$B$203];2;0);&quot; &quot;))" office:value-type="string" office:string-value=" " calcext:value-type="string">
            <text:p><text:s/></text:p>
          </table:table-cell>
          <table:table-cell table:style-name="ce28"/>
          <table:table-cell table:style-name="ce106" table:formula="of:=IF([.U10]=&quot;&quot;;[.X9];IF([.W10]=&quot;début&quot;;INDEX([.$AN$4:.$AN$17];1+MOD([.U10]-2;14));IF(ISNUMBER([.W10]);[.X9]+[.W10];IF((LEFT([.V10])&lt;&gt;&quot; &quot;)OR([.W10]&lt;&gt;&quot;&quot;);[.X9];[.X9]+INDEX([.$AN$4:.$AN$17];1+MOD([.U10]-2;14))))))" office:value-type="float" office:value="69" calcext:value-type="float">
            <text:p>69</text:p>
          </table:table-cell>
          <table:table-cell table:style-name="ce119" table:formula="of:=IF([.U10]=&quot;&quot;;&quot;&quot;;IF(WEEKDAY([.U10])=5;ISOWEEKNUM([.U10]);&quot;&quot;))">
            <text:p/>
          </table:table-cell>
          <table:table-cell table:style-name="ce9" table:formula="of:=IF([.AA10]=&quot;&quot;;&quot;&quot;;UPPER(LEFT(TEXT([.AA10];&quot;JJJ&quot;);1)))" office:value-type="string" office:string-value="J" calcext:value-type="string">
            <text:p>J</text:p>
          </table:table-cell>
          <table:table-cell table:style-name="ce15" table:formula="of:=[.AA9]+1" office:value-type="date" office:date-value="2020-05-07" calcext:value-type="date">
            <text:p>7</text:p>
          </table:table-cell>
          <table:table-cell table:style-name="ce21" table:formula="of:=IF([.AA10]=&quot;&quot;;&quot;&quot;;IFERROR(VLOOKUP([.AA10];[$'Jours fériés'.$A$4:$'Jours fériés'.$B$203];2;0);&quot; &quot;))" office:value-type="string" office:string-value=" " calcext:value-type="string">
            <text:p><text:s/></text:p>
          </table:table-cell>
          <table:table-cell table:style-name="ce28"/>
          <table:table-cell table:style-name="ce106" table:formula="of:=IF([.AA10]=&quot;&quot;;[.AD9];IF([.AC10]=&quot;début&quot;;INDEX([.$AN$4:.$AN$17];1+MOD([.AA10]-2;14));IF(ISNUMBER([.AC10]);[.AD9]+[.AC10];IF((LEFT([.AB10])&lt;&gt;&quot; &quot;)OR([.AC10]&lt;&gt;&quot;&quot;);[.AD9];[.AD9]+INDEX([.$AN$4:.$AN$17];1+MOD([.AA10]-2;14))))))" office:value-type="float" office:value="89" calcext:value-type="float">
            <text:p>89</text:p>
          </table:table-cell>
          <table:table-cell table:style-name="ce119" table:formula="of:=IF([.AA10]=&quot;&quot;;&quot;&quot;;IF(WEEKDAY([.AA10])=5;ISOWEEKNUM([.AA10]);&quot;&quot;))" office:value-type="float" office:value="19" calcext:value-type="float">
            <text:p>19</text:p>
          </table:table-cell>
          <table:table-cell table:style-name="ce9" table:formula="of:=IF([.AG10]=&quot;&quot;;&quot;&quot;;UPPER(LEFT(TEXT([.AG10];&quot;JJJ&quot;);1)))" office:value-type="string" office:string-value="D" calcext:value-type="string">
            <text:p>D</text:p>
          </table:table-cell>
          <table:table-cell table:style-name="ce15" table:formula="of:=[.AG9]+1" office:value-type="date" office:date-value="2020-06-07" calcext:value-type="date">
            <text:p>7</text:p>
          </table:table-cell>
          <table:table-cell table:style-name="ce21" table:formula="of:=IF([.AG10]=&quot;&quot;;&quot;&quot;;IFERROR(VLOOKUP([.AG10];[$'Jours fériés'.$A$4:$'Jours fériés'.$B$203];2;0);&quot; &quot;))" office:value-type="string" office:string-value=" Fête des mères" calcext:value-type="string">
            <text:p><text:s/>Fête des mères</text:p>
          </table:table-cell>
          <table:table-cell table:style-name="ce28"/>
          <table:table-cell table:style-name="ce106" table:formula="of:=IF([.AG10]=&quot;&quot;;[.AJ9];IF([.AI10]=&quot;début&quot;;INDEX([.$AN$4:.$AN$17];1+MOD([.AG10]-2;14));IF(ISNUMBER([.AI10]);[.AJ9]+[.AI10];IF((LEFT([.AH10])&lt;&gt;&quot; &quot;)OR([.AI10]&lt;&gt;&quot;&quot;);[.AJ9];[.AJ9]+INDEX([.$AN$4:.$AN$17];1+MOD([.AG10]-2;14))))))" office:value-type="float" office:value="107" calcext:value-type="float">
            <text:p>107</text:p>
          </table:table-cell>
          <table:table-cell table:style-name="ce140" table:formula="of:=IF([.AG10]=&quot;&quot;;&quot;&quot;;IF(WEEKDAY([.AG10])=5;ISOWEEKNUM([.AG10]);&quot;&quot;))">
            <text:p/>
          </table:table-cell>
          <table:table-cell/>
          <table:table-cell office:value-type="string" calcext:value-type="string">
            <text:p>dimanche</text:p>
          </table:table-cell>
          <table:table-cell table:style-name="ce148" office:value-type="float" office:value="0" calcext:value-type="float">
            <text:p>0</text:p>
          </table:table-cell>
          <table:table-cell table:number-columns-repeated="222"/>
        </table:table-row>
        <table:table-row table:style-name="ro15">
          <table:table-cell/>
          <table:table-cell table:style-name="ce9" table:formula="of:=IF([.C11]=&quot;&quot;;&quot;&quot;;UPPER(LEFT(TEXT([.C11];&quot;JJJ&quot;);1)))" office:value-type="string" office:string-value="M" calcext:value-type="string">
            <text:p>M</text:p>
          </table:table-cell>
          <table:table-cell table:style-name="ce15" table:formula="of:=[.C10]+1" office:value-type="date" office:date-value="2020-01-08" calcext:value-type="date">
            <text:p>8</text:p>
          </table:table-cell>
          <table:table-cell table:style-name="ce21" table:formula="of:=IF([.C11]=&quot;&quot;;&quot;&quot;;IFERROR(VLOOKUP([.C11];[$'Jours fériés'.$A$4:$'Jours fériés'.$B$203];2;0);&quot; &quot;))" office:value-type="string" office:string-value=" " calcext:value-type="string">
            <text:p><text:s/></text:p>
          </table:table-cell>
          <table:table-cell table:style-name="ce28"/>
          <table:table-cell table:style-name="ce106" table:formula="of:=IF([.C11]=&quot;&quot;;[.F10];IF([.E11]=&quot;début&quot;;INDEX([.$AN$4:.$AN$17];1+MOD([.C11]-2;14));IF(ISNUMBER([.E11]);[.F10]+[.E11];IF((LEFT([.D11])&lt;&gt;&quot; &quot;)OR([.E11]&lt;&gt;&quot;&quot;);[.F10];[.F10]+INDEX([.$AN$4:.$AN$17];1+MOD([.C11]-2;14))))))" office:value-type="float" office:value="5" calcext:value-type="float">
            <text:p>5</text:p>
          </table:table-cell>
          <table:table-cell table:style-name="ce119" table:formula="of:=IF([.C11]=&quot;&quot;;&quot;&quot;;IF(WEEKDAY([.C11])=5;ISOWEEKNUM([.C11]);&quot;&quot;))">
            <text:p/>
          </table:table-cell>
          <table:table-cell table:style-name="ce9" table:formula="of:=IF([.I11]=&quot;&quot;;&quot;&quot;;UPPER(LEFT(TEXT([.I11];&quot;JJJ&quot;);1)))" office:value-type="string" office:string-value="S" calcext:value-type="string">
            <text:p>S</text:p>
          </table:table-cell>
          <table:table-cell table:style-name="ce15" table:formula="of:=[.I10]+1" office:value-type="date" office:date-value="2020-02-08" calcext:value-type="date">
            <text:p>8</text:p>
          </table:table-cell>
          <table:table-cell table:style-name="ce21" table:formula="of:=IF([.I11]=&quot;&quot;;&quot;&quot;;IFERROR(VLOOKUP([.I11];[$'Jours fériés'.$A$4:$'Jours fériés'.$B$203];2;0);&quot; &quot;))" office:value-type="string" office:string-value=" " calcext:value-type="string">
            <text:p><text:s/></text:p>
          </table:table-cell>
          <table:table-cell table:style-name="ce28"/>
          <table:table-cell table:style-name="ce106" table:formula="of:=IF([.I11]=&quot;&quot;;[.L10];IF([.K11]=&quot;début&quot;;INDEX([.$AN$4:.$AN$17];1+MOD([.I11]-2;14));IF(ISNUMBER([.K11]);[.L10]+[.K11];IF((LEFT([.J11])&lt;&gt;&quot; &quot;)OR([.K11]&lt;&gt;&quot;&quot;);[.L10];[.L10]+INDEX([.$AN$4:.$AN$17];1+MOD([.I11]-2;14))))))" office:value-type="float" office:value="27" calcext:value-type="float">
            <text:p>27</text:p>
          </table:table-cell>
          <table:table-cell table:style-name="ce119" table:formula="of:=IF([.I11]=&quot;&quot;;&quot;&quot;;IF(WEEKDAY([.I11])=5;ISOWEEKNUM([.I11]);&quot;&quot;))">
            <text:p/>
          </table:table-cell>
          <table:table-cell table:style-name="ce9" table:formula="of:=IF([.O11]=&quot;&quot;;&quot;&quot;;UPPER(LEFT(TEXT([.O11];&quot;JJJ&quot;);1)))" office:value-type="string" office:string-value="D" calcext:value-type="string">
            <text:p>D</text:p>
          </table:table-cell>
          <table:table-cell table:style-name="ce15" table:formula="of:=[.O10]+1" office:value-type="date" office:date-value="2020-03-08" calcext:value-type="date">
            <text:p>8</text:p>
          </table:table-cell>
          <table:table-cell table:style-name="ce21" table:formula="of:=IF([.O11]=&quot;&quot;;&quot;&quot;;IFERROR(VLOOKUP([.O11];[$'Jours fériés'.$A$4:$'Jours fériés'.$B$203];2;0);&quot; &quot;))" office:value-type="string" office:string-value=" " calcext:value-type="string">
            <text:p><text:s/></text:p>
          </table:table-cell>
          <table:table-cell table:style-name="ce28"/>
          <table:table-cell table:style-name="ce106" table:formula="of:=IF([.O11]=&quot;&quot;;[.R10];IF([.Q11]=&quot;début&quot;;INDEX([.$AN$4:.$AN$17];1+MOD([.O11]-2;14));IF(ISNUMBER([.Q11]);[.R10]+[.Q11];IF((LEFT([.P11])&lt;&gt;&quot; &quot;)OR([.Q11]&lt;&gt;&quot;&quot;);[.R10];[.R10]+INDEX([.$AN$4:.$AN$17];1+MOD([.O11]-2;14))))))" office:value-type="float" office:value="47" calcext:value-type="float">
            <text:p>47</text:p>
          </table:table-cell>
          <table:table-cell table:style-name="ce119" table:formula="of:=IF([.O11]=&quot;&quot;;&quot;&quot;;IF(WEEKDAY([.O11])=5;ISOWEEKNUM([.O11]);&quot;&quot;))">
            <text:p/>
          </table:table-cell>
          <table:table-cell table:style-name="ce9" table:formula="of:=IF([.U11]=&quot;&quot;;&quot;&quot;;UPPER(LEFT(TEXT([.U11];&quot;JJJ&quot;);1)))" office:value-type="string" office:string-value="M" calcext:value-type="string">
            <text:p>M</text:p>
          </table:table-cell>
          <table:table-cell table:style-name="ce15" table:formula="of:=[.U10]+1" office:value-type="date" office:date-value="2020-04-08" calcext:value-type="date">
            <text:p>8</text:p>
          </table:table-cell>
          <table:table-cell table:style-name="ce21" table:formula="of:=IF([.U11]=&quot;&quot;;&quot;&quot;;IFERROR(VLOOKUP([.U11];[$'Jours fériés'.$A$4:$'Jours fériés'.$B$203];2;0);&quot; &quot;))" office:value-type="string" office:string-value=" " calcext:value-type="string">
            <text:p><text:s/></text:p>
          </table:table-cell>
          <table:table-cell table:style-name="ce28"/>
          <table:table-cell table:style-name="ce106" table:formula="of:=IF([.U11]=&quot;&quot;;[.X10];IF([.W11]=&quot;début&quot;;INDEX([.$AN$4:.$AN$17];1+MOD([.U11]-2;14));IF(ISNUMBER([.W11]);[.X10]+[.W11];IF((LEFT([.V11])&lt;&gt;&quot; &quot;)OR([.W11]&lt;&gt;&quot;&quot;);[.X10];[.X10]+INDEX([.$AN$4:.$AN$17];1+MOD([.U11]-2;14))))))" office:value-type="float" office:value="70" calcext:value-type="float">
            <text:p>70</text:p>
          </table:table-cell>
          <table:table-cell table:style-name="ce119" table:formula="of:=IF([.U11]=&quot;&quot;;&quot;&quot;;IF(WEEKDAY([.U11])=5;ISOWEEKNUM([.U11]);&quot;&quot;))">
            <text:p/>
          </table:table-cell>
          <table:table-cell table:style-name="ce9" table:formula="of:=IF([.AA11]=&quot;&quot;;&quot;&quot;;UPPER(LEFT(TEXT([.AA11];&quot;JJJ&quot;);1)))" office:value-type="string" office:string-value="V" calcext:value-type="string">
            <text:p>V</text:p>
          </table:table-cell>
          <table:table-cell table:style-name="ce15" table:formula="of:=[.AA10]+1" office:value-type="date" office:date-value="2020-05-08" calcext:value-type="date">
            <text:p>8</text:p>
          </table:table-cell>
          <table:table-cell table:style-name="ce21" table:formula="of:=IF([.AA11]=&quot;&quot;;&quot;&quot;;IFERROR(VLOOKUP([.AA11];[$'Jours fériés'.$A$4:$'Jours fériés'.$B$203];2;0);&quot; &quot;))" office:value-type="string" office:string-value="Victoire 1945" calcext:value-type="string">
            <text:p>Victoire 1945</text:p>
          </table:table-cell>
          <table:table-cell table:style-name="ce28"/>
          <table:table-cell table:style-name="ce106" table:formula="of:=IF([.AA11]=&quot;&quot;;[.AD10];IF([.AC11]=&quot;début&quot;;INDEX([.$AN$4:.$AN$17];1+MOD([.AA11]-2;14));IF(ISNUMBER([.AC11]);[.AD10]+[.AC11];IF((LEFT([.AB11])&lt;&gt;&quot; &quot;)OR([.AC11]&lt;&gt;&quot;&quot;);[.AD10];[.AD10]+INDEX([.$AN$4:.$AN$17];1+MOD([.AA11]-2;14))))))" office:value-type="float" office:value="89" calcext:value-type="float">
            <text:p>89</text:p>
          </table:table-cell>
          <table:table-cell table:style-name="ce119" table:formula="of:=IF([.AA11]=&quot;&quot;;&quot;&quot;;IF(WEEKDAY([.AA11])=5;ISOWEEKNUM([.AA11]);&quot;&quot;))">
            <text:p/>
          </table:table-cell>
          <table:table-cell table:style-name="ce9" table:formula="of:=IF([.AG11]=&quot;&quot;;&quot;&quot;;UPPER(LEFT(TEXT([.AG11];&quot;JJJ&quot;);1)))" office:value-type="string" office:string-value="L" calcext:value-type="string">
            <text:p>L</text:p>
          </table:table-cell>
          <table:table-cell table:style-name="ce15" table:formula="of:=[.AG10]+1" office:value-type="date" office:date-value="2020-06-08" calcext:value-type="date">
            <text:p>8</text:p>
          </table:table-cell>
          <table:table-cell table:style-name="ce21" table:formula="of:=IF([.AG11]=&quot;&quot;;&quot;&quot;;IFERROR(VLOOKUP([.AG11];[$'Jours fériés'.$A$4:$'Jours fériés'.$B$203];2;0);&quot; &quot;))" office:value-type="string" office:string-value=" " calcext:value-type="string">
            <text:p><text:s/></text:p>
          </table:table-cell>
          <table:table-cell table:style-name="ce28"/>
          <table:table-cell table:style-name="ce106" table:formula="of:=IF([.AG11]=&quot;&quot;;[.AJ10];IF([.AI11]=&quot;début&quot;;INDEX([.$AN$4:.$AN$17];1+MOD([.AG11]-2;14));IF(ISNUMBER([.AI11]);[.AJ10]+[.AI11];IF((LEFT([.AH11])&lt;&gt;&quot; &quot;)OR([.AI11]&lt;&gt;&quot;&quot;);[.AJ10];[.AJ10]+INDEX([.$AN$4:.$AN$17];1+MOD([.AG11]-2;14))))))" office:value-type="float" office:value="108" calcext:value-type="float">
            <text:p>108</text:p>
          </table:table-cell>
          <table:table-cell table:style-name="ce140" table:formula="of:=IF([.AG11]=&quot;&quot;;&quot;&quot;;IF(WEEKDAY([.AG11])=5;ISOWEEKNUM([.AG11]);&quot;&quot;))">
            <text:p/>
          </table:table-cell>
          <table:table-cell/>
          <table:table-cell table:style-name="ce143" office:value-type="string" calcext:value-type="string">
            <text:p>lundi</text:p>
          </table:table-cell>
          <table:table-cell table:style-name="ce149" table:formula="of:=[.AN4]" office:value-type="float" office:value="1" calcext:value-type="float">
            <text:p>1</text:p>
          </table:table-cell>
          <table:table-cell table:style-name="ce147" office:value-type="string" calcext:value-type="string">
            <text:p>semaine en alternance</text:p>
          </table:table-cell>
          <table:table-cell table:number-columns-repeated="221"/>
        </table:table-row>
        <table:table-row table:style-name="ro15">
          <table:table-cell/>
          <table:table-cell table:style-name="ce9" table:formula="of:=IF([.C12]=&quot;&quot;;&quot;&quot;;UPPER(LEFT(TEXT([.C12];&quot;JJJ&quot;);1)))" office:value-type="string" office:string-value="J" calcext:value-type="string">
            <text:p>J</text:p>
          </table:table-cell>
          <table:table-cell table:style-name="ce15" table:formula="of:=[.C11]+1" office:value-type="date" office:date-value="2020-01-09" calcext:value-type="date">
            <text:p>9</text:p>
          </table:table-cell>
          <table:table-cell table:style-name="ce21" table:formula="of:=IF([.C12]=&quot;&quot;;&quot;&quot;;IFERROR(VLOOKUP([.C12];[$'Jours fériés'.$A$4:$'Jours fériés'.$B$203];2;0);&quot; &quot;))" office:value-type="string" office:string-value=" " calcext:value-type="string">
            <text:p><text:s/></text:p>
          </table:table-cell>
          <table:table-cell table:style-name="ce28"/>
          <table:table-cell table:style-name="ce106" table:formula="of:=IF([.C12]=&quot;&quot;;[.F11];IF([.E12]=&quot;début&quot;;INDEX([.$AN$4:.$AN$17];1+MOD([.C12]-2;14));IF(ISNUMBER([.E12]);[.F11]+[.E12];IF((LEFT([.D12])&lt;&gt;&quot; &quot;)OR([.E12]&lt;&gt;&quot;&quot;);[.F11];[.F11]+INDEX([.$AN$4:.$AN$17];1+MOD([.C12]-2;14))))))" office:value-type="float" office:value="6" calcext:value-type="float">
            <text:p>6</text:p>
          </table:table-cell>
          <table:table-cell table:style-name="ce119" table:formula="of:=IF([.C12]=&quot;&quot;;&quot;&quot;;IF(WEEKDAY([.C12])=5;ISOWEEKNUM([.C12]);&quot;&quot;))" office:value-type="float" office:value="2" calcext:value-type="float">
            <text:p>2</text:p>
          </table:table-cell>
          <table:table-cell table:style-name="ce9" table:formula="of:=IF([.I12]=&quot;&quot;;&quot;&quot;;UPPER(LEFT(TEXT([.I12];&quot;JJJ&quot;);1)))" office:value-type="string" office:string-value="D" calcext:value-type="string">
            <text:p>D</text:p>
          </table:table-cell>
          <table:table-cell table:style-name="ce15" table:formula="of:=[.I11]+1" office:value-type="date" office:date-value="2020-02-09" calcext:value-type="date">
            <text:p>9</text:p>
          </table:table-cell>
          <table:table-cell table:style-name="ce21" table:formula="of:=IF([.I12]=&quot;&quot;;&quot;&quot;;IFERROR(VLOOKUP([.I12];[$'Jours fériés'.$A$4:$'Jours fériés'.$B$203];2;0);&quot; &quot;))" office:value-type="string" office:string-value=" " calcext:value-type="string">
            <text:p><text:s/></text:p>
          </table:table-cell>
          <table:table-cell table:style-name="ce28"/>
          <table:table-cell table:style-name="ce106" table:formula="of:=IF([.I12]=&quot;&quot;;[.L11];IF([.K12]=&quot;début&quot;;INDEX([.$AN$4:.$AN$17];1+MOD([.I12]-2;14));IF(ISNUMBER([.K12]);[.L11]+[.K12];IF((LEFT([.J12])&lt;&gt;&quot; &quot;)OR([.K12]&lt;&gt;&quot;&quot;);[.L11];[.L11]+INDEX([.$AN$4:.$AN$17];1+MOD([.I12]-2;14))))))" office:value-type="float" office:value="27" calcext:value-type="float">
            <text:p>27</text:p>
          </table:table-cell>
          <table:table-cell table:style-name="ce119" table:formula="of:=IF([.I12]=&quot;&quot;;&quot;&quot;;IF(WEEKDAY([.I12])=5;ISOWEEKNUM([.I12]);&quot;&quot;))">
            <text:p/>
          </table:table-cell>
          <table:table-cell table:style-name="ce9" table:formula="of:=IF([.O12]=&quot;&quot;;&quot;&quot;;UPPER(LEFT(TEXT([.O12];&quot;JJJ&quot;);1)))" office:value-type="string" office:string-value="L" calcext:value-type="string">
            <text:p>L</text:p>
          </table:table-cell>
          <table:table-cell table:style-name="ce15" table:formula="of:=[.O11]+1" office:value-type="date" office:date-value="2020-03-09" calcext:value-type="date">
            <text:p>9</text:p>
          </table:table-cell>
          <table:table-cell table:style-name="ce21" table:formula="of:=IF([.O12]=&quot;&quot;;&quot;&quot;;IFERROR(VLOOKUP([.O12];[$'Jours fériés'.$A$4:$'Jours fériés'.$B$203];2;0);&quot; &quot;))" office:value-type="string" office:string-value=" " calcext:value-type="string">
            <text:p><text:s/></text:p>
          </table:table-cell>
          <table:table-cell table:style-name="ce28"/>
          <table:table-cell table:style-name="ce106" table:formula="of:=IF([.O12]=&quot;&quot;;[.R11];IF([.Q12]=&quot;début&quot;;INDEX([.$AN$4:.$AN$17];1+MOD([.O12]-2;14));IF(ISNUMBER([.Q12]);[.R11]+[.Q12];IF((LEFT([.P12])&lt;&gt;&quot; &quot;)OR([.Q12]&lt;&gt;&quot;&quot;);[.R11];[.R11]+INDEX([.$AN$4:.$AN$17];1+MOD([.O12]-2;14))))))" office:value-type="float" office:value="48" calcext:value-type="float">
            <text:p>48</text:p>
          </table:table-cell>
          <table:table-cell table:style-name="ce119" table:formula="of:=IF([.O12]=&quot;&quot;;&quot;&quot;;IF(WEEKDAY([.O12])=5;ISOWEEKNUM([.O12]);&quot;&quot;))">
            <text:p/>
          </table:table-cell>
          <table:table-cell table:style-name="ce9" table:formula="of:=IF([.U12]=&quot;&quot;;&quot;&quot;;UPPER(LEFT(TEXT([.U12];&quot;JJJ&quot;);1)))" office:value-type="string" office:string-value="J" calcext:value-type="string">
            <text:p>J</text:p>
          </table:table-cell>
          <table:table-cell table:style-name="ce15" table:formula="of:=[.U11]+1" office:value-type="date" office:date-value="2020-04-09" calcext:value-type="date">
            <text:p>9</text:p>
          </table:table-cell>
          <table:table-cell table:style-name="ce21" table:formula="of:=IF([.U12]=&quot;&quot;;&quot;&quot;;IFERROR(VLOOKUP([.U12];[$'Jours fériés'.$A$4:$'Jours fériés'.$B$203];2;0);&quot; &quot;))" office:value-type="string" office:string-value=" " calcext:value-type="string">
            <text:p><text:s/></text:p>
          </table:table-cell>
          <table:table-cell table:style-name="ce28"/>
          <table:table-cell table:style-name="ce106" table:formula="of:=IF([.U12]=&quot;&quot;;[.X11];IF([.W12]=&quot;début&quot;;INDEX([.$AN$4:.$AN$17];1+MOD([.U12]-2;14));IF(ISNUMBER([.W12]);[.X11]+[.W12];IF((LEFT([.V12])&lt;&gt;&quot; &quot;)OR([.W12]&lt;&gt;&quot;&quot;);[.X11];[.X11]+INDEX([.$AN$4:.$AN$17];1+MOD([.U12]-2;14))))))" office:value-type="float" office:value="71" calcext:value-type="float">
            <text:p>71</text:p>
          </table:table-cell>
          <table:table-cell table:style-name="ce119" table:formula="of:=IF([.U12]=&quot;&quot;;&quot;&quot;;IF(WEEKDAY([.U12])=5;ISOWEEKNUM([.U12]);&quot;&quot;))" office:value-type="float" office:value="15" calcext:value-type="float">
            <text:p>15</text:p>
          </table:table-cell>
          <table:table-cell table:style-name="ce9" table:formula="of:=IF([.AA12]=&quot;&quot;;&quot;&quot;;UPPER(LEFT(TEXT([.AA12];&quot;JJJ&quot;);1)))" office:value-type="string" office:string-value="S" calcext:value-type="string">
            <text:p>S</text:p>
          </table:table-cell>
          <table:table-cell table:style-name="ce15" table:formula="of:=[.AA11]+1" office:value-type="date" office:date-value="2020-05-09" calcext:value-type="date">
            <text:p>9</text:p>
          </table:table-cell>
          <table:table-cell table:style-name="ce21" table:formula="of:=IF([.AA12]=&quot;&quot;;&quot;&quot;;IFERROR(VLOOKUP([.AA12];[$'Jours fériés'.$A$4:$'Jours fériés'.$B$203];2;0);&quot; &quot;))" office:value-type="string" office:string-value=" " calcext:value-type="string">
            <text:p><text:s/></text:p>
          </table:table-cell>
          <table:table-cell table:style-name="ce28"/>
          <table:table-cell table:style-name="ce106" table:formula="of:=IF([.AA12]=&quot;&quot;;[.AD11];IF([.AC12]=&quot;début&quot;;INDEX([.$AN$4:.$AN$17];1+MOD([.AA12]-2;14));IF(ISNUMBER([.AC12]);[.AD11]+[.AC12];IF((LEFT([.AB12])&lt;&gt;&quot; &quot;)OR([.AC12]&lt;&gt;&quot;&quot;);[.AD11];[.AD11]+INDEX([.$AN$4:.$AN$17];1+MOD([.AA12]-2;14))))))" office:value-type="float" office:value="89" calcext:value-type="float">
            <text:p>89</text:p>
          </table:table-cell>
          <table:table-cell table:style-name="ce119" table:formula="of:=IF([.AA12]=&quot;&quot;;&quot;&quot;;IF(WEEKDAY([.AA12])=5;ISOWEEKNUM([.AA12]);&quot;&quot;))">
            <text:p/>
          </table:table-cell>
          <table:table-cell table:style-name="ce9" table:formula="of:=IF([.AG12]=&quot;&quot;;&quot;&quot;;UPPER(LEFT(TEXT([.AG12];&quot;JJJ&quot;);1)))" office:value-type="string" office:string-value="M" calcext:value-type="string">
            <text:p>M</text:p>
          </table:table-cell>
          <table:table-cell table:style-name="ce15" table:formula="of:=[.AG11]+1" office:value-type="date" office:date-value="2020-06-09" calcext:value-type="date">
            <text:p>9</text:p>
          </table:table-cell>
          <table:table-cell table:style-name="ce21" table:formula="of:=IF([.AG12]=&quot;&quot;;&quot;&quot;;IFERROR(VLOOKUP([.AG12];[$'Jours fériés'.$A$4:$'Jours fériés'.$B$203];2;0);&quot; &quot;))" office:value-type="string" office:string-value=" " calcext:value-type="string">
            <text:p><text:s/></text:p>
          </table:table-cell>
          <table:table-cell table:style-name="ce28"/>
          <table:table-cell table:style-name="ce106" table:formula="of:=IF([.AG12]=&quot;&quot;;[.AJ11];IF([.AI12]=&quot;début&quot;;INDEX([.$AN$4:.$AN$17];1+MOD([.AG12]-2;14));IF(ISNUMBER([.AI12]);[.AJ11]+[.AI12];IF((LEFT([.AH12])&lt;&gt;&quot; &quot;)OR([.AI12]&lt;&gt;&quot;&quot;);[.AJ11];[.AJ11]+INDEX([.$AN$4:.$AN$17];1+MOD([.AG12]-2;14))))))" office:value-type="float" office:value="109" calcext:value-type="float">
            <text:p>109</text:p>
          </table:table-cell>
          <table:table-cell table:style-name="ce140" table:formula="of:=IF([.AG12]=&quot;&quot;;&quot;&quot;;IF(WEEKDAY([.AG12])=5;ISOWEEKNUM([.AG12]);&quot;&quot;))">
            <text:p/>
          </table:table-cell>
          <table:table-cell/>
          <table:table-cell table:style-name="ce143" office:value-type="string" calcext:value-type="string">
            <text:p>mardi</text:p>
          </table:table-cell>
          <table:table-cell table:style-name="ce149" table:formula="of:=[.AN5]" office:value-type="float" office:value="1" calcext:value-type="float">
            <text:p>1</text:p>
          </table:table-cell>
          <table:table-cell table:style-name="ce147" office:value-type="string" calcext:value-type="string">
            <text:p>modifier si nécessaire</text:p>
          </table:table-cell>
          <table:table-cell table:number-columns-repeated="221"/>
        </table:table-row>
        <table:table-row table:style-name="ro15">
          <table:table-cell/>
          <table:table-cell table:style-name="ce9" table:formula="of:=IF([.C13]=&quot;&quot;;&quot;&quot;;UPPER(LEFT(TEXT([.C13];&quot;JJJ&quot;);1)))" office:value-type="string" office:string-value="V" calcext:value-type="string">
            <text:p>V</text:p>
          </table:table-cell>
          <table:table-cell table:style-name="ce15" table:formula="of:=[.C12]+1" office:value-type="date" office:date-value="2020-01-10" calcext:value-type="date">
            <text:p>10</text:p>
          </table:table-cell>
          <table:table-cell table:style-name="ce21" table:formula="of:=IF([.C13]=&quot;&quot;;&quot;&quot;;IFERROR(VLOOKUP([.C13];[$'Jours fériés'.$A$4:$'Jours fériés'.$B$203];2;0);&quot; &quot;))" office:value-type="string" office:string-value=" " calcext:value-type="string">
            <text:p><text:s/></text:p>
          </table:table-cell>
          <table:table-cell table:style-name="ce28"/>
          <table:table-cell table:style-name="ce106" table:formula="of:=IF([.C13]=&quot;&quot;;[.F12];IF([.E13]=&quot;début&quot;;INDEX([.$AN$4:.$AN$17];1+MOD([.C13]-2;14));IF(ISNUMBER([.E13]);[.F12]+[.E13];IF((LEFT([.D13])&lt;&gt;&quot; &quot;)OR([.E13]&lt;&gt;&quot;&quot;);[.F12];[.F12]+INDEX([.$AN$4:.$AN$17];1+MOD([.C13]-2;14))))))" office:value-type="float" office:value="7" calcext:value-type="float">
            <text:p>7</text:p>
          </table:table-cell>
          <table:table-cell table:style-name="ce119" table:formula="of:=IF([.C13]=&quot;&quot;;&quot;&quot;;IF(WEEKDAY([.C13])=5;ISOWEEKNUM([.C13]);&quot;&quot;))">
            <text:p/>
          </table:table-cell>
          <table:table-cell table:style-name="ce9" table:formula="of:=IF([.I13]=&quot;&quot;;&quot;&quot;;UPPER(LEFT(TEXT([.I13];&quot;JJJ&quot;);1)))" office:value-type="string" office:string-value="L" calcext:value-type="string">
            <text:p>L</text:p>
          </table:table-cell>
          <table:table-cell table:style-name="ce15" table:formula="of:=[.I12]+1" office:value-type="date" office:date-value="2020-02-10" calcext:value-type="date">
            <text:p>10</text:p>
          </table:table-cell>
          <table:table-cell table:style-name="ce21" table:formula="of:=IF([.I13]=&quot;&quot;;&quot;&quot;;IFERROR(VLOOKUP([.I13];[$'Jours fériés'.$A$4:$'Jours fériés'.$B$203];2;0);&quot; &quot;))" office:value-type="string" office:string-value=" " calcext:value-type="string">
            <text:p><text:s/></text:p>
          </table:table-cell>
          <table:table-cell table:style-name="ce28"/>
          <table:table-cell table:style-name="ce106" table:formula="of:=IF([.I13]=&quot;&quot;;[.L12];IF([.K13]=&quot;début&quot;;INDEX([.$AN$4:.$AN$17];1+MOD([.I13]-2;14));IF(ISNUMBER([.K13]);[.L12]+[.K13];IF((LEFT([.J13])&lt;&gt;&quot; &quot;)OR([.K13]&lt;&gt;&quot;&quot;);[.L12];[.L12]+INDEX([.$AN$4:.$AN$17];1+MOD([.I13]-2;14))))))" office:value-type="float" office:value="28" calcext:value-type="float">
            <text:p>28</text:p>
          </table:table-cell>
          <table:table-cell table:style-name="ce119" table:formula="of:=IF([.I13]=&quot;&quot;;&quot;&quot;;IF(WEEKDAY([.I13])=5;ISOWEEKNUM([.I13]);&quot;&quot;))">
            <text:p/>
          </table:table-cell>
          <table:table-cell table:style-name="ce9" table:formula="of:=IF([.O13]=&quot;&quot;;&quot;&quot;;UPPER(LEFT(TEXT([.O13];&quot;JJJ&quot;);1)))" office:value-type="string" office:string-value="M" calcext:value-type="string">
            <text:p>M</text:p>
          </table:table-cell>
          <table:table-cell table:style-name="ce15" table:formula="of:=[.O12]+1" office:value-type="date" office:date-value="2020-03-10" calcext:value-type="date">
            <text:p>10</text:p>
          </table:table-cell>
          <table:table-cell table:style-name="ce21" table:formula="of:=IF([.O13]=&quot;&quot;;&quot;&quot;;IFERROR(VLOOKUP([.O13];[$'Jours fériés'.$A$4:$'Jours fériés'.$B$203];2;0);&quot; &quot;))" office:value-type="string" office:string-value=" " calcext:value-type="string">
            <text:p><text:s/></text:p>
          </table:table-cell>
          <table:table-cell table:style-name="ce28"/>
          <table:table-cell table:style-name="ce106" table:formula="of:=IF([.O13]=&quot;&quot;;[.R12];IF([.Q13]=&quot;début&quot;;INDEX([.$AN$4:.$AN$17];1+MOD([.O13]-2;14));IF(ISNUMBER([.Q13]);[.R12]+[.Q13];IF((LEFT([.P13])&lt;&gt;&quot; &quot;)OR([.Q13]&lt;&gt;&quot;&quot;);[.R12];[.R12]+INDEX([.$AN$4:.$AN$17];1+MOD([.O13]-2;14))))))" office:value-type="float" office:value="49" calcext:value-type="float">
            <text:p>49</text:p>
          </table:table-cell>
          <table:table-cell table:style-name="ce119" table:formula="of:=IF([.O13]=&quot;&quot;;&quot;&quot;;IF(WEEKDAY([.O13])=5;ISOWEEKNUM([.O13]);&quot;&quot;))">
            <text:p/>
          </table:table-cell>
          <table:table-cell table:style-name="ce9" table:formula="of:=IF([.U13]=&quot;&quot;;&quot;&quot;;UPPER(LEFT(TEXT([.U13];&quot;JJJ&quot;);1)))" office:value-type="string" office:string-value="V" calcext:value-type="string">
            <text:p>V</text:p>
          </table:table-cell>
          <table:table-cell table:style-name="ce15" table:formula="of:=[.U12]+1" office:value-type="date" office:date-value="2020-04-10" calcext:value-type="date">
            <text:p>10</text:p>
          </table:table-cell>
          <table:table-cell table:style-name="ce21" table:formula="of:=IF([.U13]=&quot;&quot;;&quot;&quot;;IFERROR(VLOOKUP([.U13];[$'Jours fériés'.$A$4:$'Jours fériés'.$B$203];2;0);&quot; &quot;))" office:value-type="string" office:string-value=" " calcext:value-type="string">
            <text:p><text:s/></text:p>
          </table:table-cell>
          <table:table-cell table:style-name="ce28"/>
          <table:table-cell table:style-name="ce106" table:formula="of:=IF([.U13]=&quot;&quot;;[.X12];IF([.W13]=&quot;début&quot;;INDEX([.$AN$4:.$AN$17];1+MOD([.U13]-2;14));IF(ISNUMBER([.W13]);[.X12]+[.W13];IF((LEFT([.V13])&lt;&gt;&quot; &quot;)OR([.W13]&lt;&gt;&quot;&quot;);[.X12];[.X12]+INDEX([.$AN$4:.$AN$17];1+MOD([.U13]-2;14))))))" office:value-type="float" office:value="72" calcext:value-type="float">
            <text:p>72</text:p>
          </table:table-cell>
          <table:table-cell table:style-name="ce119" table:formula="of:=IF([.U13]=&quot;&quot;;&quot;&quot;;IF(WEEKDAY([.U13])=5;ISOWEEKNUM([.U13]);&quot;&quot;))">
            <text:p/>
          </table:table-cell>
          <table:table-cell table:style-name="ce9" table:formula="of:=IF([.AA13]=&quot;&quot;;&quot;&quot;;UPPER(LEFT(TEXT([.AA13];&quot;JJJ&quot;);1)))" office:value-type="string" office:string-value="D" calcext:value-type="string">
            <text:p>D</text:p>
          </table:table-cell>
          <table:table-cell table:style-name="ce15" table:formula="of:=[.AA12]+1" office:value-type="date" office:date-value="2020-05-10" calcext:value-type="date">
            <text:p>10</text:p>
          </table:table-cell>
          <table:table-cell table:style-name="ce21" table:formula="of:=IF([.AA13]=&quot;&quot;;&quot;&quot;;IFERROR(VLOOKUP([.AA13];[$'Jours fériés'.$A$4:$'Jours fériés'.$B$203];2;0);&quot; &quot;))" office:value-type="string" office:string-value=" " calcext:value-type="string">
            <text:p><text:s/></text:p>
          </table:table-cell>
          <table:table-cell table:style-name="ce28"/>
          <table:table-cell table:style-name="ce106" table:formula="of:=IF([.AA13]=&quot;&quot;;[.AD12];IF([.AC13]=&quot;début&quot;;INDEX([.$AN$4:.$AN$17];1+MOD([.AA13]-2;14));IF(ISNUMBER([.AC13]);[.AD12]+[.AC13];IF((LEFT([.AB13])&lt;&gt;&quot; &quot;)OR([.AC13]&lt;&gt;&quot;&quot;);[.AD12];[.AD12]+INDEX([.$AN$4:.$AN$17];1+MOD([.AA13]-2;14))))))" office:value-type="float" office:value="89" calcext:value-type="float">
            <text:p>89</text:p>
          </table:table-cell>
          <table:table-cell table:style-name="ce119" table:formula="of:=IF([.AA13]=&quot;&quot;;&quot;&quot;;IF(WEEKDAY([.AA13])=5;ISOWEEKNUM([.AA13]);&quot;&quot;))">
            <text:p/>
          </table:table-cell>
          <table:table-cell table:style-name="ce9" table:formula="of:=IF([.AG13]=&quot;&quot;;&quot;&quot;;UPPER(LEFT(TEXT([.AG13];&quot;JJJ&quot;);1)))" office:value-type="string" office:string-value="M" calcext:value-type="string">
            <text:p>M</text:p>
          </table:table-cell>
          <table:table-cell table:style-name="ce15" table:formula="of:=[.AG12]+1" office:value-type="date" office:date-value="2020-06-10" calcext:value-type="date">
            <text:p>10</text:p>
          </table:table-cell>
          <table:table-cell table:style-name="ce21" table:formula="of:=IF([.AG13]=&quot;&quot;;&quot;&quot;;IFERROR(VLOOKUP([.AG13];[$'Jours fériés'.$A$4:$'Jours fériés'.$B$203];2;0);&quot; &quot;))" office:value-type="string" office:string-value=" " calcext:value-type="string">
            <text:p><text:s/></text:p>
          </table:table-cell>
          <table:table-cell table:style-name="ce28"/>
          <table:table-cell table:style-name="ce106" table:formula="of:=IF([.AG13]=&quot;&quot;;[.AJ12];IF([.AI13]=&quot;début&quot;;INDEX([.$AN$4:.$AN$17];1+MOD([.AG13]-2;14));IF(ISNUMBER([.AI13]);[.AJ12]+[.AI13];IF((LEFT([.AH13])&lt;&gt;&quot; &quot;)OR([.AI13]&lt;&gt;&quot;&quot;);[.AJ12];[.AJ12]+INDEX([.$AN$4:.$AN$17];1+MOD([.AG13]-2;14))))))" office:value-type="float" office:value="110" calcext:value-type="float">
            <text:p>110</text:p>
          </table:table-cell>
          <table:table-cell table:style-name="ce140" table:formula="of:=IF([.AG13]=&quot;&quot;;&quot;&quot;;IF(WEEKDAY([.AG13])=5;ISOWEEKNUM([.AG13]);&quot;&quot;))">
            <text:p/>
          </table:table-cell>
          <table:table-cell/>
          <table:table-cell table:style-name="ce143" office:value-type="string" calcext:value-type="string">
            <text:p>mercredi</text:p>
          </table:table-cell>
          <table:table-cell table:style-name="ce149" table:formula="of:=[.AN6]" office:value-type="float" office:value="1" calcext:value-type="float">
            <text:p>1</text:p>
          </table:table-cell>
          <table:table-cell table:number-columns-repeated="222"/>
        </table:table-row>
        <table:table-row table:style-name="ro15">
          <table:table-cell/>
          <table:table-cell table:style-name="ce9" table:formula="of:=IF([.C14]=&quot;&quot;;&quot;&quot;;UPPER(LEFT(TEXT([.C14];&quot;JJJ&quot;);1)))" office:value-type="string" office:string-value="S" calcext:value-type="string">
            <text:p>S</text:p>
          </table:table-cell>
          <table:table-cell table:style-name="ce15" table:formula="of:=[.C13]+1" office:value-type="date" office:date-value="2020-01-11" calcext:value-type="date">
            <text:p>11</text:p>
          </table:table-cell>
          <table:table-cell table:style-name="ce21" table:formula="of:=IF([.C14]=&quot;&quot;;&quot;&quot;;IFERROR(VLOOKUP([.C14];[$'Jours fériés'.$A$4:$'Jours fériés'.$B$203];2;0);&quot; &quot;))" office:value-type="string" office:string-value=" " calcext:value-type="string">
            <text:p><text:s/></text:p>
          </table:table-cell>
          <table:table-cell table:style-name="ce28"/>
          <table:table-cell table:style-name="ce106" table:formula="of:=IF([.C14]=&quot;&quot;;[.F13];IF([.E14]=&quot;début&quot;;INDEX([.$AN$4:.$AN$17];1+MOD([.C14]-2;14));IF(ISNUMBER([.E14]);[.F13]+[.E14];IF((LEFT([.D14])&lt;&gt;&quot; &quot;)OR([.E14]&lt;&gt;&quot;&quot;);[.F13];[.F13]+INDEX([.$AN$4:.$AN$17];1+MOD([.C14]-2;14))))))" office:value-type="float" office:value="7" calcext:value-type="float">
            <text:p>7</text:p>
          </table:table-cell>
          <table:table-cell table:style-name="ce119" table:formula="of:=IF([.C14]=&quot;&quot;;&quot;&quot;;IF(WEEKDAY([.C14])=5;ISOWEEKNUM([.C14]);&quot;&quot;))">
            <text:p/>
          </table:table-cell>
          <table:table-cell table:style-name="ce9" table:formula="of:=IF([.I14]=&quot;&quot;;&quot;&quot;;UPPER(LEFT(TEXT([.I14];&quot;JJJ&quot;);1)))" office:value-type="string" office:string-value="M" calcext:value-type="string">
            <text:p>M</text:p>
          </table:table-cell>
          <table:table-cell table:style-name="ce15" table:formula="of:=[.I13]+1" office:value-type="date" office:date-value="2020-02-11" calcext:value-type="date">
            <text:p>11</text:p>
          </table:table-cell>
          <table:table-cell table:style-name="ce21" table:formula="of:=IF([.I14]=&quot;&quot;;&quot;&quot;;IFERROR(VLOOKUP([.I14];[$'Jours fériés'.$A$4:$'Jours fériés'.$B$203];2;0);&quot; &quot;))" office:value-type="string" office:string-value=" " calcext:value-type="string">
            <text:p><text:s/></text:p>
          </table:table-cell>
          <table:table-cell table:style-name="ce28"/>
          <table:table-cell table:style-name="ce106" table:formula="of:=IF([.I14]=&quot;&quot;;[.L13];IF([.K14]=&quot;début&quot;;INDEX([.$AN$4:.$AN$17];1+MOD([.I14]-2;14));IF(ISNUMBER([.K14]);[.L13]+[.K14];IF((LEFT([.J14])&lt;&gt;&quot; &quot;)OR([.K14]&lt;&gt;&quot;&quot;);[.L13];[.L13]+INDEX([.$AN$4:.$AN$17];1+MOD([.I14]-2;14))))))" office:value-type="float" office:value="29" calcext:value-type="float">
            <text:p>29</text:p>
          </table:table-cell>
          <table:table-cell table:style-name="ce119" table:formula="of:=IF([.I14]=&quot;&quot;;&quot;&quot;;IF(WEEKDAY([.I14])=5;ISOWEEKNUM([.I14]);&quot;&quot;))">
            <text:p/>
          </table:table-cell>
          <table:table-cell table:style-name="ce9" table:formula="of:=IF([.O14]=&quot;&quot;;&quot;&quot;;UPPER(LEFT(TEXT([.O14];&quot;JJJ&quot;);1)))" office:value-type="string" office:string-value="M" calcext:value-type="string">
            <text:p>M</text:p>
          </table:table-cell>
          <table:table-cell table:style-name="ce15" table:formula="of:=[.O13]+1" office:value-type="date" office:date-value="2020-03-11" calcext:value-type="date">
            <text:p>11</text:p>
          </table:table-cell>
          <table:table-cell table:style-name="ce21" table:formula="of:=IF([.O14]=&quot;&quot;;&quot;&quot;;IFERROR(VLOOKUP([.O14];[$'Jours fériés'.$A$4:$'Jours fériés'.$B$203];2;0);&quot; &quot;))" office:value-type="string" office:string-value=" " calcext:value-type="string">
            <text:p><text:s/></text:p>
          </table:table-cell>
          <table:table-cell table:style-name="ce28"/>
          <table:table-cell table:style-name="ce106" table:formula="of:=IF([.O14]=&quot;&quot;;[.R13];IF([.Q14]=&quot;début&quot;;INDEX([.$AN$4:.$AN$17];1+MOD([.O14]-2;14));IF(ISNUMBER([.Q14]);[.R13]+[.Q14];IF((LEFT([.P14])&lt;&gt;&quot; &quot;)OR([.Q14]&lt;&gt;&quot;&quot;);[.R13];[.R13]+INDEX([.$AN$4:.$AN$17];1+MOD([.O14]-2;14))))))" office:value-type="float" office:value="50" calcext:value-type="float">
            <text:p>50</text:p>
          </table:table-cell>
          <table:table-cell table:style-name="ce119" table:formula="of:=IF([.O14]=&quot;&quot;;&quot;&quot;;IF(WEEKDAY([.O14])=5;ISOWEEKNUM([.O14]);&quot;&quot;))">
            <text:p/>
          </table:table-cell>
          <table:table-cell table:style-name="ce9" table:formula="of:=IF([.U14]=&quot;&quot;;&quot;&quot;;UPPER(LEFT(TEXT([.U14];&quot;JJJ&quot;);1)))" office:value-type="string" office:string-value="S" calcext:value-type="string">
            <text:p>S</text:p>
          </table:table-cell>
          <table:table-cell table:style-name="ce15" table:formula="of:=[.U13]+1" office:value-type="date" office:date-value="2020-04-11" calcext:value-type="date">
            <text:p>11</text:p>
          </table:table-cell>
          <table:table-cell table:style-name="ce21" table:formula="of:=IF([.U14]=&quot;&quot;;&quot;&quot;;IFERROR(VLOOKUP([.U14];[$'Jours fériés'.$A$4:$'Jours fériés'.$B$203];2;0);&quot; &quot;))" office:value-type="string" office:string-value=" " calcext:value-type="string">
            <text:p><text:s/></text:p>
          </table:table-cell>
          <table:table-cell table:style-name="ce28"/>
          <table:table-cell table:style-name="ce106" table:formula="of:=IF([.U14]=&quot;&quot;;[.X13];IF([.W14]=&quot;début&quot;;INDEX([.$AN$4:.$AN$17];1+MOD([.U14]-2;14));IF(ISNUMBER([.W14]);[.X13]+[.W14];IF((LEFT([.V14])&lt;&gt;&quot; &quot;)OR([.W14]&lt;&gt;&quot;&quot;);[.X13];[.X13]+INDEX([.$AN$4:.$AN$17];1+MOD([.U14]-2;14))))))" office:value-type="float" office:value="72" calcext:value-type="float">
            <text:p>72</text:p>
          </table:table-cell>
          <table:table-cell table:style-name="ce119" table:formula="of:=IF([.U14]=&quot;&quot;;&quot;&quot;;IF(WEEKDAY([.U14])=5;ISOWEEKNUM([.U14]);&quot;&quot;))">
            <text:p/>
          </table:table-cell>
          <table:table-cell table:style-name="ce9" table:formula="of:=IF([.AA14]=&quot;&quot;;&quot;&quot;;UPPER(LEFT(TEXT([.AA14];&quot;JJJ&quot;);1)))" office:value-type="string" office:string-value="L" calcext:value-type="string">
            <text:p>L</text:p>
          </table:table-cell>
          <table:table-cell table:style-name="ce15" table:formula="of:=[.AA13]+1" office:value-type="date" office:date-value="2020-05-11" calcext:value-type="date">
            <text:p>11</text:p>
          </table:table-cell>
          <table:table-cell table:style-name="ce21" table:formula="of:=IF([.AA14]=&quot;&quot;;&quot;&quot;;IFERROR(VLOOKUP([.AA14];[$'Jours fériés'.$A$4:$'Jours fériés'.$B$203];2;0);&quot; &quot;))" office:value-type="string" office:string-value=" " calcext:value-type="string">
            <text:p><text:s/></text:p>
          </table:table-cell>
          <table:table-cell table:style-name="ce28"/>
          <table:table-cell table:style-name="ce106" table:formula="of:=IF([.AA14]=&quot;&quot;;[.AD13];IF([.AC14]=&quot;début&quot;;INDEX([.$AN$4:.$AN$17];1+MOD([.AA14]-2;14));IF(ISNUMBER([.AC14]);[.AD13]+[.AC14];IF((LEFT([.AB14])&lt;&gt;&quot; &quot;)OR([.AC14]&lt;&gt;&quot;&quot;);[.AD13];[.AD13]+INDEX([.$AN$4:.$AN$17];1+MOD([.AA14]-2;14))))))" office:value-type="float" office:value="90" calcext:value-type="float">
            <text:p>90</text:p>
          </table:table-cell>
          <table:table-cell table:style-name="ce119" table:formula="of:=IF([.AA14]=&quot;&quot;;&quot;&quot;;IF(WEEKDAY([.AA14])=5;ISOWEEKNUM([.AA14]);&quot;&quot;))">
            <text:p/>
          </table:table-cell>
          <table:table-cell table:style-name="ce9" table:formula="of:=IF([.AG14]=&quot;&quot;;&quot;&quot;;UPPER(LEFT(TEXT([.AG14];&quot;JJJ&quot;);1)))" office:value-type="string" office:string-value="J" calcext:value-type="string">
            <text:p>J</text:p>
          </table:table-cell>
          <table:table-cell table:style-name="ce15" table:formula="of:=[.AG13]+1" office:value-type="date" office:date-value="2020-06-11" calcext:value-type="date">
            <text:p>11</text:p>
          </table:table-cell>
          <table:table-cell table:style-name="ce21" table:formula="of:=IF([.AG14]=&quot;&quot;;&quot;&quot;;IFERROR(VLOOKUP([.AG14];[$'Jours fériés'.$A$4:$'Jours fériés'.$B$203];2;0);&quot; &quot;))" office:value-type="string" office:string-value=" " calcext:value-type="string">
            <text:p><text:s/></text:p>
          </table:table-cell>
          <table:table-cell table:style-name="ce28"/>
          <table:table-cell table:style-name="ce106" table:formula="of:=IF([.AG14]=&quot;&quot;;[.AJ13];IF([.AI14]=&quot;début&quot;;INDEX([.$AN$4:.$AN$17];1+MOD([.AG14]-2;14));IF(ISNUMBER([.AI14]);[.AJ13]+[.AI14];IF((LEFT([.AH14])&lt;&gt;&quot; &quot;)OR([.AI14]&lt;&gt;&quot;&quot;);[.AJ13];[.AJ13]+INDEX([.$AN$4:.$AN$17];1+MOD([.AG14]-2;14))))))" office:value-type="float" office:value="111" calcext:value-type="float">
            <text:p>111</text:p>
          </table:table-cell>
          <table:table-cell table:style-name="ce140" table:formula="of:=IF([.AG14]=&quot;&quot;;&quot;&quot;;IF(WEEKDAY([.AG14])=5;ISOWEEKNUM([.AG14]);&quot;&quot;))" office:value-type="float" office:value="24" calcext:value-type="float">
            <text:p>24</text:p>
          </table:table-cell>
          <table:table-cell/>
          <table:table-cell table:style-name="ce143" office:value-type="string" calcext:value-type="string">
            <text:p>jeudi</text:p>
          </table:table-cell>
          <table:table-cell table:style-name="ce149" table:formula="of:=[.AN7]" office:value-type="float" office:value="1" calcext:value-type="float">
            <text:p>1</text:p>
          </table:table-cell>
          <table:table-cell table:number-columns-repeated="222"/>
        </table:table-row>
        <table:table-row table:style-name="ro15">
          <table:table-cell/>
          <table:table-cell table:style-name="ce9" table:formula="of:=IF([.C15]=&quot;&quot;;&quot;&quot;;UPPER(LEFT(TEXT([.C15];&quot;JJJ&quot;);1)))" office:value-type="string" office:string-value="D" calcext:value-type="string">
            <text:p>D</text:p>
          </table:table-cell>
          <table:table-cell table:style-name="ce15" table:formula="of:=[.C14]+1" office:value-type="date" office:date-value="2020-01-12" calcext:value-type="date">
            <text:p>12</text:p>
          </table:table-cell>
          <table:table-cell table:style-name="ce21" table:formula="of:=IF([.C15]=&quot;&quot;;&quot;&quot;;IFERROR(VLOOKUP([.C15];[$'Jours fériés'.$A$4:$'Jours fériés'.$B$203];2;0);&quot; &quot;))" office:value-type="string" office:string-value=" " calcext:value-type="string">
            <text:p><text:s/></text:p>
          </table:table-cell>
          <table:table-cell table:style-name="ce28"/>
          <table:table-cell table:style-name="ce106" table:formula="of:=IF([.C15]=&quot;&quot;;[.F14];IF([.E15]=&quot;début&quot;;INDEX([.$AN$4:.$AN$17];1+MOD([.C15]-2;14));IF(ISNUMBER([.E15]);[.F14]+[.E15];IF((LEFT([.D15])&lt;&gt;&quot; &quot;)OR([.E15]&lt;&gt;&quot;&quot;);[.F14];[.F14]+INDEX([.$AN$4:.$AN$17];1+MOD([.C15]-2;14))))))" office:value-type="float" office:value="7" calcext:value-type="float">
            <text:p>7</text:p>
          </table:table-cell>
          <table:table-cell table:style-name="ce119" table:formula="of:=IF([.C15]=&quot;&quot;;&quot;&quot;;IF(WEEKDAY([.C15])=5;ISOWEEKNUM([.C15]);&quot;&quot;))">
            <text:p/>
          </table:table-cell>
          <table:table-cell table:style-name="ce9" table:formula="of:=IF([.I15]=&quot;&quot;;&quot;&quot;;UPPER(LEFT(TEXT([.I15];&quot;JJJ&quot;);1)))" office:value-type="string" office:string-value="M" calcext:value-type="string">
            <text:p>M</text:p>
          </table:table-cell>
          <table:table-cell table:style-name="ce15" table:formula="of:=[.I14]+1" office:value-type="date" office:date-value="2020-02-12" calcext:value-type="date">
            <text:p>12</text:p>
          </table:table-cell>
          <table:table-cell table:style-name="ce21" table:formula="of:=IF([.I15]=&quot;&quot;;&quot;&quot;;IFERROR(VLOOKUP([.I15];[$'Jours fériés'.$A$4:$'Jours fériés'.$B$203];2;0);&quot; &quot;))" office:value-type="string" office:string-value=" " calcext:value-type="string">
            <text:p><text:s/></text:p>
          </table:table-cell>
          <table:table-cell table:style-name="ce28"/>
          <table:table-cell table:style-name="ce106" table:formula="of:=IF([.I15]=&quot;&quot;;[.L14];IF([.K15]=&quot;début&quot;;INDEX([.$AN$4:.$AN$17];1+MOD([.I15]-2;14));IF(ISNUMBER([.K15]);[.L14]+[.K15];IF((LEFT([.J15])&lt;&gt;&quot; &quot;)OR([.K15]&lt;&gt;&quot;&quot;);[.L14];[.L14]+INDEX([.$AN$4:.$AN$17];1+MOD([.I15]-2;14))))))" office:value-type="float" office:value="30" calcext:value-type="float">
            <text:p>30</text:p>
          </table:table-cell>
          <table:table-cell table:style-name="ce119" table:formula="of:=IF([.I15]=&quot;&quot;;&quot;&quot;;IF(WEEKDAY([.I15])=5;ISOWEEKNUM([.I15]);&quot;&quot;))">
            <text:p/>
          </table:table-cell>
          <table:table-cell table:style-name="ce9" table:formula="of:=IF([.O15]=&quot;&quot;;&quot;&quot;;UPPER(LEFT(TEXT([.O15];&quot;JJJ&quot;);1)))" office:value-type="string" office:string-value="J" calcext:value-type="string">
            <text:p>J</text:p>
          </table:table-cell>
          <table:table-cell table:style-name="ce15" table:formula="of:=[.O14]+1" office:value-type="date" office:date-value="2020-03-12" calcext:value-type="date">
            <text:p>12</text:p>
          </table:table-cell>
          <table:table-cell table:style-name="ce21" table:formula="of:=IF([.O15]=&quot;&quot;;&quot;&quot;;IFERROR(VLOOKUP([.O15];[$'Jours fériés'.$A$4:$'Jours fériés'.$B$203];2;0);&quot; &quot;))" office:value-type="string" office:string-value=" " calcext:value-type="string">
            <text:p><text:s/></text:p>
          </table:table-cell>
          <table:table-cell table:style-name="ce28"/>
          <table:table-cell table:style-name="ce106" table:formula="of:=IF([.O15]=&quot;&quot;;[.R14];IF([.Q15]=&quot;début&quot;;INDEX([.$AN$4:.$AN$17];1+MOD([.O15]-2;14));IF(ISNUMBER([.Q15]);[.R14]+[.Q15];IF((LEFT([.P15])&lt;&gt;&quot; &quot;)OR([.Q15]&lt;&gt;&quot;&quot;);[.R14];[.R14]+INDEX([.$AN$4:.$AN$17];1+MOD([.O15]-2;14))))))" office:value-type="float" office:value="51" calcext:value-type="float">
            <text:p>51</text:p>
          </table:table-cell>
          <table:table-cell table:style-name="ce119" table:formula="of:=IF([.O15]=&quot;&quot;;&quot;&quot;;IF(WEEKDAY([.O15])=5;ISOWEEKNUM([.O15]);&quot;&quot;))" office:value-type="float" office:value="11" calcext:value-type="float">
            <text:p>11</text:p>
          </table:table-cell>
          <table:table-cell table:style-name="ce9" table:formula="of:=IF([.U15]=&quot;&quot;;&quot;&quot;;UPPER(LEFT(TEXT([.U15];&quot;JJJ&quot;);1)))" office:value-type="string" office:string-value="D" calcext:value-type="string">
            <text:p>D</text:p>
          </table:table-cell>
          <table:table-cell table:style-name="ce15" table:formula="of:=[.U14]+1" office:value-type="date" office:date-value="2020-04-12" calcext:value-type="date">
            <text:p>12</text:p>
          </table:table-cell>
          <table:table-cell table:style-name="ce21" table:formula="of:=IF([.U15]=&quot;&quot;;&quot;&quot;;IFERROR(VLOOKUP([.U15];[$'Jours fériés'.$A$4:$'Jours fériés'.$B$203];2;0);&quot; &quot;))" office:value-type="string" office:string-value="Pâques" calcext:value-type="string">
            <text:p>Pâques</text:p>
          </table:table-cell>
          <table:table-cell table:style-name="ce28"/>
          <table:table-cell table:style-name="ce106" table:formula="of:=IF([.U15]=&quot;&quot;;[.X14];IF([.W15]=&quot;début&quot;;INDEX([.$AN$4:.$AN$17];1+MOD([.U15]-2;14));IF(ISNUMBER([.W15]);[.X14]+[.W15];IF((LEFT([.V15])&lt;&gt;&quot; &quot;)OR([.W15]&lt;&gt;&quot;&quot;);[.X14];[.X14]+INDEX([.$AN$4:.$AN$17];1+MOD([.U15]-2;14))))))" office:value-type="float" office:value="72" calcext:value-type="float">
            <text:p>72</text:p>
          </table:table-cell>
          <table:table-cell table:style-name="ce119" table:formula="of:=IF([.U15]=&quot;&quot;;&quot;&quot;;IF(WEEKDAY([.U15])=5;ISOWEEKNUM([.U15]);&quot;&quot;))">
            <text:p/>
          </table:table-cell>
          <table:table-cell table:style-name="ce9" table:formula="of:=IF([.AA15]=&quot;&quot;;&quot;&quot;;UPPER(LEFT(TEXT([.AA15];&quot;JJJ&quot;);1)))" office:value-type="string" office:string-value="M" calcext:value-type="string">
            <text:p>M</text:p>
          </table:table-cell>
          <table:table-cell table:style-name="ce15" table:formula="of:=[.AA14]+1" office:value-type="date" office:date-value="2020-05-12" calcext:value-type="date">
            <text:p>12</text:p>
          </table:table-cell>
          <table:table-cell table:style-name="ce21" table:formula="of:=IF([.AA15]=&quot;&quot;;&quot;&quot;;IFERROR(VLOOKUP([.AA15];[$'Jours fériés'.$A$4:$'Jours fériés'.$B$203];2;0);&quot; &quot;))" office:value-type="string" office:string-value=" " calcext:value-type="string">
            <text:p><text:s/></text:p>
          </table:table-cell>
          <table:table-cell table:style-name="ce28"/>
          <table:table-cell table:style-name="ce106" table:formula="of:=IF([.AA15]=&quot;&quot;;[.AD14];IF([.AC15]=&quot;début&quot;;INDEX([.$AN$4:.$AN$17];1+MOD([.AA15]-2;14));IF(ISNUMBER([.AC15]);[.AD14]+[.AC15];IF((LEFT([.AB15])&lt;&gt;&quot; &quot;)OR([.AC15]&lt;&gt;&quot;&quot;);[.AD14];[.AD14]+INDEX([.$AN$4:.$AN$17];1+MOD([.AA15]-2;14))))))" office:value-type="float" office:value="91" calcext:value-type="float">
            <text:p>91</text:p>
          </table:table-cell>
          <table:table-cell table:style-name="ce119" table:formula="of:=IF([.AA15]=&quot;&quot;;&quot;&quot;;IF(WEEKDAY([.AA15])=5;ISOWEEKNUM([.AA15]);&quot;&quot;))">
            <text:p/>
          </table:table-cell>
          <table:table-cell table:style-name="ce9" table:formula="of:=IF([.AG15]=&quot;&quot;;&quot;&quot;;UPPER(LEFT(TEXT([.AG15];&quot;JJJ&quot;);1)))" office:value-type="string" office:string-value="V" calcext:value-type="string">
            <text:p>V</text:p>
          </table:table-cell>
          <table:table-cell table:style-name="ce15" table:formula="of:=[.AG14]+1" office:value-type="date" office:date-value="2020-06-12" calcext:value-type="date">
            <text:p>12</text:p>
          </table:table-cell>
          <table:table-cell table:style-name="ce21" table:formula="of:=IF([.AG15]=&quot;&quot;;&quot;&quot;;IFERROR(VLOOKUP([.AG15];[$'Jours fériés'.$A$4:$'Jours fériés'.$B$203];2;0);&quot; &quot;))" office:value-type="string" office:string-value=" " calcext:value-type="string">
            <text:p><text:s/></text:p>
          </table:table-cell>
          <table:table-cell table:style-name="ce28"/>
          <table:table-cell table:style-name="ce106" table:formula="of:=IF([.AG15]=&quot;&quot;;[.AJ14];IF([.AI15]=&quot;début&quot;;INDEX([.$AN$4:.$AN$17];1+MOD([.AG15]-2;14));IF(ISNUMBER([.AI15]);[.AJ14]+[.AI15];IF((LEFT([.AH15])&lt;&gt;&quot; &quot;)OR([.AI15]&lt;&gt;&quot;&quot;);[.AJ14];[.AJ14]+INDEX([.$AN$4:.$AN$17];1+MOD([.AG15]-2;14))))))" office:value-type="float" office:value="112" calcext:value-type="float">
            <text:p>112</text:p>
          </table:table-cell>
          <table:table-cell table:style-name="ce140" table:formula="of:=IF([.AG15]=&quot;&quot;;&quot;&quot;;IF(WEEKDAY([.AG15])=5;ISOWEEKNUM([.AG15]);&quot;&quot;))">
            <text:p/>
          </table:table-cell>
          <table:table-cell/>
          <table:table-cell table:style-name="ce143" office:value-type="string" calcext:value-type="string">
            <text:p>vendredi</text:p>
          </table:table-cell>
          <table:table-cell table:style-name="ce149" table:formula="of:=[.AN8]" office:value-type="float" office:value="1" calcext:value-type="float">
            <text:p>1</text:p>
          </table:table-cell>
          <table:table-cell table:number-columns-repeated="222"/>
        </table:table-row>
        <table:table-row table:style-name="ro15">
          <table:table-cell/>
          <table:table-cell table:style-name="ce9" table:formula="of:=IF([.C16]=&quot;&quot;;&quot;&quot;;UPPER(LEFT(TEXT([.C16];&quot;JJJ&quot;);1)))" office:value-type="string" office:string-value="L" calcext:value-type="string">
            <text:p>L</text:p>
          </table:table-cell>
          <table:table-cell table:style-name="ce15" table:formula="of:=[.C15]+1" office:value-type="date" office:date-value="2020-01-13" calcext:value-type="date">
            <text:p>13</text:p>
          </table:table-cell>
          <table:table-cell table:style-name="ce21" table:formula="of:=IF([.C16]=&quot;&quot;;&quot;&quot;;IFERROR(VLOOKUP([.C16];[$'Jours fériés'.$A$4:$'Jours fériés'.$B$203];2;0);&quot; &quot;))" office:value-type="string" office:string-value=" " calcext:value-type="string">
            <text:p><text:s/></text:p>
          </table:table-cell>
          <table:table-cell table:style-name="ce28"/>
          <table:table-cell table:style-name="ce106" table:formula="of:=IF([.C16]=&quot;&quot;;[.F15];IF([.E16]=&quot;début&quot;;INDEX([.$AN$4:.$AN$17];1+MOD([.C16]-2;14));IF(ISNUMBER([.E16]);[.F15]+[.E16];IF((LEFT([.D16])&lt;&gt;&quot; &quot;)OR([.E16]&lt;&gt;&quot;&quot;);[.F15];[.F15]+INDEX([.$AN$4:.$AN$17];1+MOD([.C16]-2;14))))))" office:value-type="float" office:value="8" calcext:value-type="float">
            <text:p>8</text:p>
          </table:table-cell>
          <table:table-cell table:style-name="ce119" table:formula="of:=IF([.C16]=&quot;&quot;;&quot;&quot;;IF(WEEKDAY([.C16])=5;ISOWEEKNUM([.C16]);&quot;&quot;))">
            <text:p/>
          </table:table-cell>
          <table:table-cell table:style-name="ce9" table:formula="of:=IF([.I16]=&quot;&quot;;&quot;&quot;;UPPER(LEFT(TEXT([.I16];&quot;JJJ&quot;);1)))" office:value-type="string" office:string-value="J" calcext:value-type="string">
            <text:p>J</text:p>
          </table:table-cell>
          <table:table-cell table:style-name="ce15" table:formula="of:=[.I15]+1" office:value-type="date" office:date-value="2020-02-13" calcext:value-type="date">
            <text:p>13</text:p>
          </table:table-cell>
          <table:table-cell table:style-name="ce21" table:formula="of:=IF([.I16]=&quot;&quot;;&quot;&quot;;IFERROR(VLOOKUP([.I16];[$'Jours fériés'.$A$4:$'Jours fériés'.$B$203];2;0);&quot; &quot;))" office:value-type="string" office:string-value=" " calcext:value-type="string">
            <text:p><text:s/></text:p>
          </table:table-cell>
          <table:table-cell table:style-name="ce28"/>
          <table:table-cell table:style-name="ce106" table:formula="of:=IF([.I16]=&quot;&quot;;[.L15];IF([.K16]=&quot;début&quot;;INDEX([.$AN$4:.$AN$17];1+MOD([.I16]-2;14));IF(ISNUMBER([.K16]);[.L15]+[.K16];IF((LEFT([.J16])&lt;&gt;&quot; &quot;)OR([.K16]&lt;&gt;&quot;&quot;);[.L15];[.L15]+INDEX([.$AN$4:.$AN$17];1+MOD([.I16]-2;14))))))" office:value-type="float" office:value="31" calcext:value-type="float">
            <text:p>31</text:p>
          </table:table-cell>
          <table:table-cell table:style-name="ce119" table:formula="of:=IF([.I16]=&quot;&quot;;&quot;&quot;;IF(WEEKDAY([.I16])=5;ISOWEEKNUM([.I16]);&quot;&quot;))" office:value-type="float" office:value="7" calcext:value-type="float">
            <text:p>7</text:p>
          </table:table-cell>
          <table:table-cell table:style-name="ce9" table:formula="of:=IF([.O16]=&quot;&quot;;&quot;&quot;;UPPER(LEFT(TEXT([.O16];&quot;JJJ&quot;);1)))" office:value-type="string" office:string-value="V" calcext:value-type="string">
            <text:p>V</text:p>
          </table:table-cell>
          <table:table-cell table:style-name="ce15" table:formula="of:=[.O15]+1" office:value-type="date" office:date-value="2020-03-13" calcext:value-type="date">
            <text:p>13</text:p>
          </table:table-cell>
          <table:table-cell table:style-name="ce21" table:formula="of:=IF([.O16]=&quot;&quot;;&quot;&quot;;IFERROR(VLOOKUP([.O16];[$'Jours fériés'.$A$4:$'Jours fériés'.$B$203];2;0);&quot; &quot;))" office:value-type="string" office:string-value=" " calcext:value-type="string">
            <text:p><text:s/></text:p>
          </table:table-cell>
          <table:table-cell table:style-name="ce28"/>
          <table:table-cell table:style-name="ce106" table:formula="of:=IF([.O16]=&quot;&quot;;[.R15];IF([.Q16]=&quot;début&quot;;INDEX([.$AN$4:.$AN$17];1+MOD([.O16]-2;14));IF(ISNUMBER([.Q16]);[.R15]+[.Q16];IF((LEFT([.P16])&lt;&gt;&quot; &quot;)OR([.Q16]&lt;&gt;&quot;&quot;);[.R15];[.R15]+INDEX([.$AN$4:.$AN$17];1+MOD([.O16]-2;14))))))" office:value-type="float" office:value="52" calcext:value-type="float">
            <text:p>52</text:p>
          </table:table-cell>
          <table:table-cell table:style-name="ce119" table:formula="of:=IF([.O16]=&quot;&quot;;&quot;&quot;;IF(WEEKDAY([.O16])=5;ISOWEEKNUM([.O16]);&quot;&quot;))">
            <text:p/>
          </table:table-cell>
          <table:table-cell table:style-name="ce9" table:formula="of:=IF([.U16]=&quot;&quot;;&quot;&quot;;UPPER(LEFT(TEXT([.U16];&quot;JJJ&quot;);1)))" office:value-type="string" office:string-value="L" calcext:value-type="string">
            <text:p>L</text:p>
          </table:table-cell>
          <table:table-cell table:style-name="ce15" table:formula="of:=[.U15]+1" office:value-type="date" office:date-value="2020-04-13" calcext:value-type="date">
            <text:p>13</text:p>
          </table:table-cell>
          <table:table-cell table:style-name="ce21" table:formula="of:=IF([.U16]=&quot;&quot;;&quot;&quot;;IFERROR(VLOOKUP([.U16];[$'Jours fériés'.$A$4:$'Jours fériés'.$B$203];2;0);&quot; &quot;))" office:value-type="string" office:string-value=" " calcext:value-type="string">
            <text:p> </text:p>
          </table:table-cell>
          <table:table-cell table:style-name="ce28"/>
          <table:table-cell table:style-name="ce106" table:formula="of:=IF([.U16]=&quot;&quot;;[.X15];IF([.W16]=&quot;début&quot;;INDEX([.$AN$4:.$AN$17];1+MOD([.U16]-2;14));IF(ISNUMBER([.W16]);[.X15]+[.W16];IF((LEFT([.V16])&lt;&gt;&quot; &quot;)OR([.W16]&lt;&gt;&quot;&quot;);[.X15];[.X15]+INDEX([.$AN$4:.$AN$17];1+MOD([.U16]-2;14))))))" office:value-type="float" office:value="72" calcext:value-type="float">
            <text:p>72</text:p>
          </table:table-cell>
          <table:table-cell table:style-name="ce119" table:formula="of:=IF([.U16]=&quot;&quot;;&quot;&quot;;IF(WEEKDAY([.U16])=5;ISOWEEKNUM([.U16]);&quot;&quot;))">
            <text:p/>
          </table:table-cell>
          <table:table-cell table:style-name="ce9" table:formula="of:=IF([.AA16]=&quot;&quot;;&quot;&quot;;UPPER(LEFT(TEXT([.AA16];&quot;JJJ&quot;);1)))" office:value-type="string" office:string-value="M" calcext:value-type="string">
            <text:p>M</text:p>
          </table:table-cell>
          <table:table-cell table:style-name="ce15" table:formula="of:=[.AA15]+1" office:value-type="date" office:date-value="2020-05-13" calcext:value-type="date">
            <text:p>13</text:p>
          </table:table-cell>
          <table:table-cell table:style-name="ce21" table:formula="of:=IF([.AA16]=&quot;&quot;;&quot;&quot;;IFERROR(VLOOKUP([.AA16];[$'Jours fériés'.$A$4:$'Jours fériés'.$B$203];2;0);&quot; &quot;))" office:value-type="string" office:string-value=" " calcext:value-type="string">
            <text:p><text:s/></text:p>
          </table:table-cell>
          <table:table-cell table:style-name="ce28"/>
          <table:table-cell table:style-name="ce106" table:formula="of:=IF([.AA16]=&quot;&quot;;[.AD15];IF([.AC16]=&quot;début&quot;;INDEX([.$AN$4:.$AN$17];1+MOD([.AA16]-2;14));IF(ISNUMBER([.AC16]);[.AD15]+[.AC16];IF((LEFT([.AB16])&lt;&gt;&quot; &quot;)OR([.AC16]&lt;&gt;&quot;&quot;);[.AD15];[.AD15]+INDEX([.$AN$4:.$AN$17];1+MOD([.AA16]-2;14))))))" office:value-type="float" office:value="92" calcext:value-type="float">
            <text:p>92</text:p>
          </table:table-cell>
          <table:table-cell table:style-name="ce119" table:formula="of:=IF([.AA16]=&quot;&quot;;&quot;&quot;;IF(WEEKDAY([.AA16])=5;ISOWEEKNUM([.AA16]);&quot;&quot;))">
            <text:p/>
          </table:table-cell>
          <table:table-cell table:style-name="ce9" table:formula="of:=IF([.AG16]=&quot;&quot;;&quot;&quot;;UPPER(LEFT(TEXT([.AG16];&quot;JJJ&quot;);1)))" office:value-type="string" office:string-value="S" calcext:value-type="string">
            <text:p>S</text:p>
          </table:table-cell>
          <table:table-cell table:style-name="ce15" table:formula="of:=[.AG15]+1" office:value-type="date" office:date-value="2020-06-13" calcext:value-type="date">
            <text:p>13</text:p>
          </table:table-cell>
          <table:table-cell table:style-name="ce21" table:formula="of:=IF([.AG16]=&quot;&quot;;&quot;&quot;;IFERROR(VLOOKUP([.AG16];[$'Jours fériés'.$A$4:$'Jours fériés'.$B$203];2;0);&quot; &quot;))" office:value-type="string" office:string-value=" " calcext:value-type="string">
            <text:p><text:s/></text:p>
          </table:table-cell>
          <table:table-cell table:style-name="ce28"/>
          <table:table-cell table:style-name="ce106" table:formula="of:=IF([.AG16]=&quot;&quot;;[.AJ15];IF([.AI16]=&quot;début&quot;;INDEX([.$AN$4:.$AN$17];1+MOD([.AG16]-2;14));IF(ISNUMBER([.AI16]);[.AJ15]+[.AI16];IF((LEFT([.AH16])&lt;&gt;&quot; &quot;)OR([.AI16]&lt;&gt;&quot;&quot;);[.AJ15];[.AJ15]+INDEX([.$AN$4:.$AN$17];1+MOD([.AG16]-2;14))))))" office:value-type="float" office:value="112" calcext:value-type="float">
            <text:p>112</text:p>
          </table:table-cell>
          <table:table-cell table:style-name="ce140" table:formula="of:=IF([.AG16]=&quot;&quot;;&quot;&quot;;IF(WEEKDAY([.AG16])=5;ISOWEEKNUM([.AG16]);&quot;&quot;))">
            <text:p/>
          </table:table-cell>
          <table:table-cell/>
          <table:table-cell table:style-name="ce143" office:value-type="string" calcext:value-type="string">
            <text:p>samedi</text:p>
          </table:table-cell>
          <table:table-cell table:style-name="ce149" table:formula="of:=[.AN9]" office:value-type="float" office:value="0" calcext:value-type="float">
            <text:p>0</text:p>
          </table:table-cell>
          <table:table-cell table:number-columns-repeated="222"/>
        </table:table-row>
        <table:table-row table:style-name="ro15">
          <table:table-cell/>
          <table:table-cell table:style-name="ce9" table:formula="of:=IF([.C17]=&quot;&quot;;&quot;&quot;;UPPER(LEFT(TEXT([.C17];&quot;JJJ&quot;);1)))" office:value-type="string" office:string-value="M" calcext:value-type="string">
            <text:p>M</text:p>
          </table:table-cell>
          <table:table-cell table:style-name="ce15" table:formula="of:=[.C16]+1" office:value-type="date" office:date-value="2020-01-14" calcext:value-type="date">
            <text:p>14</text:p>
          </table:table-cell>
          <table:table-cell table:style-name="ce21" table:formula="of:=IF([.C17]=&quot;&quot;;&quot;&quot;;IFERROR(VLOOKUP([.C17];[$'Jours fériés'.$A$4:$'Jours fériés'.$B$203];2;0);&quot; &quot;))" office:value-type="string" office:string-value=" " calcext:value-type="string">
            <text:p><text:s/></text:p>
          </table:table-cell>
          <table:table-cell table:style-name="ce28"/>
          <table:table-cell table:style-name="ce106" table:formula="of:=IF([.C17]=&quot;&quot;;[.F16];IF([.E17]=&quot;début&quot;;INDEX([.$AN$4:.$AN$17];1+MOD([.C17]-2;14));IF(ISNUMBER([.E17]);[.F16]+[.E17];IF((LEFT([.D17])&lt;&gt;&quot; &quot;)OR([.E17]&lt;&gt;&quot;&quot;);[.F16];[.F16]+INDEX([.$AN$4:.$AN$17];1+MOD([.C17]-2;14))))))" office:value-type="float" office:value="9" calcext:value-type="float">
            <text:p>9</text:p>
          </table:table-cell>
          <table:table-cell table:style-name="ce119" table:formula="of:=IF([.C17]=&quot;&quot;;&quot;&quot;;IF(WEEKDAY([.C17])=5;ISOWEEKNUM([.C17]);&quot;&quot;))">
            <text:p/>
          </table:table-cell>
          <table:table-cell table:style-name="ce9" table:formula="of:=IF([.I17]=&quot;&quot;;&quot;&quot;;UPPER(LEFT(TEXT([.I17];&quot;JJJ&quot;);1)))" office:value-type="string" office:string-value="V" calcext:value-type="string">
            <text:p>V</text:p>
          </table:table-cell>
          <table:table-cell table:style-name="ce15" table:formula="of:=[.I16]+1" office:value-type="date" office:date-value="2020-02-14" calcext:value-type="date">
            <text:p>14</text:p>
          </table:table-cell>
          <table:table-cell table:style-name="ce21" table:formula="of:=IF([.I17]=&quot;&quot;;&quot;&quot;;IFERROR(VLOOKUP([.I17];[$'Jours fériés'.$A$4:$'Jours fériés'.$B$203];2;0);&quot; &quot;))" office:value-type="string" office:string-value=" " calcext:value-type="string">
            <text:p><text:s/></text:p>
          </table:table-cell>
          <table:table-cell table:style-name="ce28"/>
          <table:table-cell table:style-name="ce106" table:formula="of:=IF([.I17]=&quot;&quot;;[.L16];IF([.K17]=&quot;début&quot;;INDEX([.$AN$4:.$AN$17];1+MOD([.I17]-2;14));IF(ISNUMBER([.K17]);[.L16]+[.K17];IF((LEFT([.J17])&lt;&gt;&quot; &quot;)OR([.K17]&lt;&gt;&quot;&quot;);[.L16];[.L16]+INDEX([.$AN$4:.$AN$17];1+MOD([.I17]-2;14))))))" office:value-type="float" office:value="32" calcext:value-type="float">
            <text:p>32</text:p>
          </table:table-cell>
          <table:table-cell table:style-name="ce119" table:formula="of:=IF([.I17]=&quot;&quot;;&quot;&quot;;IF(WEEKDAY([.I17])=5;ISOWEEKNUM([.I17]);&quot;&quot;))">
            <text:p/>
          </table:table-cell>
          <table:table-cell table:style-name="ce9" table:formula="of:=IF([.O17]=&quot;&quot;;&quot;&quot;;UPPER(LEFT(TEXT([.O17];&quot;JJJ&quot;);1)))" office:value-type="string" office:string-value="S" calcext:value-type="string">
            <text:p>S</text:p>
          </table:table-cell>
          <table:table-cell table:style-name="ce15" table:formula="of:=[.O16]+1" office:value-type="date" office:date-value="2020-03-14" calcext:value-type="date">
            <text:p>14</text:p>
          </table:table-cell>
          <table:table-cell table:style-name="ce21" table:formula="of:=IF([.O17]=&quot;&quot;;&quot;&quot;;IFERROR(VLOOKUP([.O17];[$'Jours fériés'.$A$4:$'Jours fériés'.$B$203];2;0);&quot; &quot;))" office:value-type="string" office:string-value=" " calcext:value-type="string">
            <text:p><text:s/></text:p>
          </table:table-cell>
          <table:table-cell table:style-name="ce28"/>
          <table:table-cell table:style-name="ce106" table:formula="of:=IF([.O17]=&quot;&quot;;[.R16];IF([.Q17]=&quot;début&quot;;INDEX([.$AN$4:.$AN$17];1+MOD([.O17]-2;14));IF(ISNUMBER([.Q17]);[.R16]+[.Q17];IF((LEFT([.P17])&lt;&gt;&quot; &quot;)OR([.Q17]&lt;&gt;&quot;&quot;);[.R16];[.R16]+INDEX([.$AN$4:.$AN$17];1+MOD([.O17]-2;14))))))" office:value-type="float" office:value="52" calcext:value-type="float">
            <text:p>52</text:p>
          </table:table-cell>
          <table:table-cell table:style-name="ce119" table:formula="of:=IF([.O17]=&quot;&quot;;&quot;&quot;;IF(WEEKDAY([.O17])=5;ISOWEEKNUM([.O17]);&quot;&quot;))">
            <text:p/>
          </table:table-cell>
          <table:table-cell table:style-name="ce9" table:formula="of:=IF([.U17]=&quot;&quot;;&quot;&quot;;UPPER(LEFT(TEXT([.U17];&quot;JJJ&quot;);1)))" office:value-type="string" office:string-value="M" calcext:value-type="string">
            <text:p>M</text:p>
          </table:table-cell>
          <table:table-cell table:style-name="ce15" table:formula="of:=[.U16]+1" office:value-type="date" office:date-value="2020-04-14" calcext:value-type="date">
            <text:p>14</text:p>
          </table:table-cell>
          <table:table-cell table:style-name="ce21" table:formula="of:=IF([.U17]=&quot;&quot;;&quot;&quot;;IFERROR(VLOOKUP([.U17];[$'Jours fériés'.$A$4:$'Jours fériés'.$B$203];2;0);&quot; &quot;))" office:value-type="string" office:string-value=" " calcext:value-type="string">
            <text:p><text:s/></text:p>
          </table:table-cell>
          <table:table-cell table:style-name="ce28"/>
          <table:table-cell table:style-name="ce106" table:formula="of:=IF([.U17]=&quot;&quot;;[.X16];IF([.W17]=&quot;début&quot;;INDEX([.$AN$4:.$AN$17];1+MOD([.U17]-2;14));IF(ISNUMBER([.W17]);[.X16]+[.W17];IF((LEFT([.V17])&lt;&gt;&quot; &quot;)OR([.W17]&lt;&gt;&quot;&quot;);[.X16];[.X16]+INDEX([.$AN$4:.$AN$17];1+MOD([.U17]-2;14))))))" office:value-type="float" office:value="73" calcext:value-type="float">
            <text:p>73</text:p>
          </table:table-cell>
          <table:table-cell table:style-name="ce119" table:formula="of:=IF([.U17]=&quot;&quot;;&quot;&quot;;IF(WEEKDAY([.U17])=5;ISOWEEKNUM([.U17]);&quot;&quot;))">
            <text:p/>
          </table:table-cell>
          <table:table-cell table:style-name="ce9" table:formula="of:=IF([.AA17]=&quot;&quot;;&quot;&quot;;UPPER(LEFT(TEXT([.AA17];&quot;JJJ&quot;);1)))" office:value-type="string" office:string-value="J" calcext:value-type="string">
            <text:p>J</text:p>
          </table:table-cell>
          <table:table-cell table:style-name="ce15" table:formula="of:=[.AA16]+1" office:value-type="date" office:date-value="2020-05-14" calcext:value-type="date">
            <text:p>14</text:p>
          </table:table-cell>
          <table:table-cell table:style-name="ce21" table:formula="of:=IF([.AA17]=&quot;&quot;;&quot;&quot;;IFERROR(VLOOKUP([.AA17];[$'Jours fériés'.$A$4:$'Jours fériés'.$B$203];2;0);&quot; &quot;))" office:value-type="string" office:string-value=" " calcext:value-type="string">
            <text:p><text:s/></text:p>
          </table:table-cell>
          <table:table-cell table:style-name="ce28"/>
          <table:table-cell table:style-name="ce106" table:formula="of:=IF([.AA17]=&quot;&quot;;[.AD16];IF([.AC17]=&quot;début&quot;;INDEX([.$AN$4:.$AN$17];1+MOD([.AA17]-2;14));IF(ISNUMBER([.AC17]);[.AD16]+[.AC17];IF((LEFT([.AB17])&lt;&gt;&quot; &quot;)OR([.AC17]&lt;&gt;&quot;&quot;);[.AD16];[.AD16]+INDEX([.$AN$4:.$AN$17];1+MOD([.AA17]-2;14))))))" office:value-type="float" office:value="93" calcext:value-type="float">
            <text:p>93</text:p>
          </table:table-cell>
          <table:table-cell table:style-name="ce119" table:formula="of:=IF([.AA17]=&quot;&quot;;&quot;&quot;;IF(WEEKDAY([.AA17])=5;ISOWEEKNUM([.AA17]);&quot;&quot;))" office:value-type="float" office:value="20" calcext:value-type="float">
            <text:p>20</text:p>
          </table:table-cell>
          <table:table-cell table:style-name="ce9" table:formula="of:=IF([.AG17]=&quot;&quot;;&quot;&quot;;UPPER(LEFT(TEXT([.AG17];&quot;JJJ&quot;);1)))" office:value-type="string" office:string-value="D" calcext:value-type="string">
            <text:p>D</text:p>
          </table:table-cell>
          <table:table-cell table:style-name="ce15" table:formula="of:=[.AG16]+1" office:value-type="date" office:date-value="2020-06-14" calcext:value-type="date">
            <text:p>14</text:p>
          </table:table-cell>
          <table:table-cell table:style-name="ce21" table:formula="of:=IF([.AG17]=&quot;&quot;;&quot;&quot;;IFERROR(VLOOKUP([.AG17];[$'Jours fériés'.$A$4:$'Jours fériés'.$B$203];2;0);&quot; &quot;))" office:value-type="string" office:string-value=" " calcext:value-type="string">
            <text:p><text:s/></text:p>
          </table:table-cell>
          <table:table-cell table:style-name="ce28"/>
          <table:table-cell table:style-name="ce106" table:formula="of:=IF([.AG17]=&quot;&quot;;[.AJ16];IF([.AI17]=&quot;début&quot;;INDEX([.$AN$4:.$AN$17];1+MOD([.AG17]-2;14));IF(ISNUMBER([.AI17]);[.AJ16]+[.AI17];IF((LEFT([.AH17])&lt;&gt;&quot; &quot;)OR([.AI17]&lt;&gt;&quot;&quot;);[.AJ16];[.AJ16]+INDEX([.$AN$4:.$AN$17];1+MOD([.AG17]-2;14))))))" office:value-type="float" office:value="112" calcext:value-type="float">
            <text:p>112</text:p>
          </table:table-cell>
          <table:table-cell table:style-name="ce140" table:formula="of:=IF([.AG17]=&quot;&quot;;&quot;&quot;;IF(WEEKDAY([.AG17])=5;ISOWEEKNUM([.AG17]);&quot;&quot;))">
            <text:p/>
          </table:table-cell>
          <table:table-cell/>
          <table:table-cell table:style-name="ce143" office:value-type="string" calcext:value-type="string">
            <text:p>dimanche</text:p>
          </table:table-cell>
          <table:table-cell table:style-name="ce149" table:formula="of:=[.AN10]" office:value-type="float" office:value="0" calcext:value-type="float">
            <text:p>0</text:p>
          </table:table-cell>
          <table:table-cell table:number-columns-repeated="222"/>
        </table:table-row>
        <table:table-row table:style-name="ro15">
          <table:table-cell/>
          <table:table-cell table:style-name="ce9" table:formula="of:=IF([.C18]=&quot;&quot;;&quot;&quot;;UPPER(LEFT(TEXT([.C18];&quot;JJJ&quot;);1)))" office:value-type="string" office:string-value="M" calcext:value-type="string">
            <text:p>M</text:p>
          </table:table-cell>
          <table:table-cell table:style-name="ce15" table:formula="of:=[.C17]+1" office:value-type="date" office:date-value="2020-01-15" calcext:value-type="date">
            <text:p>15</text:p>
          </table:table-cell>
          <table:table-cell table:style-name="ce21" table:formula="of:=IF([.C18]=&quot;&quot;;&quot;&quot;;IFERROR(VLOOKUP([.C18];[$'Jours fériés'.$A$4:$'Jours fériés'.$B$203];2;0);&quot; &quot;))" office:value-type="string" office:string-value=" " calcext:value-type="string">
            <text:p><text:s/></text:p>
          </table:table-cell>
          <table:table-cell table:style-name="ce28"/>
          <table:table-cell table:style-name="ce106" table:formula="of:=IF([.C18]=&quot;&quot;;[.F17];IF([.E18]=&quot;début&quot;;INDEX([.$AN$4:.$AN$17];1+MOD([.C18]-2;14));IF(ISNUMBER([.E18]);[.F17]+[.E18];IF((LEFT([.D18])&lt;&gt;&quot; &quot;)OR([.E18]&lt;&gt;&quot;&quot;);[.F17];[.F17]+INDEX([.$AN$4:.$AN$17];1+MOD([.C18]-2;14))))))" office:value-type="float" office:value="10" calcext:value-type="float">
            <text:p>10</text:p>
          </table:table-cell>
          <table:table-cell table:style-name="ce119" table:formula="of:=IF([.C18]=&quot;&quot;;&quot;&quot;;IF(WEEKDAY([.C18])=5;ISOWEEKNUM([.C18]);&quot;&quot;))">
            <text:p/>
          </table:table-cell>
          <table:table-cell table:style-name="ce9" table:formula="of:=IF([.I18]=&quot;&quot;;&quot;&quot;;UPPER(LEFT(TEXT([.I18];&quot;JJJ&quot;);1)))" office:value-type="string" office:string-value="S" calcext:value-type="string">
            <text:p>S</text:p>
          </table:table-cell>
          <table:table-cell table:style-name="ce15" table:formula="of:=[.I17]+1" office:value-type="date" office:date-value="2020-02-15" calcext:value-type="date">
            <text:p>15</text:p>
          </table:table-cell>
          <table:table-cell table:style-name="ce21" table:formula="of:=IF([.I18]=&quot;&quot;;&quot;&quot;;IFERROR(VLOOKUP([.I18];[$'Jours fériés'.$A$4:$'Jours fériés'.$B$203];2;0);&quot; &quot;))" office:value-type="string" office:string-value=" " calcext:value-type="string">
            <text:p><text:s/></text:p>
          </table:table-cell>
          <table:table-cell table:style-name="ce28"/>
          <table:table-cell table:style-name="ce106" table:formula="of:=IF([.I18]=&quot;&quot;;[.L17];IF([.K18]=&quot;début&quot;;INDEX([.$AN$4:.$AN$17];1+MOD([.I18]-2;14));IF(ISNUMBER([.K18]);[.L17]+[.K18];IF((LEFT([.J18])&lt;&gt;&quot; &quot;)OR([.K18]&lt;&gt;&quot;&quot;);[.L17];[.L17]+INDEX([.$AN$4:.$AN$17];1+MOD([.I18]-2;14))))))" office:value-type="float" office:value="32" calcext:value-type="float">
            <text:p>32</text:p>
          </table:table-cell>
          <table:table-cell table:style-name="ce119" table:formula="of:=IF([.I18]=&quot;&quot;;&quot;&quot;;IF(WEEKDAY([.I18])=5;ISOWEEKNUM([.I18]);&quot;&quot;))">
            <text:p/>
          </table:table-cell>
          <table:table-cell table:style-name="ce9" table:formula="of:=IF([.O18]=&quot;&quot;;&quot;&quot;;UPPER(LEFT(TEXT([.O18];&quot;JJJ&quot;);1)))" office:value-type="string" office:string-value="D" calcext:value-type="string">
            <text:p>D</text:p>
          </table:table-cell>
          <table:table-cell table:style-name="ce15" table:formula="of:=[.O17]+1" office:value-type="date" office:date-value="2020-03-15" calcext:value-type="date">
            <text:p>15</text:p>
          </table:table-cell>
          <table:table-cell table:style-name="ce21" table:formula="of:=IF([.O18]=&quot;&quot;;&quot;&quot;;IFERROR(VLOOKUP([.O18];[$'Jours fériés'.$A$4:$'Jours fériés'.$B$203];2;0);&quot; &quot;))" office:value-type="string" office:string-value=" " calcext:value-type="string">
            <text:p><text:s/></text:p>
          </table:table-cell>
          <table:table-cell table:style-name="ce28"/>
          <table:table-cell table:style-name="ce106" table:formula="of:=IF([.O18]=&quot;&quot;;[.R17];IF([.Q18]=&quot;début&quot;;INDEX([.$AN$4:.$AN$17];1+MOD([.O18]-2;14));IF(ISNUMBER([.Q18]);[.R17]+[.Q18];IF((LEFT([.P18])&lt;&gt;&quot; &quot;)OR([.Q18]&lt;&gt;&quot;&quot;);[.R17];[.R17]+INDEX([.$AN$4:.$AN$17];1+MOD([.O18]-2;14))))))" office:value-type="float" office:value="52" calcext:value-type="float">
            <text:p>52</text:p>
          </table:table-cell>
          <table:table-cell table:style-name="ce119" table:formula="of:=IF([.O18]=&quot;&quot;;&quot;&quot;;IF(WEEKDAY([.O18])=5;ISOWEEKNUM([.O18]);&quot;&quot;))">
            <text:p/>
          </table:table-cell>
          <table:table-cell table:style-name="ce9" table:formula="of:=IF([.U18]=&quot;&quot;;&quot;&quot;;UPPER(LEFT(TEXT([.U18];&quot;JJJ&quot;);1)))" office:value-type="string" office:string-value="M" calcext:value-type="string">
            <text:p>M</text:p>
          </table:table-cell>
          <table:table-cell table:style-name="ce15" table:formula="of:=[.U17]+1" office:value-type="date" office:date-value="2020-04-15" calcext:value-type="date">
            <text:p>15</text:p>
          </table:table-cell>
          <table:table-cell table:style-name="ce21" table:formula="of:=IF([.U18]=&quot;&quot;;&quot;&quot;;IFERROR(VLOOKUP([.U18];[$'Jours fériés'.$A$4:$'Jours fériés'.$B$203];2;0);&quot; &quot;))" office:value-type="string" office:string-value=" " calcext:value-type="string">
            <text:p><text:s/></text:p>
          </table:table-cell>
          <table:table-cell table:style-name="ce28"/>
          <table:table-cell table:style-name="ce106" table:formula="of:=IF([.U18]=&quot;&quot;;[.X17];IF([.W18]=&quot;début&quot;;INDEX([.$AN$4:.$AN$17];1+MOD([.U18]-2;14));IF(ISNUMBER([.W18]);[.X17]+[.W18];IF((LEFT([.V18])&lt;&gt;&quot; &quot;)OR([.W18]&lt;&gt;&quot;&quot;);[.X17];[.X17]+INDEX([.$AN$4:.$AN$17];1+MOD([.U18]-2;14))))))" office:value-type="float" office:value="74" calcext:value-type="float">
            <text:p>74</text:p>
          </table:table-cell>
          <table:table-cell table:style-name="ce119" table:formula="of:=IF([.U18]=&quot;&quot;;&quot;&quot;;IF(WEEKDAY([.U18])=5;ISOWEEKNUM([.U18]);&quot;&quot;))">
            <text:p/>
          </table:table-cell>
          <table:table-cell table:style-name="ce9" table:formula="of:=IF([.AA18]=&quot;&quot;;&quot;&quot;;UPPER(LEFT(TEXT([.AA18];&quot;JJJ&quot;);1)))" office:value-type="string" office:string-value="V" calcext:value-type="string">
            <text:p>V</text:p>
          </table:table-cell>
          <table:table-cell table:style-name="ce15" table:formula="of:=[.AA17]+1" office:value-type="date" office:date-value="2020-05-15" calcext:value-type="date">
            <text:p>15</text:p>
          </table:table-cell>
          <table:table-cell table:style-name="ce21" table:formula="of:=IF([.AA18]=&quot;&quot;;&quot;&quot;;IFERROR(VLOOKUP([.AA18];[$'Jours fériés'.$A$4:$'Jours fériés'.$B$203];2;0);&quot; &quot;))" office:value-type="string" office:string-value=" " calcext:value-type="string">
            <text:p><text:s/></text:p>
          </table:table-cell>
          <table:table-cell table:style-name="ce28"/>
          <table:table-cell table:style-name="ce106" table:formula="of:=IF([.AA18]=&quot;&quot;;[.AD17];IF([.AC18]=&quot;début&quot;;INDEX([.$AN$4:.$AN$17];1+MOD([.AA18]-2;14));IF(ISNUMBER([.AC18]);[.AD17]+[.AC18];IF((LEFT([.AB18])&lt;&gt;&quot; &quot;)OR([.AC18]&lt;&gt;&quot;&quot;);[.AD17];[.AD17]+INDEX([.$AN$4:.$AN$17];1+MOD([.AA18]-2;14))))))" office:value-type="float" office:value="94" calcext:value-type="float">
            <text:p>94</text:p>
          </table:table-cell>
          <table:table-cell table:style-name="ce119" table:formula="of:=IF([.AA18]=&quot;&quot;;&quot;&quot;;IF(WEEKDAY([.AA18])=5;ISOWEEKNUM([.AA18]);&quot;&quot;))">
            <text:p/>
          </table:table-cell>
          <table:table-cell table:style-name="ce9" table:formula="of:=IF([.AG18]=&quot;&quot;;&quot;&quot;;UPPER(LEFT(TEXT([.AG18];&quot;JJJ&quot;);1)))" office:value-type="string" office:string-value="L" calcext:value-type="string">
            <text:p>L</text:p>
          </table:table-cell>
          <table:table-cell table:style-name="ce15" table:formula="of:=[.AG17]+1" office:value-type="date" office:date-value="2020-06-15" calcext:value-type="date">
            <text:p>15</text:p>
          </table:table-cell>
          <table:table-cell table:style-name="ce21" table:formula="of:=IF([.AG18]=&quot;&quot;;&quot;&quot;;IFERROR(VLOOKUP([.AG18];[$'Jours fériés'.$A$4:$'Jours fériés'.$B$203];2;0);&quot; &quot;))" office:value-type="string" office:string-value=" " calcext:value-type="string">
            <text:p><text:s/></text:p>
          </table:table-cell>
          <table:table-cell table:style-name="ce28"/>
          <table:table-cell table:style-name="ce106" table:formula="of:=IF([.AG18]=&quot;&quot;;[.AJ17];IF([.AI18]=&quot;début&quot;;INDEX([.$AN$4:.$AN$17];1+MOD([.AG18]-2;14));IF(ISNUMBER([.AI18]);[.AJ17]+[.AI18];IF((LEFT([.AH18])&lt;&gt;&quot; &quot;)OR([.AI18]&lt;&gt;&quot;&quot;);[.AJ17];[.AJ17]+INDEX([.$AN$4:.$AN$17];1+MOD([.AG18]-2;14))))))" office:value-type="float" office:value="113" calcext:value-type="float">
            <text:p>113</text:p>
          </table:table-cell>
          <table:table-cell table:style-name="ce140" table:formula="of:=IF([.AG18]=&quot;&quot;;&quot;&quot;;IF(WEEKDAY([.AG18])=5;ISOWEEKNUM([.AG18]);&quot;&quot;))">
            <text:p/>
          </table:table-cell>
          <table:table-cell table:number-columns-repeated="225"/>
        </table:table-row>
        <table:table-row table:style-name="ro15">
          <table:table-cell/>
          <table:table-cell table:style-name="ce9" table:formula="of:=IF([.C19]=&quot;&quot;;&quot;&quot;;UPPER(LEFT(TEXT([.C19];&quot;JJJ&quot;);1)))" office:value-type="string" office:string-value="J" calcext:value-type="string">
            <text:p>J</text:p>
          </table:table-cell>
          <table:table-cell table:style-name="ce15" table:formula="of:=[.C18]+1" office:value-type="date" office:date-value="2020-01-16" calcext:value-type="date">
            <text:p>16</text:p>
          </table:table-cell>
          <table:table-cell table:style-name="ce21" table:formula="of:=IF([.C19]=&quot;&quot;;&quot;&quot;;IFERROR(VLOOKUP([.C19];[$'Jours fériés'.$A$4:$'Jours fériés'.$B$203];2;0);&quot; &quot;))" office:value-type="string" office:string-value=" " calcext:value-type="string">
            <text:p><text:s/></text:p>
          </table:table-cell>
          <table:table-cell table:style-name="ce28"/>
          <table:table-cell table:style-name="ce106" table:formula="of:=IF([.C19]=&quot;&quot;;[.F18];IF([.E19]=&quot;début&quot;;INDEX([.$AN$4:.$AN$17];1+MOD([.C19]-2;14));IF(ISNUMBER([.E19]);[.F18]+[.E19];IF((LEFT([.D19])&lt;&gt;&quot; &quot;)OR([.E19]&lt;&gt;&quot;&quot;);[.F18];[.F18]+INDEX([.$AN$4:.$AN$17];1+MOD([.C19]-2;14))))))" office:value-type="float" office:value="11" calcext:value-type="float">
            <text:p>11</text:p>
          </table:table-cell>
          <table:table-cell table:style-name="ce119" table:formula="of:=IF([.C19]=&quot;&quot;;&quot;&quot;;IF(WEEKDAY([.C19])=5;ISOWEEKNUM([.C19]);&quot;&quot;))" office:value-type="float" office:value="3" calcext:value-type="float">
            <text:p>3</text:p>
          </table:table-cell>
          <table:table-cell table:style-name="ce9" table:formula="of:=IF([.I19]=&quot;&quot;;&quot;&quot;;UPPER(LEFT(TEXT([.I19];&quot;JJJ&quot;);1)))" office:value-type="string" office:string-value="D" calcext:value-type="string">
            <text:p>D</text:p>
          </table:table-cell>
          <table:table-cell table:style-name="ce15" table:formula="of:=[.I18]+1" office:value-type="date" office:date-value="2020-02-16" calcext:value-type="date">
            <text:p>16</text:p>
          </table:table-cell>
          <table:table-cell table:style-name="ce21" table:formula="of:=IF([.I19]=&quot;&quot;;&quot;&quot;;IFERROR(VLOOKUP([.I19];[$'Jours fériés'.$A$4:$'Jours fériés'.$B$203];2;0);&quot; &quot;))" office:value-type="string" office:string-value=" " calcext:value-type="string">
            <text:p><text:s/></text:p>
          </table:table-cell>
          <table:table-cell table:style-name="ce28"/>
          <table:table-cell table:style-name="ce106" table:formula="of:=IF([.I19]=&quot;&quot;;[.L18];IF([.K19]=&quot;début&quot;;INDEX([.$AN$4:.$AN$17];1+MOD([.I19]-2;14));IF(ISNUMBER([.K19]);[.L18]+[.K19];IF((LEFT([.J19])&lt;&gt;&quot; &quot;)OR([.K19]&lt;&gt;&quot;&quot;);[.L18];[.L18]+INDEX([.$AN$4:.$AN$17];1+MOD([.I19]-2;14))))))" office:value-type="float" office:value="32" calcext:value-type="float">
            <text:p>32</text:p>
          </table:table-cell>
          <table:table-cell table:style-name="ce119" table:formula="of:=IF([.I19]=&quot;&quot;;&quot;&quot;;IF(WEEKDAY([.I19])=5;ISOWEEKNUM([.I19]);&quot;&quot;))">
            <text:p/>
          </table:table-cell>
          <table:table-cell table:style-name="ce9" table:formula="of:=IF([.O19]=&quot;&quot;;&quot;&quot;;UPPER(LEFT(TEXT([.O19];&quot;JJJ&quot;);1)))" office:value-type="string" office:string-value="L" calcext:value-type="string">
            <text:p>L</text:p>
          </table:table-cell>
          <table:table-cell table:style-name="ce15" table:formula="of:=[.O18]+1" office:value-type="date" office:date-value="2020-03-16" calcext:value-type="date">
            <text:p>16</text:p>
          </table:table-cell>
          <table:table-cell table:style-name="ce21" table:formula="of:=IF([.O19]=&quot;&quot;;&quot;&quot;;IFERROR(VLOOKUP([.O19];[$'Jours fériés'.$A$4:$'Jours fériés'.$B$203];2;0);&quot; &quot;))" office:value-type="string" office:string-value=" " calcext:value-type="string">
            <text:p><text:s/></text:p>
          </table:table-cell>
          <table:table-cell table:style-name="ce28"/>
          <table:table-cell table:style-name="ce106" table:formula="of:=IF([.O19]=&quot;&quot;;[.R18];IF([.Q19]=&quot;début&quot;;INDEX([.$AN$4:.$AN$17];1+MOD([.O19]-2;14));IF(ISNUMBER([.Q19]);[.R18]+[.Q19];IF((LEFT([.P19])&lt;&gt;&quot; &quot;)OR([.Q19]&lt;&gt;&quot;&quot;);[.R18];[.R18]+INDEX([.$AN$4:.$AN$17];1+MOD([.O19]-2;14))))))" office:value-type="float" office:value="53" calcext:value-type="float">
            <text:p>53</text:p>
          </table:table-cell>
          <table:table-cell table:style-name="ce119" table:formula="of:=IF([.O19]=&quot;&quot;;&quot;&quot;;IF(WEEKDAY([.O19])=5;ISOWEEKNUM([.O19]);&quot;&quot;))">
            <text:p/>
          </table:table-cell>
          <table:table-cell table:style-name="ce9" table:formula="of:=IF([.U19]=&quot;&quot;;&quot;&quot;;UPPER(LEFT(TEXT([.U19];&quot;JJJ&quot;);1)))" office:value-type="string" office:string-value="J" calcext:value-type="string">
            <text:p>J</text:p>
          </table:table-cell>
          <table:table-cell table:style-name="ce15" table:formula="of:=[.U18]+1" office:value-type="date" office:date-value="2020-04-16" calcext:value-type="date">
            <text:p>16</text:p>
          </table:table-cell>
          <table:table-cell table:style-name="ce21" table:formula="of:=IF([.U19]=&quot;&quot;;&quot;&quot;;IFERROR(VLOOKUP([.U19];[$'Jours fériés'.$A$4:$'Jours fériés'.$B$203];2;0);&quot; &quot;))" office:value-type="string" office:string-value=" " calcext:value-type="string">
            <text:p><text:s/></text:p>
          </table:table-cell>
          <table:table-cell table:style-name="ce28"/>
          <table:table-cell table:style-name="ce106" table:formula="of:=IF([.U19]=&quot;&quot;;[.X18];IF([.W19]=&quot;début&quot;;INDEX([.$AN$4:.$AN$17];1+MOD([.U19]-2;14));IF(ISNUMBER([.W19]);[.X18]+[.W19];IF((LEFT([.V19])&lt;&gt;&quot; &quot;)OR([.W19]&lt;&gt;&quot;&quot;);[.X18];[.X18]+INDEX([.$AN$4:.$AN$17];1+MOD([.U19]-2;14))))))" office:value-type="float" office:value="75" calcext:value-type="float">
            <text:p>75</text:p>
          </table:table-cell>
          <table:table-cell table:style-name="ce119" table:formula="of:=IF([.U19]=&quot;&quot;;&quot;&quot;;IF(WEEKDAY([.U19])=5;ISOWEEKNUM([.U19]);&quot;&quot;))" office:value-type="float" office:value="16" calcext:value-type="float">
            <text:p>16</text:p>
          </table:table-cell>
          <table:table-cell table:style-name="ce9" table:formula="of:=IF([.AA19]=&quot;&quot;;&quot;&quot;;UPPER(LEFT(TEXT([.AA19];&quot;JJJ&quot;);1)))" office:value-type="string" office:string-value="S" calcext:value-type="string">
            <text:p>S</text:p>
          </table:table-cell>
          <table:table-cell table:style-name="ce15" table:formula="of:=[.AA18]+1" office:value-type="date" office:date-value="2020-05-16" calcext:value-type="date">
            <text:p>16</text:p>
          </table:table-cell>
          <table:table-cell table:style-name="ce21" table:formula="of:=IF([.AA19]=&quot;&quot;;&quot;&quot;;IFERROR(VLOOKUP([.AA19];[$'Jours fériés'.$A$4:$'Jours fériés'.$B$203];2;0);&quot; &quot;))" office:value-type="string" office:string-value=" " calcext:value-type="string">
            <text:p><text:s/></text:p>
          </table:table-cell>
          <table:table-cell table:style-name="ce28"/>
          <table:table-cell table:style-name="ce106" table:formula="of:=IF([.AA19]=&quot;&quot;;[.AD18];IF([.AC19]=&quot;début&quot;;INDEX([.$AN$4:.$AN$17];1+MOD([.AA19]-2;14));IF(ISNUMBER([.AC19]);[.AD18]+[.AC19];IF((LEFT([.AB19])&lt;&gt;&quot; &quot;)OR([.AC19]&lt;&gt;&quot;&quot;);[.AD18];[.AD18]+INDEX([.$AN$4:.$AN$17];1+MOD([.AA19]-2;14))))))" office:value-type="float" office:value="94" calcext:value-type="float">
            <text:p>94</text:p>
          </table:table-cell>
          <table:table-cell table:style-name="ce119" table:formula="of:=IF([.AA19]=&quot;&quot;;&quot;&quot;;IF(WEEKDAY([.AA19])=5;ISOWEEKNUM([.AA19]);&quot;&quot;))">
            <text:p/>
          </table:table-cell>
          <table:table-cell table:style-name="ce9" table:formula="of:=IF([.AG19]=&quot;&quot;;&quot;&quot;;UPPER(LEFT(TEXT([.AG19];&quot;JJJ&quot;);1)))" office:value-type="string" office:string-value="M" calcext:value-type="string">
            <text:p>M</text:p>
          </table:table-cell>
          <table:table-cell table:style-name="ce15" table:formula="of:=[.AG18]+1" office:value-type="date" office:date-value="2020-06-16" calcext:value-type="date">
            <text:p>16</text:p>
          </table:table-cell>
          <table:table-cell table:style-name="ce21" table:formula="of:=IF([.AG19]=&quot;&quot;;&quot;&quot;;IFERROR(VLOOKUP([.AG19];[$'Jours fériés'.$A$4:$'Jours fériés'.$B$203];2;0);&quot; &quot;))" office:value-type="string" office:string-value=" " calcext:value-type="string">
            <text:p><text:s/></text:p>
          </table:table-cell>
          <table:table-cell table:style-name="ce28"/>
          <table:table-cell table:style-name="ce106" table:formula="of:=IF([.AG19]=&quot;&quot;;[.AJ18];IF([.AI19]=&quot;début&quot;;INDEX([.$AN$4:.$AN$17];1+MOD([.AG19]-2;14));IF(ISNUMBER([.AI19]);[.AJ18]+[.AI19];IF((LEFT([.AH19])&lt;&gt;&quot; &quot;)OR([.AI19]&lt;&gt;&quot;&quot;);[.AJ18];[.AJ18]+INDEX([.$AN$4:.$AN$17];1+MOD([.AG19]-2;14))))))" office:value-type="float" office:value="114" calcext:value-type="float">
            <text:p>114</text:p>
          </table:table-cell>
          <table:table-cell table:style-name="ce140" table:formula="of:=IF([.AG19]=&quot;&quot;;&quot;&quot;;IF(WEEKDAY([.AG19])=5;ISOWEEKNUM([.AG19]);&quot;&quot;))">
            <text:p/>
          </table:table-cell>
          <table:table-cell table:number-columns-repeated="225"/>
        </table:table-row>
        <table:table-row table:style-name="ro15">
          <table:table-cell/>
          <table:table-cell table:style-name="ce9" table:formula="of:=IF([.C20]=&quot;&quot;;&quot;&quot;;UPPER(LEFT(TEXT([.C20];&quot;JJJ&quot;);1)))" office:value-type="string" office:string-value="V" calcext:value-type="string">
            <text:p>V</text:p>
          </table:table-cell>
          <table:table-cell table:style-name="ce15" table:formula="of:=[.C19]+1" office:value-type="date" office:date-value="2020-01-17" calcext:value-type="date">
            <text:p>17</text:p>
          </table:table-cell>
          <table:table-cell table:style-name="ce21" table:formula="of:=IF([.C20]=&quot;&quot;;&quot;&quot;;IFERROR(VLOOKUP([.C20];[$'Jours fériés'.$A$4:$'Jours fériés'.$B$203];2;0);&quot; &quot;))" office:value-type="string" office:string-value=" " calcext:value-type="string">
            <text:p><text:s/></text:p>
          </table:table-cell>
          <table:table-cell table:style-name="ce28"/>
          <table:table-cell table:style-name="ce106" table:formula="of:=IF([.C20]=&quot;&quot;;[.F19];IF([.E20]=&quot;début&quot;;INDEX([.$AN$4:.$AN$17];1+MOD([.C20]-2;14));IF(ISNUMBER([.E20]);[.F19]+[.E20];IF((LEFT([.D20])&lt;&gt;&quot; &quot;)OR([.E20]&lt;&gt;&quot;&quot;);[.F19];[.F19]+INDEX([.$AN$4:.$AN$17];1+MOD([.C20]-2;14))))))" office:value-type="float" office:value="12" calcext:value-type="float">
            <text:p>12</text:p>
          </table:table-cell>
          <table:table-cell table:style-name="ce119" table:formula="of:=IF([.C20]=&quot;&quot;;&quot;&quot;;IF(WEEKDAY([.C20])=5;ISOWEEKNUM([.C20]);&quot;&quot;))">
            <text:p/>
          </table:table-cell>
          <table:table-cell table:style-name="ce9" table:formula="of:=IF([.I20]=&quot;&quot;;&quot;&quot;;UPPER(LEFT(TEXT([.I20];&quot;JJJ&quot;);1)))" office:value-type="string" office:string-value="L" calcext:value-type="string">
            <text:p>L</text:p>
          </table:table-cell>
          <table:table-cell table:style-name="ce15" table:formula="of:=[.I19]+1" office:value-type="date" office:date-value="2020-02-17" calcext:value-type="date">
            <text:p>17</text:p>
          </table:table-cell>
          <table:table-cell table:style-name="ce21" table:formula="of:=IF([.I20]=&quot;&quot;;&quot;&quot;;IFERROR(VLOOKUP([.I20];[$'Jours fériés'.$A$4:$'Jours fériés'.$B$203];2;0);&quot; &quot;))" office:value-type="string" office:string-value=" " calcext:value-type="string">
            <text:p><text:s/></text:p>
          </table:table-cell>
          <table:table-cell table:style-name="ce28"/>
          <table:table-cell table:style-name="ce106" table:formula="of:=IF([.I20]=&quot;&quot;;[.L19];IF([.K20]=&quot;début&quot;;INDEX([.$AN$4:.$AN$17];1+MOD([.I20]-2;14));IF(ISNUMBER([.K20]);[.L19]+[.K20];IF((LEFT([.J20])&lt;&gt;&quot; &quot;)OR([.K20]&lt;&gt;&quot;&quot;);[.L19];[.L19]+INDEX([.$AN$4:.$AN$17];1+MOD([.I20]-2;14))))))" office:value-type="float" office:value="33" calcext:value-type="float">
            <text:p>33</text:p>
          </table:table-cell>
          <table:table-cell table:style-name="ce119" table:formula="of:=IF([.I20]=&quot;&quot;;&quot;&quot;;IF(WEEKDAY([.I20])=5;ISOWEEKNUM([.I20]);&quot;&quot;))">
            <text:p/>
          </table:table-cell>
          <table:table-cell table:style-name="ce9" table:formula="of:=IF([.O20]=&quot;&quot;;&quot;&quot;;UPPER(LEFT(TEXT([.O20];&quot;JJJ&quot;);1)))" office:value-type="string" office:string-value="M" calcext:value-type="string">
            <text:p>M</text:p>
          </table:table-cell>
          <table:table-cell table:style-name="ce15" table:formula="of:=[.O19]+1" office:value-type="date" office:date-value="2020-03-17" calcext:value-type="date">
            <text:p>17</text:p>
          </table:table-cell>
          <table:table-cell table:style-name="ce21" table:formula="of:=IF([.O20]=&quot;&quot;;&quot;&quot;;IFERROR(VLOOKUP([.O20];[$'Jours fériés'.$A$4:$'Jours fériés'.$B$203];2;0);&quot; &quot;))" office:value-type="string" office:string-value=" " calcext:value-type="string">
            <text:p><text:s/></text:p>
          </table:table-cell>
          <table:table-cell table:style-name="ce28"/>
          <table:table-cell table:style-name="ce106" table:formula="of:=IF([.O20]=&quot;&quot;;[.R19];IF([.Q20]=&quot;début&quot;;INDEX([.$AN$4:.$AN$17];1+MOD([.O20]-2;14));IF(ISNUMBER([.Q20]);[.R19]+[.Q20];IF((LEFT([.P20])&lt;&gt;&quot; &quot;)OR([.Q20]&lt;&gt;&quot;&quot;);[.R19];[.R19]+INDEX([.$AN$4:.$AN$17];1+MOD([.O20]-2;14))))))" office:value-type="float" office:value="54" calcext:value-type="float">
            <text:p>54</text:p>
          </table:table-cell>
          <table:table-cell table:style-name="ce119" table:formula="of:=IF([.O20]=&quot;&quot;;&quot;&quot;;IF(WEEKDAY([.O20])=5;ISOWEEKNUM([.O20]);&quot;&quot;))">
            <text:p/>
          </table:table-cell>
          <table:table-cell table:style-name="ce9" table:formula="of:=IF([.U20]=&quot;&quot;;&quot;&quot;;UPPER(LEFT(TEXT([.U20];&quot;JJJ&quot;);1)))" office:value-type="string" office:string-value="V" calcext:value-type="string">
            <text:p>V</text:p>
          </table:table-cell>
          <table:table-cell table:style-name="ce15" table:formula="of:=[.U19]+1" office:value-type="date" office:date-value="2020-04-17" calcext:value-type="date">
            <text:p>17</text:p>
          </table:table-cell>
          <table:table-cell table:style-name="ce21" table:formula="of:=IF([.U20]=&quot;&quot;;&quot;&quot;;IFERROR(VLOOKUP([.U20];[$'Jours fériés'.$A$4:$'Jours fériés'.$B$203];2;0);&quot; &quot;))" office:value-type="string" office:string-value=" " calcext:value-type="string">
            <text:p><text:s/></text:p>
          </table:table-cell>
          <table:table-cell table:style-name="ce28"/>
          <table:table-cell table:style-name="ce106" table:formula="of:=IF([.U20]=&quot;&quot;;[.X19];IF([.W20]=&quot;début&quot;;INDEX([.$AN$4:.$AN$17];1+MOD([.U20]-2;14));IF(ISNUMBER([.W20]);[.X19]+[.W20];IF((LEFT([.V20])&lt;&gt;&quot; &quot;)OR([.W20]&lt;&gt;&quot;&quot;);[.X19];[.X19]+INDEX([.$AN$4:.$AN$17];1+MOD([.U20]-2;14))))))" office:value-type="float" office:value="76" calcext:value-type="float">
            <text:p>76</text:p>
          </table:table-cell>
          <table:table-cell table:style-name="ce119" table:formula="of:=IF([.U20]=&quot;&quot;;&quot;&quot;;IF(WEEKDAY([.U20])=5;ISOWEEKNUM([.U20]);&quot;&quot;))">
            <text:p/>
          </table:table-cell>
          <table:table-cell table:style-name="ce9" table:formula="of:=IF([.AA20]=&quot;&quot;;&quot;&quot;;UPPER(LEFT(TEXT([.AA20];&quot;JJJ&quot;);1)))" office:value-type="string" office:string-value="D" calcext:value-type="string">
            <text:p>D</text:p>
          </table:table-cell>
          <table:table-cell table:style-name="ce15" table:formula="of:=[.AA19]+1" office:value-type="date" office:date-value="2020-05-17" calcext:value-type="date">
            <text:p>17</text:p>
          </table:table-cell>
          <table:table-cell table:style-name="ce21" table:formula="of:=IF([.AA20]=&quot;&quot;;&quot;&quot;;IFERROR(VLOOKUP([.AA20];[$'Jours fériés'.$A$4:$'Jours fériés'.$B$203];2;0);&quot; &quot;))" office:value-type="string" office:string-value=" " calcext:value-type="string">
            <text:p><text:s/></text:p>
          </table:table-cell>
          <table:table-cell table:style-name="ce28"/>
          <table:table-cell table:style-name="ce106" table:formula="of:=IF([.AA20]=&quot;&quot;;[.AD19];IF([.AC20]=&quot;début&quot;;INDEX([.$AN$4:.$AN$17];1+MOD([.AA20]-2;14));IF(ISNUMBER([.AC20]);[.AD19]+[.AC20];IF((LEFT([.AB20])&lt;&gt;&quot; &quot;)OR([.AC20]&lt;&gt;&quot;&quot;);[.AD19];[.AD19]+INDEX([.$AN$4:.$AN$17];1+MOD([.AA20]-2;14))))))" office:value-type="float" office:value="94" calcext:value-type="float">
            <text:p>94</text:p>
          </table:table-cell>
          <table:table-cell table:style-name="ce119" table:formula="of:=IF([.AA20]=&quot;&quot;;&quot;&quot;;IF(WEEKDAY([.AA20])=5;ISOWEEKNUM([.AA20]);&quot;&quot;))">
            <text:p/>
          </table:table-cell>
          <table:table-cell table:style-name="ce9" table:formula="of:=IF([.AG20]=&quot;&quot;;&quot;&quot;;UPPER(LEFT(TEXT([.AG20];&quot;JJJ&quot;);1)))" office:value-type="string" office:string-value="M" calcext:value-type="string">
            <text:p>M</text:p>
          </table:table-cell>
          <table:table-cell table:style-name="ce15" table:formula="of:=[.AG19]+1" office:value-type="date" office:date-value="2020-06-17" calcext:value-type="date">
            <text:p>17</text:p>
          </table:table-cell>
          <table:table-cell table:style-name="ce21" table:formula="of:=IF([.AG20]=&quot;&quot;;&quot;&quot;;IFERROR(VLOOKUP([.AG20];[$'Jours fériés'.$A$4:$'Jours fériés'.$B$203];2;0);&quot; &quot;))" office:value-type="string" office:string-value=" " calcext:value-type="string">
            <text:p><text:s/></text:p>
          </table:table-cell>
          <table:table-cell table:style-name="ce28"/>
          <table:table-cell table:style-name="ce106" table:formula="of:=IF([.AG20]=&quot;&quot;;[.AJ19];IF([.AI20]=&quot;début&quot;;INDEX([.$AN$4:.$AN$17];1+MOD([.AG20]-2;14));IF(ISNUMBER([.AI20]);[.AJ19]+[.AI20];IF((LEFT([.AH20])&lt;&gt;&quot; &quot;)OR([.AI20]&lt;&gt;&quot;&quot;);[.AJ19];[.AJ19]+INDEX([.$AN$4:.$AN$17];1+MOD([.AG20]-2;14))))))" office:value-type="float" office:value="115" calcext:value-type="float">
            <text:p>115</text:p>
          </table:table-cell>
          <table:table-cell table:style-name="ce140" table:formula="of:=IF([.AG20]=&quot;&quot;;&quot;&quot;;IF(WEEKDAY([.AG20])=5;ISOWEEKNUM([.AG20]);&quot;&quot;))">
            <text:p/>
          </table:table-cell>
          <table:table-cell table:number-columns-repeated="225"/>
        </table:table-row>
        <table:table-row table:style-name="ro15">
          <table:table-cell/>
          <table:table-cell table:style-name="ce9" table:formula="of:=IF([.C21]=&quot;&quot;;&quot;&quot;;UPPER(LEFT(TEXT([.C21];&quot;JJJ&quot;);1)))" office:value-type="string" office:string-value="S" calcext:value-type="string">
            <text:p>S</text:p>
          </table:table-cell>
          <table:table-cell table:style-name="ce15" table:formula="of:=[.C20]+1" office:value-type="date" office:date-value="2020-01-18" calcext:value-type="date">
            <text:p>18</text:p>
          </table:table-cell>
          <table:table-cell table:style-name="ce21" table:formula="of:=IF([.C21]=&quot;&quot;;&quot;&quot;;IFERROR(VLOOKUP([.C21];[$'Jours fériés'.$A$4:$'Jours fériés'.$B$203];2;0);&quot; &quot;))" office:value-type="string" office:string-value=" " calcext:value-type="string">
            <text:p><text:s/></text:p>
          </table:table-cell>
          <table:table-cell table:style-name="ce28"/>
          <table:table-cell table:style-name="ce106" table:formula="of:=IF([.C21]=&quot;&quot;;[.F20];IF([.E21]=&quot;début&quot;;INDEX([.$AN$4:.$AN$17];1+MOD([.C21]-2;14));IF(ISNUMBER([.E21]);[.F20]+[.E21];IF((LEFT([.D21])&lt;&gt;&quot; &quot;)OR([.E21]&lt;&gt;&quot;&quot;);[.F20];[.F20]+INDEX([.$AN$4:.$AN$17];1+MOD([.C21]-2;14))))))" office:value-type="float" office:value="12" calcext:value-type="float">
            <text:p>12</text:p>
          </table:table-cell>
          <table:table-cell table:style-name="ce119" table:formula="of:=IF([.C21]=&quot;&quot;;&quot;&quot;;IF(WEEKDAY([.C21])=5;ISOWEEKNUM([.C21]);&quot;&quot;))">
            <text:p/>
          </table:table-cell>
          <table:table-cell table:style-name="ce9" table:formula="of:=IF([.I21]=&quot;&quot;;&quot;&quot;;UPPER(LEFT(TEXT([.I21];&quot;JJJ&quot;);1)))" office:value-type="string" office:string-value="M" calcext:value-type="string">
            <text:p>M</text:p>
          </table:table-cell>
          <table:table-cell table:style-name="ce15" table:formula="of:=[.I20]+1" office:value-type="date" office:date-value="2020-02-18" calcext:value-type="date">
            <text:p>18</text:p>
          </table:table-cell>
          <table:table-cell table:style-name="ce21" table:formula="of:=IF([.I21]=&quot;&quot;;&quot;&quot;;IFERROR(VLOOKUP([.I21];[$'Jours fériés'.$A$4:$'Jours fériés'.$B$203];2;0);&quot; &quot;))" office:value-type="string" office:string-value=" " calcext:value-type="string">
            <text:p><text:s/></text:p>
          </table:table-cell>
          <table:table-cell table:style-name="ce28"/>
          <table:table-cell table:style-name="ce106" table:formula="of:=IF([.I21]=&quot;&quot;;[.L20];IF([.K21]=&quot;début&quot;;INDEX([.$AN$4:.$AN$17];1+MOD([.I21]-2;14));IF(ISNUMBER([.K21]);[.L20]+[.K21];IF((LEFT([.J21])&lt;&gt;&quot; &quot;)OR([.K21]&lt;&gt;&quot;&quot;);[.L20];[.L20]+INDEX([.$AN$4:.$AN$17];1+MOD([.I21]-2;14))))))" office:value-type="float" office:value="34" calcext:value-type="float">
            <text:p>34</text:p>
          </table:table-cell>
          <table:table-cell table:style-name="ce119" table:formula="of:=IF([.I21]=&quot;&quot;;&quot;&quot;;IF(WEEKDAY([.I21])=5;ISOWEEKNUM([.I21]);&quot;&quot;))">
            <text:p/>
          </table:table-cell>
          <table:table-cell table:style-name="ce9" table:formula="of:=IF([.O21]=&quot;&quot;;&quot;&quot;;UPPER(LEFT(TEXT([.O21];&quot;JJJ&quot;);1)))" office:value-type="string" office:string-value="M" calcext:value-type="string">
            <text:p>M</text:p>
          </table:table-cell>
          <table:table-cell table:style-name="ce15" table:formula="of:=[.O20]+1" office:value-type="date" office:date-value="2020-03-18" calcext:value-type="date">
            <text:p>18</text:p>
          </table:table-cell>
          <table:table-cell table:style-name="ce21" table:formula="of:=IF([.O21]=&quot;&quot;;&quot;&quot;;IFERROR(VLOOKUP([.O21];[$'Jours fériés'.$A$4:$'Jours fériés'.$B$203];2;0);&quot; &quot;))" office:value-type="string" office:string-value=" " calcext:value-type="string">
            <text:p><text:s/></text:p>
          </table:table-cell>
          <table:table-cell table:style-name="ce28"/>
          <table:table-cell table:style-name="ce106" table:formula="of:=IF([.O21]=&quot;&quot;;[.R20];IF([.Q21]=&quot;début&quot;;INDEX([.$AN$4:.$AN$17];1+MOD([.O21]-2;14));IF(ISNUMBER([.Q21]);[.R20]+[.Q21];IF((LEFT([.P21])&lt;&gt;&quot; &quot;)OR([.Q21]&lt;&gt;&quot;&quot;);[.R20];[.R20]+INDEX([.$AN$4:.$AN$17];1+MOD([.O21]-2;14))))))" office:value-type="float" office:value="55" calcext:value-type="float">
            <text:p>55</text:p>
          </table:table-cell>
          <table:table-cell table:style-name="ce119" table:formula="of:=IF([.O21]=&quot;&quot;;&quot;&quot;;IF(WEEKDAY([.O21])=5;ISOWEEKNUM([.O21]);&quot;&quot;))">
            <text:p/>
          </table:table-cell>
          <table:table-cell table:style-name="ce9" table:formula="of:=IF([.U21]=&quot;&quot;;&quot;&quot;;UPPER(LEFT(TEXT([.U21];&quot;JJJ&quot;);1)))" office:value-type="string" office:string-value="S" calcext:value-type="string">
            <text:p>S</text:p>
          </table:table-cell>
          <table:table-cell table:style-name="ce15" table:formula="of:=[.U20]+1" office:value-type="date" office:date-value="2020-04-18" calcext:value-type="date">
            <text:p>18</text:p>
          </table:table-cell>
          <table:table-cell table:style-name="ce21" table:formula="of:=IF([.U21]=&quot;&quot;;&quot;&quot;;IFERROR(VLOOKUP([.U21];[$'Jours fériés'.$A$4:$'Jours fériés'.$B$203];2;0);&quot; &quot;))" office:value-type="string" office:string-value=" " calcext:value-type="string">
            <text:p><text:s/></text:p>
          </table:table-cell>
          <table:table-cell table:style-name="ce28"/>
          <table:table-cell table:style-name="ce106" table:formula="of:=IF([.U21]=&quot;&quot;;[.X20];IF([.W21]=&quot;début&quot;;INDEX([.$AN$4:.$AN$17];1+MOD([.U21]-2;14));IF(ISNUMBER([.W21]);[.X20]+[.W21];IF((LEFT([.V21])&lt;&gt;&quot; &quot;)OR([.W21]&lt;&gt;&quot;&quot;);[.X20];[.X20]+INDEX([.$AN$4:.$AN$17];1+MOD([.U21]-2;14))))))" office:value-type="float" office:value="76" calcext:value-type="float">
            <text:p>76</text:p>
          </table:table-cell>
          <table:table-cell table:style-name="ce119" table:formula="of:=IF([.U21]=&quot;&quot;;&quot;&quot;;IF(WEEKDAY([.U21])=5;ISOWEEKNUM([.U21]);&quot;&quot;))">
            <text:p/>
          </table:table-cell>
          <table:table-cell table:style-name="ce9" table:formula="of:=IF([.AA21]=&quot;&quot;;&quot;&quot;;UPPER(LEFT(TEXT([.AA21];&quot;JJJ&quot;);1)))" office:value-type="string" office:string-value="L" calcext:value-type="string">
            <text:p>L</text:p>
          </table:table-cell>
          <table:table-cell table:style-name="ce15" table:formula="of:=[.AA20]+1" office:value-type="date" office:date-value="2020-05-18" calcext:value-type="date">
            <text:p>18</text:p>
          </table:table-cell>
          <table:table-cell table:style-name="ce21" table:formula="of:=IF([.AA21]=&quot;&quot;;&quot;&quot;;IFERROR(VLOOKUP([.AA21];[$'Jours fériés'.$A$4:$'Jours fériés'.$B$203];2;0);&quot; &quot;))" office:value-type="string" office:string-value=" " calcext:value-type="string">
            <text:p><text:s/></text:p>
          </table:table-cell>
          <table:table-cell table:style-name="ce28"/>
          <table:table-cell table:style-name="ce106" table:formula="of:=IF([.AA21]=&quot;&quot;;[.AD20];IF([.AC21]=&quot;début&quot;;INDEX([.$AN$4:.$AN$17];1+MOD([.AA21]-2;14));IF(ISNUMBER([.AC21]);[.AD20]+[.AC21];IF((LEFT([.AB21])&lt;&gt;&quot; &quot;)OR([.AC21]&lt;&gt;&quot;&quot;);[.AD20];[.AD20]+INDEX([.$AN$4:.$AN$17];1+MOD([.AA21]-2;14))))))" office:value-type="float" office:value="95" calcext:value-type="float">
            <text:p>95</text:p>
          </table:table-cell>
          <table:table-cell table:style-name="ce119" table:formula="of:=IF([.AA21]=&quot;&quot;;&quot;&quot;;IF(WEEKDAY([.AA21])=5;ISOWEEKNUM([.AA21]);&quot;&quot;))">
            <text:p/>
          </table:table-cell>
          <table:table-cell table:style-name="ce9" table:formula="of:=IF([.AG21]=&quot;&quot;;&quot;&quot;;UPPER(LEFT(TEXT([.AG21];&quot;JJJ&quot;);1)))" office:value-type="string" office:string-value="J" calcext:value-type="string">
            <text:p>J</text:p>
          </table:table-cell>
          <table:table-cell table:style-name="ce15" table:formula="of:=[.AG20]+1" office:value-type="date" office:date-value="2020-06-18" calcext:value-type="date">
            <text:p>18</text:p>
          </table:table-cell>
          <table:table-cell table:style-name="ce21" table:formula="of:=IF([.AG21]=&quot;&quot;;&quot;&quot;;IFERROR(VLOOKUP([.AG21];[$'Jours fériés'.$A$4:$'Jours fériés'.$B$203];2;0);&quot; &quot;))" office:value-type="string" office:string-value=" " calcext:value-type="string">
            <text:p><text:s/></text:p>
          </table:table-cell>
          <table:table-cell table:style-name="ce28"/>
          <table:table-cell table:style-name="ce106" table:formula="of:=IF([.AG21]=&quot;&quot;;[.AJ20];IF([.AI21]=&quot;début&quot;;INDEX([.$AN$4:.$AN$17];1+MOD([.AG21]-2;14));IF(ISNUMBER([.AI21]);[.AJ20]+[.AI21];IF((LEFT([.AH21])&lt;&gt;&quot; &quot;)OR([.AI21]&lt;&gt;&quot;&quot;);[.AJ20];[.AJ20]+INDEX([.$AN$4:.$AN$17];1+MOD([.AG21]-2;14))))))" office:value-type="float" office:value="116" calcext:value-type="float">
            <text:p>116</text:p>
          </table:table-cell>
          <table:table-cell table:style-name="ce140" table:formula="of:=IF([.AG21]=&quot;&quot;;&quot;&quot;;IF(WEEKDAY([.AG21])=5;ISOWEEKNUM([.AG21]);&quot;&quot;))" office:value-type="float" office:value="25" calcext:value-type="float">
            <text:p>25</text:p>
          </table:table-cell>
          <table:table-cell table:number-columns-repeated="225"/>
        </table:table-row>
        <table:table-row table:style-name="ro15">
          <table:table-cell/>
          <table:table-cell table:style-name="ce9" table:formula="of:=IF([.C22]=&quot;&quot;;&quot;&quot;;UPPER(LEFT(TEXT([.C22];&quot;JJJ&quot;);1)))" office:value-type="string" office:string-value="D" calcext:value-type="string">
            <text:p>D</text:p>
          </table:table-cell>
          <table:table-cell table:style-name="ce15" table:formula="of:=[.C21]+1" office:value-type="date" office:date-value="2020-01-19" calcext:value-type="date">
            <text:p>19</text:p>
          </table:table-cell>
          <table:table-cell table:style-name="ce21" table:formula="of:=IF([.C22]=&quot;&quot;;&quot;&quot;;IFERROR(VLOOKUP([.C22];[$'Jours fériés'.$A$4:$'Jours fériés'.$B$203];2;0);&quot; &quot;))" office:value-type="string" office:string-value=" " calcext:value-type="string">
            <text:p><text:s/></text:p>
          </table:table-cell>
          <table:table-cell table:style-name="ce28"/>
          <table:table-cell table:style-name="ce106" table:formula="of:=IF([.C22]=&quot;&quot;;[.F21];IF([.E22]=&quot;début&quot;;INDEX([.$AN$4:.$AN$17];1+MOD([.C22]-2;14));IF(ISNUMBER([.E22]);[.F21]+[.E22];IF((LEFT([.D22])&lt;&gt;&quot; &quot;)OR([.E22]&lt;&gt;&quot;&quot;);[.F21];[.F21]+INDEX([.$AN$4:.$AN$17];1+MOD([.C22]-2;14))))))" office:value-type="float" office:value="12" calcext:value-type="float">
            <text:p>12</text:p>
          </table:table-cell>
          <table:table-cell table:style-name="ce119" table:formula="of:=IF([.C22]=&quot;&quot;;&quot;&quot;;IF(WEEKDAY([.C22])=5;ISOWEEKNUM([.C22]);&quot;&quot;))">
            <text:p/>
          </table:table-cell>
          <table:table-cell table:style-name="ce9" table:formula="of:=IF([.I22]=&quot;&quot;;&quot;&quot;;UPPER(LEFT(TEXT([.I22];&quot;JJJ&quot;);1)))" office:value-type="string" office:string-value="M" calcext:value-type="string">
            <text:p>M</text:p>
          </table:table-cell>
          <table:table-cell table:style-name="ce15" table:formula="of:=[.I21]+1" office:value-type="date" office:date-value="2020-02-19" calcext:value-type="date">
            <text:p>19</text:p>
          </table:table-cell>
          <table:table-cell table:style-name="ce21" table:formula="of:=IF([.I22]=&quot;&quot;;&quot;&quot;;IFERROR(VLOOKUP([.I22];[$'Jours fériés'.$A$4:$'Jours fériés'.$B$203];2;0);&quot; &quot;))" office:value-type="string" office:string-value=" " calcext:value-type="string">
            <text:p><text:s/></text:p>
          </table:table-cell>
          <table:table-cell table:style-name="ce28"/>
          <table:table-cell table:style-name="ce106" table:formula="of:=IF([.I22]=&quot;&quot;;[.L21];IF([.K22]=&quot;début&quot;;INDEX([.$AN$4:.$AN$17];1+MOD([.I22]-2;14));IF(ISNUMBER([.K22]);[.L21]+[.K22];IF((LEFT([.J22])&lt;&gt;&quot; &quot;)OR([.K22]&lt;&gt;&quot;&quot;);[.L21];[.L21]+INDEX([.$AN$4:.$AN$17];1+MOD([.I22]-2;14))))))" office:value-type="float" office:value="35" calcext:value-type="float">
            <text:p>35</text:p>
          </table:table-cell>
          <table:table-cell table:style-name="ce119" table:formula="of:=IF([.I22]=&quot;&quot;;&quot;&quot;;IF(WEEKDAY([.I22])=5;ISOWEEKNUM([.I22]);&quot;&quot;))">
            <text:p/>
          </table:table-cell>
          <table:table-cell table:style-name="ce9" table:formula="of:=IF([.O22]=&quot;&quot;;&quot;&quot;;UPPER(LEFT(TEXT([.O22];&quot;JJJ&quot;);1)))" office:value-type="string" office:string-value="J" calcext:value-type="string">
            <text:p>J</text:p>
          </table:table-cell>
          <table:table-cell table:style-name="ce15" table:formula="of:=[.O21]+1" office:value-type="date" office:date-value="2020-03-19" calcext:value-type="date">
            <text:p>19</text:p>
          </table:table-cell>
          <table:table-cell table:style-name="ce21" table:formula="of:=IF([.O22]=&quot;&quot;;&quot;&quot;;IFERROR(VLOOKUP([.O22];[$'Jours fériés'.$A$4:$'Jours fériés'.$B$203];2;0);&quot; &quot;))" office:value-type="string" office:string-value=" " calcext:value-type="string">
            <text:p><text:s/></text:p>
          </table:table-cell>
          <table:table-cell table:style-name="ce28"/>
          <table:table-cell table:style-name="ce106" table:formula="of:=IF([.O22]=&quot;&quot;;[.R21];IF([.Q22]=&quot;début&quot;;INDEX([.$AN$4:.$AN$17];1+MOD([.O22]-2;14));IF(ISNUMBER([.Q22]);[.R21]+[.Q22];IF((LEFT([.P22])&lt;&gt;&quot; &quot;)OR([.Q22]&lt;&gt;&quot;&quot;);[.R21];[.R21]+INDEX([.$AN$4:.$AN$17];1+MOD([.O22]-2;14))))))" office:value-type="float" office:value="56" calcext:value-type="float">
            <text:p>56</text:p>
          </table:table-cell>
          <table:table-cell table:style-name="ce119" table:formula="of:=IF([.O22]=&quot;&quot;;&quot;&quot;;IF(WEEKDAY([.O22])=5;ISOWEEKNUM([.O22]);&quot;&quot;))" office:value-type="float" office:value="12" calcext:value-type="float">
            <text:p>12</text:p>
          </table:table-cell>
          <table:table-cell table:style-name="ce9" table:formula="of:=IF([.U22]=&quot;&quot;;&quot;&quot;;UPPER(LEFT(TEXT([.U22];&quot;JJJ&quot;);1)))" office:value-type="string" office:string-value="D" calcext:value-type="string">
            <text:p>D</text:p>
          </table:table-cell>
          <table:table-cell table:style-name="ce15" table:formula="of:=[.U21]+1" office:value-type="date" office:date-value="2020-04-19" calcext:value-type="date">
            <text:p>19</text:p>
          </table:table-cell>
          <table:table-cell table:style-name="ce21" table:formula="of:=IF([.U22]=&quot;&quot;;&quot;&quot;;IFERROR(VLOOKUP([.U22];[$'Jours fériés'.$A$4:$'Jours fériés'.$B$203];2;0);&quot; &quot;))" office:value-type="string" office:string-value=" " calcext:value-type="string">
            <text:p><text:s/></text:p>
          </table:table-cell>
          <table:table-cell table:style-name="ce28"/>
          <table:table-cell table:style-name="ce106" table:formula="of:=IF([.U22]=&quot;&quot;;[.X21];IF([.W22]=&quot;début&quot;;INDEX([.$AN$4:.$AN$17];1+MOD([.U22]-2;14));IF(ISNUMBER([.W22]);[.X21]+[.W22];IF((LEFT([.V22])&lt;&gt;&quot; &quot;)OR([.W22]&lt;&gt;&quot;&quot;);[.X21];[.X21]+INDEX([.$AN$4:.$AN$17];1+MOD([.U22]-2;14))))))" office:value-type="float" office:value="76" calcext:value-type="float">
            <text:p>76</text:p>
          </table:table-cell>
          <table:table-cell table:style-name="ce119" table:formula="of:=IF([.U22]=&quot;&quot;;&quot;&quot;;IF(WEEKDAY([.U22])=5;ISOWEEKNUM([.U22]);&quot;&quot;))">
            <text:p/>
          </table:table-cell>
          <table:table-cell table:style-name="ce9" table:formula="of:=IF([.AA22]=&quot;&quot;;&quot;&quot;;UPPER(LEFT(TEXT([.AA22];&quot;JJJ&quot;);1)))" office:value-type="string" office:string-value="M" calcext:value-type="string">
            <text:p>M</text:p>
          </table:table-cell>
          <table:table-cell table:style-name="ce15" table:formula="of:=[.AA21]+1" office:value-type="date" office:date-value="2020-05-19" calcext:value-type="date">
            <text:p>19</text:p>
          </table:table-cell>
          <table:table-cell table:style-name="ce21" table:formula="of:=IF([.AA22]=&quot;&quot;;&quot;&quot;;IFERROR(VLOOKUP([.AA22];[$'Jours fériés'.$A$4:$'Jours fériés'.$B$203];2;0);&quot; &quot;))" office:value-type="string" office:string-value=" " calcext:value-type="string">
            <text:p><text:s/></text:p>
          </table:table-cell>
          <table:table-cell table:style-name="ce28"/>
          <table:table-cell table:style-name="ce106" table:formula="of:=IF([.AA22]=&quot;&quot;;[.AD21];IF([.AC22]=&quot;début&quot;;INDEX([.$AN$4:.$AN$17];1+MOD([.AA22]-2;14));IF(ISNUMBER([.AC22]);[.AD21]+[.AC22];IF((LEFT([.AB22])&lt;&gt;&quot; &quot;)OR([.AC22]&lt;&gt;&quot;&quot;);[.AD21];[.AD21]+INDEX([.$AN$4:.$AN$17];1+MOD([.AA22]-2;14))))))" office:value-type="float" office:value="96" calcext:value-type="float">
            <text:p>96</text:p>
          </table:table-cell>
          <table:table-cell table:style-name="ce119" table:formula="of:=IF([.AA22]=&quot;&quot;;&quot;&quot;;IF(WEEKDAY([.AA22])=5;ISOWEEKNUM([.AA22]);&quot;&quot;))">
            <text:p/>
          </table:table-cell>
          <table:table-cell table:style-name="ce9" table:formula="of:=IF([.AG22]=&quot;&quot;;&quot;&quot;;UPPER(LEFT(TEXT([.AG22];&quot;JJJ&quot;);1)))" office:value-type="string" office:string-value="V" calcext:value-type="string">
            <text:p>V</text:p>
          </table:table-cell>
          <table:table-cell table:style-name="ce15" table:formula="of:=[.AG21]+1" office:value-type="date" office:date-value="2020-06-19" calcext:value-type="date">
            <text:p>19</text:p>
          </table:table-cell>
          <table:table-cell table:style-name="ce21" table:formula="of:=IF([.AG22]=&quot;&quot;;&quot;&quot;;IFERROR(VLOOKUP([.AG22];[$'Jours fériés'.$A$4:$'Jours fériés'.$B$203];2;0);&quot; &quot;))" office:value-type="string" office:string-value=" " calcext:value-type="string">
            <text:p><text:s/></text:p>
          </table:table-cell>
          <table:table-cell table:style-name="ce28"/>
          <table:table-cell table:style-name="ce106" table:formula="of:=IF([.AG22]=&quot;&quot;;[.AJ21];IF([.AI22]=&quot;début&quot;;INDEX([.$AN$4:.$AN$17];1+MOD([.AG22]-2;14));IF(ISNUMBER([.AI22]);[.AJ21]+[.AI22];IF((LEFT([.AH22])&lt;&gt;&quot; &quot;)OR([.AI22]&lt;&gt;&quot;&quot;);[.AJ21];[.AJ21]+INDEX([.$AN$4:.$AN$17];1+MOD([.AG22]-2;14))))))" office:value-type="float" office:value="117" calcext:value-type="float">
            <text:p>117</text:p>
          </table:table-cell>
          <table:table-cell table:style-name="ce140" table:formula="of:=IF([.AG22]=&quot;&quot;;&quot;&quot;;IF(WEEKDAY([.AG22])=5;ISOWEEKNUM([.AG22]);&quot;&quot;))">
            <text:p/>
          </table:table-cell>
          <table:table-cell table:number-columns-repeated="225"/>
        </table:table-row>
        <table:table-row table:style-name="ro15">
          <table:table-cell/>
          <table:table-cell table:style-name="ce9" table:formula="of:=IF([.C23]=&quot;&quot;;&quot;&quot;;UPPER(LEFT(TEXT([.C23];&quot;JJJ&quot;);1)))" office:value-type="string" office:string-value="L" calcext:value-type="string">
            <text:p>L</text:p>
          </table:table-cell>
          <table:table-cell table:style-name="ce15" table:formula="of:=[.C22]+1" office:value-type="date" office:date-value="2020-01-20" calcext:value-type="date">
            <text:p>20</text:p>
          </table:table-cell>
          <table:table-cell table:style-name="ce21" table:formula="of:=IF([.C23]=&quot;&quot;;&quot;&quot;;IFERROR(VLOOKUP([.C23];[$'Jours fériés'.$A$4:$'Jours fériés'.$B$203];2;0);&quot; &quot;))" office:value-type="string" office:string-value=" " calcext:value-type="string">
            <text:p><text:s/></text:p>
          </table:table-cell>
          <table:table-cell table:style-name="ce28"/>
          <table:table-cell table:style-name="ce106" table:formula="of:=IF([.C23]=&quot;&quot;;[.F22];IF([.E23]=&quot;début&quot;;INDEX([.$AN$4:.$AN$17];1+MOD([.C23]-2;14));IF(ISNUMBER([.E23]);[.F22]+[.E23];IF((LEFT([.D23])&lt;&gt;&quot; &quot;)OR([.E23]&lt;&gt;&quot;&quot;);[.F22];[.F22]+INDEX([.$AN$4:.$AN$17];1+MOD([.C23]-2;14))))))" office:value-type="float" office:value="13" calcext:value-type="float">
            <text:p>13</text:p>
          </table:table-cell>
          <table:table-cell table:style-name="ce119" table:formula="of:=IF([.C23]=&quot;&quot;;&quot;&quot;;IF(WEEKDAY([.C23])=5;ISOWEEKNUM([.C23]);&quot;&quot;))">
            <text:p/>
          </table:table-cell>
          <table:table-cell table:style-name="ce9" table:formula="of:=IF([.I23]=&quot;&quot;;&quot;&quot;;UPPER(LEFT(TEXT([.I23];&quot;JJJ&quot;);1)))" office:value-type="string" office:string-value="J" calcext:value-type="string">
            <text:p>J</text:p>
          </table:table-cell>
          <table:table-cell table:style-name="ce15" table:formula="of:=[.I22]+1" office:value-type="date" office:date-value="2020-02-20" calcext:value-type="date">
            <text:p>20</text:p>
          </table:table-cell>
          <table:table-cell table:style-name="ce21" table:formula="of:=IF([.I23]=&quot;&quot;;&quot;&quot;;IFERROR(VLOOKUP([.I23];[$'Jours fériés'.$A$4:$'Jours fériés'.$B$203];2;0);&quot; &quot;))" office:value-type="string" office:string-value=" " calcext:value-type="string">
            <text:p><text:s/></text:p>
          </table:table-cell>
          <table:table-cell table:style-name="ce28"/>
          <table:table-cell table:style-name="ce106" table:formula="of:=IF([.I23]=&quot;&quot;;[.L22];IF([.K23]=&quot;début&quot;;INDEX([.$AN$4:.$AN$17];1+MOD([.I23]-2;14));IF(ISNUMBER([.K23]);[.L22]+[.K23];IF((LEFT([.J23])&lt;&gt;&quot; &quot;)OR([.K23]&lt;&gt;&quot;&quot;);[.L22];[.L22]+INDEX([.$AN$4:.$AN$17];1+MOD([.I23]-2;14))))))" office:value-type="float" office:value="36" calcext:value-type="float">
            <text:p>36</text:p>
          </table:table-cell>
          <table:table-cell table:style-name="ce119" table:formula="of:=IF([.I23]=&quot;&quot;;&quot;&quot;;IF(WEEKDAY([.I23])=5;ISOWEEKNUM([.I23]);&quot;&quot;))" office:value-type="float" office:value="8" calcext:value-type="float">
            <text:p>8</text:p>
          </table:table-cell>
          <table:table-cell table:style-name="ce9" table:formula="of:=IF([.O23]=&quot;&quot;;&quot;&quot;;UPPER(LEFT(TEXT([.O23];&quot;JJJ&quot;);1)))" office:value-type="string" office:string-value="V" calcext:value-type="string">
            <text:p>V</text:p>
          </table:table-cell>
          <table:table-cell table:style-name="ce15" table:formula="of:=[.O22]+1" office:value-type="date" office:date-value="2020-03-20" calcext:value-type="date">
            <text:p>20</text:p>
          </table:table-cell>
          <table:table-cell table:style-name="ce21" table:formula="of:=IF([.O23]=&quot;&quot;;&quot;&quot;;IFERROR(VLOOKUP([.O23];[$'Jours fériés'.$A$4:$'Jours fériés'.$B$203];2;0);&quot; &quot;))" office:value-type="string" office:string-value=" " calcext:value-type="string">
            <text:p><text:s/></text:p>
          </table:table-cell>
          <table:table-cell table:style-name="ce28"/>
          <table:table-cell table:style-name="ce106" table:formula="of:=IF([.O23]=&quot;&quot;;[.R22];IF([.Q23]=&quot;début&quot;;INDEX([.$AN$4:.$AN$17];1+MOD([.O23]-2;14));IF(ISNUMBER([.Q23]);[.R22]+[.Q23];IF((LEFT([.P23])&lt;&gt;&quot; &quot;)OR([.Q23]&lt;&gt;&quot;&quot;);[.R22];[.R22]+INDEX([.$AN$4:.$AN$17];1+MOD([.O23]-2;14))))))" office:value-type="float" office:value="57" calcext:value-type="float">
            <text:p>57</text:p>
          </table:table-cell>
          <table:table-cell table:style-name="ce119" table:formula="of:=IF([.O23]=&quot;&quot;;&quot;&quot;;IF(WEEKDAY([.O23])=5;ISOWEEKNUM([.O23]);&quot;&quot;))">
            <text:p/>
          </table:table-cell>
          <table:table-cell table:style-name="ce9" table:formula="of:=IF([.U23]=&quot;&quot;;&quot;&quot;;UPPER(LEFT(TEXT([.U23];&quot;JJJ&quot;);1)))" office:value-type="string" office:string-value="L" calcext:value-type="string">
            <text:p>L</text:p>
          </table:table-cell>
          <table:table-cell table:style-name="ce15" table:formula="of:=[.U22]+1" office:value-type="date" office:date-value="2020-04-20" calcext:value-type="date">
            <text:p>20</text:p>
          </table:table-cell>
          <table:table-cell table:style-name="ce21" table:formula="of:=IF([.U23]=&quot;&quot;;&quot;&quot;;IFERROR(VLOOKUP([.U23];[$'Jours fériés'.$A$4:$'Jours fériés'.$B$203];2;0);&quot; &quot;))" office:value-type="string" office:string-value=" " calcext:value-type="string">
            <text:p><text:s/></text:p>
          </table:table-cell>
          <table:table-cell table:style-name="ce28"/>
          <table:table-cell table:style-name="ce106" table:formula="of:=IF([.U23]=&quot;&quot;;[.X22];IF([.W23]=&quot;début&quot;;INDEX([.$AN$4:.$AN$17];1+MOD([.U23]-2;14));IF(ISNUMBER([.W23]);[.X22]+[.W23];IF((LEFT([.V23])&lt;&gt;&quot; &quot;)OR([.W23]&lt;&gt;&quot;&quot;);[.X22];[.X22]+INDEX([.$AN$4:.$AN$17];1+MOD([.U23]-2;14))))))" office:value-type="float" office:value="77" calcext:value-type="float">
            <text:p>77</text:p>
          </table:table-cell>
          <table:table-cell table:style-name="ce119" table:formula="of:=IF([.U23]=&quot;&quot;;&quot;&quot;;IF(WEEKDAY([.U23])=5;ISOWEEKNUM([.U23]);&quot;&quot;))">
            <text:p/>
          </table:table-cell>
          <table:table-cell table:style-name="ce9" table:formula="of:=IF([.AA23]=&quot;&quot;;&quot;&quot;;UPPER(LEFT(TEXT([.AA23];&quot;JJJ&quot;);1)))" office:value-type="string" office:string-value="M" calcext:value-type="string">
            <text:p>M</text:p>
          </table:table-cell>
          <table:table-cell table:style-name="ce15" table:formula="of:=[.AA22]+1" office:value-type="date" office:date-value="2020-05-20" calcext:value-type="date">
            <text:p>20</text:p>
          </table:table-cell>
          <table:table-cell table:style-name="ce21" table:formula="of:=IF([.AA23]=&quot;&quot;;&quot;&quot;;IFERROR(VLOOKUP([.AA23];[$'Jours fériés'.$A$4:$'Jours fériés'.$B$203];2;0);&quot; &quot;))" office:value-type="string" office:string-value=" " calcext:value-type="string">
            <text:p><text:s/></text:p>
          </table:table-cell>
          <table:table-cell table:style-name="ce28"/>
          <table:table-cell table:style-name="ce106" table:formula="of:=IF([.AA23]=&quot;&quot;;[.AD22];IF([.AC23]=&quot;début&quot;;INDEX([.$AN$4:.$AN$17];1+MOD([.AA23]-2;14));IF(ISNUMBER([.AC23]);[.AD22]+[.AC23];IF((LEFT([.AB23])&lt;&gt;&quot; &quot;)OR([.AC23]&lt;&gt;&quot;&quot;);[.AD22];[.AD22]+INDEX([.$AN$4:.$AN$17];1+MOD([.AA23]-2;14))))))" office:value-type="float" office:value="97" calcext:value-type="float">
            <text:p>97</text:p>
          </table:table-cell>
          <table:table-cell table:style-name="ce119" table:formula="of:=IF([.AA23]=&quot;&quot;;&quot;&quot;;IF(WEEKDAY([.AA23])=5;ISOWEEKNUM([.AA23]);&quot;&quot;))">
            <text:p/>
          </table:table-cell>
          <table:table-cell table:style-name="ce9" table:formula="of:=IF([.AG23]=&quot;&quot;;&quot;&quot;;UPPER(LEFT(TEXT([.AG23];&quot;JJJ&quot;);1)))" office:value-type="string" office:string-value="S" calcext:value-type="string">
            <text:p>S</text:p>
          </table:table-cell>
          <table:table-cell table:style-name="ce15" table:formula="of:=[.AG22]+1" office:value-type="date" office:date-value="2020-06-20" calcext:value-type="date">
            <text:p>20</text:p>
          </table:table-cell>
          <table:table-cell table:style-name="ce21" table:formula="of:=IF([.AG23]=&quot;&quot;;&quot;&quot;;IFERROR(VLOOKUP([.AG23];[$'Jours fériés'.$A$4:$'Jours fériés'.$B$203];2;0);&quot; &quot;))" office:value-type="string" office:string-value=" " calcext:value-type="string">
            <text:p><text:s/></text:p>
          </table:table-cell>
          <table:table-cell table:style-name="ce28"/>
          <table:table-cell table:style-name="ce106" table:formula="of:=IF([.AG23]=&quot;&quot;;[.AJ22];IF([.AI23]=&quot;début&quot;;INDEX([.$AN$4:.$AN$17];1+MOD([.AG23]-2;14));IF(ISNUMBER([.AI23]);[.AJ22]+[.AI23];IF((LEFT([.AH23])&lt;&gt;&quot; &quot;)OR([.AI23]&lt;&gt;&quot;&quot;);[.AJ22];[.AJ22]+INDEX([.$AN$4:.$AN$17];1+MOD([.AG23]-2;14))))))" office:value-type="float" office:value="117" calcext:value-type="float">
            <text:p>117</text:p>
          </table:table-cell>
          <table:table-cell table:style-name="ce140" table:formula="of:=IF([.AG23]=&quot;&quot;;&quot;&quot;;IF(WEEKDAY([.AG23])=5;ISOWEEKNUM([.AG23]);&quot;&quot;))">
            <text:p/>
          </table:table-cell>
          <table:table-cell table:number-columns-repeated="225"/>
        </table:table-row>
        <table:table-row table:style-name="ro15">
          <table:table-cell/>
          <table:table-cell table:style-name="ce9" table:formula="of:=IF([.C24]=&quot;&quot;;&quot;&quot;;UPPER(LEFT(TEXT([.C24];&quot;JJJ&quot;);1)))" office:value-type="string" office:string-value="M" calcext:value-type="string">
            <text:p>M</text:p>
          </table:table-cell>
          <table:table-cell table:style-name="ce15" table:formula="of:=[.C23]+1" office:value-type="date" office:date-value="2020-01-21" calcext:value-type="date">
            <text:p>21</text:p>
          </table:table-cell>
          <table:table-cell table:style-name="ce21" table:formula="of:=IF([.C24]=&quot;&quot;;&quot;&quot;;IFERROR(VLOOKUP([.C24];[$'Jours fériés'.$A$4:$'Jours fériés'.$B$203];2;0);&quot; &quot;))" office:value-type="string" office:string-value=" " calcext:value-type="string">
            <text:p><text:s/></text:p>
          </table:table-cell>
          <table:table-cell table:style-name="ce28"/>
          <table:table-cell table:style-name="ce106" table:formula="of:=IF([.C24]=&quot;&quot;;[.F23];IF([.E24]=&quot;début&quot;;INDEX([.$AN$4:.$AN$17];1+MOD([.C24]-2;14));IF(ISNUMBER([.E24]);[.F23]+[.E24];IF((LEFT([.D24])&lt;&gt;&quot; &quot;)OR([.E24]&lt;&gt;&quot;&quot;);[.F23];[.F23]+INDEX([.$AN$4:.$AN$17];1+MOD([.C24]-2;14))))))" office:value-type="float" office:value="14" calcext:value-type="float">
            <text:p>14</text:p>
          </table:table-cell>
          <table:table-cell table:style-name="ce119" table:formula="of:=IF([.C24]=&quot;&quot;;&quot;&quot;;IF(WEEKDAY([.C24])=5;ISOWEEKNUM([.C24]);&quot;&quot;))">
            <text:p/>
          </table:table-cell>
          <table:table-cell table:style-name="ce9" table:formula="of:=IF([.I24]=&quot;&quot;;&quot;&quot;;UPPER(LEFT(TEXT([.I24];&quot;JJJ&quot;);1)))" office:value-type="string" office:string-value="V" calcext:value-type="string">
            <text:p>V</text:p>
          </table:table-cell>
          <table:table-cell table:style-name="ce15" table:formula="of:=[.I23]+1" office:value-type="date" office:date-value="2020-02-21" calcext:value-type="date">
            <text:p>21</text:p>
          </table:table-cell>
          <table:table-cell table:style-name="ce21" table:formula="of:=IF([.I24]=&quot;&quot;;&quot;&quot;;IFERROR(VLOOKUP([.I24];[$'Jours fériés'.$A$4:$'Jours fériés'.$B$203];2;0);&quot; &quot;))" office:value-type="string" office:string-value=" " calcext:value-type="string">
            <text:p><text:s/></text:p>
          </table:table-cell>
          <table:table-cell table:style-name="ce28"/>
          <table:table-cell table:style-name="ce106" table:formula="of:=IF([.I24]=&quot;&quot;;[.L23];IF([.K24]=&quot;début&quot;;INDEX([.$AN$4:.$AN$17];1+MOD([.I24]-2;14));IF(ISNUMBER([.K24]);[.L23]+[.K24];IF((LEFT([.J24])&lt;&gt;&quot; &quot;)OR([.K24]&lt;&gt;&quot;&quot;);[.L23];[.L23]+INDEX([.$AN$4:.$AN$17];1+MOD([.I24]-2;14))))))" office:value-type="float" office:value="37" calcext:value-type="float">
            <text:p>37</text:p>
          </table:table-cell>
          <table:table-cell table:style-name="ce119" table:formula="of:=IF([.I24]=&quot;&quot;;&quot;&quot;;IF(WEEKDAY([.I24])=5;ISOWEEKNUM([.I24]);&quot;&quot;))">
            <text:p/>
          </table:table-cell>
          <table:table-cell table:style-name="ce9" table:formula="of:=IF([.O24]=&quot;&quot;;&quot;&quot;;UPPER(LEFT(TEXT([.O24];&quot;JJJ&quot;);1)))" office:value-type="string" office:string-value="S" calcext:value-type="string">
            <text:p>S</text:p>
          </table:table-cell>
          <table:table-cell table:style-name="ce15" table:formula="of:=[.O23]+1" office:value-type="date" office:date-value="2020-03-21" calcext:value-type="date">
            <text:p>21</text:p>
          </table:table-cell>
          <table:table-cell table:style-name="ce21" table:formula="of:=IF([.O24]=&quot;&quot;;&quot;&quot;;IFERROR(VLOOKUP([.O24];[$'Jours fériés'.$A$4:$'Jours fériés'.$B$203];2;0);&quot; &quot;))" office:value-type="string" office:string-value=" " calcext:value-type="string">
            <text:p><text:s/></text:p>
          </table:table-cell>
          <table:table-cell table:style-name="ce28"/>
          <table:table-cell table:style-name="ce106" table:formula="of:=IF([.O24]=&quot;&quot;;[.R23];IF([.Q24]=&quot;début&quot;;INDEX([.$AN$4:.$AN$17];1+MOD([.O24]-2;14));IF(ISNUMBER([.Q24]);[.R23]+[.Q24];IF((LEFT([.P24])&lt;&gt;&quot; &quot;)OR([.Q24]&lt;&gt;&quot;&quot;);[.R23];[.R23]+INDEX([.$AN$4:.$AN$17];1+MOD([.O24]-2;14))))))" office:value-type="float" office:value="57" calcext:value-type="float">
            <text:p>57</text:p>
          </table:table-cell>
          <table:table-cell table:style-name="ce119" table:formula="of:=IF([.O24]=&quot;&quot;;&quot;&quot;;IF(WEEKDAY([.O24])=5;ISOWEEKNUM([.O24]);&quot;&quot;))">
            <text:p/>
          </table:table-cell>
          <table:table-cell table:style-name="ce9" table:formula="of:=IF([.U24]=&quot;&quot;;&quot;&quot;;UPPER(LEFT(TEXT([.U24];&quot;JJJ&quot;);1)))" office:value-type="string" office:string-value="M" calcext:value-type="string">
            <text:p>M</text:p>
          </table:table-cell>
          <table:table-cell table:style-name="ce15" table:formula="of:=[.U23]+1" office:value-type="date" office:date-value="2020-04-21" calcext:value-type="date">
            <text:p>21</text:p>
          </table:table-cell>
          <table:table-cell table:style-name="ce21" table:formula="of:=IF([.U24]=&quot;&quot;;&quot;&quot;;IFERROR(VLOOKUP([.U24];[$'Jours fériés'.$A$4:$'Jours fériés'.$B$203];2;0);&quot; &quot;))" office:value-type="string" office:string-value=" " calcext:value-type="string">
            <text:p><text:s/></text:p>
          </table:table-cell>
          <table:table-cell table:style-name="ce28"/>
          <table:table-cell table:style-name="ce106" table:formula="of:=IF([.U24]=&quot;&quot;;[.X23];IF([.W24]=&quot;début&quot;;INDEX([.$AN$4:.$AN$17];1+MOD([.U24]-2;14));IF(ISNUMBER([.W24]);[.X23]+[.W24];IF((LEFT([.V24])&lt;&gt;&quot; &quot;)OR([.W24]&lt;&gt;&quot;&quot;);[.X23];[.X23]+INDEX([.$AN$4:.$AN$17];1+MOD([.U24]-2;14))))))" office:value-type="float" office:value="78" calcext:value-type="float">
            <text:p>78</text:p>
          </table:table-cell>
          <table:table-cell table:style-name="ce119" table:formula="of:=IF([.U24]=&quot;&quot;;&quot;&quot;;IF(WEEKDAY([.U24])=5;ISOWEEKNUM([.U24]);&quot;&quot;))">
            <text:p/>
          </table:table-cell>
          <table:table-cell table:style-name="ce9" table:formula="of:=IF([.AA24]=&quot;&quot;;&quot;&quot;;UPPER(LEFT(TEXT([.AA24];&quot;JJJ&quot;);1)))" office:value-type="string" office:string-value="J" calcext:value-type="string">
            <text:p>J</text:p>
          </table:table-cell>
          <table:table-cell table:style-name="ce15" table:formula="of:=[.AA23]+1" office:value-type="date" office:date-value="2020-05-21" calcext:value-type="date">
            <text:p>21</text:p>
          </table:table-cell>
          <table:table-cell table:style-name="ce21" table:formula="of:=IF([.AA24]=&quot;&quot;;&quot;&quot;;IFERROR(VLOOKUP([.AA24];[$'Jours fériés'.$A$4:$'Jours fériés'.$B$203];2;0);&quot; &quot;))" office:value-type="string" office:string-value="Ascension" calcext:value-type="string">
            <text:p>Ascension</text:p>
          </table:table-cell>
          <table:table-cell table:style-name="ce28"/>
          <table:table-cell table:style-name="ce106" table:formula="of:=IF([.AA24]=&quot;&quot;;[.AD23];IF([.AC24]=&quot;début&quot;;INDEX([.$AN$4:.$AN$17];1+MOD([.AA24]-2;14));IF(ISNUMBER([.AC24]);[.AD23]+[.AC24];IF((LEFT([.AB24])&lt;&gt;&quot; &quot;)OR([.AC24]&lt;&gt;&quot;&quot;);[.AD23];[.AD23]+INDEX([.$AN$4:.$AN$17];1+MOD([.AA24]-2;14))))))" office:value-type="float" office:value="97" calcext:value-type="float">
            <text:p>97</text:p>
          </table:table-cell>
          <table:table-cell table:style-name="ce119" table:formula="of:=IF([.AA24]=&quot;&quot;;&quot;&quot;;IF(WEEKDAY([.AA24])=5;ISOWEEKNUM([.AA24]);&quot;&quot;))" office:value-type="float" office:value="21" calcext:value-type="float">
            <text:p>21</text:p>
          </table:table-cell>
          <table:table-cell table:style-name="ce9" table:formula="of:=IF([.AG24]=&quot;&quot;;&quot;&quot;;UPPER(LEFT(TEXT([.AG24];&quot;JJJ&quot;);1)))" office:value-type="string" office:string-value="D" calcext:value-type="string">
            <text:p>D</text:p>
          </table:table-cell>
          <table:table-cell table:style-name="ce15" table:formula="of:=[.AG23]+1" office:value-type="date" office:date-value="2020-06-21" calcext:value-type="date">
            <text:p>21</text:p>
          </table:table-cell>
          <table:table-cell table:style-name="ce21" table:formula="of:=IF([.AG24]=&quot;&quot;;&quot;&quot;;IFERROR(VLOOKUP([.AG24];[$'Jours fériés'.$A$4:$'Jours fériés'.$B$203];2;0);&quot; &quot;))" office:value-type="string" office:string-value=" " calcext:value-type="string">
            <text:p><text:s/></text:p>
          </table:table-cell>
          <table:table-cell table:style-name="ce28"/>
          <table:table-cell table:style-name="ce106" table:formula="of:=IF([.AG24]=&quot;&quot;;[.AJ23];IF([.AI24]=&quot;début&quot;;INDEX([.$AN$4:.$AN$17];1+MOD([.AG24]-2;14));IF(ISNUMBER([.AI24]);[.AJ23]+[.AI24];IF((LEFT([.AH24])&lt;&gt;&quot; &quot;)OR([.AI24]&lt;&gt;&quot;&quot;);[.AJ23];[.AJ23]+INDEX([.$AN$4:.$AN$17];1+MOD([.AG24]-2;14))))))" office:value-type="float" office:value="117" calcext:value-type="float">
            <text:p>117</text:p>
          </table:table-cell>
          <table:table-cell table:style-name="ce140" table:formula="of:=IF([.AG24]=&quot;&quot;;&quot;&quot;;IF(WEEKDAY([.AG24])=5;ISOWEEKNUM([.AG24]);&quot;&quot;))">
            <text:p/>
          </table:table-cell>
          <table:table-cell table:number-columns-repeated="225"/>
        </table:table-row>
        <table:table-row table:style-name="ro15">
          <table:table-cell/>
          <table:table-cell table:style-name="ce9" table:formula="of:=IF([.C25]=&quot;&quot;;&quot;&quot;;UPPER(LEFT(TEXT([.C25];&quot;JJJ&quot;);1)))" office:value-type="string" office:string-value="M" calcext:value-type="string">
            <text:p>M</text:p>
          </table:table-cell>
          <table:table-cell table:style-name="ce15" table:formula="of:=[.C24]+1" office:value-type="date" office:date-value="2020-01-22" calcext:value-type="date">
            <text:p>22</text:p>
          </table:table-cell>
          <table:table-cell table:style-name="ce21" table:formula="of:=IF([.C25]=&quot;&quot;;&quot;&quot;;IFERROR(VLOOKUP([.C25];[$'Jours fériés'.$A$4:$'Jours fériés'.$B$203];2;0);&quot; &quot;))" office:value-type="string" office:string-value=" " calcext:value-type="string">
            <text:p><text:s/></text:p>
          </table:table-cell>
          <table:table-cell table:style-name="ce28"/>
          <table:table-cell table:style-name="ce106" table:formula="of:=IF([.C25]=&quot;&quot;;[.F24];IF([.E25]=&quot;début&quot;;INDEX([.$AN$4:.$AN$17];1+MOD([.C25]-2;14));IF(ISNUMBER([.E25]);[.F24]+[.E25];IF((LEFT([.D25])&lt;&gt;&quot; &quot;)OR([.E25]&lt;&gt;&quot;&quot;);[.F24];[.F24]+INDEX([.$AN$4:.$AN$17];1+MOD([.C25]-2;14))))))" office:value-type="float" office:value="15" calcext:value-type="float">
            <text:p>15</text:p>
          </table:table-cell>
          <table:table-cell table:style-name="ce119" table:formula="of:=IF([.C25]=&quot;&quot;;&quot;&quot;;IF(WEEKDAY([.C25])=5;ISOWEEKNUM([.C25]);&quot;&quot;))">
            <text:p/>
          </table:table-cell>
          <table:table-cell table:style-name="ce9" table:formula="of:=IF([.I25]=&quot;&quot;;&quot;&quot;;UPPER(LEFT(TEXT([.I25];&quot;JJJ&quot;);1)))" office:value-type="string" office:string-value="S" calcext:value-type="string">
            <text:p>S</text:p>
          </table:table-cell>
          <table:table-cell table:style-name="ce15" table:formula="of:=[.I24]+1" office:value-type="date" office:date-value="2020-02-22" calcext:value-type="date">
            <text:p>22</text:p>
          </table:table-cell>
          <table:table-cell table:style-name="ce21" table:formula="of:=IF([.I25]=&quot;&quot;;&quot;&quot;;IFERROR(VLOOKUP([.I25];[$'Jours fériés'.$A$4:$'Jours fériés'.$B$203];2;0);&quot; &quot;))" office:value-type="string" office:string-value=" " calcext:value-type="string">
            <text:p><text:s/></text:p>
          </table:table-cell>
          <table:table-cell table:style-name="ce28"/>
          <table:table-cell table:style-name="ce106" table:formula="of:=IF([.I25]=&quot;&quot;;[.L24];IF([.K25]=&quot;début&quot;;INDEX([.$AN$4:.$AN$17];1+MOD([.I25]-2;14));IF(ISNUMBER([.K25]);[.L24]+[.K25];IF((LEFT([.J25])&lt;&gt;&quot; &quot;)OR([.K25]&lt;&gt;&quot;&quot;);[.L24];[.L24]+INDEX([.$AN$4:.$AN$17];1+MOD([.I25]-2;14))))))" office:value-type="float" office:value="37" calcext:value-type="float">
            <text:p>37</text:p>
          </table:table-cell>
          <table:table-cell table:style-name="ce119" table:formula="of:=IF([.I25]=&quot;&quot;;&quot;&quot;;IF(WEEKDAY([.I25])=5;ISOWEEKNUM([.I25]);&quot;&quot;))">
            <text:p/>
          </table:table-cell>
          <table:table-cell table:style-name="ce9" table:formula="of:=IF([.O25]=&quot;&quot;;&quot;&quot;;UPPER(LEFT(TEXT([.O25];&quot;JJJ&quot;);1)))" office:value-type="string" office:string-value="D" calcext:value-type="string">
            <text:p>D</text:p>
          </table:table-cell>
          <table:table-cell table:style-name="ce15" table:formula="of:=[.O24]+1" office:value-type="date" office:date-value="2020-03-22" calcext:value-type="date">
            <text:p>22</text:p>
          </table:table-cell>
          <table:table-cell table:style-name="ce21" table:formula="of:=IF([.O25]=&quot;&quot;;&quot;&quot;;IFERROR(VLOOKUP([.O25];[$'Jours fériés'.$A$4:$'Jours fériés'.$B$203];2;0);&quot; &quot;))" office:value-type="string" office:string-value=" " calcext:value-type="string">
            <text:p><text:s/></text:p>
          </table:table-cell>
          <table:table-cell table:style-name="ce28"/>
          <table:table-cell table:style-name="ce106" table:formula="of:=IF([.O25]=&quot;&quot;;[.R24];IF([.Q25]=&quot;début&quot;;INDEX([.$AN$4:.$AN$17];1+MOD([.O25]-2;14));IF(ISNUMBER([.Q25]);[.R24]+[.Q25];IF((LEFT([.P25])&lt;&gt;&quot; &quot;)OR([.Q25]&lt;&gt;&quot;&quot;);[.R24];[.R24]+INDEX([.$AN$4:.$AN$17];1+MOD([.O25]-2;14))))))" office:value-type="float" office:value="57" calcext:value-type="float">
            <text:p>57</text:p>
          </table:table-cell>
          <table:table-cell table:style-name="ce119" table:formula="of:=IF([.O25]=&quot;&quot;;&quot;&quot;;IF(WEEKDAY([.O25])=5;ISOWEEKNUM([.O25]);&quot;&quot;))">
            <text:p/>
          </table:table-cell>
          <table:table-cell table:style-name="ce9" table:formula="of:=IF([.U25]=&quot;&quot;;&quot;&quot;;UPPER(LEFT(TEXT([.U25];&quot;JJJ&quot;);1)))" office:value-type="string" office:string-value="M" calcext:value-type="string">
            <text:p>M</text:p>
          </table:table-cell>
          <table:table-cell table:style-name="ce15" table:formula="of:=[.U24]+1" office:value-type="date" office:date-value="2020-04-22" calcext:value-type="date">
            <text:p>22</text:p>
          </table:table-cell>
          <table:table-cell table:style-name="ce21" table:formula="of:=IF([.U25]=&quot;&quot;;&quot;&quot;;IFERROR(VLOOKUP([.U25];[$'Jours fériés'.$A$4:$'Jours fériés'.$B$203];2;0);&quot; &quot;))" office:value-type="string" office:string-value=" " calcext:value-type="string">
            <text:p><text:s/></text:p>
          </table:table-cell>
          <table:table-cell table:style-name="ce28"/>
          <table:table-cell table:style-name="ce106" table:formula="of:=IF([.U25]=&quot;&quot;;[.X24];IF([.W25]=&quot;début&quot;;INDEX([.$AN$4:.$AN$17];1+MOD([.U25]-2;14));IF(ISNUMBER([.W25]);[.X24]+[.W25];IF((LEFT([.V25])&lt;&gt;&quot; &quot;)OR([.W25]&lt;&gt;&quot;&quot;);[.X24];[.X24]+INDEX([.$AN$4:.$AN$17];1+MOD([.U25]-2;14))))))" office:value-type="float" office:value="79" calcext:value-type="float">
            <text:p>79</text:p>
          </table:table-cell>
          <table:table-cell table:style-name="ce119" table:formula="of:=IF([.U25]=&quot;&quot;;&quot;&quot;;IF(WEEKDAY([.U25])=5;ISOWEEKNUM([.U25]);&quot;&quot;))">
            <text:p/>
          </table:table-cell>
          <table:table-cell table:style-name="ce9" table:formula="of:=IF([.AA25]=&quot;&quot;;&quot;&quot;;UPPER(LEFT(TEXT([.AA25];&quot;JJJ&quot;);1)))" office:value-type="string" office:string-value="V" calcext:value-type="string">
            <text:p>V</text:p>
          </table:table-cell>
          <table:table-cell table:style-name="ce15" table:formula="of:=[.AA24]+1" office:value-type="date" office:date-value="2020-05-22" calcext:value-type="date">
            <text:p>22</text:p>
          </table:table-cell>
          <table:table-cell table:style-name="ce21" table:formula="of:=IF([.AA25]=&quot;&quot;;&quot;&quot;;IFERROR(VLOOKUP([.AA25];[$'Jours fériés'.$A$4:$'Jours fériés'.$B$203];2;0);&quot; &quot;))" office:value-type="string" office:string-value=" " calcext:value-type="string">
            <text:p><text:s/></text:p>
          </table:table-cell>
          <table:table-cell table:style-name="ce28"/>
          <table:table-cell table:style-name="ce106" table:formula="of:=IF([.AA25]=&quot;&quot;;[.AD24];IF([.AC25]=&quot;début&quot;;INDEX([.$AN$4:.$AN$17];1+MOD([.AA25]-2;14));IF(ISNUMBER([.AC25]);[.AD24]+[.AC25];IF((LEFT([.AB25])&lt;&gt;&quot; &quot;)OR([.AC25]&lt;&gt;&quot;&quot;);[.AD24];[.AD24]+INDEX([.$AN$4:.$AN$17];1+MOD([.AA25]-2;14))))))" office:value-type="float" office:value="98" calcext:value-type="float">
            <text:p>98</text:p>
          </table:table-cell>
          <table:table-cell table:style-name="ce119" table:formula="of:=IF([.AA25]=&quot;&quot;;&quot;&quot;;IF(WEEKDAY([.AA25])=5;ISOWEEKNUM([.AA25]);&quot;&quot;))">
            <text:p/>
          </table:table-cell>
          <table:table-cell table:style-name="ce9" table:formula="of:=IF([.AG25]=&quot;&quot;;&quot;&quot;;UPPER(LEFT(TEXT([.AG25];&quot;JJJ&quot;);1)))" office:value-type="string" office:string-value="L" calcext:value-type="string">
            <text:p>L</text:p>
          </table:table-cell>
          <table:table-cell table:style-name="ce15" table:formula="of:=[.AG24]+1" office:value-type="date" office:date-value="2020-06-22" calcext:value-type="date">
            <text:p>22</text:p>
          </table:table-cell>
          <table:table-cell table:style-name="ce21" table:formula="of:=IF([.AG25]=&quot;&quot;;&quot;&quot;;IFERROR(VLOOKUP([.AG25];[$'Jours fériés'.$A$4:$'Jours fériés'.$B$203];2;0);&quot; &quot;))" office:value-type="string" office:string-value=" " calcext:value-type="string">
            <text:p><text:s/></text:p>
          </table:table-cell>
          <table:table-cell table:style-name="ce28"/>
          <table:table-cell table:style-name="ce106" table:formula="of:=IF([.AG25]=&quot;&quot;;[.AJ24];IF([.AI25]=&quot;début&quot;;INDEX([.$AN$4:.$AN$17];1+MOD([.AG25]-2;14));IF(ISNUMBER([.AI25]);[.AJ24]+[.AI25];IF((LEFT([.AH25])&lt;&gt;&quot; &quot;)OR([.AI25]&lt;&gt;&quot;&quot;);[.AJ24];[.AJ24]+INDEX([.$AN$4:.$AN$17];1+MOD([.AG25]-2;14))))))" office:value-type="float" office:value="118" calcext:value-type="float">
            <text:p>118</text:p>
          </table:table-cell>
          <table:table-cell table:style-name="ce140" table:formula="of:=IF([.AG25]=&quot;&quot;;&quot;&quot;;IF(WEEKDAY([.AG25])=5;ISOWEEKNUM([.AG25]);&quot;&quot;))">
            <text:p/>
          </table:table-cell>
          <table:table-cell table:number-columns-repeated="225"/>
        </table:table-row>
        <table:table-row table:style-name="ro15">
          <table:table-cell/>
          <table:table-cell table:style-name="ce9" table:formula="of:=IF([.C26]=&quot;&quot;;&quot;&quot;;UPPER(LEFT(TEXT([.C26];&quot;JJJ&quot;);1)))" office:value-type="string" office:string-value="J" calcext:value-type="string">
            <text:p>J</text:p>
          </table:table-cell>
          <table:table-cell table:style-name="ce15" table:formula="of:=[.C25]+1" office:value-type="date" office:date-value="2020-01-23" calcext:value-type="date">
            <text:p>23</text:p>
          </table:table-cell>
          <table:table-cell table:style-name="ce21" table:formula="of:=IF([.C26]=&quot;&quot;;&quot;&quot;;IFERROR(VLOOKUP([.C26];[$'Jours fériés'.$A$4:$'Jours fériés'.$B$203];2;0);&quot; &quot;))" office:value-type="string" office:string-value=" " calcext:value-type="string">
            <text:p><text:s/></text:p>
          </table:table-cell>
          <table:table-cell table:style-name="ce28"/>
          <table:table-cell table:style-name="ce106" table:formula="of:=IF([.C26]=&quot;&quot;;[.F25];IF([.E26]=&quot;début&quot;;INDEX([.$AN$4:.$AN$17];1+MOD([.C26]-2;14));IF(ISNUMBER([.E26]);[.F25]+[.E26];IF((LEFT([.D26])&lt;&gt;&quot; &quot;)OR([.E26]&lt;&gt;&quot;&quot;);[.F25];[.F25]+INDEX([.$AN$4:.$AN$17];1+MOD([.C26]-2;14))))))" office:value-type="float" office:value="16" calcext:value-type="float">
            <text:p>16</text:p>
          </table:table-cell>
          <table:table-cell table:style-name="ce119" table:formula="of:=IF([.C26]=&quot;&quot;;&quot;&quot;;IF(WEEKDAY([.C26])=5;ISOWEEKNUM([.C26]);&quot;&quot;))" office:value-type="float" office:value="4" calcext:value-type="float">
            <text:p>4</text:p>
          </table:table-cell>
          <table:table-cell table:style-name="ce9" table:formula="of:=IF([.I26]=&quot;&quot;;&quot;&quot;;UPPER(LEFT(TEXT([.I26];&quot;JJJ&quot;);1)))" office:value-type="string" office:string-value="D" calcext:value-type="string">
            <text:p>D</text:p>
          </table:table-cell>
          <table:table-cell table:style-name="ce15" table:formula="of:=[.I25]+1" office:value-type="date" office:date-value="2020-02-23" calcext:value-type="date">
            <text:p>23</text:p>
          </table:table-cell>
          <table:table-cell table:style-name="ce21" table:formula="of:=IF([.I26]=&quot;&quot;;&quot;&quot;;IFERROR(VLOOKUP([.I26];[$'Jours fériés'.$A$4:$'Jours fériés'.$B$203];2;0);&quot; &quot;))" office:value-type="string" office:string-value=" " calcext:value-type="string">
            <text:p><text:s/></text:p>
          </table:table-cell>
          <table:table-cell table:style-name="ce28"/>
          <table:table-cell table:style-name="ce106" table:formula="of:=IF([.I26]=&quot;&quot;;[.L25];IF([.K26]=&quot;début&quot;;INDEX([.$AN$4:.$AN$17];1+MOD([.I26]-2;14));IF(ISNUMBER([.K26]);[.L25]+[.K26];IF((LEFT([.J26])&lt;&gt;&quot; &quot;)OR([.K26]&lt;&gt;&quot;&quot;);[.L25];[.L25]+INDEX([.$AN$4:.$AN$17];1+MOD([.I26]-2;14))))))" office:value-type="float" office:value="37" calcext:value-type="float">
            <text:p>37</text:p>
          </table:table-cell>
          <table:table-cell table:style-name="ce119" table:formula="of:=IF([.I26]=&quot;&quot;;&quot;&quot;;IF(WEEKDAY([.I26])=5;ISOWEEKNUM([.I26]);&quot;&quot;))">
            <text:p/>
          </table:table-cell>
          <table:table-cell table:style-name="ce9" table:formula="of:=IF([.O26]=&quot;&quot;;&quot;&quot;;UPPER(LEFT(TEXT([.O26];&quot;JJJ&quot;);1)))" office:value-type="string" office:string-value="L" calcext:value-type="string">
            <text:p>L</text:p>
          </table:table-cell>
          <table:table-cell table:style-name="ce15" table:formula="of:=[.O25]+1" office:value-type="date" office:date-value="2020-03-23" calcext:value-type="date">
            <text:p>23</text:p>
          </table:table-cell>
          <table:table-cell table:style-name="ce21" table:formula="of:=IF([.O26]=&quot;&quot;;&quot;&quot;;IFERROR(VLOOKUP([.O26];[$'Jours fériés'.$A$4:$'Jours fériés'.$B$203];2;0);&quot; &quot;))" office:value-type="string" office:string-value=" " calcext:value-type="string">
            <text:p><text:s/></text:p>
          </table:table-cell>
          <table:table-cell table:style-name="ce28"/>
          <table:table-cell table:style-name="ce106" table:formula="of:=IF([.O26]=&quot;&quot;;[.R25];IF([.Q26]=&quot;début&quot;;INDEX([.$AN$4:.$AN$17];1+MOD([.O26]-2;14));IF(ISNUMBER([.Q26]);[.R25]+[.Q26];IF((LEFT([.P26])&lt;&gt;&quot; &quot;)OR([.Q26]&lt;&gt;&quot;&quot;);[.R25];[.R25]+INDEX([.$AN$4:.$AN$17];1+MOD([.O26]-2;14))))))" office:value-type="float" office:value="58" calcext:value-type="float">
            <text:p>58</text:p>
          </table:table-cell>
          <table:table-cell table:style-name="ce119" table:formula="of:=IF([.O26]=&quot;&quot;;&quot;&quot;;IF(WEEKDAY([.O26])=5;ISOWEEKNUM([.O26]);&quot;&quot;))">
            <text:p/>
          </table:table-cell>
          <table:table-cell table:style-name="ce9" table:formula="of:=IF([.U26]=&quot;&quot;;&quot;&quot;;UPPER(LEFT(TEXT([.U26];&quot;JJJ&quot;);1)))" office:value-type="string" office:string-value="J" calcext:value-type="string">
            <text:p>J</text:p>
          </table:table-cell>
          <table:table-cell table:style-name="ce15" table:formula="of:=[.U25]+1" office:value-type="date" office:date-value="2020-04-23" calcext:value-type="date">
            <text:p>23</text:p>
          </table:table-cell>
          <table:table-cell table:style-name="ce21" table:formula="of:=IF([.U26]=&quot;&quot;;&quot;&quot;;IFERROR(VLOOKUP([.U26];[$'Jours fériés'.$A$4:$'Jours fériés'.$B$203];2;0);&quot; &quot;))" office:value-type="string" office:string-value=" " calcext:value-type="string">
            <text:p><text:s/></text:p>
          </table:table-cell>
          <table:table-cell table:style-name="ce28"/>
          <table:table-cell table:style-name="ce106" table:formula="of:=IF([.U26]=&quot;&quot;;[.X25];IF([.W26]=&quot;début&quot;;INDEX([.$AN$4:.$AN$17];1+MOD([.U26]-2;14));IF(ISNUMBER([.W26]);[.X25]+[.W26];IF((LEFT([.V26])&lt;&gt;&quot; &quot;)OR([.W26]&lt;&gt;&quot;&quot;);[.X25];[.X25]+INDEX([.$AN$4:.$AN$17];1+MOD([.U26]-2;14))))))" office:value-type="float" office:value="80" calcext:value-type="float">
            <text:p>80</text:p>
          </table:table-cell>
          <table:table-cell table:style-name="ce119" table:formula="of:=IF([.U26]=&quot;&quot;;&quot;&quot;;IF(WEEKDAY([.U26])=5;ISOWEEKNUM([.U26]);&quot;&quot;))" office:value-type="float" office:value="17" calcext:value-type="float">
            <text:p>17</text:p>
          </table:table-cell>
          <table:table-cell table:style-name="ce9" table:formula="of:=IF([.AA26]=&quot;&quot;;&quot;&quot;;UPPER(LEFT(TEXT([.AA26];&quot;JJJ&quot;);1)))" office:value-type="string" office:string-value="S" calcext:value-type="string">
            <text:p>S</text:p>
          </table:table-cell>
          <table:table-cell table:style-name="ce15" table:formula="of:=[.AA25]+1" office:value-type="date" office:date-value="2020-05-23" calcext:value-type="date">
            <text:p>23</text:p>
          </table:table-cell>
          <table:table-cell table:style-name="ce21" table:formula="of:=IF([.AA26]=&quot;&quot;;&quot;&quot;;IFERROR(VLOOKUP([.AA26];[$'Jours fériés'.$A$4:$'Jours fériés'.$B$203];2;0);&quot; &quot;))" office:value-type="string" office:string-value=" " calcext:value-type="string">
            <text:p><text:s/></text:p>
          </table:table-cell>
          <table:table-cell table:style-name="ce28"/>
          <table:table-cell table:style-name="ce106" table:formula="of:=IF([.AA26]=&quot;&quot;;[.AD25];IF([.AC26]=&quot;début&quot;;INDEX([.$AN$4:.$AN$17];1+MOD([.AA26]-2;14));IF(ISNUMBER([.AC26]);[.AD25]+[.AC26];IF((LEFT([.AB26])&lt;&gt;&quot; &quot;)OR([.AC26]&lt;&gt;&quot;&quot;);[.AD25];[.AD25]+INDEX([.$AN$4:.$AN$17];1+MOD([.AA26]-2;14))))))" office:value-type="float" office:value="98" calcext:value-type="float">
            <text:p>98</text:p>
          </table:table-cell>
          <table:table-cell table:style-name="ce119" table:formula="of:=IF([.AA26]=&quot;&quot;;&quot;&quot;;IF(WEEKDAY([.AA26])=5;ISOWEEKNUM([.AA26]);&quot;&quot;))">
            <text:p/>
          </table:table-cell>
          <table:table-cell table:style-name="ce9" table:formula="of:=IF([.AG26]=&quot;&quot;;&quot;&quot;;UPPER(LEFT(TEXT([.AG26];&quot;JJJ&quot;);1)))" office:value-type="string" office:string-value="M" calcext:value-type="string">
            <text:p>M</text:p>
          </table:table-cell>
          <table:table-cell table:style-name="ce15" table:formula="of:=[.AG25]+1" office:value-type="date" office:date-value="2020-06-23" calcext:value-type="date">
            <text:p>23</text:p>
          </table:table-cell>
          <table:table-cell table:style-name="ce21" table:formula="of:=IF([.AG26]=&quot;&quot;;&quot;&quot;;IFERROR(VLOOKUP([.AG26];[$'Jours fériés'.$A$4:$'Jours fériés'.$B$203];2;0);&quot; &quot;))" office:value-type="string" office:string-value=" " calcext:value-type="string">
            <text:p><text:s/></text:p>
          </table:table-cell>
          <table:table-cell table:style-name="ce28"/>
          <table:table-cell table:style-name="ce106" table:formula="of:=IF([.AG26]=&quot;&quot;;[.AJ25];IF([.AI26]=&quot;début&quot;;INDEX([.$AN$4:.$AN$17];1+MOD([.AG26]-2;14));IF(ISNUMBER([.AI26]);[.AJ25]+[.AI26];IF((LEFT([.AH26])&lt;&gt;&quot; &quot;)OR([.AI26]&lt;&gt;&quot;&quot;);[.AJ25];[.AJ25]+INDEX([.$AN$4:.$AN$17];1+MOD([.AG26]-2;14))))))" office:value-type="float" office:value="119" calcext:value-type="float">
            <text:p>119</text:p>
          </table:table-cell>
          <table:table-cell table:style-name="ce140" table:formula="of:=IF([.AG26]=&quot;&quot;;&quot;&quot;;IF(WEEKDAY([.AG26])=5;ISOWEEKNUM([.AG26]);&quot;&quot;))">
            <text:p/>
          </table:table-cell>
          <table:table-cell table:number-columns-repeated="225"/>
        </table:table-row>
        <table:table-row table:style-name="ro15">
          <table:table-cell/>
          <table:table-cell table:style-name="ce9" table:formula="of:=IF([.C27]=&quot;&quot;;&quot;&quot;;UPPER(LEFT(TEXT([.C27];&quot;JJJ&quot;);1)))" office:value-type="string" office:string-value="V" calcext:value-type="string">
            <text:p>V</text:p>
          </table:table-cell>
          <table:table-cell table:style-name="ce15" table:formula="of:=[.C26]+1" office:value-type="date" office:date-value="2020-01-24" calcext:value-type="date">
            <text:p>24</text:p>
          </table:table-cell>
          <table:table-cell table:style-name="ce21" table:formula="of:=IF([.C27]=&quot;&quot;;&quot;&quot;;IFERROR(VLOOKUP([.C27];[$'Jours fériés'.$A$4:$'Jours fériés'.$B$203];2;0);&quot; &quot;))" office:value-type="string" office:string-value=" " calcext:value-type="string">
            <text:p><text:s/></text:p>
          </table:table-cell>
          <table:table-cell table:style-name="ce28"/>
          <table:table-cell table:style-name="ce106" table:formula="of:=IF([.C27]=&quot;&quot;;[.F26];IF([.E27]=&quot;début&quot;;INDEX([.$AN$4:.$AN$17];1+MOD([.C27]-2;14));IF(ISNUMBER([.E27]);[.F26]+[.E27];IF((LEFT([.D27])&lt;&gt;&quot; &quot;)OR([.E27]&lt;&gt;&quot;&quot;);[.F26];[.F26]+INDEX([.$AN$4:.$AN$17];1+MOD([.C27]-2;14))))))" office:value-type="float" office:value="17" calcext:value-type="float">
            <text:p>17</text:p>
          </table:table-cell>
          <table:table-cell table:style-name="ce119" table:formula="of:=IF([.C27]=&quot;&quot;;&quot;&quot;;IF(WEEKDAY([.C27])=5;ISOWEEKNUM([.C27]);&quot;&quot;))">
            <text:p/>
          </table:table-cell>
          <table:table-cell table:style-name="ce9" table:formula="of:=IF([.I27]=&quot;&quot;;&quot;&quot;;UPPER(LEFT(TEXT([.I27];&quot;JJJ&quot;);1)))" office:value-type="string" office:string-value="L" calcext:value-type="string">
            <text:p>L</text:p>
          </table:table-cell>
          <table:table-cell table:style-name="ce15" table:formula="of:=[.I26]+1" office:value-type="date" office:date-value="2020-02-24" calcext:value-type="date">
            <text:p>24</text:p>
          </table:table-cell>
          <table:table-cell table:style-name="ce21" table:formula="of:=IF([.I27]=&quot;&quot;;&quot;&quot;;IFERROR(VLOOKUP([.I27];[$'Jours fériés'.$A$4:$'Jours fériés'.$B$203];2;0);&quot; &quot;))" office:value-type="string" office:string-value=" " calcext:value-type="string">
            <text:p><text:s/></text:p>
          </table:table-cell>
          <table:table-cell table:style-name="ce28"/>
          <table:table-cell table:style-name="ce106" table:formula="of:=IF([.I27]=&quot;&quot;;[.L26];IF([.K27]=&quot;début&quot;;INDEX([.$AN$4:.$AN$17];1+MOD([.I27]-2;14));IF(ISNUMBER([.K27]);[.L26]+[.K27];IF((LEFT([.J27])&lt;&gt;&quot; &quot;)OR([.K27]&lt;&gt;&quot;&quot;);[.L26];[.L26]+INDEX([.$AN$4:.$AN$17];1+MOD([.I27]-2;14))))))" office:value-type="float" office:value="38" calcext:value-type="float">
            <text:p>38</text:p>
          </table:table-cell>
          <table:table-cell table:style-name="ce119" table:formula="of:=IF([.I27]=&quot;&quot;;&quot;&quot;;IF(WEEKDAY([.I27])=5;ISOWEEKNUM([.I27]);&quot;&quot;))">
            <text:p/>
          </table:table-cell>
          <table:table-cell table:style-name="ce9" table:formula="of:=IF([.O27]=&quot;&quot;;&quot;&quot;;UPPER(LEFT(TEXT([.O27];&quot;JJJ&quot;);1)))" office:value-type="string" office:string-value="M" calcext:value-type="string">
            <text:p>M</text:p>
          </table:table-cell>
          <table:table-cell table:style-name="ce15" table:formula="of:=[.O26]+1" office:value-type="date" office:date-value="2020-03-24" calcext:value-type="date">
            <text:p>24</text:p>
          </table:table-cell>
          <table:table-cell table:style-name="ce21" table:formula="of:=IF([.O27]=&quot;&quot;;&quot;&quot;;IFERROR(VLOOKUP([.O27];[$'Jours fériés'.$A$4:$'Jours fériés'.$B$203];2;0);&quot; &quot;))" office:value-type="string" office:string-value=" " calcext:value-type="string">
            <text:p><text:s/></text:p>
          </table:table-cell>
          <table:table-cell table:style-name="ce28"/>
          <table:table-cell table:style-name="ce106" table:formula="of:=IF([.O27]=&quot;&quot;;[.R26];IF([.Q27]=&quot;début&quot;;INDEX([.$AN$4:.$AN$17];1+MOD([.O27]-2;14));IF(ISNUMBER([.Q27]);[.R26]+[.Q27];IF((LEFT([.P27])&lt;&gt;&quot; &quot;)OR([.Q27]&lt;&gt;&quot;&quot;);[.R26];[.R26]+INDEX([.$AN$4:.$AN$17];1+MOD([.O27]-2;14))))))" office:value-type="float" office:value="59" calcext:value-type="float">
            <text:p>59</text:p>
          </table:table-cell>
          <table:table-cell table:style-name="ce119" table:formula="of:=IF([.O27]=&quot;&quot;;&quot;&quot;;IF(WEEKDAY([.O27])=5;ISOWEEKNUM([.O27]);&quot;&quot;))">
            <text:p/>
          </table:table-cell>
          <table:table-cell table:style-name="ce9" table:formula="of:=IF([.U27]=&quot;&quot;;&quot;&quot;;UPPER(LEFT(TEXT([.U27];&quot;JJJ&quot;);1)))" office:value-type="string" office:string-value="V" calcext:value-type="string">
            <text:p>V</text:p>
          </table:table-cell>
          <table:table-cell table:style-name="ce15" table:formula="of:=[.U26]+1" office:value-type="date" office:date-value="2020-04-24" calcext:value-type="date">
            <text:p>24</text:p>
          </table:table-cell>
          <table:table-cell table:style-name="ce21" table:formula="of:=IF([.U27]=&quot;&quot;;&quot;&quot;;IFERROR(VLOOKUP([.U27];[$'Jours fériés'.$A$4:$'Jours fériés'.$B$203];2;0);&quot; &quot;))" office:value-type="string" office:string-value=" " calcext:value-type="string">
            <text:p><text:s/></text:p>
          </table:table-cell>
          <table:table-cell table:style-name="ce28"/>
          <table:table-cell table:style-name="ce106" table:formula="of:=IF([.U27]=&quot;&quot;;[.X26];IF([.W27]=&quot;début&quot;;INDEX([.$AN$4:.$AN$17];1+MOD([.U27]-2;14));IF(ISNUMBER([.W27]);[.X26]+[.W27];IF((LEFT([.V27])&lt;&gt;&quot; &quot;)OR([.W27]&lt;&gt;&quot;&quot;);[.X26];[.X26]+INDEX([.$AN$4:.$AN$17];1+MOD([.U27]-2;14))))))" office:value-type="float" office:value="81" calcext:value-type="float">
            <text:p>81</text:p>
          </table:table-cell>
          <table:table-cell table:style-name="ce119" table:formula="of:=IF([.U27]=&quot;&quot;;&quot;&quot;;IF(WEEKDAY([.U27])=5;ISOWEEKNUM([.U27]);&quot;&quot;))">
            <text:p/>
          </table:table-cell>
          <table:table-cell table:style-name="ce9" table:formula="of:=IF([.AA27]=&quot;&quot;;&quot;&quot;;UPPER(LEFT(TEXT([.AA27];&quot;JJJ&quot;);1)))" office:value-type="string" office:string-value="D" calcext:value-type="string">
            <text:p>D</text:p>
          </table:table-cell>
          <table:table-cell table:style-name="ce15" table:formula="of:=[.AA26]+1" office:value-type="date" office:date-value="2020-05-24" calcext:value-type="date">
            <text:p>24</text:p>
          </table:table-cell>
          <table:table-cell table:style-name="ce21" table:formula="of:=IF([.AA27]=&quot;&quot;;&quot;&quot;;IFERROR(VLOOKUP([.AA27];[$'Jours fériés'.$A$4:$'Jours fériés'.$B$203];2;0);&quot; &quot;))" office:value-type="string" office:string-value=" " calcext:value-type="string">
            <text:p><text:s/></text:p>
          </table:table-cell>
          <table:table-cell table:style-name="ce28"/>
          <table:table-cell table:style-name="ce106" table:formula="of:=IF([.AA27]=&quot;&quot;;[.AD26];IF([.AC27]=&quot;début&quot;;INDEX([.$AN$4:.$AN$17];1+MOD([.AA27]-2;14));IF(ISNUMBER([.AC27]);[.AD26]+[.AC27];IF((LEFT([.AB27])&lt;&gt;&quot; &quot;)OR([.AC27]&lt;&gt;&quot;&quot;);[.AD26];[.AD26]+INDEX([.$AN$4:.$AN$17];1+MOD([.AA27]-2;14))))))" office:value-type="float" office:value="98" calcext:value-type="float">
            <text:p>98</text:p>
          </table:table-cell>
          <table:table-cell table:style-name="ce119" table:formula="of:=IF([.AA27]=&quot;&quot;;&quot;&quot;;IF(WEEKDAY([.AA27])=5;ISOWEEKNUM([.AA27]);&quot;&quot;))">
            <text:p/>
          </table:table-cell>
          <table:table-cell table:style-name="ce9" table:formula="of:=IF([.AG27]=&quot;&quot;;&quot;&quot;;UPPER(LEFT(TEXT([.AG27];&quot;JJJ&quot;);1)))" office:value-type="string" office:string-value="M" calcext:value-type="string">
            <text:p>M</text:p>
          </table:table-cell>
          <table:table-cell table:style-name="ce15" table:formula="of:=[.AG26]+1" office:value-type="date" office:date-value="2020-06-24" calcext:value-type="date">
            <text:p>24</text:p>
          </table:table-cell>
          <table:table-cell table:style-name="ce21" table:formula="of:=IF([.AG27]=&quot;&quot;;&quot;&quot;;IFERROR(VLOOKUP([.AG27];[$'Jours fériés'.$A$4:$'Jours fériés'.$B$203];2;0);&quot; &quot;))" office:value-type="string" office:string-value=" " calcext:value-type="string">
            <text:p><text:s/></text:p>
          </table:table-cell>
          <table:table-cell table:style-name="ce28"/>
          <table:table-cell table:style-name="ce106" table:formula="of:=IF([.AG27]=&quot;&quot;;[.AJ26];IF([.AI27]=&quot;début&quot;;INDEX([.$AN$4:.$AN$17];1+MOD([.AG27]-2;14));IF(ISNUMBER([.AI27]);[.AJ26]+[.AI27];IF((LEFT([.AH27])&lt;&gt;&quot; &quot;)OR([.AI27]&lt;&gt;&quot;&quot;);[.AJ26];[.AJ26]+INDEX([.$AN$4:.$AN$17];1+MOD([.AG27]-2;14))))))" office:value-type="float" office:value="120" calcext:value-type="float">
            <text:p>120</text:p>
          </table:table-cell>
          <table:table-cell table:style-name="ce140" table:formula="of:=IF([.AG27]=&quot;&quot;;&quot;&quot;;IF(WEEKDAY([.AG27])=5;ISOWEEKNUM([.AG27]);&quot;&quot;))">
            <text:p/>
          </table:table-cell>
          <table:table-cell table:number-columns-repeated="225"/>
        </table:table-row>
        <table:table-row table:style-name="ro15">
          <table:table-cell/>
          <table:table-cell table:style-name="ce9" table:formula="of:=IF([.C28]=&quot;&quot;;&quot;&quot;;UPPER(LEFT(TEXT([.C28];&quot;JJJ&quot;);1)))" office:value-type="string" office:string-value="S" calcext:value-type="string">
            <text:p>S</text:p>
          </table:table-cell>
          <table:table-cell table:style-name="ce15" table:formula="of:=[.C27]+1" office:value-type="date" office:date-value="2020-01-25" calcext:value-type="date">
            <text:p>25</text:p>
          </table:table-cell>
          <table:table-cell table:style-name="ce21" table:formula="of:=IF([.C28]=&quot;&quot;;&quot;&quot;;IFERROR(VLOOKUP([.C28];[$'Jours fériés'.$A$4:$'Jours fériés'.$B$203];2;0);&quot; &quot;))" office:value-type="string" office:string-value=" " calcext:value-type="string">
            <text:p><text:s/></text:p>
          </table:table-cell>
          <table:table-cell table:style-name="ce28"/>
          <table:table-cell table:style-name="ce106" table:formula="of:=IF([.C28]=&quot;&quot;;[.F27];IF([.E28]=&quot;début&quot;;INDEX([.$AN$4:.$AN$17];1+MOD([.C28]-2;14));IF(ISNUMBER([.E28]);[.F27]+[.E28];IF((LEFT([.D28])&lt;&gt;&quot; &quot;)OR([.E28]&lt;&gt;&quot;&quot;);[.F27];[.F27]+INDEX([.$AN$4:.$AN$17];1+MOD([.C28]-2;14))))))" office:value-type="float" office:value="17" calcext:value-type="float">
            <text:p>17</text:p>
          </table:table-cell>
          <table:table-cell table:style-name="ce119" table:formula="of:=IF([.C28]=&quot;&quot;;&quot;&quot;;IF(WEEKDAY([.C28])=5;ISOWEEKNUM([.C28]);&quot;&quot;))">
            <text:p/>
          </table:table-cell>
          <table:table-cell table:style-name="ce9" table:formula="of:=IF([.I28]=&quot;&quot;;&quot;&quot;;UPPER(LEFT(TEXT([.I28];&quot;JJJ&quot;);1)))" office:value-type="string" office:string-value="M" calcext:value-type="string">
            <text:p>M</text:p>
          </table:table-cell>
          <table:table-cell table:style-name="ce15" table:formula="of:=[.I27]+1" office:value-type="date" office:date-value="2020-02-25" calcext:value-type="date">
            <text:p>25</text:p>
          </table:table-cell>
          <table:table-cell table:style-name="ce21" table:formula="of:=IF([.I28]=&quot;&quot;;&quot;&quot;;IFERROR(VLOOKUP([.I28];[$'Jours fériés'.$A$4:$'Jours fériés'.$B$203];2;0);&quot; &quot;))" office:value-type="string" office:string-value=" " calcext:value-type="string">
            <text:p><text:s/></text:p>
          </table:table-cell>
          <table:table-cell table:style-name="ce28"/>
          <table:table-cell table:style-name="ce106" table:formula="of:=IF([.I28]=&quot;&quot;;[.L27];IF([.K28]=&quot;début&quot;;INDEX([.$AN$4:.$AN$17];1+MOD([.I28]-2;14));IF(ISNUMBER([.K28]);[.L27]+[.K28];IF((LEFT([.J28])&lt;&gt;&quot; &quot;)OR([.K28]&lt;&gt;&quot;&quot;);[.L27];[.L27]+INDEX([.$AN$4:.$AN$17];1+MOD([.I28]-2;14))))))" office:value-type="float" office:value="39" calcext:value-type="float">
            <text:p>39</text:p>
          </table:table-cell>
          <table:table-cell table:style-name="ce119" table:formula="of:=IF([.I28]=&quot;&quot;;&quot;&quot;;IF(WEEKDAY([.I28])=5;ISOWEEKNUM([.I28]);&quot;&quot;))">
            <text:p/>
          </table:table-cell>
          <table:table-cell table:style-name="ce9" table:formula="of:=IF([.O28]=&quot;&quot;;&quot;&quot;;UPPER(LEFT(TEXT([.O28];&quot;JJJ&quot;);1)))" office:value-type="string" office:string-value="M" calcext:value-type="string">
            <text:p>M</text:p>
          </table:table-cell>
          <table:table-cell table:style-name="ce15" table:formula="of:=[.O27]+1" office:value-type="date" office:date-value="2020-03-25" calcext:value-type="date">
            <text:p>25</text:p>
          </table:table-cell>
          <table:table-cell table:style-name="ce21" table:formula="of:=IF([.O28]=&quot;&quot;;&quot;&quot;;IFERROR(VLOOKUP([.O28];[$'Jours fériés'.$A$4:$'Jours fériés'.$B$203];2;0);&quot; &quot;))" office:value-type="string" office:string-value=" " calcext:value-type="string">
            <text:p><text:s/></text:p>
          </table:table-cell>
          <table:table-cell table:style-name="ce28"/>
          <table:table-cell table:style-name="ce106" table:formula="of:=IF([.O28]=&quot;&quot;;[.R27];IF([.Q28]=&quot;début&quot;;INDEX([.$AN$4:.$AN$17];1+MOD([.O28]-2;14));IF(ISNUMBER([.Q28]);[.R27]+[.Q28];IF((LEFT([.P28])&lt;&gt;&quot; &quot;)OR([.Q28]&lt;&gt;&quot;&quot;);[.R27];[.R27]+INDEX([.$AN$4:.$AN$17];1+MOD([.O28]-2;14))))))" office:value-type="float" office:value="60" calcext:value-type="float">
            <text:p>60</text:p>
          </table:table-cell>
          <table:table-cell table:style-name="ce119" table:formula="of:=IF([.O28]=&quot;&quot;;&quot;&quot;;IF(WEEKDAY([.O28])=5;ISOWEEKNUM([.O28]);&quot;&quot;))">
            <text:p/>
          </table:table-cell>
          <table:table-cell table:style-name="ce9" table:formula="of:=IF([.U28]=&quot;&quot;;&quot;&quot;;UPPER(LEFT(TEXT([.U28];&quot;JJJ&quot;);1)))" office:value-type="string" office:string-value="S" calcext:value-type="string">
            <text:p>S</text:p>
          </table:table-cell>
          <table:table-cell table:style-name="ce15" table:formula="of:=[.U27]+1" office:value-type="date" office:date-value="2020-04-25" calcext:value-type="date">
            <text:p>25</text:p>
          </table:table-cell>
          <table:table-cell table:style-name="ce21" table:formula="of:=IF([.U28]=&quot;&quot;;&quot;&quot;;IFERROR(VLOOKUP([.U28];[$'Jours fériés'.$A$4:$'Jours fériés'.$B$203];2;0);&quot; &quot;))" office:value-type="string" office:string-value=" " calcext:value-type="string">
            <text:p><text:s/></text:p>
          </table:table-cell>
          <table:table-cell table:style-name="ce28"/>
          <table:table-cell table:style-name="ce106" table:formula="of:=IF([.U28]=&quot;&quot;;[.X27];IF([.W28]=&quot;début&quot;;INDEX([.$AN$4:.$AN$17];1+MOD([.U28]-2;14));IF(ISNUMBER([.W28]);[.X27]+[.W28];IF((LEFT([.V28])&lt;&gt;&quot; &quot;)OR([.W28]&lt;&gt;&quot;&quot;);[.X27];[.X27]+INDEX([.$AN$4:.$AN$17];1+MOD([.U28]-2;14))))))" office:value-type="float" office:value="81" calcext:value-type="float">
            <text:p>81</text:p>
          </table:table-cell>
          <table:table-cell table:style-name="ce119" table:formula="of:=IF([.U28]=&quot;&quot;;&quot;&quot;;IF(WEEKDAY([.U28])=5;ISOWEEKNUM([.U28]);&quot;&quot;))">
            <text:p/>
          </table:table-cell>
          <table:table-cell table:style-name="ce9" table:formula="of:=IF([.AA28]=&quot;&quot;;&quot;&quot;;UPPER(LEFT(TEXT([.AA28];&quot;JJJ&quot;);1)))" office:value-type="string" office:string-value="L" calcext:value-type="string">
            <text:p>L</text:p>
          </table:table-cell>
          <table:table-cell table:style-name="ce15" table:formula="of:=[.AA27]+1" office:value-type="date" office:date-value="2020-05-25" calcext:value-type="date">
            <text:p>25</text:p>
          </table:table-cell>
          <table:table-cell table:style-name="ce21" table:formula="of:=IF([.AA28]=&quot;&quot;;&quot;&quot;;IFERROR(VLOOKUP([.AA28];[$'Jours fériés'.$A$4:$'Jours fériés'.$B$203];2;0);&quot; &quot;))" office:value-type="string" office:string-value=" " calcext:value-type="string">
            <text:p><text:s/></text:p>
          </table:table-cell>
          <table:table-cell table:style-name="ce28"/>
          <table:table-cell table:style-name="ce106" table:formula="of:=IF([.AA28]=&quot;&quot;;[.AD27];IF([.AC28]=&quot;début&quot;;INDEX([.$AN$4:.$AN$17];1+MOD([.AA28]-2;14));IF(ISNUMBER([.AC28]);[.AD27]+[.AC28];IF((LEFT([.AB28])&lt;&gt;&quot; &quot;)OR([.AC28]&lt;&gt;&quot;&quot;);[.AD27];[.AD27]+INDEX([.$AN$4:.$AN$17];1+MOD([.AA28]-2;14))))))" office:value-type="float" office:value="99" calcext:value-type="float">
            <text:p>99</text:p>
          </table:table-cell>
          <table:table-cell table:style-name="ce119" table:formula="of:=IF([.AA28]=&quot;&quot;;&quot;&quot;;IF(WEEKDAY([.AA28])=5;ISOWEEKNUM([.AA28]);&quot;&quot;))">
            <text:p/>
          </table:table-cell>
          <table:table-cell table:style-name="ce9" table:formula="of:=IF([.AG28]=&quot;&quot;;&quot;&quot;;UPPER(LEFT(TEXT([.AG28];&quot;JJJ&quot;);1)))" office:value-type="string" office:string-value="J" calcext:value-type="string">
            <text:p>J</text:p>
          </table:table-cell>
          <table:table-cell table:style-name="ce15" table:formula="of:=[.AG27]+1" office:value-type="date" office:date-value="2020-06-25" calcext:value-type="date">
            <text:p>25</text:p>
          </table:table-cell>
          <table:table-cell table:style-name="ce21" table:formula="of:=IF([.AG28]=&quot;&quot;;&quot;&quot;;IFERROR(VLOOKUP([.AG28];[$'Jours fériés'.$A$4:$'Jours fériés'.$B$203];2;0);&quot; &quot;))" office:value-type="string" office:string-value=" " calcext:value-type="string">
            <text:p><text:s/></text:p>
          </table:table-cell>
          <table:table-cell table:style-name="ce28"/>
          <table:table-cell table:style-name="ce106" table:formula="of:=IF([.AG28]=&quot;&quot;;[.AJ27];IF([.AI28]=&quot;début&quot;;INDEX([.$AN$4:.$AN$17];1+MOD([.AG28]-2;14));IF(ISNUMBER([.AI28]);[.AJ27]+[.AI28];IF((LEFT([.AH28])&lt;&gt;&quot; &quot;)OR([.AI28]&lt;&gt;&quot;&quot;);[.AJ27];[.AJ27]+INDEX([.$AN$4:.$AN$17];1+MOD([.AG28]-2;14))))))" office:value-type="float" office:value="121" calcext:value-type="float">
            <text:p>121</text:p>
          </table:table-cell>
          <table:table-cell table:style-name="ce140" table:formula="of:=IF([.AG28]=&quot;&quot;;&quot;&quot;;IF(WEEKDAY([.AG28])=5;ISOWEEKNUM([.AG28]);&quot;&quot;))" office:value-type="float" office:value="26" calcext:value-type="float">
            <text:p>26</text:p>
          </table:table-cell>
          <table:table-cell table:number-columns-repeated="225"/>
        </table:table-row>
        <table:table-row table:style-name="ro15">
          <table:table-cell/>
          <table:table-cell table:style-name="ce9" table:formula="of:=IF([.C29]=&quot;&quot;;&quot;&quot;;UPPER(LEFT(TEXT([.C29];&quot;JJJ&quot;);1)))" office:value-type="string" office:string-value="D" calcext:value-type="string">
            <text:p>D</text:p>
          </table:table-cell>
          <table:table-cell table:style-name="ce15" table:formula="of:=[.C28]+1" office:value-type="date" office:date-value="2020-01-26" calcext:value-type="date">
            <text:p>26</text:p>
          </table:table-cell>
          <table:table-cell table:style-name="ce21" table:formula="of:=IF([.C29]=&quot;&quot;;&quot;&quot;;IFERROR(VLOOKUP([.C29];[$'Jours fériés'.$A$4:$'Jours fériés'.$B$203];2;0);&quot; &quot;))" office:value-type="string" office:string-value=" " calcext:value-type="string">
            <text:p><text:s/></text:p>
          </table:table-cell>
          <table:table-cell table:style-name="ce28"/>
          <table:table-cell table:style-name="ce106" table:formula="of:=IF([.C29]=&quot;&quot;;[.F28];IF([.E29]=&quot;début&quot;;INDEX([.$AN$4:.$AN$17];1+MOD([.C29]-2;14));IF(ISNUMBER([.E29]);[.F28]+[.E29];IF((LEFT([.D29])&lt;&gt;&quot; &quot;)OR([.E29]&lt;&gt;&quot;&quot;);[.F28];[.F28]+INDEX([.$AN$4:.$AN$17];1+MOD([.C29]-2;14))))))" office:value-type="float" office:value="17" calcext:value-type="float">
            <text:p>17</text:p>
          </table:table-cell>
          <table:table-cell table:style-name="ce119" table:formula="of:=IF([.C29]=&quot;&quot;;&quot;&quot;;IF(WEEKDAY([.C29])=5;ISOWEEKNUM([.C29]);&quot;&quot;))">
            <text:p/>
          </table:table-cell>
          <table:table-cell table:style-name="ce9" table:formula="of:=IF([.I29]=&quot;&quot;;&quot;&quot;;UPPER(LEFT(TEXT([.I29];&quot;JJJ&quot;);1)))" office:value-type="string" office:string-value="M" calcext:value-type="string">
            <text:p>M</text:p>
          </table:table-cell>
          <table:table-cell table:style-name="ce15" table:formula="of:=[.I28]+1" office:value-type="date" office:date-value="2020-02-26" calcext:value-type="date">
            <text:p>26</text:p>
          </table:table-cell>
          <table:table-cell table:style-name="ce21" table:formula="of:=IF([.I29]=&quot;&quot;;&quot;&quot;;IFERROR(VLOOKUP([.I29];[$'Jours fériés'.$A$4:$'Jours fériés'.$B$203];2;0);&quot; &quot;))" office:value-type="string" office:string-value=" " calcext:value-type="string">
            <text:p><text:s/></text:p>
          </table:table-cell>
          <table:table-cell table:style-name="ce28"/>
          <table:table-cell table:style-name="ce106" table:formula="of:=IF([.I29]=&quot;&quot;;[.L28];IF([.K29]=&quot;début&quot;;INDEX([.$AN$4:.$AN$17];1+MOD([.I29]-2;14));IF(ISNUMBER([.K29]);[.L28]+[.K29];IF((LEFT([.J29])&lt;&gt;&quot; &quot;)OR([.K29]&lt;&gt;&quot;&quot;);[.L28];[.L28]+INDEX([.$AN$4:.$AN$17];1+MOD([.I29]-2;14))))))" office:value-type="float" office:value="40" calcext:value-type="float">
            <text:p>40</text:p>
          </table:table-cell>
          <table:table-cell table:style-name="ce119" table:formula="of:=IF([.I29]=&quot;&quot;;&quot;&quot;;IF(WEEKDAY([.I29])=5;ISOWEEKNUM([.I29]);&quot;&quot;))">
            <text:p/>
          </table:table-cell>
          <table:table-cell table:style-name="ce9" table:formula="of:=IF([.O29]=&quot;&quot;;&quot;&quot;;UPPER(LEFT(TEXT([.O29];&quot;JJJ&quot;);1)))" office:value-type="string" office:string-value="J" calcext:value-type="string">
            <text:p>J</text:p>
          </table:table-cell>
          <table:table-cell table:style-name="ce15" table:formula="of:=[.O28]+1" office:value-type="date" office:date-value="2020-03-26" calcext:value-type="date">
            <text:p>26</text:p>
          </table:table-cell>
          <table:table-cell table:style-name="ce21" table:formula="of:=IF([.O29]=&quot;&quot;;&quot;&quot;;IFERROR(VLOOKUP([.O29];[$'Jours fériés'.$A$4:$'Jours fériés'.$B$203];2;0);&quot; &quot;))" office:value-type="string" office:string-value=" " calcext:value-type="string">
            <text:p><text:s/></text:p>
          </table:table-cell>
          <table:table-cell table:style-name="ce28"/>
          <table:table-cell table:style-name="ce106" table:formula="of:=IF([.O29]=&quot;&quot;;[.R28];IF([.Q29]=&quot;début&quot;;INDEX([.$AN$4:.$AN$17];1+MOD([.O29]-2;14));IF(ISNUMBER([.Q29]);[.R28]+[.Q29];IF((LEFT([.P29])&lt;&gt;&quot; &quot;)OR([.Q29]&lt;&gt;&quot;&quot;);[.R28];[.R28]+INDEX([.$AN$4:.$AN$17];1+MOD([.O29]-2;14))))))" office:value-type="float" office:value="61" calcext:value-type="float">
            <text:p>61</text:p>
          </table:table-cell>
          <table:table-cell table:style-name="ce119" table:formula="of:=IF([.O29]=&quot;&quot;;&quot;&quot;;IF(WEEKDAY([.O29])=5;ISOWEEKNUM([.O29]);&quot;&quot;))" office:value-type="float" office:value="13" calcext:value-type="float">
            <text:p>13</text:p>
          </table:table-cell>
          <table:table-cell table:style-name="ce9" table:formula="of:=IF([.U29]=&quot;&quot;;&quot;&quot;;UPPER(LEFT(TEXT([.U29];&quot;JJJ&quot;);1)))" office:value-type="string" office:string-value="D" calcext:value-type="string">
            <text:p>D</text:p>
          </table:table-cell>
          <table:table-cell table:style-name="ce15" table:formula="of:=[.U28]+1" office:value-type="date" office:date-value="2020-04-26" calcext:value-type="date">
            <text:p>26</text:p>
          </table:table-cell>
          <table:table-cell table:style-name="ce21" table:formula="of:=IF([.U29]=&quot;&quot;;&quot;&quot;;IFERROR(VLOOKUP([.U29];[$'Jours fériés'.$A$4:$'Jours fériés'.$B$203];2;0);&quot; &quot;))" office:value-type="string" office:string-value=" " calcext:value-type="string">
            <text:p><text:s/></text:p>
          </table:table-cell>
          <table:table-cell table:style-name="ce28"/>
          <table:table-cell table:style-name="ce106" table:formula="of:=IF([.U29]=&quot;&quot;;[.X28];IF([.W29]=&quot;début&quot;;INDEX([.$AN$4:.$AN$17];1+MOD([.U29]-2;14));IF(ISNUMBER([.W29]);[.X28]+[.W29];IF((LEFT([.V29])&lt;&gt;&quot; &quot;)OR([.W29]&lt;&gt;&quot;&quot;);[.X28];[.X28]+INDEX([.$AN$4:.$AN$17];1+MOD([.U29]-2;14))))))" office:value-type="float" office:value="81" calcext:value-type="float">
            <text:p>81</text:p>
          </table:table-cell>
          <table:table-cell table:style-name="ce119" table:formula="of:=IF([.U29]=&quot;&quot;;&quot;&quot;;IF(WEEKDAY([.U29])=5;ISOWEEKNUM([.U29]);&quot;&quot;))">
            <text:p/>
          </table:table-cell>
          <table:table-cell table:style-name="ce9" table:formula="of:=IF([.AA29]=&quot;&quot;;&quot;&quot;;UPPER(LEFT(TEXT([.AA29];&quot;JJJ&quot;);1)))" office:value-type="string" office:string-value="M" calcext:value-type="string">
            <text:p>M</text:p>
          </table:table-cell>
          <table:table-cell table:style-name="ce15" table:formula="of:=[.AA28]+1" office:value-type="date" office:date-value="2020-05-26" calcext:value-type="date">
            <text:p>26</text:p>
          </table:table-cell>
          <table:table-cell table:style-name="ce21" table:formula="of:=IF([.AA29]=&quot;&quot;;&quot;&quot;;IFERROR(VLOOKUP([.AA29];[$'Jours fériés'.$A$4:$'Jours fériés'.$B$203];2;0);&quot; &quot;))" office:value-type="string" office:string-value=" " calcext:value-type="string">
            <text:p><text:s/></text:p>
          </table:table-cell>
          <table:table-cell table:style-name="ce28"/>
          <table:table-cell table:style-name="ce106" table:formula="of:=IF([.AA29]=&quot;&quot;;[.AD28];IF([.AC29]=&quot;début&quot;;INDEX([.$AN$4:.$AN$17];1+MOD([.AA29]-2;14));IF(ISNUMBER([.AC29]);[.AD28]+[.AC29];IF((LEFT([.AB29])&lt;&gt;&quot; &quot;)OR([.AC29]&lt;&gt;&quot;&quot;);[.AD28];[.AD28]+INDEX([.$AN$4:.$AN$17];1+MOD([.AA29]-2;14))))))" office:value-type="float" office:value="100" calcext:value-type="float">
            <text:p>100</text:p>
          </table:table-cell>
          <table:table-cell table:style-name="ce119" table:formula="of:=IF([.AA29]=&quot;&quot;;&quot;&quot;;IF(WEEKDAY([.AA29])=5;ISOWEEKNUM([.AA29]);&quot;&quot;))">
            <text:p/>
          </table:table-cell>
          <table:table-cell table:style-name="ce9" table:formula="of:=IF([.AG29]=&quot;&quot;;&quot;&quot;;UPPER(LEFT(TEXT([.AG29];&quot;JJJ&quot;);1)))" office:value-type="string" office:string-value="V" calcext:value-type="string">
            <text:p>V</text:p>
          </table:table-cell>
          <table:table-cell table:style-name="ce15" table:formula="of:=[.AG28]+1" office:value-type="date" office:date-value="2020-06-26" calcext:value-type="date">
            <text:p>26</text:p>
          </table:table-cell>
          <table:table-cell table:style-name="ce21" table:formula="of:=IF([.AG29]=&quot;&quot;;&quot;&quot;;IFERROR(VLOOKUP([.AG29];[$'Jours fériés'.$A$4:$'Jours fériés'.$B$203];2;0);&quot; &quot;))" office:value-type="string" office:string-value=" " calcext:value-type="string">
            <text:p><text:s/></text:p>
          </table:table-cell>
          <table:table-cell table:style-name="ce28"/>
          <table:table-cell table:style-name="ce106" table:formula="of:=IF([.AG29]=&quot;&quot;;[.AJ28];IF([.AI29]=&quot;début&quot;;INDEX([.$AN$4:.$AN$17];1+MOD([.AG29]-2;14));IF(ISNUMBER([.AI29]);[.AJ28]+[.AI29];IF((LEFT([.AH29])&lt;&gt;&quot; &quot;)OR([.AI29]&lt;&gt;&quot;&quot;);[.AJ28];[.AJ28]+INDEX([.$AN$4:.$AN$17];1+MOD([.AG29]-2;14))))))" office:value-type="float" office:value="122" calcext:value-type="float">
            <text:p>122</text:p>
          </table:table-cell>
          <table:table-cell table:style-name="ce140" table:formula="of:=IF([.AG29]=&quot;&quot;;&quot;&quot;;IF(WEEKDAY([.AG29])=5;ISOWEEKNUM([.AG29]);&quot;&quot;))">
            <text:p/>
          </table:table-cell>
          <table:table-cell table:number-columns-repeated="225"/>
        </table:table-row>
        <table:table-row table:style-name="ro15">
          <table:table-cell/>
          <table:table-cell table:style-name="ce9" table:formula="of:=IF([.C30]=&quot;&quot;;&quot;&quot;;UPPER(LEFT(TEXT([.C30];&quot;JJJ&quot;);1)))" office:value-type="string" office:string-value="L" calcext:value-type="string">
            <text:p>L</text:p>
          </table:table-cell>
          <table:table-cell table:style-name="ce15" table:formula="of:=[.C29]+1" office:value-type="date" office:date-value="2020-01-27" calcext:value-type="date">
            <text:p>27</text:p>
          </table:table-cell>
          <table:table-cell table:style-name="ce21" table:formula="of:=IF([.C30]=&quot;&quot;;&quot;&quot;;IFERROR(VLOOKUP([.C30];[$'Jours fériés'.$A$4:$'Jours fériés'.$B$203];2;0);&quot; &quot;))" office:value-type="string" office:string-value=" " calcext:value-type="string">
            <text:p><text:s/></text:p>
          </table:table-cell>
          <table:table-cell table:style-name="ce28"/>
          <table:table-cell table:style-name="ce106" table:formula="of:=IF([.C30]=&quot;&quot;;[.F29];IF([.E30]=&quot;début&quot;;INDEX([.$AN$4:.$AN$17];1+MOD([.C30]-2;14));IF(ISNUMBER([.E30]);[.F29]+[.E30];IF((LEFT([.D30])&lt;&gt;&quot; &quot;)OR([.E30]&lt;&gt;&quot;&quot;);[.F29];[.F29]+INDEX([.$AN$4:.$AN$17];1+MOD([.C30]-2;14))))))" office:value-type="float" office:value="18" calcext:value-type="float">
            <text:p>18</text:p>
          </table:table-cell>
          <table:table-cell table:style-name="ce119" table:formula="of:=IF([.C30]=&quot;&quot;;&quot;&quot;;IF(WEEKDAY([.C30])=5;ISOWEEKNUM([.C30]);&quot;&quot;))">
            <text:p/>
          </table:table-cell>
          <table:table-cell table:style-name="ce9" table:formula="of:=IF([.I30]=&quot;&quot;;&quot;&quot;;UPPER(LEFT(TEXT([.I30];&quot;JJJ&quot;);1)))" office:value-type="string" office:string-value="J" calcext:value-type="string">
            <text:p>J</text:p>
          </table:table-cell>
          <table:table-cell table:style-name="ce15" table:formula="of:=[.I29]+1" office:value-type="date" office:date-value="2020-02-27" calcext:value-type="date">
            <text:p>27</text:p>
          </table:table-cell>
          <table:table-cell table:style-name="ce21" table:formula="of:=IF([.I30]=&quot;&quot;;&quot;&quot;;IFERROR(VLOOKUP([.I30];[$'Jours fériés'.$A$4:$'Jours fériés'.$B$203];2;0);&quot; &quot;))" office:value-type="string" office:string-value=" " calcext:value-type="string">
            <text:p><text:s/></text:p>
          </table:table-cell>
          <table:table-cell table:style-name="ce28"/>
          <table:table-cell table:style-name="ce106" table:formula="of:=IF([.I30]=&quot;&quot;;[.L29];IF([.K30]=&quot;début&quot;;INDEX([.$AN$4:.$AN$17];1+MOD([.I30]-2;14));IF(ISNUMBER([.K30]);[.L29]+[.K30];IF((LEFT([.J30])&lt;&gt;&quot; &quot;)OR([.K30]&lt;&gt;&quot;&quot;);[.L29];[.L29]+INDEX([.$AN$4:.$AN$17];1+MOD([.I30]-2;14))))))" office:value-type="float" office:value="41" calcext:value-type="float">
            <text:p>41</text:p>
          </table:table-cell>
          <table:table-cell table:style-name="ce119" table:formula="of:=IF([.I30]=&quot;&quot;;&quot;&quot;;IF(WEEKDAY([.I30])=5;ISOWEEKNUM([.I30]);&quot;&quot;))" office:value-type="float" office:value="9" calcext:value-type="float">
            <text:p>9</text:p>
          </table:table-cell>
          <table:table-cell table:style-name="ce9" table:formula="of:=IF([.O30]=&quot;&quot;;&quot;&quot;;UPPER(LEFT(TEXT([.O30];&quot;JJJ&quot;);1)))" office:value-type="string" office:string-value="V" calcext:value-type="string">
            <text:p>V</text:p>
          </table:table-cell>
          <table:table-cell table:style-name="ce15" table:formula="of:=[.O29]+1" office:value-type="date" office:date-value="2020-03-27" calcext:value-type="date">
            <text:p>27</text:p>
          </table:table-cell>
          <table:table-cell table:style-name="ce21" table:formula="of:=IF([.O30]=&quot;&quot;;&quot;&quot;;IFERROR(VLOOKUP([.O30];[$'Jours fériés'.$A$4:$'Jours fériés'.$B$203];2;0);&quot; &quot;))" office:value-type="string" office:string-value=" " calcext:value-type="string">
            <text:p><text:s/></text:p>
          </table:table-cell>
          <table:table-cell table:style-name="ce28"/>
          <table:table-cell table:style-name="ce106" table:formula="of:=IF([.O30]=&quot;&quot;;[.R29];IF([.Q30]=&quot;début&quot;;INDEX([.$AN$4:.$AN$17];1+MOD([.O30]-2;14));IF(ISNUMBER([.Q30]);[.R29]+[.Q30];IF((LEFT([.P30])&lt;&gt;&quot; &quot;)OR([.Q30]&lt;&gt;&quot;&quot;);[.R29];[.R29]+INDEX([.$AN$4:.$AN$17];1+MOD([.O30]-2;14))))))" office:value-type="float" office:value="62" calcext:value-type="float">
            <text:p>62</text:p>
          </table:table-cell>
          <table:table-cell table:style-name="ce119" table:formula="of:=IF([.O30]=&quot;&quot;;&quot;&quot;;IF(WEEKDAY([.O30])=5;ISOWEEKNUM([.O30]);&quot;&quot;))">
            <text:p/>
          </table:table-cell>
          <table:table-cell table:style-name="ce9" table:formula="of:=IF([.U30]=&quot;&quot;;&quot;&quot;;UPPER(LEFT(TEXT([.U30];&quot;JJJ&quot;);1)))" office:value-type="string" office:string-value="L" calcext:value-type="string">
            <text:p>L</text:p>
          </table:table-cell>
          <table:table-cell table:style-name="ce15" table:formula="of:=[.U29]+1" office:value-type="date" office:date-value="2020-04-27" calcext:value-type="date">
            <text:p>27</text:p>
          </table:table-cell>
          <table:table-cell table:style-name="ce21" table:formula="of:=IF([.U30]=&quot;&quot;;&quot;&quot;;IFERROR(VLOOKUP([.U30];[$'Jours fériés'.$A$4:$'Jours fériés'.$B$203];2;0);&quot; &quot;))" office:value-type="string" office:string-value=" " calcext:value-type="string">
            <text:p><text:s/></text:p>
          </table:table-cell>
          <table:table-cell table:style-name="ce28"/>
          <table:table-cell table:style-name="ce106" table:formula="of:=IF([.U30]=&quot;&quot;;[.X29];IF([.W30]=&quot;début&quot;;INDEX([.$AN$4:.$AN$17];1+MOD([.U30]-2;14));IF(ISNUMBER([.W30]);[.X29]+[.W30];IF((LEFT([.V30])&lt;&gt;&quot; &quot;)OR([.W30]&lt;&gt;&quot;&quot;);[.X29];[.X29]+INDEX([.$AN$4:.$AN$17];1+MOD([.U30]-2;14))))))" office:value-type="float" office:value="82" calcext:value-type="float">
            <text:p>82</text:p>
          </table:table-cell>
          <table:table-cell table:style-name="ce119" table:formula="of:=IF([.U30]=&quot;&quot;;&quot;&quot;;IF(WEEKDAY([.U30])=5;ISOWEEKNUM([.U30]);&quot;&quot;))">
            <text:p/>
          </table:table-cell>
          <table:table-cell table:style-name="ce9" table:formula="of:=IF([.AA30]=&quot;&quot;;&quot;&quot;;UPPER(LEFT(TEXT([.AA30];&quot;JJJ&quot;);1)))" office:value-type="string" office:string-value="M" calcext:value-type="string">
            <text:p>M</text:p>
          </table:table-cell>
          <table:table-cell table:style-name="ce15" table:formula="of:=[.AA29]+1" office:value-type="date" office:date-value="2020-05-27" calcext:value-type="date">
            <text:p>27</text:p>
          </table:table-cell>
          <table:table-cell table:style-name="ce21" table:formula="of:=IF([.AA30]=&quot;&quot;;&quot;&quot;;IFERROR(VLOOKUP([.AA30];[$'Jours fériés'.$A$4:$'Jours fériés'.$B$203];2;0);&quot; &quot;))" office:value-type="string" office:string-value=" " calcext:value-type="string">
            <text:p><text:s/></text:p>
          </table:table-cell>
          <table:table-cell table:style-name="ce28"/>
          <table:table-cell table:style-name="ce106" table:formula="of:=IF([.AA30]=&quot;&quot;;[.AD29];IF([.AC30]=&quot;début&quot;;INDEX([.$AN$4:.$AN$17];1+MOD([.AA30]-2;14));IF(ISNUMBER([.AC30]);[.AD29]+[.AC30];IF((LEFT([.AB30])&lt;&gt;&quot; &quot;)OR([.AC30]&lt;&gt;&quot;&quot;);[.AD29];[.AD29]+INDEX([.$AN$4:.$AN$17];1+MOD([.AA30]-2;14))))))" office:value-type="float" office:value="101" calcext:value-type="float">
            <text:p>101</text:p>
          </table:table-cell>
          <table:table-cell table:style-name="ce119" table:formula="of:=IF([.AA30]=&quot;&quot;;&quot;&quot;;IF(WEEKDAY([.AA30])=5;ISOWEEKNUM([.AA30]);&quot;&quot;))">
            <text:p/>
          </table:table-cell>
          <table:table-cell table:style-name="ce9" table:formula="of:=IF([.AG30]=&quot;&quot;;&quot;&quot;;UPPER(LEFT(TEXT([.AG30];&quot;JJJ&quot;);1)))" office:value-type="string" office:string-value="S" calcext:value-type="string">
            <text:p>S</text:p>
          </table:table-cell>
          <table:table-cell table:style-name="ce15" table:formula="of:=[.AG29]+1" office:value-type="date" office:date-value="2020-06-27" calcext:value-type="date">
            <text:p>27</text:p>
          </table:table-cell>
          <table:table-cell table:style-name="ce21" table:formula="of:=IF([.AG30]=&quot;&quot;;&quot;&quot;;IFERROR(VLOOKUP([.AG30];[$'Jours fériés'.$A$4:$'Jours fériés'.$B$203];2;0);&quot; &quot;))" office:value-type="string" office:string-value=" " calcext:value-type="string">
            <text:p><text:s/></text:p>
          </table:table-cell>
          <table:table-cell table:style-name="ce28"/>
          <table:table-cell table:style-name="ce106" table:formula="of:=IF([.AG30]=&quot;&quot;;[.AJ29];IF([.AI30]=&quot;début&quot;;INDEX([.$AN$4:.$AN$17];1+MOD([.AG30]-2;14));IF(ISNUMBER([.AI30]);[.AJ29]+[.AI30];IF((LEFT([.AH30])&lt;&gt;&quot; &quot;)OR([.AI30]&lt;&gt;&quot;&quot;);[.AJ29];[.AJ29]+INDEX([.$AN$4:.$AN$17];1+MOD([.AG30]-2;14))))))" office:value-type="float" office:value="122" calcext:value-type="float">
            <text:p>122</text:p>
          </table:table-cell>
          <table:table-cell table:style-name="ce140" table:formula="of:=IF([.AG30]=&quot;&quot;;&quot;&quot;;IF(WEEKDAY([.AG30])=5;ISOWEEKNUM([.AG30]);&quot;&quot;))">
            <text:p/>
          </table:table-cell>
          <table:table-cell table:number-columns-repeated="225"/>
        </table:table-row>
        <table:table-row table:style-name="ro15">
          <table:table-cell/>
          <table:table-cell table:style-name="ce9" table:formula="of:=IF([.C31]=&quot;&quot;;&quot;&quot;;UPPER(LEFT(TEXT([.C31];&quot;JJJ&quot;);1)))" office:value-type="string" office:string-value="M" calcext:value-type="string">
            <text:p>M</text:p>
          </table:table-cell>
          <table:table-cell table:style-name="ce15" table:formula="of:=[.C30]+1" office:value-type="date" office:date-value="2020-01-28" calcext:value-type="date">
            <text:p>28</text:p>
          </table:table-cell>
          <table:table-cell table:style-name="ce21" table:formula="of:=IF([.C31]=&quot;&quot;;&quot;&quot;;IFERROR(VLOOKUP([.C31];[$'Jours fériés'.$A$4:$'Jours fériés'.$B$203];2;0);&quot; &quot;))" office:value-type="string" office:string-value=" " calcext:value-type="string">
            <text:p><text:s/></text:p>
          </table:table-cell>
          <table:table-cell table:style-name="ce28"/>
          <table:table-cell table:style-name="ce106" table:formula="of:=IF([.C31]=&quot;&quot;;[.F30];IF([.E31]=&quot;début&quot;;INDEX([.$AN$4:.$AN$17];1+MOD([.C31]-2;14));IF(ISNUMBER([.E31]);[.F30]+[.E31];IF((LEFT([.D31])&lt;&gt;&quot; &quot;)OR([.E31]&lt;&gt;&quot;&quot;);[.F30];[.F30]+INDEX([.$AN$4:.$AN$17];1+MOD([.C31]-2;14))))))" office:value-type="float" office:value="19" calcext:value-type="float">
            <text:p>19</text:p>
          </table:table-cell>
          <table:table-cell table:style-name="ce119" table:formula="of:=IF([.C31]=&quot;&quot;;&quot;&quot;;IF(WEEKDAY([.C31])=5;ISOWEEKNUM([.C31]);&quot;&quot;))">
            <text:p/>
          </table:table-cell>
          <table:table-cell table:style-name="ce9" table:formula="of:=IF([.I31]=&quot;&quot;;&quot;&quot;;UPPER(LEFT(TEXT([.I31];&quot;JJJ&quot;);1)))" office:value-type="string" office:string-value="V" calcext:value-type="string">
            <text:p>V</text:p>
          </table:table-cell>
          <table:table-cell table:style-name="ce15" table:formula="of:=[.I30]+1" office:value-type="date" office:date-value="2020-02-28" calcext:value-type="date">
            <text:p>28</text:p>
          </table:table-cell>
          <table:table-cell table:style-name="ce21" table:formula="of:=IF([.I31]=&quot;&quot;;&quot;&quot;;IFERROR(VLOOKUP([.I31];[$'Jours fériés'.$A$4:$'Jours fériés'.$B$203];2;0);&quot; &quot;))" office:value-type="string" office:string-value=" " calcext:value-type="string">
            <text:p><text:s/></text:p>
          </table:table-cell>
          <table:table-cell table:style-name="ce28"/>
          <table:table-cell table:style-name="ce106" table:formula="of:=IF([.I31]=&quot;&quot;;[.L30];IF([.K31]=&quot;début&quot;;INDEX([.$AN$4:.$AN$17];1+MOD([.I31]-2;14));IF(ISNUMBER([.K31]);[.L30]+[.K31];IF((LEFT([.J31])&lt;&gt;&quot; &quot;)OR([.K31]&lt;&gt;&quot;&quot;);[.L30];[.L30]+INDEX([.$AN$4:.$AN$17];1+MOD([.I31]-2;14))))))" office:value-type="float" office:value="42" calcext:value-type="float">
            <text:p>42</text:p>
          </table:table-cell>
          <table:table-cell table:style-name="ce119" table:formula="of:=IF([.I31]=&quot;&quot;;&quot;&quot;;IF(WEEKDAY([.I31])=5;ISOWEEKNUM([.I31]);&quot;&quot;))">
            <text:p/>
          </table:table-cell>
          <table:table-cell table:style-name="ce9" table:formula="of:=IF([.O31]=&quot;&quot;;&quot;&quot;;UPPER(LEFT(TEXT([.O31];&quot;JJJ&quot;);1)))" office:value-type="string" office:string-value="S" calcext:value-type="string">
            <text:p>S</text:p>
          </table:table-cell>
          <table:table-cell table:style-name="ce15" table:formula="of:=[.O30]+1" office:value-type="date" office:date-value="2020-03-28" calcext:value-type="date">
            <text:p>28</text:p>
          </table:table-cell>
          <table:table-cell table:style-name="ce21" table:formula="of:=IF([.O31]=&quot;&quot;;&quot;&quot;;IFERROR(VLOOKUP([.O31];[$'Jours fériés'.$A$4:$'Jours fériés'.$B$203];2;0);&quot; &quot;))" office:value-type="string" office:string-value=" " calcext:value-type="string">
            <text:p><text:s/></text:p>
          </table:table-cell>
          <table:table-cell table:style-name="ce28"/>
          <table:table-cell table:style-name="ce106" table:formula="of:=IF([.O31]=&quot;&quot;;[.R30];IF([.Q31]=&quot;début&quot;;INDEX([.$AN$4:.$AN$17];1+MOD([.O31]-2;14));IF(ISNUMBER([.Q31]);[.R30]+[.Q31];IF((LEFT([.P31])&lt;&gt;&quot; &quot;)OR([.Q31]&lt;&gt;&quot;&quot;);[.R30];[.R30]+INDEX([.$AN$4:.$AN$17];1+MOD([.O31]-2;14))))))" office:value-type="float" office:value="62" calcext:value-type="float">
            <text:p>62</text:p>
          </table:table-cell>
          <table:table-cell table:style-name="ce119" table:formula="of:=IF([.O31]=&quot;&quot;;&quot;&quot;;IF(WEEKDAY([.O31])=5;ISOWEEKNUM([.O31]);&quot;&quot;))">
            <text:p/>
          </table:table-cell>
          <table:table-cell table:style-name="ce9" table:formula="of:=IF([.U31]=&quot;&quot;;&quot;&quot;;UPPER(LEFT(TEXT([.U31];&quot;JJJ&quot;);1)))" office:value-type="string" office:string-value="M" calcext:value-type="string">
            <text:p>M</text:p>
          </table:table-cell>
          <table:table-cell table:style-name="ce15" table:formula="of:=[.U30]+1" office:value-type="date" office:date-value="2020-04-28" calcext:value-type="date">
            <text:p>28</text:p>
          </table:table-cell>
          <table:table-cell table:style-name="ce21" table:formula="of:=IF([.U31]=&quot;&quot;;&quot;&quot;;IFERROR(VLOOKUP([.U31];[$'Jours fériés'.$A$4:$'Jours fériés'.$B$203];2;0);&quot; &quot;))" office:value-type="string" office:string-value=" " calcext:value-type="string">
            <text:p><text:s/></text:p>
          </table:table-cell>
          <table:table-cell table:style-name="ce28"/>
          <table:table-cell table:style-name="ce106" table:formula="of:=IF([.U31]=&quot;&quot;;[.X30];IF([.W31]=&quot;début&quot;;INDEX([.$AN$4:.$AN$17];1+MOD([.U31]-2;14));IF(ISNUMBER([.W31]);[.X30]+[.W31];IF((LEFT([.V31])&lt;&gt;&quot; &quot;)OR([.W31]&lt;&gt;&quot;&quot;);[.X30];[.X30]+INDEX([.$AN$4:.$AN$17];1+MOD([.U31]-2;14))))))" office:value-type="float" office:value="83" calcext:value-type="float">
            <text:p>83</text:p>
          </table:table-cell>
          <table:table-cell table:style-name="ce119" table:formula="of:=IF([.U31]=&quot;&quot;;&quot;&quot;;IF(WEEKDAY([.U31])=5;ISOWEEKNUM([.U31]);&quot;&quot;))">
            <text:p/>
          </table:table-cell>
          <table:table-cell table:style-name="ce9" table:formula="of:=IF([.AA31]=&quot;&quot;;&quot;&quot;;UPPER(LEFT(TEXT([.AA31];&quot;JJJ&quot;);1)))" office:value-type="string" office:string-value="J" calcext:value-type="string">
            <text:p>J</text:p>
          </table:table-cell>
          <table:table-cell table:style-name="ce15" table:formula="of:=[.AA30]+1" office:value-type="date" office:date-value="2020-05-28" calcext:value-type="date">
            <text:p>28</text:p>
          </table:table-cell>
          <table:table-cell table:style-name="ce21" table:formula="of:=IF([.AA31]=&quot;&quot;;&quot;&quot;;IFERROR(VLOOKUP([.AA31];[$'Jours fériés'.$A$4:$'Jours fériés'.$B$203];2;0);&quot; &quot;))" office:value-type="string" office:string-value=" " calcext:value-type="string">
            <text:p><text:s/></text:p>
          </table:table-cell>
          <table:table-cell table:style-name="ce28"/>
          <table:table-cell table:style-name="ce106" table:formula="of:=IF([.AA31]=&quot;&quot;;[.AD30];IF([.AC31]=&quot;début&quot;;INDEX([.$AN$4:.$AN$17];1+MOD([.AA31]-2;14));IF(ISNUMBER([.AC31]);[.AD30]+[.AC31];IF((LEFT([.AB31])&lt;&gt;&quot; &quot;)OR([.AC31]&lt;&gt;&quot;&quot;);[.AD30];[.AD30]+INDEX([.$AN$4:.$AN$17];1+MOD([.AA31]-2;14))))))" office:value-type="float" office:value="102" calcext:value-type="float">
            <text:p>102</text:p>
          </table:table-cell>
          <table:table-cell table:style-name="ce119" table:formula="of:=IF([.AA31]=&quot;&quot;;&quot;&quot;;IF(WEEKDAY([.AA31])=5;ISOWEEKNUM([.AA31]);&quot;&quot;))" office:value-type="float" office:value="22" calcext:value-type="float">
            <text:p>22</text:p>
          </table:table-cell>
          <table:table-cell table:style-name="ce9" table:formula="of:=IF([.AG31]=&quot;&quot;;&quot;&quot;;UPPER(LEFT(TEXT([.AG31];&quot;JJJ&quot;);1)))" office:value-type="string" office:string-value="D" calcext:value-type="string">
            <text:p>D</text:p>
          </table:table-cell>
          <table:table-cell table:style-name="ce15" table:formula="of:=[.AG30]+1" office:value-type="date" office:date-value="2020-06-28" calcext:value-type="date">
            <text:p>28</text:p>
          </table:table-cell>
          <table:table-cell table:style-name="ce21" table:formula="of:=IF([.AG31]=&quot;&quot;;&quot;&quot;;IFERROR(VLOOKUP([.AG31];[$'Jours fériés'.$A$4:$'Jours fériés'.$B$203];2;0);&quot; &quot;))" office:value-type="string" office:string-value=" " calcext:value-type="string">
            <text:p><text:s/></text:p>
          </table:table-cell>
          <table:table-cell table:style-name="ce28"/>
          <table:table-cell table:style-name="ce106" table:formula="of:=IF([.AG31]=&quot;&quot;;[.AJ30];IF([.AI31]=&quot;début&quot;;INDEX([.$AN$4:.$AN$17];1+MOD([.AG31]-2;14));IF(ISNUMBER([.AI31]);[.AJ30]+[.AI31];IF((LEFT([.AH31])&lt;&gt;&quot; &quot;)OR([.AI31]&lt;&gt;&quot;&quot;);[.AJ30];[.AJ30]+INDEX([.$AN$4:.$AN$17];1+MOD([.AG31]-2;14))))))" office:value-type="float" office:value="122" calcext:value-type="float">
            <text:p>122</text:p>
          </table:table-cell>
          <table:table-cell table:style-name="ce140" table:formula="of:=IF([.AG31]=&quot;&quot;;&quot;&quot;;IF(WEEKDAY([.AG31])=5;ISOWEEKNUM([.AG31]);&quot;&quot;))">
            <text:p/>
          </table:table-cell>
          <table:table-cell table:number-columns-repeated="225"/>
        </table:table-row>
        <table:table-row table:style-name="ro15">
          <table:table-cell/>
          <table:table-cell table:style-name="ce9" table:formula="of:=IF([.C32]=&quot;&quot;;&quot;&quot;;UPPER(LEFT(TEXT([.C32];&quot;JJJ&quot;);1)))" office:value-type="string" office:string-value="M" calcext:value-type="string">
            <text:p>M</text:p>
          </table:table-cell>
          <table:table-cell table:style-name="ce15" table:formula="of:=IF([.C31]=&quot;&quot;;&quot;&quot;;IF(MONTH([.C31]+1)&gt;MONTH([.C31]);&quot;&quot;;[.C31]+1))" office:value-type="date" office:date-value="2020-01-29" calcext:value-type="date">
            <text:p>29</text:p>
          </table:table-cell>
          <table:table-cell table:style-name="ce21" table:formula="of:=IF([.C32]=&quot;&quot;;&quot;&quot;;IFERROR(VLOOKUP([.C32];[$'Jours fériés'.$A$4:$'Jours fériés'.$B$203];2;0);&quot; &quot;))" office:value-type="string" office:string-value=" " calcext:value-type="string">
            <text:p><text:s/></text:p>
          </table:table-cell>
          <table:table-cell table:style-name="ce28"/>
          <table:table-cell table:style-name="ce106" table:formula="of:=IF([.C32]=&quot;&quot;;[.F31];IF([.E32]=&quot;début&quot;;INDEX([.$AN$4:.$AN$17];1+MOD([.C32]-2;14));IF(ISNUMBER([.E32]);[.F31]+[.E32];IF((LEFT([.D32])&lt;&gt;&quot; &quot;)OR([.E32]&lt;&gt;&quot;&quot;);[.F31];[.F31]+INDEX([.$AN$4:.$AN$17];1+MOD([.C32]-2;14))))))" office:value-type="float" office:value="20" calcext:value-type="float">
            <text:p>20</text:p>
          </table:table-cell>
          <table:table-cell table:style-name="ce119" table:formula="of:=IF([.C32]=&quot;&quot;;&quot;&quot;;IF(WEEKDAY([.C32])=5;ISOWEEKNUM([.C32]);&quot;&quot;))">
            <text:p/>
          </table:table-cell>
          <table:table-cell table:style-name="ce9" table:formula="of:=IF([.I32]=&quot;&quot;;&quot;&quot;;UPPER(LEFT(TEXT([.I32];&quot;JJJ&quot;);1)))" office:value-type="string" office:string-value="S" calcext:value-type="string">
            <text:p>S</text:p>
          </table:table-cell>
          <table:table-cell table:style-name="ce15" table:formula="of:=IF([.I31]=&quot;&quot;;&quot;&quot;;IF(MONTH([.I31]+1)&gt;MONTH([.I31]);&quot;&quot;;[.I31]+1))" office:value-type="date" office:date-value="2020-02-29" calcext:value-type="date">
            <text:p>29</text:p>
          </table:table-cell>
          <table:table-cell table:style-name="ce21" table:formula="of:=IF([.I32]=&quot;&quot;;&quot;&quot;;IFERROR(VLOOKUP([.I32];[$'Jours fériés'.$A$4:$'Jours fériés'.$B$203];2;0);&quot; &quot;))" office:value-type="string" office:string-value=" " calcext:value-type="string">
            <text:p><text:s/></text:p>
          </table:table-cell>
          <table:table-cell table:style-name="ce28"/>
          <table:table-cell table:style-name="ce106" table:formula="of:=IF([.I32]=&quot;&quot;;[.L31];IF([.K32]=&quot;début&quot;;INDEX([.$AN$4:.$AN$17];1+MOD([.I32]-2;14));IF(ISNUMBER([.K32]);[.L31]+[.K32];IF((LEFT([.J32])&lt;&gt;&quot; &quot;)OR([.K32]&lt;&gt;&quot;&quot;);[.L31];[.L31]+INDEX([.$AN$4:.$AN$17];1+MOD([.I32]-2;14))))))" office:value-type="float" office:value="42" calcext:value-type="float">
            <text:p>42</text:p>
          </table:table-cell>
          <table:table-cell table:style-name="ce119" table:formula="of:=IF([.I32]=&quot;&quot;;&quot;&quot;;IF(WEEKDAY([.I32])=5;ISOWEEKNUM([.I32]);&quot;&quot;))">
            <text:p/>
          </table:table-cell>
          <table:table-cell table:style-name="ce9" table:formula="of:=IF([.O32]=&quot;&quot;;&quot;&quot;;UPPER(LEFT(TEXT([.O32];&quot;JJJ&quot;);1)))" office:value-type="string" office:string-value="D" calcext:value-type="string">
            <text:p>D</text:p>
          </table:table-cell>
          <table:table-cell table:style-name="ce15" table:formula="of:=IF([.O31]=&quot;&quot;;&quot;&quot;;IF(MONTH([.O31]+1)&gt;MONTH([.O31]);&quot;&quot;;[.O31]+1))" office:value-type="date" office:date-value="2020-03-29" calcext:value-type="date">
            <text:p>29</text:p>
          </table:table-cell>
          <table:table-cell table:style-name="ce21" table:formula="of:=IF([.O32]=&quot;&quot;;&quot;&quot;;IFERROR(VLOOKUP([.O32];[$'Jours fériés'.$A$4:$'Jours fériés'.$B$203];2;0);&quot; &quot;))" office:value-type="string" office:string-value=" heure d'été +1h" calcext:value-type="string">
            <text:p><text:s/>heure d'été +1h</text:p>
          </table:table-cell>
          <table:table-cell table:style-name="ce28"/>
          <table:table-cell table:style-name="ce106" table:formula="of:=IF([.O32]=&quot;&quot;;[.R31];IF([.Q32]=&quot;début&quot;;INDEX([.$AN$4:.$AN$17];1+MOD([.O32]-2;14));IF(ISNUMBER([.Q32]);[.R31]+[.Q32];IF((LEFT([.P32])&lt;&gt;&quot; &quot;)OR([.Q32]&lt;&gt;&quot;&quot;);[.R31];[.R31]+INDEX([.$AN$4:.$AN$17];1+MOD([.O32]-2;14))))))" office:value-type="float" office:value="62" calcext:value-type="float">
            <text:p>62</text:p>
          </table:table-cell>
          <table:table-cell table:style-name="ce119" table:formula="of:=IF([.O32]=&quot;&quot;;&quot;&quot;;IF(WEEKDAY([.O32])=5;ISOWEEKNUM([.O32]);&quot;&quot;))">
            <text:p/>
          </table:table-cell>
          <table:table-cell table:style-name="ce9" table:formula="of:=IF([.U32]=&quot;&quot;;&quot;&quot;;UPPER(LEFT(TEXT([.U32];&quot;JJJ&quot;);1)))" office:value-type="string" office:string-value="M" calcext:value-type="string">
            <text:p>M</text:p>
          </table:table-cell>
          <table:table-cell table:style-name="ce15" table:formula="of:=IF([.U31]=&quot;&quot;;&quot;&quot;;IF(MONTH([.U31]+1)&gt;MONTH([.U31]);&quot;&quot;;[.U31]+1))" office:value-type="date" office:date-value="2020-04-29" calcext:value-type="date">
            <text:p>29</text:p>
          </table:table-cell>
          <table:table-cell table:style-name="ce21" table:formula="of:=IF([.U32]=&quot;&quot;;&quot;&quot;;IFERROR(VLOOKUP([.U32];[$'Jours fériés'.$A$4:$'Jours fériés'.$B$203];2;0);&quot; &quot;))" office:value-type="string" office:string-value=" " calcext:value-type="string">
            <text:p><text:s/></text:p>
          </table:table-cell>
          <table:table-cell table:style-name="ce28"/>
          <table:table-cell table:style-name="ce106" table:formula="of:=IF([.U32]=&quot;&quot;;[.X31];IF([.W32]=&quot;début&quot;;INDEX([.$AN$4:.$AN$17];1+MOD([.U32]-2;14));IF(ISNUMBER([.W32]);[.X31]+[.W32];IF((LEFT([.V32])&lt;&gt;&quot; &quot;)OR([.W32]&lt;&gt;&quot;&quot;);[.X31];[.X31]+INDEX([.$AN$4:.$AN$17];1+MOD([.U32]-2;14))))))" office:value-type="float" office:value="84" calcext:value-type="float">
            <text:p>84</text:p>
          </table:table-cell>
          <table:table-cell table:style-name="ce119" table:formula="of:=IF([.U32]=&quot;&quot;;&quot;&quot;;IF(WEEKDAY([.U32])=5;ISOWEEKNUM([.U32]);&quot;&quot;))">
            <text:p/>
          </table:table-cell>
          <table:table-cell table:style-name="ce9" table:formula="of:=IF([.AA32]=&quot;&quot;;&quot;&quot;;UPPER(LEFT(TEXT([.AA32];&quot;JJJ&quot;);1)))" office:value-type="string" office:string-value="V" calcext:value-type="string">
            <text:p>V</text:p>
          </table:table-cell>
          <table:table-cell table:style-name="ce15" table:formula="of:=IF([.AA31]=&quot;&quot;;&quot;&quot;;IF(MONTH([.AA31]+1)&gt;MONTH([.AA31]);&quot;&quot;;[.AA31]+1))" office:value-type="date" office:date-value="2020-05-29" calcext:value-type="date">
            <text:p>29</text:p>
          </table:table-cell>
          <table:table-cell table:style-name="ce21" table:formula="of:=IF([.AA32]=&quot;&quot;;&quot;&quot;;IFERROR(VLOOKUP([.AA32];[$'Jours fériés'.$A$4:$'Jours fériés'.$B$203];2;0);&quot; &quot;))" office:value-type="string" office:string-value=" " calcext:value-type="string">
            <text:p><text:s/></text:p>
          </table:table-cell>
          <table:table-cell table:style-name="ce28"/>
          <table:table-cell table:style-name="ce106" table:formula="of:=IF([.AA32]=&quot;&quot;;[.AD31];IF([.AC32]=&quot;début&quot;;INDEX([.$AN$4:.$AN$17];1+MOD([.AA32]-2;14));IF(ISNUMBER([.AC32]);[.AD31]+[.AC32];IF((LEFT([.AB32])&lt;&gt;&quot; &quot;)OR([.AC32]&lt;&gt;&quot;&quot;);[.AD31];[.AD31]+INDEX([.$AN$4:.$AN$17];1+MOD([.AA32]-2;14))))))" office:value-type="float" office:value="103" calcext:value-type="float">
            <text:p>103</text:p>
          </table:table-cell>
          <table:table-cell table:style-name="ce119" table:formula="of:=IF([.AA32]=&quot;&quot;;&quot;&quot;;IF(WEEKDAY([.AA32])=5;ISOWEEKNUM([.AA32]);&quot;&quot;))">
            <text:p/>
          </table:table-cell>
          <table:table-cell table:style-name="ce9" table:formula="of:=IF([.AG32]=&quot;&quot;;&quot;&quot;;UPPER(LEFT(TEXT([.AG32];&quot;JJJ&quot;);1)))" office:value-type="string" office:string-value="L" calcext:value-type="string">
            <text:p>L</text:p>
          </table:table-cell>
          <table:table-cell table:style-name="ce15" table:formula="of:=IF([.AG31]=&quot;&quot;;&quot;&quot;;IF(MONTH([.AG31]+1)&gt;MONTH([.AG31]);&quot;&quot;;[.AG31]+1))" office:value-type="date" office:date-value="2020-06-29" calcext:value-type="date">
            <text:p>29</text:p>
          </table:table-cell>
          <table:table-cell table:style-name="ce21" table:formula="of:=IF([.AG32]=&quot;&quot;;&quot;&quot;;IFERROR(VLOOKUP([.AG32];[$'Jours fériés'.$A$4:$'Jours fériés'.$B$203];2;0);&quot; &quot;))" office:value-type="string" office:string-value=" " calcext:value-type="string">
            <text:p><text:s/></text:p>
          </table:table-cell>
          <table:table-cell table:style-name="ce28"/>
          <table:table-cell table:style-name="ce106" table:formula="of:=IF([.AG32]=&quot;&quot;;[.AJ31];IF([.AI32]=&quot;début&quot;;INDEX([.$AN$4:.$AN$17];1+MOD([.AG32]-2;14));IF(ISNUMBER([.AI32]);[.AJ31]+[.AI32];IF((LEFT([.AH32])&lt;&gt;&quot; &quot;)OR([.AI32]&lt;&gt;&quot;&quot;);[.AJ31];[.AJ31]+INDEX([.$AN$4:.$AN$17];1+MOD([.AG32]-2;14))))))" office:value-type="float" office:value="123" calcext:value-type="float">
            <text:p>123</text:p>
          </table:table-cell>
          <table:table-cell table:style-name="ce140" table:formula="of:=IF([.AG32]=&quot;&quot;;&quot;&quot;;IF(WEEKDAY([.AG32])=5;ISOWEEKNUM([.AG32]);&quot;&quot;))">
            <text:p/>
          </table:table-cell>
          <table:table-cell table:number-columns-repeated="225"/>
        </table:table-row>
        <table:table-row table:style-name="ro15">
          <table:table-cell/>
          <table:table-cell table:style-name="ce9" table:formula="of:=IF([.C33]=&quot;&quot;;&quot;&quot;;UPPER(LEFT(TEXT([.C33];&quot;JJJ&quot;);1)))" office:value-type="string" office:string-value="J" calcext:value-type="string">
            <text:p>J</text:p>
          </table:table-cell>
          <table:table-cell table:style-name="ce15" table:formula="of:=IF([.C32]=&quot;&quot;;&quot;&quot;;IF(MONTH([.C32]+1)&gt;MONTH([.C32]);&quot;&quot;;[.C32]+1))" office:value-type="date" office:date-value="2020-01-30" calcext:value-type="date">
            <text:p>30</text:p>
          </table:table-cell>
          <table:table-cell table:style-name="ce21" table:formula="of:=IF([.C33]=&quot;&quot;;&quot;&quot;;IFERROR(VLOOKUP([.C33];[$'Jours fériés'.$A$4:$'Jours fériés'.$B$203];2;0);&quot; &quot;))" office:value-type="string" office:string-value=" " calcext:value-type="string">
            <text:p><text:s/></text:p>
          </table:table-cell>
          <table:table-cell table:style-name="ce28"/>
          <table:table-cell table:style-name="ce106" table:formula="of:=IF([.C33]=&quot;&quot;;[.F32];IF([.E33]=&quot;début&quot;;INDEX([.$AN$4:.$AN$17];1+MOD([.C33]-2;14));IF(ISNUMBER([.E33]);[.F32]+[.E33];IF((LEFT([.D33])&lt;&gt;&quot; &quot;)OR([.E33]&lt;&gt;&quot;&quot;);[.F32];[.F32]+INDEX([.$AN$4:.$AN$17];1+MOD([.C33]-2;14))))))" office:value-type="float" office:value="21" calcext:value-type="float">
            <text:p>21</text:p>
          </table:table-cell>
          <table:table-cell table:style-name="ce119" table:formula="of:=IF([.C33]=&quot;&quot;;&quot;&quot;;IF(WEEKDAY([.C33])=5;ISOWEEKNUM([.C33]);&quot;&quot;))" office:value-type="float" office:value="5" calcext:value-type="float">
            <text:p>5</text:p>
          </table:table-cell>
          <table:table-cell table:style-name="ce9" table:formula="of:=IF([.I33]=&quot;&quot;;&quot;&quot;;UPPER(LEFT(TEXT([.I33];&quot;JJJ&quot;);1)))">
            <text:p/>
          </table:table-cell>
          <table:table-cell table:style-name="ce15" table:formula="of:=IF([.I32]=&quot;&quot;;&quot;&quot;;IF(MONTH([.I32]+1)&gt;MONTH([.I32]);&quot;&quot;;[.I32]+1))">
            <text:p/>
          </table:table-cell>
          <table:table-cell table:style-name="ce21" table:formula="of:=IF([.I33]=&quot;&quot;;&quot;&quot;;IFERROR(VLOOKUP([.I33];[$'Jours fériés'.$A$4:$'Jours fériés'.$B$203];2;0);&quot; &quot;))">
            <text:p/>
          </table:table-cell>
          <table:table-cell table:style-name="ce28"/>
          <table:table-cell table:style-name="ce106" table:formula="of:=IF([.I33]=&quot;&quot;;[.L32];IF([.K33]=&quot;début&quot;;INDEX([.$AN$4:.$AN$17];1+MOD([.I33]-2;14));IF(ISNUMBER([.K33]);[.L32]+[.K33];IF((LEFT([.J33])&lt;&gt;&quot; &quot;)OR([.K33]&lt;&gt;&quot;&quot;);[.L32];[.L32]+INDEX([.$AN$4:.$AN$17];1+MOD([.I33]-2;14))))))" office:value-type="float" office:value="42" calcext:value-type="float">
            <text:p>42</text:p>
          </table:table-cell>
          <table:table-cell table:style-name="ce119" table:formula="of:=IF([.I33]=&quot;&quot;;&quot;&quot;;IF(WEEKDAY([.I33])=5;ISOWEEKNUM([.I33]);&quot;&quot;))">
            <text:p/>
          </table:table-cell>
          <table:table-cell table:style-name="ce9" table:formula="of:=IF([.O33]=&quot;&quot;;&quot;&quot;;UPPER(LEFT(TEXT([.O33];&quot;JJJ&quot;);1)))" office:value-type="string" office:string-value="L" calcext:value-type="string">
            <text:p>L</text:p>
          </table:table-cell>
          <table:table-cell table:style-name="ce15" table:formula="of:=IF([.O32]=&quot;&quot;;&quot;&quot;;IF(MONTH([.O32]+1)&gt;MONTH([.O32]);&quot;&quot;;[.O32]+1))" office:value-type="date" office:date-value="2020-03-30" calcext:value-type="date">
            <text:p>30</text:p>
          </table:table-cell>
          <table:table-cell table:style-name="ce21" table:formula="of:=IF([.O33]=&quot;&quot;;&quot;&quot;;IFERROR(VLOOKUP([.O33];[$'Jours fériés'.$A$4:$'Jours fériés'.$B$203];2;0);&quot; &quot;))" office:value-type="string" office:string-value=" " calcext:value-type="string">
            <text:p><text:s/></text:p>
          </table:table-cell>
          <table:table-cell table:style-name="ce28"/>
          <table:table-cell table:style-name="ce106" table:formula="of:=IF([.O33]=&quot;&quot;;[.R32];IF([.Q33]=&quot;début&quot;;INDEX([.$AN$4:.$AN$17];1+MOD([.O33]-2;14));IF(ISNUMBER([.Q33]);[.R32]+[.Q33];IF((LEFT([.P33])&lt;&gt;&quot; &quot;)OR([.Q33]&lt;&gt;&quot;&quot;);[.R32];[.R32]+INDEX([.$AN$4:.$AN$17];1+MOD([.O33]-2;14))))))" office:value-type="float" office:value="63" calcext:value-type="float">
            <text:p>63</text:p>
          </table:table-cell>
          <table:table-cell table:style-name="ce119" table:formula="of:=IF([.O33]=&quot;&quot;;&quot;&quot;;IF(WEEKDAY([.O33])=5;ISOWEEKNUM([.O33]);&quot;&quot;))">
            <text:p/>
          </table:table-cell>
          <table:table-cell table:style-name="ce9" table:formula="of:=IF([.U33]=&quot;&quot;;&quot;&quot;;UPPER(LEFT(TEXT([.U33];&quot;JJJ&quot;);1)))" office:value-type="string" office:string-value="J" calcext:value-type="string">
            <text:p>J</text:p>
          </table:table-cell>
          <table:table-cell table:style-name="ce15" table:formula="of:=IF([.U32]=&quot;&quot;;&quot;&quot;;IF(MONTH([.U32]+1)&gt;MONTH([.U32]);&quot;&quot;;[.U32]+1))" office:value-type="date" office:date-value="2020-04-30" calcext:value-type="date">
            <text:p>30</text:p>
          </table:table-cell>
          <table:table-cell table:style-name="ce21" table:formula="of:=IF([.U33]=&quot;&quot;;&quot;&quot;;IFERROR(VLOOKUP([.U33];[$'Jours fériés'.$A$4:$'Jours fériés'.$B$203];2;0);&quot; &quot;))" office:value-type="string" office:string-value=" " calcext:value-type="string">
            <text:p><text:s/></text:p>
          </table:table-cell>
          <table:table-cell table:style-name="ce28"/>
          <table:table-cell table:style-name="ce106" table:formula="of:=IF([.U33]=&quot;&quot;;[.X32];IF([.W33]=&quot;début&quot;;INDEX([.$AN$4:.$AN$17];1+MOD([.U33]-2;14));IF(ISNUMBER([.W33]);[.X32]+[.W33];IF((LEFT([.V33])&lt;&gt;&quot; &quot;)OR([.W33]&lt;&gt;&quot;&quot;);[.X32];[.X32]+INDEX([.$AN$4:.$AN$17];1+MOD([.U33]-2;14))))))" office:value-type="float" office:value="85" calcext:value-type="float">
            <text:p>85</text:p>
          </table:table-cell>
          <table:table-cell table:style-name="ce119" table:formula="of:=IF([.U33]=&quot;&quot;;&quot;&quot;;IF(WEEKDAY([.U33])=5;ISOWEEKNUM([.U33]);&quot;&quot;))" office:value-type="float" office:value="18" calcext:value-type="float">
            <text:p>18</text:p>
          </table:table-cell>
          <table:table-cell table:style-name="ce9" table:formula="of:=IF([.AA33]=&quot;&quot;;&quot;&quot;;UPPER(LEFT(TEXT([.AA33];&quot;JJJ&quot;);1)))" office:value-type="string" office:string-value="S" calcext:value-type="string">
            <text:p>S</text:p>
          </table:table-cell>
          <table:table-cell table:style-name="ce15" table:formula="of:=IF([.AA32]=&quot;&quot;;&quot;&quot;;IF(MONTH([.AA32]+1)&gt;MONTH([.AA32]);&quot;&quot;;[.AA32]+1))" office:value-type="date" office:date-value="2020-05-30" calcext:value-type="date">
            <text:p>30</text:p>
          </table:table-cell>
          <table:table-cell table:style-name="ce21" table:formula="of:=IF([.AA33]=&quot;&quot;;&quot;&quot;;IFERROR(VLOOKUP([.AA33];[$'Jours fériés'.$A$4:$'Jours fériés'.$B$203];2;0);&quot; &quot;))" office:value-type="string" office:string-value=" " calcext:value-type="string">
            <text:p><text:s/></text:p>
          </table:table-cell>
          <table:table-cell table:style-name="ce28"/>
          <table:table-cell table:style-name="ce106" table:formula="of:=IF([.AA33]=&quot;&quot;;[.AD32];IF([.AC33]=&quot;début&quot;;INDEX([.$AN$4:.$AN$17];1+MOD([.AA33]-2;14));IF(ISNUMBER([.AC33]);[.AD32]+[.AC33];IF((LEFT([.AB33])&lt;&gt;&quot; &quot;)OR([.AC33]&lt;&gt;&quot;&quot;);[.AD32];[.AD32]+INDEX([.$AN$4:.$AN$17];1+MOD([.AA33]-2;14))))))" office:value-type="float" office:value="103" calcext:value-type="float">
            <text:p>103</text:p>
          </table:table-cell>
          <table:table-cell table:style-name="ce119" table:formula="of:=IF([.AA33]=&quot;&quot;;&quot;&quot;;IF(WEEKDAY([.AA33])=5;ISOWEEKNUM([.AA33]);&quot;&quot;))">
            <text:p/>
          </table:table-cell>
          <table:table-cell table:style-name="ce9" table:formula="of:=IF([.AG33]=&quot;&quot;;&quot;&quot;;UPPER(LEFT(TEXT([.AG33];&quot;JJJ&quot;);1)))" office:value-type="string" office:string-value="M" calcext:value-type="string">
            <text:p>M</text:p>
          </table:table-cell>
          <table:table-cell table:style-name="ce15" table:formula="of:=IF([.AG32]=&quot;&quot;;&quot;&quot;;IF(MONTH([.AG32]+1)&gt;MONTH([.AG32]);&quot;&quot;;[.AG32]+1))" office:value-type="date" office:date-value="2020-06-30" calcext:value-type="date">
            <text:p>30</text:p>
          </table:table-cell>
          <table:table-cell table:style-name="ce21" table:formula="of:=IF([.AG33]=&quot;&quot;;&quot;&quot;;IFERROR(VLOOKUP([.AG33];[$'Jours fériés'.$A$4:$'Jours fériés'.$B$203];2;0);&quot; &quot;))" office:value-type="string" office:string-value=" " calcext:value-type="string">
            <text:p><text:s/></text:p>
          </table:table-cell>
          <table:table-cell table:style-name="ce28"/>
          <table:table-cell table:style-name="ce106" table:formula="of:=IF([.AG33]=&quot;&quot;;[.AJ32];IF([.AI33]=&quot;début&quot;;INDEX([.$AN$4:.$AN$17];1+MOD([.AG33]-2;14));IF(ISNUMBER([.AI33]);[.AJ32]+[.AI33];IF((LEFT([.AH33])&lt;&gt;&quot; &quot;)OR([.AI33]&lt;&gt;&quot;&quot;);[.AJ32];[.AJ32]+INDEX([.$AN$4:.$AN$17];1+MOD([.AG33]-2;14))))))" office:value-type="float" office:value="124" calcext:value-type="float">
            <text:p>124</text:p>
          </table:table-cell>
          <table:table-cell table:style-name="ce140" table:formula="of:=IF([.AG33]=&quot;&quot;;&quot;&quot;;IF(WEEKDAY([.AG33])=5;ISOWEEKNUM([.AG33]);&quot;&quot;))">
            <text:p/>
          </table:table-cell>
          <table:table-cell table:number-columns-repeated="225"/>
        </table:table-row>
        <table:table-row table:style-name="ro15">
          <table:table-cell/>
          <table:table-cell table:style-name="ce10" table:formula="of:=IF([.C34]=&quot;&quot;;&quot;&quot;;UPPER(LEFT(TEXT([.C34];&quot;JJJ&quot;);1)))" office:value-type="string" office:string-value="V" calcext:value-type="string">
            <text:p>V</text:p>
          </table:table-cell>
          <table:table-cell table:style-name="ce16" table:formula="of:=IF([.C33]=&quot;&quot;;&quot;&quot;;IF(MONTH([.C33]+1)&gt;MONTH([.C33]);&quot;&quot;;[.C33]+1))" office:value-type="date" office:date-value="2020-01-31" calcext:value-type="date">
            <text:p>31</text:p>
          </table:table-cell>
          <table:table-cell table:style-name="ce22" table:formula="of:=IF([.C34]=&quot;&quot;;&quot;&quot;;IFERROR(VLOOKUP([.C34];[$'Jours fériés'.$A$4:$'Jours fériés'.$B$203];2;0);&quot; &quot;))" office:value-type="string" office:string-value=" " calcext:value-type="string">
            <text:p><text:s/></text:p>
          </table:table-cell>
          <table:table-cell table:style-name="ce29"/>
          <table:table-cell table:style-name="ce107" table:formula="of:=IF([.C34]=&quot;&quot;;[.F33];IF([.E34]=&quot;début&quot;;INDEX([.$AN$4:.$AN$17];1+MOD([.C34]-2;14));IF(ISNUMBER([.E34]);[.F33]+[.E34];IF((LEFT([.D34])&lt;&gt;&quot; &quot;)OR([.E34]&lt;&gt;&quot;&quot;);[.F33];[.F33]+INDEX([.$AN$4:.$AN$17];1+MOD([.C34]-2;14))))))" office:value-type="float" office:value="22" calcext:value-type="float">
            <text:p>22</text:p>
          </table:table-cell>
          <table:table-cell table:style-name="ce120" table:formula="of:=IF([.C34]=&quot;&quot;;&quot;&quot;;IF(WEEKDAY([.C34])=5;ISOWEEKNUM([.C34]);&quot;&quot;))">
            <text:p/>
          </table:table-cell>
          <table:table-cell table:style-name="ce10" table:formula="of:=IF([.I34]=&quot;&quot;;&quot;&quot;;UPPER(LEFT(TEXT([.I34];&quot;JJJ&quot;);1)))">
            <text:p/>
          </table:table-cell>
          <table:table-cell table:style-name="ce16" table:formula="of:=IF([.I33]=&quot;&quot;;&quot;&quot;;IF(MONTH([.I33]+1)&gt;MONTH([.I33]);&quot;&quot;;[.I33]+1))">
            <text:p/>
          </table:table-cell>
          <table:table-cell table:style-name="ce22" table:formula="of:=IF([.I34]=&quot;&quot;;&quot;&quot;;IFERROR(VLOOKUP([.I34];[$'Jours fériés'.$A$4:$'Jours fériés'.$B$203];2;0);&quot; &quot;))">
            <text:p/>
          </table:table-cell>
          <table:table-cell table:style-name="ce29"/>
          <table:table-cell table:style-name="ce107" table:formula="of:=IF([.I34]=&quot;&quot;;[.L33];IF([.K34]=&quot;début&quot;;INDEX([.$AN$4:.$AN$17];1+MOD([.I34]-2;14));IF(ISNUMBER([.K34]);[.L33]+[.K34];IF((LEFT([.J34])&lt;&gt;&quot; &quot;)OR([.K34]&lt;&gt;&quot;&quot;);[.L33];[.L33]+INDEX([.$AN$4:.$AN$17];1+MOD([.I34]-2;14))))))" office:value-type="float" office:value="42" calcext:value-type="float">
            <text:p>42</text:p>
          </table:table-cell>
          <table:table-cell table:style-name="ce120" table:formula="of:=IF([.I34]=&quot;&quot;;&quot;&quot;;IF(WEEKDAY([.I34])=5;ISOWEEKNUM([.I34]);&quot;&quot;))">
            <text:p/>
          </table:table-cell>
          <table:table-cell table:style-name="ce10" table:formula="of:=IF([.O34]=&quot;&quot;;&quot;&quot;;UPPER(LEFT(TEXT([.O34];&quot;JJJ&quot;);1)))" office:value-type="string" office:string-value="M" calcext:value-type="string">
            <text:p>M</text:p>
          </table:table-cell>
          <table:table-cell table:style-name="ce16" table:formula="of:=IF([.O33]=&quot;&quot;;&quot;&quot;;IF(MONTH([.O33]+1)&gt;MONTH([.O33]);&quot;&quot;;[.O33]+1))" office:value-type="date" office:date-value="2020-03-31" calcext:value-type="date">
            <text:p>31</text:p>
          </table:table-cell>
          <table:table-cell table:style-name="ce22" table:formula="of:=IF([.O34]=&quot;&quot;;&quot;&quot;;IFERROR(VLOOKUP([.O34];[$'Jours fériés'.$A$4:$'Jours fériés'.$B$203];2;0);&quot; &quot;))" office:value-type="string" office:string-value=" " calcext:value-type="string">
            <text:p><text:s/></text:p>
          </table:table-cell>
          <table:table-cell table:style-name="ce29"/>
          <table:table-cell table:style-name="ce107" table:formula="of:=IF([.O34]=&quot;&quot;;[.R33];IF([.Q34]=&quot;début&quot;;INDEX([.$AN$4:.$AN$17];1+MOD([.O34]-2;14));IF(ISNUMBER([.Q34]);[.R33]+[.Q34];IF((LEFT([.P34])&lt;&gt;&quot; &quot;)OR([.Q34]&lt;&gt;&quot;&quot;);[.R33];[.R33]+INDEX([.$AN$4:.$AN$17];1+MOD([.O34]-2;14))))))" office:value-type="float" office:value="64" calcext:value-type="float">
            <text:p>64</text:p>
          </table:table-cell>
          <table:table-cell table:style-name="ce120" table:formula="of:=IF([.O34]=&quot;&quot;;&quot;&quot;;IF(WEEKDAY([.O34])=5;ISOWEEKNUM([.O34]);&quot;&quot;))">
            <text:p/>
          </table:table-cell>
          <table:table-cell table:style-name="ce10" table:formula="of:=IF([.U34]=&quot;&quot;;&quot;&quot;;UPPER(LEFT(TEXT([.U34];&quot;JJJ&quot;);1)))">
            <text:p/>
          </table:table-cell>
          <table:table-cell table:style-name="ce16" table:formula="of:=IF([.U33]=&quot;&quot;;&quot;&quot;;IF(MONTH([.U33]+1)&gt;MONTH([.U33]);&quot;&quot;;[.U33]+1))">
            <text:p/>
          </table:table-cell>
          <table:table-cell table:style-name="ce22" table:formula="of:=IF([.U34]=&quot;&quot;;&quot;&quot;;IFERROR(VLOOKUP([.U34];[$'Jours fériés'.$A$4:$'Jours fériés'.$B$203];2;0);&quot; &quot;))">
            <text:p/>
          </table:table-cell>
          <table:table-cell table:style-name="ce29"/>
          <table:table-cell table:style-name="ce107" table:formula="of:=IF([.U34]=&quot;&quot;;[.X33];IF([.W34]=&quot;début&quot;;INDEX([.$AN$4:.$AN$17];1+MOD([.U34]-2;14));IF(ISNUMBER([.W34]);[.X33]+[.W34];IF((LEFT([.V34])&lt;&gt;&quot; &quot;)OR([.W34]&lt;&gt;&quot;&quot;);[.X33];[.X33]+INDEX([.$AN$4:.$AN$17];1+MOD([.U34]-2;14))))))" office:value-type="float" office:value="85" calcext:value-type="float">
            <text:p>85</text:p>
          </table:table-cell>
          <table:table-cell table:style-name="ce120" table:formula="of:=IF([.U34]=&quot;&quot;;&quot;&quot;;IF(WEEKDAY([.U34])=5;ISOWEEKNUM([.U34]);&quot;&quot;))">
            <text:p/>
          </table:table-cell>
          <table:table-cell table:style-name="ce10" table:formula="of:=IF([.AA34]=&quot;&quot;;&quot;&quot;;UPPER(LEFT(TEXT([.AA34];&quot;JJJ&quot;);1)))" office:value-type="string" office:string-value="D" calcext:value-type="string">
            <text:p>D</text:p>
          </table:table-cell>
          <table:table-cell table:style-name="ce16" table:formula="of:=IF([.AA33]=&quot;&quot;;&quot;&quot;;IF(MONTH([.AA33]+1)&gt;MONTH([.AA33]);&quot;&quot;;[.AA33]+1))" office:value-type="date" office:date-value="2020-05-31" calcext:value-type="date">
            <text:p>31</text:p>
          </table:table-cell>
          <table:table-cell table:style-name="ce22" table:formula="of:=IF([.AA34]=&quot;&quot;;&quot;&quot;;IFERROR(VLOOKUP([.AA34];[$'Jours fériés'.$A$4:$'Jours fériés'.$B$203];2;0);&quot; &quot;))" office:value-type="string" office:string-value="Pentecôte" calcext:value-type="string">
            <text:p>Pentecôte</text:p>
          </table:table-cell>
          <table:table-cell table:style-name="ce29"/>
          <table:table-cell table:style-name="ce107" table:formula="of:=IF([.AA34]=&quot;&quot;;[.AD33];IF([.AC34]=&quot;début&quot;;INDEX([.$AN$4:.$AN$17];1+MOD([.AA34]-2;14));IF(ISNUMBER([.AC34]);[.AD33]+[.AC34];IF((LEFT([.AB34])&lt;&gt;&quot; &quot;)OR([.AC34]&lt;&gt;&quot;&quot;);[.AD33];[.AD33]+INDEX([.$AN$4:.$AN$17];1+MOD([.AA34]-2;14))))))" office:value-type="float" office:value="103" calcext:value-type="float">
            <text:p>103</text:p>
          </table:table-cell>
          <table:table-cell table:style-name="ce120" table:formula="of:=IF([.AA34]=&quot;&quot;;&quot;&quot;;IF(WEEKDAY([.AA34])=5;ISOWEEKNUM([.AA34]);&quot;&quot;))">
            <text:p/>
          </table:table-cell>
          <table:table-cell table:style-name="ce10" table:formula="of:=IF([.AG34]=&quot;&quot;;&quot;&quot;;UPPER(LEFT(TEXT([.AG34];&quot;JJJ&quot;);1)))">
            <text:p/>
          </table:table-cell>
          <table:table-cell table:style-name="ce16" table:formula="of:=IF([.AG33]=&quot;&quot;;&quot;&quot;;IF(MONTH([.AG33]+1)&gt;MONTH([.AG33]);&quot;&quot;;[.AG33]+1))">
            <text:p/>
          </table:table-cell>
          <table:table-cell table:style-name="ce22" table:formula="of:=IF([.AG34]=&quot;&quot;;&quot;&quot;;IFERROR(VLOOKUP([.AG34];[$'Jours fériés'.$A$4:$'Jours fériés'.$B$203];2;0);&quot; &quot;))">
            <text:p/>
          </table:table-cell>
          <table:table-cell table:style-name="ce29"/>
          <table:table-cell table:style-name="ce107" table:formula="of:=IF([.AG34]=&quot;&quot;;[.AJ33];IF([.AI34]=&quot;début&quot;;INDEX([.$AN$4:.$AN$17];1+MOD([.AG34]-2;14));IF(ISNUMBER([.AI34]);[.AJ33]+[.AI34];IF((LEFT([.AH34])&lt;&gt;&quot; &quot;)OR([.AI34]&lt;&gt;&quot;&quot;);[.AJ33];[.AJ33]+INDEX([.$AN$4:.$AN$17];1+MOD([.AG34]-2;14))))))" office:value-type="float" office:value="124" calcext:value-type="float">
            <text:p>124</text:p>
          </table:table-cell>
          <table:table-cell table:style-name="ce141" table:formula="of:=IF([.AG34]=&quot;&quot;;&quot;&quot;;IF(WEEKDAY([.AG34])=5;ISOWEEKNUM([.AG34]);&quot;&quot;))">
            <text:p/>
          </table:table-cell>
          <table:table-cell table:number-columns-repeated="225"/>
        </table:table-row>
        <table:table-row table:style-name="ro15">
          <table:table-cell/>
          <table:table-cell table:style-name="ce11"/>
          <table:table-cell table:style-name="ce17"/>
          <table:table-cell table:style-name="ce23"/>
          <table:table-cell table:style-name="ce30" office:value-type="string" calcext:value-type="string">
            <text:p>total mois</text:p>
          </table:table-cell>
          <table:table-cell table:style-name="ce112" table:formula="of:=[.F34]-[.F3]" office:value-type="float" office:value="22" calcext:value-type="float">
            <text:p>22</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L34]-[.L3]" office:value-type="float" office:value="20" calcext:value-type="float">
            <text:p>20</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R34]-[.R3]" office:value-type="float" office:value="22" calcext:value-type="float">
            <text:p>22</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X34]-[.X3]" office:value-type="float" office:value="21" calcext:value-type="float">
            <text:p>21</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AD34]-[.AD3]" office:value-type="float" office:value="18" calcext:value-type="float">
            <text:p>18</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AJ34]-[.AJ3]" office:value-type="float" office:value="21" calcext:value-type="float">
            <text:p>21</text:p>
          </table:table-cell>
          <table:table-cell table:style-name="ce37"/>
          <table:table-cell table:number-columns-repeated="225"/>
        </table:table-row>
        <table:table-row table:style-name="ro16">
          <table:table-cell/>
          <table:table-cell table:style-name="ce12"/>
          <table:table-cell table:style-name="ce18"/>
          <table:table-cell table:style-name="ce24"/>
          <table:table-cell table:style-name="ce31"/>
          <table:table-cell table:style-name="ce18" table:number-columns-repeated="3"/>
          <table:table-cell table:style-name="ce24"/>
          <table:table-cell table:style-name="ce31"/>
          <table:table-cell table:style-name="ce18" table:number-columns-repeated="3"/>
          <table:table-cell table:style-name="ce24"/>
          <table:table-cell table:style-name="ce31"/>
          <table:table-cell table:style-name="ce18" table:number-columns-repeated="2"/>
          <table:table-cell table:style-name="ce47" table:number-columns-repeated="2"/>
          <table:table-cell table:style-name="ce31"/>
          <table:table-cell table:style-name="ce18" table:number-columns-repeated="2"/>
          <table:table-cell table:style-name="ce24"/>
          <table:table-cell table:style-name="ce31" table:number-columns-repeated="2"/>
          <table:table-cell table:style-name="ce18" table:number-columns-repeated="2"/>
          <table:table-cell table:style-name="ce24"/>
          <table:table-cell table:number-columns-repeated="7"/>
          <table:table-cell table:style-name="ce55" office:value-type="string" calcext:value-type="string">
            <text:p>http://trk.free.fr/calendrier</text:p>
          </table:table-cell>
          <table:table-cell table:style-name="ce55"/>
          <table:table-cell table:number-columns-repeated="225"/>
        </table:table-row>
        <table:table-row table:style-name="ro5">
          <table:table-cell table:number-columns-repeated="262"/>
        </table:table-row>
        <table:table-row table:style-name="ro14">
          <table:table-cell/>
          <table:table-cell table:style-name="ce7"/>
          <table:table-cell table:style-name="ce13"/>
          <table:table-cell table:style-name="ce19"/>
          <table:table-cell table:style-name="ce26" table:formula="of:=CONCATENATE(UPPER(TEXT([.C40];&quot;MMMM AAAA&quot;));&quot;  &quot;)" office:value-type="string" office:string-value="JUILLET 2020  " calcext:value-type="string">
            <text:p>JUILLET 2020 <text:s/></text:p>
          </table:table-cell>
          <table:table-cell table:style-name="ce104"/>
          <table:table-cell table:style-name="ce33"/>
          <table:table-cell table:style-name="ce7"/>
          <table:table-cell table:style-name="ce13"/>
          <table:table-cell table:style-name="ce19"/>
          <table:table-cell table:style-name="ce26" table:formula="of:=CONCATENATE(UPPER(TEXT([.I40];&quot;MMMM&quot;));&quot;  &quot;)" office:value-type="string" office:string-value="AOÛT  " calcext:value-type="string">
            <text:p>AOÛT <text:s/></text:p>
          </table:table-cell>
          <table:table-cell table:style-name="ce104"/>
          <table:table-cell table:style-name="ce33"/>
          <table:table-cell table:style-name="ce7"/>
          <table:table-cell table:style-name="ce13"/>
          <table:table-cell table:style-name="ce19"/>
          <table:table-cell table:style-name="ce26" table:formula="of:=CONCATENATE(UPPER(TEXT([.O40];&quot;MMMM&quot;));&quot;  &quot;)" office:value-type="string" office:string-value="SEPTEMBRE  " calcext:value-type="string">
            <text:p>SEPTEMBRE <text:s/></text:p>
          </table:table-cell>
          <table:table-cell table:style-name="ce104"/>
          <table:table-cell table:style-name="ce33"/>
          <table:table-cell table:style-name="ce7"/>
          <table:table-cell table:style-name="ce13"/>
          <table:table-cell table:style-name="ce19"/>
          <table:table-cell table:style-name="ce26" table:formula="of:=CONCATENATE(UPPER(TEXT([.U40];&quot;MMMM&quot;));&quot;  &quot;)" office:value-type="string" office:string-value="OCTOBRE  " calcext:value-type="string">
            <text:p>OCTOBRE <text:s/></text:p>
          </table:table-cell>
          <table:table-cell table:style-name="ce104"/>
          <table:table-cell table:style-name="ce33"/>
          <table:table-cell table:style-name="ce7"/>
          <table:table-cell table:style-name="ce13"/>
          <table:table-cell table:style-name="ce19"/>
          <table:table-cell table:style-name="ce26" table:formula="of:=CONCATENATE(UPPER(TEXT([.AA40];&quot;MMMM&quot;));&quot;  &quot;)" office:value-type="string" office:string-value="NOVEMBRE  " calcext:value-type="string">
            <text:p>NOVEMBRE <text:s/></text:p>
          </table:table-cell>
          <table:table-cell table:style-name="ce104"/>
          <table:table-cell table:style-name="ce33"/>
          <table:table-cell table:style-name="ce7"/>
          <table:table-cell table:style-name="ce13"/>
          <table:table-cell table:style-name="ce19"/>
          <table:table-cell table:style-name="ce26" table:formula="of:=CONCATENATE(UPPER(TEXT([.AG40];&quot;MMMM&quot;));&quot;  &quot;)" office:value-type="string" office:string-value="DÉCEMBRE  " calcext:value-type="string">
            <text:p>DÉCEMBRE <text:s/></text:p>
          </table:table-cell>
          <table:table-cell table:style-name="ce104"/>
          <table:table-cell table:style-name="ce33"/>
          <table:table-cell table:number-columns-repeated="225"/>
        </table:table-row>
        <table:table-row table:style-name="ro15">
          <table:table-cell/>
          <table:table-cell table:style-name="ce8"/>
          <table:table-cell table:style-name="ce14"/>
          <table:table-cell table:style-name="ce20"/>
          <table:table-cell table:style-name="ce99" office:value-type="string" calcext:value-type="string">
            <text:p>cumul précédent</text:p>
          </table:table-cell>
          <table:table-cell table:style-name="ce115" table:formula="of:=[.AJ34]" office:value-type="float" office:value="124" calcext:value-type="float">
            <text:p>124</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F70]" office:value-type="float" office:value="146" calcext:value-type="float">
            <text:p>146</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L70]" office:value-type="float" office:value="167" calcext:value-type="float">
            <text:p>167</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R70]" office:value-type="float" office:value="189" calcext:value-type="float">
            <text:p>189</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X70]" office:value-type="float" office:value="211" calcext:value-type="float">
            <text:p>211</text:p>
          </table:table-cell>
          <table:table-cell table:style-name="ce39"/>
          <table:table-cell table:style-name="ce8"/>
          <table:table-cell table:style-name="ce14"/>
          <table:table-cell table:style-name="ce20"/>
          <table:table-cell table:style-name="ce99" office:value-type="string" calcext:value-type="string">
            <text:p>cumul précédent</text:p>
          </table:table-cell>
          <table:table-cell table:style-name="ce115" table:formula="of:=[.AD70]" office:value-type="float" office:value="231" calcext:value-type="float">
            <text:p>231</text:p>
          </table:table-cell>
          <table:table-cell table:style-name="ce39"/>
          <table:table-cell table:number-columns-repeated="225"/>
        </table:table-row>
        <table:table-row table:style-name="ro15">
          <table:table-cell/>
          <table:table-cell table:style-name="ce9" table:formula="of:=IF([.C40]=&quot;&quot;;&quot;&quot;;UPPER(LEFT(TEXT([.C40];&quot;JJJ&quot;);1)))" office:value-type="string" office:string-value="M" calcext:value-type="string">
            <text:p>M</text:p>
          </table:table-cell>
          <table:table-cell table:style-name="ce15" table:formula="of:=DATE(YEAR([.AG4]);MONTH([.AG4])+1; 1)" office:value-type="date" office:date-value="2020-07-01" calcext:value-type="date">
            <text:p>1</text:p>
          </table:table-cell>
          <table:table-cell table:style-name="ce21" table:formula="of:=IF([.C40]=&quot;&quot;;&quot;&quot;;IFERROR(VLOOKUP([.C40];[$'Jours fériés'.$A$4:$'Jours fériés'.$B$203];2;0);&quot; &quot;))" office:value-type="string" office:string-value=" " calcext:value-type="string">
            <text:p><text:s/></text:p>
          </table:table-cell>
          <table:table-cell table:style-name="ce28"/>
          <table:table-cell table:style-name="ce106" table:formula="of:=IF([.C40]=&quot;&quot;;[.F39];IF([.E40]=&quot;début&quot;;INDEX([.$AN$4:.$AN$17];1+MOD([.C40]-2;14));IF(ISNUMBER([.E40]);[.F39]+[.E40];IF((LEFT([.D40])&lt;&gt;&quot; &quot;)OR([.E40]&lt;&gt;&quot;&quot;);[.F39];[.F39]+INDEX([.$AN$4:.$AN$17];1+MOD([.C40]-2;14))))))" office:value-type="float" office:value="125" calcext:value-type="float">
            <text:p>125</text:p>
          </table:table-cell>
          <table:table-cell table:style-name="ce119" table:formula="of:=IF([.C40]=&quot;&quot;;&quot;&quot;;IF(WEEKDAY([.C40])=5;ISOWEEKNUM([.C40]);&quot;&quot;))">
            <text:p/>
          </table:table-cell>
          <table:table-cell table:style-name="ce9" table:formula="of:=IF([.I40]=&quot;&quot;;&quot;&quot;;UPPER(LEFT(TEXT([.I40];&quot;JJJ&quot;);1)))" office:value-type="string" office:string-value="S" calcext:value-type="string">
            <text:p>S</text:p>
          </table:table-cell>
          <table:table-cell table:style-name="ce15" table:formula="of:=DATE(YEAR([.C40]);MONTH([.C40])+1; 1)" office:value-type="date" office:date-value="2020-08-01" calcext:value-type="date">
            <text:p>1</text:p>
          </table:table-cell>
          <table:table-cell table:style-name="ce21" table:formula="of:=IF([.I40]=&quot;&quot;;&quot;&quot;;IFERROR(VLOOKUP([.I40];[$'Jours fériés'.$A$4:$'Jours fériés'.$B$203];2;0);&quot; &quot;))" office:value-type="string" office:string-value=" " calcext:value-type="string">
            <text:p><text:s/></text:p>
          </table:table-cell>
          <table:table-cell table:style-name="ce28"/>
          <table:table-cell table:style-name="ce106" table:formula="of:=IF([.I40]=&quot;&quot;;[.L39];IF([.K40]=&quot;début&quot;;INDEX([.$AN$4:.$AN$17];1+MOD([.I40]-2;14));IF(ISNUMBER([.K40]);[.L39]+[.K40];IF((LEFT([.J40])&lt;&gt;&quot; &quot;)OR([.K40]&lt;&gt;&quot;&quot;);[.L39];[.L39]+INDEX([.$AN$4:.$AN$17];1+MOD([.I40]-2;14))))))" office:value-type="float" office:value="146" calcext:value-type="float">
            <text:p>146</text:p>
          </table:table-cell>
          <table:table-cell table:style-name="ce119" table:formula="of:=IF([.I40]=&quot;&quot;;&quot;&quot;;IF(WEEKDAY([.I40])=5;ISOWEEKNUM([.I40]);&quot;&quot;))">
            <text:p/>
          </table:table-cell>
          <table:table-cell table:style-name="ce9" table:formula="of:=IF([.O40]=&quot;&quot;;&quot;&quot;;UPPER(LEFT(TEXT([.O40];&quot;JJJ&quot;);1)))" office:value-type="string" office:string-value="M" calcext:value-type="string">
            <text:p>M</text:p>
          </table:table-cell>
          <table:table-cell table:style-name="ce15" table:formula="of:=DATE(YEAR([.I40]);MONTH([.I40])+1; 1)" office:value-type="date" office:date-value="2020-09-01" calcext:value-type="date">
            <text:p>1</text:p>
          </table:table-cell>
          <table:table-cell table:style-name="ce21" table:formula="of:=IF([.O40]=&quot;&quot;;&quot;&quot;;IFERROR(VLOOKUP([.O40];[$'Jours fériés'.$A$4:$'Jours fériés'.$B$203];2;0);&quot; &quot;))" office:value-type="string" office:string-value=" " calcext:value-type="string">
            <text:p><text:s/></text:p>
          </table:table-cell>
          <table:table-cell table:style-name="ce28"/>
          <table:table-cell table:style-name="ce106" table:formula="of:=IF([.O40]=&quot;&quot;;[.R39];IF([.Q40]=&quot;début&quot;;INDEX([.$AN$4:.$AN$17];1+MOD([.O40]-2;14));IF(ISNUMBER([.Q40]);[.R39]+[.Q40];IF((LEFT([.P40])&lt;&gt;&quot; &quot;)OR([.Q40]&lt;&gt;&quot;&quot;);[.R39];[.R39]+INDEX([.$AN$4:.$AN$17];1+MOD([.O40]-2;14))))))" office:value-type="float" office:value="168" calcext:value-type="float">
            <text:p>168</text:p>
          </table:table-cell>
          <table:table-cell table:style-name="ce119" table:formula="of:=IF([.O40]=&quot;&quot;;&quot;&quot;;IF(WEEKDAY([.O40])=5;ISOWEEKNUM([.O40]);&quot;&quot;))">
            <text:p/>
          </table:table-cell>
          <table:table-cell table:style-name="ce9" table:formula="of:=IF([.U40]=&quot;&quot;;&quot;&quot;;UPPER(LEFT(TEXT([.U40];&quot;JJJ&quot;);1)))" office:value-type="string" office:string-value="J" calcext:value-type="string">
            <text:p>J</text:p>
          </table:table-cell>
          <table:table-cell table:style-name="ce15" table:formula="of:=DATE(YEAR([.O40]);MONTH([.O40])+1; 1)" office:value-type="date" office:date-value="2020-10-01" calcext:value-type="date">
            <text:p>1</text:p>
          </table:table-cell>
          <table:table-cell table:style-name="ce21" table:formula="of:=IF([.U40]=&quot;&quot;;&quot;&quot;;IFERROR(VLOOKUP([.U40];[$'Jours fériés'.$A$4:$'Jours fériés'.$B$203];2;0);&quot; &quot;))" office:value-type="string" office:string-value=" " calcext:value-type="string">
            <text:p><text:s/></text:p>
          </table:table-cell>
          <table:table-cell table:style-name="ce28"/>
          <table:table-cell table:style-name="ce106" table:formula="of:=IF([.U40]=&quot;&quot;;[.X39];IF([.W40]=&quot;début&quot;;INDEX([.$AN$4:.$AN$17];1+MOD([.U40]-2;14));IF(ISNUMBER([.W40]);[.X39]+[.W40];IF((LEFT([.V40])&lt;&gt;&quot; &quot;)OR([.W40]&lt;&gt;&quot;&quot;);[.X39];[.X39]+INDEX([.$AN$4:.$AN$17];1+MOD([.U40]-2;14))))))" office:value-type="float" office:value="190" calcext:value-type="float">
            <text:p>190</text:p>
          </table:table-cell>
          <table:table-cell table:style-name="ce119" table:formula="of:=IF([.U40]=&quot;&quot;;&quot;&quot;;IF(WEEKDAY([.U40])=5;ISOWEEKNUM([.U40]);&quot;&quot;))" office:value-type="float" office:value="40" calcext:value-type="float">
            <text:p>40</text:p>
          </table:table-cell>
          <table:table-cell table:style-name="ce9" table:formula="of:=IF([.AA40]=&quot;&quot;;&quot;&quot;;UPPER(LEFT(TEXT([.AA40];&quot;JJJ&quot;);1)))" office:value-type="string" office:string-value="D" calcext:value-type="string">
            <text:p>D</text:p>
          </table:table-cell>
          <table:table-cell table:style-name="ce15" table:formula="of:=DATE(YEAR([.U40]);MONTH([.U40])+1; 1)" office:value-type="date" office:date-value="2020-11-01" calcext:value-type="date">
            <text:p>1</text:p>
          </table:table-cell>
          <table:table-cell table:style-name="ce21" table:formula="of:=IF([.AA40]=&quot;&quot;;&quot;&quot;;IFERROR(VLOOKUP([.AA40];[$'Jours fériés'.$A$4:$'Jours fériés'.$B$203];2;0);&quot; &quot;))" office:value-type="string" office:string-value="Toussaint" calcext:value-type="string">
            <text:p>Toussaint</text:p>
          </table:table-cell>
          <table:table-cell table:style-name="ce28"/>
          <table:table-cell table:style-name="ce106" table:formula="of:=IF([.AA40]=&quot;&quot;;[.AD39];IF([.AC40]=&quot;début&quot;;INDEX([.$AN$4:.$AN$17];1+MOD([.AA40]-2;14));IF(ISNUMBER([.AC40]);[.AD39]+[.AC40];IF((LEFT([.AB40])&lt;&gt;&quot; &quot;)OR([.AC40]&lt;&gt;&quot;&quot;);[.AD39];[.AD39]+INDEX([.$AN$4:.$AN$17];1+MOD([.AA40]-2;14))))))" office:value-type="float" office:value="211" calcext:value-type="float">
            <text:p>211</text:p>
          </table:table-cell>
          <table:table-cell table:style-name="ce119" table:formula="of:=IF([.AA40]=&quot;&quot;;&quot;&quot;;IF(WEEKDAY([.AA40])=5;ISOWEEKNUM([.AA40]);&quot;&quot;))">
            <text:p/>
          </table:table-cell>
          <table:table-cell table:style-name="ce9" table:formula="of:=IF([.AG40]=&quot;&quot;;&quot;&quot;;UPPER(LEFT(TEXT([.AG40];&quot;JJJ&quot;);1)))" office:value-type="string" office:string-value="M" calcext:value-type="string">
            <text:p>M</text:p>
          </table:table-cell>
          <table:table-cell table:style-name="ce15" table:formula="of:=DATE(YEAR([.AA40]);MONTH([.AA40])+1; 1)" office:value-type="date" office:date-value="2020-12-01" calcext:value-type="date">
            <text:p>1</text:p>
          </table:table-cell>
          <table:table-cell table:style-name="ce21" table:formula="of:=IF([.AG40]=&quot;&quot;;&quot;&quot;;IFERROR(VLOOKUP([.AG40];[$'Jours fériés'.$A$4:$'Jours fériés'.$B$203];2;0);&quot; &quot;))" office:value-type="string" office:string-value=" " calcext:value-type="string">
            <text:p><text:s/></text:p>
          </table:table-cell>
          <table:table-cell table:style-name="ce28"/>
          <table:table-cell table:style-name="ce106" table:formula="of:=IF([.AG40]=&quot;&quot;;[.AJ39];IF([.AI40]=&quot;début&quot;;INDEX([.$AN$4:.$AN$17];1+MOD([.AG40]-2;14));IF(ISNUMBER([.AI40]);[.AJ39]+[.AI40];IF((LEFT([.AH40])&lt;&gt;&quot; &quot;)OR([.AI40]&lt;&gt;&quot;&quot;);[.AJ39];[.AJ39]+INDEX([.$AN$4:.$AN$17];1+MOD([.AG40]-2;14))))))" office:value-type="float" office:value="232" calcext:value-type="float">
            <text:p>232</text:p>
          </table:table-cell>
          <table:table-cell table:style-name="ce119" table:formula="of:=IF([.AG40]=&quot;&quot;;&quot;&quot;;IF(WEEKDAY([.AG40])=5;ISOWEEKNUM([.AG40]);&quot;&quot;))">
            <text:p/>
          </table:table-cell>
          <table:table-cell table:number-columns-repeated="225"/>
        </table:table-row>
        <table:table-row table:style-name="ro15">
          <table:table-cell/>
          <table:table-cell table:style-name="ce9" table:formula="of:=IF([.C41]=&quot;&quot;;&quot;&quot;;UPPER(LEFT(TEXT([.C41];&quot;JJJ&quot;);1)))" office:value-type="string" office:string-value="J" calcext:value-type="string">
            <text:p>J</text:p>
          </table:table-cell>
          <table:table-cell table:style-name="ce15" table:formula="of:=[.C40]+1" office:value-type="date" office:date-value="2020-07-02" calcext:value-type="date">
            <text:p>2</text:p>
          </table:table-cell>
          <table:table-cell table:style-name="ce21" table:formula="of:=IF([.C41]=&quot;&quot;;&quot;&quot;;IFERROR(VLOOKUP([.C41];[$'Jours fériés'.$A$4:$'Jours fériés'.$B$203];2;0);&quot; &quot;))" office:value-type="string" office:string-value=" " calcext:value-type="string">
            <text:p><text:s/></text:p>
          </table:table-cell>
          <table:table-cell table:style-name="ce28"/>
          <table:table-cell table:style-name="ce106" table:formula="of:=IF([.C41]=&quot;&quot;;[.F40];IF([.E41]=&quot;début&quot;;INDEX([.$AN$4:.$AN$17];1+MOD([.C41]-2;14));IF(ISNUMBER([.E41]);[.F40]+[.E41];IF((LEFT([.D41])&lt;&gt;&quot; &quot;)OR([.E41]&lt;&gt;&quot;&quot;);[.F40];[.F40]+INDEX([.$AN$4:.$AN$17];1+MOD([.C41]-2;14))))))" office:value-type="float" office:value="126" calcext:value-type="float">
            <text:p>126</text:p>
          </table:table-cell>
          <table:table-cell table:style-name="ce119" table:formula="of:=IF([.C41]=&quot;&quot;;&quot;&quot;;IF(WEEKDAY([.C41])=5;ISOWEEKNUM([.C41]);&quot;&quot;))" office:value-type="float" office:value="27" calcext:value-type="float">
            <text:p>27</text:p>
          </table:table-cell>
          <table:table-cell table:style-name="ce9" table:formula="of:=IF([.I41]=&quot;&quot;;&quot;&quot;;UPPER(LEFT(TEXT([.I41];&quot;JJJ&quot;);1)))" office:value-type="string" office:string-value="D" calcext:value-type="string">
            <text:p>D</text:p>
          </table:table-cell>
          <table:table-cell table:style-name="ce15" table:formula="of:=[.I40]+1" office:value-type="date" office:date-value="2020-08-02" calcext:value-type="date">
            <text:p>2</text:p>
          </table:table-cell>
          <table:table-cell table:style-name="ce21" table:formula="of:=IF([.I41]=&quot;&quot;;&quot;&quot;;IFERROR(VLOOKUP([.I41];[$'Jours fériés'.$A$4:$'Jours fériés'.$B$203];2;0);&quot; &quot;))" office:value-type="string" office:string-value=" " calcext:value-type="string">
            <text:p><text:s/></text:p>
          </table:table-cell>
          <table:table-cell table:style-name="ce28"/>
          <table:table-cell table:style-name="ce106" table:formula="of:=IF([.I41]=&quot;&quot;;[.L40];IF([.K41]=&quot;début&quot;;INDEX([.$AN$4:.$AN$17];1+MOD([.I41]-2;14));IF(ISNUMBER([.K41]);[.L40]+[.K41];IF((LEFT([.J41])&lt;&gt;&quot; &quot;)OR([.K41]&lt;&gt;&quot;&quot;);[.L40];[.L40]+INDEX([.$AN$4:.$AN$17];1+MOD([.I41]-2;14))))))" office:value-type="float" office:value="146" calcext:value-type="float">
            <text:p>146</text:p>
          </table:table-cell>
          <table:table-cell table:style-name="ce119" table:formula="of:=IF([.I41]=&quot;&quot;;&quot;&quot;;IF(WEEKDAY([.I41])=5;ISOWEEKNUM([.I41]);&quot;&quot;))">
            <text:p/>
          </table:table-cell>
          <table:table-cell table:style-name="ce9" table:formula="of:=IF([.O41]=&quot;&quot;;&quot;&quot;;UPPER(LEFT(TEXT([.O41];&quot;JJJ&quot;);1)))" office:value-type="string" office:string-value="M" calcext:value-type="string">
            <text:p>M</text:p>
          </table:table-cell>
          <table:table-cell table:style-name="ce15" table:formula="of:=[.O40]+1" office:value-type="date" office:date-value="2020-09-02" calcext:value-type="date">
            <text:p>2</text:p>
          </table:table-cell>
          <table:table-cell table:style-name="ce21" table:formula="of:=IF([.O41]=&quot;&quot;;&quot;&quot;;IFERROR(VLOOKUP([.O41];[$'Jours fériés'.$A$4:$'Jours fériés'.$B$203];2;0);&quot; &quot;))" office:value-type="string" office:string-value=" " calcext:value-type="string">
            <text:p><text:s/></text:p>
          </table:table-cell>
          <table:table-cell table:style-name="ce28"/>
          <table:table-cell table:style-name="ce106" table:formula="of:=IF([.O41]=&quot;&quot;;[.R40];IF([.Q41]=&quot;début&quot;;INDEX([.$AN$4:.$AN$17];1+MOD([.O41]-2;14));IF(ISNUMBER([.Q41]);[.R40]+[.Q41];IF((LEFT([.P41])&lt;&gt;&quot; &quot;)OR([.Q41]&lt;&gt;&quot;&quot;);[.R40];[.R40]+INDEX([.$AN$4:.$AN$17];1+MOD([.O41]-2;14))))))" office:value-type="float" office:value="169" calcext:value-type="float">
            <text:p>169</text:p>
          </table:table-cell>
          <table:table-cell table:style-name="ce119" table:formula="of:=IF([.O41]=&quot;&quot;;&quot;&quot;;IF(WEEKDAY([.O41])=5;ISOWEEKNUM([.O41]);&quot;&quot;))">
            <text:p/>
          </table:table-cell>
          <table:table-cell table:style-name="ce9" table:formula="of:=IF([.U41]=&quot;&quot;;&quot;&quot;;UPPER(LEFT(TEXT([.U41];&quot;JJJ&quot;);1)))" office:value-type="string" office:string-value="V" calcext:value-type="string">
            <text:p>V</text:p>
          </table:table-cell>
          <table:table-cell table:style-name="ce15" table:formula="of:=[.U40]+1" office:value-type="date" office:date-value="2020-10-02" calcext:value-type="date">
            <text:p>2</text:p>
          </table:table-cell>
          <table:table-cell table:style-name="ce21" table:formula="of:=IF([.U41]=&quot;&quot;;&quot;&quot;;IFERROR(VLOOKUP([.U41];[$'Jours fériés'.$A$4:$'Jours fériés'.$B$203];2;0);&quot; &quot;))" office:value-type="string" office:string-value=" " calcext:value-type="string">
            <text:p><text:s/></text:p>
          </table:table-cell>
          <table:table-cell table:style-name="ce28"/>
          <table:table-cell table:style-name="ce106" table:formula="of:=IF([.U41]=&quot;&quot;;[.X40];IF([.W41]=&quot;début&quot;;INDEX([.$AN$4:.$AN$17];1+MOD([.U41]-2;14));IF(ISNUMBER([.W41]);[.X40]+[.W41];IF((LEFT([.V41])&lt;&gt;&quot; &quot;)OR([.W41]&lt;&gt;&quot;&quot;);[.X40];[.X40]+INDEX([.$AN$4:.$AN$17];1+MOD([.U41]-2;14))))))" office:value-type="float" office:value="191" calcext:value-type="float">
            <text:p>191</text:p>
          </table:table-cell>
          <table:table-cell table:style-name="ce119" table:formula="of:=IF([.U41]=&quot;&quot;;&quot;&quot;;IF(WEEKDAY([.U41])=5;ISOWEEKNUM([.U41]);&quot;&quot;))">
            <text:p/>
          </table:table-cell>
          <table:table-cell table:style-name="ce9" table:formula="of:=IF([.AA41]=&quot;&quot;;&quot;&quot;;UPPER(LEFT(TEXT([.AA41];&quot;JJJ&quot;);1)))" office:value-type="string" office:string-value="L" calcext:value-type="string">
            <text:p>L</text:p>
          </table:table-cell>
          <table:table-cell table:style-name="ce15" table:formula="of:=[.AA40]+1" office:value-type="date" office:date-value="2020-11-02" calcext:value-type="date">
            <text:p>2</text:p>
          </table:table-cell>
          <table:table-cell table:style-name="ce21" table:formula="of:=IF([.AA41]=&quot;&quot;;&quot;&quot;;IFERROR(VLOOKUP([.AA41];[$'Jours fériés'.$A$4:$'Jours fériés'.$B$203];2;0);&quot; &quot;))" office:value-type="string" office:string-value=" " calcext:value-type="string">
            <text:p><text:s/></text:p>
          </table:table-cell>
          <table:table-cell table:style-name="ce28"/>
          <table:table-cell table:style-name="ce106" table:formula="of:=IF([.AA41]=&quot;&quot;;[.AD40];IF([.AC41]=&quot;début&quot;;INDEX([.$AN$4:.$AN$17];1+MOD([.AA41]-2;14));IF(ISNUMBER([.AC41]);[.AD40]+[.AC41];IF((LEFT([.AB41])&lt;&gt;&quot; &quot;)OR([.AC41]&lt;&gt;&quot;&quot;);[.AD40];[.AD40]+INDEX([.$AN$4:.$AN$17];1+MOD([.AA41]-2;14))))))" office:value-type="float" office:value="212" calcext:value-type="float">
            <text:p>212</text:p>
          </table:table-cell>
          <table:table-cell table:style-name="ce119" table:formula="of:=IF([.AA41]=&quot;&quot;;&quot;&quot;;IF(WEEKDAY([.AA41])=5;ISOWEEKNUM([.AA41]);&quot;&quot;))">
            <text:p/>
          </table:table-cell>
          <table:table-cell table:style-name="ce9" table:formula="of:=IF([.AG41]=&quot;&quot;;&quot;&quot;;UPPER(LEFT(TEXT([.AG41];&quot;JJJ&quot;);1)))" office:value-type="string" office:string-value="M" calcext:value-type="string">
            <text:p>M</text:p>
          </table:table-cell>
          <table:table-cell table:style-name="ce15" table:formula="of:=[.AG40]+1" office:value-type="date" office:date-value="2020-12-02" calcext:value-type="date">
            <text:p>2</text:p>
          </table:table-cell>
          <table:table-cell table:style-name="ce21" table:formula="of:=IF([.AG41]=&quot;&quot;;&quot;&quot;;IFERROR(VLOOKUP([.AG41];[$'Jours fériés'.$A$4:$'Jours fériés'.$B$203];2;0);&quot; &quot;))" office:value-type="string" office:string-value=" " calcext:value-type="string">
            <text:p><text:s/></text:p>
          </table:table-cell>
          <table:table-cell table:style-name="ce28"/>
          <table:table-cell table:style-name="ce106" table:formula="of:=IF([.AG41]=&quot;&quot;;[.AJ40];IF([.AI41]=&quot;début&quot;;INDEX([.$AN$4:.$AN$17];1+MOD([.AG41]-2;14));IF(ISNUMBER([.AI41]);[.AJ40]+[.AI41];IF((LEFT([.AH41])&lt;&gt;&quot; &quot;)OR([.AI41]&lt;&gt;&quot;&quot;);[.AJ40];[.AJ40]+INDEX([.$AN$4:.$AN$17];1+MOD([.AG41]-2;14))))))" office:value-type="float" office:value="233" calcext:value-type="float">
            <text:p>233</text:p>
          </table:table-cell>
          <table:table-cell table:style-name="ce119" table:formula="of:=IF([.AG41]=&quot;&quot;;&quot;&quot;;IF(WEEKDAY([.AG41])=5;ISOWEEKNUM([.AG41]);&quot;&quot;))">
            <text:p/>
          </table:table-cell>
          <table:table-cell table:number-columns-repeated="225"/>
        </table:table-row>
        <table:table-row table:style-name="ro15">
          <table:table-cell/>
          <table:table-cell table:style-name="ce9" table:formula="of:=IF([.C42]=&quot;&quot;;&quot;&quot;;UPPER(LEFT(TEXT([.C42];&quot;JJJ&quot;);1)))" office:value-type="string" office:string-value="V" calcext:value-type="string">
            <text:p>V</text:p>
          </table:table-cell>
          <table:table-cell table:style-name="ce15" table:formula="of:=[.C41]+1" office:value-type="date" office:date-value="2020-07-03" calcext:value-type="date">
            <text:p>3</text:p>
          </table:table-cell>
          <table:table-cell table:style-name="ce21" table:formula="of:=IF([.C42]=&quot;&quot;;&quot;&quot;;IFERROR(VLOOKUP([.C42];[$'Jours fériés'.$A$4:$'Jours fériés'.$B$203];2;0);&quot; &quot;))" office:value-type="string" office:string-value=" " calcext:value-type="string">
            <text:p><text:s/></text:p>
          </table:table-cell>
          <table:table-cell table:style-name="ce28"/>
          <table:table-cell table:style-name="ce106" table:formula="of:=IF([.C42]=&quot;&quot;;[.F41];IF([.E42]=&quot;début&quot;;INDEX([.$AN$4:.$AN$17];1+MOD([.C42]-2;14));IF(ISNUMBER([.E42]);[.F41]+[.E42];IF((LEFT([.D42])&lt;&gt;&quot; &quot;)OR([.E42]&lt;&gt;&quot;&quot;);[.F41];[.F41]+INDEX([.$AN$4:.$AN$17];1+MOD([.C42]-2;14))))))" office:value-type="float" office:value="127" calcext:value-type="float">
            <text:p>127</text:p>
          </table:table-cell>
          <table:table-cell table:style-name="ce119" table:formula="of:=IF([.C42]=&quot;&quot;;&quot;&quot;;IF(WEEKDAY([.C42])=5;ISOWEEKNUM([.C42]);&quot;&quot;))">
            <text:p/>
          </table:table-cell>
          <table:table-cell table:style-name="ce9" table:formula="of:=IF([.I42]=&quot;&quot;;&quot;&quot;;UPPER(LEFT(TEXT([.I42];&quot;JJJ&quot;);1)))" office:value-type="string" office:string-value="L" calcext:value-type="string">
            <text:p>L</text:p>
          </table:table-cell>
          <table:table-cell table:style-name="ce15" table:formula="of:=[.I41]+1" office:value-type="date" office:date-value="2020-08-03" calcext:value-type="date">
            <text:p>3</text:p>
          </table:table-cell>
          <table:table-cell table:style-name="ce21" table:formula="of:=IF([.I42]=&quot;&quot;;&quot;&quot;;IFERROR(VLOOKUP([.I42];[$'Jours fériés'.$A$4:$'Jours fériés'.$B$203];2;0);&quot; &quot;))" office:value-type="string" office:string-value=" " calcext:value-type="string">
            <text:p><text:s/></text:p>
          </table:table-cell>
          <table:table-cell table:style-name="ce28"/>
          <table:table-cell table:style-name="ce106" table:formula="of:=IF([.I42]=&quot;&quot;;[.L41];IF([.K42]=&quot;début&quot;;INDEX([.$AN$4:.$AN$17];1+MOD([.I42]-2;14));IF(ISNUMBER([.K42]);[.L41]+[.K42];IF((LEFT([.J42])&lt;&gt;&quot; &quot;)OR([.K42]&lt;&gt;&quot;&quot;);[.L41];[.L41]+INDEX([.$AN$4:.$AN$17];1+MOD([.I42]-2;14))))))" office:value-type="float" office:value="147" calcext:value-type="float">
            <text:p>147</text:p>
          </table:table-cell>
          <table:table-cell table:style-name="ce119" table:formula="of:=IF([.I42]=&quot;&quot;;&quot;&quot;;IF(WEEKDAY([.I42])=5;ISOWEEKNUM([.I42]);&quot;&quot;))">
            <text:p/>
          </table:table-cell>
          <table:table-cell table:style-name="ce9" table:formula="of:=IF([.O42]=&quot;&quot;;&quot;&quot;;UPPER(LEFT(TEXT([.O42];&quot;JJJ&quot;);1)))" office:value-type="string" office:string-value="J" calcext:value-type="string">
            <text:p>J</text:p>
          </table:table-cell>
          <table:table-cell table:style-name="ce15" table:formula="of:=[.O41]+1" office:value-type="date" office:date-value="2020-09-03" calcext:value-type="date">
            <text:p>3</text:p>
          </table:table-cell>
          <table:table-cell table:style-name="ce21" table:formula="of:=IF([.O42]=&quot;&quot;;&quot;&quot;;IFERROR(VLOOKUP([.O42];[$'Jours fériés'.$A$4:$'Jours fériés'.$B$203];2;0);&quot; &quot;))" office:value-type="string" office:string-value=" " calcext:value-type="string">
            <text:p><text:s/></text:p>
          </table:table-cell>
          <table:table-cell table:style-name="ce28"/>
          <table:table-cell table:style-name="ce106" table:formula="of:=IF([.O42]=&quot;&quot;;[.R41];IF([.Q42]=&quot;début&quot;;INDEX([.$AN$4:.$AN$17];1+MOD([.O42]-2;14));IF(ISNUMBER([.Q42]);[.R41]+[.Q42];IF((LEFT([.P42])&lt;&gt;&quot; &quot;)OR([.Q42]&lt;&gt;&quot;&quot;);[.R41];[.R41]+INDEX([.$AN$4:.$AN$17];1+MOD([.O42]-2;14))))))" office:value-type="float" office:value="170" calcext:value-type="float">
            <text:p>170</text:p>
          </table:table-cell>
          <table:table-cell table:style-name="ce119" table:formula="of:=IF([.O42]=&quot;&quot;;&quot;&quot;;IF(WEEKDAY([.O42])=5;ISOWEEKNUM([.O42]);&quot;&quot;))" office:value-type="float" office:value="36" calcext:value-type="float">
            <text:p>36</text:p>
          </table:table-cell>
          <table:table-cell table:style-name="ce9" table:formula="of:=IF([.U42]=&quot;&quot;;&quot;&quot;;UPPER(LEFT(TEXT([.U42];&quot;JJJ&quot;);1)))" office:value-type="string" office:string-value="S" calcext:value-type="string">
            <text:p>S</text:p>
          </table:table-cell>
          <table:table-cell table:style-name="ce15" table:formula="of:=[.U41]+1" office:value-type="date" office:date-value="2020-10-03" calcext:value-type="date">
            <text:p>3</text:p>
          </table:table-cell>
          <table:table-cell table:style-name="ce21" table:formula="of:=IF([.U42]=&quot;&quot;;&quot;&quot;;IFERROR(VLOOKUP([.U42];[$'Jours fériés'.$A$4:$'Jours fériés'.$B$203];2;0);&quot; &quot;))" office:value-type="string" office:string-value=" " calcext:value-type="string">
            <text:p><text:s/></text:p>
          </table:table-cell>
          <table:table-cell table:style-name="ce28"/>
          <table:table-cell table:style-name="ce106" table:formula="of:=IF([.U42]=&quot;&quot;;[.X41];IF([.W42]=&quot;début&quot;;INDEX([.$AN$4:.$AN$17];1+MOD([.U42]-2;14));IF(ISNUMBER([.W42]);[.X41]+[.W42];IF((LEFT([.V42])&lt;&gt;&quot; &quot;)OR([.W42]&lt;&gt;&quot;&quot;);[.X41];[.X41]+INDEX([.$AN$4:.$AN$17];1+MOD([.U42]-2;14))))))" office:value-type="float" office:value="191" calcext:value-type="float">
            <text:p>191</text:p>
          </table:table-cell>
          <table:table-cell table:style-name="ce119" table:formula="of:=IF([.U42]=&quot;&quot;;&quot;&quot;;IF(WEEKDAY([.U42])=5;ISOWEEKNUM([.U42]);&quot;&quot;))">
            <text:p/>
          </table:table-cell>
          <table:table-cell table:style-name="ce9" table:formula="of:=IF([.AA42]=&quot;&quot;;&quot;&quot;;UPPER(LEFT(TEXT([.AA42];&quot;JJJ&quot;);1)))" office:value-type="string" office:string-value="M" calcext:value-type="string">
            <text:p>M</text:p>
          </table:table-cell>
          <table:table-cell table:style-name="ce15" table:formula="of:=[.AA41]+1" office:value-type="date" office:date-value="2020-11-03" calcext:value-type="date">
            <text:p>3</text:p>
          </table:table-cell>
          <table:table-cell table:style-name="ce21" table:formula="of:=IF([.AA42]=&quot;&quot;;&quot;&quot;;IFERROR(VLOOKUP([.AA42];[$'Jours fériés'.$A$4:$'Jours fériés'.$B$203];2;0);&quot; &quot;))" office:value-type="string" office:string-value=" " calcext:value-type="string">
            <text:p><text:s/></text:p>
          </table:table-cell>
          <table:table-cell table:style-name="ce28"/>
          <table:table-cell table:style-name="ce106" table:formula="of:=IF([.AA42]=&quot;&quot;;[.AD41];IF([.AC42]=&quot;début&quot;;INDEX([.$AN$4:.$AN$17];1+MOD([.AA42]-2;14));IF(ISNUMBER([.AC42]);[.AD41]+[.AC42];IF((LEFT([.AB42])&lt;&gt;&quot; &quot;)OR([.AC42]&lt;&gt;&quot;&quot;);[.AD41];[.AD41]+INDEX([.$AN$4:.$AN$17];1+MOD([.AA42]-2;14))))))" office:value-type="float" office:value="213" calcext:value-type="float">
            <text:p>213</text:p>
          </table:table-cell>
          <table:table-cell table:style-name="ce119" table:formula="of:=IF([.AA42]=&quot;&quot;;&quot;&quot;;IF(WEEKDAY([.AA42])=5;ISOWEEKNUM([.AA42]);&quot;&quot;))">
            <text:p/>
          </table:table-cell>
          <table:table-cell table:style-name="ce9" table:formula="of:=IF([.AG42]=&quot;&quot;;&quot;&quot;;UPPER(LEFT(TEXT([.AG42];&quot;JJJ&quot;);1)))" office:value-type="string" office:string-value="J" calcext:value-type="string">
            <text:p>J</text:p>
          </table:table-cell>
          <table:table-cell table:style-name="ce15" table:formula="of:=[.AG41]+1" office:value-type="date" office:date-value="2020-12-03" calcext:value-type="date">
            <text:p>3</text:p>
          </table:table-cell>
          <table:table-cell table:style-name="ce21" table:formula="of:=IF([.AG42]=&quot;&quot;;&quot;&quot;;IFERROR(VLOOKUP([.AG42];[$'Jours fériés'.$A$4:$'Jours fériés'.$B$203];2;0);&quot; &quot;))" office:value-type="string" office:string-value=" " calcext:value-type="string">
            <text:p><text:s/></text:p>
          </table:table-cell>
          <table:table-cell table:style-name="ce28"/>
          <table:table-cell table:style-name="ce106" table:formula="of:=IF([.AG42]=&quot;&quot;;[.AJ41];IF([.AI42]=&quot;début&quot;;INDEX([.$AN$4:.$AN$17];1+MOD([.AG42]-2;14));IF(ISNUMBER([.AI42]);[.AJ41]+[.AI42];IF((LEFT([.AH42])&lt;&gt;&quot; &quot;)OR([.AI42]&lt;&gt;&quot;&quot;);[.AJ41];[.AJ41]+INDEX([.$AN$4:.$AN$17];1+MOD([.AG42]-2;14))))))" office:value-type="float" office:value="234" calcext:value-type="float">
            <text:p>234</text:p>
          </table:table-cell>
          <table:table-cell table:style-name="ce119" table:formula="of:=IF([.AG42]=&quot;&quot;;&quot;&quot;;IF(WEEKDAY([.AG42])=5;ISOWEEKNUM([.AG42]);&quot;&quot;))" office:value-type="float" office:value="49" calcext:value-type="float">
            <text:p>49</text:p>
          </table:table-cell>
          <table:table-cell table:number-columns-repeated="225"/>
        </table:table-row>
        <table:table-row table:style-name="ro15">
          <table:table-cell/>
          <table:table-cell table:style-name="ce9" table:formula="of:=IF([.C43]=&quot;&quot;;&quot;&quot;;UPPER(LEFT(TEXT([.C43];&quot;JJJ&quot;);1)))" office:value-type="string" office:string-value="S" calcext:value-type="string">
            <text:p>S</text:p>
          </table:table-cell>
          <table:table-cell table:style-name="ce15" table:formula="of:=[.C42]+1" office:value-type="date" office:date-value="2020-07-04" calcext:value-type="date">
            <text:p>4</text:p>
          </table:table-cell>
          <table:table-cell table:style-name="ce21" table:formula="of:=IF([.C43]=&quot;&quot;;&quot;&quot;;IFERROR(VLOOKUP([.C43];[$'Jours fériés'.$A$4:$'Jours fériés'.$B$203];2;0);&quot; &quot;))" office:value-type="string" office:string-value=" " calcext:value-type="string">
            <text:p><text:s/></text:p>
          </table:table-cell>
          <table:table-cell table:style-name="ce28"/>
          <table:table-cell table:style-name="ce106" table:formula="of:=IF([.C43]=&quot;&quot;;[.F42];IF([.E43]=&quot;début&quot;;INDEX([.$AN$4:.$AN$17];1+MOD([.C43]-2;14));IF(ISNUMBER([.E43]);[.F42]+[.E43];IF((LEFT([.D43])&lt;&gt;&quot; &quot;)OR([.E43]&lt;&gt;&quot;&quot;);[.F42];[.F42]+INDEX([.$AN$4:.$AN$17];1+MOD([.C43]-2;14))))))" office:value-type="float" office:value="127" calcext:value-type="float">
            <text:p>127</text:p>
          </table:table-cell>
          <table:table-cell table:style-name="ce119" table:formula="of:=IF([.C43]=&quot;&quot;;&quot;&quot;;IF(WEEKDAY([.C43])=5;ISOWEEKNUM([.C43]);&quot;&quot;))">
            <text:p/>
          </table:table-cell>
          <table:table-cell table:style-name="ce9" table:formula="of:=IF([.I43]=&quot;&quot;;&quot;&quot;;UPPER(LEFT(TEXT([.I43];&quot;JJJ&quot;);1)))" office:value-type="string" office:string-value="M" calcext:value-type="string">
            <text:p>M</text:p>
          </table:table-cell>
          <table:table-cell table:style-name="ce15" table:formula="of:=[.I42]+1" office:value-type="date" office:date-value="2020-08-04" calcext:value-type="date">
            <text:p>4</text:p>
          </table:table-cell>
          <table:table-cell table:style-name="ce21" table:formula="of:=IF([.I43]=&quot;&quot;;&quot;&quot;;IFERROR(VLOOKUP([.I43];[$'Jours fériés'.$A$4:$'Jours fériés'.$B$203];2;0);&quot; &quot;))" office:value-type="string" office:string-value=" " calcext:value-type="string">
            <text:p><text:s/></text:p>
          </table:table-cell>
          <table:table-cell table:style-name="ce28"/>
          <table:table-cell table:style-name="ce106" table:formula="of:=IF([.I43]=&quot;&quot;;[.L42];IF([.K43]=&quot;début&quot;;INDEX([.$AN$4:.$AN$17];1+MOD([.I43]-2;14));IF(ISNUMBER([.K43]);[.L42]+[.K43];IF((LEFT([.J43])&lt;&gt;&quot; &quot;)OR([.K43]&lt;&gt;&quot;&quot;);[.L42];[.L42]+INDEX([.$AN$4:.$AN$17];1+MOD([.I43]-2;14))))))" office:value-type="float" office:value="148" calcext:value-type="float">
            <text:p>148</text:p>
          </table:table-cell>
          <table:table-cell table:style-name="ce119" table:formula="of:=IF([.I43]=&quot;&quot;;&quot;&quot;;IF(WEEKDAY([.I43])=5;ISOWEEKNUM([.I43]);&quot;&quot;))">
            <text:p/>
          </table:table-cell>
          <table:table-cell table:style-name="ce9" table:formula="of:=IF([.O43]=&quot;&quot;;&quot;&quot;;UPPER(LEFT(TEXT([.O43];&quot;JJJ&quot;);1)))" office:value-type="string" office:string-value="V" calcext:value-type="string">
            <text:p>V</text:p>
          </table:table-cell>
          <table:table-cell table:style-name="ce15" table:formula="of:=[.O42]+1" office:value-type="date" office:date-value="2020-09-04" calcext:value-type="date">
            <text:p>4</text:p>
          </table:table-cell>
          <table:table-cell table:style-name="ce21" table:formula="of:=IF([.O43]=&quot;&quot;;&quot;&quot;;IFERROR(VLOOKUP([.O43];[$'Jours fériés'.$A$4:$'Jours fériés'.$B$203];2;0);&quot; &quot;))" office:value-type="string" office:string-value=" " calcext:value-type="string">
            <text:p><text:s/></text:p>
          </table:table-cell>
          <table:table-cell table:style-name="ce28"/>
          <table:table-cell table:style-name="ce106" table:formula="of:=IF([.O43]=&quot;&quot;;[.R42];IF([.Q43]=&quot;début&quot;;INDEX([.$AN$4:.$AN$17];1+MOD([.O43]-2;14));IF(ISNUMBER([.Q43]);[.R42]+[.Q43];IF((LEFT([.P43])&lt;&gt;&quot; &quot;)OR([.Q43]&lt;&gt;&quot;&quot;);[.R42];[.R42]+INDEX([.$AN$4:.$AN$17];1+MOD([.O43]-2;14))))))" office:value-type="float" office:value="171" calcext:value-type="float">
            <text:p>171</text:p>
          </table:table-cell>
          <table:table-cell table:style-name="ce119" table:formula="of:=IF([.O43]=&quot;&quot;;&quot;&quot;;IF(WEEKDAY([.O43])=5;ISOWEEKNUM([.O43]);&quot;&quot;))">
            <text:p/>
          </table:table-cell>
          <table:table-cell table:style-name="ce9" table:formula="of:=IF([.U43]=&quot;&quot;;&quot;&quot;;UPPER(LEFT(TEXT([.U43];&quot;JJJ&quot;);1)))" office:value-type="string" office:string-value="D" calcext:value-type="string">
            <text:p>D</text:p>
          </table:table-cell>
          <table:table-cell table:style-name="ce15" table:formula="of:=[.U42]+1" office:value-type="date" office:date-value="2020-10-04" calcext:value-type="date">
            <text:p>4</text:p>
          </table:table-cell>
          <table:table-cell table:style-name="ce21" table:formula="of:=IF([.U43]=&quot;&quot;;&quot;&quot;;IFERROR(VLOOKUP([.U43];[$'Jours fériés'.$A$4:$'Jours fériés'.$B$203];2;0);&quot; &quot;))" office:value-type="string" office:string-value=" " calcext:value-type="string">
            <text:p><text:s/></text:p>
          </table:table-cell>
          <table:table-cell table:style-name="ce28"/>
          <table:table-cell table:style-name="ce106" table:formula="of:=IF([.U43]=&quot;&quot;;[.X42];IF([.W43]=&quot;début&quot;;INDEX([.$AN$4:.$AN$17];1+MOD([.U43]-2;14));IF(ISNUMBER([.W43]);[.X42]+[.W43];IF((LEFT([.V43])&lt;&gt;&quot; &quot;)OR([.W43]&lt;&gt;&quot;&quot;);[.X42];[.X42]+INDEX([.$AN$4:.$AN$17];1+MOD([.U43]-2;14))))))" office:value-type="float" office:value="191" calcext:value-type="float">
            <text:p>191</text:p>
          </table:table-cell>
          <table:table-cell table:style-name="ce119" table:formula="of:=IF([.U43]=&quot;&quot;;&quot;&quot;;IF(WEEKDAY([.U43])=5;ISOWEEKNUM([.U43]);&quot;&quot;))">
            <text:p/>
          </table:table-cell>
          <table:table-cell table:style-name="ce9" table:formula="of:=IF([.AA43]=&quot;&quot;;&quot;&quot;;UPPER(LEFT(TEXT([.AA43];&quot;JJJ&quot;);1)))" office:value-type="string" office:string-value="M" calcext:value-type="string">
            <text:p>M</text:p>
          </table:table-cell>
          <table:table-cell table:style-name="ce15" table:formula="of:=[.AA42]+1" office:value-type="date" office:date-value="2020-11-04" calcext:value-type="date">
            <text:p>4</text:p>
          </table:table-cell>
          <table:table-cell table:style-name="ce21" table:formula="of:=IF([.AA43]=&quot;&quot;;&quot;&quot;;IFERROR(VLOOKUP([.AA43];[$'Jours fériés'.$A$4:$'Jours fériés'.$B$203];2;0);&quot; &quot;))" office:value-type="string" office:string-value=" " calcext:value-type="string">
            <text:p><text:s/></text:p>
          </table:table-cell>
          <table:table-cell table:style-name="ce28"/>
          <table:table-cell table:style-name="ce106" table:formula="of:=IF([.AA43]=&quot;&quot;;[.AD42];IF([.AC43]=&quot;début&quot;;INDEX([.$AN$4:.$AN$17];1+MOD([.AA43]-2;14));IF(ISNUMBER([.AC43]);[.AD42]+[.AC43];IF((LEFT([.AB43])&lt;&gt;&quot; &quot;)OR([.AC43]&lt;&gt;&quot;&quot;);[.AD42];[.AD42]+INDEX([.$AN$4:.$AN$17];1+MOD([.AA43]-2;14))))))" office:value-type="float" office:value="214" calcext:value-type="float">
            <text:p>214</text:p>
          </table:table-cell>
          <table:table-cell table:style-name="ce119" table:formula="of:=IF([.AA43]=&quot;&quot;;&quot;&quot;;IF(WEEKDAY([.AA43])=5;ISOWEEKNUM([.AA43]);&quot;&quot;))">
            <text:p/>
          </table:table-cell>
          <table:table-cell table:style-name="ce9" table:formula="of:=IF([.AG43]=&quot;&quot;;&quot;&quot;;UPPER(LEFT(TEXT([.AG43];&quot;JJJ&quot;);1)))" office:value-type="string" office:string-value="V" calcext:value-type="string">
            <text:p>V</text:p>
          </table:table-cell>
          <table:table-cell table:style-name="ce15" table:formula="of:=[.AG42]+1" office:value-type="date" office:date-value="2020-12-04" calcext:value-type="date">
            <text:p>4</text:p>
          </table:table-cell>
          <table:table-cell table:style-name="ce21" table:formula="of:=IF([.AG43]=&quot;&quot;;&quot;&quot;;IFERROR(VLOOKUP([.AG43];[$'Jours fériés'.$A$4:$'Jours fériés'.$B$203];2;0);&quot; &quot;))" office:value-type="string" office:string-value=" " calcext:value-type="string">
            <text:p><text:s/></text:p>
          </table:table-cell>
          <table:table-cell table:style-name="ce28"/>
          <table:table-cell table:style-name="ce106" table:formula="of:=IF([.AG43]=&quot;&quot;;[.AJ42];IF([.AI43]=&quot;début&quot;;INDEX([.$AN$4:.$AN$17];1+MOD([.AG43]-2;14));IF(ISNUMBER([.AI43]);[.AJ42]+[.AI43];IF((LEFT([.AH43])&lt;&gt;&quot; &quot;)OR([.AI43]&lt;&gt;&quot;&quot;);[.AJ42];[.AJ42]+INDEX([.$AN$4:.$AN$17];1+MOD([.AG43]-2;14))))))" office:value-type="float" office:value="235" calcext:value-type="float">
            <text:p>235</text:p>
          </table:table-cell>
          <table:table-cell table:style-name="ce119" table:formula="of:=IF([.AG43]=&quot;&quot;;&quot;&quot;;IF(WEEKDAY([.AG43])=5;ISOWEEKNUM([.AG43]);&quot;&quot;))">
            <text:p/>
          </table:table-cell>
          <table:table-cell table:number-columns-repeated="225"/>
        </table:table-row>
        <table:table-row table:style-name="ro15">
          <table:table-cell/>
          <table:table-cell table:style-name="ce9" table:formula="of:=IF([.C44]=&quot;&quot;;&quot;&quot;;UPPER(LEFT(TEXT([.C44];&quot;JJJ&quot;);1)))" office:value-type="string" office:string-value="D" calcext:value-type="string">
            <text:p>D</text:p>
          </table:table-cell>
          <table:table-cell table:style-name="ce15" table:formula="of:=[.C43]+1" office:value-type="date" office:date-value="2020-07-05" calcext:value-type="date">
            <text:p>5</text:p>
          </table:table-cell>
          <table:table-cell table:style-name="ce21" table:formula="of:=IF([.C44]=&quot;&quot;;&quot;&quot;;IFERROR(VLOOKUP([.C44];[$'Jours fériés'.$A$4:$'Jours fériés'.$B$203];2;0);&quot; &quot;))" office:value-type="string" office:string-value=" " calcext:value-type="string">
            <text:p><text:s/></text:p>
          </table:table-cell>
          <table:table-cell table:style-name="ce28"/>
          <table:table-cell table:style-name="ce106" table:formula="of:=IF([.C44]=&quot;&quot;;[.F43];IF([.E44]=&quot;début&quot;;INDEX([.$AN$4:.$AN$17];1+MOD([.C44]-2;14));IF(ISNUMBER([.E44]);[.F43]+[.E44];IF((LEFT([.D44])&lt;&gt;&quot; &quot;)OR([.E44]&lt;&gt;&quot;&quot;);[.F43];[.F43]+INDEX([.$AN$4:.$AN$17];1+MOD([.C44]-2;14))))))" office:value-type="float" office:value="127" calcext:value-type="float">
            <text:p>127</text:p>
          </table:table-cell>
          <table:table-cell table:style-name="ce119" table:formula="of:=IF([.C44]=&quot;&quot;;&quot;&quot;;IF(WEEKDAY([.C44])=5;ISOWEEKNUM([.C44]);&quot;&quot;))">
            <text:p/>
          </table:table-cell>
          <table:table-cell table:style-name="ce9" table:formula="of:=IF([.I44]=&quot;&quot;;&quot;&quot;;UPPER(LEFT(TEXT([.I44];&quot;JJJ&quot;);1)))" office:value-type="string" office:string-value="M" calcext:value-type="string">
            <text:p>M</text:p>
          </table:table-cell>
          <table:table-cell table:style-name="ce15" table:formula="of:=[.I43]+1" office:value-type="date" office:date-value="2020-08-05" calcext:value-type="date">
            <text:p>5</text:p>
          </table:table-cell>
          <table:table-cell table:style-name="ce21" table:formula="of:=IF([.I44]=&quot;&quot;;&quot;&quot;;IFERROR(VLOOKUP([.I44];[$'Jours fériés'.$A$4:$'Jours fériés'.$B$203];2;0);&quot; &quot;))" office:value-type="string" office:string-value=" " calcext:value-type="string">
            <text:p><text:s/></text:p>
          </table:table-cell>
          <table:table-cell table:style-name="ce28"/>
          <table:table-cell table:style-name="ce106" table:formula="of:=IF([.I44]=&quot;&quot;;[.L43];IF([.K44]=&quot;début&quot;;INDEX([.$AN$4:.$AN$17];1+MOD([.I44]-2;14));IF(ISNUMBER([.K44]);[.L43]+[.K44];IF((LEFT([.J44])&lt;&gt;&quot; &quot;)OR([.K44]&lt;&gt;&quot;&quot;);[.L43];[.L43]+INDEX([.$AN$4:.$AN$17];1+MOD([.I44]-2;14))))))" office:value-type="float" office:value="149" calcext:value-type="float">
            <text:p>149</text:p>
          </table:table-cell>
          <table:table-cell table:style-name="ce119" table:formula="of:=IF([.I44]=&quot;&quot;;&quot;&quot;;IF(WEEKDAY([.I44])=5;ISOWEEKNUM([.I44]);&quot;&quot;))">
            <text:p/>
          </table:table-cell>
          <table:table-cell table:style-name="ce9" table:formula="of:=IF([.O44]=&quot;&quot;;&quot;&quot;;UPPER(LEFT(TEXT([.O44];&quot;JJJ&quot;);1)))" office:value-type="string" office:string-value="S" calcext:value-type="string">
            <text:p>S</text:p>
          </table:table-cell>
          <table:table-cell table:style-name="ce15" table:formula="of:=[.O43]+1" office:value-type="date" office:date-value="2020-09-05" calcext:value-type="date">
            <text:p>5</text:p>
          </table:table-cell>
          <table:table-cell table:style-name="ce21" table:formula="of:=IF([.O44]=&quot;&quot;;&quot;&quot;;IFERROR(VLOOKUP([.O44];[$'Jours fériés'.$A$4:$'Jours fériés'.$B$203];2;0);&quot; &quot;))" office:value-type="string" office:string-value=" " calcext:value-type="string">
            <text:p><text:s/></text:p>
          </table:table-cell>
          <table:table-cell table:style-name="ce28"/>
          <table:table-cell table:style-name="ce106" table:formula="of:=IF([.O44]=&quot;&quot;;[.R43];IF([.Q44]=&quot;début&quot;;INDEX([.$AN$4:.$AN$17];1+MOD([.O44]-2;14));IF(ISNUMBER([.Q44]);[.R43]+[.Q44];IF((LEFT([.P44])&lt;&gt;&quot; &quot;)OR([.Q44]&lt;&gt;&quot;&quot;);[.R43];[.R43]+INDEX([.$AN$4:.$AN$17];1+MOD([.O44]-2;14))))))" office:value-type="float" office:value="171" calcext:value-type="float">
            <text:p>171</text:p>
          </table:table-cell>
          <table:table-cell table:style-name="ce119" table:formula="of:=IF([.O44]=&quot;&quot;;&quot;&quot;;IF(WEEKDAY([.O44])=5;ISOWEEKNUM([.O44]);&quot;&quot;))">
            <text:p/>
          </table:table-cell>
          <table:table-cell table:style-name="ce9" table:formula="of:=IF([.U44]=&quot;&quot;;&quot;&quot;;UPPER(LEFT(TEXT([.U44];&quot;JJJ&quot;);1)))" office:value-type="string" office:string-value="L" calcext:value-type="string">
            <text:p>L</text:p>
          </table:table-cell>
          <table:table-cell table:style-name="ce15" table:formula="of:=[.U43]+1" office:value-type="date" office:date-value="2020-10-05" calcext:value-type="date">
            <text:p>5</text:p>
          </table:table-cell>
          <table:table-cell table:style-name="ce21" table:formula="of:=IF([.U44]=&quot;&quot;;&quot;&quot;;IFERROR(VLOOKUP([.U44];[$'Jours fériés'.$A$4:$'Jours fériés'.$B$203];2;0);&quot; &quot;))" office:value-type="string" office:string-value=" " calcext:value-type="string">
            <text:p><text:s/></text:p>
          </table:table-cell>
          <table:table-cell table:style-name="ce28"/>
          <table:table-cell table:style-name="ce106" table:formula="of:=IF([.U44]=&quot;&quot;;[.X43];IF([.W44]=&quot;début&quot;;INDEX([.$AN$4:.$AN$17];1+MOD([.U44]-2;14));IF(ISNUMBER([.W44]);[.X43]+[.W44];IF((LEFT([.V44])&lt;&gt;&quot; &quot;)OR([.W44]&lt;&gt;&quot;&quot;);[.X43];[.X43]+INDEX([.$AN$4:.$AN$17];1+MOD([.U44]-2;14))))))" office:value-type="float" office:value="192" calcext:value-type="float">
            <text:p>192</text:p>
          </table:table-cell>
          <table:table-cell table:style-name="ce119" table:formula="of:=IF([.U44]=&quot;&quot;;&quot;&quot;;IF(WEEKDAY([.U44])=5;ISOWEEKNUM([.U44]);&quot;&quot;))">
            <text:p/>
          </table:table-cell>
          <table:table-cell table:style-name="ce9" table:formula="of:=IF([.AA44]=&quot;&quot;;&quot;&quot;;UPPER(LEFT(TEXT([.AA44];&quot;JJJ&quot;);1)))" office:value-type="string" office:string-value="J" calcext:value-type="string">
            <text:p>J</text:p>
          </table:table-cell>
          <table:table-cell table:style-name="ce15" table:formula="of:=[.AA43]+1" office:value-type="date" office:date-value="2020-11-05" calcext:value-type="date">
            <text:p>5</text:p>
          </table:table-cell>
          <table:table-cell table:style-name="ce21" table:formula="of:=IF([.AA44]=&quot;&quot;;&quot;&quot;;IFERROR(VLOOKUP([.AA44];[$'Jours fériés'.$A$4:$'Jours fériés'.$B$203];2;0);&quot; &quot;))" office:value-type="string" office:string-value=" " calcext:value-type="string">
            <text:p><text:s/></text:p>
          </table:table-cell>
          <table:table-cell table:style-name="ce28"/>
          <table:table-cell table:style-name="ce106" table:formula="of:=IF([.AA44]=&quot;&quot;;[.AD43];IF([.AC44]=&quot;début&quot;;INDEX([.$AN$4:.$AN$17];1+MOD([.AA44]-2;14));IF(ISNUMBER([.AC44]);[.AD43]+[.AC44];IF((LEFT([.AB44])&lt;&gt;&quot; &quot;)OR([.AC44]&lt;&gt;&quot;&quot;);[.AD43];[.AD43]+INDEX([.$AN$4:.$AN$17];1+MOD([.AA44]-2;14))))))" office:value-type="float" office:value="215" calcext:value-type="float">
            <text:p>215</text:p>
          </table:table-cell>
          <table:table-cell table:style-name="ce119" table:formula="of:=IF([.AA44]=&quot;&quot;;&quot;&quot;;IF(WEEKDAY([.AA44])=5;ISOWEEKNUM([.AA44]);&quot;&quot;))" office:value-type="float" office:value="45" calcext:value-type="float">
            <text:p>45</text:p>
          </table:table-cell>
          <table:table-cell table:style-name="ce9" table:formula="of:=IF([.AG44]=&quot;&quot;;&quot;&quot;;UPPER(LEFT(TEXT([.AG44];&quot;JJJ&quot;);1)))" office:value-type="string" office:string-value="S" calcext:value-type="string">
            <text:p>S</text:p>
          </table:table-cell>
          <table:table-cell table:style-name="ce15" table:formula="of:=[.AG43]+1" office:value-type="date" office:date-value="2020-12-05" calcext:value-type="date">
            <text:p>5</text:p>
          </table:table-cell>
          <table:table-cell table:style-name="ce21" table:formula="of:=IF([.AG44]=&quot;&quot;;&quot;&quot;;IFERROR(VLOOKUP([.AG44];[$'Jours fériés'.$A$4:$'Jours fériés'.$B$203];2;0);&quot; &quot;))" office:value-type="string" office:string-value=" " calcext:value-type="string">
            <text:p><text:s/></text:p>
          </table:table-cell>
          <table:table-cell table:style-name="ce28"/>
          <table:table-cell table:style-name="ce106" table:formula="of:=IF([.AG44]=&quot;&quot;;[.AJ43];IF([.AI44]=&quot;début&quot;;INDEX([.$AN$4:.$AN$17];1+MOD([.AG44]-2;14));IF(ISNUMBER([.AI44]);[.AJ43]+[.AI44];IF((LEFT([.AH44])&lt;&gt;&quot; &quot;)OR([.AI44]&lt;&gt;&quot;&quot;);[.AJ43];[.AJ43]+INDEX([.$AN$4:.$AN$17];1+MOD([.AG44]-2;14))))))" office:value-type="float" office:value="235" calcext:value-type="float">
            <text:p>235</text:p>
          </table:table-cell>
          <table:table-cell table:style-name="ce119" table:formula="of:=IF([.AG44]=&quot;&quot;;&quot;&quot;;IF(WEEKDAY([.AG44])=5;ISOWEEKNUM([.AG44]);&quot;&quot;))">
            <text:p/>
          </table:table-cell>
          <table:table-cell table:number-columns-repeated="225"/>
        </table:table-row>
        <table:table-row table:style-name="ro15">
          <table:table-cell/>
          <table:table-cell table:style-name="ce9" table:formula="of:=IF([.C45]=&quot;&quot;;&quot;&quot;;UPPER(LEFT(TEXT([.C45];&quot;JJJ&quot;);1)))" office:value-type="string" office:string-value="L" calcext:value-type="string">
            <text:p>L</text:p>
          </table:table-cell>
          <table:table-cell table:style-name="ce15" table:formula="of:=[.C44]+1" office:value-type="date" office:date-value="2020-07-06" calcext:value-type="date">
            <text:p>6</text:p>
          </table:table-cell>
          <table:table-cell table:style-name="ce21" table:formula="of:=IF([.C45]=&quot;&quot;;&quot;&quot;;IFERROR(VLOOKUP([.C45];[$'Jours fériés'.$A$4:$'Jours fériés'.$B$203];2;0);&quot; &quot;))" office:value-type="string" office:string-value=" " calcext:value-type="string">
            <text:p><text:s/></text:p>
          </table:table-cell>
          <table:table-cell table:style-name="ce28"/>
          <table:table-cell table:style-name="ce106" table:formula="of:=IF([.C45]=&quot;&quot;;[.F44];IF([.E45]=&quot;début&quot;;INDEX([.$AN$4:.$AN$17];1+MOD([.C45]-2;14));IF(ISNUMBER([.E45]);[.F44]+[.E45];IF((LEFT([.D45])&lt;&gt;&quot; &quot;)OR([.E45]&lt;&gt;&quot;&quot;);[.F44];[.F44]+INDEX([.$AN$4:.$AN$17];1+MOD([.C45]-2;14))))))" office:value-type="float" office:value="128" calcext:value-type="float">
            <text:p>128</text:p>
          </table:table-cell>
          <table:table-cell table:style-name="ce119" table:formula="of:=IF([.C45]=&quot;&quot;;&quot;&quot;;IF(WEEKDAY([.C45])=5;ISOWEEKNUM([.C45]);&quot;&quot;))">
            <text:p/>
          </table:table-cell>
          <table:table-cell table:style-name="ce9" table:formula="of:=IF([.I45]=&quot;&quot;;&quot;&quot;;UPPER(LEFT(TEXT([.I45];&quot;JJJ&quot;);1)))" office:value-type="string" office:string-value="J" calcext:value-type="string">
            <text:p>J</text:p>
          </table:table-cell>
          <table:table-cell table:style-name="ce15" table:formula="of:=[.I44]+1" office:value-type="date" office:date-value="2020-08-06" calcext:value-type="date">
            <text:p>6</text:p>
          </table:table-cell>
          <table:table-cell table:style-name="ce21" table:formula="of:=IF([.I45]=&quot;&quot;;&quot;&quot;;IFERROR(VLOOKUP([.I45];[$'Jours fériés'.$A$4:$'Jours fériés'.$B$203];2;0);&quot; &quot;))" office:value-type="string" office:string-value=" " calcext:value-type="string">
            <text:p><text:s/></text:p>
          </table:table-cell>
          <table:table-cell table:style-name="ce28"/>
          <table:table-cell table:style-name="ce106" table:formula="of:=IF([.I45]=&quot;&quot;;[.L44];IF([.K45]=&quot;début&quot;;INDEX([.$AN$4:.$AN$17];1+MOD([.I45]-2;14));IF(ISNUMBER([.K45]);[.L44]+[.K45];IF((LEFT([.J45])&lt;&gt;&quot; &quot;)OR([.K45]&lt;&gt;&quot;&quot;);[.L44];[.L44]+INDEX([.$AN$4:.$AN$17];1+MOD([.I45]-2;14))))))" office:value-type="float" office:value="150" calcext:value-type="float">
            <text:p>150</text:p>
          </table:table-cell>
          <table:table-cell table:style-name="ce119" table:formula="of:=IF([.I45]=&quot;&quot;;&quot;&quot;;IF(WEEKDAY([.I45])=5;ISOWEEKNUM([.I45]);&quot;&quot;))" office:value-type="float" office:value="32" calcext:value-type="float">
            <text:p>32</text:p>
          </table:table-cell>
          <table:table-cell table:style-name="ce9" table:formula="of:=IF([.O45]=&quot;&quot;;&quot;&quot;;UPPER(LEFT(TEXT([.O45];&quot;JJJ&quot;);1)))" office:value-type="string" office:string-value="D" calcext:value-type="string">
            <text:p>D</text:p>
          </table:table-cell>
          <table:table-cell table:style-name="ce15" table:formula="of:=[.O44]+1" office:value-type="date" office:date-value="2020-09-06" calcext:value-type="date">
            <text:p>6</text:p>
          </table:table-cell>
          <table:table-cell table:style-name="ce21" table:formula="of:=IF([.O45]=&quot;&quot;;&quot;&quot;;IFERROR(VLOOKUP([.O45];[$'Jours fériés'.$A$4:$'Jours fériés'.$B$203];2;0);&quot; &quot;))" office:value-type="string" office:string-value=" " calcext:value-type="string">
            <text:p><text:s/></text:p>
          </table:table-cell>
          <table:table-cell table:style-name="ce28"/>
          <table:table-cell table:style-name="ce106" table:formula="of:=IF([.O45]=&quot;&quot;;[.R44];IF([.Q45]=&quot;début&quot;;INDEX([.$AN$4:.$AN$17];1+MOD([.O45]-2;14));IF(ISNUMBER([.Q45]);[.R44]+[.Q45];IF((LEFT([.P45])&lt;&gt;&quot; &quot;)OR([.Q45]&lt;&gt;&quot;&quot;);[.R44];[.R44]+INDEX([.$AN$4:.$AN$17];1+MOD([.O45]-2;14))))))" office:value-type="float" office:value="171" calcext:value-type="float">
            <text:p>171</text:p>
          </table:table-cell>
          <table:table-cell table:style-name="ce119" table:formula="of:=IF([.O45]=&quot;&quot;;&quot;&quot;;IF(WEEKDAY([.O45])=5;ISOWEEKNUM([.O45]);&quot;&quot;))">
            <text:p/>
          </table:table-cell>
          <table:table-cell table:style-name="ce9" table:formula="of:=IF([.U45]=&quot;&quot;;&quot;&quot;;UPPER(LEFT(TEXT([.U45];&quot;JJJ&quot;);1)))" office:value-type="string" office:string-value="M" calcext:value-type="string">
            <text:p>M</text:p>
          </table:table-cell>
          <table:table-cell table:style-name="ce15" table:formula="of:=[.U44]+1" office:value-type="date" office:date-value="2020-10-06" calcext:value-type="date">
            <text:p>6</text:p>
          </table:table-cell>
          <table:table-cell table:style-name="ce21" table:formula="of:=IF([.U45]=&quot;&quot;;&quot;&quot;;IFERROR(VLOOKUP([.U45];[$'Jours fériés'.$A$4:$'Jours fériés'.$B$203];2;0);&quot; &quot;))" office:value-type="string" office:string-value=" " calcext:value-type="string">
            <text:p><text:s/></text:p>
          </table:table-cell>
          <table:table-cell table:style-name="ce28"/>
          <table:table-cell table:style-name="ce106" table:formula="of:=IF([.U45]=&quot;&quot;;[.X44];IF([.W45]=&quot;début&quot;;INDEX([.$AN$4:.$AN$17];1+MOD([.U45]-2;14));IF(ISNUMBER([.W45]);[.X44]+[.W45];IF((LEFT([.V45])&lt;&gt;&quot; &quot;)OR([.W45]&lt;&gt;&quot;&quot;);[.X44];[.X44]+INDEX([.$AN$4:.$AN$17];1+MOD([.U45]-2;14))))))" office:value-type="float" office:value="193" calcext:value-type="float">
            <text:p>193</text:p>
          </table:table-cell>
          <table:table-cell table:style-name="ce119" table:formula="of:=IF([.U45]=&quot;&quot;;&quot;&quot;;IF(WEEKDAY([.U45])=5;ISOWEEKNUM([.U45]);&quot;&quot;))">
            <text:p/>
          </table:table-cell>
          <table:table-cell table:style-name="ce9" table:formula="of:=IF([.AA45]=&quot;&quot;;&quot;&quot;;UPPER(LEFT(TEXT([.AA45];&quot;JJJ&quot;);1)))" office:value-type="string" office:string-value="V" calcext:value-type="string">
            <text:p>V</text:p>
          </table:table-cell>
          <table:table-cell table:style-name="ce15" table:formula="of:=[.AA44]+1" office:value-type="date" office:date-value="2020-11-06" calcext:value-type="date">
            <text:p>6</text:p>
          </table:table-cell>
          <table:table-cell table:style-name="ce21" table:formula="of:=IF([.AA45]=&quot;&quot;;&quot;&quot;;IFERROR(VLOOKUP([.AA45];[$'Jours fériés'.$A$4:$'Jours fériés'.$B$203];2;0);&quot; &quot;))" office:value-type="string" office:string-value=" " calcext:value-type="string">
            <text:p><text:s/></text:p>
          </table:table-cell>
          <table:table-cell table:style-name="ce28"/>
          <table:table-cell table:style-name="ce106" table:formula="of:=IF([.AA45]=&quot;&quot;;[.AD44];IF([.AC45]=&quot;début&quot;;INDEX([.$AN$4:.$AN$17];1+MOD([.AA45]-2;14));IF(ISNUMBER([.AC45]);[.AD44]+[.AC45];IF((LEFT([.AB45])&lt;&gt;&quot; &quot;)OR([.AC45]&lt;&gt;&quot;&quot;);[.AD44];[.AD44]+INDEX([.$AN$4:.$AN$17];1+MOD([.AA45]-2;14))))))" office:value-type="float" office:value="216" calcext:value-type="float">
            <text:p>216</text:p>
          </table:table-cell>
          <table:table-cell table:style-name="ce119" table:formula="of:=IF([.AA45]=&quot;&quot;;&quot;&quot;;IF(WEEKDAY([.AA45])=5;ISOWEEKNUM([.AA45]);&quot;&quot;))">
            <text:p/>
          </table:table-cell>
          <table:table-cell table:style-name="ce9" table:formula="of:=IF([.AG45]=&quot;&quot;;&quot;&quot;;UPPER(LEFT(TEXT([.AG45];&quot;JJJ&quot;);1)))" office:value-type="string" office:string-value="D" calcext:value-type="string">
            <text:p>D</text:p>
          </table:table-cell>
          <table:table-cell table:style-name="ce15" table:formula="of:=[.AG44]+1" office:value-type="date" office:date-value="2020-12-06" calcext:value-type="date">
            <text:p>6</text:p>
          </table:table-cell>
          <table:table-cell table:style-name="ce21" table:formula="of:=IF([.AG45]=&quot;&quot;;&quot;&quot;;IFERROR(VLOOKUP([.AG45];[$'Jours fériés'.$A$4:$'Jours fériés'.$B$203];2;0);&quot; &quot;))" office:value-type="string" office:string-value=" " calcext:value-type="string">
            <text:p><text:s/></text:p>
          </table:table-cell>
          <table:table-cell table:style-name="ce28"/>
          <table:table-cell table:style-name="ce106" table:formula="of:=IF([.AG45]=&quot;&quot;;[.AJ44];IF([.AI45]=&quot;début&quot;;INDEX([.$AN$4:.$AN$17];1+MOD([.AG45]-2;14));IF(ISNUMBER([.AI45]);[.AJ44]+[.AI45];IF((LEFT([.AH45])&lt;&gt;&quot; &quot;)OR([.AI45]&lt;&gt;&quot;&quot;);[.AJ44];[.AJ44]+INDEX([.$AN$4:.$AN$17];1+MOD([.AG45]-2;14))))))" office:value-type="float" office:value="235" calcext:value-type="float">
            <text:p>235</text:p>
          </table:table-cell>
          <table:table-cell table:style-name="ce119" table:formula="of:=IF([.AG45]=&quot;&quot;;&quot;&quot;;IF(WEEKDAY([.AG45])=5;ISOWEEKNUM([.AG45]);&quot;&quot;))">
            <text:p/>
          </table:table-cell>
          <table:table-cell table:number-columns-repeated="225"/>
        </table:table-row>
        <table:table-row table:style-name="ro15">
          <table:table-cell/>
          <table:table-cell table:style-name="ce9" table:formula="of:=IF([.C46]=&quot;&quot;;&quot;&quot;;UPPER(LEFT(TEXT([.C46];&quot;JJJ&quot;);1)))" office:value-type="string" office:string-value="M" calcext:value-type="string">
            <text:p>M</text:p>
          </table:table-cell>
          <table:table-cell table:style-name="ce15" table:formula="of:=[.C45]+1" office:value-type="date" office:date-value="2020-07-07" calcext:value-type="date">
            <text:p>7</text:p>
          </table:table-cell>
          <table:table-cell table:style-name="ce21" table:formula="of:=IF([.C46]=&quot;&quot;;&quot;&quot;;IFERROR(VLOOKUP([.C46];[$'Jours fériés'.$A$4:$'Jours fériés'.$B$203];2;0);&quot; &quot;))" office:value-type="string" office:string-value=" " calcext:value-type="string">
            <text:p><text:s/></text:p>
          </table:table-cell>
          <table:table-cell table:style-name="ce28"/>
          <table:table-cell table:style-name="ce106" table:formula="of:=IF([.C46]=&quot;&quot;;[.F45];IF([.E46]=&quot;début&quot;;INDEX([.$AN$4:.$AN$17];1+MOD([.C46]-2;14));IF(ISNUMBER([.E46]);[.F45]+[.E46];IF((LEFT([.D46])&lt;&gt;&quot; &quot;)OR([.E46]&lt;&gt;&quot;&quot;);[.F45];[.F45]+INDEX([.$AN$4:.$AN$17];1+MOD([.C46]-2;14))))))" office:value-type="float" office:value="129" calcext:value-type="float">
            <text:p>129</text:p>
          </table:table-cell>
          <table:table-cell table:style-name="ce119" table:formula="of:=IF([.C46]=&quot;&quot;;&quot;&quot;;IF(WEEKDAY([.C46])=5;ISOWEEKNUM([.C46]);&quot;&quot;))">
            <text:p/>
          </table:table-cell>
          <table:table-cell table:style-name="ce9" table:formula="of:=IF([.I46]=&quot;&quot;;&quot;&quot;;UPPER(LEFT(TEXT([.I46];&quot;JJJ&quot;);1)))" office:value-type="string" office:string-value="V" calcext:value-type="string">
            <text:p>V</text:p>
          </table:table-cell>
          <table:table-cell table:style-name="ce15" table:formula="of:=[.I45]+1" office:value-type="date" office:date-value="2020-08-07" calcext:value-type="date">
            <text:p>7</text:p>
          </table:table-cell>
          <table:table-cell table:style-name="ce21" table:formula="of:=IF([.I46]=&quot;&quot;;&quot;&quot;;IFERROR(VLOOKUP([.I46];[$'Jours fériés'.$A$4:$'Jours fériés'.$B$203];2;0);&quot; &quot;))" office:value-type="string" office:string-value=" " calcext:value-type="string">
            <text:p><text:s/></text:p>
          </table:table-cell>
          <table:table-cell table:style-name="ce28"/>
          <table:table-cell table:style-name="ce106" table:formula="of:=IF([.I46]=&quot;&quot;;[.L45];IF([.K46]=&quot;début&quot;;INDEX([.$AN$4:.$AN$17];1+MOD([.I46]-2;14));IF(ISNUMBER([.K46]);[.L45]+[.K46];IF((LEFT([.J46])&lt;&gt;&quot; &quot;)OR([.K46]&lt;&gt;&quot;&quot;);[.L45];[.L45]+INDEX([.$AN$4:.$AN$17];1+MOD([.I46]-2;14))))))" office:value-type="float" office:value="151" calcext:value-type="float">
            <text:p>151</text:p>
          </table:table-cell>
          <table:table-cell table:style-name="ce119" table:formula="of:=IF([.I46]=&quot;&quot;;&quot;&quot;;IF(WEEKDAY([.I46])=5;ISOWEEKNUM([.I46]);&quot;&quot;))">
            <text:p/>
          </table:table-cell>
          <table:table-cell table:style-name="ce9" table:formula="of:=IF([.O46]=&quot;&quot;;&quot;&quot;;UPPER(LEFT(TEXT([.O46];&quot;JJJ&quot;);1)))" office:value-type="string" office:string-value="L" calcext:value-type="string">
            <text:p>L</text:p>
          </table:table-cell>
          <table:table-cell table:style-name="ce15" table:formula="of:=[.O45]+1" office:value-type="date" office:date-value="2020-09-07" calcext:value-type="date">
            <text:p>7</text:p>
          </table:table-cell>
          <table:table-cell table:style-name="ce21" table:formula="of:=IF([.O46]=&quot;&quot;;&quot;&quot;;IFERROR(VLOOKUP([.O46];[$'Jours fériés'.$A$4:$'Jours fériés'.$B$203];2;0);&quot; &quot;))" office:value-type="string" office:string-value=" " calcext:value-type="string">
            <text:p><text:s/></text:p>
          </table:table-cell>
          <table:table-cell table:style-name="ce28"/>
          <table:table-cell table:style-name="ce106" table:formula="of:=IF([.O46]=&quot;&quot;;[.R45];IF([.Q46]=&quot;début&quot;;INDEX([.$AN$4:.$AN$17];1+MOD([.O46]-2;14));IF(ISNUMBER([.Q46]);[.R45]+[.Q46];IF((LEFT([.P46])&lt;&gt;&quot; &quot;)OR([.Q46]&lt;&gt;&quot;&quot;);[.R45];[.R45]+INDEX([.$AN$4:.$AN$17];1+MOD([.O46]-2;14))))))" office:value-type="float" office:value="172" calcext:value-type="float">
            <text:p>172</text:p>
          </table:table-cell>
          <table:table-cell table:style-name="ce119" table:formula="of:=IF([.O46]=&quot;&quot;;&quot;&quot;;IF(WEEKDAY([.O46])=5;ISOWEEKNUM([.O46]);&quot;&quot;))">
            <text:p/>
          </table:table-cell>
          <table:table-cell table:style-name="ce9" table:formula="of:=IF([.U46]=&quot;&quot;;&quot;&quot;;UPPER(LEFT(TEXT([.U46];&quot;JJJ&quot;);1)))" office:value-type="string" office:string-value="M" calcext:value-type="string">
            <text:p>M</text:p>
          </table:table-cell>
          <table:table-cell table:style-name="ce15" table:formula="of:=[.U45]+1" office:value-type="date" office:date-value="2020-10-07" calcext:value-type="date">
            <text:p>7</text:p>
          </table:table-cell>
          <table:table-cell table:style-name="ce21" table:formula="of:=IF([.U46]=&quot;&quot;;&quot;&quot;;IFERROR(VLOOKUP([.U46];[$'Jours fériés'.$A$4:$'Jours fériés'.$B$203];2;0);&quot; &quot;))" office:value-type="string" office:string-value=" " calcext:value-type="string">
            <text:p><text:s/></text:p>
          </table:table-cell>
          <table:table-cell table:style-name="ce28"/>
          <table:table-cell table:style-name="ce106" table:formula="of:=IF([.U46]=&quot;&quot;;[.X45];IF([.W46]=&quot;début&quot;;INDEX([.$AN$4:.$AN$17];1+MOD([.U46]-2;14));IF(ISNUMBER([.W46]);[.X45]+[.W46];IF((LEFT([.V46])&lt;&gt;&quot; &quot;)OR([.W46]&lt;&gt;&quot;&quot;);[.X45];[.X45]+INDEX([.$AN$4:.$AN$17];1+MOD([.U46]-2;14))))))" office:value-type="float" office:value="194" calcext:value-type="float">
            <text:p>194</text:p>
          </table:table-cell>
          <table:table-cell table:style-name="ce119" table:formula="of:=IF([.U46]=&quot;&quot;;&quot;&quot;;IF(WEEKDAY([.U46])=5;ISOWEEKNUM([.U46]);&quot;&quot;))">
            <text:p/>
          </table:table-cell>
          <table:table-cell table:style-name="ce9" table:formula="of:=IF([.AA46]=&quot;&quot;;&quot;&quot;;UPPER(LEFT(TEXT([.AA46];&quot;JJJ&quot;);1)))" office:value-type="string" office:string-value="S" calcext:value-type="string">
            <text:p>S</text:p>
          </table:table-cell>
          <table:table-cell table:style-name="ce15" table:formula="of:=[.AA45]+1" office:value-type="date" office:date-value="2020-11-07" calcext:value-type="date">
            <text:p>7</text:p>
          </table:table-cell>
          <table:table-cell table:style-name="ce21" table:formula="of:=IF([.AA46]=&quot;&quot;;&quot;&quot;;IFERROR(VLOOKUP([.AA46];[$'Jours fériés'.$A$4:$'Jours fériés'.$B$203];2;0);&quot; &quot;))" office:value-type="string" office:string-value=" " calcext:value-type="string">
            <text:p><text:s/></text:p>
          </table:table-cell>
          <table:table-cell table:style-name="ce28"/>
          <table:table-cell table:style-name="ce106" table:formula="of:=IF([.AA46]=&quot;&quot;;[.AD45];IF([.AC46]=&quot;début&quot;;INDEX([.$AN$4:.$AN$17];1+MOD([.AA46]-2;14));IF(ISNUMBER([.AC46]);[.AD45]+[.AC46];IF((LEFT([.AB46])&lt;&gt;&quot; &quot;)OR([.AC46]&lt;&gt;&quot;&quot;);[.AD45];[.AD45]+INDEX([.$AN$4:.$AN$17];1+MOD([.AA46]-2;14))))))" office:value-type="float" office:value="216" calcext:value-type="float">
            <text:p>216</text:p>
          </table:table-cell>
          <table:table-cell table:style-name="ce119" table:formula="of:=IF([.AA46]=&quot;&quot;;&quot;&quot;;IF(WEEKDAY([.AA46])=5;ISOWEEKNUM([.AA46]);&quot;&quot;))">
            <text:p/>
          </table:table-cell>
          <table:table-cell table:style-name="ce9" table:formula="of:=IF([.AG46]=&quot;&quot;;&quot;&quot;;UPPER(LEFT(TEXT([.AG46];&quot;JJJ&quot;);1)))" office:value-type="string" office:string-value="L" calcext:value-type="string">
            <text:p>L</text:p>
          </table:table-cell>
          <table:table-cell table:style-name="ce15" table:formula="of:=[.AG45]+1" office:value-type="date" office:date-value="2020-12-07" calcext:value-type="date">
            <text:p>7</text:p>
          </table:table-cell>
          <table:table-cell table:style-name="ce21" table:formula="of:=IF([.AG46]=&quot;&quot;;&quot;&quot;;IFERROR(VLOOKUP([.AG46];[$'Jours fériés'.$A$4:$'Jours fériés'.$B$203];2;0);&quot; &quot;))" office:value-type="string" office:string-value=" " calcext:value-type="string">
            <text:p><text:s/></text:p>
          </table:table-cell>
          <table:table-cell table:style-name="ce28"/>
          <table:table-cell table:style-name="ce106" table:formula="of:=IF([.AG46]=&quot;&quot;;[.AJ45];IF([.AI46]=&quot;début&quot;;INDEX([.$AN$4:.$AN$17];1+MOD([.AG46]-2;14));IF(ISNUMBER([.AI46]);[.AJ45]+[.AI46];IF((LEFT([.AH46])&lt;&gt;&quot; &quot;)OR([.AI46]&lt;&gt;&quot;&quot;);[.AJ45];[.AJ45]+INDEX([.$AN$4:.$AN$17];1+MOD([.AG46]-2;14))))))" office:value-type="float" office:value="236" calcext:value-type="float">
            <text:p>236</text:p>
          </table:table-cell>
          <table:table-cell table:style-name="ce119" table:formula="of:=IF([.AG46]=&quot;&quot;;&quot;&quot;;IF(WEEKDAY([.AG46])=5;ISOWEEKNUM([.AG46]);&quot;&quot;))">
            <text:p/>
          </table:table-cell>
          <table:table-cell table:number-columns-repeated="225"/>
        </table:table-row>
        <table:table-row table:style-name="ro15">
          <table:table-cell/>
          <table:table-cell table:style-name="ce9" table:formula="of:=IF([.C47]=&quot;&quot;;&quot;&quot;;UPPER(LEFT(TEXT([.C47];&quot;JJJ&quot;);1)))" office:value-type="string" office:string-value="M" calcext:value-type="string">
            <text:p>M</text:p>
          </table:table-cell>
          <table:table-cell table:style-name="ce15" table:formula="of:=[.C46]+1" office:value-type="date" office:date-value="2020-07-08" calcext:value-type="date">
            <text:p>8</text:p>
          </table:table-cell>
          <table:table-cell table:style-name="ce21" table:formula="of:=IF([.C47]=&quot;&quot;;&quot;&quot;;IFERROR(VLOOKUP([.C47];[$'Jours fériés'.$A$4:$'Jours fériés'.$B$203];2;0);&quot; &quot;))" office:value-type="string" office:string-value=" " calcext:value-type="string">
            <text:p><text:s/></text:p>
          </table:table-cell>
          <table:table-cell table:style-name="ce28"/>
          <table:table-cell table:style-name="ce106" table:formula="of:=IF([.C47]=&quot;&quot;;[.F46];IF([.E47]=&quot;début&quot;;INDEX([.$AN$4:.$AN$17];1+MOD([.C47]-2;14));IF(ISNUMBER([.E47]);[.F46]+[.E47];IF((LEFT([.D47])&lt;&gt;&quot; &quot;)OR([.E47]&lt;&gt;&quot;&quot;);[.F46];[.F46]+INDEX([.$AN$4:.$AN$17];1+MOD([.C47]-2;14))))))" office:value-type="float" office:value="130" calcext:value-type="float">
            <text:p>130</text:p>
          </table:table-cell>
          <table:table-cell table:style-name="ce119" table:formula="of:=IF([.C47]=&quot;&quot;;&quot;&quot;;IF(WEEKDAY([.C47])=5;ISOWEEKNUM([.C47]);&quot;&quot;))">
            <text:p/>
          </table:table-cell>
          <table:table-cell table:style-name="ce9" table:formula="of:=IF([.I47]=&quot;&quot;;&quot;&quot;;UPPER(LEFT(TEXT([.I47];&quot;JJJ&quot;);1)))" office:value-type="string" office:string-value="S" calcext:value-type="string">
            <text:p>S</text:p>
          </table:table-cell>
          <table:table-cell table:style-name="ce15" table:formula="of:=[.I46]+1" office:value-type="date" office:date-value="2020-08-08" calcext:value-type="date">
            <text:p>8</text:p>
          </table:table-cell>
          <table:table-cell table:style-name="ce21" table:formula="of:=IF([.I47]=&quot;&quot;;&quot;&quot;;IFERROR(VLOOKUP([.I47];[$'Jours fériés'.$A$4:$'Jours fériés'.$B$203];2;0);&quot; &quot;))" office:value-type="string" office:string-value=" " calcext:value-type="string">
            <text:p><text:s/></text:p>
          </table:table-cell>
          <table:table-cell table:style-name="ce28"/>
          <table:table-cell table:style-name="ce106" table:formula="of:=IF([.I47]=&quot;&quot;;[.L46];IF([.K47]=&quot;début&quot;;INDEX([.$AN$4:.$AN$17];1+MOD([.I47]-2;14));IF(ISNUMBER([.K47]);[.L46]+[.K47];IF((LEFT([.J47])&lt;&gt;&quot; &quot;)OR([.K47]&lt;&gt;&quot;&quot;);[.L46];[.L46]+INDEX([.$AN$4:.$AN$17];1+MOD([.I47]-2;14))))))" office:value-type="float" office:value="151" calcext:value-type="float">
            <text:p>151</text:p>
          </table:table-cell>
          <table:table-cell table:style-name="ce119" table:formula="of:=IF([.I47]=&quot;&quot;;&quot;&quot;;IF(WEEKDAY([.I47])=5;ISOWEEKNUM([.I47]);&quot;&quot;))">
            <text:p/>
          </table:table-cell>
          <table:table-cell table:style-name="ce9" table:formula="of:=IF([.O47]=&quot;&quot;;&quot;&quot;;UPPER(LEFT(TEXT([.O47];&quot;JJJ&quot;);1)))" office:value-type="string" office:string-value="M" calcext:value-type="string">
            <text:p>M</text:p>
          </table:table-cell>
          <table:table-cell table:style-name="ce15" table:formula="of:=[.O46]+1" office:value-type="date" office:date-value="2020-09-08" calcext:value-type="date">
            <text:p>8</text:p>
          </table:table-cell>
          <table:table-cell table:style-name="ce21" table:formula="of:=IF([.O47]=&quot;&quot;;&quot;&quot;;IFERROR(VLOOKUP([.O47];[$'Jours fériés'.$A$4:$'Jours fériés'.$B$203];2;0);&quot; &quot;))" office:value-type="string" office:string-value=" " calcext:value-type="string">
            <text:p><text:s/></text:p>
          </table:table-cell>
          <table:table-cell table:style-name="ce28"/>
          <table:table-cell table:style-name="ce106" table:formula="of:=IF([.O47]=&quot;&quot;;[.R46];IF([.Q47]=&quot;début&quot;;INDEX([.$AN$4:.$AN$17];1+MOD([.O47]-2;14));IF(ISNUMBER([.Q47]);[.R46]+[.Q47];IF((LEFT([.P47])&lt;&gt;&quot; &quot;)OR([.Q47]&lt;&gt;&quot;&quot;);[.R46];[.R46]+INDEX([.$AN$4:.$AN$17];1+MOD([.O47]-2;14))))))" office:value-type="float" office:value="173" calcext:value-type="float">
            <text:p>173</text:p>
          </table:table-cell>
          <table:table-cell table:style-name="ce119" table:formula="of:=IF([.O47]=&quot;&quot;;&quot;&quot;;IF(WEEKDAY([.O47])=5;ISOWEEKNUM([.O47]);&quot;&quot;))">
            <text:p/>
          </table:table-cell>
          <table:table-cell table:style-name="ce9" table:formula="of:=IF([.U47]=&quot;&quot;;&quot;&quot;;UPPER(LEFT(TEXT([.U47];&quot;JJJ&quot;);1)))" office:value-type="string" office:string-value="J" calcext:value-type="string">
            <text:p>J</text:p>
          </table:table-cell>
          <table:table-cell table:style-name="ce15" table:formula="of:=[.U46]+1" office:value-type="date" office:date-value="2020-10-08" calcext:value-type="date">
            <text:p>8</text:p>
          </table:table-cell>
          <table:table-cell table:style-name="ce21" table:formula="of:=IF([.U47]=&quot;&quot;;&quot;&quot;;IFERROR(VLOOKUP([.U47];[$'Jours fériés'.$A$4:$'Jours fériés'.$B$203];2;0);&quot; &quot;))" office:value-type="string" office:string-value=" " calcext:value-type="string">
            <text:p><text:s/></text:p>
          </table:table-cell>
          <table:table-cell table:style-name="ce28"/>
          <table:table-cell table:style-name="ce106" table:formula="of:=IF([.U47]=&quot;&quot;;[.X46];IF([.W47]=&quot;début&quot;;INDEX([.$AN$4:.$AN$17];1+MOD([.U47]-2;14));IF(ISNUMBER([.W47]);[.X46]+[.W47];IF((LEFT([.V47])&lt;&gt;&quot; &quot;)OR([.W47]&lt;&gt;&quot;&quot;);[.X46];[.X46]+INDEX([.$AN$4:.$AN$17];1+MOD([.U47]-2;14))))))" office:value-type="float" office:value="195" calcext:value-type="float">
            <text:p>195</text:p>
          </table:table-cell>
          <table:table-cell table:style-name="ce119" table:formula="of:=IF([.U47]=&quot;&quot;;&quot;&quot;;IF(WEEKDAY([.U47])=5;ISOWEEKNUM([.U47]);&quot;&quot;))" office:value-type="float" office:value="41" calcext:value-type="float">
            <text:p>41</text:p>
          </table:table-cell>
          <table:table-cell table:style-name="ce9" table:formula="of:=IF([.AA47]=&quot;&quot;;&quot;&quot;;UPPER(LEFT(TEXT([.AA47];&quot;JJJ&quot;);1)))" office:value-type="string" office:string-value="D" calcext:value-type="string">
            <text:p>D</text:p>
          </table:table-cell>
          <table:table-cell table:style-name="ce15" table:formula="of:=[.AA46]+1" office:value-type="date" office:date-value="2020-11-08" calcext:value-type="date">
            <text:p>8</text:p>
          </table:table-cell>
          <table:table-cell table:style-name="ce21" table:formula="of:=IF([.AA47]=&quot;&quot;;&quot;&quot;;IFERROR(VLOOKUP([.AA47];[$'Jours fériés'.$A$4:$'Jours fériés'.$B$203];2;0);&quot; &quot;))" office:value-type="string" office:string-value=" " calcext:value-type="string">
            <text:p><text:s/></text:p>
          </table:table-cell>
          <table:table-cell table:style-name="ce28"/>
          <table:table-cell table:style-name="ce106" table:formula="of:=IF([.AA47]=&quot;&quot;;[.AD46];IF([.AC47]=&quot;début&quot;;INDEX([.$AN$4:.$AN$17];1+MOD([.AA47]-2;14));IF(ISNUMBER([.AC47]);[.AD46]+[.AC47];IF((LEFT([.AB47])&lt;&gt;&quot; &quot;)OR([.AC47]&lt;&gt;&quot;&quot;);[.AD46];[.AD46]+INDEX([.$AN$4:.$AN$17];1+MOD([.AA47]-2;14))))))" office:value-type="float" office:value="216" calcext:value-type="float">
            <text:p>216</text:p>
          </table:table-cell>
          <table:table-cell table:style-name="ce119" table:formula="of:=IF([.AA47]=&quot;&quot;;&quot;&quot;;IF(WEEKDAY([.AA47])=5;ISOWEEKNUM([.AA47]);&quot;&quot;))">
            <text:p/>
          </table:table-cell>
          <table:table-cell table:style-name="ce9" table:formula="of:=IF([.AG47]=&quot;&quot;;&quot;&quot;;UPPER(LEFT(TEXT([.AG47];&quot;JJJ&quot;);1)))" office:value-type="string" office:string-value="M" calcext:value-type="string">
            <text:p>M</text:p>
          </table:table-cell>
          <table:table-cell table:style-name="ce15" table:formula="of:=[.AG46]+1" office:value-type="date" office:date-value="2020-12-08" calcext:value-type="date">
            <text:p>8</text:p>
          </table:table-cell>
          <table:table-cell table:style-name="ce21" table:formula="of:=IF([.AG47]=&quot;&quot;;&quot;&quot;;IFERROR(VLOOKUP([.AG47];[$'Jours fériés'.$A$4:$'Jours fériés'.$B$203];2;0);&quot; &quot;))" office:value-type="string" office:string-value=" " calcext:value-type="string">
            <text:p><text:s/></text:p>
          </table:table-cell>
          <table:table-cell table:style-name="ce28"/>
          <table:table-cell table:style-name="ce106" table:formula="of:=IF([.AG47]=&quot;&quot;;[.AJ46];IF([.AI47]=&quot;début&quot;;INDEX([.$AN$4:.$AN$17];1+MOD([.AG47]-2;14));IF(ISNUMBER([.AI47]);[.AJ46]+[.AI47];IF((LEFT([.AH47])&lt;&gt;&quot; &quot;)OR([.AI47]&lt;&gt;&quot;&quot;);[.AJ46];[.AJ46]+INDEX([.$AN$4:.$AN$17];1+MOD([.AG47]-2;14))))))" office:value-type="float" office:value="237" calcext:value-type="float">
            <text:p>237</text:p>
          </table:table-cell>
          <table:table-cell table:style-name="ce119" table:formula="of:=IF([.AG47]=&quot;&quot;;&quot;&quot;;IF(WEEKDAY([.AG47])=5;ISOWEEKNUM([.AG47]);&quot;&quot;))">
            <text:p/>
          </table:table-cell>
          <table:table-cell table:number-columns-repeated="225"/>
        </table:table-row>
        <table:table-row table:style-name="ro15">
          <table:table-cell/>
          <table:table-cell table:style-name="ce9" table:formula="of:=IF([.C48]=&quot;&quot;;&quot;&quot;;UPPER(LEFT(TEXT([.C48];&quot;JJJ&quot;);1)))" office:value-type="string" office:string-value="J" calcext:value-type="string">
            <text:p>J</text:p>
          </table:table-cell>
          <table:table-cell table:style-name="ce15" table:formula="of:=[.C47]+1" office:value-type="date" office:date-value="2020-07-09" calcext:value-type="date">
            <text:p>9</text:p>
          </table:table-cell>
          <table:table-cell table:style-name="ce21" table:formula="of:=IF([.C48]=&quot;&quot;;&quot;&quot;;IFERROR(VLOOKUP([.C48];[$'Jours fériés'.$A$4:$'Jours fériés'.$B$203];2;0);&quot; &quot;))" office:value-type="string" office:string-value=" " calcext:value-type="string">
            <text:p><text:s/></text:p>
          </table:table-cell>
          <table:table-cell table:style-name="ce28"/>
          <table:table-cell table:style-name="ce106" table:formula="of:=IF([.C48]=&quot;&quot;;[.F47];IF([.E48]=&quot;début&quot;;INDEX([.$AN$4:.$AN$17];1+MOD([.C48]-2;14));IF(ISNUMBER([.E48]);[.F47]+[.E48];IF((LEFT([.D48])&lt;&gt;&quot; &quot;)OR([.E48]&lt;&gt;&quot;&quot;);[.F47];[.F47]+INDEX([.$AN$4:.$AN$17];1+MOD([.C48]-2;14))))))" office:value-type="float" office:value="131" calcext:value-type="float">
            <text:p>131</text:p>
          </table:table-cell>
          <table:table-cell table:style-name="ce119" table:formula="of:=IF([.C48]=&quot;&quot;;&quot;&quot;;IF(WEEKDAY([.C48])=5;ISOWEEKNUM([.C48]);&quot;&quot;))" office:value-type="float" office:value="28" calcext:value-type="float">
            <text:p>28</text:p>
          </table:table-cell>
          <table:table-cell table:style-name="ce9" table:formula="of:=IF([.I48]=&quot;&quot;;&quot;&quot;;UPPER(LEFT(TEXT([.I48];&quot;JJJ&quot;);1)))" office:value-type="string" office:string-value="D" calcext:value-type="string">
            <text:p>D</text:p>
          </table:table-cell>
          <table:table-cell table:style-name="ce15" table:formula="of:=[.I47]+1" office:value-type="date" office:date-value="2020-08-09" calcext:value-type="date">
            <text:p>9</text:p>
          </table:table-cell>
          <table:table-cell table:style-name="ce21" table:formula="of:=IF([.I48]=&quot;&quot;;&quot;&quot;;IFERROR(VLOOKUP([.I48];[$'Jours fériés'.$A$4:$'Jours fériés'.$B$203];2;0);&quot; &quot;))" office:value-type="string" office:string-value=" " calcext:value-type="string">
            <text:p><text:s/></text:p>
          </table:table-cell>
          <table:table-cell table:style-name="ce28"/>
          <table:table-cell table:style-name="ce106" table:formula="of:=IF([.I48]=&quot;&quot;;[.L47];IF([.K48]=&quot;début&quot;;INDEX([.$AN$4:.$AN$17];1+MOD([.I48]-2;14));IF(ISNUMBER([.K48]);[.L47]+[.K48];IF((LEFT([.J48])&lt;&gt;&quot; &quot;)OR([.K48]&lt;&gt;&quot;&quot;);[.L47];[.L47]+INDEX([.$AN$4:.$AN$17];1+MOD([.I48]-2;14))))))" office:value-type="float" office:value="151" calcext:value-type="float">
            <text:p>151</text:p>
          </table:table-cell>
          <table:table-cell table:style-name="ce119" table:formula="of:=IF([.I48]=&quot;&quot;;&quot;&quot;;IF(WEEKDAY([.I48])=5;ISOWEEKNUM([.I48]);&quot;&quot;))">
            <text:p/>
          </table:table-cell>
          <table:table-cell table:style-name="ce9" table:formula="of:=IF([.O48]=&quot;&quot;;&quot;&quot;;UPPER(LEFT(TEXT([.O48];&quot;JJJ&quot;);1)))" office:value-type="string" office:string-value="M" calcext:value-type="string">
            <text:p>M</text:p>
          </table:table-cell>
          <table:table-cell table:style-name="ce15" table:formula="of:=[.O47]+1" office:value-type="date" office:date-value="2020-09-09" calcext:value-type="date">
            <text:p>9</text:p>
          </table:table-cell>
          <table:table-cell table:style-name="ce21" table:formula="of:=IF([.O48]=&quot;&quot;;&quot;&quot;;IFERROR(VLOOKUP([.O48];[$'Jours fériés'.$A$4:$'Jours fériés'.$B$203];2;0);&quot; &quot;))" office:value-type="string" office:string-value=" " calcext:value-type="string">
            <text:p><text:s/></text:p>
          </table:table-cell>
          <table:table-cell table:style-name="ce28"/>
          <table:table-cell table:style-name="ce106" table:formula="of:=IF([.O48]=&quot;&quot;;[.R47];IF([.Q48]=&quot;début&quot;;INDEX([.$AN$4:.$AN$17];1+MOD([.O48]-2;14));IF(ISNUMBER([.Q48]);[.R47]+[.Q48];IF((LEFT([.P48])&lt;&gt;&quot; &quot;)OR([.Q48]&lt;&gt;&quot;&quot;);[.R47];[.R47]+INDEX([.$AN$4:.$AN$17];1+MOD([.O48]-2;14))))))" office:value-type="float" office:value="174" calcext:value-type="float">
            <text:p>174</text:p>
          </table:table-cell>
          <table:table-cell table:style-name="ce119" table:formula="of:=IF([.O48]=&quot;&quot;;&quot;&quot;;IF(WEEKDAY([.O48])=5;ISOWEEKNUM([.O48]);&quot;&quot;))">
            <text:p/>
          </table:table-cell>
          <table:table-cell table:style-name="ce9" table:formula="of:=IF([.U48]=&quot;&quot;;&quot;&quot;;UPPER(LEFT(TEXT([.U48];&quot;JJJ&quot;);1)))" office:value-type="string" office:string-value="V" calcext:value-type="string">
            <text:p>V</text:p>
          </table:table-cell>
          <table:table-cell table:style-name="ce15" table:formula="of:=[.U47]+1" office:value-type="date" office:date-value="2020-10-09" calcext:value-type="date">
            <text:p>9</text:p>
          </table:table-cell>
          <table:table-cell table:style-name="ce21" table:formula="of:=IF([.U48]=&quot;&quot;;&quot;&quot;;IFERROR(VLOOKUP([.U48];[$'Jours fériés'.$A$4:$'Jours fériés'.$B$203];2;0);&quot; &quot;))" office:value-type="string" office:string-value=" " calcext:value-type="string">
            <text:p><text:s/></text:p>
          </table:table-cell>
          <table:table-cell table:style-name="ce28"/>
          <table:table-cell table:style-name="ce106" table:formula="of:=IF([.U48]=&quot;&quot;;[.X47];IF([.W48]=&quot;début&quot;;INDEX([.$AN$4:.$AN$17];1+MOD([.U48]-2;14));IF(ISNUMBER([.W48]);[.X47]+[.W48];IF((LEFT([.V48])&lt;&gt;&quot; &quot;)OR([.W48]&lt;&gt;&quot;&quot;);[.X47];[.X47]+INDEX([.$AN$4:.$AN$17];1+MOD([.U48]-2;14))))))" office:value-type="float" office:value="196" calcext:value-type="float">
            <text:p>196</text:p>
          </table:table-cell>
          <table:table-cell table:style-name="ce119" table:formula="of:=IF([.U48]=&quot;&quot;;&quot;&quot;;IF(WEEKDAY([.U48])=5;ISOWEEKNUM([.U48]);&quot;&quot;))">
            <text:p/>
          </table:table-cell>
          <table:table-cell table:style-name="ce9" table:formula="of:=IF([.AA48]=&quot;&quot;;&quot;&quot;;UPPER(LEFT(TEXT([.AA48];&quot;JJJ&quot;);1)))" office:value-type="string" office:string-value="L" calcext:value-type="string">
            <text:p>L</text:p>
          </table:table-cell>
          <table:table-cell table:style-name="ce15" table:formula="of:=[.AA47]+1" office:value-type="date" office:date-value="2020-11-09" calcext:value-type="date">
            <text:p>9</text:p>
          </table:table-cell>
          <table:table-cell table:style-name="ce21" table:formula="of:=IF([.AA48]=&quot;&quot;;&quot;&quot;;IFERROR(VLOOKUP([.AA48];[$'Jours fériés'.$A$4:$'Jours fériés'.$B$203];2;0);&quot; &quot;))" office:value-type="string" office:string-value=" " calcext:value-type="string">
            <text:p><text:s/></text:p>
          </table:table-cell>
          <table:table-cell table:style-name="ce28"/>
          <table:table-cell table:style-name="ce106" table:formula="of:=IF([.AA48]=&quot;&quot;;[.AD47];IF([.AC48]=&quot;début&quot;;INDEX([.$AN$4:.$AN$17];1+MOD([.AA48]-2;14));IF(ISNUMBER([.AC48]);[.AD47]+[.AC48];IF((LEFT([.AB48])&lt;&gt;&quot; &quot;)OR([.AC48]&lt;&gt;&quot;&quot;);[.AD47];[.AD47]+INDEX([.$AN$4:.$AN$17];1+MOD([.AA48]-2;14))))))" office:value-type="float" office:value="217" calcext:value-type="float">
            <text:p>217</text:p>
          </table:table-cell>
          <table:table-cell table:style-name="ce119" table:formula="of:=IF([.AA48]=&quot;&quot;;&quot;&quot;;IF(WEEKDAY([.AA48])=5;ISOWEEKNUM([.AA48]);&quot;&quot;))">
            <text:p/>
          </table:table-cell>
          <table:table-cell table:style-name="ce9" table:formula="of:=IF([.AG48]=&quot;&quot;;&quot;&quot;;UPPER(LEFT(TEXT([.AG48];&quot;JJJ&quot;);1)))" office:value-type="string" office:string-value="M" calcext:value-type="string">
            <text:p>M</text:p>
          </table:table-cell>
          <table:table-cell table:style-name="ce15" table:formula="of:=[.AG47]+1" office:value-type="date" office:date-value="2020-12-09" calcext:value-type="date">
            <text:p>9</text:p>
          </table:table-cell>
          <table:table-cell table:style-name="ce21" table:formula="of:=IF([.AG48]=&quot;&quot;;&quot;&quot;;IFERROR(VLOOKUP([.AG48];[$'Jours fériés'.$A$4:$'Jours fériés'.$B$203];2;0);&quot; &quot;))" office:value-type="string" office:string-value=" " calcext:value-type="string">
            <text:p><text:s/></text:p>
          </table:table-cell>
          <table:table-cell table:style-name="ce28"/>
          <table:table-cell table:style-name="ce106" table:formula="of:=IF([.AG48]=&quot;&quot;;[.AJ47];IF([.AI48]=&quot;début&quot;;INDEX([.$AN$4:.$AN$17];1+MOD([.AG48]-2;14));IF(ISNUMBER([.AI48]);[.AJ47]+[.AI48];IF((LEFT([.AH48])&lt;&gt;&quot; &quot;)OR([.AI48]&lt;&gt;&quot;&quot;);[.AJ47];[.AJ47]+INDEX([.$AN$4:.$AN$17];1+MOD([.AG48]-2;14))))))" office:value-type="float" office:value="238" calcext:value-type="float">
            <text:p>238</text:p>
          </table:table-cell>
          <table:table-cell table:style-name="ce119" table:formula="of:=IF([.AG48]=&quot;&quot;;&quot;&quot;;IF(WEEKDAY([.AG48])=5;ISOWEEKNUM([.AG48]);&quot;&quot;))">
            <text:p/>
          </table:table-cell>
          <table:table-cell table:number-columns-repeated="225"/>
        </table:table-row>
        <table:table-row table:style-name="ro15">
          <table:table-cell/>
          <table:table-cell table:style-name="ce9" table:formula="of:=IF([.C49]=&quot;&quot;;&quot;&quot;;UPPER(LEFT(TEXT([.C49];&quot;JJJ&quot;);1)))" office:value-type="string" office:string-value="V" calcext:value-type="string">
            <text:p>V</text:p>
          </table:table-cell>
          <table:table-cell table:style-name="ce15" table:formula="of:=[.C48]+1" office:value-type="date" office:date-value="2020-07-10" calcext:value-type="date">
            <text:p>10</text:p>
          </table:table-cell>
          <table:table-cell table:style-name="ce21" table:formula="of:=IF([.C49]=&quot;&quot;;&quot;&quot;;IFERROR(VLOOKUP([.C49];[$'Jours fériés'.$A$4:$'Jours fériés'.$B$203];2;0);&quot; &quot;))" office:value-type="string" office:string-value=" " calcext:value-type="string">
            <text:p><text:s/></text:p>
          </table:table-cell>
          <table:table-cell table:style-name="ce28"/>
          <table:table-cell table:style-name="ce106" table:formula="of:=IF([.C49]=&quot;&quot;;[.F48];IF([.E49]=&quot;début&quot;;INDEX([.$AN$4:.$AN$17];1+MOD([.C49]-2;14));IF(ISNUMBER([.E49]);[.F48]+[.E49];IF((LEFT([.D49])&lt;&gt;&quot; &quot;)OR([.E49]&lt;&gt;&quot;&quot;);[.F48];[.F48]+INDEX([.$AN$4:.$AN$17];1+MOD([.C49]-2;14))))))" office:value-type="float" office:value="132" calcext:value-type="float">
            <text:p>132</text:p>
          </table:table-cell>
          <table:table-cell table:style-name="ce119" table:formula="of:=IF([.C49]=&quot;&quot;;&quot;&quot;;IF(WEEKDAY([.C49])=5;ISOWEEKNUM([.C49]);&quot;&quot;))">
            <text:p/>
          </table:table-cell>
          <table:table-cell table:style-name="ce9" table:formula="of:=IF([.I49]=&quot;&quot;;&quot;&quot;;UPPER(LEFT(TEXT([.I49];&quot;JJJ&quot;);1)))" office:value-type="string" office:string-value="L" calcext:value-type="string">
            <text:p>L</text:p>
          </table:table-cell>
          <table:table-cell table:style-name="ce15" table:formula="of:=[.I48]+1" office:value-type="date" office:date-value="2020-08-10" calcext:value-type="date">
            <text:p>10</text:p>
          </table:table-cell>
          <table:table-cell table:style-name="ce21" table:formula="of:=IF([.I49]=&quot;&quot;;&quot;&quot;;IFERROR(VLOOKUP([.I49];[$'Jours fériés'.$A$4:$'Jours fériés'.$B$203];2;0);&quot; &quot;))" office:value-type="string" office:string-value=" " calcext:value-type="string">
            <text:p><text:s/></text:p>
          </table:table-cell>
          <table:table-cell table:style-name="ce28"/>
          <table:table-cell table:style-name="ce106" table:formula="of:=IF([.I49]=&quot;&quot;;[.L48];IF([.K49]=&quot;début&quot;;INDEX([.$AN$4:.$AN$17];1+MOD([.I49]-2;14));IF(ISNUMBER([.K49]);[.L48]+[.K49];IF((LEFT([.J49])&lt;&gt;&quot; &quot;)OR([.K49]&lt;&gt;&quot;&quot;);[.L48];[.L48]+INDEX([.$AN$4:.$AN$17];1+MOD([.I49]-2;14))))))" office:value-type="float" office:value="152" calcext:value-type="float">
            <text:p>152</text:p>
          </table:table-cell>
          <table:table-cell table:style-name="ce119" table:formula="of:=IF([.I49]=&quot;&quot;;&quot;&quot;;IF(WEEKDAY([.I49])=5;ISOWEEKNUM([.I49]);&quot;&quot;))">
            <text:p/>
          </table:table-cell>
          <table:table-cell table:style-name="ce9" table:formula="of:=IF([.O49]=&quot;&quot;;&quot;&quot;;UPPER(LEFT(TEXT([.O49];&quot;JJJ&quot;);1)))" office:value-type="string" office:string-value="J" calcext:value-type="string">
            <text:p>J</text:p>
          </table:table-cell>
          <table:table-cell table:style-name="ce15" table:formula="of:=[.O48]+1" office:value-type="date" office:date-value="2020-09-10" calcext:value-type="date">
            <text:p>10</text:p>
          </table:table-cell>
          <table:table-cell table:style-name="ce21" table:formula="of:=IF([.O49]=&quot;&quot;;&quot;&quot;;IFERROR(VLOOKUP([.O49];[$'Jours fériés'.$A$4:$'Jours fériés'.$B$203];2;0);&quot; &quot;))" office:value-type="string" office:string-value=" " calcext:value-type="string">
            <text:p><text:s/></text:p>
          </table:table-cell>
          <table:table-cell table:style-name="ce28"/>
          <table:table-cell table:style-name="ce106" table:formula="of:=IF([.O49]=&quot;&quot;;[.R48];IF([.Q49]=&quot;début&quot;;INDEX([.$AN$4:.$AN$17];1+MOD([.O49]-2;14));IF(ISNUMBER([.Q49]);[.R48]+[.Q49];IF((LEFT([.P49])&lt;&gt;&quot; &quot;)OR([.Q49]&lt;&gt;&quot;&quot;);[.R48];[.R48]+INDEX([.$AN$4:.$AN$17];1+MOD([.O49]-2;14))))))" office:value-type="float" office:value="175" calcext:value-type="float">
            <text:p>175</text:p>
          </table:table-cell>
          <table:table-cell table:style-name="ce119" table:formula="of:=IF([.O49]=&quot;&quot;;&quot;&quot;;IF(WEEKDAY([.O49])=5;ISOWEEKNUM([.O49]);&quot;&quot;))" office:value-type="float" office:value="37" calcext:value-type="float">
            <text:p>37</text:p>
          </table:table-cell>
          <table:table-cell table:style-name="ce9" table:formula="of:=IF([.U49]=&quot;&quot;;&quot;&quot;;UPPER(LEFT(TEXT([.U49];&quot;JJJ&quot;);1)))" office:value-type="string" office:string-value="S" calcext:value-type="string">
            <text:p>S</text:p>
          </table:table-cell>
          <table:table-cell table:style-name="ce15" table:formula="of:=[.U48]+1" office:value-type="date" office:date-value="2020-10-10" calcext:value-type="date">
            <text:p>10</text:p>
          </table:table-cell>
          <table:table-cell table:style-name="ce21" table:formula="of:=IF([.U49]=&quot;&quot;;&quot;&quot;;IFERROR(VLOOKUP([.U49];[$'Jours fériés'.$A$4:$'Jours fériés'.$B$203];2;0);&quot; &quot;))" office:value-type="string" office:string-value=" " calcext:value-type="string">
            <text:p><text:s/></text:p>
          </table:table-cell>
          <table:table-cell table:style-name="ce28"/>
          <table:table-cell table:style-name="ce106" table:formula="of:=IF([.U49]=&quot;&quot;;[.X48];IF([.W49]=&quot;début&quot;;INDEX([.$AN$4:.$AN$17];1+MOD([.U49]-2;14));IF(ISNUMBER([.W49]);[.X48]+[.W49];IF((LEFT([.V49])&lt;&gt;&quot; &quot;)OR([.W49]&lt;&gt;&quot;&quot;);[.X48];[.X48]+INDEX([.$AN$4:.$AN$17];1+MOD([.U49]-2;14))))))" office:value-type="float" office:value="196" calcext:value-type="float">
            <text:p>196</text:p>
          </table:table-cell>
          <table:table-cell table:style-name="ce119" table:formula="of:=IF([.U49]=&quot;&quot;;&quot;&quot;;IF(WEEKDAY([.U49])=5;ISOWEEKNUM([.U49]);&quot;&quot;))">
            <text:p/>
          </table:table-cell>
          <table:table-cell table:style-name="ce9" table:formula="of:=IF([.AA49]=&quot;&quot;;&quot;&quot;;UPPER(LEFT(TEXT([.AA49];&quot;JJJ&quot;);1)))" office:value-type="string" office:string-value="M" calcext:value-type="string">
            <text:p>M</text:p>
          </table:table-cell>
          <table:table-cell table:style-name="ce15" table:formula="of:=[.AA48]+1" office:value-type="date" office:date-value="2020-11-10" calcext:value-type="date">
            <text:p>10</text:p>
          </table:table-cell>
          <table:table-cell table:style-name="ce21" table:formula="of:=IF([.AA49]=&quot;&quot;;&quot;&quot;;IFERROR(VLOOKUP([.AA49];[$'Jours fériés'.$A$4:$'Jours fériés'.$B$203];2;0);&quot; &quot;))" office:value-type="string" office:string-value=" " calcext:value-type="string">
            <text:p><text:s/></text:p>
          </table:table-cell>
          <table:table-cell table:style-name="ce28"/>
          <table:table-cell table:style-name="ce106" table:formula="of:=IF([.AA49]=&quot;&quot;;[.AD48];IF([.AC49]=&quot;début&quot;;INDEX([.$AN$4:.$AN$17];1+MOD([.AA49]-2;14));IF(ISNUMBER([.AC49]);[.AD48]+[.AC49];IF((LEFT([.AB49])&lt;&gt;&quot; &quot;)OR([.AC49]&lt;&gt;&quot;&quot;);[.AD48];[.AD48]+INDEX([.$AN$4:.$AN$17];1+MOD([.AA49]-2;14))))))" office:value-type="float" office:value="218" calcext:value-type="float">
            <text:p>218</text:p>
          </table:table-cell>
          <table:table-cell table:style-name="ce119" table:formula="of:=IF([.AA49]=&quot;&quot;;&quot;&quot;;IF(WEEKDAY([.AA49])=5;ISOWEEKNUM([.AA49]);&quot;&quot;))">
            <text:p/>
          </table:table-cell>
          <table:table-cell table:style-name="ce9" table:formula="of:=IF([.AG49]=&quot;&quot;;&quot;&quot;;UPPER(LEFT(TEXT([.AG49];&quot;JJJ&quot;);1)))" office:value-type="string" office:string-value="J" calcext:value-type="string">
            <text:p>J</text:p>
          </table:table-cell>
          <table:table-cell table:style-name="ce15" table:formula="of:=[.AG48]+1" office:value-type="date" office:date-value="2020-12-10" calcext:value-type="date">
            <text:p>10</text:p>
          </table:table-cell>
          <table:table-cell table:style-name="ce21" table:formula="of:=IF([.AG49]=&quot;&quot;;&quot;&quot;;IFERROR(VLOOKUP([.AG49];[$'Jours fériés'.$A$4:$'Jours fériés'.$B$203];2;0);&quot; &quot;))" office:value-type="string" office:string-value=" " calcext:value-type="string">
            <text:p><text:s/></text:p>
          </table:table-cell>
          <table:table-cell table:style-name="ce28"/>
          <table:table-cell table:style-name="ce106" table:formula="of:=IF([.AG49]=&quot;&quot;;[.AJ48];IF([.AI49]=&quot;début&quot;;INDEX([.$AN$4:.$AN$17];1+MOD([.AG49]-2;14));IF(ISNUMBER([.AI49]);[.AJ48]+[.AI49];IF((LEFT([.AH49])&lt;&gt;&quot; &quot;)OR([.AI49]&lt;&gt;&quot;&quot;);[.AJ48];[.AJ48]+INDEX([.$AN$4:.$AN$17];1+MOD([.AG49]-2;14))))))" office:value-type="float" office:value="239" calcext:value-type="float">
            <text:p>239</text:p>
          </table:table-cell>
          <table:table-cell table:style-name="ce119" table:formula="of:=IF([.AG49]=&quot;&quot;;&quot;&quot;;IF(WEEKDAY([.AG49])=5;ISOWEEKNUM([.AG49]);&quot;&quot;))" office:value-type="float" office:value="50" calcext:value-type="float">
            <text:p>50</text:p>
          </table:table-cell>
          <table:table-cell table:number-columns-repeated="225"/>
        </table:table-row>
        <table:table-row table:style-name="ro15">
          <table:table-cell/>
          <table:table-cell table:style-name="ce9" table:formula="of:=IF([.C50]=&quot;&quot;;&quot;&quot;;UPPER(LEFT(TEXT([.C50];&quot;JJJ&quot;);1)))" office:value-type="string" office:string-value="S" calcext:value-type="string">
            <text:p>S</text:p>
          </table:table-cell>
          <table:table-cell table:style-name="ce15" table:formula="of:=[.C49]+1" office:value-type="date" office:date-value="2020-07-11" calcext:value-type="date">
            <text:p>11</text:p>
          </table:table-cell>
          <table:table-cell table:style-name="ce21" table:formula="of:=IF([.C50]=&quot;&quot;;&quot;&quot;;IFERROR(VLOOKUP([.C50];[$'Jours fériés'.$A$4:$'Jours fériés'.$B$203];2;0);&quot; &quot;))" office:value-type="string" office:string-value=" " calcext:value-type="string">
            <text:p><text:s/></text:p>
          </table:table-cell>
          <table:table-cell table:style-name="ce28"/>
          <table:table-cell table:style-name="ce106" table:formula="of:=IF([.C50]=&quot;&quot;;[.F49];IF([.E50]=&quot;début&quot;;INDEX([.$AN$4:.$AN$17];1+MOD([.C50]-2;14));IF(ISNUMBER([.E50]);[.F49]+[.E50];IF((LEFT([.D50])&lt;&gt;&quot; &quot;)OR([.E50]&lt;&gt;&quot;&quot;);[.F49];[.F49]+INDEX([.$AN$4:.$AN$17];1+MOD([.C50]-2;14))))))" office:value-type="float" office:value="132" calcext:value-type="float">
            <text:p>132</text:p>
          </table:table-cell>
          <table:table-cell table:style-name="ce119" table:formula="of:=IF([.C50]=&quot;&quot;;&quot;&quot;;IF(WEEKDAY([.C50])=5;ISOWEEKNUM([.C50]);&quot;&quot;))">
            <text:p/>
          </table:table-cell>
          <table:table-cell table:style-name="ce9" table:formula="of:=IF([.I50]=&quot;&quot;;&quot;&quot;;UPPER(LEFT(TEXT([.I50];&quot;JJJ&quot;);1)))" office:value-type="string" office:string-value="M" calcext:value-type="string">
            <text:p>M</text:p>
          </table:table-cell>
          <table:table-cell table:style-name="ce15" table:formula="of:=[.I49]+1" office:value-type="date" office:date-value="2020-08-11" calcext:value-type="date">
            <text:p>11</text:p>
          </table:table-cell>
          <table:table-cell table:style-name="ce21" table:formula="of:=IF([.I50]=&quot;&quot;;&quot;&quot;;IFERROR(VLOOKUP([.I50];[$'Jours fériés'.$A$4:$'Jours fériés'.$B$203];2;0);&quot; &quot;))" office:value-type="string" office:string-value=" " calcext:value-type="string">
            <text:p><text:s/></text:p>
          </table:table-cell>
          <table:table-cell table:style-name="ce28"/>
          <table:table-cell table:style-name="ce106" table:formula="of:=IF([.I50]=&quot;&quot;;[.L49];IF([.K50]=&quot;début&quot;;INDEX([.$AN$4:.$AN$17];1+MOD([.I50]-2;14));IF(ISNUMBER([.K50]);[.L49]+[.K50];IF((LEFT([.J50])&lt;&gt;&quot; &quot;)OR([.K50]&lt;&gt;&quot;&quot;);[.L49];[.L49]+INDEX([.$AN$4:.$AN$17];1+MOD([.I50]-2;14))))))" office:value-type="float" office:value="153" calcext:value-type="float">
            <text:p>153</text:p>
          </table:table-cell>
          <table:table-cell table:style-name="ce119" table:formula="of:=IF([.I50]=&quot;&quot;;&quot;&quot;;IF(WEEKDAY([.I50])=5;ISOWEEKNUM([.I50]);&quot;&quot;))">
            <text:p/>
          </table:table-cell>
          <table:table-cell table:style-name="ce9" table:formula="of:=IF([.O50]=&quot;&quot;;&quot;&quot;;UPPER(LEFT(TEXT([.O50];&quot;JJJ&quot;);1)))" office:value-type="string" office:string-value="V" calcext:value-type="string">
            <text:p>V</text:p>
          </table:table-cell>
          <table:table-cell table:style-name="ce15" table:formula="of:=[.O49]+1" office:value-type="date" office:date-value="2020-09-11" calcext:value-type="date">
            <text:p>11</text:p>
          </table:table-cell>
          <table:table-cell table:style-name="ce21" table:formula="of:=IF([.O50]=&quot;&quot;;&quot;&quot;;IFERROR(VLOOKUP([.O50];[$'Jours fériés'.$A$4:$'Jours fériés'.$B$203];2;0);&quot; &quot;))" office:value-type="string" office:string-value=" " calcext:value-type="string">
            <text:p><text:s/></text:p>
          </table:table-cell>
          <table:table-cell table:style-name="ce28"/>
          <table:table-cell table:style-name="ce106" table:formula="of:=IF([.O50]=&quot;&quot;;[.R49];IF([.Q50]=&quot;début&quot;;INDEX([.$AN$4:.$AN$17];1+MOD([.O50]-2;14));IF(ISNUMBER([.Q50]);[.R49]+[.Q50];IF((LEFT([.P50])&lt;&gt;&quot; &quot;)OR([.Q50]&lt;&gt;&quot;&quot;);[.R49];[.R49]+INDEX([.$AN$4:.$AN$17];1+MOD([.O50]-2;14))))))" office:value-type="float" office:value="176" calcext:value-type="float">
            <text:p>176</text:p>
          </table:table-cell>
          <table:table-cell table:style-name="ce119" table:formula="of:=IF([.O50]=&quot;&quot;;&quot;&quot;;IF(WEEKDAY([.O50])=5;ISOWEEKNUM([.O50]);&quot;&quot;))">
            <text:p/>
          </table:table-cell>
          <table:table-cell table:style-name="ce9" table:formula="of:=IF([.U50]=&quot;&quot;;&quot;&quot;;UPPER(LEFT(TEXT([.U50];&quot;JJJ&quot;);1)))" office:value-type="string" office:string-value="D" calcext:value-type="string">
            <text:p>D</text:p>
          </table:table-cell>
          <table:table-cell table:style-name="ce15" table:formula="of:=[.U49]+1" office:value-type="date" office:date-value="2020-10-11" calcext:value-type="date">
            <text:p>11</text:p>
          </table:table-cell>
          <table:table-cell table:style-name="ce21" table:formula="of:=IF([.U50]=&quot;&quot;;&quot;&quot;;IFERROR(VLOOKUP([.U50];[$'Jours fériés'.$A$4:$'Jours fériés'.$B$203];2;0);&quot; &quot;))" office:value-type="string" office:string-value=" " calcext:value-type="string">
            <text:p><text:s/></text:p>
          </table:table-cell>
          <table:table-cell table:style-name="ce28"/>
          <table:table-cell table:style-name="ce106" table:formula="of:=IF([.U50]=&quot;&quot;;[.X49];IF([.W50]=&quot;début&quot;;INDEX([.$AN$4:.$AN$17];1+MOD([.U50]-2;14));IF(ISNUMBER([.W50]);[.X49]+[.W50];IF((LEFT([.V50])&lt;&gt;&quot; &quot;)OR([.W50]&lt;&gt;&quot;&quot;);[.X49];[.X49]+INDEX([.$AN$4:.$AN$17];1+MOD([.U50]-2;14))))))" office:value-type="float" office:value="196" calcext:value-type="float">
            <text:p>196</text:p>
          </table:table-cell>
          <table:table-cell table:style-name="ce119" table:formula="of:=IF([.U50]=&quot;&quot;;&quot;&quot;;IF(WEEKDAY([.U50])=5;ISOWEEKNUM([.U50]);&quot;&quot;))">
            <text:p/>
          </table:table-cell>
          <table:table-cell table:style-name="ce9" table:formula="of:=IF([.AA50]=&quot;&quot;;&quot;&quot;;UPPER(LEFT(TEXT([.AA50];&quot;JJJ&quot;);1)))" office:value-type="string" office:string-value="M" calcext:value-type="string">
            <text:p>M</text:p>
          </table:table-cell>
          <table:table-cell table:style-name="ce15" table:formula="of:=[.AA49]+1" office:value-type="date" office:date-value="2020-11-11" calcext:value-type="date">
            <text:p>11</text:p>
          </table:table-cell>
          <table:table-cell table:style-name="ce21" table:formula="of:=IF([.AA50]=&quot;&quot;;&quot;&quot;;IFERROR(VLOOKUP([.AA50];[$'Jours fériés'.$A$4:$'Jours fériés'.$B$203];2;0);&quot; &quot;))" office:value-type="string" office:string-value="Armistice 1918" calcext:value-type="string">
            <text:p>Armistice 1918</text:p>
          </table:table-cell>
          <table:table-cell table:style-name="ce28"/>
          <table:table-cell table:style-name="ce106" table:formula="of:=IF([.AA50]=&quot;&quot;;[.AD49];IF([.AC50]=&quot;début&quot;;INDEX([.$AN$4:.$AN$17];1+MOD([.AA50]-2;14));IF(ISNUMBER([.AC50]);[.AD49]+[.AC50];IF((LEFT([.AB50])&lt;&gt;&quot; &quot;)OR([.AC50]&lt;&gt;&quot;&quot;);[.AD49];[.AD49]+INDEX([.$AN$4:.$AN$17];1+MOD([.AA50]-2;14))))))" office:value-type="float" office:value="218" calcext:value-type="float">
            <text:p>218</text:p>
          </table:table-cell>
          <table:table-cell table:style-name="ce119" table:formula="of:=IF([.AA50]=&quot;&quot;;&quot;&quot;;IF(WEEKDAY([.AA50])=5;ISOWEEKNUM([.AA50]);&quot;&quot;))">
            <text:p/>
          </table:table-cell>
          <table:table-cell table:style-name="ce9" table:formula="of:=IF([.AG50]=&quot;&quot;;&quot;&quot;;UPPER(LEFT(TEXT([.AG50];&quot;JJJ&quot;);1)))" office:value-type="string" office:string-value="V" calcext:value-type="string">
            <text:p>V</text:p>
          </table:table-cell>
          <table:table-cell table:style-name="ce15" table:formula="of:=[.AG49]+1" office:value-type="date" office:date-value="2020-12-11" calcext:value-type="date">
            <text:p>11</text:p>
          </table:table-cell>
          <table:table-cell table:style-name="ce21" table:formula="of:=IF([.AG50]=&quot;&quot;;&quot;&quot;;IFERROR(VLOOKUP([.AG50];[$'Jours fériés'.$A$4:$'Jours fériés'.$B$203];2;0);&quot; &quot;))" office:value-type="string" office:string-value=" " calcext:value-type="string">
            <text:p><text:s/></text:p>
          </table:table-cell>
          <table:table-cell table:style-name="ce28"/>
          <table:table-cell table:style-name="ce106" table:formula="of:=IF([.AG50]=&quot;&quot;;[.AJ49];IF([.AI50]=&quot;début&quot;;INDEX([.$AN$4:.$AN$17];1+MOD([.AG50]-2;14));IF(ISNUMBER([.AI50]);[.AJ49]+[.AI50];IF((LEFT([.AH50])&lt;&gt;&quot; &quot;)OR([.AI50]&lt;&gt;&quot;&quot;);[.AJ49];[.AJ49]+INDEX([.$AN$4:.$AN$17];1+MOD([.AG50]-2;14))))))" office:value-type="float" office:value="240" calcext:value-type="float">
            <text:p>240</text:p>
          </table:table-cell>
          <table:table-cell table:style-name="ce119" table:formula="of:=IF([.AG50]=&quot;&quot;;&quot;&quot;;IF(WEEKDAY([.AG50])=5;ISOWEEKNUM([.AG50]);&quot;&quot;))">
            <text:p/>
          </table:table-cell>
          <table:table-cell table:number-columns-repeated="225"/>
        </table:table-row>
        <table:table-row table:style-name="ro15">
          <table:table-cell/>
          <table:table-cell table:style-name="ce9" table:formula="of:=IF([.C51]=&quot;&quot;;&quot;&quot;;UPPER(LEFT(TEXT([.C51];&quot;JJJ&quot;);1)))" office:value-type="string" office:string-value="D" calcext:value-type="string">
            <text:p>D</text:p>
          </table:table-cell>
          <table:table-cell table:style-name="ce15" table:formula="of:=[.C50]+1" office:value-type="date" office:date-value="2020-07-12" calcext:value-type="date">
            <text:p>12</text:p>
          </table:table-cell>
          <table:table-cell table:style-name="ce21" table:formula="of:=IF([.C51]=&quot;&quot;;&quot;&quot;;IFERROR(VLOOKUP([.C51];[$'Jours fériés'.$A$4:$'Jours fériés'.$B$203];2;0);&quot; &quot;))" office:value-type="string" office:string-value=" " calcext:value-type="string">
            <text:p><text:s/></text:p>
          </table:table-cell>
          <table:table-cell table:style-name="ce28"/>
          <table:table-cell table:style-name="ce106" table:formula="of:=IF([.C51]=&quot;&quot;;[.F50];IF([.E51]=&quot;début&quot;;INDEX([.$AN$4:.$AN$17];1+MOD([.C51]-2;14));IF(ISNUMBER([.E51]);[.F50]+[.E51];IF((LEFT([.D51])&lt;&gt;&quot; &quot;)OR([.E51]&lt;&gt;&quot;&quot;);[.F50];[.F50]+INDEX([.$AN$4:.$AN$17];1+MOD([.C51]-2;14))))))" office:value-type="float" office:value="132" calcext:value-type="float">
            <text:p>132</text:p>
          </table:table-cell>
          <table:table-cell table:style-name="ce119" table:formula="of:=IF([.C51]=&quot;&quot;;&quot;&quot;;IF(WEEKDAY([.C51])=5;ISOWEEKNUM([.C51]);&quot;&quot;))">
            <text:p/>
          </table:table-cell>
          <table:table-cell table:style-name="ce9" table:formula="of:=IF([.I51]=&quot;&quot;;&quot;&quot;;UPPER(LEFT(TEXT([.I51];&quot;JJJ&quot;);1)))" office:value-type="string" office:string-value="M" calcext:value-type="string">
            <text:p>M</text:p>
          </table:table-cell>
          <table:table-cell table:style-name="ce15" table:formula="of:=[.I50]+1" office:value-type="date" office:date-value="2020-08-12" calcext:value-type="date">
            <text:p>12</text:p>
          </table:table-cell>
          <table:table-cell table:style-name="ce21" table:formula="of:=IF([.I51]=&quot;&quot;;&quot;&quot;;IFERROR(VLOOKUP([.I51];[$'Jours fériés'.$A$4:$'Jours fériés'.$B$203];2;0);&quot; &quot;))" office:value-type="string" office:string-value=" " calcext:value-type="string">
            <text:p><text:s/></text:p>
          </table:table-cell>
          <table:table-cell table:style-name="ce28"/>
          <table:table-cell table:style-name="ce106" table:formula="of:=IF([.I51]=&quot;&quot;;[.L50];IF([.K51]=&quot;début&quot;;INDEX([.$AN$4:.$AN$17];1+MOD([.I51]-2;14));IF(ISNUMBER([.K51]);[.L50]+[.K51];IF((LEFT([.J51])&lt;&gt;&quot; &quot;)OR([.K51]&lt;&gt;&quot;&quot;);[.L50];[.L50]+INDEX([.$AN$4:.$AN$17];1+MOD([.I51]-2;14))))))" office:value-type="float" office:value="154" calcext:value-type="float">
            <text:p>154</text:p>
          </table:table-cell>
          <table:table-cell table:style-name="ce119" table:formula="of:=IF([.I51]=&quot;&quot;;&quot;&quot;;IF(WEEKDAY([.I51])=5;ISOWEEKNUM([.I51]);&quot;&quot;))">
            <text:p/>
          </table:table-cell>
          <table:table-cell table:style-name="ce9" table:formula="of:=IF([.O51]=&quot;&quot;;&quot;&quot;;UPPER(LEFT(TEXT([.O51];&quot;JJJ&quot;);1)))" office:value-type="string" office:string-value="S" calcext:value-type="string">
            <text:p>S</text:p>
          </table:table-cell>
          <table:table-cell table:style-name="ce15" table:formula="of:=[.O50]+1" office:value-type="date" office:date-value="2020-09-12" calcext:value-type="date">
            <text:p>12</text:p>
          </table:table-cell>
          <table:table-cell table:style-name="ce21" table:formula="of:=IF([.O51]=&quot;&quot;;&quot;&quot;;IFERROR(VLOOKUP([.O51];[$'Jours fériés'.$A$4:$'Jours fériés'.$B$203];2;0);&quot; &quot;))" office:value-type="string" office:string-value=" " calcext:value-type="string">
            <text:p><text:s/></text:p>
          </table:table-cell>
          <table:table-cell table:style-name="ce28"/>
          <table:table-cell table:style-name="ce106" table:formula="of:=IF([.O51]=&quot;&quot;;[.R50];IF([.Q51]=&quot;début&quot;;INDEX([.$AN$4:.$AN$17];1+MOD([.O51]-2;14));IF(ISNUMBER([.Q51]);[.R50]+[.Q51];IF((LEFT([.P51])&lt;&gt;&quot; &quot;)OR([.Q51]&lt;&gt;&quot;&quot;);[.R50];[.R50]+INDEX([.$AN$4:.$AN$17];1+MOD([.O51]-2;14))))))" office:value-type="float" office:value="176" calcext:value-type="float">
            <text:p>176</text:p>
          </table:table-cell>
          <table:table-cell table:style-name="ce119" table:formula="of:=IF([.O51]=&quot;&quot;;&quot;&quot;;IF(WEEKDAY([.O51])=5;ISOWEEKNUM([.O51]);&quot;&quot;))">
            <text:p/>
          </table:table-cell>
          <table:table-cell table:style-name="ce9" table:formula="of:=IF([.U51]=&quot;&quot;;&quot;&quot;;UPPER(LEFT(TEXT([.U51];&quot;JJJ&quot;);1)))" office:value-type="string" office:string-value="L" calcext:value-type="string">
            <text:p>L</text:p>
          </table:table-cell>
          <table:table-cell table:style-name="ce15" table:formula="of:=[.U50]+1" office:value-type="date" office:date-value="2020-10-12" calcext:value-type="date">
            <text:p>12</text:p>
          </table:table-cell>
          <table:table-cell table:style-name="ce21" table:formula="of:=IF([.U51]=&quot;&quot;;&quot;&quot;;IFERROR(VLOOKUP([.U51];[$'Jours fériés'.$A$4:$'Jours fériés'.$B$203];2;0);&quot; &quot;))" office:value-type="string" office:string-value=" " calcext:value-type="string">
            <text:p><text:s/></text:p>
          </table:table-cell>
          <table:table-cell table:style-name="ce28"/>
          <table:table-cell table:style-name="ce106" table:formula="of:=IF([.U51]=&quot;&quot;;[.X50];IF([.W51]=&quot;début&quot;;INDEX([.$AN$4:.$AN$17];1+MOD([.U51]-2;14));IF(ISNUMBER([.W51]);[.X50]+[.W51];IF((LEFT([.V51])&lt;&gt;&quot; &quot;)OR([.W51]&lt;&gt;&quot;&quot;);[.X50];[.X50]+INDEX([.$AN$4:.$AN$17];1+MOD([.U51]-2;14))))))" office:value-type="float" office:value="197" calcext:value-type="float">
            <text:p>197</text:p>
          </table:table-cell>
          <table:table-cell table:style-name="ce119" table:formula="of:=IF([.U51]=&quot;&quot;;&quot;&quot;;IF(WEEKDAY([.U51])=5;ISOWEEKNUM([.U51]);&quot;&quot;))">
            <text:p/>
          </table:table-cell>
          <table:table-cell table:style-name="ce9" table:formula="of:=IF([.AA51]=&quot;&quot;;&quot;&quot;;UPPER(LEFT(TEXT([.AA51];&quot;JJJ&quot;);1)))" office:value-type="string" office:string-value="J" calcext:value-type="string">
            <text:p>J</text:p>
          </table:table-cell>
          <table:table-cell table:style-name="ce15" table:formula="of:=[.AA50]+1" office:value-type="date" office:date-value="2020-11-12" calcext:value-type="date">
            <text:p>12</text:p>
          </table:table-cell>
          <table:table-cell table:style-name="ce21" table:formula="of:=IF([.AA51]=&quot;&quot;;&quot;&quot;;IFERROR(VLOOKUP([.AA51];[$'Jours fériés'.$A$4:$'Jours fériés'.$B$203];2;0);&quot; &quot;))" office:value-type="string" office:string-value=" " calcext:value-type="string">
            <text:p><text:s/></text:p>
          </table:table-cell>
          <table:table-cell table:style-name="ce28"/>
          <table:table-cell table:style-name="ce106" table:formula="of:=IF([.AA51]=&quot;&quot;;[.AD50];IF([.AC51]=&quot;début&quot;;INDEX([.$AN$4:.$AN$17];1+MOD([.AA51]-2;14));IF(ISNUMBER([.AC51]);[.AD50]+[.AC51];IF((LEFT([.AB51])&lt;&gt;&quot; &quot;)OR([.AC51]&lt;&gt;&quot;&quot;);[.AD50];[.AD50]+INDEX([.$AN$4:.$AN$17];1+MOD([.AA51]-2;14))))))" office:value-type="float" office:value="219" calcext:value-type="float">
            <text:p>219</text:p>
          </table:table-cell>
          <table:table-cell table:style-name="ce119" table:formula="of:=IF([.AA51]=&quot;&quot;;&quot;&quot;;IF(WEEKDAY([.AA51])=5;ISOWEEKNUM([.AA51]);&quot;&quot;))" office:value-type="float" office:value="46" calcext:value-type="float">
            <text:p>46</text:p>
          </table:table-cell>
          <table:table-cell table:style-name="ce9" table:formula="of:=IF([.AG51]=&quot;&quot;;&quot;&quot;;UPPER(LEFT(TEXT([.AG51];&quot;JJJ&quot;);1)))" office:value-type="string" office:string-value="S" calcext:value-type="string">
            <text:p>S</text:p>
          </table:table-cell>
          <table:table-cell table:style-name="ce15" table:formula="of:=[.AG50]+1" office:value-type="date" office:date-value="2020-12-12" calcext:value-type="date">
            <text:p>12</text:p>
          </table:table-cell>
          <table:table-cell table:style-name="ce21" table:formula="of:=IF([.AG51]=&quot;&quot;;&quot;&quot;;IFERROR(VLOOKUP([.AG51];[$'Jours fériés'.$A$4:$'Jours fériés'.$B$203];2;0);&quot; &quot;))" office:value-type="string" office:string-value=" " calcext:value-type="string">
            <text:p><text:s/></text:p>
          </table:table-cell>
          <table:table-cell table:style-name="ce28"/>
          <table:table-cell table:style-name="ce106" table:formula="of:=IF([.AG51]=&quot;&quot;;[.AJ50];IF([.AI51]=&quot;début&quot;;INDEX([.$AN$4:.$AN$17];1+MOD([.AG51]-2;14));IF(ISNUMBER([.AI51]);[.AJ50]+[.AI51];IF((LEFT([.AH51])&lt;&gt;&quot; &quot;)OR([.AI51]&lt;&gt;&quot;&quot;);[.AJ50];[.AJ50]+INDEX([.$AN$4:.$AN$17];1+MOD([.AG51]-2;14))))))" office:value-type="float" office:value="240" calcext:value-type="float">
            <text:p>240</text:p>
          </table:table-cell>
          <table:table-cell table:style-name="ce119" table:formula="of:=IF([.AG51]=&quot;&quot;;&quot;&quot;;IF(WEEKDAY([.AG51])=5;ISOWEEKNUM([.AG51]);&quot;&quot;))">
            <text:p/>
          </table:table-cell>
          <table:table-cell table:number-columns-repeated="225"/>
        </table:table-row>
        <table:table-row table:style-name="ro15">
          <table:table-cell/>
          <table:table-cell table:style-name="ce9" table:formula="of:=IF([.C52]=&quot;&quot;;&quot;&quot;;UPPER(LEFT(TEXT([.C52];&quot;JJJ&quot;);1)))" office:value-type="string" office:string-value="L" calcext:value-type="string">
            <text:p>L</text:p>
          </table:table-cell>
          <table:table-cell table:style-name="ce15" table:formula="of:=[.C51]+1" office:value-type="date" office:date-value="2020-07-13" calcext:value-type="date">
            <text:p>13</text:p>
          </table:table-cell>
          <table:table-cell table:style-name="ce21" table:formula="of:=IF([.C52]=&quot;&quot;;&quot;&quot;;IFERROR(VLOOKUP([.C52];[$'Jours fériés'.$A$4:$'Jours fériés'.$B$203];2;0);&quot; &quot;))" office:value-type="string" office:string-value=" " calcext:value-type="string">
            <text:p><text:s/></text:p>
          </table:table-cell>
          <table:table-cell table:style-name="ce28"/>
          <table:table-cell table:style-name="ce106" table:formula="of:=IF([.C52]=&quot;&quot;;[.F51];IF([.E52]=&quot;début&quot;;INDEX([.$AN$4:.$AN$17];1+MOD([.C52]-2;14));IF(ISNUMBER([.E52]);[.F51]+[.E52];IF((LEFT([.D52])&lt;&gt;&quot; &quot;)OR([.E52]&lt;&gt;&quot;&quot;);[.F51];[.F51]+INDEX([.$AN$4:.$AN$17];1+MOD([.C52]-2;14))))))" office:value-type="float" office:value="133" calcext:value-type="float">
            <text:p>133</text:p>
          </table:table-cell>
          <table:table-cell table:style-name="ce119" table:formula="of:=IF([.C52]=&quot;&quot;;&quot;&quot;;IF(WEEKDAY([.C52])=5;ISOWEEKNUM([.C52]);&quot;&quot;))">
            <text:p/>
          </table:table-cell>
          <table:table-cell table:style-name="ce9" table:formula="of:=IF([.I52]=&quot;&quot;;&quot;&quot;;UPPER(LEFT(TEXT([.I52];&quot;JJJ&quot;);1)))" office:value-type="string" office:string-value="J" calcext:value-type="string">
            <text:p>J</text:p>
          </table:table-cell>
          <table:table-cell table:style-name="ce15" table:formula="of:=[.I51]+1" office:value-type="date" office:date-value="2020-08-13" calcext:value-type="date">
            <text:p>13</text:p>
          </table:table-cell>
          <table:table-cell table:style-name="ce21" table:formula="of:=IF([.I52]=&quot;&quot;;&quot;&quot;;IFERROR(VLOOKUP([.I52];[$'Jours fériés'.$A$4:$'Jours fériés'.$B$203];2;0);&quot; &quot;))" office:value-type="string" office:string-value=" " calcext:value-type="string">
            <text:p><text:s/></text:p>
          </table:table-cell>
          <table:table-cell table:style-name="ce28"/>
          <table:table-cell table:style-name="ce106" table:formula="of:=IF([.I52]=&quot;&quot;;[.L51];IF([.K52]=&quot;début&quot;;INDEX([.$AN$4:.$AN$17];1+MOD([.I52]-2;14));IF(ISNUMBER([.K52]);[.L51]+[.K52];IF((LEFT([.J52])&lt;&gt;&quot; &quot;)OR([.K52]&lt;&gt;&quot;&quot;);[.L51];[.L51]+INDEX([.$AN$4:.$AN$17];1+MOD([.I52]-2;14))))))" office:value-type="float" office:value="155" calcext:value-type="float">
            <text:p>155</text:p>
          </table:table-cell>
          <table:table-cell table:style-name="ce119" table:formula="of:=IF([.I52]=&quot;&quot;;&quot;&quot;;IF(WEEKDAY([.I52])=5;ISOWEEKNUM([.I52]);&quot;&quot;))" office:value-type="float" office:value="33" calcext:value-type="float">
            <text:p>33</text:p>
          </table:table-cell>
          <table:table-cell table:style-name="ce9" table:formula="of:=IF([.O52]=&quot;&quot;;&quot;&quot;;UPPER(LEFT(TEXT([.O52];&quot;JJJ&quot;);1)))" office:value-type="string" office:string-value="D" calcext:value-type="string">
            <text:p>D</text:p>
          </table:table-cell>
          <table:table-cell table:style-name="ce15" table:formula="of:=[.O51]+1" office:value-type="date" office:date-value="2020-09-13" calcext:value-type="date">
            <text:p>13</text:p>
          </table:table-cell>
          <table:table-cell table:style-name="ce21" table:formula="of:=IF([.O52]=&quot;&quot;;&quot;&quot;;IFERROR(VLOOKUP([.O52];[$'Jours fériés'.$A$4:$'Jours fériés'.$B$203];2;0);&quot; &quot;))" office:value-type="string" office:string-value=" " calcext:value-type="string">
            <text:p><text:s/></text:p>
          </table:table-cell>
          <table:table-cell table:style-name="ce28"/>
          <table:table-cell table:style-name="ce106" table:formula="of:=IF([.O52]=&quot;&quot;;[.R51];IF([.Q52]=&quot;début&quot;;INDEX([.$AN$4:.$AN$17];1+MOD([.O52]-2;14));IF(ISNUMBER([.Q52]);[.R51]+[.Q52];IF((LEFT([.P52])&lt;&gt;&quot; &quot;)OR([.Q52]&lt;&gt;&quot;&quot;);[.R51];[.R51]+INDEX([.$AN$4:.$AN$17];1+MOD([.O52]-2;14))))))" office:value-type="float" office:value="176" calcext:value-type="float">
            <text:p>176</text:p>
          </table:table-cell>
          <table:table-cell table:style-name="ce119" table:formula="of:=IF([.O52]=&quot;&quot;;&quot;&quot;;IF(WEEKDAY([.O52])=5;ISOWEEKNUM([.O52]);&quot;&quot;))">
            <text:p/>
          </table:table-cell>
          <table:table-cell table:style-name="ce9" table:formula="of:=IF([.U52]=&quot;&quot;;&quot;&quot;;UPPER(LEFT(TEXT([.U52];&quot;JJJ&quot;);1)))" office:value-type="string" office:string-value="M" calcext:value-type="string">
            <text:p>M</text:p>
          </table:table-cell>
          <table:table-cell table:style-name="ce15" table:formula="of:=[.U51]+1" office:value-type="date" office:date-value="2020-10-13" calcext:value-type="date">
            <text:p>13</text:p>
          </table:table-cell>
          <table:table-cell table:style-name="ce21" table:formula="of:=IF([.U52]=&quot;&quot;;&quot;&quot;;IFERROR(VLOOKUP([.U52];[$'Jours fériés'.$A$4:$'Jours fériés'.$B$203];2;0);&quot; &quot;))" office:value-type="string" office:string-value=" " calcext:value-type="string">
            <text:p><text:s/></text:p>
          </table:table-cell>
          <table:table-cell table:style-name="ce28"/>
          <table:table-cell table:style-name="ce106" table:formula="of:=IF([.U52]=&quot;&quot;;[.X51];IF([.W52]=&quot;début&quot;;INDEX([.$AN$4:.$AN$17];1+MOD([.U52]-2;14));IF(ISNUMBER([.W52]);[.X51]+[.W52];IF((LEFT([.V52])&lt;&gt;&quot; &quot;)OR([.W52]&lt;&gt;&quot;&quot;);[.X51];[.X51]+INDEX([.$AN$4:.$AN$17];1+MOD([.U52]-2;14))))))" office:value-type="float" office:value="198" calcext:value-type="float">
            <text:p>198</text:p>
          </table:table-cell>
          <table:table-cell table:style-name="ce119" table:formula="of:=IF([.U52]=&quot;&quot;;&quot;&quot;;IF(WEEKDAY([.U52])=5;ISOWEEKNUM([.U52]);&quot;&quot;))">
            <text:p/>
          </table:table-cell>
          <table:table-cell table:style-name="ce9" table:formula="of:=IF([.AA52]=&quot;&quot;;&quot;&quot;;UPPER(LEFT(TEXT([.AA52];&quot;JJJ&quot;);1)))" office:value-type="string" office:string-value="V" calcext:value-type="string">
            <text:p>V</text:p>
          </table:table-cell>
          <table:table-cell table:style-name="ce15" table:formula="of:=[.AA51]+1" office:value-type="date" office:date-value="2020-11-13" calcext:value-type="date">
            <text:p>13</text:p>
          </table:table-cell>
          <table:table-cell table:style-name="ce21" table:formula="of:=IF([.AA52]=&quot;&quot;;&quot;&quot;;IFERROR(VLOOKUP([.AA52];[$'Jours fériés'.$A$4:$'Jours fériés'.$B$203];2;0);&quot; &quot;))" office:value-type="string" office:string-value=" " calcext:value-type="string">
            <text:p><text:s/></text:p>
          </table:table-cell>
          <table:table-cell table:style-name="ce28"/>
          <table:table-cell table:style-name="ce106" table:formula="of:=IF([.AA52]=&quot;&quot;;[.AD51];IF([.AC52]=&quot;début&quot;;INDEX([.$AN$4:.$AN$17];1+MOD([.AA52]-2;14));IF(ISNUMBER([.AC52]);[.AD51]+[.AC52];IF((LEFT([.AB52])&lt;&gt;&quot; &quot;)OR([.AC52]&lt;&gt;&quot;&quot;);[.AD51];[.AD51]+INDEX([.$AN$4:.$AN$17];1+MOD([.AA52]-2;14))))))" office:value-type="float" office:value="220" calcext:value-type="float">
            <text:p>220</text:p>
          </table:table-cell>
          <table:table-cell table:style-name="ce119" table:formula="of:=IF([.AA52]=&quot;&quot;;&quot;&quot;;IF(WEEKDAY([.AA52])=5;ISOWEEKNUM([.AA52]);&quot;&quot;))">
            <text:p/>
          </table:table-cell>
          <table:table-cell table:style-name="ce9" table:formula="of:=IF([.AG52]=&quot;&quot;;&quot;&quot;;UPPER(LEFT(TEXT([.AG52];&quot;JJJ&quot;);1)))" office:value-type="string" office:string-value="D" calcext:value-type="string">
            <text:p>D</text:p>
          </table:table-cell>
          <table:table-cell table:style-name="ce15" table:formula="of:=[.AG51]+1" office:value-type="date" office:date-value="2020-12-13" calcext:value-type="date">
            <text:p>13</text:p>
          </table:table-cell>
          <table:table-cell table:style-name="ce21" table:formula="of:=IF([.AG52]=&quot;&quot;;&quot;&quot;;IFERROR(VLOOKUP([.AG52];[$'Jours fériés'.$A$4:$'Jours fériés'.$B$203];2;0);&quot; &quot;))" office:value-type="string" office:string-value=" " calcext:value-type="string">
            <text:p><text:s/></text:p>
          </table:table-cell>
          <table:table-cell table:style-name="ce28"/>
          <table:table-cell table:style-name="ce106" table:formula="of:=IF([.AG52]=&quot;&quot;;[.AJ51];IF([.AI52]=&quot;début&quot;;INDEX([.$AN$4:.$AN$17];1+MOD([.AG52]-2;14));IF(ISNUMBER([.AI52]);[.AJ51]+[.AI52];IF((LEFT([.AH52])&lt;&gt;&quot; &quot;)OR([.AI52]&lt;&gt;&quot;&quot;);[.AJ51];[.AJ51]+INDEX([.$AN$4:.$AN$17];1+MOD([.AG52]-2;14))))))" office:value-type="float" office:value="240" calcext:value-type="float">
            <text:p>240</text:p>
          </table:table-cell>
          <table:table-cell table:style-name="ce119" table:formula="of:=IF([.AG52]=&quot;&quot;;&quot;&quot;;IF(WEEKDAY([.AG52])=5;ISOWEEKNUM([.AG52]);&quot;&quot;))">
            <text:p/>
          </table:table-cell>
          <table:table-cell table:number-columns-repeated="225"/>
        </table:table-row>
        <table:table-row table:style-name="ro15">
          <table:table-cell/>
          <table:table-cell table:style-name="ce9" table:formula="of:=IF([.C53]=&quot;&quot;;&quot;&quot;;UPPER(LEFT(TEXT([.C53];&quot;JJJ&quot;);1)))" office:value-type="string" office:string-value="M" calcext:value-type="string">
            <text:p>M</text:p>
          </table:table-cell>
          <table:table-cell table:style-name="ce15" table:formula="of:=[.C52]+1" office:value-type="date" office:date-value="2020-07-14" calcext:value-type="date">
            <text:p>14</text:p>
          </table:table-cell>
          <table:table-cell table:style-name="ce21" table:formula="of:=IF([.C53]=&quot;&quot;;&quot;&quot;;IFERROR(VLOOKUP([.C53];[$'Jours fériés'.$A$4:$'Jours fériés'.$B$203];2;0);&quot; &quot;))" office:value-type="string" office:string-value="Fête nationale" calcext:value-type="string">
            <text:p>Fête nationale</text:p>
          </table:table-cell>
          <table:table-cell table:style-name="ce28"/>
          <table:table-cell table:style-name="ce106" table:formula="of:=IF([.C53]=&quot;&quot;;[.F52];IF([.E53]=&quot;début&quot;;INDEX([.$AN$4:.$AN$17];1+MOD([.C53]-2;14));IF(ISNUMBER([.E53]);[.F52]+[.E53];IF((LEFT([.D53])&lt;&gt;&quot; &quot;)OR([.E53]&lt;&gt;&quot;&quot;);[.F52];[.F52]+INDEX([.$AN$4:.$AN$17];1+MOD([.C53]-2;14))))))" office:value-type="float" office:value="133" calcext:value-type="float">
            <text:p>133</text:p>
          </table:table-cell>
          <table:table-cell table:style-name="ce119" table:formula="of:=IF([.C53]=&quot;&quot;;&quot;&quot;;IF(WEEKDAY([.C53])=5;ISOWEEKNUM([.C53]);&quot;&quot;))">
            <text:p/>
          </table:table-cell>
          <table:table-cell table:style-name="ce9" table:formula="of:=IF([.I53]=&quot;&quot;;&quot;&quot;;UPPER(LEFT(TEXT([.I53];&quot;JJJ&quot;);1)))" office:value-type="string" office:string-value="V" calcext:value-type="string">
            <text:p>V</text:p>
          </table:table-cell>
          <table:table-cell table:style-name="ce15" table:formula="of:=[.I52]+1" office:value-type="date" office:date-value="2020-08-14" calcext:value-type="date">
            <text:p>14</text:p>
          </table:table-cell>
          <table:table-cell table:style-name="ce21" table:formula="of:=IF([.I53]=&quot;&quot;;&quot;&quot;;IFERROR(VLOOKUP([.I53];[$'Jours fériés'.$A$4:$'Jours fériés'.$B$203];2;0);&quot; &quot;))" office:value-type="string" office:string-value=" " calcext:value-type="string">
            <text:p><text:s/></text:p>
          </table:table-cell>
          <table:table-cell table:style-name="ce28"/>
          <table:table-cell table:style-name="ce106" table:formula="of:=IF([.I53]=&quot;&quot;;[.L52];IF([.K53]=&quot;début&quot;;INDEX([.$AN$4:.$AN$17];1+MOD([.I53]-2;14));IF(ISNUMBER([.K53]);[.L52]+[.K53];IF((LEFT([.J53])&lt;&gt;&quot; &quot;)OR([.K53]&lt;&gt;&quot;&quot;);[.L52];[.L52]+INDEX([.$AN$4:.$AN$17];1+MOD([.I53]-2;14))))))" office:value-type="float" office:value="156" calcext:value-type="float">
            <text:p>156</text:p>
          </table:table-cell>
          <table:table-cell table:style-name="ce119" table:formula="of:=IF([.I53]=&quot;&quot;;&quot;&quot;;IF(WEEKDAY([.I53])=5;ISOWEEKNUM([.I53]);&quot;&quot;))">
            <text:p/>
          </table:table-cell>
          <table:table-cell table:style-name="ce9" table:formula="of:=IF([.O53]=&quot;&quot;;&quot;&quot;;UPPER(LEFT(TEXT([.O53];&quot;JJJ&quot;);1)))" office:value-type="string" office:string-value="L" calcext:value-type="string">
            <text:p>L</text:p>
          </table:table-cell>
          <table:table-cell table:style-name="ce15" table:formula="of:=[.O52]+1" office:value-type="date" office:date-value="2020-09-14" calcext:value-type="date">
            <text:p>14</text:p>
          </table:table-cell>
          <table:table-cell table:style-name="ce21" table:formula="of:=IF([.O53]=&quot;&quot;;&quot;&quot;;IFERROR(VLOOKUP([.O53];[$'Jours fériés'.$A$4:$'Jours fériés'.$B$203];2;0);&quot; &quot;))" office:value-type="string" office:string-value=" " calcext:value-type="string">
            <text:p><text:s/></text:p>
          </table:table-cell>
          <table:table-cell table:style-name="ce28"/>
          <table:table-cell table:style-name="ce106" table:formula="of:=IF([.O53]=&quot;&quot;;[.R52];IF([.Q53]=&quot;début&quot;;INDEX([.$AN$4:.$AN$17];1+MOD([.O53]-2;14));IF(ISNUMBER([.Q53]);[.R52]+[.Q53];IF((LEFT([.P53])&lt;&gt;&quot; &quot;)OR([.Q53]&lt;&gt;&quot;&quot;);[.R52];[.R52]+INDEX([.$AN$4:.$AN$17];1+MOD([.O53]-2;14))))))" office:value-type="float" office:value="177" calcext:value-type="float">
            <text:p>177</text:p>
          </table:table-cell>
          <table:table-cell table:style-name="ce119" table:formula="of:=IF([.O53]=&quot;&quot;;&quot;&quot;;IF(WEEKDAY([.O53])=5;ISOWEEKNUM([.O53]);&quot;&quot;))">
            <text:p/>
          </table:table-cell>
          <table:table-cell table:style-name="ce9" table:formula="of:=IF([.U53]=&quot;&quot;;&quot;&quot;;UPPER(LEFT(TEXT([.U53];&quot;JJJ&quot;);1)))" office:value-type="string" office:string-value="M" calcext:value-type="string">
            <text:p>M</text:p>
          </table:table-cell>
          <table:table-cell table:style-name="ce15" table:formula="of:=[.U52]+1" office:value-type="date" office:date-value="2020-10-14" calcext:value-type="date">
            <text:p>14</text:p>
          </table:table-cell>
          <table:table-cell table:style-name="ce21" table:formula="of:=IF([.U53]=&quot;&quot;;&quot;&quot;;IFERROR(VLOOKUP([.U53];[$'Jours fériés'.$A$4:$'Jours fériés'.$B$203];2;0);&quot; &quot;))" office:value-type="string" office:string-value=" " calcext:value-type="string">
            <text:p><text:s/></text:p>
          </table:table-cell>
          <table:table-cell table:style-name="ce28"/>
          <table:table-cell table:style-name="ce106" table:formula="of:=IF([.U53]=&quot;&quot;;[.X52];IF([.W53]=&quot;début&quot;;INDEX([.$AN$4:.$AN$17];1+MOD([.U53]-2;14));IF(ISNUMBER([.W53]);[.X52]+[.W53];IF((LEFT([.V53])&lt;&gt;&quot; &quot;)OR([.W53]&lt;&gt;&quot;&quot;);[.X52];[.X52]+INDEX([.$AN$4:.$AN$17];1+MOD([.U53]-2;14))))))" office:value-type="float" office:value="199" calcext:value-type="float">
            <text:p>199</text:p>
          </table:table-cell>
          <table:table-cell table:style-name="ce119" table:formula="of:=IF([.U53]=&quot;&quot;;&quot;&quot;;IF(WEEKDAY([.U53])=5;ISOWEEKNUM([.U53]);&quot;&quot;))">
            <text:p/>
          </table:table-cell>
          <table:table-cell table:style-name="ce9" table:formula="of:=IF([.AA53]=&quot;&quot;;&quot;&quot;;UPPER(LEFT(TEXT([.AA53];&quot;JJJ&quot;);1)))" office:value-type="string" office:string-value="S" calcext:value-type="string">
            <text:p>S</text:p>
          </table:table-cell>
          <table:table-cell table:style-name="ce15" table:formula="of:=[.AA52]+1" office:value-type="date" office:date-value="2020-11-14" calcext:value-type="date">
            <text:p>14</text:p>
          </table:table-cell>
          <table:table-cell table:style-name="ce21" table:formula="of:=IF([.AA53]=&quot;&quot;;&quot;&quot;;IFERROR(VLOOKUP([.AA53];[$'Jours fériés'.$A$4:$'Jours fériés'.$B$203];2;0);&quot; &quot;))" office:value-type="string" office:string-value=" " calcext:value-type="string">
            <text:p><text:s/></text:p>
          </table:table-cell>
          <table:table-cell table:style-name="ce28"/>
          <table:table-cell table:style-name="ce106" table:formula="of:=IF([.AA53]=&quot;&quot;;[.AD52];IF([.AC53]=&quot;début&quot;;INDEX([.$AN$4:.$AN$17];1+MOD([.AA53]-2;14));IF(ISNUMBER([.AC53]);[.AD52]+[.AC53];IF((LEFT([.AB53])&lt;&gt;&quot; &quot;)OR([.AC53]&lt;&gt;&quot;&quot;);[.AD52];[.AD52]+INDEX([.$AN$4:.$AN$17];1+MOD([.AA53]-2;14))))))" office:value-type="float" office:value="220" calcext:value-type="float">
            <text:p>220</text:p>
          </table:table-cell>
          <table:table-cell table:style-name="ce119" table:formula="of:=IF([.AA53]=&quot;&quot;;&quot;&quot;;IF(WEEKDAY([.AA53])=5;ISOWEEKNUM([.AA53]);&quot;&quot;))">
            <text:p/>
          </table:table-cell>
          <table:table-cell table:style-name="ce9" table:formula="of:=IF([.AG53]=&quot;&quot;;&quot;&quot;;UPPER(LEFT(TEXT([.AG53];&quot;JJJ&quot;);1)))" office:value-type="string" office:string-value="L" calcext:value-type="string">
            <text:p>L</text:p>
          </table:table-cell>
          <table:table-cell table:style-name="ce15" table:formula="of:=[.AG52]+1" office:value-type="date" office:date-value="2020-12-14" calcext:value-type="date">
            <text:p>14</text:p>
          </table:table-cell>
          <table:table-cell table:style-name="ce21" table:formula="of:=IF([.AG53]=&quot;&quot;;&quot;&quot;;IFERROR(VLOOKUP([.AG53];[$'Jours fériés'.$A$4:$'Jours fériés'.$B$203];2;0);&quot; &quot;))" office:value-type="string" office:string-value=" " calcext:value-type="string">
            <text:p><text:s/></text:p>
          </table:table-cell>
          <table:table-cell table:style-name="ce28"/>
          <table:table-cell table:style-name="ce106" table:formula="of:=IF([.AG53]=&quot;&quot;;[.AJ52];IF([.AI53]=&quot;début&quot;;INDEX([.$AN$4:.$AN$17];1+MOD([.AG53]-2;14));IF(ISNUMBER([.AI53]);[.AJ52]+[.AI53];IF((LEFT([.AH53])&lt;&gt;&quot; &quot;)OR([.AI53]&lt;&gt;&quot;&quot;);[.AJ52];[.AJ52]+INDEX([.$AN$4:.$AN$17];1+MOD([.AG53]-2;14))))))" office:value-type="float" office:value="241" calcext:value-type="float">
            <text:p>241</text:p>
          </table:table-cell>
          <table:table-cell table:style-name="ce119" table:formula="of:=IF([.AG53]=&quot;&quot;;&quot;&quot;;IF(WEEKDAY([.AG53])=5;ISOWEEKNUM([.AG53]);&quot;&quot;))">
            <text:p/>
          </table:table-cell>
          <table:table-cell table:number-columns-repeated="225"/>
        </table:table-row>
        <table:table-row table:style-name="ro15">
          <table:table-cell/>
          <table:table-cell table:style-name="ce9" table:formula="of:=IF([.C54]=&quot;&quot;;&quot;&quot;;UPPER(LEFT(TEXT([.C54];&quot;JJJ&quot;);1)))" office:value-type="string" office:string-value="M" calcext:value-type="string">
            <text:p>M</text:p>
          </table:table-cell>
          <table:table-cell table:style-name="ce15" table:formula="of:=[.C53]+1" office:value-type="date" office:date-value="2020-07-15" calcext:value-type="date">
            <text:p>15</text:p>
          </table:table-cell>
          <table:table-cell table:style-name="ce21" table:formula="of:=IF([.C54]=&quot;&quot;;&quot;&quot;;IFERROR(VLOOKUP([.C54];[$'Jours fériés'.$A$4:$'Jours fériés'.$B$203];2;0);&quot; &quot;))" office:value-type="string" office:string-value=" " calcext:value-type="string">
            <text:p><text:s/></text:p>
          </table:table-cell>
          <table:table-cell table:style-name="ce28"/>
          <table:table-cell table:style-name="ce106" table:formula="of:=IF([.C54]=&quot;&quot;;[.F53];IF([.E54]=&quot;début&quot;;INDEX([.$AN$4:.$AN$17];1+MOD([.C54]-2;14));IF(ISNUMBER([.E54]);[.F53]+[.E54];IF((LEFT([.D54])&lt;&gt;&quot; &quot;)OR([.E54]&lt;&gt;&quot;&quot;);[.F53];[.F53]+INDEX([.$AN$4:.$AN$17];1+MOD([.C54]-2;14))))))" office:value-type="float" office:value="134" calcext:value-type="float">
            <text:p>134</text:p>
          </table:table-cell>
          <table:table-cell table:style-name="ce119" table:formula="of:=IF([.C54]=&quot;&quot;;&quot;&quot;;IF(WEEKDAY([.C54])=5;ISOWEEKNUM([.C54]);&quot;&quot;))">
            <text:p/>
          </table:table-cell>
          <table:table-cell table:style-name="ce9" table:formula="of:=IF([.I54]=&quot;&quot;;&quot;&quot;;UPPER(LEFT(TEXT([.I54];&quot;JJJ&quot;);1)))" office:value-type="string" office:string-value="S" calcext:value-type="string">
            <text:p>S</text:p>
          </table:table-cell>
          <table:table-cell table:style-name="ce15" table:formula="of:=[.I53]+1" office:value-type="date" office:date-value="2020-08-15" calcext:value-type="date">
            <text:p>15</text:p>
          </table:table-cell>
          <table:table-cell table:style-name="ce21" table:formula="of:=IF([.I54]=&quot;&quot;;&quot;&quot;;IFERROR(VLOOKUP([.I54];[$'Jours fériés'.$A$4:$'Jours fériés'.$B$203];2;0);&quot; &quot;))" office:value-type="string" office:string-value="Assomption" calcext:value-type="string">
            <text:p>Assomption</text:p>
          </table:table-cell>
          <table:table-cell table:style-name="ce28"/>
          <table:table-cell table:style-name="ce106" table:formula="of:=IF([.I54]=&quot;&quot;;[.L53];IF([.K54]=&quot;début&quot;;INDEX([.$AN$4:.$AN$17];1+MOD([.I54]-2;14));IF(ISNUMBER([.K54]);[.L53]+[.K54];IF((LEFT([.J54])&lt;&gt;&quot; &quot;)OR([.K54]&lt;&gt;&quot;&quot;);[.L53];[.L53]+INDEX([.$AN$4:.$AN$17];1+MOD([.I54]-2;14))))))" office:value-type="float" office:value="156" calcext:value-type="float">
            <text:p>156</text:p>
          </table:table-cell>
          <table:table-cell table:style-name="ce119" table:formula="of:=IF([.I54]=&quot;&quot;;&quot;&quot;;IF(WEEKDAY([.I54])=5;ISOWEEKNUM([.I54]);&quot;&quot;))">
            <text:p/>
          </table:table-cell>
          <table:table-cell table:style-name="ce9" table:formula="of:=IF([.O54]=&quot;&quot;;&quot;&quot;;UPPER(LEFT(TEXT([.O54];&quot;JJJ&quot;);1)))" office:value-type="string" office:string-value="M" calcext:value-type="string">
            <text:p>M</text:p>
          </table:table-cell>
          <table:table-cell table:style-name="ce15" table:formula="of:=[.O53]+1" office:value-type="date" office:date-value="2020-09-15" calcext:value-type="date">
            <text:p>15</text:p>
          </table:table-cell>
          <table:table-cell table:style-name="ce21" table:formula="of:=IF([.O54]=&quot;&quot;;&quot;&quot;;IFERROR(VLOOKUP([.O54];[$'Jours fériés'.$A$4:$'Jours fériés'.$B$203];2;0);&quot; &quot;))" office:value-type="string" office:string-value=" " calcext:value-type="string">
            <text:p><text:s/></text:p>
          </table:table-cell>
          <table:table-cell table:style-name="ce28"/>
          <table:table-cell table:style-name="ce106" table:formula="of:=IF([.O54]=&quot;&quot;;[.R53];IF([.Q54]=&quot;début&quot;;INDEX([.$AN$4:.$AN$17];1+MOD([.O54]-2;14));IF(ISNUMBER([.Q54]);[.R53]+[.Q54];IF((LEFT([.P54])&lt;&gt;&quot; &quot;)OR([.Q54]&lt;&gt;&quot;&quot;);[.R53];[.R53]+INDEX([.$AN$4:.$AN$17];1+MOD([.O54]-2;14))))))" office:value-type="float" office:value="178" calcext:value-type="float">
            <text:p>178</text:p>
          </table:table-cell>
          <table:table-cell table:style-name="ce119" table:formula="of:=IF([.O54]=&quot;&quot;;&quot;&quot;;IF(WEEKDAY([.O54])=5;ISOWEEKNUM([.O54]);&quot;&quot;))">
            <text:p/>
          </table:table-cell>
          <table:table-cell table:style-name="ce9" table:formula="of:=IF([.U54]=&quot;&quot;;&quot;&quot;;UPPER(LEFT(TEXT([.U54];&quot;JJJ&quot;);1)))" office:value-type="string" office:string-value="J" calcext:value-type="string">
            <text:p>J</text:p>
          </table:table-cell>
          <table:table-cell table:style-name="ce15" table:formula="of:=[.U53]+1" office:value-type="date" office:date-value="2020-10-15" calcext:value-type="date">
            <text:p>15</text:p>
          </table:table-cell>
          <table:table-cell table:style-name="ce21" table:formula="of:=IF([.U54]=&quot;&quot;;&quot;&quot;;IFERROR(VLOOKUP([.U54];[$'Jours fériés'.$A$4:$'Jours fériés'.$B$203];2;0);&quot; &quot;))" office:value-type="string" office:string-value=" " calcext:value-type="string">
            <text:p><text:s/></text:p>
          </table:table-cell>
          <table:table-cell table:style-name="ce28"/>
          <table:table-cell table:style-name="ce106" table:formula="of:=IF([.U54]=&quot;&quot;;[.X53];IF([.W54]=&quot;début&quot;;INDEX([.$AN$4:.$AN$17];1+MOD([.U54]-2;14));IF(ISNUMBER([.W54]);[.X53]+[.W54];IF((LEFT([.V54])&lt;&gt;&quot; &quot;)OR([.W54]&lt;&gt;&quot;&quot;);[.X53];[.X53]+INDEX([.$AN$4:.$AN$17];1+MOD([.U54]-2;14))))))" office:value-type="float" office:value="200" calcext:value-type="float">
            <text:p>200</text:p>
          </table:table-cell>
          <table:table-cell table:style-name="ce119" table:formula="of:=IF([.U54]=&quot;&quot;;&quot;&quot;;IF(WEEKDAY([.U54])=5;ISOWEEKNUM([.U54]);&quot;&quot;))" office:value-type="float" office:value="42" calcext:value-type="float">
            <text:p>42</text:p>
          </table:table-cell>
          <table:table-cell table:style-name="ce9" table:formula="of:=IF([.AA54]=&quot;&quot;;&quot;&quot;;UPPER(LEFT(TEXT([.AA54];&quot;JJJ&quot;);1)))" office:value-type="string" office:string-value="D" calcext:value-type="string">
            <text:p>D</text:p>
          </table:table-cell>
          <table:table-cell table:style-name="ce15" table:formula="of:=[.AA53]+1" office:value-type="date" office:date-value="2020-11-15" calcext:value-type="date">
            <text:p>15</text:p>
          </table:table-cell>
          <table:table-cell table:style-name="ce21" table:formula="of:=IF([.AA54]=&quot;&quot;;&quot;&quot;;IFERROR(VLOOKUP([.AA54];[$'Jours fériés'.$A$4:$'Jours fériés'.$B$203];2;0);&quot; &quot;))" office:value-type="string" office:string-value=" " calcext:value-type="string">
            <text:p><text:s/></text:p>
          </table:table-cell>
          <table:table-cell table:style-name="ce28"/>
          <table:table-cell table:style-name="ce106" table:formula="of:=IF([.AA54]=&quot;&quot;;[.AD53];IF([.AC54]=&quot;début&quot;;INDEX([.$AN$4:.$AN$17];1+MOD([.AA54]-2;14));IF(ISNUMBER([.AC54]);[.AD53]+[.AC54];IF((LEFT([.AB54])&lt;&gt;&quot; &quot;)OR([.AC54]&lt;&gt;&quot;&quot;);[.AD53];[.AD53]+INDEX([.$AN$4:.$AN$17];1+MOD([.AA54]-2;14))))))" office:value-type="float" office:value="220" calcext:value-type="float">
            <text:p>220</text:p>
          </table:table-cell>
          <table:table-cell table:style-name="ce119" table:formula="of:=IF([.AA54]=&quot;&quot;;&quot;&quot;;IF(WEEKDAY([.AA54])=5;ISOWEEKNUM([.AA54]);&quot;&quot;))">
            <text:p/>
          </table:table-cell>
          <table:table-cell table:style-name="ce9" table:formula="of:=IF([.AG54]=&quot;&quot;;&quot;&quot;;UPPER(LEFT(TEXT([.AG54];&quot;JJJ&quot;);1)))" office:value-type="string" office:string-value="M" calcext:value-type="string">
            <text:p>M</text:p>
          </table:table-cell>
          <table:table-cell table:style-name="ce15" table:formula="of:=[.AG53]+1" office:value-type="date" office:date-value="2020-12-15" calcext:value-type="date">
            <text:p>15</text:p>
          </table:table-cell>
          <table:table-cell table:style-name="ce21" table:formula="of:=IF([.AG54]=&quot;&quot;;&quot;&quot;;IFERROR(VLOOKUP([.AG54];[$'Jours fériés'.$A$4:$'Jours fériés'.$B$203];2;0);&quot; &quot;))" office:value-type="string" office:string-value=" " calcext:value-type="string">
            <text:p><text:s/></text:p>
          </table:table-cell>
          <table:table-cell table:style-name="ce28"/>
          <table:table-cell table:style-name="ce106" table:formula="of:=IF([.AG54]=&quot;&quot;;[.AJ53];IF([.AI54]=&quot;début&quot;;INDEX([.$AN$4:.$AN$17];1+MOD([.AG54]-2;14));IF(ISNUMBER([.AI54]);[.AJ53]+[.AI54];IF((LEFT([.AH54])&lt;&gt;&quot; &quot;)OR([.AI54]&lt;&gt;&quot;&quot;);[.AJ53];[.AJ53]+INDEX([.$AN$4:.$AN$17];1+MOD([.AG54]-2;14))))))" office:value-type="float" office:value="242" calcext:value-type="float">
            <text:p>242</text:p>
          </table:table-cell>
          <table:table-cell table:style-name="ce119" table:formula="of:=IF([.AG54]=&quot;&quot;;&quot;&quot;;IF(WEEKDAY([.AG54])=5;ISOWEEKNUM([.AG54]);&quot;&quot;))">
            <text:p/>
          </table:table-cell>
          <table:table-cell table:number-columns-repeated="225"/>
        </table:table-row>
        <table:table-row table:style-name="ro15">
          <table:table-cell/>
          <table:table-cell table:style-name="ce9" table:formula="of:=IF([.C55]=&quot;&quot;;&quot;&quot;;UPPER(LEFT(TEXT([.C55];&quot;JJJ&quot;);1)))" office:value-type="string" office:string-value="J" calcext:value-type="string">
            <text:p>J</text:p>
          </table:table-cell>
          <table:table-cell table:style-name="ce15" table:formula="of:=[.C54]+1" office:value-type="date" office:date-value="2020-07-16" calcext:value-type="date">
            <text:p>16</text:p>
          </table:table-cell>
          <table:table-cell table:style-name="ce21" table:formula="of:=IF([.C55]=&quot;&quot;;&quot;&quot;;IFERROR(VLOOKUP([.C55];[$'Jours fériés'.$A$4:$'Jours fériés'.$B$203];2;0);&quot; &quot;))" office:value-type="string" office:string-value=" " calcext:value-type="string">
            <text:p><text:s/></text:p>
          </table:table-cell>
          <table:table-cell table:style-name="ce28"/>
          <table:table-cell table:style-name="ce106" table:formula="of:=IF([.C55]=&quot;&quot;;[.F54];IF([.E55]=&quot;début&quot;;INDEX([.$AN$4:.$AN$17];1+MOD([.C55]-2;14));IF(ISNUMBER([.E55]);[.F54]+[.E55];IF((LEFT([.D55])&lt;&gt;&quot; &quot;)OR([.E55]&lt;&gt;&quot;&quot;);[.F54];[.F54]+INDEX([.$AN$4:.$AN$17];1+MOD([.C55]-2;14))))))" office:value-type="float" office:value="135" calcext:value-type="float">
            <text:p>135</text:p>
          </table:table-cell>
          <table:table-cell table:style-name="ce119" table:formula="of:=IF([.C55]=&quot;&quot;;&quot;&quot;;IF(WEEKDAY([.C55])=5;ISOWEEKNUM([.C55]);&quot;&quot;))" office:value-type="float" office:value="29" calcext:value-type="float">
            <text:p>29</text:p>
          </table:table-cell>
          <table:table-cell table:style-name="ce9" table:formula="of:=IF([.I55]=&quot;&quot;;&quot;&quot;;UPPER(LEFT(TEXT([.I55];&quot;JJJ&quot;);1)))" office:value-type="string" office:string-value="D" calcext:value-type="string">
            <text:p>D</text:p>
          </table:table-cell>
          <table:table-cell table:style-name="ce15" table:formula="of:=[.I54]+1" office:value-type="date" office:date-value="2020-08-16" calcext:value-type="date">
            <text:p>16</text:p>
          </table:table-cell>
          <table:table-cell table:style-name="ce21" table:formula="of:=IF([.I55]=&quot;&quot;;&quot;&quot;;IFERROR(VLOOKUP([.I55];[$'Jours fériés'.$A$4:$'Jours fériés'.$B$203];2;0);&quot; &quot;))" office:value-type="string" office:string-value=" " calcext:value-type="string">
            <text:p><text:s/></text:p>
          </table:table-cell>
          <table:table-cell table:style-name="ce28"/>
          <table:table-cell table:style-name="ce106" table:formula="of:=IF([.I55]=&quot;&quot;;[.L54];IF([.K55]=&quot;début&quot;;INDEX([.$AN$4:.$AN$17];1+MOD([.I55]-2;14));IF(ISNUMBER([.K55]);[.L54]+[.K55];IF((LEFT([.J55])&lt;&gt;&quot; &quot;)OR([.K55]&lt;&gt;&quot;&quot;);[.L54];[.L54]+INDEX([.$AN$4:.$AN$17];1+MOD([.I55]-2;14))))))" office:value-type="float" office:value="156" calcext:value-type="float">
            <text:p>156</text:p>
          </table:table-cell>
          <table:table-cell table:style-name="ce119" table:formula="of:=IF([.I55]=&quot;&quot;;&quot;&quot;;IF(WEEKDAY([.I55])=5;ISOWEEKNUM([.I55]);&quot;&quot;))">
            <text:p/>
          </table:table-cell>
          <table:table-cell table:style-name="ce9" table:formula="of:=IF([.O55]=&quot;&quot;;&quot;&quot;;UPPER(LEFT(TEXT([.O55];&quot;JJJ&quot;);1)))" office:value-type="string" office:string-value="M" calcext:value-type="string">
            <text:p>M</text:p>
          </table:table-cell>
          <table:table-cell table:style-name="ce15" table:formula="of:=[.O54]+1" office:value-type="date" office:date-value="2020-09-16" calcext:value-type="date">
            <text:p>16</text:p>
          </table:table-cell>
          <table:table-cell table:style-name="ce21" table:formula="of:=IF([.O55]=&quot;&quot;;&quot;&quot;;IFERROR(VLOOKUP([.O55];[$'Jours fériés'.$A$4:$'Jours fériés'.$B$203];2;0);&quot; &quot;))" office:value-type="string" office:string-value=" " calcext:value-type="string">
            <text:p><text:s/></text:p>
          </table:table-cell>
          <table:table-cell table:style-name="ce28"/>
          <table:table-cell table:style-name="ce106" table:formula="of:=IF([.O55]=&quot;&quot;;[.R54];IF([.Q55]=&quot;début&quot;;INDEX([.$AN$4:.$AN$17];1+MOD([.O55]-2;14));IF(ISNUMBER([.Q55]);[.R54]+[.Q55];IF((LEFT([.P55])&lt;&gt;&quot; &quot;)OR([.Q55]&lt;&gt;&quot;&quot;);[.R54];[.R54]+INDEX([.$AN$4:.$AN$17];1+MOD([.O55]-2;14))))))" office:value-type="float" office:value="179" calcext:value-type="float">
            <text:p>179</text:p>
          </table:table-cell>
          <table:table-cell table:style-name="ce119" table:formula="of:=IF([.O55]=&quot;&quot;;&quot;&quot;;IF(WEEKDAY([.O55])=5;ISOWEEKNUM([.O55]);&quot;&quot;))">
            <text:p/>
          </table:table-cell>
          <table:table-cell table:style-name="ce9" table:formula="of:=IF([.U55]=&quot;&quot;;&quot;&quot;;UPPER(LEFT(TEXT([.U55];&quot;JJJ&quot;);1)))" office:value-type="string" office:string-value="V" calcext:value-type="string">
            <text:p>V</text:p>
          </table:table-cell>
          <table:table-cell table:style-name="ce15" table:formula="of:=[.U54]+1" office:value-type="date" office:date-value="2020-10-16" calcext:value-type="date">
            <text:p>16</text:p>
          </table:table-cell>
          <table:table-cell table:style-name="ce21" table:formula="of:=IF([.U55]=&quot;&quot;;&quot;&quot;;IFERROR(VLOOKUP([.U55];[$'Jours fériés'.$A$4:$'Jours fériés'.$B$203];2;0);&quot; &quot;))" office:value-type="string" office:string-value=" " calcext:value-type="string">
            <text:p><text:s/></text:p>
          </table:table-cell>
          <table:table-cell table:style-name="ce28"/>
          <table:table-cell table:style-name="ce106" table:formula="of:=IF([.U55]=&quot;&quot;;[.X54];IF([.W55]=&quot;début&quot;;INDEX([.$AN$4:.$AN$17];1+MOD([.U55]-2;14));IF(ISNUMBER([.W55]);[.X54]+[.W55];IF((LEFT([.V55])&lt;&gt;&quot; &quot;)OR([.W55]&lt;&gt;&quot;&quot;);[.X54];[.X54]+INDEX([.$AN$4:.$AN$17];1+MOD([.U55]-2;14))))))" office:value-type="float" office:value="201" calcext:value-type="float">
            <text:p>201</text:p>
          </table:table-cell>
          <table:table-cell table:style-name="ce119" table:formula="of:=IF([.U55]=&quot;&quot;;&quot;&quot;;IF(WEEKDAY([.U55])=5;ISOWEEKNUM([.U55]);&quot;&quot;))">
            <text:p/>
          </table:table-cell>
          <table:table-cell table:style-name="ce9" table:formula="of:=IF([.AA55]=&quot;&quot;;&quot;&quot;;UPPER(LEFT(TEXT([.AA55];&quot;JJJ&quot;);1)))" office:value-type="string" office:string-value="L" calcext:value-type="string">
            <text:p>L</text:p>
          </table:table-cell>
          <table:table-cell table:style-name="ce15" table:formula="of:=[.AA54]+1" office:value-type="date" office:date-value="2020-11-16" calcext:value-type="date">
            <text:p>16</text:p>
          </table:table-cell>
          <table:table-cell table:style-name="ce21" table:formula="of:=IF([.AA55]=&quot;&quot;;&quot;&quot;;IFERROR(VLOOKUP([.AA55];[$'Jours fériés'.$A$4:$'Jours fériés'.$B$203];2;0);&quot; &quot;))" office:value-type="string" office:string-value=" " calcext:value-type="string">
            <text:p><text:s/></text:p>
          </table:table-cell>
          <table:table-cell table:style-name="ce28"/>
          <table:table-cell table:style-name="ce106" table:formula="of:=IF([.AA55]=&quot;&quot;;[.AD54];IF([.AC55]=&quot;début&quot;;INDEX([.$AN$4:.$AN$17];1+MOD([.AA55]-2;14));IF(ISNUMBER([.AC55]);[.AD54]+[.AC55];IF((LEFT([.AB55])&lt;&gt;&quot; &quot;)OR([.AC55]&lt;&gt;&quot;&quot;);[.AD54];[.AD54]+INDEX([.$AN$4:.$AN$17];1+MOD([.AA55]-2;14))))))" office:value-type="float" office:value="221" calcext:value-type="float">
            <text:p>221</text:p>
          </table:table-cell>
          <table:table-cell table:style-name="ce119" table:formula="of:=IF([.AA55]=&quot;&quot;;&quot;&quot;;IF(WEEKDAY([.AA55])=5;ISOWEEKNUM([.AA55]);&quot;&quot;))">
            <text:p/>
          </table:table-cell>
          <table:table-cell table:style-name="ce9" table:formula="of:=IF([.AG55]=&quot;&quot;;&quot;&quot;;UPPER(LEFT(TEXT([.AG55];&quot;JJJ&quot;);1)))" office:value-type="string" office:string-value="M" calcext:value-type="string">
            <text:p>M</text:p>
          </table:table-cell>
          <table:table-cell table:style-name="ce15" table:formula="of:=[.AG54]+1" office:value-type="date" office:date-value="2020-12-16" calcext:value-type="date">
            <text:p>16</text:p>
          </table:table-cell>
          <table:table-cell table:style-name="ce21" table:formula="of:=IF([.AG55]=&quot;&quot;;&quot;&quot;;IFERROR(VLOOKUP([.AG55];[$'Jours fériés'.$A$4:$'Jours fériés'.$B$203];2;0);&quot; &quot;))" office:value-type="string" office:string-value=" " calcext:value-type="string">
            <text:p><text:s/></text:p>
          </table:table-cell>
          <table:table-cell table:style-name="ce28"/>
          <table:table-cell table:style-name="ce106" table:formula="of:=IF([.AG55]=&quot;&quot;;[.AJ54];IF([.AI55]=&quot;début&quot;;INDEX([.$AN$4:.$AN$17];1+MOD([.AG55]-2;14));IF(ISNUMBER([.AI55]);[.AJ54]+[.AI55];IF((LEFT([.AH55])&lt;&gt;&quot; &quot;)OR([.AI55]&lt;&gt;&quot;&quot;);[.AJ54];[.AJ54]+INDEX([.$AN$4:.$AN$17];1+MOD([.AG55]-2;14))))))" office:value-type="float" office:value="243" calcext:value-type="float">
            <text:p>243</text:p>
          </table:table-cell>
          <table:table-cell table:style-name="ce119" table:formula="of:=IF([.AG55]=&quot;&quot;;&quot;&quot;;IF(WEEKDAY([.AG55])=5;ISOWEEKNUM([.AG55]);&quot;&quot;))">
            <text:p/>
          </table:table-cell>
          <table:table-cell table:number-columns-repeated="225"/>
        </table:table-row>
        <table:table-row table:style-name="ro15">
          <table:table-cell/>
          <table:table-cell table:style-name="ce9" table:formula="of:=IF([.C56]=&quot;&quot;;&quot;&quot;;UPPER(LEFT(TEXT([.C56];&quot;JJJ&quot;);1)))" office:value-type="string" office:string-value="V" calcext:value-type="string">
            <text:p>V</text:p>
          </table:table-cell>
          <table:table-cell table:style-name="ce15" table:formula="of:=[.C55]+1" office:value-type="date" office:date-value="2020-07-17" calcext:value-type="date">
            <text:p>17</text:p>
          </table:table-cell>
          <table:table-cell table:style-name="ce21" table:formula="of:=IF([.C56]=&quot;&quot;;&quot;&quot;;IFERROR(VLOOKUP([.C56];[$'Jours fériés'.$A$4:$'Jours fériés'.$B$203];2;0);&quot; &quot;))" office:value-type="string" office:string-value=" " calcext:value-type="string">
            <text:p><text:s/></text:p>
          </table:table-cell>
          <table:table-cell table:style-name="ce28"/>
          <table:table-cell table:style-name="ce106" table:formula="of:=IF([.C56]=&quot;&quot;;[.F55];IF([.E56]=&quot;début&quot;;INDEX([.$AN$4:.$AN$17];1+MOD([.C56]-2;14));IF(ISNUMBER([.E56]);[.F55]+[.E56];IF((LEFT([.D56])&lt;&gt;&quot; &quot;)OR([.E56]&lt;&gt;&quot;&quot;);[.F55];[.F55]+INDEX([.$AN$4:.$AN$17];1+MOD([.C56]-2;14))))))" office:value-type="float" office:value="136" calcext:value-type="float">
            <text:p>136</text:p>
          </table:table-cell>
          <table:table-cell table:style-name="ce119" table:formula="of:=IF([.C56]=&quot;&quot;;&quot;&quot;;IF(WEEKDAY([.C56])=5;ISOWEEKNUM([.C56]);&quot;&quot;))">
            <text:p/>
          </table:table-cell>
          <table:table-cell table:style-name="ce9" table:formula="of:=IF([.I56]=&quot;&quot;;&quot;&quot;;UPPER(LEFT(TEXT([.I56];&quot;JJJ&quot;);1)))" office:value-type="string" office:string-value="L" calcext:value-type="string">
            <text:p>L</text:p>
          </table:table-cell>
          <table:table-cell table:style-name="ce15" table:formula="of:=[.I55]+1" office:value-type="date" office:date-value="2020-08-17" calcext:value-type="date">
            <text:p>17</text:p>
          </table:table-cell>
          <table:table-cell table:style-name="ce21" table:formula="of:=IF([.I56]=&quot;&quot;;&quot;&quot;;IFERROR(VLOOKUP([.I56];[$'Jours fériés'.$A$4:$'Jours fériés'.$B$203];2;0);&quot; &quot;))" office:value-type="string" office:string-value=" " calcext:value-type="string">
            <text:p><text:s/></text:p>
          </table:table-cell>
          <table:table-cell table:style-name="ce28"/>
          <table:table-cell table:style-name="ce106" table:formula="of:=IF([.I56]=&quot;&quot;;[.L55];IF([.K56]=&quot;début&quot;;INDEX([.$AN$4:.$AN$17];1+MOD([.I56]-2;14));IF(ISNUMBER([.K56]);[.L55]+[.K56];IF((LEFT([.J56])&lt;&gt;&quot; &quot;)OR([.K56]&lt;&gt;&quot;&quot;);[.L55];[.L55]+INDEX([.$AN$4:.$AN$17];1+MOD([.I56]-2;14))))))" office:value-type="float" office:value="157" calcext:value-type="float">
            <text:p>157</text:p>
          </table:table-cell>
          <table:table-cell table:style-name="ce119" table:formula="of:=IF([.I56]=&quot;&quot;;&quot;&quot;;IF(WEEKDAY([.I56])=5;ISOWEEKNUM([.I56]);&quot;&quot;))">
            <text:p/>
          </table:table-cell>
          <table:table-cell table:style-name="ce9" table:formula="of:=IF([.O56]=&quot;&quot;;&quot;&quot;;UPPER(LEFT(TEXT([.O56];&quot;JJJ&quot;);1)))" office:value-type="string" office:string-value="J" calcext:value-type="string">
            <text:p>J</text:p>
          </table:table-cell>
          <table:table-cell table:style-name="ce15" table:formula="of:=[.O55]+1" office:value-type="date" office:date-value="2020-09-17" calcext:value-type="date">
            <text:p>17</text:p>
          </table:table-cell>
          <table:table-cell table:style-name="ce21" table:formula="of:=IF([.O56]=&quot;&quot;;&quot;&quot;;IFERROR(VLOOKUP([.O56];[$'Jours fériés'.$A$4:$'Jours fériés'.$B$203];2;0);&quot; &quot;))" office:value-type="string" office:string-value=" " calcext:value-type="string">
            <text:p><text:s/></text:p>
          </table:table-cell>
          <table:table-cell table:style-name="ce28"/>
          <table:table-cell table:style-name="ce106" table:formula="of:=IF([.O56]=&quot;&quot;;[.R55];IF([.Q56]=&quot;début&quot;;INDEX([.$AN$4:.$AN$17];1+MOD([.O56]-2;14));IF(ISNUMBER([.Q56]);[.R55]+[.Q56];IF((LEFT([.P56])&lt;&gt;&quot; &quot;)OR([.Q56]&lt;&gt;&quot;&quot;);[.R55];[.R55]+INDEX([.$AN$4:.$AN$17];1+MOD([.O56]-2;14))))))" office:value-type="float" office:value="180" calcext:value-type="float">
            <text:p>180</text:p>
          </table:table-cell>
          <table:table-cell table:style-name="ce119" table:formula="of:=IF([.O56]=&quot;&quot;;&quot;&quot;;IF(WEEKDAY([.O56])=5;ISOWEEKNUM([.O56]);&quot;&quot;))" office:value-type="float" office:value="38" calcext:value-type="float">
            <text:p>38</text:p>
          </table:table-cell>
          <table:table-cell table:style-name="ce9" table:formula="of:=IF([.U56]=&quot;&quot;;&quot;&quot;;UPPER(LEFT(TEXT([.U56];&quot;JJJ&quot;);1)))" office:value-type="string" office:string-value="S" calcext:value-type="string">
            <text:p>S</text:p>
          </table:table-cell>
          <table:table-cell table:style-name="ce15" table:formula="of:=[.U55]+1" office:value-type="date" office:date-value="2020-10-17" calcext:value-type="date">
            <text:p>17</text:p>
          </table:table-cell>
          <table:table-cell table:style-name="ce21" table:formula="of:=IF([.U56]=&quot;&quot;;&quot;&quot;;IFERROR(VLOOKUP([.U56];[$'Jours fériés'.$A$4:$'Jours fériés'.$B$203];2;0);&quot; &quot;))" office:value-type="string" office:string-value=" " calcext:value-type="string">
            <text:p><text:s/></text:p>
          </table:table-cell>
          <table:table-cell table:style-name="ce28"/>
          <table:table-cell table:style-name="ce106" table:formula="of:=IF([.U56]=&quot;&quot;;[.X55];IF([.W56]=&quot;début&quot;;INDEX([.$AN$4:.$AN$17];1+MOD([.U56]-2;14));IF(ISNUMBER([.W56]);[.X55]+[.W56];IF((LEFT([.V56])&lt;&gt;&quot; &quot;)OR([.W56]&lt;&gt;&quot;&quot;);[.X55];[.X55]+INDEX([.$AN$4:.$AN$17];1+MOD([.U56]-2;14))))))" office:value-type="float" office:value="201" calcext:value-type="float">
            <text:p>201</text:p>
          </table:table-cell>
          <table:table-cell table:style-name="ce119" table:formula="of:=IF([.U56]=&quot;&quot;;&quot;&quot;;IF(WEEKDAY([.U56])=5;ISOWEEKNUM([.U56]);&quot;&quot;))">
            <text:p/>
          </table:table-cell>
          <table:table-cell table:style-name="ce9" table:formula="of:=IF([.AA56]=&quot;&quot;;&quot;&quot;;UPPER(LEFT(TEXT([.AA56];&quot;JJJ&quot;);1)))" office:value-type="string" office:string-value="M" calcext:value-type="string">
            <text:p>M</text:p>
          </table:table-cell>
          <table:table-cell table:style-name="ce15" table:formula="of:=[.AA55]+1" office:value-type="date" office:date-value="2020-11-17" calcext:value-type="date">
            <text:p>17</text:p>
          </table:table-cell>
          <table:table-cell table:style-name="ce21" table:formula="of:=IF([.AA56]=&quot;&quot;;&quot;&quot;;IFERROR(VLOOKUP([.AA56];[$'Jours fériés'.$A$4:$'Jours fériés'.$B$203];2;0);&quot; &quot;))" office:value-type="string" office:string-value=" " calcext:value-type="string">
            <text:p><text:s/></text:p>
          </table:table-cell>
          <table:table-cell table:style-name="ce28"/>
          <table:table-cell table:style-name="ce106" table:formula="of:=IF([.AA56]=&quot;&quot;;[.AD55];IF([.AC56]=&quot;début&quot;;INDEX([.$AN$4:.$AN$17];1+MOD([.AA56]-2;14));IF(ISNUMBER([.AC56]);[.AD55]+[.AC56];IF((LEFT([.AB56])&lt;&gt;&quot; &quot;)OR([.AC56]&lt;&gt;&quot;&quot;);[.AD55];[.AD55]+INDEX([.$AN$4:.$AN$17];1+MOD([.AA56]-2;14))))))" office:value-type="float" office:value="222" calcext:value-type="float">
            <text:p>222</text:p>
          </table:table-cell>
          <table:table-cell table:style-name="ce119" table:formula="of:=IF([.AA56]=&quot;&quot;;&quot;&quot;;IF(WEEKDAY([.AA56])=5;ISOWEEKNUM([.AA56]);&quot;&quot;))">
            <text:p/>
          </table:table-cell>
          <table:table-cell table:style-name="ce9" table:formula="of:=IF([.AG56]=&quot;&quot;;&quot;&quot;;UPPER(LEFT(TEXT([.AG56];&quot;JJJ&quot;);1)))" office:value-type="string" office:string-value="J" calcext:value-type="string">
            <text:p>J</text:p>
          </table:table-cell>
          <table:table-cell table:style-name="ce15" table:formula="of:=[.AG55]+1" office:value-type="date" office:date-value="2020-12-17" calcext:value-type="date">
            <text:p>17</text:p>
          </table:table-cell>
          <table:table-cell table:style-name="ce21" table:formula="of:=IF([.AG56]=&quot;&quot;;&quot;&quot;;IFERROR(VLOOKUP([.AG56];[$'Jours fériés'.$A$4:$'Jours fériés'.$B$203];2;0);&quot; &quot;))" office:value-type="string" office:string-value=" " calcext:value-type="string">
            <text:p><text:s/></text:p>
          </table:table-cell>
          <table:table-cell table:style-name="ce28"/>
          <table:table-cell table:style-name="ce106" table:formula="of:=IF([.AG56]=&quot;&quot;;[.AJ55];IF([.AI56]=&quot;début&quot;;INDEX([.$AN$4:.$AN$17];1+MOD([.AG56]-2;14));IF(ISNUMBER([.AI56]);[.AJ55]+[.AI56];IF((LEFT([.AH56])&lt;&gt;&quot; &quot;)OR([.AI56]&lt;&gt;&quot;&quot;);[.AJ55];[.AJ55]+INDEX([.$AN$4:.$AN$17];1+MOD([.AG56]-2;14))))))" office:value-type="float" office:value="244" calcext:value-type="float">
            <text:p>244</text:p>
          </table:table-cell>
          <table:table-cell table:style-name="ce119" table:formula="of:=IF([.AG56]=&quot;&quot;;&quot;&quot;;IF(WEEKDAY([.AG56])=5;ISOWEEKNUM([.AG56]);&quot;&quot;))" office:value-type="float" office:value="51" calcext:value-type="float">
            <text:p>51</text:p>
          </table:table-cell>
          <table:table-cell table:number-columns-repeated="225"/>
        </table:table-row>
        <table:table-row table:style-name="ro15">
          <table:table-cell/>
          <table:table-cell table:style-name="ce9" table:formula="of:=IF([.C57]=&quot;&quot;;&quot;&quot;;UPPER(LEFT(TEXT([.C57];&quot;JJJ&quot;);1)))" office:value-type="string" office:string-value="S" calcext:value-type="string">
            <text:p>S</text:p>
          </table:table-cell>
          <table:table-cell table:style-name="ce15" table:formula="of:=[.C56]+1" office:value-type="date" office:date-value="2020-07-18" calcext:value-type="date">
            <text:p>18</text:p>
          </table:table-cell>
          <table:table-cell table:style-name="ce21" table:formula="of:=IF([.C57]=&quot;&quot;;&quot;&quot;;IFERROR(VLOOKUP([.C57];[$'Jours fériés'.$A$4:$'Jours fériés'.$B$203];2;0);&quot; &quot;))" office:value-type="string" office:string-value=" " calcext:value-type="string">
            <text:p><text:s/></text:p>
          </table:table-cell>
          <table:table-cell table:style-name="ce28"/>
          <table:table-cell table:style-name="ce106" table:formula="of:=IF([.C57]=&quot;&quot;;[.F56];IF([.E57]=&quot;début&quot;;INDEX([.$AN$4:.$AN$17];1+MOD([.C57]-2;14));IF(ISNUMBER([.E57]);[.F56]+[.E57];IF((LEFT([.D57])&lt;&gt;&quot; &quot;)OR([.E57]&lt;&gt;&quot;&quot;);[.F56];[.F56]+INDEX([.$AN$4:.$AN$17];1+MOD([.C57]-2;14))))))" office:value-type="float" office:value="136" calcext:value-type="float">
            <text:p>136</text:p>
          </table:table-cell>
          <table:table-cell table:style-name="ce119" table:formula="of:=IF([.C57]=&quot;&quot;;&quot;&quot;;IF(WEEKDAY([.C57])=5;ISOWEEKNUM([.C57]);&quot;&quot;))">
            <text:p/>
          </table:table-cell>
          <table:table-cell table:style-name="ce9" table:formula="of:=IF([.I57]=&quot;&quot;;&quot;&quot;;UPPER(LEFT(TEXT([.I57];&quot;JJJ&quot;);1)))" office:value-type="string" office:string-value="M" calcext:value-type="string">
            <text:p>M</text:p>
          </table:table-cell>
          <table:table-cell table:style-name="ce15" table:formula="of:=[.I56]+1" office:value-type="date" office:date-value="2020-08-18" calcext:value-type="date">
            <text:p>18</text:p>
          </table:table-cell>
          <table:table-cell table:style-name="ce21" table:formula="of:=IF([.I57]=&quot;&quot;;&quot;&quot;;IFERROR(VLOOKUP([.I57];[$'Jours fériés'.$A$4:$'Jours fériés'.$B$203];2;0);&quot; &quot;))" office:value-type="string" office:string-value=" " calcext:value-type="string">
            <text:p><text:s/></text:p>
          </table:table-cell>
          <table:table-cell table:style-name="ce28"/>
          <table:table-cell table:style-name="ce106" table:formula="of:=IF([.I57]=&quot;&quot;;[.L56];IF([.K57]=&quot;début&quot;;INDEX([.$AN$4:.$AN$17];1+MOD([.I57]-2;14));IF(ISNUMBER([.K57]);[.L56]+[.K57];IF((LEFT([.J57])&lt;&gt;&quot; &quot;)OR([.K57]&lt;&gt;&quot;&quot;);[.L56];[.L56]+INDEX([.$AN$4:.$AN$17];1+MOD([.I57]-2;14))))))" office:value-type="float" office:value="158" calcext:value-type="float">
            <text:p>158</text:p>
          </table:table-cell>
          <table:table-cell table:style-name="ce119" table:formula="of:=IF([.I57]=&quot;&quot;;&quot;&quot;;IF(WEEKDAY([.I57])=5;ISOWEEKNUM([.I57]);&quot;&quot;))">
            <text:p/>
          </table:table-cell>
          <table:table-cell table:style-name="ce9" table:formula="of:=IF([.O57]=&quot;&quot;;&quot;&quot;;UPPER(LEFT(TEXT([.O57];&quot;JJJ&quot;);1)))" office:value-type="string" office:string-value="V" calcext:value-type="string">
            <text:p>V</text:p>
          </table:table-cell>
          <table:table-cell table:style-name="ce15" table:formula="of:=[.O56]+1" office:value-type="date" office:date-value="2020-09-18" calcext:value-type="date">
            <text:p>18</text:p>
          </table:table-cell>
          <table:table-cell table:style-name="ce21" table:formula="of:=IF([.O57]=&quot;&quot;;&quot;&quot;;IFERROR(VLOOKUP([.O57];[$'Jours fériés'.$A$4:$'Jours fériés'.$B$203];2;0);&quot; &quot;))" office:value-type="string" office:string-value=" " calcext:value-type="string">
            <text:p><text:s/></text:p>
          </table:table-cell>
          <table:table-cell table:style-name="ce28"/>
          <table:table-cell table:style-name="ce106" table:formula="of:=IF([.O57]=&quot;&quot;;[.R56];IF([.Q57]=&quot;début&quot;;INDEX([.$AN$4:.$AN$17];1+MOD([.O57]-2;14));IF(ISNUMBER([.Q57]);[.R56]+[.Q57];IF((LEFT([.P57])&lt;&gt;&quot; &quot;)OR([.Q57]&lt;&gt;&quot;&quot;);[.R56];[.R56]+INDEX([.$AN$4:.$AN$17];1+MOD([.O57]-2;14))))))" office:value-type="float" office:value="181" calcext:value-type="float">
            <text:p>181</text:p>
          </table:table-cell>
          <table:table-cell table:style-name="ce119" table:formula="of:=IF([.O57]=&quot;&quot;;&quot;&quot;;IF(WEEKDAY([.O57])=5;ISOWEEKNUM([.O57]);&quot;&quot;))">
            <text:p/>
          </table:table-cell>
          <table:table-cell table:style-name="ce9" table:formula="of:=IF([.U57]=&quot;&quot;;&quot;&quot;;UPPER(LEFT(TEXT([.U57];&quot;JJJ&quot;);1)))" office:value-type="string" office:string-value="D" calcext:value-type="string">
            <text:p>D</text:p>
          </table:table-cell>
          <table:table-cell table:style-name="ce15" table:formula="of:=[.U56]+1" office:value-type="date" office:date-value="2020-10-18" calcext:value-type="date">
            <text:p>18</text:p>
          </table:table-cell>
          <table:table-cell table:style-name="ce21" table:formula="of:=IF([.U57]=&quot;&quot;;&quot;&quot;;IFERROR(VLOOKUP([.U57];[$'Jours fériés'.$A$4:$'Jours fériés'.$B$203];2;0);&quot; &quot;))" office:value-type="string" office:string-value=" " calcext:value-type="string">
            <text:p><text:s/></text:p>
          </table:table-cell>
          <table:table-cell table:style-name="ce28"/>
          <table:table-cell table:style-name="ce106" table:formula="of:=IF([.U57]=&quot;&quot;;[.X56];IF([.W57]=&quot;début&quot;;INDEX([.$AN$4:.$AN$17];1+MOD([.U57]-2;14));IF(ISNUMBER([.W57]);[.X56]+[.W57];IF((LEFT([.V57])&lt;&gt;&quot; &quot;)OR([.W57]&lt;&gt;&quot;&quot;);[.X56];[.X56]+INDEX([.$AN$4:.$AN$17];1+MOD([.U57]-2;14))))))" office:value-type="float" office:value="201" calcext:value-type="float">
            <text:p>201</text:p>
          </table:table-cell>
          <table:table-cell table:style-name="ce119" table:formula="of:=IF([.U57]=&quot;&quot;;&quot;&quot;;IF(WEEKDAY([.U57])=5;ISOWEEKNUM([.U57]);&quot;&quot;))">
            <text:p/>
          </table:table-cell>
          <table:table-cell table:style-name="ce9" table:formula="of:=IF([.AA57]=&quot;&quot;;&quot;&quot;;UPPER(LEFT(TEXT([.AA57];&quot;JJJ&quot;);1)))" office:value-type="string" office:string-value="M" calcext:value-type="string">
            <text:p>M</text:p>
          </table:table-cell>
          <table:table-cell table:style-name="ce15" table:formula="of:=[.AA56]+1" office:value-type="date" office:date-value="2020-11-18" calcext:value-type="date">
            <text:p>18</text:p>
          </table:table-cell>
          <table:table-cell table:style-name="ce21" table:formula="of:=IF([.AA57]=&quot;&quot;;&quot;&quot;;IFERROR(VLOOKUP([.AA57];[$'Jours fériés'.$A$4:$'Jours fériés'.$B$203];2;0);&quot; &quot;))" office:value-type="string" office:string-value=" " calcext:value-type="string">
            <text:p><text:s/></text:p>
          </table:table-cell>
          <table:table-cell table:style-name="ce28"/>
          <table:table-cell table:style-name="ce106" table:formula="of:=IF([.AA57]=&quot;&quot;;[.AD56];IF([.AC57]=&quot;début&quot;;INDEX([.$AN$4:.$AN$17];1+MOD([.AA57]-2;14));IF(ISNUMBER([.AC57]);[.AD56]+[.AC57];IF((LEFT([.AB57])&lt;&gt;&quot; &quot;)OR([.AC57]&lt;&gt;&quot;&quot;);[.AD56];[.AD56]+INDEX([.$AN$4:.$AN$17];1+MOD([.AA57]-2;14))))))" office:value-type="float" office:value="223" calcext:value-type="float">
            <text:p>223</text:p>
          </table:table-cell>
          <table:table-cell table:style-name="ce119" table:formula="of:=IF([.AA57]=&quot;&quot;;&quot;&quot;;IF(WEEKDAY([.AA57])=5;ISOWEEKNUM([.AA57]);&quot;&quot;))">
            <text:p/>
          </table:table-cell>
          <table:table-cell table:style-name="ce9" table:formula="of:=IF([.AG57]=&quot;&quot;;&quot;&quot;;UPPER(LEFT(TEXT([.AG57];&quot;JJJ&quot;);1)))" office:value-type="string" office:string-value="V" calcext:value-type="string">
            <text:p>V</text:p>
          </table:table-cell>
          <table:table-cell table:style-name="ce15" table:formula="of:=[.AG56]+1" office:value-type="date" office:date-value="2020-12-18" calcext:value-type="date">
            <text:p>18</text:p>
          </table:table-cell>
          <table:table-cell table:style-name="ce21" table:formula="of:=IF([.AG57]=&quot;&quot;;&quot;&quot;;IFERROR(VLOOKUP([.AG57];[$'Jours fériés'.$A$4:$'Jours fériés'.$B$203];2;0);&quot; &quot;))" office:value-type="string" office:string-value=" " calcext:value-type="string">
            <text:p><text:s/></text:p>
          </table:table-cell>
          <table:table-cell table:style-name="ce28"/>
          <table:table-cell table:style-name="ce106" table:formula="of:=IF([.AG57]=&quot;&quot;;[.AJ56];IF([.AI57]=&quot;début&quot;;INDEX([.$AN$4:.$AN$17];1+MOD([.AG57]-2;14));IF(ISNUMBER([.AI57]);[.AJ56]+[.AI57];IF((LEFT([.AH57])&lt;&gt;&quot; &quot;)OR([.AI57]&lt;&gt;&quot;&quot;);[.AJ56];[.AJ56]+INDEX([.$AN$4:.$AN$17];1+MOD([.AG57]-2;14))))))" office:value-type="float" office:value="245" calcext:value-type="float">
            <text:p>245</text:p>
          </table:table-cell>
          <table:table-cell table:style-name="ce119" table:formula="of:=IF([.AG57]=&quot;&quot;;&quot;&quot;;IF(WEEKDAY([.AG57])=5;ISOWEEKNUM([.AG57]);&quot;&quot;))">
            <text:p/>
          </table:table-cell>
          <table:table-cell table:number-columns-repeated="225"/>
        </table:table-row>
        <table:table-row table:style-name="ro15">
          <table:table-cell/>
          <table:table-cell table:style-name="ce9" table:formula="of:=IF([.C58]=&quot;&quot;;&quot;&quot;;UPPER(LEFT(TEXT([.C58];&quot;JJJ&quot;);1)))" office:value-type="string" office:string-value="D" calcext:value-type="string">
            <text:p>D</text:p>
          </table:table-cell>
          <table:table-cell table:style-name="ce15" table:formula="of:=[.C57]+1" office:value-type="date" office:date-value="2020-07-19" calcext:value-type="date">
            <text:p>19</text:p>
          </table:table-cell>
          <table:table-cell table:style-name="ce21" table:formula="of:=IF([.C58]=&quot;&quot;;&quot;&quot;;IFERROR(VLOOKUP([.C58];[$'Jours fériés'.$A$4:$'Jours fériés'.$B$203];2;0);&quot; &quot;))" office:value-type="string" office:string-value=" " calcext:value-type="string">
            <text:p><text:s/></text:p>
          </table:table-cell>
          <table:table-cell table:style-name="ce28"/>
          <table:table-cell table:style-name="ce106" table:formula="of:=IF([.C58]=&quot;&quot;;[.F57];IF([.E58]=&quot;début&quot;;INDEX([.$AN$4:.$AN$17];1+MOD([.C58]-2;14));IF(ISNUMBER([.E58]);[.F57]+[.E58];IF((LEFT([.D58])&lt;&gt;&quot; &quot;)OR([.E58]&lt;&gt;&quot;&quot;);[.F57];[.F57]+INDEX([.$AN$4:.$AN$17];1+MOD([.C58]-2;14))))))" office:value-type="float" office:value="136" calcext:value-type="float">
            <text:p>136</text:p>
          </table:table-cell>
          <table:table-cell table:style-name="ce119" table:formula="of:=IF([.C58]=&quot;&quot;;&quot;&quot;;IF(WEEKDAY([.C58])=5;ISOWEEKNUM([.C58]);&quot;&quot;))">
            <text:p/>
          </table:table-cell>
          <table:table-cell table:style-name="ce9" table:formula="of:=IF([.I58]=&quot;&quot;;&quot;&quot;;UPPER(LEFT(TEXT([.I58];&quot;JJJ&quot;);1)))" office:value-type="string" office:string-value="M" calcext:value-type="string">
            <text:p>M</text:p>
          </table:table-cell>
          <table:table-cell table:style-name="ce15" table:formula="of:=[.I57]+1" office:value-type="date" office:date-value="2020-08-19" calcext:value-type="date">
            <text:p>19</text:p>
          </table:table-cell>
          <table:table-cell table:style-name="ce21" table:formula="of:=IF([.I58]=&quot;&quot;;&quot;&quot;;IFERROR(VLOOKUP([.I58];[$'Jours fériés'.$A$4:$'Jours fériés'.$B$203];2;0);&quot; &quot;))" office:value-type="string" office:string-value=" " calcext:value-type="string">
            <text:p><text:s/></text:p>
          </table:table-cell>
          <table:table-cell table:style-name="ce28"/>
          <table:table-cell table:style-name="ce106" table:formula="of:=IF([.I58]=&quot;&quot;;[.L57];IF([.K58]=&quot;début&quot;;INDEX([.$AN$4:.$AN$17];1+MOD([.I58]-2;14));IF(ISNUMBER([.K58]);[.L57]+[.K58];IF((LEFT([.J58])&lt;&gt;&quot; &quot;)OR([.K58]&lt;&gt;&quot;&quot;);[.L57];[.L57]+INDEX([.$AN$4:.$AN$17];1+MOD([.I58]-2;14))))))" office:value-type="float" office:value="159" calcext:value-type="float">
            <text:p>159</text:p>
          </table:table-cell>
          <table:table-cell table:style-name="ce119" table:formula="of:=IF([.I58]=&quot;&quot;;&quot;&quot;;IF(WEEKDAY([.I58])=5;ISOWEEKNUM([.I58]);&quot;&quot;))">
            <text:p/>
          </table:table-cell>
          <table:table-cell table:style-name="ce9" table:formula="of:=IF([.O58]=&quot;&quot;;&quot;&quot;;UPPER(LEFT(TEXT([.O58];&quot;JJJ&quot;);1)))" office:value-type="string" office:string-value="S" calcext:value-type="string">
            <text:p>S</text:p>
          </table:table-cell>
          <table:table-cell table:style-name="ce15" table:formula="of:=[.O57]+1" office:value-type="date" office:date-value="2020-09-19" calcext:value-type="date">
            <text:p>19</text:p>
          </table:table-cell>
          <table:table-cell table:style-name="ce21" table:formula="of:=IF([.O58]=&quot;&quot;;&quot;&quot;;IFERROR(VLOOKUP([.O58];[$'Jours fériés'.$A$4:$'Jours fériés'.$B$203];2;0);&quot; &quot;))" office:value-type="string" office:string-value=" " calcext:value-type="string">
            <text:p><text:s/></text:p>
          </table:table-cell>
          <table:table-cell table:style-name="ce28"/>
          <table:table-cell table:style-name="ce106" table:formula="of:=IF([.O58]=&quot;&quot;;[.R57];IF([.Q58]=&quot;début&quot;;INDEX([.$AN$4:.$AN$17];1+MOD([.O58]-2;14));IF(ISNUMBER([.Q58]);[.R57]+[.Q58];IF((LEFT([.P58])&lt;&gt;&quot; &quot;)OR([.Q58]&lt;&gt;&quot;&quot;);[.R57];[.R57]+INDEX([.$AN$4:.$AN$17];1+MOD([.O58]-2;14))))))" office:value-type="float" office:value="181" calcext:value-type="float">
            <text:p>181</text:p>
          </table:table-cell>
          <table:table-cell table:style-name="ce119" table:formula="of:=IF([.O58]=&quot;&quot;;&quot;&quot;;IF(WEEKDAY([.O58])=5;ISOWEEKNUM([.O58]);&quot;&quot;))">
            <text:p/>
          </table:table-cell>
          <table:table-cell table:style-name="ce9" table:formula="of:=IF([.U58]=&quot;&quot;;&quot;&quot;;UPPER(LEFT(TEXT([.U58];&quot;JJJ&quot;);1)))" office:value-type="string" office:string-value="L" calcext:value-type="string">
            <text:p>L</text:p>
          </table:table-cell>
          <table:table-cell table:style-name="ce15" table:formula="of:=[.U57]+1" office:value-type="date" office:date-value="2020-10-19" calcext:value-type="date">
            <text:p>19</text:p>
          </table:table-cell>
          <table:table-cell table:style-name="ce21" table:formula="of:=IF([.U58]=&quot;&quot;;&quot;&quot;;IFERROR(VLOOKUP([.U58];[$'Jours fériés'.$A$4:$'Jours fériés'.$B$203];2;0);&quot; &quot;))" office:value-type="string" office:string-value=" " calcext:value-type="string">
            <text:p><text:s/></text:p>
          </table:table-cell>
          <table:table-cell table:style-name="ce28"/>
          <table:table-cell table:style-name="ce106" table:formula="of:=IF([.U58]=&quot;&quot;;[.X57];IF([.W58]=&quot;début&quot;;INDEX([.$AN$4:.$AN$17];1+MOD([.U58]-2;14));IF(ISNUMBER([.W58]);[.X57]+[.W58];IF((LEFT([.V58])&lt;&gt;&quot; &quot;)OR([.W58]&lt;&gt;&quot;&quot;);[.X57];[.X57]+INDEX([.$AN$4:.$AN$17];1+MOD([.U58]-2;14))))))" office:value-type="float" office:value="202" calcext:value-type="float">
            <text:p>202</text:p>
          </table:table-cell>
          <table:table-cell table:style-name="ce119" table:formula="of:=IF([.U58]=&quot;&quot;;&quot;&quot;;IF(WEEKDAY([.U58])=5;ISOWEEKNUM([.U58]);&quot;&quot;))">
            <text:p/>
          </table:table-cell>
          <table:table-cell table:style-name="ce9" table:formula="of:=IF([.AA58]=&quot;&quot;;&quot;&quot;;UPPER(LEFT(TEXT([.AA58];&quot;JJJ&quot;);1)))" office:value-type="string" office:string-value="J" calcext:value-type="string">
            <text:p>J</text:p>
          </table:table-cell>
          <table:table-cell table:style-name="ce15" table:formula="of:=[.AA57]+1" office:value-type="date" office:date-value="2020-11-19" calcext:value-type="date">
            <text:p>19</text:p>
          </table:table-cell>
          <table:table-cell table:style-name="ce21" table:formula="of:=IF([.AA58]=&quot;&quot;;&quot;&quot;;IFERROR(VLOOKUP([.AA58];[$'Jours fériés'.$A$4:$'Jours fériés'.$B$203];2;0);&quot; &quot;))" office:value-type="string" office:string-value=" " calcext:value-type="string">
            <text:p><text:s/></text:p>
          </table:table-cell>
          <table:table-cell table:style-name="ce28"/>
          <table:table-cell table:style-name="ce106" table:formula="of:=IF([.AA58]=&quot;&quot;;[.AD57];IF([.AC58]=&quot;début&quot;;INDEX([.$AN$4:.$AN$17];1+MOD([.AA58]-2;14));IF(ISNUMBER([.AC58]);[.AD57]+[.AC58];IF((LEFT([.AB58])&lt;&gt;&quot; &quot;)OR([.AC58]&lt;&gt;&quot;&quot;);[.AD57];[.AD57]+INDEX([.$AN$4:.$AN$17];1+MOD([.AA58]-2;14))))))" office:value-type="float" office:value="224" calcext:value-type="float">
            <text:p>224</text:p>
          </table:table-cell>
          <table:table-cell table:style-name="ce119" table:formula="of:=IF([.AA58]=&quot;&quot;;&quot;&quot;;IF(WEEKDAY([.AA58])=5;ISOWEEKNUM([.AA58]);&quot;&quot;))" office:value-type="float" office:value="47" calcext:value-type="float">
            <text:p>47</text:p>
          </table:table-cell>
          <table:table-cell table:style-name="ce9" table:formula="of:=IF([.AG58]=&quot;&quot;;&quot;&quot;;UPPER(LEFT(TEXT([.AG58];&quot;JJJ&quot;);1)))" office:value-type="string" office:string-value="S" calcext:value-type="string">
            <text:p>S</text:p>
          </table:table-cell>
          <table:table-cell table:style-name="ce15" table:formula="of:=[.AG57]+1" office:value-type="date" office:date-value="2020-12-19" calcext:value-type="date">
            <text:p>19</text:p>
          </table:table-cell>
          <table:table-cell table:style-name="ce21" table:formula="of:=IF([.AG58]=&quot;&quot;;&quot;&quot;;IFERROR(VLOOKUP([.AG58];[$'Jours fériés'.$A$4:$'Jours fériés'.$B$203];2;0);&quot; &quot;))" office:value-type="string" office:string-value=" " calcext:value-type="string">
            <text:p><text:s/></text:p>
          </table:table-cell>
          <table:table-cell table:style-name="ce28"/>
          <table:table-cell table:style-name="ce106" table:formula="of:=IF([.AG58]=&quot;&quot;;[.AJ57];IF([.AI58]=&quot;début&quot;;INDEX([.$AN$4:.$AN$17];1+MOD([.AG58]-2;14));IF(ISNUMBER([.AI58]);[.AJ57]+[.AI58];IF((LEFT([.AH58])&lt;&gt;&quot; &quot;)OR([.AI58]&lt;&gt;&quot;&quot;);[.AJ57];[.AJ57]+INDEX([.$AN$4:.$AN$17];1+MOD([.AG58]-2;14))))))" office:value-type="float" office:value="245" calcext:value-type="float">
            <text:p>245</text:p>
          </table:table-cell>
          <table:table-cell table:style-name="ce119" table:formula="of:=IF([.AG58]=&quot;&quot;;&quot;&quot;;IF(WEEKDAY([.AG58])=5;ISOWEEKNUM([.AG58]);&quot;&quot;))">
            <text:p/>
          </table:table-cell>
          <table:table-cell table:number-columns-repeated="225"/>
        </table:table-row>
        <table:table-row table:style-name="ro15">
          <table:table-cell/>
          <table:table-cell table:style-name="ce9" table:formula="of:=IF([.C59]=&quot;&quot;;&quot;&quot;;UPPER(LEFT(TEXT([.C59];&quot;JJJ&quot;);1)))" office:value-type="string" office:string-value="L" calcext:value-type="string">
            <text:p>L</text:p>
          </table:table-cell>
          <table:table-cell table:style-name="ce15" table:formula="of:=[.C58]+1" office:value-type="date" office:date-value="2020-07-20" calcext:value-type="date">
            <text:p>20</text:p>
          </table:table-cell>
          <table:table-cell table:style-name="ce21" table:formula="of:=IF([.C59]=&quot;&quot;;&quot;&quot;;IFERROR(VLOOKUP([.C59];[$'Jours fériés'.$A$4:$'Jours fériés'.$B$203];2;0);&quot; &quot;))" office:value-type="string" office:string-value=" " calcext:value-type="string">
            <text:p><text:s/></text:p>
          </table:table-cell>
          <table:table-cell table:style-name="ce28"/>
          <table:table-cell table:style-name="ce106" table:formula="of:=IF([.C59]=&quot;&quot;;[.F58];IF([.E59]=&quot;début&quot;;INDEX([.$AN$4:.$AN$17];1+MOD([.C59]-2;14));IF(ISNUMBER([.E59]);[.F58]+[.E59];IF((LEFT([.D59])&lt;&gt;&quot; &quot;)OR([.E59]&lt;&gt;&quot;&quot;);[.F58];[.F58]+INDEX([.$AN$4:.$AN$17];1+MOD([.C59]-2;14))))))" office:value-type="float" office:value="137" calcext:value-type="float">
            <text:p>137</text:p>
          </table:table-cell>
          <table:table-cell table:style-name="ce119" table:formula="of:=IF([.C59]=&quot;&quot;;&quot;&quot;;IF(WEEKDAY([.C59])=5;ISOWEEKNUM([.C59]);&quot;&quot;))">
            <text:p/>
          </table:table-cell>
          <table:table-cell table:style-name="ce9" table:formula="of:=IF([.I59]=&quot;&quot;;&quot;&quot;;UPPER(LEFT(TEXT([.I59];&quot;JJJ&quot;);1)))" office:value-type="string" office:string-value="J" calcext:value-type="string">
            <text:p>J</text:p>
          </table:table-cell>
          <table:table-cell table:style-name="ce15" table:formula="of:=[.I58]+1" office:value-type="date" office:date-value="2020-08-20" calcext:value-type="date">
            <text:p>20</text:p>
          </table:table-cell>
          <table:table-cell table:style-name="ce21" table:formula="of:=IF([.I59]=&quot;&quot;;&quot;&quot;;IFERROR(VLOOKUP([.I59];[$'Jours fériés'.$A$4:$'Jours fériés'.$B$203];2;0);&quot; &quot;))" office:value-type="string" office:string-value=" " calcext:value-type="string">
            <text:p><text:s/></text:p>
          </table:table-cell>
          <table:table-cell table:style-name="ce28"/>
          <table:table-cell table:style-name="ce106" table:formula="of:=IF([.I59]=&quot;&quot;;[.L58];IF([.K59]=&quot;début&quot;;INDEX([.$AN$4:.$AN$17];1+MOD([.I59]-2;14));IF(ISNUMBER([.K59]);[.L58]+[.K59];IF((LEFT([.J59])&lt;&gt;&quot; &quot;)OR([.K59]&lt;&gt;&quot;&quot;);[.L58];[.L58]+INDEX([.$AN$4:.$AN$17];1+MOD([.I59]-2;14))))))" office:value-type="float" office:value="160" calcext:value-type="float">
            <text:p>160</text:p>
          </table:table-cell>
          <table:table-cell table:style-name="ce119" table:formula="of:=IF([.I59]=&quot;&quot;;&quot;&quot;;IF(WEEKDAY([.I59])=5;ISOWEEKNUM([.I59]);&quot;&quot;))" office:value-type="float" office:value="34" calcext:value-type="float">
            <text:p>34</text:p>
          </table:table-cell>
          <table:table-cell table:style-name="ce9" table:formula="of:=IF([.O59]=&quot;&quot;;&quot;&quot;;UPPER(LEFT(TEXT([.O59];&quot;JJJ&quot;);1)))" office:value-type="string" office:string-value="D" calcext:value-type="string">
            <text:p>D</text:p>
          </table:table-cell>
          <table:table-cell table:style-name="ce15" table:formula="of:=[.O58]+1" office:value-type="date" office:date-value="2020-09-20" calcext:value-type="date">
            <text:p>20</text:p>
          </table:table-cell>
          <table:table-cell table:style-name="ce21" table:formula="of:=IF([.O59]=&quot;&quot;;&quot;&quot;;IFERROR(VLOOKUP([.O59];[$'Jours fériés'.$A$4:$'Jours fériés'.$B$203];2;0);&quot; &quot;))" office:value-type="string" office:string-value=" " calcext:value-type="string">
            <text:p><text:s/></text:p>
          </table:table-cell>
          <table:table-cell table:style-name="ce28"/>
          <table:table-cell table:style-name="ce106" table:formula="of:=IF([.O59]=&quot;&quot;;[.R58];IF([.Q59]=&quot;début&quot;;INDEX([.$AN$4:.$AN$17];1+MOD([.O59]-2;14));IF(ISNUMBER([.Q59]);[.R58]+[.Q59];IF((LEFT([.P59])&lt;&gt;&quot; &quot;)OR([.Q59]&lt;&gt;&quot;&quot;);[.R58];[.R58]+INDEX([.$AN$4:.$AN$17];1+MOD([.O59]-2;14))))))" office:value-type="float" office:value="181" calcext:value-type="float">
            <text:p>181</text:p>
          </table:table-cell>
          <table:table-cell table:style-name="ce119" table:formula="of:=IF([.O59]=&quot;&quot;;&quot;&quot;;IF(WEEKDAY([.O59])=5;ISOWEEKNUM([.O59]);&quot;&quot;))">
            <text:p/>
          </table:table-cell>
          <table:table-cell table:style-name="ce9" table:formula="of:=IF([.U59]=&quot;&quot;;&quot;&quot;;UPPER(LEFT(TEXT([.U59];&quot;JJJ&quot;);1)))" office:value-type="string" office:string-value="M" calcext:value-type="string">
            <text:p>M</text:p>
          </table:table-cell>
          <table:table-cell table:style-name="ce15" table:formula="of:=[.U58]+1" office:value-type="date" office:date-value="2020-10-20" calcext:value-type="date">
            <text:p>20</text:p>
          </table:table-cell>
          <table:table-cell table:style-name="ce21" table:formula="of:=IF([.U59]=&quot;&quot;;&quot;&quot;;IFERROR(VLOOKUP([.U59];[$'Jours fériés'.$A$4:$'Jours fériés'.$B$203];2;0);&quot; &quot;))" office:value-type="string" office:string-value=" " calcext:value-type="string">
            <text:p><text:s/></text:p>
          </table:table-cell>
          <table:table-cell table:style-name="ce28"/>
          <table:table-cell table:style-name="ce106" table:formula="of:=IF([.U59]=&quot;&quot;;[.X58];IF([.W59]=&quot;début&quot;;INDEX([.$AN$4:.$AN$17];1+MOD([.U59]-2;14));IF(ISNUMBER([.W59]);[.X58]+[.W59];IF((LEFT([.V59])&lt;&gt;&quot; &quot;)OR([.W59]&lt;&gt;&quot;&quot;);[.X58];[.X58]+INDEX([.$AN$4:.$AN$17];1+MOD([.U59]-2;14))))))" office:value-type="float" office:value="203" calcext:value-type="float">
            <text:p>203</text:p>
          </table:table-cell>
          <table:table-cell table:style-name="ce119" table:formula="of:=IF([.U59]=&quot;&quot;;&quot;&quot;;IF(WEEKDAY([.U59])=5;ISOWEEKNUM([.U59]);&quot;&quot;))">
            <text:p/>
          </table:table-cell>
          <table:table-cell table:style-name="ce9" table:formula="of:=IF([.AA59]=&quot;&quot;;&quot;&quot;;UPPER(LEFT(TEXT([.AA59];&quot;JJJ&quot;);1)))" office:value-type="string" office:string-value="V" calcext:value-type="string">
            <text:p>V</text:p>
          </table:table-cell>
          <table:table-cell table:style-name="ce15" table:formula="of:=[.AA58]+1" office:value-type="date" office:date-value="2020-11-20" calcext:value-type="date">
            <text:p>20</text:p>
          </table:table-cell>
          <table:table-cell table:style-name="ce21" table:formula="of:=IF([.AA59]=&quot;&quot;;&quot;&quot;;IFERROR(VLOOKUP([.AA59];[$'Jours fériés'.$A$4:$'Jours fériés'.$B$203];2;0);&quot; &quot;))" office:value-type="string" office:string-value=" " calcext:value-type="string">
            <text:p><text:s/></text:p>
          </table:table-cell>
          <table:table-cell table:style-name="ce28"/>
          <table:table-cell table:style-name="ce106" table:formula="of:=IF([.AA59]=&quot;&quot;;[.AD58];IF([.AC59]=&quot;début&quot;;INDEX([.$AN$4:.$AN$17];1+MOD([.AA59]-2;14));IF(ISNUMBER([.AC59]);[.AD58]+[.AC59];IF((LEFT([.AB59])&lt;&gt;&quot; &quot;)OR([.AC59]&lt;&gt;&quot;&quot;);[.AD58];[.AD58]+INDEX([.$AN$4:.$AN$17];1+MOD([.AA59]-2;14))))))" office:value-type="float" office:value="225" calcext:value-type="float">
            <text:p>225</text:p>
          </table:table-cell>
          <table:table-cell table:style-name="ce119" table:formula="of:=IF([.AA59]=&quot;&quot;;&quot;&quot;;IF(WEEKDAY([.AA59])=5;ISOWEEKNUM([.AA59]);&quot;&quot;))">
            <text:p/>
          </table:table-cell>
          <table:table-cell table:style-name="ce9" table:formula="of:=IF([.AG59]=&quot;&quot;;&quot;&quot;;UPPER(LEFT(TEXT([.AG59];&quot;JJJ&quot;);1)))" office:value-type="string" office:string-value="D" calcext:value-type="string">
            <text:p>D</text:p>
          </table:table-cell>
          <table:table-cell table:style-name="ce15" table:formula="of:=[.AG58]+1" office:value-type="date" office:date-value="2020-12-20" calcext:value-type="date">
            <text:p>20</text:p>
          </table:table-cell>
          <table:table-cell table:style-name="ce21" table:formula="of:=IF([.AG59]=&quot;&quot;;&quot;&quot;;IFERROR(VLOOKUP([.AG59];[$'Jours fériés'.$A$4:$'Jours fériés'.$B$203];2;0);&quot; &quot;))" office:value-type="string" office:string-value=" " calcext:value-type="string">
            <text:p><text:s/></text:p>
          </table:table-cell>
          <table:table-cell table:style-name="ce28"/>
          <table:table-cell table:style-name="ce106" table:formula="of:=IF([.AG59]=&quot;&quot;;[.AJ58];IF([.AI59]=&quot;début&quot;;INDEX([.$AN$4:.$AN$17];1+MOD([.AG59]-2;14));IF(ISNUMBER([.AI59]);[.AJ58]+[.AI59];IF((LEFT([.AH59])&lt;&gt;&quot; &quot;)OR([.AI59]&lt;&gt;&quot;&quot;);[.AJ58];[.AJ58]+INDEX([.$AN$4:.$AN$17];1+MOD([.AG59]-2;14))))))" office:value-type="float" office:value="245" calcext:value-type="float">
            <text:p>245</text:p>
          </table:table-cell>
          <table:table-cell table:style-name="ce119" table:formula="of:=IF([.AG59]=&quot;&quot;;&quot;&quot;;IF(WEEKDAY([.AG59])=5;ISOWEEKNUM([.AG59]);&quot;&quot;))">
            <text:p/>
          </table:table-cell>
          <table:table-cell table:number-columns-repeated="225"/>
        </table:table-row>
        <table:table-row table:style-name="ro15">
          <table:table-cell/>
          <table:table-cell table:style-name="ce9" table:formula="of:=IF([.C60]=&quot;&quot;;&quot;&quot;;UPPER(LEFT(TEXT([.C60];&quot;JJJ&quot;);1)))" office:value-type="string" office:string-value="M" calcext:value-type="string">
            <text:p>M</text:p>
          </table:table-cell>
          <table:table-cell table:style-name="ce15" table:formula="of:=[.C59]+1" office:value-type="date" office:date-value="2020-07-21" calcext:value-type="date">
            <text:p>21</text:p>
          </table:table-cell>
          <table:table-cell table:style-name="ce21" table:formula="of:=IF([.C60]=&quot;&quot;;&quot;&quot;;IFERROR(VLOOKUP([.C60];[$'Jours fériés'.$A$4:$'Jours fériés'.$B$203];2;0);&quot; &quot;))" office:value-type="string" office:string-value=" " calcext:value-type="string">
            <text:p><text:s/></text:p>
          </table:table-cell>
          <table:table-cell table:style-name="ce28"/>
          <table:table-cell table:style-name="ce106" table:formula="of:=IF([.C60]=&quot;&quot;;[.F59];IF([.E60]=&quot;début&quot;;INDEX([.$AN$4:.$AN$17];1+MOD([.C60]-2;14));IF(ISNUMBER([.E60]);[.F59]+[.E60];IF((LEFT([.D60])&lt;&gt;&quot; &quot;)OR([.E60]&lt;&gt;&quot;&quot;);[.F59];[.F59]+INDEX([.$AN$4:.$AN$17];1+MOD([.C60]-2;14))))))" office:value-type="float" office:value="138" calcext:value-type="float">
            <text:p>138</text:p>
          </table:table-cell>
          <table:table-cell table:style-name="ce119" table:formula="of:=IF([.C60]=&quot;&quot;;&quot;&quot;;IF(WEEKDAY([.C60])=5;ISOWEEKNUM([.C60]);&quot;&quot;))">
            <text:p/>
          </table:table-cell>
          <table:table-cell table:style-name="ce9" table:formula="of:=IF([.I60]=&quot;&quot;;&quot;&quot;;UPPER(LEFT(TEXT([.I60];&quot;JJJ&quot;);1)))" office:value-type="string" office:string-value="V" calcext:value-type="string">
            <text:p>V</text:p>
          </table:table-cell>
          <table:table-cell table:style-name="ce15" table:formula="of:=[.I59]+1" office:value-type="date" office:date-value="2020-08-21" calcext:value-type="date">
            <text:p>21</text:p>
          </table:table-cell>
          <table:table-cell table:style-name="ce21" table:formula="of:=IF([.I60]=&quot;&quot;;&quot;&quot;;IFERROR(VLOOKUP([.I60];[$'Jours fériés'.$A$4:$'Jours fériés'.$B$203];2;0);&quot; &quot;))" office:value-type="string" office:string-value=" " calcext:value-type="string">
            <text:p><text:s/></text:p>
          </table:table-cell>
          <table:table-cell table:style-name="ce28"/>
          <table:table-cell table:style-name="ce106" table:formula="of:=IF([.I60]=&quot;&quot;;[.L59];IF([.K60]=&quot;début&quot;;INDEX([.$AN$4:.$AN$17];1+MOD([.I60]-2;14));IF(ISNUMBER([.K60]);[.L59]+[.K60];IF((LEFT([.J60])&lt;&gt;&quot; &quot;)OR([.K60]&lt;&gt;&quot;&quot;);[.L59];[.L59]+INDEX([.$AN$4:.$AN$17];1+MOD([.I60]-2;14))))))" office:value-type="float" office:value="161" calcext:value-type="float">
            <text:p>161</text:p>
          </table:table-cell>
          <table:table-cell table:style-name="ce119" table:formula="of:=IF([.I60]=&quot;&quot;;&quot;&quot;;IF(WEEKDAY([.I60])=5;ISOWEEKNUM([.I60]);&quot;&quot;))">
            <text:p/>
          </table:table-cell>
          <table:table-cell table:style-name="ce9" table:formula="of:=IF([.O60]=&quot;&quot;;&quot;&quot;;UPPER(LEFT(TEXT([.O60];&quot;JJJ&quot;);1)))" office:value-type="string" office:string-value="L" calcext:value-type="string">
            <text:p>L</text:p>
          </table:table-cell>
          <table:table-cell table:style-name="ce15" table:formula="of:=[.O59]+1" office:value-type="date" office:date-value="2020-09-21" calcext:value-type="date">
            <text:p>21</text:p>
          </table:table-cell>
          <table:table-cell table:style-name="ce21" table:formula="of:=IF([.O60]=&quot;&quot;;&quot;&quot;;IFERROR(VLOOKUP([.O60];[$'Jours fériés'.$A$4:$'Jours fériés'.$B$203];2;0);&quot; &quot;))" office:value-type="string" office:string-value=" " calcext:value-type="string">
            <text:p><text:s/></text:p>
          </table:table-cell>
          <table:table-cell table:style-name="ce28"/>
          <table:table-cell table:style-name="ce106" table:formula="of:=IF([.O60]=&quot;&quot;;[.R59];IF([.Q60]=&quot;début&quot;;INDEX([.$AN$4:.$AN$17];1+MOD([.O60]-2;14));IF(ISNUMBER([.Q60]);[.R59]+[.Q60];IF((LEFT([.P60])&lt;&gt;&quot; &quot;)OR([.Q60]&lt;&gt;&quot;&quot;);[.R59];[.R59]+INDEX([.$AN$4:.$AN$17];1+MOD([.O60]-2;14))))))" office:value-type="float" office:value="182" calcext:value-type="float">
            <text:p>182</text:p>
          </table:table-cell>
          <table:table-cell table:style-name="ce119" table:formula="of:=IF([.O60]=&quot;&quot;;&quot;&quot;;IF(WEEKDAY([.O60])=5;ISOWEEKNUM([.O60]);&quot;&quot;))">
            <text:p/>
          </table:table-cell>
          <table:table-cell table:style-name="ce9" table:formula="of:=IF([.U60]=&quot;&quot;;&quot;&quot;;UPPER(LEFT(TEXT([.U60];&quot;JJJ&quot;);1)))" office:value-type="string" office:string-value="M" calcext:value-type="string">
            <text:p>M</text:p>
          </table:table-cell>
          <table:table-cell table:style-name="ce15" table:formula="of:=[.U59]+1" office:value-type="date" office:date-value="2020-10-21" calcext:value-type="date">
            <text:p>21</text:p>
          </table:table-cell>
          <table:table-cell table:style-name="ce21" table:formula="of:=IF([.U60]=&quot;&quot;;&quot;&quot;;IFERROR(VLOOKUP([.U60];[$'Jours fériés'.$A$4:$'Jours fériés'.$B$203];2;0);&quot; &quot;))" office:value-type="string" office:string-value=" " calcext:value-type="string">
            <text:p><text:s/></text:p>
          </table:table-cell>
          <table:table-cell table:style-name="ce28"/>
          <table:table-cell table:style-name="ce106" table:formula="of:=IF([.U60]=&quot;&quot;;[.X59];IF([.W60]=&quot;début&quot;;INDEX([.$AN$4:.$AN$17];1+MOD([.U60]-2;14));IF(ISNUMBER([.W60]);[.X59]+[.W60];IF((LEFT([.V60])&lt;&gt;&quot; &quot;)OR([.W60]&lt;&gt;&quot;&quot;);[.X59];[.X59]+INDEX([.$AN$4:.$AN$17];1+MOD([.U60]-2;14))))))" office:value-type="float" office:value="204" calcext:value-type="float">
            <text:p>204</text:p>
          </table:table-cell>
          <table:table-cell table:style-name="ce119" table:formula="of:=IF([.U60]=&quot;&quot;;&quot;&quot;;IF(WEEKDAY([.U60])=5;ISOWEEKNUM([.U60]);&quot;&quot;))">
            <text:p/>
          </table:table-cell>
          <table:table-cell table:style-name="ce9" table:formula="of:=IF([.AA60]=&quot;&quot;;&quot;&quot;;UPPER(LEFT(TEXT([.AA60];&quot;JJJ&quot;);1)))" office:value-type="string" office:string-value="S" calcext:value-type="string">
            <text:p>S</text:p>
          </table:table-cell>
          <table:table-cell table:style-name="ce15" table:formula="of:=[.AA59]+1" office:value-type="date" office:date-value="2020-11-21" calcext:value-type="date">
            <text:p>21</text:p>
          </table:table-cell>
          <table:table-cell table:style-name="ce21" table:formula="of:=IF([.AA60]=&quot;&quot;;&quot;&quot;;IFERROR(VLOOKUP([.AA60];[$'Jours fériés'.$A$4:$'Jours fériés'.$B$203];2;0);&quot; &quot;))" office:value-type="string" office:string-value=" " calcext:value-type="string">
            <text:p><text:s/></text:p>
          </table:table-cell>
          <table:table-cell table:style-name="ce28"/>
          <table:table-cell table:style-name="ce106" table:formula="of:=IF([.AA60]=&quot;&quot;;[.AD59];IF([.AC60]=&quot;début&quot;;INDEX([.$AN$4:.$AN$17];1+MOD([.AA60]-2;14));IF(ISNUMBER([.AC60]);[.AD59]+[.AC60];IF((LEFT([.AB60])&lt;&gt;&quot; &quot;)OR([.AC60]&lt;&gt;&quot;&quot;);[.AD59];[.AD59]+INDEX([.$AN$4:.$AN$17];1+MOD([.AA60]-2;14))))))" office:value-type="float" office:value="225" calcext:value-type="float">
            <text:p>225</text:p>
          </table:table-cell>
          <table:table-cell table:style-name="ce119" table:formula="of:=IF([.AA60]=&quot;&quot;;&quot;&quot;;IF(WEEKDAY([.AA60])=5;ISOWEEKNUM([.AA60]);&quot;&quot;))">
            <text:p/>
          </table:table-cell>
          <table:table-cell table:style-name="ce9" table:formula="of:=IF([.AG60]=&quot;&quot;;&quot;&quot;;UPPER(LEFT(TEXT([.AG60];&quot;JJJ&quot;);1)))" office:value-type="string" office:string-value="L" calcext:value-type="string">
            <text:p>L</text:p>
          </table:table-cell>
          <table:table-cell table:style-name="ce15" table:formula="of:=[.AG59]+1" office:value-type="date" office:date-value="2020-12-21" calcext:value-type="date">
            <text:p>21</text:p>
          </table:table-cell>
          <table:table-cell table:style-name="ce21" table:formula="of:=IF([.AG60]=&quot;&quot;;&quot;&quot;;IFERROR(VLOOKUP([.AG60];[$'Jours fériés'.$A$4:$'Jours fériés'.$B$203];2;0);&quot; &quot;))" office:value-type="string" office:string-value=" " calcext:value-type="string">
            <text:p><text:s/></text:p>
          </table:table-cell>
          <table:table-cell table:style-name="ce28"/>
          <table:table-cell table:style-name="ce106" table:formula="of:=IF([.AG60]=&quot;&quot;;[.AJ59];IF([.AI60]=&quot;début&quot;;INDEX([.$AN$4:.$AN$17];1+MOD([.AG60]-2;14));IF(ISNUMBER([.AI60]);[.AJ59]+[.AI60];IF((LEFT([.AH60])&lt;&gt;&quot; &quot;)OR([.AI60]&lt;&gt;&quot;&quot;);[.AJ59];[.AJ59]+INDEX([.$AN$4:.$AN$17];1+MOD([.AG60]-2;14))))))" office:value-type="float" office:value="246" calcext:value-type="float">
            <text:p>246</text:p>
          </table:table-cell>
          <table:table-cell table:style-name="ce119" table:formula="of:=IF([.AG60]=&quot;&quot;;&quot;&quot;;IF(WEEKDAY([.AG60])=5;ISOWEEKNUM([.AG60]);&quot;&quot;))">
            <text:p/>
          </table:table-cell>
          <table:table-cell table:number-columns-repeated="225"/>
        </table:table-row>
        <table:table-row table:style-name="ro15">
          <table:table-cell/>
          <table:table-cell table:style-name="ce9" table:formula="of:=IF([.C61]=&quot;&quot;;&quot;&quot;;UPPER(LEFT(TEXT([.C61];&quot;JJJ&quot;);1)))" office:value-type="string" office:string-value="M" calcext:value-type="string">
            <text:p>M</text:p>
          </table:table-cell>
          <table:table-cell table:style-name="ce15" table:formula="of:=[.C60]+1" office:value-type="date" office:date-value="2020-07-22" calcext:value-type="date">
            <text:p>22</text:p>
          </table:table-cell>
          <table:table-cell table:style-name="ce21" table:formula="of:=IF([.C61]=&quot;&quot;;&quot;&quot;;IFERROR(VLOOKUP([.C61];[$'Jours fériés'.$A$4:$'Jours fériés'.$B$203];2;0);&quot; &quot;))" office:value-type="string" office:string-value=" " calcext:value-type="string">
            <text:p><text:s/></text:p>
          </table:table-cell>
          <table:table-cell table:style-name="ce28"/>
          <table:table-cell table:style-name="ce106" table:formula="of:=IF([.C61]=&quot;&quot;;[.F60];IF([.E61]=&quot;début&quot;;INDEX([.$AN$4:.$AN$17];1+MOD([.C61]-2;14));IF(ISNUMBER([.E61]);[.F60]+[.E61];IF((LEFT([.D61])&lt;&gt;&quot; &quot;)OR([.E61]&lt;&gt;&quot;&quot;);[.F60];[.F60]+INDEX([.$AN$4:.$AN$17];1+MOD([.C61]-2;14))))))" office:value-type="float" office:value="139" calcext:value-type="float">
            <text:p>139</text:p>
          </table:table-cell>
          <table:table-cell table:style-name="ce119" table:formula="of:=IF([.C61]=&quot;&quot;;&quot;&quot;;IF(WEEKDAY([.C61])=5;ISOWEEKNUM([.C61]);&quot;&quot;))">
            <text:p/>
          </table:table-cell>
          <table:table-cell table:style-name="ce9" table:formula="of:=IF([.I61]=&quot;&quot;;&quot;&quot;;UPPER(LEFT(TEXT([.I61];&quot;JJJ&quot;);1)))" office:value-type="string" office:string-value="S" calcext:value-type="string">
            <text:p>S</text:p>
          </table:table-cell>
          <table:table-cell table:style-name="ce15" table:formula="of:=[.I60]+1" office:value-type="date" office:date-value="2020-08-22" calcext:value-type="date">
            <text:p>22</text:p>
          </table:table-cell>
          <table:table-cell table:style-name="ce21" table:formula="of:=IF([.I61]=&quot;&quot;;&quot;&quot;;IFERROR(VLOOKUP([.I61];[$'Jours fériés'.$A$4:$'Jours fériés'.$B$203];2;0);&quot; &quot;))" office:value-type="string" office:string-value=" " calcext:value-type="string">
            <text:p><text:s/></text:p>
          </table:table-cell>
          <table:table-cell table:style-name="ce28"/>
          <table:table-cell table:style-name="ce106" table:formula="of:=IF([.I61]=&quot;&quot;;[.L60];IF([.K61]=&quot;début&quot;;INDEX([.$AN$4:.$AN$17];1+MOD([.I61]-2;14));IF(ISNUMBER([.K61]);[.L60]+[.K61];IF((LEFT([.J61])&lt;&gt;&quot; &quot;)OR([.K61]&lt;&gt;&quot;&quot;);[.L60];[.L60]+INDEX([.$AN$4:.$AN$17];1+MOD([.I61]-2;14))))))" office:value-type="float" office:value="161" calcext:value-type="float">
            <text:p>161</text:p>
          </table:table-cell>
          <table:table-cell table:style-name="ce119" table:formula="of:=IF([.I61]=&quot;&quot;;&quot;&quot;;IF(WEEKDAY([.I61])=5;ISOWEEKNUM([.I61]);&quot;&quot;))">
            <text:p/>
          </table:table-cell>
          <table:table-cell table:style-name="ce9" table:formula="of:=IF([.O61]=&quot;&quot;;&quot;&quot;;UPPER(LEFT(TEXT([.O61];&quot;JJJ&quot;);1)))" office:value-type="string" office:string-value="M" calcext:value-type="string">
            <text:p>M</text:p>
          </table:table-cell>
          <table:table-cell table:style-name="ce15" table:formula="of:=[.O60]+1" office:value-type="date" office:date-value="2020-09-22" calcext:value-type="date">
            <text:p>22</text:p>
          </table:table-cell>
          <table:table-cell table:style-name="ce21" table:formula="of:=IF([.O61]=&quot;&quot;;&quot;&quot;;IFERROR(VLOOKUP([.O61];[$'Jours fériés'.$A$4:$'Jours fériés'.$B$203];2;0);&quot; &quot;))" office:value-type="string" office:string-value=" " calcext:value-type="string">
            <text:p><text:s/></text:p>
          </table:table-cell>
          <table:table-cell table:style-name="ce28"/>
          <table:table-cell table:style-name="ce106" table:formula="of:=IF([.O61]=&quot;&quot;;[.R60];IF([.Q61]=&quot;début&quot;;INDEX([.$AN$4:.$AN$17];1+MOD([.O61]-2;14));IF(ISNUMBER([.Q61]);[.R60]+[.Q61];IF((LEFT([.P61])&lt;&gt;&quot; &quot;)OR([.Q61]&lt;&gt;&quot;&quot;);[.R60];[.R60]+INDEX([.$AN$4:.$AN$17];1+MOD([.O61]-2;14))))))" office:value-type="float" office:value="183" calcext:value-type="float">
            <text:p>183</text:p>
          </table:table-cell>
          <table:table-cell table:style-name="ce119" table:formula="of:=IF([.O61]=&quot;&quot;;&quot;&quot;;IF(WEEKDAY([.O61])=5;ISOWEEKNUM([.O61]);&quot;&quot;))">
            <text:p/>
          </table:table-cell>
          <table:table-cell table:style-name="ce9" table:formula="of:=IF([.U61]=&quot;&quot;;&quot;&quot;;UPPER(LEFT(TEXT([.U61];&quot;JJJ&quot;);1)))" office:value-type="string" office:string-value="J" calcext:value-type="string">
            <text:p>J</text:p>
          </table:table-cell>
          <table:table-cell table:style-name="ce15" table:formula="of:=[.U60]+1" office:value-type="date" office:date-value="2020-10-22" calcext:value-type="date">
            <text:p>22</text:p>
          </table:table-cell>
          <table:table-cell table:style-name="ce21" table:formula="of:=IF([.U61]=&quot;&quot;;&quot;&quot;;IFERROR(VLOOKUP([.U61];[$'Jours fériés'.$A$4:$'Jours fériés'.$B$203];2;0);&quot; &quot;))" office:value-type="string" office:string-value=" " calcext:value-type="string">
            <text:p><text:s/></text:p>
          </table:table-cell>
          <table:table-cell table:style-name="ce28"/>
          <table:table-cell table:style-name="ce106" table:formula="of:=IF([.U61]=&quot;&quot;;[.X60];IF([.W61]=&quot;début&quot;;INDEX([.$AN$4:.$AN$17];1+MOD([.U61]-2;14));IF(ISNUMBER([.W61]);[.X60]+[.W61];IF((LEFT([.V61])&lt;&gt;&quot; &quot;)OR([.W61]&lt;&gt;&quot;&quot;);[.X60];[.X60]+INDEX([.$AN$4:.$AN$17];1+MOD([.U61]-2;14))))))" office:value-type="float" office:value="205" calcext:value-type="float">
            <text:p>205</text:p>
          </table:table-cell>
          <table:table-cell table:style-name="ce119" table:formula="of:=IF([.U61]=&quot;&quot;;&quot;&quot;;IF(WEEKDAY([.U61])=5;ISOWEEKNUM([.U61]);&quot;&quot;))" office:value-type="float" office:value="43" calcext:value-type="float">
            <text:p>43</text:p>
          </table:table-cell>
          <table:table-cell table:style-name="ce9" table:formula="of:=IF([.AA61]=&quot;&quot;;&quot;&quot;;UPPER(LEFT(TEXT([.AA61];&quot;JJJ&quot;);1)))" office:value-type="string" office:string-value="D" calcext:value-type="string">
            <text:p>D</text:p>
          </table:table-cell>
          <table:table-cell table:style-name="ce15" table:formula="of:=[.AA60]+1" office:value-type="date" office:date-value="2020-11-22" calcext:value-type="date">
            <text:p>22</text:p>
          </table:table-cell>
          <table:table-cell table:style-name="ce21" table:formula="of:=IF([.AA61]=&quot;&quot;;&quot;&quot;;IFERROR(VLOOKUP([.AA61];[$'Jours fériés'.$A$4:$'Jours fériés'.$B$203];2;0);&quot; &quot;))" office:value-type="string" office:string-value=" " calcext:value-type="string">
            <text:p><text:s/></text:p>
          </table:table-cell>
          <table:table-cell table:style-name="ce28"/>
          <table:table-cell table:style-name="ce106" table:formula="of:=IF([.AA61]=&quot;&quot;;[.AD60];IF([.AC61]=&quot;début&quot;;INDEX([.$AN$4:.$AN$17];1+MOD([.AA61]-2;14));IF(ISNUMBER([.AC61]);[.AD60]+[.AC61];IF((LEFT([.AB61])&lt;&gt;&quot; &quot;)OR([.AC61]&lt;&gt;&quot;&quot;);[.AD60];[.AD60]+INDEX([.$AN$4:.$AN$17];1+MOD([.AA61]-2;14))))))" office:value-type="float" office:value="225" calcext:value-type="float">
            <text:p>225</text:p>
          </table:table-cell>
          <table:table-cell table:style-name="ce119" table:formula="of:=IF([.AA61]=&quot;&quot;;&quot;&quot;;IF(WEEKDAY([.AA61])=5;ISOWEEKNUM([.AA61]);&quot;&quot;))">
            <text:p/>
          </table:table-cell>
          <table:table-cell table:style-name="ce9" table:formula="of:=IF([.AG61]=&quot;&quot;;&quot;&quot;;UPPER(LEFT(TEXT([.AG61];&quot;JJJ&quot;);1)))" office:value-type="string" office:string-value="M" calcext:value-type="string">
            <text:p>M</text:p>
          </table:table-cell>
          <table:table-cell table:style-name="ce15" table:formula="of:=[.AG60]+1" office:value-type="date" office:date-value="2020-12-22" calcext:value-type="date">
            <text:p>22</text:p>
          </table:table-cell>
          <table:table-cell table:style-name="ce21" table:formula="of:=IF([.AG61]=&quot;&quot;;&quot;&quot;;IFERROR(VLOOKUP([.AG61];[$'Jours fériés'.$A$4:$'Jours fériés'.$B$203];2;0);&quot; &quot;))" office:value-type="string" office:string-value=" " calcext:value-type="string">
            <text:p><text:s/></text:p>
          </table:table-cell>
          <table:table-cell table:style-name="ce28"/>
          <table:table-cell table:style-name="ce106" table:formula="of:=IF([.AG61]=&quot;&quot;;[.AJ60];IF([.AI61]=&quot;début&quot;;INDEX([.$AN$4:.$AN$17];1+MOD([.AG61]-2;14));IF(ISNUMBER([.AI61]);[.AJ60]+[.AI61];IF((LEFT([.AH61])&lt;&gt;&quot; &quot;)OR([.AI61]&lt;&gt;&quot;&quot;);[.AJ60];[.AJ60]+INDEX([.$AN$4:.$AN$17];1+MOD([.AG61]-2;14))))))" office:value-type="float" office:value="247" calcext:value-type="float">
            <text:p>247</text:p>
          </table:table-cell>
          <table:table-cell table:style-name="ce119" table:formula="of:=IF([.AG61]=&quot;&quot;;&quot;&quot;;IF(WEEKDAY([.AG61])=5;ISOWEEKNUM([.AG61]);&quot;&quot;))">
            <text:p/>
          </table:table-cell>
          <table:table-cell table:number-columns-repeated="225"/>
        </table:table-row>
        <table:table-row table:style-name="ro15">
          <table:table-cell/>
          <table:table-cell table:style-name="ce9" table:formula="of:=IF([.C62]=&quot;&quot;;&quot;&quot;;UPPER(LEFT(TEXT([.C62];&quot;JJJ&quot;);1)))" office:value-type="string" office:string-value="J" calcext:value-type="string">
            <text:p>J</text:p>
          </table:table-cell>
          <table:table-cell table:style-name="ce15" table:formula="of:=[.C61]+1" office:value-type="date" office:date-value="2020-07-23" calcext:value-type="date">
            <text:p>23</text:p>
          </table:table-cell>
          <table:table-cell table:style-name="ce21" table:formula="of:=IF([.C62]=&quot;&quot;;&quot;&quot;;IFERROR(VLOOKUP([.C62];[$'Jours fériés'.$A$4:$'Jours fériés'.$B$203];2;0);&quot; &quot;))" office:value-type="string" office:string-value=" " calcext:value-type="string">
            <text:p><text:s/></text:p>
          </table:table-cell>
          <table:table-cell table:style-name="ce28"/>
          <table:table-cell table:style-name="ce106" table:formula="of:=IF([.C62]=&quot;&quot;;[.F61];IF([.E62]=&quot;début&quot;;INDEX([.$AN$4:.$AN$17];1+MOD([.C62]-2;14));IF(ISNUMBER([.E62]);[.F61]+[.E62];IF((LEFT([.D62])&lt;&gt;&quot; &quot;)OR([.E62]&lt;&gt;&quot;&quot;);[.F61];[.F61]+INDEX([.$AN$4:.$AN$17];1+MOD([.C62]-2;14))))))" office:value-type="float" office:value="140" calcext:value-type="float">
            <text:p>140</text:p>
          </table:table-cell>
          <table:table-cell table:style-name="ce119" table:formula="of:=IF([.C62]=&quot;&quot;;&quot;&quot;;IF(WEEKDAY([.C62])=5;ISOWEEKNUM([.C62]);&quot;&quot;))" office:value-type="float" office:value="30" calcext:value-type="float">
            <text:p>30</text:p>
          </table:table-cell>
          <table:table-cell table:style-name="ce9" table:formula="of:=IF([.I62]=&quot;&quot;;&quot;&quot;;UPPER(LEFT(TEXT([.I62];&quot;JJJ&quot;);1)))" office:value-type="string" office:string-value="D" calcext:value-type="string">
            <text:p>D</text:p>
          </table:table-cell>
          <table:table-cell table:style-name="ce15" table:formula="of:=[.I61]+1" office:value-type="date" office:date-value="2020-08-23" calcext:value-type="date">
            <text:p>23</text:p>
          </table:table-cell>
          <table:table-cell table:style-name="ce21" table:formula="of:=IF([.I62]=&quot;&quot;;&quot;&quot;;IFERROR(VLOOKUP([.I62];[$'Jours fériés'.$A$4:$'Jours fériés'.$B$203];2;0);&quot; &quot;))" office:value-type="string" office:string-value=" " calcext:value-type="string">
            <text:p><text:s/></text:p>
          </table:table-cell>
          <table:table-cell table:style-name="ce28"/>
          <table:table-cell table:style-name="ce106" table:formula="of:=IF([.I62]=&quot;&quot;;[.L61];IF([.K62]=&quot;début&quot;;INDEX([.$AN$4:.$AN$17];1+MOD([.I62]-2;14));IF(ISNUMBER([.K62]);[.L61]+[.K62];IF((LEFT([.J62])&lt;&gt;&quot; &quot;)OR([.K62]&lt;&gt;&quot;&quot;);[.L61];[.L61]+INDEX([.$AN$4:.$AN$17];1+MOD([.I62]-2;14))))))" office:value-type="float" office:value="161" calcext:value-type="float">
            <text:p>161</text:p>
          </table:table-cell>
          <table:table-cell table:style-name="ce119" table:formula="of:=IF([.I62]=&quot;&quot;;&quot;&quot;;IF(WEEKDAY([.I62])=5;ISOWEEKNUM([.I62]);&quot;&quot;))">
            <text:p/>
          </table:table-cell>
          <table:table-cell table:style-name="ce9" table:formula="of:=IF([.O62]=&quot;&quot;;&quot;&quot;;UPPER(LEFT(TEXT([.O62];&quot;JJJ&quot;);1)))" office:value-type="string" office:string-value="M" calcext:value-type="string">
            <text:p>M</text:p>
          </table:table-cell>
          <table:table-cell table:style-name="ce15" table:formula="of:=[.O61]+1" office:value-type="date" office:date-value="2020-09-23" calcext:value-type="date">
            <text:p>23</text:p>
          </table:table-cell>
          <table:table-cell table:style-name="ce21" table:formula="of:=IF([.O62]=&quot;&quot;;&quot;&quot;;IFERROR(VLOOKUP([.O62];[$'Jours fériés'.$A$4:$'Jours fériés'.$B$203];2;0);&quot; &quot;))" office:value-type="string" office:string-value=" " calcext:value-type="string">
            <text:p><text:s/></text:p>
          </table:table-cell>
          <table:table-cell table:style-name="ce28"/>
          <table:table-cell table:style-name="ce106" table:formula="of:=IF([.O62]=&quot;&quot;;[.R61];IF([.Q62]=&quot;début&quot;;INDEX([.$AN$4:.$AN$17];1+MOD([.O62]-2;14));IF(ISNUMBER([.Q62]);[.R61]+[.Q62];IF((LEFT([.P62])&lt;&gt;&quot; &quot;)OR([.Q62]&lt;&gt;&quot;&quot;);[.R61];[.R61]+INDEX([.$AN$4:.$AN$17];1+MOD([.O62]-2;14))))))" office:value-type="float" office:value="184" calcext:value-type="float">
            <text:p>184</text:p>
          </table:table-cell>
          <table:table-cell table:style-name="ce119" table:formula="of:=IF([.O62]=&quot;&quot;;&quot;&quot;;IF(WEEKDAY([.O62])=5;ISOWEEKNUM([.O62]);&quot;&quot;))">
            <text:p/>
          </table:table-cell>
          <table:table-cell table:style-name="ce9" table:formula="of:=IF([.U62]=&quot;&quot;;&quot;&quot;;UPPER(LEFT(TEXT([.U62];&quot;JJJ&quot;);1)))" office:value-type="string" office:string-value="V" calcext:value-type="string">
            <text:p>V</text:p>
          </table:table-cell>
          <table:table-cell table:style-name="ce15" table:formula="of:=[.U61]+1" office:value-type="date" office:date-value="2020-10-23" calcext:value-type="date">
            <text:p>23</text:p>
          </table:table-cell>
          <table:table-cell table:style-name="ce21" table:formula="of:=IF([.U62]=&quot;&quot;;&quot;&quot;;IFERROR(VLOOKUP([.U62];[$'Jours fériés'.$A$4:$'Jours fériés'.$B$203];2;0);&quot; &quot;))" office:value-type="string" office:string-value=" " calcext:value-type="string">
            <text:p><text:s/></text:p>
          </table:table-cell>
          <table:table-cell table:style-name="ce28"/>
          <table:table-cell table:style-name="ce106" table:formula="of:=IF([.U62]=&quot;&quot;;[.X61];IF([.W62]=&quot;début&quot;;INDEX([.$AN$4:.$AN$17];1+MOD([.U62]-2;14));IF(ISNUMBER([.W62]);[.X61]+[.W62];IF((LEFT([.V62])&lt;&gt;&quot; &quot;)OR([.W62]&lt;&gt;&quot;&quot;);[.X61];[.X61]+INDEX([.$AN$4:.$AN$17];1+MOD([.U62]-2;14))))))" office:value-type="float" office:value="206" calcext:value-type="float">
            <text:p>206</text:p>
          </table:table-cell>
          <table:table-cell table:style-name="ce119" table:formula="of:=IF([.U62]=&quot;&quot;;&quot;&quot;;IF(WEEKDAY([.U62])=5;ISOWEEKNUM([.U62]);&quot;&quot;))">
            <text:p/>
          </table:table-cell>
          <table:table-cell table:style-name="ce9" table:formula="of:=IF([.AA62]=&quot;&quot;;&quot;&quot;;UPPER(LEFT(TEXT([.AA62];&quot;JJJ&quot;);1)))" office:value-type="string" office:string-value="L" calcext:value-type="string">
            <text:p>L</text:p>
          </table:table-cell>
          <table:table-cell table:style-name="ce15" table:formula="of:=[.AA61]+1" office:value-type="date" office:date-value="2020-11-23" calcext:value-type="date">
            <text:p>23</text:p>
          </table:table-cell>
          <table:table-cell table:style-name="ce21" table:formula="of:=IF([.AA62]=&quot;&quot;;&quot;&quot;;IFERROR(VLOOKUP([.AA62];[$'Jours fériés'.$A$4:$'Jours fériés'.$B$203];2;0);&quot; &quot;))" office:value-type="string" office:string-value=" " calcext:value-type="string">
            <text:p><text:s/></text:p>
          </table:table-cell>
          <table:table-cell table:style-name="ce28"/>
          <table:table-cell table:style-name="ce106" table:formula="of:=IF([.AA62]=&quot;&quot;;[.AD61];IF([.AC62]=&quot;début&quot;;INDEX([.$AN$4:.$AN$17];1+MOD([.AA62]-2;14));IF(ISNUMBER([.AC62]);[.AD61]+[.AC62];IF((LEFT([.AB62])&lt;&gt;&quot; &quot;)OR([.AC62]&lt;&gt;&quot;&quot;);[.AD61];[.AD61]+INDEX([.$AN$4:.$AN$17];1+MOD([.AA62]-2;14))))))" office:value-type="float" office:value="226" calcext:value-type="float">
            <text:p>226</text:p>
          </table:table-cell>
          <table:table-cell table:style-name="ce119" table:formula="of:=IF([.AA62]=&quot;&quot;;&quot;&quot;;IF(WEEKDAY([.AA62])=5;ISOWEEKNUM([.AA62]);&quot;&quot;))">
            <text:p/>
          </table:table-cell>
          <table:table-cell table:style-name="ce9" table:formula="of:=IF([.AG62]=&quot;&quot;;&quot;&quot;;UPPER(LEFT(TEXT([.AG62];&quot;JJJ&quot;);1)))" office:value-type="string" office:string-value="M" calcext:value-type="string">
            <text:p>M</text:p>
          </table:table-cell>
          <table:table-cell table:style-name="ce15" table:formula="of:=[.AG61]+1" office:value-type="date" office:date-value="2020-12-23" calcext:value-type="date">
            <text:p>23</text:p>
          </table:table-cell>
          <table:table-cell table:style-name="ce21" table:formula="of:=IF([.AG62]=&quot;&quot;;&quot;&quot;;IFERROR(VLOOKUP([.AG62];[$'Jours fériés'.$A$4:$'Jours fériés'.$B$203];2;0);&quot; &quot;))" office:value-type="string" office:string-value=" " calcext:value-type="string">
            <text:p><text:s/></text:p>
          </table:table-cell>
          <table:table-cell table:style-name="ce28"/>
          <table:table-cell table:style-name="ce106" table:formula="of:=IF([.AG62]=&quot;&quot;;[.AJ61];IF([.AI62]=&quot;début&quot;;INDEX([.$AN$4:.$AN$17];1+MOD([.AG62]-2;14));IF(ISNUMBER([.AI62]);[.AJ61]+[.AI62];IF((LEFT([.AH62])&lt;&gt;&quot; &quot;)OR([.AI62]&lt;&gt;&quot;&quot;);[.AJ61];[.AJ61]+INDEX([.$AN$4:.$AN$17];1+MOD([.AG62]-2;14))))))" office:value-type="float" office:value="248" calcext:value-type="float">
            <text:p>248</text:p>
          </table:table-cell>
          <table:table-cell table:style-name="ce119" table:formula="of:=IF([.AG62]=&quot;&quot;;&quot;&quot;;IF(WEEKDAY([.AG62])=5;ISOWEEKNUM([.AG62]);&quot;&quot;))">
            <text:p/>
          </table:table-cell>
          <table:table-cell table:number-columns-repeated="225"/>
        </table:table-row>
        <table:table-row table:style-name="ro15">
          <table:table-cell/>
          <table:table-cell table:style-name="ce9" table:formula="of:=IF([.C63]=&quot;&quot;;&quot;&quot;;UPPER(LEFT(TEXT([.C63];&quot;JJJ&quot;);1)))" office:value-type="string" office:string-value="V" calcext:value-type="string">
            <text:p>V</text:p>
          </table:table-cell>
          <table:table-cell table:style-name="ce15" table:formula="of:=[.C62]+1" office:value-type="date" office:date-value="2020-07-24" calcext:value-type="date">
            <text:p>24</text:p>
          </table:table-cell>
          <table:table-cell table:style-name="ce21" table:formula="of:=IF([.C63]=&quot;&quot;;&quot;&quot;;IFERROR(VLOOKUP([.C63];[$'Jours fériés'.$A$4:$'Jours fériés'.$B$203];2;0);&quot; &quot;))" office:value-type="string" office:string-value=" " calcext:value-type="string">
            <text:p><text:s/></text:p>
          </table:table-cell>
          <table:table-cell table:style-name="ce28"/>
          <table:table-cell table:style-name="ce106" table:formula="of:=IF([.C63]=&quot;&quot;;[.F62];IF([.E63]=&quot;début&quot;;INDEX([.$AN$4:.$AN$17];1+MOD([.C63]-2;14));IF(ISNUMBER([.E63]);[.F62]+[.E63];IF((LEFT([.D63])&lt;&gt;&quot; &quot;)OR([.E63]&lt;&gt;&quot;&quot;);[.F62];[.F62]+INDEX([.$AN$4:.$AN$17];1+MOD([.C63]-2;14))))))" office:value-type="float" office:value="141" calcext:value-type="float">
            <text:p>141</text:p>
          </table:table-cell>
          <table:table-cell table:style-name="ce119" table:formula="of:=IF([.C63]=&quot;&quot;;&quot;&quot;;IF(WEEKDAY([.C63])=5;ISOWEEKNUM([.C63]);&quot;&quot;))">
            <text:p/>
          </table:table-cell>
          <table:table-cell table:style-name="ce9" table:formula="of:=IF([.I63]=&quot;&quot;;&quot;&quot;;UPPER(LEFT(TEXT([.I63];&quot;JJJ&quot;);1)))" office:value-type="string" office:string-value="L" calcext:value-type="string">
            <text:p>L</text:p>
          </table:table-cell>
          <table:table-cell table:style-name="ce15" table:formula="of:=[.I62]+1" office:value-type="date" office:date-value="2020-08-24" calcext:value-type="date">
            <text:p>24</text:p>
          </table:table-cell>
          <table:table-cell table:style-name="ce21" table:formula="of:=IF([.I63]=&quot;&quot;;&quot;&quot;;IFERROR(VLOOKUP([.I63];[$'Jours fériés'.$A$4:$'Jours fériés'.$B$203];2;0);&quot; &quot;))" office:value-type="string" office:string-value=" " calcext:value-type="string">
            <text:p><text:s/></text:p>
          </table:table-cell>
          <table:table-cell table:style-name="ce28"/>
          <table:table-cell table:style-name="ce106" table:formula="of:=IF([.I63]=&quot;&quot;;[.L62];IF([.K63]=&quot;début&quot;;INDEX([.$AN$4:.$AN$17];1+MOD([.I63]-2;14));IF(ISNUMBER([.K63]);[.L62]+[.K63];IF((LEFT([.J63])&lt;&gt;&quot; &quot;)OR([.K63]&lt;&gt;&quot;&quot;);[.L62];[.L62]+INDEX([.$AN$4:.$AN$17];1+MOD([.I63]-2;14))))))" office:value-type="float" office:value="162" calcext:value-type="float">
            <text:p>162</text:p>
          </table:table-cell>
          <table:table-cell table:style-name="ce119" table:formula="of:=IF([.I63]=&quot;&quot;;&quot;&quot;;IF(WEEKDAY([.I63])=5;ISOWEEKNUM([.I63]);&quot;&quot;))">
            <text:p/>
          </table:table-cell>
          <table:table-cell table:style-name="ce9" table:formula="of:=IF([.O63]=&quot;&quot;;&quot;&quot;;UPPER(LEFT(TEXT([.O63];&quot;JJJ&quot;);1)))" office:value-type="string" office:string-value="J" calcext:value-type="string">
            <text:p>J</text:p>
          </table:table-cell>
          <table:table-cell table:style-name="ce15" table:formula="of:=[.O62]+1" office:value-type="date" office:date-value="2020-09-24" calcext:value-type="date">
            <text:p>24</text:p>
          </table:table-cell>
          <table:table-cell table:style-name="ce21" table:formula="of:=IF([.O63]=&quot;&quot;;&quot;&quot;;IFERROR(VLOOKUP([.O63];[$'Jours fériés'.$A$4:$'Jours fériés'.$B$203];2;0);&quot; &quot;))" office:value-type="string" office:string-value=" " calcext:value-type="string">
            <text:p><text:s/></text:p>
          </table:table-cell>
          <table:table-cell table:style-name="ce28"/>
          <table:table-cell table:style-name="ce106" table:formula="of:=IF([.O63]=&quot;&quot;;[.R62];IF([.Q63]=&quot;début&quot;;INDEX([.$AN$4:.$AN$17];1+MOD([.O63]-2;14));IF(ISNUMBER([.Q63]);[.R62]+[.Q63];IF((LEFT([.P63])&lt;&gt;&quot; &quot;)OR([.Q63]&lt;&gt;&quot;&quot;);[.R62];[.R62]+INDEX([.$AN$4:.$AN$17];1+MOD([.O63]-2;14))))))" office:value-type="float" office:value="185" calcext:value-type="float">
            <text:p>185</text:p>
          </table:table-cell>
          <table:table-cell table:style-name="ce119" table:formula="of:=IF([.O63]=&quot;&quot;;&quot;&quot;;IF(WEEKDAY([.O63])=5;ISOWEEKNUM([.O63]);&quot;&quot;))" office:value-type="float" office:value="39" calcext:value-type="float">
            <text:p>39</text:p>
          </table:table-cell>
          <table:table-cell table:style-name="ce9" table:formula="of:=IF([.U63]=&quot;&quot;;&quot;&quot;;UPPER(LEFT(TEXT([.U63];&quot;JJJ&quot;);1)))" office:value-type="string" office:string-value="S" calcext:value-type="string">
            <text:p>S</text:p>
          </table:table-cell>
          <table:table-cell table:style-name="ce15" table:formula="of:=[.U62]+1" office:value-type="date" office:date-value="2020-10-24" calcext:value-type="date">
            <text:p>24</text:p>
          </table:table-cell>
          <table:table-cell table:style-name="ce21" table:formula="of:=IF([.U63]=&quot;&quot;;&quot;&quot;;IFERROR(VLOOKUP([.U63];[$'Jours fériés'.$A$4:$'Jours fériés'.$B$203];2;0);&quot; &quot;))" office:value-type="string" office:string-value=" " calcext:value-type="string">
            <text:p><text:s/></text:p>
          </table:table-cell>
          <table:table-cell table:style-name="ce28"/>
          <table:table-cell table:style-name="ce106" table:formula="of:=IF([.U63]=&quot;&quot;;[.X62];IF([.W63]=&quot;début&quot;;INDEX([.$AN$4:.$AN$17];1+MOD([.U63]-2;14));IF(ISNUMBER([.W63]);[.X62]+[.W63];IF((LEFT([.V63])&lt;&gt;&quot; &quot;)OR([.W63]&lt;&gt;&quot;&quot;);[.X62];[.X62]+INDEX([.$AN$4:.$AN$17];1+MOD([.U63]-2;14))))))" office:value-type="float" office:value="206" calcext:value-type="float">
            <text:p>206</text:p>
          </table:table-cell>
          <table:table-cell table:style-name="ce119" table:formula="of:=IF([.U63]=&quot;&quot;;&quot;&quot;;IF(WEEKDAY([.U63])=5;ISOWEEKNUM([.U63]);&quot;&quot;))">
            <text:p/>
          </table:table-cell>
          <table:table-cell table:style-name="ce9" table:formula="of:=IF([.AA63]=&quot;&quot;;&quot;&quot;;UPPER(LEFT(TEXT([.AA63];&quot;JJJ&quot;);1)))" office:value-type="string" office:string-value="M" calcext:value-type="string">
            <text:p>M</text:p>
          </table:table-cell>
          <table:table-cell table:style-name="ce15" table:formula="of:=[.AA62]+1" office:value-type="date" office:date-value="2020-11-24" calcext:value-type="date">
            <text:p>24</text:p>
          </table:table-cell>
          <table:table-cell table:style-name="ce21" table:formula="of:=IF([.AA63]=&quot;&quot;;&quot;&quot;;IFERROR(VLOOKUP([.AA63];[$'Jours fériés'.$A$4:$'Jours fériés'.$B$203];2;0);&quot; &quot;))" office:value-type="string" office:string-value=" " calcext:value-type="string">
            <text:p><text:s/></text:p>
          </table:table-cell>
          <table:table-cell table:style-name="ce28"/>
          <table:table-cell table:style-name="ce106" table:formula="of:=IF([.AA63]=&quot;&quot;;[.AD62];IF([.AC63]=&quot;début&quot;;INDEX([.$AN$4:.$AN$17];1+MOD([.AA63]-2;14));IF(ISNUMBER([.AC63]);[.AD62]+[.AC63];IF((LEFT([.AB63])&lt;&gt;&quot; &quot;)OR([.AC63]&lt;&gt;&quot;&quot;);[.AD62];[.AD62]+INDEX([.$AN$4:.$AN$17];1+MOD([.AA63]-2;14))))))" office:value-type="float" office:value="227" calcext:value-type="float">
            <text:p>227</text:p>
          </table:table-cell>
          <table:table-cell table:style-name="ce119" table:formula="of:=IF([.AA63]=&quot;&quot;;&quot;&quot;;IF(WEEKDAY([.AA63])=5;ISOWEEKNUM([.AA63]);&quot;&quot;))">
            <text:p/>
          </table:table-cell>
          <table:table-cell table:style-name="ce9" table:formula="of:=IF([.AG63]=&quot;&quot;;&quot;&quot;;UPPER(LEFT(TEXT([.AG63];&quot;JJJ&quot;);1)))" office:value-type="string" office:string-value="J" calcext:value-type="string">
            <text:p>J</text:p>
          </table:table-cell>
          <table:table-cell table:style-name="ce15" table:formula="of:=[.AG62]+1" office:value-type="date" office:date-value="2020-12-24" calcext:value-type="date">
            <text:p>24</text:p>
          </table:table-cell>
          <table:table-cell table:style-name="ce21" table:formula="of:=IF([.AG63]=&quot;&quot;;&quot;&quot;;IFERROR(VLOOKUP([.AG63];[$'Jours fériés'.$A$4:$'Jours fériés'.$B$203];2;0);&quot; &quot;))" office:value-type="string" office:string-value=" " calcext:value-type="string">
            <text:p><text:s/></text:p>
          </table:table-cell>
          <table:table-cell table:style-name="ce28"/>
          <table:table-cell table:style-name="ce106" table:formula="of:=IF([.AG63]=&quot;&quot;;[.AJ62];IF([.AI63]=&quot;début&quot;;INDEX([.$AN$4:.$AN$17];1+MOD([.AG63]-2;14));IF(ISNUMBER([.AI63]);[.AJ62]+[.AI63];IF((LEFT([.AH63])&lt;&gt;&quot; &quot;)OR([.AI63]&lt;&gt;&quot;&quot;);[.AJ62];[.AJ62]+INDEX([.$AN$4:.$AN$17];1+MOD([.AG63]-2;14))))))" office:value-type="float" office:value="249" calcext:value-type="float">
            <text:p>249</text:p>
          </table:table-cell>
          <table:table-cell table:style-name="ce119" table:formula="of:=IF([.AG63]=&quot;&quot;;&quot;&quot;;IF(WEEKDAY([.AG63])=5;ISOWEEKNUM([.AG63]);&quot;&quot;))" office:value-type="float" office:value="52" calcext:value-type="float">
            <text:p>52</text:p>
          </table:table-cell>
          <table:table-cell table:number-columns-repeated="225"/>
        </table:table-row>
        <table:table-row table:style-name="ro15">
          <table:table-cell/>
          <table:table-cell table:style-name="ce9" table:formula="of:=IF([.C64]=&quot;&quot;;&quot;&quot;;UPPER(LEFT(TEXT([.C64];&quot;JJJ&quot;);1)))" office:value-type="string" office:string-value="S" calcext:value-type="string">
            <text:p>S</text:p>
          </table:table-cell>
          <table:table-cell table:style-name="ce15" table:formula="of:=[.C63]+1" office:value-type="date" office:date-value="2020-07-25" calcext:value-type="date">
            <text:p>25</text:p>
          </table:table-cell>
          <table:table-cell table:style-name="ce21" table:formula="of:=IF([.C64]=&quot;&quot;;&quot;&quot;;IFERROR(VLOOKUP([.C64];[$'Jours fériés'.$A$4:$'Jours fériés'.$B$203];2;0);&quot; &quot;))" office:value-type="string" office:string-value=" " calcext:value-type="string">
            <text:p><text:s/></text:p>
          </table:table-cell>
          <table:table-cell table:style-name="ce28"/>
          <table:table-cell table:style-name="ce106" table:formula="of:=IF([.C64]=&quot;&quot;;[.F63];IF([.E64]=&quot;début&quot;;INDEX([.$AN$4:.$AN$17];1+MOD([.C64]-2;14));IF(ISNUMBER([.E64]);[.F63]+[.E64];IF((LEFT([.D64])&lt;&gt;&quot; &quot;)OR([.E64]&lt;&gt;&quot;&quot;);[.F63];[.F63]+INDEX([.$AN$4:.$AN$17];1+MOD([.C64]-2;14))))))" office:value-type="float" office:value="141" calcext:value-type="float">
            <text:p>141</text:p>
          </table:table-cell>
          <table:table-cell table:style-name="ce119" table:formula="of:=IF([.C64]=&quot;&quot;;&quot;&quot;;IF(WEEKDAY([.C64])=5;ISOWEEKNUM([.C64]);&quot;&quot;))">
            <text:p/>
          </table:table-cell>
          <table:table-cell table:style-name="ce9" table:formula="of:=IF([.I64]=&quot;&quot;;&quot;&quot;;UPPER(LEFT(TEXT([.I64];&quot;JJJ&quot;);1)))" office:value-type="string" office:string-value="M" calcext:value-type="string">
            <text:p>M</text:p>
          </table:table-cell>
          <table:table-cell table:style-name="ce15" table:formula="of:=[.I63]+1" office:value-type="date" office:date-value="2020-08-25" calcext:value-type="date">
            <text:p>25</text:p>
          </table:table-cell>
          <table:table-cell table:style-name="ce21" table:formula="of:=IF([.I64]=&quot;&quot;;&quot;&quot;;IFERROR(VLOOKUP([.I64];[$'Jours fériés'.$A$4:$'Jours fériés'.$B$203];2;0);&quot; &quot;))" office:value-type="string" office:string-value=" " calcext:value-type="string">
            <text:p><text:s/></text:p>
          </table:table-cell>
          <table:table-cell table:style-name="ce28"/>
          <table:table-cell table:style-name="ce106" table:formula="of:=IF([.I64]=&quot;&quot;;[.L63];IF([.K64]=&quot;début&quot;;INDEX([.$AN$4:.$AN$17];1+MOD([.I64]-2;14));IF(ISNUMBER([.K64]);[.L63]+[.K64];IF((LEFT([.J64])&lt;&gt;&quot; &quot;)OR([.K64]&lt;&gt;&quot;&quot;);[.L63];[.L63]+INDEX([.$AN$4:.$AN$17];1+MOD([.I64]-2;14))))))" office:value-type="float" office:value="163" calcext:value-type="float">
            <text:p>163</text:p>
          </table:table-cell>
          <table:table-cell table:style-name="ce119" table:formula="of:=IF([.I64]=&quot;&quot;;&quot;&quot;;IF(WEEKDAY([.I64])=5;ISOWEEKNUM([.I64]);&quot;&quot;))">
            <text:p/>
          </table:table-cell>
          <table:table-cell table:style-name="ce9" table:formula="of:=IF([.O64]=&quot;&quot;;&quot;&quot;;UPPER(LEFT(TEXT([.O64];&quot;JJJ&quot;);1)))" office:value-type="string" office:string-value="V" calcext:value-type="string">
            <text:p>V</text:p>
          </table:table-cell>
          <table:table-cell table:style-name="ce15" table:formula="of:=[.O63]+1" office:value-type="date" office:date-value="2020-09-25" calcext:value-type="date">
            <text:p>25</text:p>
          </table:table-cell>
          <table:table-cell table:style-name="ce21" table:formula="of:=IF([.O64]=&quot;&quot;;&quot;&quot;;IFERROR(VLOOKUP([.O64];[$'Jours fériés'.$A$4:$'Jours fériés'.$B$203];2;0);&quot; &quot;))" office:value-type="string" office:string-value=" " calcext:value-type="string">
            <text:p><text:s/></text:p>
          </table:table-cell>
          <table:table-cell table:style-name="ce28"/>
          <table:table-cell table:style-name="ce106" table:formula="of:=IF([.O64]=&quot;&quot;;[.R63];IF([.Q64]=&quot;début&quot;;INDEX([.$AN$4:.$AN$17];1+MOD([.O64]-2;14));IF(ISNUMBER([.Q64]);[.R63]+[.Q64];IF((LEFT([.P64])&lt;&gt;&quot; &quot;)OR([.Q64]&lt;&gt;&quot;&quot;);[.R63];[.R63]+INDEX([.$AN$4:.$AN$17];1+MOD([.O64]-2;14))))))" office:value-type="float" office:value="186" calcext:value-type="float">
            <text:p>186</text:p>
          </table:table-cell>
          <table:table-cell table:style-name="ce119" table:formula="of:=IF([.O64]=&quot;&quot;;&quot;&quot;;IF(WEEKDAY([.O64])=5;ISOWEEKNUM([.O64]);&quot;&quot;))">
            <text:p/>
          </table:table-cell>
          <table:table-cell table:style-name="ce9" table:formula="of:=IF([.U64]=&quot;&quot;;&quot;&quot;;UPPER(LEFT(TEXT([.U64];&quot;JJJ&quot;);1)))" office:value-type="string" office:string-value="D" calcext:value-type="string">
            <text:p>D</text:p>
          </table:table-cell>
          <table:table-cell table:style-name="ce15" table:formula="of:=[.U63]+1" office:value-type="date" office:date-value="2020-10-25" calcext:value-type="date">
            <text:p>25</text:p>
          </table:table-cell>
          <table:table-cell table:style-name="ce21" table:formula="of:=IF([.U64]=&quot;&quot;;&quot;&quot;;IFERROR(VLOOKUP([.U64];[$'Jours fériés'.$A$4:$'Jours fériés'.$B$203];2;0);&quot; &quot;))" office:value-type="string" office:string-value=" heure d'hiver -1h" calcext:value-type="string">
            <text:p><text:s/>heure d'hiver -1h</text:p>
          </table:table-cell>
          <table:table-cell table:style-name="ce28"/>
          <table:table-cell table:style-name="ce106" table:formula="of:=IF([.U64]=&quot;&quot;;[.X63];IF([.W64]=&quot;début&quot;;INDEX([.$AN$4:.$AN$17];1+MOD([.U64]-2;14));IF(ISNUMBER([.W64]);[.X63]+[.W64];IF((LEFT([.V64])&lt;&gt;&quot; &quot;)OR([.W64]&lt;&gt;&quot;&quot;);[.X63];[.X63]+INDEX([.$AN$4:.$AN$17];1+MOD([.U64]-2;14))))))" office:value-type="float" office:value="206" calcext:value-type="float">
            <text:p>206</text:p>
          </table:table-cell>
          <table:table-cell table:style-name="ce119" table:formula="of:=IF([.U64]=&quot;&quot;;&quot;&quot;;IF(WEEKDAY([.U64])=5;ISOWEEKNUM([.U64]);&quot;&quot;))">
            <text:p/>
          </table:table-cell>
          <table:table-cell table:style-name="ce9" table:formula="of:=IF([.AA64]=&quot;&quot;;&quot;&quot;;UPPER(LEFT(TEXT([.AA64];&quot;JJJ&quot;);1)))" office:value-type="string" office:string-value="M" calcext:value-type="string">
            <text:p>M</text:p>
          </table:table-cell>
          <table:table-cell table:style-name="ce15" table:formula="of:=[.AA63]+1" office:value-type="date" office:date-value="2020-11-25" calcext:value-type="date">
            <text:p>25</text:p>
          </table:table-cell>
          <table:table-cell table:style-name="ce21" table:formula="of:=IF([.AA64]=&quot;&quot;;&quot;&quot;;IFERROR(VLOOKUP([.AA64];[$'Jours fériés'.$A$4:$'Jours fériés'.$B$203];2;0);&quot; &quot;))" office:value-type="string" office:string-value=" " calcext:value-type="string">
            <text:p><text:s/></text:p>
          </table:table-cell>
          <table:table-cell table:style-name="ce28"/>
          <table:table-cell table:style-name="ce106" table:formula="of:=IF([.AA64]=&quot;&quot;;[.AD63];IF([.AC64]=&quot;début&quot;;INDEX([.$AN$4:.$AN$17];1+MOD([.AA64]-2;14));IF(ISNUMBER([.AC64]);[.AD63]+[.AC64];IF((LEFT([.AB64])&lt;&gt;&quot; &quot;)OR([.AC64]&lt;&gt;&quot;&quot;);[.AD63];[.AD63]+INDEX([.$AN$4:.$AN$17];1+MOD([.AA64]-2;14))))))" office:value-type="float" office:value="228" calcext:value-type="float">
            <text:p>228</text:p>
          </table:table-cell>
          <table:table-cell table:style-name="ce119" table:formula="of:=IF([.AA64]=&quot;&quot;;&quot;&quot;;IF(WEEKDAY([.AA64])=5;ISOWEEKNUM([.AA64]);&quot;&quot;))">
            <text:p/>
          </table:table-cell>
          <table:table-cell table:style-name="ce9" table:formula="of:=IF([.AG64]=&quot;&quot;;&quot;&quot;;UPPER(LEFT(TEXT([.AG64];&quot;JJJ&quot;);1)))" office:value-type="string" office:string-value="V" calcext:value-type="string">
            <text:p>V</text:p>
          </table:table-cell>
          <table:table-cell table:style-name="ce15" table:formula="of:=[.AG63]+1" office:value-type="date" office:date-value="2020-12-25" calcext:value-type="date">
            <text:p>25</text:p>
          </table:table-cell>
          <table:table-cell table:style-name="ce21" table:formula="of:=IF([.AG64]=&quot;&quot;;&quot;&quot;;IFERROR(VLOOKUP([.AG64];[$'Jours fériés'.$A$4:$'Jours fériés'.$B$203];2;0);&quot; &quot;))" office:value-type="string" office:string-value="Noël" calcext:value-type="string">
            <text:p>Noël</text:p>
          </table:table-cell>
          <table:table-cell table:style-name="ce28"/>
          <table:table-cell table:style-name="ce106" table:formula="of:=IF([.AG64]=&quot;&quot;;[.AJ63];IF([.AI64]=&quot;début&quot;;INDEX([.$AN$4:.$AN$17];1+MOD([.AG64]-2;14));IF(ISNUMBER([.AI64]);[.AJ63]+[.AI64];IF((LEFT([.AH64])&lt;&gt;&quot; &quot;)OR([.AI64]&lt;&gt;&quot;&quot;);[.AJ63];[.AJ63]+INDEX([.$AN$4:.$AN$17];1+MOD([.AG64]-2;14))))))" office:value-type="float" office:value="249" calcext:value-type="float">
            <text:p>249</text:p>
          </table:table-cell>
          <table:table-cell table:style-name="ce119" table:formula="of:=IF([.AG64]=&quot;&quot;;&quot;&quot;;IF(WEEKDAY([.AG64])=5;ISOWEEKNUM([.AG64]);&quot;&quot;))">
            <text:p/>
          </table:table-cell>
          <table:table-cell table:number-columns-repeated="225"/>
        </table:table-row>
        <table:table-row table:style-name="ro15">
          <table:table-cell/>
          <table:table-cell table:style-name="ce9" table:formula="of:=IF([.C65]=&quot;&quot;;&quot;&quot;;UPPER(LEFT(TEXT([.C65];&quot;JJJ&quot;);1)))" office:value-type="string" office:string-value="D" calcext:value-type="string">
            <text:p>D</text:p>
          </table:table-cell>
          <table:table-cell table:style-name="ce15" table:formula="of:=[.C64]+1" office:value-type="date" office:date-value="2020-07-26" calcext:value-type="date">
            <text:p>26</text:p>
          </table:table-cell>
          <table:table-cell table:style-name="ce21" table:formula="of:=IF([.C65]=&quot;&quot;;&quot;&quot;;IFERROR(VLOOKUP([.C65];[$'Jours fériés'.$A$4:$'Jours fériés'.$B$203];2;0);&quot; &quot;))" office:value-type="string" office:string-value=" " calcext:value-type="string">
            <text:p><text:s/></text:p>
          </table:table-cell>
          <table:table-cell table:style-name="ce28"/>
          <table:table-cell table:style-name="ce106" table:formula="of:=IF([.C65]=&quot;&quot;;[.F64];IF([.E65]=&quot;début&quot;;INDEX([.$AN$4:.$AN$17];1+MOD([.C65]-2;14));IF(ISNUMBER([.E65]);[.F64]+[.E65];IF((LEFT([.D65])&lt;&gt;&quot; &quot;)OR([.E65]&lt;&gt;&quot;&quot;);[.F64];[.F64]+INDEX([.$AN$4:.$AN$17];1+MOD([.C65]-2;14))))))" office:value-type="float" office:value="141" calcext:value-type="float">
            <text:p>141</text:p>
          </table:table-cell>
          <table:table-cell table:style-name="ce119" table:formula="of:=IF([.C65]=&quot;&quot;;&quot;&quot;;IF(WEEKDAY([.C65])=5;ISOWEEKNUM([.C65]);&quot;&quot;))">
            <text:p/>
          </table:table-cell>
          <table:table-cell table:style-name="ce9" table:formula="of:=IF([.I65]=&quot;&quot;;&quot;&quot;;UPPER(LEFT(TEXT([.I65];&quot;JJJ&quot;);1)))" office:value-type="string" office:string-value="M" calcext:value-type="string">
            <text:p>M</text:p>
          </table:table-cell>
          <table:table-cell table:style-name="ce15" table:formula="of:=[.I64]+1" office:value-type="date" office:date-value="2020-08-26" calcext:value-type="date">
            <text:p>26</text:p>
          </table:table-cell>
          <table:table-cell table:style-name="ce21" table:formula="of:=IF([.I65]=&quot;&quot;;&quot;&quot;;IFERROR(VLOOKUP([.I65];[$'Jours fériés'.$A$4:$'Jours fériés'.$B$203];2;0);&quot; &quot;))" office:value-type="string" office:string-value=" " calcext:value-type="string">
            <text:p><text:s/></text:p>
          </table:table-cell>
          <table:table-cell table:style-name="ce28"/>
          <table:table-cell table:style-name="ce106" table:formula="of:=IF([.I65]=&quot;&quot;;[.L64];IF([.K65]=&quot;début&quot;;INDEX([.$AN$4:.$AN$17];1+MOD([.I65]-2;14));IF(ISNUMBER([.K65]);[.L64]+[.K65];IF((LEFT([.J65])&lt;&gt;&quot; &quot;)OR([.K65]&lt;&gt;&quot;&quot;);[.L64];[.L64]+INDEX([.$AN$4:.$AN$17];1+MOD([.I65]-2;14))))))" office:value-type="float" office:value="164" calcext:value-type="float">
            <text:p>164</text:p>
          </table:table-cell>
          <table:table-cell table:style-name="ce119" table:formula="of:=IF([.I65]=&quot;&quot;;&quot;&quot;;IF(WEEKDAY([.I65])=5;ISOWEEKNUM([.I65]);&quot;&quot;))">
            <text:p/>
          </table:table-cell>
          <table:table-cell table:style-name="ce9" table:formula="of:=IF([.O65]=&quot;&quot;;&quot;&quot;;UPPER(LEFT(TEXT([.O65];&quot;JJJ&quot;);1)))" office:value-type="string" office:string-value="S" calcext:value-type="string">
            <text:p>S</text:p>
          </table:table-cell>
          <table:table-cell table:style-name="ce15" table:formula="of:=[.O64]+1" office:value-type="date" office:date-value="2020-09-26" calcext:value-type="date">
            <text:p>26</text:p>
          </table:table-cell>
          <table:table-cell table:style-name="ce21" table:formula="of:=IF([.O65]=&quot;&quot;;&quot;&quot;;IFERROR(VLOOKUP([.O65];[$'Jours fériés'.$A$4:$'Jours fériés'.$B$203];2;0);&quot; &quot;))" office:value-type="string" office:string-value=" " calcext:value-type="string">
            <text:p><text:s/></text:p>
          </table:table-cell>
          <table:table-cell table:style-name="ce28"/>
          <table:table-cell table:style-name="ce106" table:formula="of:=IF([.O65]=&quot;&quot;;[.R64];IF([.Q65]=&quot;début&quot;;INDEX([.$AN$4:.$AN$17];1+MOD([.O65]-2;14));IF(ISNUMBER([.Q65]);[.R64]+[.Q65];IF((LEFT([.P65])&lt;&gt;&quot; &quot;)OR([.Q65]&lt;&gt;&quot;&quot;);[.R64];[.R64]+INDEX([.$AN$4:.$AN$17];1+MOD([.O65]-2;14))))))" office:value-type="float" office:value="186" calcext:value-type="float">
            <text:p>186</text:p>
          </table:table-cell>
          <table:table-cell table:style-name="ce119" table:formula="of:=IF([.O65]=&quot;&quot;;&quot;&quot;;IF(WEEKDAY([.O65])=5;ISOWEEKNUM([.O65]);&quot;&quot;))">
            <text:p/>
          </table:table-cell>
          <table:table-cell table:style-name="ce9" table:formula="of:=IF([.U65]=&quot;&quot;;&quot;&quot;;UPPER(LEFT(TEXT([.U65];&quot;JJJ&quot;);1)))" office:value-type="string" office:string-value="L" calcext:value-type="string">
            <text:p>L</text:p>
          </table:table-cell>
          <table:table-cell table:style-name="ce15" table:formula="of:=[.U64]+1" office:value-type="date" office:date-value="2020-10-26" calcext:value-type="date">
            <text:p>26</text:p>
          </table:table-cell>
          <table:table-cell table:style-name="ce21" table:formula="of:=IF([.U65]=&quot;&quot;;&quot;&quot;;IFERROR(VLOOKUP([.U65];[$'Jours fériés'.$A$4:$'Jours fériés'.$B$203];2;0);&quot; &quot;))" office:value-type="string" office:string-value=" " calcext:value-type="string">
            <text:p><text:s/></text:p>
          </table:table-cell>
          <table:table-cell table:style-name="ce28"/>
          <table:table-cell table:style-name="ce106" table:formula="of:=IF([.U65]=&quot;&quot;;[.X64];IF([.W65]=&quot;début&quot;;INDEX([.$AN$4:.$AN$17];1+MOD([.U65]-2;14));IF(ISNUMBER([.W65]);[.X64]+[.W65];IF((LEFT([.V65])&lt;&gt;&quot; &quot;)OR([.W65]&lt;&gt;&quot;&quot;);[.X64];[.X64]+INDEX([.$AN$4:.$AN$17];1+MOD([.U65]-2;14))))))" office:value-type="float" office:value="207" calcext:value-type="float">
            <text:p>207</text:p>
          </table:table-cell>
          <table:table-cell table:style-name="ce119" table:formula="of:=IF([.U65]=&quot;&quot;;&quot;&quot;;IF(WEEKDAY([.U65])=5;ISOWEEKNUM([.U65]);&quot;&quot;))">
            <text:p/>
          </table:table-cell>
          <table:table-cell table:style-name="ce9" table:formula="of:=IF([.AA65]=&quot;&quot;;&quot;&quot;;UPPER(LEFT(TEXT([.AA65];&quot;JJJ&quot;);1)))" office:value-type="string" office:string-value="J" calcext:value-type="string">
            <text:p>J</text:p>
          </table:table-cell>
          <table:table-cell table:style-name="ce15" table:formula="of:=[.AA64]+1" office:value-type="date" office:date-value="2020-11-26" calcext:value-type="date">
            <text:p>26</text:p>
          </table:table-cell>
          <table:table-cell table:style-name="ce21" table:formula="of:=IF([.AA65]=&quot;&quot;;&quot;&quot;;IFERROR(VLOOKUP([.AA65];[$'Jours fériés'.$A$4:$'Jours fériés'.$B$203];2;0);&quot; &quot;))" office:value-type="string" office:string-value=" " calcext:value-type="string">
            <text:p><text:s/></text:p>
          </table:table-cell>
          <table:table-cell table:style-name="ce28"/>
          <table:table-cell table:style-name="ce106" table:formula="of:=IF([.AA65]=&quot;&quot;;[.AD64];IF([.AC65]=&quot;début&quot;;INDEX([.$AN$4:.$AN$17];1+MOD([.AA65]-2;14));IF(ISNUMBER([.AC65]);[.AD64]+[.AC65];IF((LEFT([.AB65])&lt;&gt;&quot; &quot;)OR([.AC65]&lt;&gt;&quot;&quot;);[.AD64];[.AD64]+INDEX([.$AN$4:.$AN$17];1+MOD([.AA65]-2;14))))))" office:value-type="float" office:value="229" calcext:value-type="float">
            <text:p>229</text:p>
          </table:table-cell>
          <table:table-cell table:style-name="ce119" table:formula="of:=IF([.AA65]=&quot;&quot;;&quot;&quot;;IF(WEEKDAY([.AA65])=5;ISOWEEKNUM([.AA65]);&quot;&quot;))" office:value-type="float" office:value="48" calcext:value-type="float">
            <text:p>48</text:p>
          </table:table-cell>
          <table:table-cell table:style-name="ce9" table:formula="of:=IF([.AG65]=&quot;&quot;;&quot;&quot;;UPPER(LEFT(TEXT([.AG65];&quot;JJJ&quot;);1)))" office:value-type="string" office:string-value="S" calcext:value-type="string">
            <text:p>S</text:p>
          </table:table-cell>
          <table:table-cell table:style-name="ce15" table:formula="of:=[.AG64]+1" office:value-type="date" office:date-value="2020-12-26" calcext:value-type="date">
            <text:p>26</text:p>
          </table:table-cell>
          <table:table-cell table:style-name="ce21" table:formula="of:=IF([.AG65]=&quot;&quot;;&quot;&quot;;IFERROR(VLOOKUP([.AG65];[$'Jours fériés'.$A$4:$'Jours fériés'.$B$203];2;0);&quot; &quot;))" office:value-type="string" office:string-value=" " calcext:value-type="string">
            <text:p><text:s/></text:p>
          </table:table-cell>
          <table:table-cell table:style-name="ce28"/>
          <table:table-cell table:style-name="ce106" table:formula="of:=IF([.AG65]=&quot;&quot;;[.AJ64];IF([.AI65]=&quot;début&quot;;INDEX([.$AN$4:.$AN$17];1+MOD([.AG65]-2;14));IF(ISNUMBER([.AI65]);[.AJ64]+[.AI65];IF((LEFT([.AH65])&lt;&gt;&quot; &quot;)OR([.AI65]&lt;&gt;&quot;&quot;);[.AJ64];[.AJ64]+INDEX([.$AN$4:.$AN$17];1+MOD([.AG65]-2;14))))))" office:value-type="float" office:value="249" calcext:value-type="float">
            <text:p>249</text:p>
          </table:table-cell>
          <table:table-cell table:style-name="ce119" table:formula="of:=IF([.AG65]=&quot;&quot;;&quot;&quot;;IF(WEEKDAY([.AG65])=5;ISOWEEKNUM([.AG65]);&quot;&quot;))">
            <text:p/>
          </table:table-cell>
          <table:table-cell table:number-columns-repeated="225"/>
        </table:table-row>
        <table:table-row table:style-name="ro15">
          <table:table-cell/>
          <table:table-cell table:style-name="ce9" table:formula="of:=IF([.C66]=&quot;&quot;;&quot;&quot;;UPPER(LEFT(TEXT([.C66];&quot;JJJ&quot;);1)))" office:value-type="string" office:string-value="L" calcext:value-type="string">
            <text:p>L</text:p>
          </table:table-cell>
          <table:table-cell table:style-name="ce15" table:formula="of:=[.C65]+1" office:value-type="date" office:date-value="2020-07-27" calcext:value-type="date">
            <text:p>27</text:p>
          </table:table-cell>
          <table:table-cell table:style-name="ce21" table:formula="of:=IF([.C66]=&quot;&quot;;&quot;&quot;;IFERROR(VLOOKUP([.C66];[$'Jours fériés'.$A$4:$'Jours fériés'.$B$203];2;0);&quot; &quot;))" office:value-type="string" office:string-value=" " calcext:value-type="string">
            <text:p><text:s/></text:p>
          </table:table-cell>
          <table:table-cell table:style-name="ce28"/>
          <table:table-cell table:style-name="ce106" table:formula="of:=IF([.C66]=&quot;&quot;;[.F65];IF([.E66]=&quot;début&quot;;INDEX([.$AN$4:.$AN$17];1+MOD([.C66]-2;14));IF(ISNUMBER([.E66]);[.F65]+[.E66];IF((LEFT([.D66])&lt;&gt;&quot; &quot;)OR([.E66]&lt;&gt;&quot;&quot;);[.F65];[.F65]+INDEX([.$AN$4:.$AN$17];1+MOD([.C66]-2;14))))))" office:value-type="float" office:value="142" calcext:value-type="float">
            <text:p>142</text:p>
          </table:table-cell>
          <table:table-cell table:style-name="ce119" table:formula="of:=IF([.C66]=&quot;&quot;;&quot;&quot;;IF(WEEKDAY([.C66])=5;ISOWEEKNUM([.C66]);&quot;&quot;))">
            <text:p/>
          </table:table-cell>
          <table:table-cell table:style-name="ce9" table:formula="of:=IF([.I66]=&quot;&quot;;&quot;&quot;;UPPER(LEFT(TEXT([.I66];&quot;JJJ&quot;);1)))" office:value-type="string" office:string-value="J" calcext:value-type="string">
            <text:p>J</text:p>
          </table:table-cell>
          <table:table-cell table:style-name="ce15" table:formula="of:=[.I65]+1" office:value-type="date" office:date-value="2020-08-27" calcext:value-type="date">
            <text:p>27</text:p>
          </table:table-cell>
          <table:table-cell table:style-name="ce21" table:formula="of:=IF([.I66]=&quot;&quot;;&quot;&quot;;IFERROR(VLOOKUP([.I66];[$'Jours fériés'.$A$4:$'Jours fériés'.$B$203];2;0);&quot; &quot;))" office:value-type="string" office:string-value=" " calcext:value-type="string">
            <text:p><text:s/></text:p>
          </table:table-cell>
          <table:table-cell table:style-name="ce28"/>
          <table:table-cell table:style-name="ce106" table:formula="of:=IF([.I66]=&quot;&quot;;[.L65];IF([.K66]=&quot;début&quot;;INDEX([.$AN$4:.$AN$17];1+MOD([.I66]-2;14));IF(ISNUMBER([.K66]);[.L65]+[.K66];IF((LEFT([.J66])&lt;&gt;&quot; &quot;)OR([.K66]&lt;&gt;&quot;&quot;);[.L65];[.L65]+INDEX([.$AN$4:.$AN$17];1+MOD([.I66]-2;14))))))" office:value-type="float" office:value="165" calcext:value-type="float">
            <text:p>165</text:p>
          </table:table-cell>
          <table:table-cell table:style-name="ce119" table:formula="of:=IF([.I66]=&quot;&quot;;&quot;&quot;;IF(WEEKDAY([.I66])=5;ISOWEEKNUM([.I66]);&quot;&quot;))" office:value-type="float" office:value="35" calcext:value-type="float">
            <text:p>35</text:p>
          </table:table-cell>
          <table:table-cell table:style-name="ce9" table:formula="of:=IF([.O66]=&quot;&quot;;&quot;&quot;;UPPER(LEFT(TEXT([.O66];&quot;JJJ&quot;);1)))" office:value-type="string" office:string-value="D" calcext:value-type="string">
            <text:p>D</text:p>
          </table:table-cell>
          <table:table-cell table:style-name="ce15" table:formula="of:=[.O65]+1" office:value-type="date" office:date-value="2020-09-27" calcext:value-type="date">
            <text:p>27</text:p>
          </table:table-cell>
          <table:table-cell table:style-name="ce21" table:formula="of:=IF([.O66]=&quot;&quot;;&quot;&quot;;IFERROR(VLOOKUP([.O66];[$'Jours fériés'.$A$4:$'Jours fériés'.$B$203];2;0);&quot; &quot;))" office:value-type="string" office:string-value=" " calcext:value-type="string">
            <text:p><text:s/></text:p>
          </table:table-cell>
          <table:table-cell table:style-name="ce28"/>
          <table:table-cell table:style-name="ce106" table:formula="of:=IF([.O66]=&quot;&quot;;[.R65];IF([.Q66]=&quot;début&quot;;INDEX([.$AN$4:.$AN$17];1+MOD([.O66]-2;14));IF(ISNUMBER([.Q66]);[.R65]+[.Q66];IF((LEFT([.P66])&lt;&gt;&quot; &quot;)OR([.Q66]&lt;&gt;&quot;&quot;);[.R65];[.R65]+INDEX([.$AN$4:.$AN$17];1+MOD([.O66]-2;14))))))" office:value-type="float" office:value="186" calcext:value-type="float">
            <text:p>186</text:p>
          </table:table-cell>
          <table:table-cell table:style-name="ce119" table:formula="of:=IF([.O66]=&quot;&quot;;&quot;&quot;;IF(WEEKDAY([.O66])=5;ISOWEEKNUM([.O66]);&quot;&quot;))">
            <text:p/>
          </table:table-cell>
          <table:table-cell table:style-name="ce9" table:formula="of:=IF([.U66]=&quot;&quot;;&quot;&quot;;UPPER(LEFT(TEXT([.U66];&quot;JJJ&quot;);1)))" office:value-type="string" office:string-value="M" calcext:value-type="string">
            <text:p>M</text:p>
          </table:table-cell>
          <table:table-cell table:style-name="ce15" table:formula="of:=[.U65]+1" office:value-type="date" office:date-value="2020-10-27" calcext:value-type="date">
            <text:p>27</text:p>
          </table:table-cell>
          <table:table-cell table:style-name="ce21" table:formula="of:=IF([.U66]=&quot;&quot;;&quot;&quot;;IFERROR(VLOOKUP([.U66];[$'Jours fériés'.$A$4:$'Jours fériés'.$B$203];2;0);&quot; &quot;))" office:value-type="string" office:string-value=" " calcext:value-type="string">
            <text:p><text:s/></text:p>
          </table:table-cell>
          <table:table-cell table:style-name="ce28"/>
          <table:table-cell table:style-name="ce106" table:formula="of:=IF([.U66]=&quot;&quot;;[.X65];IF([.W66]=&quot;début&quot;;INDEX([.$AN$4:.$AN$17];1+MOD([.U66]-2;14));IF(ISNUMBER([.W66]);[.X65]+[.W66];IF((LEFT([.V66])&lt;&gt;&quot; &quot;)OR([.W66]&lt;&gt;&quot;&quot;);[.X65];[.X65]+INDEX([.$AN$4:.$AN$17];1+MOD([.U66]-2;14))))))" office:value-type="float" office:value="208" calcext:value-type="float">
            <text:p>208</text:p>
          </table:table-cell>
          <table:table-cell table:style-name="ce119" table:formula="of:=IF([.U66]=&quot;&quot;;&quot;&quot;;IF(WEEKDAY([.U66])=5;ISOWEEKNUM([.U66]);&quot;&quot;))">
            <text:p/>
          </table:table-cell>
          <table:table-cell table:style-name="ce9" table:formula="of:=IF([.AA66]=&quot;&quot;;&quot;&quot;;UPPER(LEFT(TEXT([.AA66];&quot;JJJ&quot;);1)))" office:value-type="string" office:string-value="V" calcext:value-type="string">
            <text:p>V</text:p>
          </table:table-cell>
          <table:table-cell table:style-name="ce15" table:formula="of:=[.AA65]+1" office:value-type="date" office:date-value="2020-11-27" calcext:value-type="date">
            <text:p>27</text:p>
          </table:table-cell>
          <table:table-cell table:style-name="ce21" table:formula="of:=IF([.AA66]=&quot;&quot;;&quot;&quot;;IFERROR(VLOOKUP([.AA66];[$'Jours fériés'.$A$4:$'Jours fériés'.$B$203];2;0);&quot; &quot;))" office:value-type="string" office:string-value=" " calcext:value-type="string">
            <text:p><text:s/></text:p>
          </table:table-cell>
          <table:table-cell table:style-name="ce28"/>
          <table:table-cell table:style-name="ce106" table:formula="of:=IF([.AA66]=&quot;&quot;;[.AD65];IF([.AC66]=&quot;début&quot;;INDEX([.$AN$4:.$AN$17];1+MOD([.AA66]-2;14));IF(ISNUMBER([.AC66]);[.AD65]+[.AC66];IF((LEFT([.AB66])&lt;&gt;&quot; &quot;)OR([.AC66]&lt;&gt;&quot;&quot;);[.AD65];[.AD65]+INDEX([.$AN$4:.$AN$17];1+MOD([.AA66]-2;14))))))" office:value-type="float" office:value="230" calcext:value-type="float">
            <text:p>230</text:p>
          </table:table-cell>
          <table:table-cell table:style-name="ce119" table:formula="of:=IF([.AA66]=&quot;&quot;;&quot;&quot;;IF(WEEKDAY([.AA66])=5;ISOWEEKNUM([.AA66]);&quot;&quot;))">
            <text:p/>
          </table:table-cell>
          <table:table-cell table:style-name="ce9" table:formula="of:=IF([.AG66]=&quot;&quot;;&quot;&quot;;UPPER(LEFT(TEXT([.AG66];&quot;JJJ&quot;);1)))" office:value-type="string" office:string-value="D" calcext:value-type="string">
            <text:p>D</text:p>
          </table:table-cell>
          <table:table-cell table:style-name="ce15" table:formula="of:=[.AG65]+1" office:value-type="date" office:date-value="2020-12-27" calcext:value-type="date">
            <text:p>27</text:p>
          </table:table-cell>
          <table:table-cell table:style-name="ce21" table:formula="of:=IF([.AG66]=&quot;&quot;;&quot;&quot;;IFERROR(VLOOKUP([.AG66];[$'Jours fériés'.$A$4:$'Jours fériés'.$B$203];2;0);&quot; &quot;))" office:value-type="string" office:string-value=" " calcext:value-type="string">
            <text:p><text:s/></text:p>
          </table:table-cell>
          <table:table-cell table:style-name="ce28"/>
          <table:table-cell table:style-name="ce106" table:formula="of:=IF([.AG66]=&quot;&quot;;[.AJ65];IF([.AI66]=&quot;début&quot;;INDEX([.$AN$4:.$AN$17];1+MOD([.AG66]-2;14));IF(ISNUMBER([.AI66]);[.AJ65]+[.AI66];IF((LEFT([.AH66])&lt;&gt;&quot; &quot;)OR([.AI66]&lt;&gt;&quot;&quot;);[.AJ65];[.AJ65]+INDEX([.$AN$4:.$AN$17];1+MOD([.AG66]-2;14))))))" office:value-type="float" office:value="249" calcext:value-type="float">
            <text:p>249</text:p>
          </table:table-cell>
          <table:table-cell table:style-name="ce119" table:formula="of:=IF([.AG66]=&quot;&quot;;&quot;&quot;;IF(WEEKDAY([.AG66])=5;ISOWEEKNUM([.AG66]);&quot;&quot;))">
            <text:p/>
          </table:table-cell>
          <table:table-cell table:number-columns-repeated="225"/>
        </table:table-row>
        <table:table-row table:style-name="ro15">
          <table:table-cell/>
          <table:table-cell table:style-name="ce9" table:formula="of:=IF([.C67]=&quot;&quot;;&quot;&quot;;UPPER(LEFT(TEXT([.C67];&quot;JJJ&quot;);1)))" office:value-type="string" office:string-value="M" calcext:value-type="string">
            <text:p>M</text:p>
          </table:table-cell>
          <table:table-cell table:style-name="ce15" table:formula="of:=[.C66]+1" office:value-type="date" office:date-value="2020-07-28" calcext:value-type="date">
            <text:p>28</text:p>
          </table:table-cell>
          <table:table-cell table:style-name="ce21" table:formula="of:=IF([.C67]=&quot;&quot;;&quot;&quot;;IFERROR(VLOOKUP([.C67];[$'Jours fériés'.$A$4:$'Jours fériés'.$B$203];2;0);&quot; &quot;))" office:value-type="string" office:string-value=" " calcext:value-type="string">
            <text:p><text:s/></text:p>
          </table:table-cell>
          <table:table-cell table:style-name="ce28"/>
          <table:table-cell table:style-name="ce106" table:formula="of:=IF([.C67]=&quot;&quot;;[.F66];IF([.E67]=&quot;début&quot;;INDEX([.$AN$4:.$AN$17];1+MOD([.C67]-2;14));IF(ISNUMBER([.E67]);[.F66]+[.E67];IF((LEFT([.D67])&lt;&gt;&quot; &quot;)OR([.E67]&lt;&gt;&quot;&quot;);[.F66];[.F66]+INDEX([.$AN$4:.$AN$17];1+MOD([.C67]-2;14))))))" office:value-type="float" office:value="143" calcext:value-type="float">
            <text:p>143</text:p>
          </table:table-cell>
          <table:table-cell table:style-name="ce119" table:formula="of:=IF([.C67]=&quot;&quot;;&quot;&quot;;IF(WEEKDAY([.C67])=5;ISOWEEKNUM([.C67]);&quot;&quot;))">
            <text:p/>
          </table:table-cell>
          <table:table-cell table:style-name="ce9" table:formula="of:=IF([.I67]=&quot;&quot;;&quot;&quot;;UPPER(LEFT(TEXT([.I67];&quot;JJJ&quot;);1)))" office:value-type="string" office:string-value="V" calcext:value-type="string">
            <text:p>V</text:p>
          </table:table-cell>
          <table:table-cell table:style-name="ce15" table:formula="of:=[.I66]+1" office:value-type="date" office:date-value="2020-08-28" calcext:value-type="date">
            <text:p>28</text:p>
          </table:table-cell>
          <table:table-cell table:style-name="ce21" table:formula="of:=IF([.I67]=&quot;&quot;;&quot;&quot;;IFERROR(VLOOKUP([.I67];[$'Jours fériés'.$A$4:$'Jours fériés'.$B$203];2;0);&quot; &quot;))" office:value-type="string" office:string-value=" " calcext:value-type="string">
            <text:p><text:s/></text:p>
          </table:table-cell>
          <table:table-cell table:style-name="ce28"/>
          <table:table-cell table:style-name="ce106" table:formula="of:=IF([.I67]=&quot;&quot;;[.L66];IF([.K67]=&quot;début&quot;;INDEX([.$AN$4:.$AN$17];1+MOD([.I67]-2;14));IF(ISNUMBER([.K67]);[.L66]+[.K67];IF((LEFT([.J67])&lt;&gt;&quot; &quot;)OR([.K67]&lt;&gt;&quot;&quot;);[.L66];[.L66]+INDEX([.$AN$4:.$AN$17];1+MOD([.I67]-2;14))))))" office:value-type="float" office:value="166" calcext:value-type="float">
            <text:p>166</text:p>
          </table:table-cell>
          <table:table-cell table:style-name="ce119" table:formula="of:=IF([.I67]=&quot;&quot;;&quot;&quot;;IF(WEEKDAY([.I67])=5;ISOWEEKNUM([.I67]);&quot;&quot;))">
            <text:p/>
          </table:table-cell>
          <table:table-cell table:style-name="ce9" table:formula="of:=IF([.O67]=&quot;&quot;;&quot;&quot;;UPPER(LEFT(TEXT([.O67];&quot;JJJ&quot;);1)))" office:value-type="string" office:string-value="L" calcext:value-type="string">
            <text:p>L</text:p>
          </table:table-cell>
          <table:table-cell table:style-name="ce15" table:formula="of:=[.O66]+1" office:value-type="date" office:date-value="2020-09-28" calcext:value-type="date">
            <text:p>28</text:p>
          </table:table-cell>
          <table:table-cell table:style-name="ce21" table:formula="of:=IF([.O67]=&quot;&quot;;&quot;&quot;;IFERROR(VLOOKUP([.O67];[$'Jours fériés'.$A$4:$'Jours fériés'.$B$203];2;0);&quot; &quot;))" office:value-type="string" office:string-value=" " calcext:value-type="string">
            <text:p><text:s/></text:p>
          </table:table-cell>
          <table:table-cell table:style-name="ce28"/>
          <table:table-cell table:style-name="ce106" table:formula="of:=IF([.O67]=&quot;&quot;;[.R66];IF([.Q67]=&quot;début&quot;;INDEX([.$AN$4:.$AN$17];1+MOD([.O67]-2;14));IF(ISNUMBER([.Q67]);[.R66]+[.Q67];IF((LEFT([.P67])&lt;&gt;&quot; &quot;)OR([.Q67]&lt;&gt;&quot;&quot;);[.R66];[.R66]+INDEX([.$AN$4:.$AN$17];1+MOD([.O67]-2;14))))))" office:value-type="float" office:value="187" calcext:value-type="float">
            <text:p>187</text:p>
          </table:table-cell>
          <table:table-cell table:style-name="ce119" table:formula="of:=IF([.O67]=&quot;&quot;;&quot;&quot;;IF(WEEKDAY([.O67])=5;ISOWEEKNUM([.O67]);&quot;&quot;))">
            <text:p/>
          </table:table-cell>
          <table:table-cell table:style-name="ce9" table:formula="of:=IF([.U67]=&quot;&quot;;&quot;&quot;;UPPER(LEFT(TEXT([.U67];&quot;JJJ&quot;);1)))" office:value-type="string" office:string-value="M" calcext:value-type="string">
            <text:p>M</text:p>
          </table:table-cell>
          <table:table-cell table:style-name="ce15" table:formula="of:=[.U66]+1" office:value-type="date" office:date-value="2020-10-28" calcext:value-type="date">
            <text:p>28</text:p>
          </table:table-cell>
          <table:table-cell table:style-name="ce21" table:formula="of:=IF([.U67]=&quot;&quot;;&quot;&quot;;IFERROR(VLOOKUP([.U67];[$'Jours fériés'.$A$4:$'Jours fériés'.$B$203];2;0);&quot; &quot;))" office:value-type="string" office:string-value=" " calcext:value-type="string">
            <text:p><text:s/></text:p>
          </table:table-cell>
          <table:table-cell table:style-name="ce28"/>
          <table:table-cell table:style-name="ce106" table:formula="of:=IF([.U67]=&quot;&quot;;[.X66];IF([.W67]=&quot;début&quot;;INDEX([.$AN$4:.$AN$17];1+MOD([.U67]-2;14));IF(ISNUMBER([.W67]);[.X66]+[.W67];IF((LEFT([.V67])&lt;&gt;&quot; &quot;)OR([.W67]&lt;&gt;&quot;&quot;);[.X66];[.X66]+INDEX([.$AN$4:.$AN$17];1+MOD([.U67]-2;14))))))" office:value-type="float" office:value="209" calcext:value-type="float">
            <text:p>209</text:p>
          </table:table-cell>
          <table:table-cell table:style-name="ce119" table:formula="of:=IF([.U67]=&quot;&quot;;&quot;&quot;;IF(WEEKDAY([.U67])=5;ISOWEEKNUM([.U67]);&quot;&quot;))">
            <text:p/>
          </table:table-cell>
          <table:table-cell table:style-name="ce9" table:formula="of:=IF([.AA67]=&quot;&quot;;&quot;&quot;;UPPER(LEFT(TEXT([.AA67];&quot;JJJ&quot;);1)))" office:value-type="string" office:string-value="S" calcext:value-type="string">
            <text:p>S</text:p>
          </table:table-cell>
          <table:table-cell table:style-name="ce15" table:formula="of:=[.AA66]+1" office:value-type="date" office:date-value="2020-11-28" calcext:value-type="date">
            <text:p>28</text:p>
          </table:table-cell>
          <table:table-cell table:style-name="ce21" table:formula="of:=IF([.AA67]=&quot;&quot;;&quot;&quot;;IFERROR(VLOOKUP([.AA67];[$'Jours fériés'.$A$4:$'Jours fériés'.$B$203];2;0);&quot; &quot;))" office:value-type="string" office:string-value=" " calcext:value-type="string">
            <text:p><text:s/></text:p>
          </table:table-cell>
          <table:table-cell table:style-name="ce28"/>
          <table:table-cell table:style-name="ce106" table:formula="of:=IF([.AA67]=&quot;&quot;;[.AD66];IF([.AC67]=&quot;début&quot;;INDEX([.$AN$4:.$AN$17];1+MOD([.AA67]-2;14));IF(ISNUMBER([.AC67]);[.AD66]+[.AC67];IF((LEFT([.AB67])&lt;&gt;&quot; &quot;)OR([.AC67]&lt;&gt;&quot;&quot;);[.AD66];[.AD66]+INDEX([.$AN$4:.$AN$17];1+MOD([.AA67]-2;14))))))" office:value-type="float" office:value="230" calcext:value-type="float">
            <text:p>230</text:p>
          </table:table-cell>
          <table:table-cell table:style-name="ce119" table:formula="of:=IF([.AA67]=&quot;&quot;;&quot;&quot;;IF(WEEKDAY([.AA67])=5;ISOWEEKNUM([.AA67]);&quot;&quot;))">
            <text:p/>
          </table:table-cell>
          <table:table-cell table:style-name="ce9" table:formula="of:=IF([.AG67]=&quot;&quot;;&quot;&quot;;UPPER(LEFT(TEXT([.AG67];&quot;JJJ&quot;);1)))" office:value-type="string" office:string-value="L" calcext:value-type="string">
            <text:p>L</text:p>
          </table:table-cell>
          <table:table-cell table:style-name="ce15" table:formula="of:=[.AG66]+1" office:value-type="date" office:date-value="2020-12-28" calcext:value-type="date">
            <text:p>28</text:p>
          </table:table-cell>
          <table:table-cell table:style-name="ce21" table:formula="of:=IF([.AG67]=&quot;&quot;;&quot;&quot;;IFERROR(VLOOKUP([.AG67];[$'Jours fériés'.$A$4:$'Jours fériés'.$B$203];2;0);&quot; &quot;))" office:value-type="string" office:string-value=" " calcext:value-type="string">
            <text:p><text:s/></text:p>
          </table:table-cell>
          <table:table-cell table:style-name="ce28"/>
          <table:table-cell table:style-name="ce106" table:formula="of:=IF([.AG67]=&quot;&quot;;[.AJ66];IF([.AI67]=&quot;début&quot;;INDEX([.$AN$4:.$AN$17];1+MOD([.AG67]-2;14));IF(ISNUMBER([.AI67]);[.AJ66]+[.AI67];IF((LEFT([.AH67])&lt;&gt;&quot; &quot;)OR([.AI67]&lt;&gt;&quot;&quot;);[.AJ66];[.AJ66]+INDEX([.$AN$4:.$AN$17];1+MOD([.AG67]-2;14))))))" office:value-type="float" office:value="250" calcext:value-type="float">
            <text:p>250</text:p>
          </table:table-cell>
          <table:table-cell table:style-name="ce119" table:formula="of:=IF([.AG67]=&quot;&quot;;&quot;&quot;;IF(WEEKDAY([.AG67])=5;ISOWEEKNUM([.AG67]);&quot;&quot;))">
            <text:p/>
          </table:table-cell>
          <table:table-cell table:number-columns-repeated="225"/>
        </table:table-row>
        <table:table-row table:style-name="ro15">
          <table:table-cell/>
          <table:table-cell table:style-name="ce9" table:formula="of:=IF([.C68]=&quot;&quot;;&quot;&quot;;UPPER(LEFT(TEXT([.C68];&quot;JJJ&quot;);1)))" office:value-type="string" office:string-value="M" calcext:value-type="string">
            <text:p>M</text:p>
          </table:table-cell>
          <table:table-cell table:style-name="ce15" table:formula="of:=IF([.C67]=&quot;&quot;;&quot;&quot;;IF(MONTH([.C67]+1)&gt;MONTH([.C67]);&quot;&quot;;[.C67]+1))" office:value-type="date" office:date-value="2020-07-29" calcext:value-type="date">
            <text:p>29</text:p>
          </table:table-cell>
          <table:table-cell table:style-name="ce21" table:formula="of:=IF([.C68]=&quot;&quot;;&quot;&quot;;IFERROR(VLOOKUP([.C68];[$'Jours fériés'.$A$4:$'Jours fériés'.$B$203];2;0);&quot; &quot;))" office:value-type="string" office:string-value=" " calcext:value-type="string">
            <text:p><text:s/></text:p>
          </table:table-cell>
          <table:table-cell table:style-name="ce28"/>
          <table:table-cell table:style-name="ce106" table:formula="of:=IF([.C68]=&quot;&quot;;[.F67];IF([.E68]=&quot;début&quot;;INDEX([.$AN$4:.$AN$17];1+MOD([.C68]-2;14));IF(ISNUMBER([.E68]);[.F67]+[.E68];IF((LEFT([.D68])&lt;&gt;&quot; &quot;)OR([.E68]&lt;&gt;&quot;&quot;);[.F67];[.F67]+INDEX([.$AN$4:.$AN$17];1+MOD([.C68]-2;14))))))" office:value-type="float" office:value="144" calcext:value-type="float">
            <text:p>144</text:p>
          </table:table-cell>
          <table:table-cell table:style-name="ce119" table:formula="of:=IF([.C68]=&quot;&quot;;&quot;&quot;;IF(WEEKDAY([.C68])=5;ISOWEEKNUM([.C68]);&quot;&quot;))">
            <text:p/>
          </table:table-cell>
          <table:table-cell table:style-name="ce9" table:formula="of:=IF([.I68]=&quot;&quot;;&quot;&quot;;UPPER(LEFT(TEXT([.I68];&quot;JJJ&quot;);1)))" office:value-type="string" office:string-value="S" calcext:value-type="string">
            <text:p>S</text:p>
          </table:table-cell>
          <table:table-cell table:style-name="ce15" table:formula="of:=IF([.I67]=&quot;&quot;;&quot;&quot;;IF(MONTH([.I67]+1)&gt;MONTH([.I67]);&quot;&quot;;[.I67]+1))" office:value-type="date" office:date-value="2020-08-29" calcext:value-type="date">
            <text:p>29</text:p>
          </table:table-cell>
          <table:table-cell table:style-name="ce21" table:formula="of:=IF([.I68]=&quot;&quot;;&quot;&quot;;IFERROR(VLOOKUP([.I68];[$'Jours fériés'.$A$4:$'Jours fériés'.$B$203];2;0);&quot; &quot;))" office:value-type="string" office:string-value=" " calcext:value-type="string">
            <text:p><text:s/></text:p>
          </table:table-cell>
          <table:table-cell table:style-name="ce28"/>
          <table:table-cell table:style-name="ce106" table:formula="of:=IF([.I68]=&quot;&quot;;[.L67];IF([.K68]=&quot;début&quot;;INDEX([.$AN$4:.$AN$17];1+MOD([.I68]-2;14));IF(ISNUMBER([.K68]);[.L67]+[.K68];IF((LEFT([.J68])&lt;&gt;&quot; &quot;)OR([.K68]&lt;&gt;&quot;&quot;);[.L67];[.L67]+INDEX([.$AN$4:.$AN$17];1+MOD([.I68]-2;14))))))" office:value-type="float" office:value="166" calcext:value-type="float">
            <text:p>166</text:p>
          </table:table-cell>
          <table:table-cell table:style-name="ce119" table:formula="of:=IF([.I68]=&quot;&quot;;&quot;&quot;;IF(WEEKDAY([.I68])=5;ISOWEEKNUM([.I68]);&quot;&quot;))">
            <text:p/>
          </table:table-cell>
          <table:table-cell table:style-name="ce9" table:formula="of:=IF([.O68]=&quot;&quot;;&quot;&quot;;UPPER(LEFT(TEXT([.O68];&quot;JJJ&quot;);1)))" office:value-type="string" office:string-value="M" calcext:value-type="string">
            <text:p>M</text:p>
          </table:table-cell>
          <table:table-cell table:style-name="ce15" table:formula="of:=IF([.O67]=&quot;&quot;;&quot;&quot;;IF(MONTH([.O67]+1)&gt;MONTH([.O67]);&quot;&quot;;[.O67]+1))" office:value-type="date" office:date-value="2020-09-29" calcext:value-type="date">
            <text:p>29</text:p>
          </table:table-cell>
          <table:table-cell table:style-name="ce21" table:formula="of:=IF([.O68]=&quot;&quot;;&quot;&quot;;IFERROR(VLOOKUP([.O68];[$'Jours fériés'.$A$4:$'Jours fériés'.$B$203];2;0);&quot; &quot;))" office:value-type="string" office:string-value=" " calcext:value-type="string">
            <text:p><text:s/></text:p>
          </table:table-cell>
          <table:table-cell table:style-name="ce28"/>
          <table:table-cell table:style-name="ce106" table:formula="of:=IF([.O68]=&quot;&quot;;[.R67];IF([.Q68]=&quot;début&quot;;INDEX([.$AN$4:.$AN$17];1+MOD([.O68]-2;14));IF(ISNUMBER([.Q68]);[.R67]+[.Q68];IF((LEFT([.P68])&lt;&gt;&quot; &quot;)OR([.Q68]&lt;&gt;&quot;&quot;);[.R67];[.R67]+INDEX([.$AN$4:.$AN$17];1+MOD([.O68]-2;14))))))" office:value-type="float" office:value="188" calcext:value-type="float">
            <text:p>188</text:p>
          </table:table-cell>
          <table:table-cell table:style-name="ce119" table:formula="of:=IF([.O68]=&quot;&quot;;&quot;&quot;;IF(WEEKDAY([.O68])=5;ISOWEEKNUM([.O68]);&quot;&quot;))">
            <text:p/>
          </table:table-cell>
          <table:table-cell table:style-name="ce9" table:formula="of:=IF([.U68]=&quot;&quot;;&quot;&quot;;UPPER(LEFT(TEXT([.U68];&quot;JJJ&quot;);1)))" office:value-type="string" office:string-value="J" calcext:value-type="string">
            <text:p>J</text:p>
          </table:table-cell>
          <table:table-cell table:style-name="ce15" table:formula="of:=IF([.U67]=&quot;&quot;;&quot;&quot;;IF(MONTH([.U67]+1)&gt;MONTH([.U67]);&quot;&quot;;[.U67]+1))" office:value-type="date" office:date-value="2020-10-29" calcext:value-type="date">
            <text:p>29</text:p>
          </table:table-cell>
          <table:table-cell table:style-name="ce21" table:formula="of:=IF([.U68]=&quot;&quot;;&quot;&quot;;IFERROR(VLOOKUP([.U68];[$'Jours fériés'.$A$4:$'Jours fériés'.$B$203];2;0);&quot; &quot;))" office:value-type="string" office:string-value=" " calcext:value-type="string">
            <text:p><text:s/></text:p>
          </table:table-cell>
          <table:table-cell table:style-name="ce28"/>
          <table:table-cell table:style-name="ce106" table:formula="of:=IF([.U68]=&quot;&quot;;[.X67];IF([.W68]=&quot;début&quot;;INDEX([.$AN$4:.$AN$17];1+MOD([.U68]-2;14));IF(ISNUMBER([.W68]);[.X67]+[.W68];IF((LEFT([.V68])&lt;&gt;&quot; &quot;)OR([.W68]&lt;&gt;&quot;&quot;);[.X67];[.X67]+INDEX([.$AN$4:.$AN$17];1+MOD([.U68]-2;14))))))" office:value-type="float" office:value="210" calcext:value-type="float">
            <text:p>210</text:p>
          </table:table-cell>
          <table:table-cell table:style-name="ce119" table:formula="of:=IF([.U68]=&quot;&quot;;&quot;&quot;;IF(WEEKDAY([.U68])=5;ISOWEEKNUM([.U68]);&quot;&quot;))" office:value-type="float" office:value="44" calcext:value-type="float">
            <text:p>44</text:p>
          </table:table-cell>
          <table:table-cell table:style-name="ce9" table:formula="of:=IF([.AA68]=&quot;&quot;;&quot;&quot;;UPPER(LEFT(TEXT([.AA68];&quot;JJJ&quot;);1)))" office:value-type="string" office:string-value="D" calcext:value-type="string">
            <text:p>D</text:p>
          </table:table-cell>
          <table:table-cell table:style-name="ce15" table:formula="of:=IF([.AA67]=&quot;&quot;;&quot;&quot;;IF(MONTH([.AA67]+1)&gt;MONTH([.AA67]);&quot;&quot;;[.AA67]+1))" office:value-type="date" office:date-value="2020-11-29" calcext:value-type="date">
            <text:p>29</text:p>
          </table:table-cell>
          <table:table-cell table:style-name="ce21" table:formula="of:=IF([.AA68]=&quot;&quot;;&quot;&quot;;IFERROR(VLOOKUP([.AA68];[$'Jours fériés'.$A$4:$'Jours fériés'.$B$203];2;0);&quot; &quot;))" office:value-type="string" office:string-value=" " calcext:value-type="string">
            <text:p><text:s/></text:p>
          </table:table-cell>
          <table:table-cell table:style-name="ce28"/>
          <table:table-cell table:style-name="ce106" table:formula="of:=IF([.AA68]=&quot;&quot;;[.AD67];IF([.AC68]=&quot;début&quot;;INDEX([.$AN$4:.$AN$17];1+MOD([.AA68]-2;14));IF(ISNUMBER([.AC68]);[.AD67]+[.AC68];IF((LEFT([.AB68])&lt;&gt;&quot; &quot;)OR([.AC68]&lt;&gt;&quot;&quot;);[.AD67];[.AD67]+INDEX([.$AN$4:.$AN$17];1+MOD([.AA68]-2;14))))))" office:value-type="float" office:value="230" calcext:value-type="float">
            <text:p>230</text:p>
          </table:table-cell>
          <table:table-cell table:style-name="ce119" table:formula="of:=IF([.AA68]=&quot;&quot;;&quot;&quot;;IF(WEEKDAY([.AA68])=5;ISOWEEKNUM([.AA68]);&quot;&quot;))">
            <text:p/>
          </table:table-cell>
          <table:table-cell table:style-name="ce9" table:formula="of:=IF([.AG68]=&quot;&quot;;&quot;&quot;;UPPER(LEFT(TEXT([.AG68];&quot;JJJ&quot;);1)))" office:value-type="string" office:string-value="M" calcext:value-type="string">
            <text:p>M</text:p>
          </table:table-cell>
          <table:table-cell table:style-name="ce15" table:formula="of:=IF([.AG67]=&quot;&quot;;&quot;&quot;;IF(MONTH([.AG67]+1)&gt;MONTH([.AG67]);&quot;&quot;;[.AG67]+1))" office:value-type="date" office:date-value="2020-12-29" calcext:value-type="date">
            <text:p>29</text:p>
          </table:table-cell>
          <table:table-cell table:style-name="ce21" table:formula="of:=IF([.AG68]=&quot;&quot;;&quot;&quot;;IFERROR(VLOOKUP([.AG68];[$'Jours fériés'.$A$4:$'Jours fériés'.$B$203];2;0);&quot; &quot;))" office:value-type="string" office:string-value=" " calcext:value-type="string">
            <text:p><text:s/></text:p>
          </table:table-cell>
          <table:table-cell table:style-name="ce28"/>
          <table:table-cell table:style-name="ce106" table:formula="of:=IF([.AG68]=&quot;&quot;;[.AJ67];IF([.AI68]=&quot;début&quot;;INDEX([.$AN$4:.$AN$17];1+MOD([.AG68]-2;14));IF(ISNUMBER([.AI68]);[.AJ67]+[.AI68];IF((LEFT([.AH68])&lt;&gt;&quot; &quot;)OR([.AI68]&lt;&gt;&quot;&quot;);[.AJ67];[.AJ67]+INDEX([.$AN$4:.$AN$17];1+MOD([.AG68]-2;14))))))" office:value-type="float" office:value="251" calcext:value-type="float">
            <text:p>251</text:p>
          </table:table-cell>
          <table:table-cell table:style-name="ce119" table:formula="of:=IF([.AG68]=&quot;&quot;;&quot;&quot;;IF(WEEKDAY([.AG68])=5;ISOWEEKNUM([.AG68]);&quot;&quot;))">
            <text:p/>
          </table:table-cell>
          <table:table-cell table:number-columns-repeated="225"/>
        </table:table-row>
        <table:table-row table:style-name="ro15">
          <table:table-cell/>
          <table:table-cell table:style-name="ce9" table:formula="of:=IF([.C69]=&quot;&quot;;&quot;&quot;;UPPER(LEFT(TEXT([.C69];&quot;JJJ&quot;);1)))" office:value-type="string" office:string-value="J" calcext:value-type="string">
            <text:p>J</text:p>
          </table:table-cell>
          <table:table-cell table:style-name="ce15" table:formula="of:=IF([.C68]=&quot;&quot;;&quot;&quot;;IF(MONTH([.C68]+1)&gt;MONTH([.C68]);&quot;&quot;;[.C68]+1))" office:value-type="date" office:date-value="2020-07-30" calcext:value-type="date">
            <text:p>30</text:p>
          </table:table-cell>
          <table:table-cell table:style-name="ce21" table:formula="of:=IF([.C69]=&quot;&quot;;&quot;&quot;;IFERROR(VLOOKUP([.C69];[$'Jours fériés'.$A$4:$'Jours fériés'.$B$203];2;0);&quot; &quot;))" office:value-type="string" office:string-value=" " calcext:value-type="string">
            <text:p><text:s/></text:p>
          </table:table-cell>
          <table:table-cell table:style-name="ce28"/>
          <table:table-cell table:style-name="ce106" table:formula="of:=IF([.C69]=&quot;&quot;;[.F68];IF([.E69]=&quot;début&quot;;INDEX([.$AN$4:.$AN$17];1+MOD([.C69]-2;14));IF(ISNUMBER([.E69]);[.F68]+[.E69];IF((LEFT([.D69])&lt;&gt;&quot; &quot;)OR([.E69]&lt;&gt;&quot;&quot;);[.F68];[.F68]+INDEX([.$AN$4:.$AN$17];1+MOD([.C69]-2;14))))))" office:value-type="float" office:value="145" calcext:value-type="float">
            <text:p>145</text:p>
          </table:table-cell>
          <table:table-cell table:style-name="ce119" table:formula="of:=IF([.C69]=&quot;&quot;;&quot;&quot;;IF(WEEKDAY([.C69])=5;ISOWEEKNUM([.C69]);&quot;&quot;))" office:value-type="float" office:value="31" calcext:value-type="float">
            <text:p>31</text:p>
          </table:table-cell>
          <table:table-cell table:style-name="ce9" table:formula="of:=IF([.I69]=&quot;&quot;;&quot;&quot;;UPPER(LEFT(TEXT([.I69];&quot;JJJ&quot;);1)))" office:value-type="string" office:string-value="D" calcext:value-type="string">
            <text:p>D</text:p>
          </table:table-cell>
          <table:table-cell table:style-name="ce15" table:formula="of:=IF([.I68]=&quot;&quot;;&quot;&quot;;IF(MONTH([.I68]+1)&gt;MONTH([.I68]);&quot;&quot;;[.I68]+1))" office:value-type="date" office:date-value="2020-08-30" calcext:value-type="date">
            <text:p>30</text:p>
          </table:table-cell>
          <table:table-cell table:style-name="ce21" table:formula="of:=IF([.I69]=&quot;&quot;;&quot;&quot;;IFERROR(VLOOKUP([.I69];[$'Jours fériés'.$A$4:$'Jours fériés'.$B$203];2;0);&quot; &quot;))" office:value-type="string" office:string-value=" " calcext:value-type="string">
            <text:p><text:s/></text:p>
          </table:table-cell>
          <table:table-cell table:style-name="ce28"/>
          <table:table-cell table:style-name="ce106" table:formula="of:=IF([.I69]=&quot;&quot;;[.L68];IF([.K69]=&quot;début&quot;;INDEX([.$AN$4:.$AN$17];1+MOD([.I69]-2;14));IF(ISNUMBER([.K69]);[.L68]+[.K69];IF((LEFT([.J69])&lt;&gt;&quot; &quot;)OR([.K69]&lt;&gt;&quot;&quot;);[.L68];[.L68]+INDEX([.$AN$4:.$AN$17];1+MOD([.I69]-2;14))))))" office:value-type="float" office:value="166" calcext:value-type="float">
            <text:p>166</text:p>
          </table:table-cell>
          <table:table-cell table:style-name="ce119" table:formula="of:=IF([.I69]=&quot;&quot;;&quot;&quot;;IF(WEEKDAY([.I69])=5;ISOWEEKNUM([.I69]);&quot;&quot;))">
            <text:p/>
          </table:table-cell>
          <table:table-cell table:style-name="ce9" table:formula="of:=IF([.O69]=&quot;&quot;;&quot;&quot;;UPPER(LEFT(TEXT([.O69];&quot;JJJ&quot;);1)))" office:value-type="string" office:string-value="M" calcext:value-type="string">
            <text:p>M</text:p>
          </table:table-cell>
          <table:table-cell table:style-name="ce15" table:formula="of:=IF([.O68]=&quot;&quot;;&quot;&quot;;IF(MONTH([.O68]+1)&gt;MONTH([.O68]);&quot;&quot;;[.O68]+1))" office:value-type="date" office:date-value="2020-09-30" calcext:value-type="date">
            <text:p>30</text:p>
          </table:table-cell>
          <table:table-cell table:style-name="ce21" table:formula="of:=IF([.O69]=&quot;&quot;;&quot;&quot;;IFERROR(VLOOKUP([.O69];[$'Jours fériés'.$A$4:$'Jours fériés'.$B$203];2;0);&quot; &quot;))" office:value-type="string" office:string-value=" " calcext:value-type="string">
            <text:p><text:s/></text:p>
          </table:table-cell>
          <table:table-cell table:style-name="ce28"/>
          <table:table-cell table:style-name="ce106" table:formula="of:=IF([.O69]=&quot;&quot;;[.R68];IF([.Q69]=&quot;début&quot;;INDEX([.$AN$4:.$AN$17];1+MOD([.O69]-2;14));IF(ISNUMBER([.Q69]);[.R68]+[.Q69];IF((LEFT([.P69])&lt;&gt;&quot; &quot;)OR([.Q69]&lt;&gt;&quot;&quot;);[.R68];[.R68]+INDEX([.$AN$4:.$AN$17];1+MOD([.O69]-2;14))))))" office:value-type="float" office:value="189" calcext:value-type="float">
            <text:p>189</text:p>
          </table:table-cell>
          <table:table-cell table:style-name="ce119" table:formula="of:=IF([.O69]=&quot;&quot;;&quot;&quot;;IF(WEEKDAY([.O69])=5;ISOWEEKNUM([.O69]);&quot;&quot;))">
            <text:p/>
          </table:table-cell>
          <table:table-cell table:style-name="ce9" table:formula="of:=IF([.U69]=&quot;&quot;;&quot;&quot;;UPPER(LEFT(TEXT([.U69];&quot;JJJ&quot;);1)))" office:value-type="string" office:string-value="V" calcext:value-type="string">
            <text:p>V</text:p>
          </table:table-cell>
          <table:table-cell table:style-name="ce15" table:formula="of:=IF([.U68]=&quot;&quot;;&quot;&quot;;IF(MONTH([.U68]+1)&gt;MONTH([.U68]);&quot;&quot;;[.U68]+1))" office:value-type="date" office:date-value="2020-10-30" calcext:value-type="date">
            <text:p>30</text:p>
          </table:table-cell>
          <table:table-cell table:style-name="ce21" table:formula="of:=IF([.U69]=&quot;&quot;;&quot;&quot;;IFERROR(VLOOKUP([.U69];[$'Jours fériés'.$A$4:$'Jours fériés'.$B$203];2;0);&quot; &quot;))" office:value-type="string" office:string-value=" " calcext:value-type="string">
            <text:p><text:s/></text:p>
          </table:table-cell>
          <table:table-cell table:style-name="ce28"/>
          <table:table-cell table:style-name="ce106" table:formula="of:=IF([.U69]=&quot;&quot;;[.X68];IF([.W69]=&quot;début&quot;;INDEX([.$AN$4:.$AN$17];1+MOD([.U69]-2;14));IF(ISNUMBER([.W69]);[.X68]+[.W69];IF((LEFT([.V69])&lt;&gt;&quot; &quot;)OR([.W69]&lt;&gt;&quot;&quot;);[.X68];[.X68]+INDEX([.$AN$4:.$AN$17];1+MOD([.U69]-2;14))))))" office:value-type="float" office:value="211" calcext:value-type="float">
            <text:p>211</text:p>
          </table:table-cell>
          <table:table-cell table:style-name="ce119" table:formula="of:=IF([.U69]=&quot;&quot;;&quot;&quot;;IF(WEEKDAY([.U69])=5;ISOWEEKNUM([.U69]);&quot;&quot;))">
            <text:p/>
          </table:table-cell>
          <table:table-cell table:style-name="ce9" table:formula="of:=IF([.AA69]=&quot;&quot;;&quot;&quot;;UPPER(LEFT(TEXT([.AA69];&quot;JJJ&quot;);1)))" office:value-type="string" office:string-value="L" calcext:value-type="string">
            <text:p>L</text:p>
          </table:table-cell>
          <table:table-cell table:style-name="ce15" table:formula="of:=IF([.AA68]=&quot;&quot;;&quot;&quot;;IF(MONTH([.AA68]+1)&gt;MONTH([.AA68]);&quot;&quot;;[.AA68]+1))" office:value-type="date" office:date-value="2020-11-30" calcext:value-type="date">
            <text:p>30</text:p>
          </table:table-cell>
          <table:table-cell table:style-name="ce21" table:formula="of:=IF([.AA69]=&quot;&quot;;&quot;&quot;;IFERROR(VLOOKUP([.AA69];[$'Jours fériés'.$A$4:$'Jours fériés'.$B$203];2;0);&quot; &quot;))" office:value-type="string" office:string-value=" " calcext:value-type="string">
            <text:p><text:s/></text:p>
          </table:table-cell>
          <table:table-cell table:style-name="ce28"/>
          <table:table-cell table:style-name="ce106" table:formula="of:=IF([.AA69]=&quot;&quot;;[.AD68];IF([.AC69]=&quot;début&quot;;INDEX([.$AN$4:.$AN$17];1+MOD([.AA69]-2;14));IF(ISNUMBER([.AC69]);[.AD68]+[.AC69];IF((LEFT([.AB69])&lt;&gt;&quot; &quot;)OR([.AC69]&lt;&gt;&quot;&quot;);[.AD68];[.AD68]+INDEX([.$AN$4:.$AN$17];1+MOD([.AA69]-2;14))))))" office:value-type="float" office:value="231" calcext:value-type="float">
            <text:p>231</text:p>
          </table:table-cell>
          <table:table-cell table:style-name="ce119" table:formula="of:=IF([.AA69]=&quot;&quot;;&quot;&quot;;IF(WEEKDAY([.AA69])=5;ISOWEEKNUM([.AA69]);&quot;&quot;))">
            <text:p/>
          </table:table-cell>
          <table:table-cell table:style-name="ce9" table:formula="of:=IF([.AG69]=&quot;&quot;;&quot;&quot;;UPPER(LEFT(TEXT([.AG69];&quot;JJJ&quot;);1)))" office:value-type="string" office:string-value="M" calcext:value-type="string">
            <text:p>M</text:p>
          </table:table-cell>
          <table:table-cell table:style-name="ce15" table:formula="of:=IF([.AG68]=&quot;&quot;;&quot;&quot;;IF(MONTH([.AG68]+1)&gt;MONTH([.AG68]);&quot;&quot;;[.AG68]+1))" office:value-type="date" office:date-value="2020-12-30" calcext:value-type="date">
            <text:p>30</text:p>
          </table:table-cell>
          <table:table-cell table:style-name="ce21" table:formula="of:=IF([.AG69]=&quot;&quot;;&quot;&quot;;IFERROR(VLOOKUP([.AG69];[$'Jours fériés'.$A$4:$'Jours fériés'.$B$203];2;0);&quot; &quot;))" office:value-type="string" office:string-value=" " calcext:value-type="string">
            <text:p><text:s/></text:p>
          </table:table-cell>
          <table:table-cell table:style-name="ce28"/>
          <table:table-cell table:style-name="ce106" table:formula="of:=IF([.AG69]=&quot;&quot;;[.AJ68];IF([.AI69]=&quot;début&quot;;INDEX([.$AN$4:.$AN$17];1+MOD([.AG69]-2;14));IF(ISNUMBER([.AI69]);[.AJ68]+[.AI69];IF((LEFT([.AH69])&lt;&gt;&quot; &quot;)OR([.AI69]&lt;&gt;&quot;&quot;);[.AJ68];[.AJ68]+INDEX([.$AN$4:.$AN$17];1+MOD([.AG69]-2;14))))))" office:value-type="float" office:value="252" calcext:value-type="float">
            <text:p>252</text:p>
          </table:table-cell>
          <table:table-cell table:style-name="ce119" table:formula="of:=IF([.AG69]=&quot;&quot;;&quot;&quot;;IF(WEEKDAY([.AG69])=5;ISOWEEKNUM([.AG69]);&quot;&quot;))">
            <text:p/>
          </table:table-cell>
          <table:table-cell table:number-columns-repeated="225"/>
        </table:table-row>
        <table:table-row table:style-name="ro15">
          <table:table-cell/>
          <table:table-cell table:style-name="ce10" table:formula="of:=IF([.C70]=&quot;&quot;;&quot;&quot;;UPPER(LEFT(TEXT([.C70];&quot;JJJ&quot;);1)))" office:value-type="string" office:string-value="V" calcext:value-type="string">
            <text:p>V</text:p>
          </table:table-cell>
          <table:table-cell table:style-name="ce16" table:formula="of:=IF([.C69]=&quot;&quot;;&quot;&quot;;IF(MONTH([.C69]+1)&gt;MONTH([.C69]);&quot;&quot;;[.C69]+1))" office:value-type="date" office:date-value="2020-07-31" calcext:value-type="date">
            <text:p>31</text:p>
          </table:table-cell>
          <table:table-cell table:style-name="ce22" table:formula="of:=IF([.C70]=&quot;&quot;;&quot;&quot;;IFERROR(VLOOKUP([.C70];[$'Jours fériés'.$A$4:$'Jours fériés'.$B$203];2;0);&quot; &quot;))" office:value-type="string" office:string-value=" " calcext:value-type="string">
            <text:p><text:s/></text:p>
          </table:table-cell>
          <table:table-cell table:style-name="ce29"/>
          <table:table-cell table:style-name="ce107" table:formula="of:=IF([.C70]=&quot;&quot;;[.F69];IF([.E70]=&quot;début&quot;;INDEX([.$AN$4:.$AN$17];1+MOD([.C70]-2;14));IF(ISNUMBER([.E70]);[.F69]+[.E70];IF((LEFT([.D70])&lt;&gt;&quot; &quot;)OR([.E70]&lt;&gt;&quot;&quot;);[.F69];[.F69]+INDEX([.$AN$4:.$AN$17];1+MOD([.C70]-2;14))))))" office:value-type="float" office:value="146" calcext:value-type="float">
            <text:p>146</text:p>
          </table:table-cell>
          <table:table-cell table:style-name="ce120" table:formula="of:=IF([.C70]=&quot;&quot;;&quot;&quot;;IF(WEEKDAY([.C70])=5;ISOWEEKNUM([.C70]);&quot;&quot;))">
            <text:p/>
          </table:table-cell>
          <table:table-cell table:style-name="ce10" table:formula="of:=IF([.I70]=&quot;&quot;;&quot;&quot;;UPPER(LEFT(TEXT([.I70];&quot;JJJ&quot;);1)))" office:value-type="string" office:string-value="L" calcext:value-type="string">
            <text:p>L</text:p>
          </table:table-cell>
          <table:table-cell table:style-name="ce16" table:formula="of:=IF([.I69]=&quot;&quot;;&quot;&quot;;IF(MONTH([.I69]+1)&gt;MONTH([.I69]);&quot;&quot;;[.I69]+1))" office:value-type="date" office:date-value="2020-08-31" calcext:value-type="date">
            <text:p>31</text:p>
          </table:table-cell>
          <table:table-cell table:style-name="ce22" table:formula="of:=IF([.I70]=&quot;&quot;;&quot;&quot;;IFERROR(VLOOKUP([.I70];[$'Jours fériés'.$A$4:$'Jours fériés'.$B$203];2;0);&quot; &quot;))" office:value-type="string" office:string-value=" " calcext:value-type="string">
            <text:p><text:s/></text:p>
          </table:table-cell>
          <table:table-cell table:style-name="ce29"/>
          <table:table-cell table:style-name="ce107" table:formula="of:=IF([.I70]=&quot;&quot;;[.L69];IF([.K70]=&quot;début&quot;;INDEX([.$AN$4:.$AN$17];1+MOD([.I70]-2;14));IF(ISNUMBER([.K70]);[.L69]+[.K70];IF((LEFT([.J70])&lt;&gt;&quot; &quot;)OR([.K70]&lt;&gt;&quot;&quot;);[.L69];[.L69]+INDEX([.$AN$4:.$AN$17];1+MOD([.I70]-2;14))))))" office:value-type="float" office:value="167" calcext:value-type="float">
            <text:p>167</text:p>
          </table:table-cell>
          <table:table-cell table:style-name="ce120" table:formula="of:=IF([.I70]=&quot;&quot;;&quot;&quot;;IF(WEEKDAY([.I70])=5;ISOWEEKNUM([.I70]);&quot;&quot;))">
            <text:p/>
          </table:table-cell>
          <table:table-cell table:style-name="ce10" table:formula="of:=IF([.O70]=&quot;&quot;;&quot;&quot;;UPPER(LEFT(TEXT([.O70];&quot;JJJ&quot;);1)))">
            <text:p/>
          </table:table-cell>
          <table:table-cell table:style-name="ce16" table:formula="of:=IF([.O69]=&quot;&quot;;&quot;&quot;;IF(MONTH([.O69]+1)&gt;MONTH([.O69]);&quot;&quot;;[.O69]+1))">
            <text:p/>
          </table:table-cell>
          <table:table-cell table:style-name="ce22" table:formula="of:=IF([.O70]=&quot;&quot;;&quot;&quot;;IFERROR(VLOOKUP([.O70];[$'Jours fériés'.$A$4:$'Jours fériés'.$B$203];2;0);&quot; &quot;))">
            <text:p/>
          </table:table-cell>
          <table:table-cell table:style-name="ce29"/>
          <table:table-cell table:style-name="ce107" table:formula="of:=IF([.O70]=&quot;&quot;;[.R69];IF([.Q70]=&quot;début&quot;;INDEX([.$AN$4:.$AN$17];1+MOD([.O70]-2;14));IF(ISNUMBER([.Q70]);[.R69]+[.Q70];IF((LEFT([.P70])&lt;&gt;&quot; &quot;)OR([.Q70]&lt;&gt;&quot;&quot;);[.R69];[.R69]+INDEX([.$AN$4:.$AN$17];1+MOD([.O70]-2;14))))))" office:value-type="float" office:value="189" calcext:value-type="float">
            <text:p>189</text:p>
          </table:table-cell>
          <table:table-cell table:style-name="ce120" table:formula="of:=IF([.O70]=&quot;&quot;;&quot;&quot;;IF(WEEKDAY([.O70])=5;ISOWEEKNUM([.O70]);&quot;&quot;))">
            <text:p/>
          </table:table-cell>
          <table:table-cell table:style-name="ce10" table:formula="of:=IF([.U70]=&quot;&quot;;&quot;&quot;;UPPER(LEFT(TEXT([.U70];&quot;JJJ&quot;);1)))" office:value-type="string" office:string-value="S" calcext:value-type="string">
            <text:p>S</text:p>
          </table:table-cell>
          <table:table-cell table:style-name="ce16" table:formula="of:=IF([.U69]=&quot;&quot;;&quot;&quot;;IF(MONTH([.U69]+1)&gt;MONTH([.U69]);&quot;&quot;;[.U69]+1))" office:value-type="date" office:date-value="2020-10-31" calcext:value-type="date">
            <text:p>31</text:p>
          </table:table-cell>
          <table:table-cell table:style-name="ce22" table:formula="of:=IF([.U70]=&quot;&quot;;&quot;&quot;;IFERROR(VLOOKUP([.U70];[$'Jours fériés'.$A$4:$'Jours fériés'.$B$203];2;0);&quot; &quot;))" office:value-type="string" office:string-value=" " calcext:value-type="string">
            <text:p><text:s/></text:p>
          </table:table-cell>
          <table:table-cell table:style-name="ce29"/>
          <table:table-cell table:style-name="ce107" table:formula="of:=IF([.U70]=&quot;&quot;;[.X69];IF([.W70]=&quot;début&quot;;INDEX([.$AN$4:.$AN$17];1+MOD([.U70]-2;14));IF(ISNUMBER([.W70]);[.X69]+[.W70];IF((LEFT([.V70])&lt;&gt;&quot; &quot;)OR([.W70]&lt;&gt;&quot;&quot;);[.X69];[.X69]+INDEX([.$AN$4:.$AN$17];1+MOD([.U70]-2;14))))))" office:value-type="float" office:value="211" calcext:value-type="float">
            <text:p>211</text:p>
          </table:table-cell>
          <table:table-cell table:style-name="ce120" table:formula="of:=IF([.U70]=&quot;&quot;;&quot;&quot;;IF(WEEKDAY([.U70])=5;ISOWEEKNUM([.U70]);&quot;&quot;))">
            <text:p/>
          </table:table-cell>
          <table:table-cell table:style-name="ce10" table:formula="of:=IF([.AA70]=&quot;&quot;;&quot;&quot;;UPPER(LEFT(TEXT([.AA70];&quot;JJJ&quot;);1)))">
            <text:p/>
          </table:table-cell>
          <table:table-cell table:style-name="ce16" table:formula="of:=IF([.AA69]=&quot;&quot;;&quot;&quot;;IF(MONTH([.AA69]+1)&gt;MONTH([.AA69]);&quot;&quot;;[.AA69]+1))">
            <text:p/>
          </table:table-cell>
          <table:table-cell table:style-name="ce22" table:formula="of:=IF([.AA70]=&quot;&quot;;&quot;&quot;;IFERROR(VLOOKUP([.AA70];[$'Jours fériés'.$A$4:$'Jours fériés'.$B$203];2;0);&quot; &quot;))">
            <text:p/>
          </table:table-cell>
          <table:table-cell table:style-name="ce29"/>
          <table:table-cell table:style-name="ce107" table:formula="of:=IF([.AA70]=&quot;&quot;;[.AD69];IF([.AC70]=&quot;début&quot;;INDEX([.$AN$4:.$AN$17];1+MOD([.AA70]-2;14));IF(ISNUMBER([.AC70]);[.AD69]+[.AC70];IF((LEFT([.AB70])&lt;&gt;&quot; &quot;)OR([.AC70]&lt;&gt;&quot;&quot;);[.AD69];[.AD69]+INDEX([.$AN$4:.$AN$17];1+MOD([.AA70]-2;14))))))" office:value-type="float" office:value="231" calcext:value-type="float">
            <text:p>231</text:p>
          </table:table-cell>
          <table:table-cell table:style-name="ce120" table:formula="of:=IF([.AA70]=&quot;&quot;;&quot;&quot;;IF(WEEKDAY([.AA70])=5;ISOWEEKNUM([.AA70]);&quot;&quot;))">
            <text:p/>
          </table:table-cell>
          <table:table-cell table:style-name="ce10" table:formula="of:=IF([.AG70]=&quot;&quot;;&quot;&quot;;UPPER(LEFT(TEXT([.AG70];&quot;JJJ&quot;);1)))" office:value-type="string" office:string-value="J" calcext:value-type="string">
            <text:p>J</text:p>
          </table:table-cell>
          <table:table-cell table:style-name="ce16" table:formula="of:=IF([.AG69]=&quot;&quot;;&quot;&quot;;IF(MONTH([.AG69]+1)&gt;MONTH([.AG69]);&quot;&quot;;[.AG69]+1))" office:value-type="date" office:date-value="2020-12-31" calcext:value-type="date">
            <text:p>31</text:p>
          </table:table-cell>
          <table:table-cell table:style-name="ce22" table:formula="of:=IF([.AG70]=&quot;&quot;;&quot;&quot;;IFERROR(VLOOKUP([.AG70];[$'Jours fériés'.$A$4:$'Jours fériés'.$B$203];2;0);&quot; &quot;))" office:value-type="string" office:string-value=" " calcext:value-type="string">
            <text:p><text:s/></text:p>
          </table:table-cell>
          <table:table-cell table:style-name="ce29"/>
          <table:table-cell table:style-name="ce107" table:formula="of:=IF([.AG70]=&quot;&quot;;[.AJ69];IF([.AI70]=&quot;début&quot;;INDEX([.$AN$4:.$AN$17];1+MOD([.AG70]-2;14));IF(ISNUMBER([.AI70]);[.AJ69]+[.AI70];IF((LEFT([.AH70])&lt;&gt;&quot; &quot;)OR([.AI70]&lt;&gt;&quot;&quot;);[.AJ69];[.AJ69]+INDEX([.$AN$4:.$AN$17];1+MOD([.AG70]-2;14))))))" office:value-type="float" office:value="253" calcext:value-type="float">
            <text:p>253</text:p>
          </table:table-cell>
          <table:table-cell table:style-name="ce120" table:formula="of:=IF([.AG70]=&quot;&quot;;&quot;&quot;;IF(WEEKDAY([.AG70])=5;ISOWEEKNUM([.AG70]);&quot;&quot;))" office:value-type="float" office:value="53" calcext:value-type="float">
            <text:p>53</text:p>
          </table:table-cell>
          <table:table-cell table:number-columns-repeated="225"/>
        </table:table-row>
        <table:table-row table:style-name="ro15">
          <table:table-cell/>
          <table:table-cell table:style-name="ce11"/>
          <table:table-cell table:style-name="ce17"/>
          <table:table-cell table:style-name="ce23"/>
          <table:table-cell table:style-name="ce30" office:value-type="string" calcext:value-type="string">
            <text:p>total mois</text:p>
          </table:table-cell>
          <table:table-cell table:style-name="ce112" table:formula="of:=[.F70]-[.F39]" office:value-type="float" office:value="22" calcext:value-type="float">
            <text:p>22</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L70]-[.L39]" office:value-type="float" office:value="21" calcext:value-type="float">
            <text:p>21</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R70]-[.R39]" office:value-type="float" office:value="22" calcext:value-type="float">
            <text:p>22</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X70]-[.X39]" office:value-type="float" office:value="22" calcext:value-type="float">
            <text:p>22</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AD70]-[.AD39]" office:value-type="float" office:value="20" calcext:value-type="float">
            <text:p>20</text:p>
          </table:table-cell>
          <table:table-cell table:style-name="ce37"/>
          <table:table-cell table:style-name="ce11"/>
          <table:table-cell table:style-name="ce17"/>
          <table:table-cell table:style-name="ce23"/>
          <table:table-cell table:style-name="ce30" office:value-type="string" calcext:value-type="string">
            <text:p>total mois</text:p>
          </table:table-cell>
          <table:table-cell table:style-name="ce112" table:formula="of:=[.AJ70]-[.AJ39]" office:value-type="float" office:value="22" calcext:value-type="float">
            <text:p>22</text:p>
          </table:table-cell>
          <table:table-cell table:style-name="ce37"/>
          <table:table-cell table:number-columns-repeated="225"/>
        </table:table-row>
        <table:table-row table:style-name="ro15">
          <table:table-cell/>
          <table:table-cell table:style-name="ce12"/>
          <table:table-cell table:style-name="ce18"/>
          <table:table-cell table:style-name="ce24"/>
          <table:table-cell table:style-name="ce31"/>
          <table:table-cell table:style-name="ce18" table:number-columns-repeated="3"/>
          <table:table-cell table:style-name="ce24"/>
          <table:table-cell table:style-name="ce31"/>
          <table:table-cell table:style-name="ce18" table:number-columns-repeated="3"/>
          <table:table-cell table:style-name="ce24"/>
          <table:table-cell table:style-name="ce31"/>
          <table:table-cell table:style-name="ce18" table:number-columns-repeated="2"/>
          <table:table-cell table:style-name="ce47" table:number-columns-repeated="2"/>
          <table:table-cell table:style-name="ce31"/>
          <table:table-cell table:style-name="ce18" table:number-columns-repeated="2"/>
          <table:table-cell table:style-name="ce24"/>
          <table:table-cell table:style-name="ce31" table:number-columns-repeated="2"/>
          <table:table-cell table:style-name="ce18" table:number-columns-repeated="2"/>
          <table:table-cell table:style-name="ce24"/>
          <table:table-cell table:number-columns-repeated="7"/>
          <table:table-cell table:style-name="ce55" office:value-type="string" calcext:value-type="string">
            <text:p>http://trk.free.fr/calendrier</text:p>
          </table:table-cell>
          <table:table-cell table:style-name="ce55"/>
          <table:table-cell table:number-columns-repeated="225"/>
        </table:table-row>
        <table:table-row table:style-name="ro16">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5">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4">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5" table:number-rows-repeated="34">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6">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5">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4">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5" table:number-rows-repeated="34">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16">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5" table:number-rows-repeated="6">
          <table:table-cell table:number-columns-repeated="5"/>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4"/>
          <table:table-cell table:style-name="Default" table:number-columns-repeated="2"/>
          <table:table-cell table:number-columns-repeated="225"/>
        </table:table-row>
        <table:table-row table:style-name="ro5" table:number-rows-repeated="65381">
          <table:table-cell table:number-columns-repeated="262"/>
        </table:table-row>
        <table:table-row table:style-name="ro5">
          <table:table-cell table:number-columns-repeated="262"/>
        </table:table-row>
        <calcext:conditional-formats>
          <calcext:conditional-format calcext:target-range-address="'Calendrier perpétuel'.B4:'Calendrier perpétuel'.B34 'Calendrier perpétuel'.B40:'Calendrier perpétuel'.B70 'Calendrier perpétuel'.H4:'Calendrier perpétuel'.H34 'Calendrier perpétuel'.H40:'Calendrier perpétuel'.H70 'Calendrier perpétuel'.N4:'Calendrier perpétuel'.N34 'Calendrier perpétuel'.N40:'Calendrier perpétuel'.N70 'Calendrier perpétuel'.T4:'Calendrier perpétuel'.T34 'Calendrier perpétuel'.T40:'Calendrier perpétuel'.T70 'Calendrier perpétuel'.Z4:'Calendrier perpétuel'.Z34 'Calendrier perpétuel'.Z40:'Calendrier perpétuel'.Z70 'Calendrier perpétuel'.AF4:'Calendrier perpétuel'.AF34 'Calendrier perpétuel'.AF40:'Calendrier perpétuel'.AF70">
            <calcext:condition calcext:apply-style-name="coloré1" calcext:value="formula-is(IF(((WEEKDAY([.C4])=1)OR(LEFT([.D4];1)&lt;&gt;&quot; &quot;))AND([.C4]&lt;&gt;&quot;&quot;)))" calcext:base-cell-address="'Calendrier perpétuel'.B4"/>
            <calcext:condition calcext:apply-style-name="coloré2" calcext:value="formula-is((WEEKDAY([.C4])=7)AND([.C4]&lt;&gt;&quot;&quot;))" calcext:base-cell-address="'Calendrier perpétuel'.B4"/>
          </calcext:conditional-format>
          <calcext:conditional-format calcext:target-range-address="'Calendrier perpétuel'.C4:'Calendrier perpétuel'.C34 'Calendrier perpétuel'.C40:'Calendrier perpétuel'.C70 'Calendrier perpétuel'.I4:'Calendrier perpétuel'.I34 'Calendrier perpétuel'.I40:'Calendrier perpétuel'.I70 'Calendrier perpétuel'.O4:'Calendrier perpétuel'.O34 'Calendrier perpétuel'.O40:'Calendrier perpétuel'.O70 'Calendrier perpétuel'.U4:'Calendrier perpétuel'.U34 'Calendrier perpétuel'.U40:'Calendrier perpétuel'.U70 'Calendrier perpétuel'.AA4:'Calendrier perpétuel'.AA34 'Calendrier perpétuel'.AA40:'Calendrier perpétuel'.AA70 'Calendrier perpétuel'.AG4:'Calendrier perpétuel'.AG34 'Calendrier perpétuel'.AG40:'Calendrier perpétuel'.AG70">
            <calcext:condition calcext:apply-style-name="coloré1" calcext:value="formula-is(IF(((WEEKDAY([.C4])=1)OR(LEFT([.D4];1)&lt;&gt;&quot; &quot;))AND([.C4]&lt;&gt;&quot;&quot;)))" calcext:base-cell-address="'Calendrier perpétuel'.C4"/>
            <calcext:condition calcext:apply-style-name="coloré2" calcext:value="formula-is((WEEKDAY([.C4])=7)AND([.C4]&lt;&gt;&quot;&quot;))" calcext:base-cell-address="'Calendrier perpétuel'.C4"/>
          </calcext:conditional-format>
          <calcext:conditional-format calcext:target-range-address="'Calendrier perpétuel'.D4:'Calendrier perpétuel'.D34 'Calendrier perpétuel'.D40:'Calendrier perpétuel'.D70 'Calendrier perpétuel'.J4:'Calendrier perpétuel'.J34 'Calendrier perpétuel'.J40:'Calendrier perpétuel'.J70 'Calendrier perpétuel'.P4:'Calendrier perpétuel'.P34 'Calendrier perpétuel'.P40:'Calendrier perpétuel'.P70 'Calendrier perpétuel'.V4:'Calendrier perpétuel'.V34 'Calendrier perpétuel'.V40:'Calendrier perpétuel'.V70 'Calendrier perpétuel'.AB4:'Calendrier perpétuel'.AB34 'Calendrier perpétuel'.AB40:'Calendrier perpétuel'.AB70 'Calendrier perpétuel'.AH4:'Calendrier perpétuel'.AH34 'Calendrier perpétuel'.AH40:'Calendrier perpétuel'.AH70">
            <calcext:condition calcext:apply-style-name="coloré2" calcext:value="formula-is(IF(((WEEKDAY([.C4])=1)OR(LEFT([.D4];1)&lt;&gt;&quot; &quot;))AND([.C4]&lt;&gt;&quot;&quot;)))" calcext:base-cell-address="'Calendrier perpétuel'.D4"/>
          </calcext:conditional-format>
          <calcext:conditional-format calcext:target-range-address="'Calendrier perpétuel'.E4:'Calendrier perpétuel'.E34 'Calendrier perpétuel'.E40:'Calendrier perpétuel'.E70 'Calendrier perpétuel'.K4:'Calendrier perpétuel'.K34 'Calendrier perpétuel'.K40:'Calendrier perpétuel'.K70 'Calendrier perpétuel'.Q4:'Calendrier perpétuel'.Q34 'Calendrier perpétuel'.Q40:'Calendrier perpétuel'.Q70 'Calendrier perpétuel'.W4:'Calendrier perpétuel'.W34 'Calendrier perpétuel'.W40:'Calendrier perpétuel'.W70 'Calendrier perpétuel'.AC4:'Calendrier perpétuel'.AC34 'Calendrier perpétuel'.AC40:'Calendrier perpétuel'.AC70 'Calendrier perpétuel'.AI4:'Calendrier perpétuel'.AI34 'Calendrier perpétuel'.AI40:'Calendrier perpétuel'.AI70">
            <calcext:condition calcext:apply-style-name="coloré2" calcext:value="formula-is(IF(((WEEKDAY([.C4])=1)OR(LEFT([.D4];1)&lt;&gt;&quot; &quot;))AND([.C4]&lt;&gt;&quot;&quot;)))" calcext:base-cell-address="'Calendrier perpétuel'.E4"/>
          </calcext:conditional-format>
          <calcext:conditional-format calcext:target-range-address="'Calendrier perpétuel'.F4:'Calendrier perpétuel'.F34 'Calendrier perpétuel'.F40:'Calendrier perpétuel'.F70 'Calendrier perpétuel'.L4:'Calendrier perpétuel'.L34 'Calendrier perpétuel'.L40:'Calendrier perpétuel'.L70 'Calendrier perpétuel'.R4:'Calendrier perpétuel'.R34 'Calendrier perpétuel'.R40:'Calendrier perpétuel'.R70 'Calendrier perpétuel'.X4:'Calendrier perpétuel'.X34 'Calendrier perpétuel'.X40:'Calendrier perpétuel'.X70 'Calendrier perpétuel'.AD4:'Calendrier perpétuel'.AD34 'Calendrier perpétuel'.AD40:'Calendrier perpétuel'.AD70 'Calendrier perpétuel'.AJ4:'Calendrier perpétuel'.AJ34 'Calendrier perpétuel'.AJ40:'Calendrier perpétuel'.AJ70">
            <calcext:condition calcext:apply-style-name="Travaillé" calcext:value="formula-is(([.F4]&lt;&gt;[.F3]))" calcext:base-cell-address="'Calendrier perpétuel'.F4"/>
            <calcext:condition calcext:apply-style-name="coloré2" calcext:value="formula-is(IF(((WEEKDAY([.C4])=1)OR(LEFT([.D4];1)&lt;&gt;&quot; &quot;))AND([.C4]&lt;&gt;&quot;&quot;)))" calcext:base-cell-address="'Calendrier perpétuel'.F4"/>
          </calcext:conditional-format>
          <calcext:conditional-format calcext:target-range-address="'Calendrier perpétuel'.AK4:'Calendrier perpétuel'.AK34">
            <calcext:condition calcext:apply-style-name="coloré2" calcext:value="formula-is(IF(((WEEKDAY([.AG4])=1)OR(LEFT([.AH4];1)&lt;&gt;&quot; &quot;))AND([.AG4]&lt;&gt;&quot;&quot;)))" calcext:base-cell-address="'Calendrier perpétuel'.AK4"/>
          </calcext:conditional-format>
          <calcext:conditional-format calcext:target-range-address="'Calendrier perpétuel'.G4:'Calendrier perpétuel'.G34 'Calendrier perpétuel'.G40:'Calendrier perpétuel'.G70 'Calendrier perpétuel'.M4:'Calendrier perpétuel'.M34 'Calendrier perpétuel'.M40:'Calendrier perpétuel'.M70 'Calendrier perpétuel'.S4:'Calendrier perpétuel'.S34 'Calendrier perpétuel'.S40:'Calendrier perpétuel'.S70 'Calendrier perpétuel'.Y4:'Calendrier perpétuel'.Y34 'Calendrier perpétuel'.Y40:'Calendrier perpétuel'.Y70 'Calendrier perpétuel'.AE4:'Calendrier perpétuel'.AE34 'Calendrier perpétuel'.AE40:'Calendrier perpétuel'.AE70 'Calendrier perpétuel'.AK4:'Calendrier perpétuel'.AK34 'Calendrier perpétuel'.AK40:'Calendrier perpétuel'.AK70">
            <calcext:condition calcext:apply-style-name="coloré2" calcext:value="formula-is(IF(((WEEKDAY([.C4])=1)OR(LEFT([.D4];1)&lt;&gt;&quot; &quot;))AND([.C4]&lt;&gt;&quot;&quot;)))" calcext:base-cell-address="'Calendrier perpétuel'.G4"/>
          </calcext:conditional-format>
        </calcext:conditional-formats>
      </table:table>
      <table:table table:name="Jours fériés"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20" table:default-cell-style-name="ce60"/>
        <table:table-column table:style-name="co21" table:number-columns-repeated="252" table:default-cell-style-name="ce38"/>
        <table:table-row table:style-name="ro5">
          <table:table-cell table:style-name="ce58" table:formula="of:=['Calendrier perpétuel'.T1]" office:value-type="string" office:string-value="France" calcext:value-type="string">
            <text:p>France</text:p>
          </table:table-cell>
          <table:table-cell table:style-name="ce61" office:value-type="string" calcext:value-type="string">
            <text:p>Date début : </text:p>
          </table:table-cell>
          <table:table-cell table:style-name="ce64" table:formula="of:=['Calendrier perpétuel'.E1]" office:value-type="float" office:value="2020" calcext:value-type="float">
            <text:p>2020</text:p>
          </table:table-cell>
          <table:table-cell table:style-name="ce71"/>
          <table:table-cell table:number-columns-repeated="252"/>
        </table:table-row>
        <table:table-row table:style-name="ro5">
          <table:table-cell table:formula="of:=MATCH([.$A$1];[.E$3:.BZ$3];0)" office:value-type="float" office:value="2" calcext:value-type="float">
            <text:p>2</text:p>
          </table:table-cell>
          <table:table-cell table:number-columns-repeated="255"/>
        </table:table-row>
        <table:table-row table:style-name="ro17">
          <table:table-cell table:style-name="ce59" office:value-type="string" calcext:value-type="string">
            <text:p>Jours fériés</text:p>
            <text:p>reportés</text:p>
            <text:p>dans le</text:p>
            <text:p>calendrier</text:p>
          </table:table-cell>
          <table:table-cell table:style-name="ce62" office:value-type="string" calcext:value-type="string">
            <office:annotation draw:style-name="gr1" draw:text-style-name="P2" svg:width="89.07mm" svg:height="17.81mm" svg:x="56.22mm" svg:y="0.49mm" draw:caption-point-x="12.26mm" draw:caption-point-y="8.64m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2">Intitulé inséré dans</text:span></text:p>
            <text:p><text:span text:style-name="T2">Le calendrier</text:span></text:p>
            <text:p>(commencez par un espace pour ne pas que le jour soit coloré en jour férié)</text:p>
          </table:table-cell>
          <table:table-cell table:style-name="ce69" office:value-type="string" calcext:value-type="string">
            <text:p>Commentaire</text:p>
          </table:table-cell>
          <table:table-cell table:style-name="ce59" office:value-type="string" calcext:value-type="string">
            <text:p>Calcul date</text:p>
          </table:table-cell>
          <table:table-cell table:style-name="ce72" office:value-type="string" calcext:value-type="string">
            <text:p>aucun</text:p>
          </table:table-cell>
          <table:table-cell table:style-name="ce72" office:value-type="string" calcext:value-type="string">
            <text:p>France</text:p>
          </table:table-cell>
          <table:table-cell table:style-name="ce72" office:value-type="string" calcext:value-type="string">
            <text:p>Alsace Moselle</text:p>
          </table:table-cell>
          <table:table-cell table:style-name="ce72" office:value-type="string" calcext:value-type="string">
            <text:p>Réunion</text:p>
          </table:table-cell>
          <table:table-cell table:style-name="ce72" office:value-type="string" calcext:value-type="string">
            <text:p>Martinique</text:p>
          </table:table-cell>
          <table:table-cell table:style-name="ce72" office:value-type="string" calcext:value-type="string">
            <text:p>Guadeloupe</text:p>
          </table:table-cell>
          <table:table-cell table:style-name="ce72" office:value-type="string" calcext:value-type="string">
            <text:p>Guyane française</text:p>
          </table:table-cell>
          <table:table-cell table:style-name="ce72" office:value-type="string" calcext:value-type="string">
            <text:p>Polynésie française</text:p>
          </table:table-cell>
          <table:table-cell table:style-name="ce72" office:value-type="string" calcext:value-type="string">
            <text:p>Nouvelle-Calédonie</text:p>
          </table:table-cell>
          <table:table-cell table:style-name="ce72" office:value-type="string" calcext:value-type="string">
            <text:p>Mayotte</text:p>
          </table:table-cell>
          <table:table-cell table:style-name="ce72" office:value-type="string" calcext:value-type="string">
            <text:p>Saint-Pierre-et-Miquelon</text:p>
          </table:table-cell>
          <table:table-cell table:style-name="ce72" office:value-type="string" calcext:value-type="string">
            <text:p>Belgique</text:p>
          </table:table-cell>
          <table:table-cell table:style-name="ce72" office:value-type="string" calcext:value-type="string">
            <text:p>Luxembourg</text:p>
          </table:table-cell>
          <table:table-cell table:style-name="ce72" office:value-type="string" calcext:value-type="string">
            <text:p>Québec</text:p>
          </table:table-cell>
          <table:table-cell table:style-name="ce72" office:value-type="string" calcext:value-type="string">
            <text:p>Suisse</text:p>
          </table:table-cell>
          <table:table-cell table:style-name="ce72" office:value-type="string" calcext:value-type="string">
            <text:p>Suisse AG</text:p>
          </table:table-cell>
          <table:table-cell table:style-name="ce72" office:value-type="string" calcext:value-type="string">
            <text:p>Suisse AI</text:p>
          </table:table-cell>
          <table:table-cell table:style-name="ce72" office:value-type="string" calcext:value-type="string">
            <text:p>Suisse AR</text:p>
          </table:table-cell>
          <table:table-cell table:style-name="ce72" office:value-type="string" calcext:value-type="string">
            <text:p>Suisse BE</text:p>
          </table:table-cell>
          <table:table-cell table:style-name="ce72" office:value-type="string" calcext:value-type="string">
            <text:p>Suisse BL</text:p>
          </table:table-cell>
          <table:table-cell table:style-name="ce72" office:value-type="string" calcext:value-type="string">
            <text:p>Suisse BS</text:p>
          </table:table-cell>
          <table:table-cell table:style-name="ce72" office:value-type="string" calcext:value-type="string">
            <text:p>Suisse FR</text:p>
          </table:table-cell>
          <table:table-cell table:style-name="ce72" office:value-type="string" calcext:value-type="string">
            <text:p>Suisse GE</text:p>
          </table:table-cell>
          <table:table-cell table:style-name="ce72" office:value-type="string" calcext:value-type="string">
            <text:p>Suisse GL</text:p>
          </table:table-cell>
          <table:table-cell table:style-name="ce72" office:value-type="string" calcext:value-type="string">
            <text:p>Suisse GR</text:p>
          </table:table-cell>
          <table:table-cell table:style-name="ce72" office:value-type="string" calcext:value-type="string">
            <text:p>Suisse JU</text:p>
          </table:table-cell>
          <table:table-cell table:style-name="ce72" office:value-type="string" calcext:value-type="string">
            <text:p>Suisse LU</text:p>
          </table:table-cell>
          <table:table-cell table:style-name="ce72" office:value-type="string" calcext:value-type="string">
            <text:p>Suisse NE</text:p>
          </table:table-cell>
          <table:table-cell table:style-name="ce72" office:value-type="string" calcext:value-type="string">
            <text:p>Suisse NW</text:p>
          </table:table-cell>
          <table:table-cell table:style-name="ce72" office:value-type="string" calcext:value-type="string">
            <text:p>Suisse OW</text:p>
          </table:table-cell>
          <table:table-cell table:style-name="ce72" office:value-type="string" calcext:value-type="string">
            <text:p>Suisse SG</text:p>
          </table:table-cell>
          <table:table-cell table:style-name="ce72" office:value-type="string" calcext:value-type="string">
            <text:p>Suisse SH</text:p>
          </table:table-cell>
          <table:table-cell table:style-name="ce72" office:value-type="string" calcext:value-type="string">
            <text:p>Suisse SO</text:p>
          </table:table-cell>
          <table:table-cell table:style-name="ce72" office:value-type="string" calcext:value-type="string">
            <text:p>Suisse SZ</text:p>
          </table:table-cell>
          <table:table-cell table:style-name="ce72" office:value-type="string" calcext:value-type="string">
            <text:p>Suisse TG</text:p>
          </table:table-cell>
          <table:table-cell table:style-name="ce72" office:value-type="string" calcext:value-type="string">
            <text:p>Suisse TI</text:p>
          </table:table-cell>
          <table:table-cell table:style-name="ce72" office:value-type="string" calcext:value-type="string">
            <text:p>Suisse UR</text:p>
          </table:table-cell>
          <table:table-cell table:style-name="ce72" office:value-type="string" calcext:value-type="string">
            <text:p>Suisse VD</text:p>
          </table:table-cell>
          <table:table-cell table:style-name="ce72" office:value-type="string" calcext:value-type="string">
            <text:p>Suisse VS</text:p>
          </table:table-cell>
          <table:table-cell table:style-name="ce72" office:value-type="string" calcext:value-type="string">
            <text:p>Suisse ZG</text:p>
          </table:table-cell>
          <table:table-cell table:style-name="ce72" office:value-type="string" calcext:value-type="string">
            <text:p>Suisse ZH</text:p>
          </table:table-cell>
          <table:table-cell table:style-name="ce72" table:number-columns-repeated="211"/>
        </table:table-row>
        <table:table-row table:style-name="ro5">
          <table:table-cell table:style-name="ce60" table:number-matrix-columns-spanned="1" table:number-matrix-rows-spanned="200" table:formula="of:=IF([.D4:.D203]=&quot;&quot;;&quot;&quot;;IF(INDEX([.E1:.BZ203];ROW([.D4:.D203]);[.$A$2])=&quot;&quot;;&quot;&quot;;[.D4:.D203]))" office:value-type="date" office:date-value="2020-01-01" calcext:value-type="date">
            <text:p>01/01/20</text:p>
          </table:table-cell>
          <table:table-cell office:value-type="string" calcext:value-type="string">
            <text:p>Jour de l'an</text:p>
          </table:table-cell>
          <table:table-cell/>
          <table:table-cell table:formula="of:=DATE([.$C$1];1;1)" office:value-type="date" office:date-value="2020-01-01" calcext:value-type="date">
            <text:p>01/01/20</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Vendredi Saint</text:p>
          </table:table-cell>
          <table:table-cell/>
          <table:table-cell table:formula="of:=[.D10]-2" office:value-type="date" office:date-value="2020-04-10" calcext:value-type="date">
            <text:p>10/04/20</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Pâques +1h</text:p>
          </table:table-cell>
          <table:table-cell>
            <office:annotation draw:style-name="gr2" draw:text-style-name="P2" svg:width="28.77mm" svg:height="21.81mm" svg:x="78.54mm" svg:y="29.8mm" draw:caption-point-x="15.44mm" draw:caption-point-y="18.63mm">
              <dc:creator>TRK</dc:creator>
              <dc:date>2006-09-19T00:00:00</dc:date>
              <text:p text:style-name="P1"><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0-03-29" calcext:value-type="date">
            <text:p>29/03/20</text:p>
          </table:table-cell>
          <table:table-cell office:value-type="string" calcext:value-type="string">
            <text:p><text:s/>heure d'été +1h</text:p>
          </table:table-cell>
          <table:table-cell/>
          <table:table-cell table:formula="of:=DATE([.$C$1];4;1)-WEEKDAY(DATE([.$C$1];3;31))" office:value-type="date" office:date-value="2020-03-29" calcext:value-type="date">
            <text:p>29/03/20</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Pâques +1h</text:p>
          </table:table-cell>
          <table:table-cell office:value-type="string" calcext:value-type="string">
            <office:annotation draw:style-name="gr2" draw:text-style-name="P2" svg:width="28.77mm" svg:height="21.81mm" svg:x="78.54mm" svg:y="38.8mm" draw:caption-point-x="15.44mm" draw:caption-point-y="18.66mm">
              <dc:creator>TRK</dc:creator>
              <dc:date>2006-09-19T00:00:00</dc:date>
              <text:p text:style-name="P1"><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text:s/>heure d'été +1h</text:p>
          </table:table-cell>
          <table:table-cell office:value-type="string" calcext:value-type="string">
            <office:annotation draw:style-name="gr3" draw:text-style-name="P2" svg:width="28.81mm" svg:height="25.71mm" svg:x="78.54mm" svg:y="43.29mm" draw:caption-point-x="15.44mm" draw:caption-point-y="18.68m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3;15)-WEEKDAY(DATE([.$C$1];3;7))" office:value-type="date" office:date-value="2020-03-08" calcext:value-type="date">
            <text:p>08/03/20</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5">
          <table:table-cell table:style-name="ce60" office:value-type="date" office:date-value="2020-04-12" calcext:value-type="date">
            <text:p>12/04/20</text:p>
          </table:table-cell>
          <table:table-cell office:value-type="string" calcext:value-type="string">
            <text:p>Pâques</text:p>
          </table:table-cell>
          <table:table-cell/>
          <table:table-cell table:formula="of:=ORG.OPENOFFICE.EASTERSUNDAY([.$C$1])" office:value-type="date" office:date-value="2020-04-12" calcext:value-type="date">
            <text:p>12/04/20</text:p>
          </table:table-cell>
          <table:table-cell/>
          <table:table-cell table:number-columns-repeated="40" office:value-type="string" calcext:value-type="string">
            <text:p>x</text:p>
          </table:table-cell>
          <table:table-cell table:number-columns-repeated="211"/>
        </table:table-row>
        <table:table-row table:style-name="ro5">
          <table:table-cell table:style-name="ce60" office:value-type="date" office:date-value="2020-04-13" calcext:value-type="date">
            <text:p>13/04/20</text:p>
          </table:table-cell>
          <table:table-cell table:style-name="ce63" office:value-type="string" calcext:value-type="string">
            <text:p> </text:p>
          </table:table-cell>
          <table:table-cell office:value-type="string" calcext:value-type="string">
            <text:p>Lundi de Pâques</text:p>
          </table:table-cell>
          <table:table-cell table:formula="of:=[.D10]+1" office:value-type="date" office:date-value="2020-04-13" calcext:value-type="date">
            <text:p>13/04/20</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5">
          <table:table-cell table:style-name="ce60" office:value-type="date" office:date-value="2020-05-21" calcext:value-type="date">
            <text:p>21/05/20</text:p>
          </table:table-cell>
          <table:table-cell office:value-type="string" calcext:value-type="string">
            <text:p>Ascension</text:p>
          </table:table-cell>
          <table:table-cell/>
          <table:table-cell table:formula="of:=[.D13]-10" office:value-type="date" office:date-value="2020-05-21" calcext:value-type="date">
            <text:p>21/05/20</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0-05-31" calcext:value-type="date">
            <text:p>31/05/20</text:p>
          </table:table-cell>
          <table:table-cell office:value-type="string" calcext:value-type="string">
            <text:p>Pentecôte</text:p>
          </table:table-cell>
          <table:table-cell/>
          <table:table-cell table:formula="of:=[.D10]+49" office:value-type="date" office:date-value="2020-05-31" calcext:value-type="date">
            <text:p>31/05/20</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0-06-01" calcext:value-type="date">
            <text:p>01/06/20</text:p>
          </table:table-cell>
          <table:table-cell table:style-name="ce63" office:value-type="string" calcext:value-type="string">
            <text:p> </text:p>
          </table:table-cell>
          <table:table-cell office:value-type="string" calcext:value-type="string">
            <text:p>Lundi de Pentecôte</text:p>
          </table:table-cell>
          <table:table-cell table:formula="of:=[.D13]+1" office:value-type="date" office:date-value="2020-06-01" calcext:value-type="date">
            <text:p>01/06/20</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5">
          <table:table-cell table:style-name="ce60" office:value-type="date" office:date-value="2020-05-01" calcext:value-type="date">
            <text:p>01/05/20</text:p>
          </table:table-cell>
          <table:table-cell office:value-type="string" calcext:value-type="string">
            <text:p>Fête du Travail</text:p>
          </table:table-cell>
          <table:table-cell/>
          <table:table-cell table:formula="of:=DATE([.$C$1];5;1)" office:value-type="date" office:date-value="2020-05-01" calcext:value-type="date">
            <text:p>01/05/20</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5">
          <table:table-cell table:style-name="ce60" office:value-type="date" office:date-value="2020-05-08" calcext:value-type="date">
            <text:p>08/05/20</text:p>
          </table:table-cell>
          <table:table-cell office:value-type="string" calcext:value-type="string">
            <text:p>Victoire 1945</text:p>
          </table:table-cell>
          <table:table-cell/>
          <table:table-cell table:formula="of:=DATE([.$C$1];5;8)" office:value-type="date" office:date-value="2020-05-08" calcext:value-type="date">
            <text:p>08/05/20</text:p>
          </table:table-cell>
          <table:table-cell/>
          <table:table-cell table:number-columns-repeated="10" office:value-type="string" calcext:value-type="string">
            <text:p>x</text:p>
          </table:table-cell>
          <table:table-cell table:number-columns-repeated="241"/>
        </table:table-row>
        <table:table-row table:style-name="ro5">
          <table:table-cell table:style-name="ce60" office:value-type="date" office:date-value="2020-07-14" calcext:value-type="date">
            <text:p>14/07/20</text:p>
          </table:table-cell>
          <table:table-cell office:value-type="string" calcext:value-type="string">
            <text:p>Fête nationale</text:p>
          </table:table-cell>
          <table:table-cell office:value-type="string" calcext:value-type="string">
            <text:p>France</text:p>
          </table:table-cell>
          <table:table-cell table:formula="of:=DATE([.$C$1];7;14)" office:value-type="date" office:date-value="2020-07-14" calcext:value-type="date">
            <text:p>14/07/20</text:p>
          </table:table-cell>
          <table:table-cell/>
          <table:table-cell table:number-columns-repeated="10" office:value-type="string" calcext:value-type="string">
            <text:p>x</text:p>
          </table:table-cell>
          <table:table-cell table:number-columns-repeated="241"/>
        </table:table-row>
        <table:table-row table:style-name="ro5">
          <table:table-cell table:style-name="ce60" office:value-type="date" office:date-value="2020-08-15" calcext:value-type="date">
            <text:p>15/08/20</text:p>
          </table:table-cell>
          <table:table-cell office:value-type="string" calcext:value-type="string">
            <text:p>Assomption</text:p>
          </table:table-cell>
          <table:table-cell/>
          <table:table-cell table:formula="of:=DATE([.$C$1];8;15)" office:value-type="date" office:date-value="2020-08-15" calcext:value-type="date">
            <text:p>15/08/20</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office:value-type="date" office:date-value="2020-10-25" calcext:value-type="date">
            <text:p>25/10/20</text:p>
          </table:table-cell>
          <table:table-cell office:value-type="string" calcext:value-type="string">
            <text:p><text:s/>heure d'hiver -1h</text:p>
          </table:table-cell>
          <table:table-cell>
            <office:annotation draw:style-name="gr4" draw:text-style-name="P2" svg:width="28.77mm" svg:height="13.86mm" svg:x="78.54mm" svg:y="88.28mm" draw:caption-point-x="15.44mm" draw:caption-point-y="18.85mm">
              <dc:creator>TRK</dc:creator>
              <dc:date>2006-09-19T00:00:00</dc:date>
              <text:p text:style-name="P1"><text:span text:style-name="T1">dernier dimanche d'octobre</text:span></text:p>
            </office:annotation>
          </table:table-cell>
          <table:table-cell table:formula="of:=DATE([.$C$1];11;1)-WEEKDAY(DATE([.$C$1];10;31))" office:value-type="date" office:date-value="2020-10-25" calcext:value-type="date">
            <text:p>25/10/20</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0-11-01" calcext:value-type="date">
            <text:p>01/11/20</text:p>
          </table:table-cell>
          <table:table-cell office:value-type="string" calcext:value-type="string">
            <text:p>Toussaint</text:p>
          </table:table-cell>
          <table:table-cell/>
          <table:table-cell table:formula="of:=DATE([.$C$1];11;1)" office:value-type="date" office:date-value="2020-11-01" calcext:value-type="date">
            <text:p>01/11/20</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office:value-type="date" office:date-value="2020-11-11" calcext:value-type="date">
            <text:p>11/11/20</text:p>
          </table:table-cell>
          <table:table-cell office:value-type="string" calcext:value-type="string">
            <text:p>Armistice 1918</text:p>
          </table:table-cell>
          <table:table-cell/>
          <table:table-cell table:formula="of:=DATE([.$C$1];11;11)" office:value-type="date" office:date-value="2020-11-11" calcext:value-type="date">
            <text:p>11/11/20</text:p>
          </table:table-cell>
          <table:table-cell/>
          <table:table-cell table:number-columns-repeated="11" office:value-type="string" calcext:value-type="string">
            <text:p>x</text:p>
          </table:table-cell>
          <table:table-cell table:number-columns-repeated="240"/>
        </table:table-row>
        <table:table-row table:style-name="ro5">
          <table:table-cell table:style-name="ce60" office:value-type="date" office:date-value="2020-12-25" calcext:value-type="date">
            <text:p>25/12/20</text:p>
          </table:table-cell>
          <table:table-cell office:value-type="string" calcext:value-type="string">
            <text:p>Noël</text:p>
          </table:table-cell>
          <table:table-cell/>
          <table:table-cell table:formula="of:=DATE([.$C$1];12;25)" office:value-type="date" office:date-value="2020-12-25" calcext:value-type="date">
            <text:p>25/12/20</text:p>
          </table:table-cell>
          <table:table-cell/>
          <table:table-cell table:number-columns-repeated="40"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Saint Étienne</text:p>
          </table:table-cell>
          <table:table-cell/>
          <table:table-cell table:formula="of:=[.D22]+1" office:value-type="date" office:date-value="2020-12-26" calcext:value-type="date">
            <text:p>26/12/20</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Abolition esclavage</text:p>
          </table:table-cell>
          <table:table-cell office:value-type="string" calcext:value-type="string">
            <text:p>Réunion</text:p>
          </table:table-cell>
          <table:table-cell table:formula="of:=DATE([.$C$1];12;20)" office:value-type="date" office:date-value="2020-12-20" calcext:value-type="date">
            <text:p>20/12/20</text:p>
          </table:table-cell>
          <table:table-cell table:number-columns-repeated="3"/>
          <table:table-cell office:value-type="string" calcext:value-type="string">
            <text:p>x</text:p>
          </table:table-cell>
          <table:table-cell table:number-columns-repeated="248"/>
        </table:table-row>
        <table:table-row table:style-name="ro5">
          <table:table-cell table:style-name="ce60">
            <text:p/>
          </table:table-cell>
          <table:table-cell office:value-type="string" calcext:value-type="string">
            <text:p>Fête nationale</text:p>
          </table:table-cell>
          <table:table-cell office:value-type="string" calcext:value-type="string">
            <text:p>Belgique</text:p>
          </table:table-cell>
          <table:table-cell table:formula="of:=DATE([.$C$1];7;21)" office:value-type="date" office:date-value="2020-07-21" calcext:value-type="date">
            <text:p>21/07/20</text:p>
          </table:table-cell>
          <table:table-cell table:number-columns-repeated="11"/>
          <table:table-cell office:value-type="string" calcext:value-type="string">
            <text:p>x</text:p>
          </table:table-cell>
          <table:table-cell table:number-columns-repeated="240"/>
        </table:table-row>
        <table:table-row table:style-name="ro5">
          <table:table-cell table:style-name="ce60">
            <text:p/>
          </table:table-cell>
          <table:table-cell office:value-type="string" calcext:value-type="string">
            <text:p>Fête nationale</text:p>
          </table:table-cell>
          <table:table-cell office:value-type="string" calcext:value-type="string">
            <text:p>Luxembourg</text:p>
          </table:table-cell>
          <table:table-cell table:formula="of:=DATE([.$C$1];6;23)" office:value-type="date" office:date-value="2020-06-23" calcext:value-type="date">
            <text:p>23/06/20</text:p>
          </table:table-cell>
          <table:table-cell table:number-columns-repeated="12"/>
          <table:table-cell office:value-type="string" calcext:value-type="string">
            <text:p>x</text:p>
          </table:table-cell>
          <table:table-cell table:number-columns-repeated="239"/>
        </table:table-row>
        <table:table-row table:style-name="ro5">
          <table:table-cell table:style-name="ce60">
            <text:p/>
          </table:table-cell>
          <table:table-cell office:value-type="string" calcext:value-type="string">
            <text:p>Fête nationale</text:p>
          </table:table-cell>
          <table:table-cell office:value-type="string" calcext:value-type="string">
            <text:p>Québec</text:p>
          </table:table-cell>
          <table:table-cell table:formula="of:=DATE([.$C$1];6;24)" office:value-type="date" office:date-value="2020-06-24" calcext:value-type="date">
            <text:p>24/06/20</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Fête du Travail</text:p>
          </table:table-cell>
          <table:table-cell office:value-type="string" calcext:value-type="string">
            <office:annotation draw:style-name="gr5" draw:text-style-name="P2" svg:width="28.77mm" svg:height="9.91mm" svg:x="78.54mm" svg:y="128.77mm" draw:caption-point-x="15.44mm" draw:caption-point-y="19mm">
              <dc:creator>TRK</dc:creator>
              <dc:date>2006-04-29T00:00:00</dc:date>
              <text:p text:style-name="P1"><text:span text:style-name="T1">Premier lundi de septembre</text:span></text:p>
            </office:annotation>
            <text:p>US-Canada</text:p>
          </table:table-cell>
          <table:table-cell table:formula="of:=DATE([.$C$1];9;8)-WEEKDAY(DATE([.$C$1];9;6))" office:value-type="date" office:date-value="2020-09-07" calcext:value-type="date">
            <text:p>07/09/20</text:p>
          </table:table-cell>
          <table:table-cell table:number-columns-repeated="13"/>
          <table:table-cell office:value-type="string" calcext:value-type="string">
            <text:p>x</text:p>
          </table:table-cell>
          <table:table-cell table:number-columns-repeated="238"/>
        </table:table-row>
        <table:table-row table:style-name="ro5">
          <table:table-cell table:style-name="ce60" office:value-type="date" office:date-value="2020-05-31" calcext:value-type="date">
            <text:p>31/05/20</text:p>
          </table:table-cell>
          <table:table-cell office:value-type="string" calcext:value-type="string">
            <text:p><text:s/>Fête des mères</text:p>
          </table:table-cell>
          <table:table-cell>
            <office:annotation draw:style-name="gr6" draw:text-style-name="P2" svg:width="28.77mm" svg:height="49.41mm" svg:x="78.54mm" svg:y="133.26mm" draw:caption-point-x="15.44mm" draw:caption-point-y="19.02m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0-05-31" calcext:value-type="date">
            <text:p>31/05/20</text:p>
          </table:table-cell>
          <table:table-cell/>
          <table:table-cell table:number-columns-repeated="10" office:value-type="string" calcext:value-type="string">
            <text:p>x</text:p>
          </table:table-cell>
          <table:table-cell table:number-columns-repeated="241"/>
        </table:table-row>
        <table:table-row table:style-name="ro5">
          <table:table-cell table:style-name="ce60" office:value-type="date" office:date-value="2020-06-07" calcext:value-type="date">
            <text:p>07/06/20</text:p>
          </table:table-cell>
          <table:table-cell office:value-type="string" calcext:value-type="string">
            <text:p><text:s/>Fête des mères</text:p>
          </table:table-cell>
          <table:table-cell/>
          <table:table-cell table:formula="of:=IF([.D29]=[.D13];[.D29]+7;&quot;&quot;)" office:value-type="date" office:date-value="2020-06-07" calcext:value-type="date">
            <text:p>07/06/20</text:p>
          </table:table-cell>
          <table:table-cell/>
          <table:table-cell table:number-columns-repeated="10" office:value-type="string" calcext:value-type="string">
            <text:p>x</text:p>
          </table:table-cell>
          <table:table-cell table:number-columns-repeated="241"/>
        </table:table-row>
        <table:table-row table:style-name="ro5">
          <table:table-cell table:style-name="ce60">
            <text:p/>
          </table:table-cell>
          <table:table-cell office:value-type="string" calcext:value-type="string">
            <text:p><text:s/>Fête des pères</text:p>
          </table:table-cell>
          <table:table-cell>
            <office:annotation draw:style-name="gr5" draw:text-style-name="P2" svg:width="28.77mm" svg:height="9.91mm" svg:x="78.54mm" svg:y="142.27mm" draw:caption-point-x="15.44mm" draw:caption-point-y="19.04mm">
              <dc:creator>TRK</dc:creator>
              <dc:date>2008-03-13T00:00:00</dc:date>
              <text:p text:style-name="P1"><text:span text:style-name="T1">3ème dimanche de juin</text:span></text:p>
            </office:annotation>
          </table:table-cell>
          <table:table-cell table:formula="of:=DATE([.$C$1];6;22)-WEEKDAY(DATE([.$C$1];6;7))" office:value-type="date" office:date-value="2020-06-21" calcext:value-type="date">
            <text:p>21/06/20</text:p>
          </table:table-cell>
          <table:table-cell table:number-columns-repeated="252"/>
        </table:table-row>
        <table:table-row table:style-name="ro5">
          <table:table-cell table:style-name="ce60">
            <text:p/>
          </table:table-cell>
          <table:table-cell office:value-type="string" calcext:value-type="string">
            <text:p><text:s/>Fête des grand-mères</text:p>
          </table:table-cell>
          <table:table-cell>
            <office:annotation draw:style-name="gr5" draw:text-style-name="P2" svg:width="28.77mm" svg:height="9.91mm" svg:x="78.54mm" svg:y="146.76mm" draw:caption-point-x="15.44mm" draw:caption-point-y="19.07mm">
              <dc:creator>TRK</dc:creator>
              <dc:date>2008-03-13T00:00:00</dc:date>
              <text:p text:style-name="P1"><text:span text:style-name="T1">1er dimanche de mars</text:span></text:p>
            </office:annotation>
          </table:table-cell>
          <table:table-cell table:formula="of:=DATE([.$C$1];3;8)-WEEKDAY(DATE([.$C$1];3;7))" office:value-type="date" office:date-value="2020-03-01" calcext:value-type="date">
            <text:p>01/03/20</text:p>
          </table:table-cell>
          <table:table-cell table:number-columns-repeated="252"/>
        </table:table-row>
        <table:table-row table:style-name="ro5">
          <table:table-cell table:style-name="ce60">
            <text:p/>
          </table:table-cell>
          <table:table-cell office:value-type="string" calcext:value-type="string">
            <text:p>Épiphanie</text:p>
          </table:table-cell>
          <table:table-cell office:value-type="string" calcext:value-type="string">
            <office:annotation draw:style-name="gr5" draw:text-style-name="P2" svg:width="28.77mm" svg:height="9.91mm" svg:x="78.54mm" svg:y="151.28mm" draw:caption-point-x="15.44mm" draw:caption-point-y="19.07mm">
              <dc:creator>TRK</dc:creator>
              <dc:date>2008-03-13T00:00:00</dc:date>
              <text:p text:style-name="P1"><text:span text:style-name="T1">2ème dimanche après Noël</text:span></text:p>
            </office:annotation>
            <text:p>2e dim après Noël</text:p>
          </table:table-cell>
          <table:table-cell table:formula="of:=DATE([.$C$1];1;9)-WEEKDAY(DATE([.$C$1];1;8))" office:value-type="date" office:date-value="2020-01-05" calcext:value-type="date">
            <text:p>05/01/20</text:p>
          </table:table-cell>
          <table:table-cell table:number-columns-repeated="252"/>
        </table:table-row>
        <table:table-row table:style-name="ro5">
          <table:table-cell table:style-name="ce60">
            <text:p/>
          </table:table-cell>
          <table:table-cell office:value-type="string" calcext:value-type="string">
            <text:p>Épiphanie</text:p>
          </table:table-cell>
          <table:table-cell office:value-type="string" calcext:value-type="string">
            <text:p>date fixe 6/1</text:p>
          </table:table-cell>
          <table:table-cell table:formula="of:=DATE([.$C$1];1;6)" office:value-type="date" office:date-value="2020-01-06" calcext:value-type="date">
            <text:p>06/01/20</text:p>
          </table:table-cell>
          <table:table-cell table:number-columns-repeated="35"/>
          <table:table-cell office:value-type="string" calcext:value-type="string">
            <text:p>x</text:p>
          </table:table-cell>
          <table:table-cell table:number-columns-repeated="216"/>
        </table:table-row>
        <table:table-row table:style-name="ro5">
          <table:table-cell table:style-name="ce60">
            <text:p/>
          </table:table-cell>
          <table:table-cell office:value-type="string" calcext:value-type="string">
            <text:p>Fête-Dieu</text:p>
          </table:table-cell>
          <table:table-cell/>
          <table:table-cell table:formula="of:=[.D10]+60" office:value-type="date" office:date-value="2020-06-11" calcext:value-type="date">
            <text:p>11/06/20</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text:p/>
          </table:table-cell>
          <table:table-cell office:value-type="string" calcext:value-type="string">
            <text:p>Immaculée Conception</text:p>
          </table:table-cell>
          <table:table-cell/>
          <table:table-cell table:formula="of:=DATE([.$C$1];12;8)" office:value-type="date" office:date-value="2020-12-08" calcext:value-type="date">
            <text:p>08/12/20</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text:p/>
          </table:table-cell>
          <table:table-cell office:value-type="string" calcext:value-type="string">
            <text:p><text:s/>heure d'hiver -1h</text:p>
          </table:table-cell>
          <table:table-cell office:value-type="string" calcext:value-type="string">
            <office:annotation draw:style-name="gr7" draw:text-style-name="P2" svg:width="28.81mm" svg:height="37.56mm" svg:x="78.54mm" svg:y="169.45mm" draw:caption-point-x="15.44mm" draw:caption-point-y="18.96m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8)-WEEKDAY(DATE([.$C$1];11;7))" office:value-type="date" office:date-value="2020-11-01" calcext:value-type="date">
            <text:p>01/11/20</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text:s/>Mardi gras</text:p>
          </table:table-cell>
          <table:table-cell/>
          <table:table-cell table:formula="of:=[.D39]-1" office:value-type="date" office:date-value="2020-02-25" calcext:value-type="date">
            <text:p>25/02/20</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text:s/>Cendres</text:p>
          </table:table-cell>
          <table:table-cell office:value-type="string" calcext:value-type="string">
            <text:p>mercredi des cendres</text:p>
          </table:table-cell>
          <table:table-cell table:formula="of:=[.D10]-46" office:value-type="date" office:date-value="2020-02-26" calcext:value-type="date">
            <text:p>26/02/20</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text:s/>Mi-Carême</text:p>
          </table:table-cell>
          <table:table-cell/>
          <table:table-cell table:formula="of:=[.D10]-24" office:value-type="date" office:date-value="2020-03-19" calcext:value-type="date">
            <text:p>19/03/20</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Abolition esclavage</text:p>
          </table:table-cell>
          <table:table-cell office:value-type="string" calcext:value-type="string">
            <text:p>Martinique</text:p>
          </table:table-cell>
          <table:table-cell table:formula="of:=DATE([.$C$1];5;22)" office:value-type="date" office:date-value="2020-05-22" calcext:value-type="date">
            <text:p>22/05/20</text:p>
          </table:table-cell>
          <table:table-cell table:number-columns-repeated="4"/>
          <table:table-cell office:value-type="string" calcext:value-type="string">
            <text:p>x</text:p>
          </table:table-cell>
          <table:table-cell table:number-columns-repeated="247"/>
        </table:table-row>
        <table:table-row table:style-name="ro5">
          <table:table-cell table:style-name="ce60">
            <text:p/>
          </table:table-cell>
          <table:table-cell office:value-type="string" calcext:value-type="string">
            <text:p>Abolition esclavage</text:p>
          </table:table-cell>
          <table:table-cell office:value-type="string" calcext:value-type="string">
            <text:p>Guadeloupe</text:p>
          </table:table-cell>
          <table:table-cell table:formula="of:=DATE([.$C$1];5;27)" office:value-type="date" office:date-value="2020-05-27" calcext:value-type="date">
            <text:p>27/05/20</text:p>
          </table:table-cell>
          <table:table-cell table:number-columns-repeated="5"/>
          <table:table-cell office:value-type="string" calcext:value-type="string">
            <text:p>x</text:p>
          </table:table-cell>
          <table:table-cell table:number-columns-repeated="246"/>
        </table:table-row>
        <table:table-row table:style-name="ro5">
          <table:table-cell table:style-name="ce60">
            <text:p/>
          </table:table-cell>
          <table:table-cell office:value-type="string" calcext:value-type="string">
            <text:p>Abolition esclavage</text:p>
          </table:table-cell>
          <table:table-cell office:value-type="string" calcext:value-type="string">
            <text:p>Guyane</text:p>
          </table:table-cell>
          <table:table-cell table:formula="of:=DATE([.$C$1];6;10)" office:value-type="date" office:date-value="2020-06-10" calcext:value-type="date">
            <text:p>10/06/20</text:p>
          </table:table-cell>
          <table:table-cell table:number-columns-repeated="6"/>
          <table:table-cell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Jour des Défunts</text:p>
          </table:table-cell>
          <table:table-cell/>
          <table:table-cell table:formula="of:=[.D20]+1" office:value-type="date" office:date-value="2020-11-02" calcext:value-type="date">
            <text:p>02/11/20</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Patriotes</text:p>
          </table:table-cell>
          <table:table-cell office:value-type="string" calcext:value-type="string">
            <office:annotation draw:style-name="gr8" draw:text-style-name="P2" svg:width="28.99mm" svg:height="21.76mm" svg:x="78.79mm" svg:y="183.66mm" draw:caption-point-x="15.19mm" draw:caption-point-y="40.87mm">
              <dc:date>2013-06-10T00:00:00</dc:date>
              <text:p text:style-name="P1"><text:span text:style-name="T1">Journée nationale des patriotes, le lundi précédent le 25 mai</text:span></text:p>
            </office:annotation>
            <text:p>Québec</text:p>
          </table:table-cell>
          <table:table-cell table:formula="of:=DATE([.$C$1];5;25)-WEEKDAY(DATE([.$C$1];5;23))" office:value-type="date" office:date-value="2020-05-18" calcext:value-type="date">
            <text:p>18/05/20</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table:style-name="ce63" office:value-type="string" calcext:value-type="string">
            <text:p> </text:p>
          </table:table-cell>
          <table:table-cell office:value-type="string" calcext:value-type="string">
            <office:annotation draw:style-name="gr8" draw:text-style-name="P2" svg:width="28.99mm" svg:height="21.76mm" svg:x="78.79mm" svg:y="188.18mm" draw:caption-point-x="15.19mm" draw:caption-point-y="40.87mm">
              <dc:date>2013-06-10T00:00:00</dc:date>
              <text:p text:style-name="P1"><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Fête du Canada</text:p>
          </table:table-cell>
          <table:table-cell office:value-type="string" calcext:value-type="string">
            <text:p>Québec</text:p>
          </table:table-cell>
          <table:table-cell table:formula="of:=DATE([.$C$1];7;1)" office:value-type="date" office:date-value="2020-07-01" calcext:value-type="date">
            <text:p>01/07/20</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table:style-name="ce63" office:value-type="string" calcext:value-type="string">
            <text:p> </text:p>
          </table:table-cell>
          <table:table-cell office:value-type="string" calcext:value-type="string">
            <office:annotation draw:style-name="gr8" draw:text-style-name="P2" svg:width="28.99mm" svg:height="21.76mm" svg:x="78.79mm" svg:y="197.21mm" draw:caption-point-x="15.19mm" draw:caption-point-y="40.87mm">
              <dc:date>2013-06-10T00:00:00</dc:date>
              <text:p text:style-name="P1"><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Action de grâces</text:p>
          </table:table-cell>
          <table:table-cell office:value-type="string" calcext:value-type="string">
            <office:annotation draw:style-name="gr5" draw:text-style-name="P2" svg:width="28.99mm" svg:height="9.91mm" svg:x="78.79mm" svg:y="201.72mm" draw:caption-point-x="15.19mm" draw:caption-point-y="40.87mm">
              <dc:date>2013-06-10T00:00:00</dc:date>
              <text:p text:style-name="P1"><text:span text:style-name="T1">Deuxième lundi d'octobre</text:span></text:p>
            </office:annotation>
            <text:p>Québec</text:p>
          </table:table-cell>
          <table:table-cell table:formula="of:=DATE([.$C$1];10;15)-WEEKDAY(DATE([.$C$1];10;13))" office:value-type="date" office:date-value="2020-10-12" calcext:value-type="date">
            <text:p>12/10/20</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Saint Berchtold</text:p>
          </table:table-cell>
          <table:table-cell office:value-type="string" calcext:value-type="string">
            <text:p>Suisse</text:p>
          </table:table-cell>
          <table:table-cell table:formula="of:=DATE([.$C$1];1;2)" office:value-type="date" office:date-value="2020-01-02" calcext:value-type="date">
            <text:p>02/01/20</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5">
          <table:table-cell table:style-name="ce60">
            <text:p/>
          </table:table-cell>
          <table:table-cell office:value-type="string" calcext:value-type="string">
            <text:p>Instauration de la République</text:p>
          </table:table-cell>
          <table:table-cell office:value-type="string" calcext:value-type="string">
            <text:p>Suisse</text:p>
          </table:table-cell>
          <table:table-cell table:formula="of:=DATE([.$C$1];3;1)" office:value-type="date" office:date-value="2020-03-01" calcext:value-type="date">
            <text:p>01/03/20</text:p>
          </table:table-cell>
          <table:table-cell table:number-columns-repeated="27"/>
          <table:table-cell office:value-type="string" calcext:value-type="string">
            <text:p>x</text:p>
          </table:table-cell>
          <table:table-cell table:number-columns-repeated="224"/>
        </table:table-row>
        <table:table-row table:style-name="ro5">
          <table:table-cell table:style-name="ce60">
            <text:p/>
          </table:table-cell>
          <table:table-cell office:value-type="string" calcext:value-type="string">
            <text:p>Saint Joseph</text:p>
          </table:table-cell>
          <table:table-cell office:value-type="string" calcext:value-type="string">
            <text:p>Suisse</text:p>
          </table:table-cell>
          <table:table-cell table:formula="of:=DATE([.$C$1];3;19)" office:value-type="date" office:date-value="2020-03-19" calcext:value-type="date">
            <text:p>19/03/20</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5">
          <table:table-cell table:style-name="ce60">
            <text:p/>
          </table:table-cell>
          <table:table-cell office:value-type="string" calcext:value-type="string">
            <text:p>Fahrtsfest </text:p>
          </table:table-cell>
          <table:table-cell office:value-type="string" calcext:value-type="string">
            <office:annotation draw:style-name="gr5" draw:text-style-name="P2" svg:width="28.81mm" svg:height="9.91mm" svg:x="78.54mm" svg:y="241.63mm" draw:caption-point-x="15.44mm" draw:caption-point-y="19.03mm">
              <dc:creator>TRK</dc:creator>
              <dc:date>2008-09-16T00:00:00</dc:date>
              <text:p text:style-name="P1"><text:span text:style-name="T1">premier jeudi d'avril</text:span></text:p>
            </office:annotation>
            <text:p>Suisse</text:p>
          </table:table-cell>
          <table:table-cell table:formula="of:=DATE([.$C$1];4;8)-WEEKDAY(DATE([.$C$1];4;3))" office:value-type="date" office:date-value="2020-04-02" calcext:value-type="date">
            <text:p>02/04/20</text:p>
          </table:table-cell>
          <table:table-cell table:number-columns-repeated="23"/>
          <table:table-cell office:value-type="string" calcext:value-type="string">
            <text:p>x</text:p>
          </table:table-cell>
          <table:table-cell table:number-columns-repeated="228"/>
        </table:table-row>
        <table:table-row table:style-name="ro5">
          <table:table-cell table:style-name="ce60">
            <text:p/>
          </table:table-cell>
          <table:table-cell office:value-type="string" calcext:value-type="string">
            <text:p>Fête nationale</text:p>
          </table:table-cell>
          <table:table-cell office:value-type="string" calcext:value-type="string">
            <text:p>Suisse</text:p>
          </table:table-cell>
          <table:table-cell table:formula="of:=DATE([.$C$1];8;1)" office:value-type="date" office:date-value="2020-08-01" calcext:value-type="date">
            <text:p>01/08/20</text:p>
          </table:table-cell>
          <table:table-cell table:number-columns-repeated="14"/>
          <table:table-cell table:number-columns-repeated="27"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Jeûne fédéral</text:p>
          </table:table-cell>
          <table:table-cell office:value-type="string" calcext:value-type="string">
            <office:annotation draw:style-name="gr5" draw:text-style-name="P2" svg:width="28.8mm" svg:height="9.91mm" svg:x="78.54mm" svg:y="250.82mm" draw:caption-point-x="15.44mm" draw:caption-point-y="18.87mm">
              <dc:creator>TRK</dc:creator>
              <dc:date>2008-08-24T00:00:00</dc:date>
              <text:p text:style-name="P1"><text:span text:style-name="T1">3eme dimanche de septembre</text:span></text:p>
            </office:annotation>
            <text:p>Suisse</text:p>
          </table:table-cell>
          <table:table-cell table:formula="of:=DATE([.$C$1];9;22)-WEEKDAY(DATE([.$C$1];9;7))" office:value-type="date" office:date-value="2020-09-20" calcext:value-type="date">
            <text:p>20/09/20</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Jeûne genevois</text:p>
          </table:table-cell>
          <table:table-cell office:value-type="string" calcext:value-type="string">
            <office:annotation draw:style-name="gr4" draw:text-style-name="P2" svg:width="28.8mm" svg:height="13.86mm" svg:x="78.54mm" svg:y="255.3mm" draw:caption-point-x="15.44mm" draw:caption-point-y="18.9mm">
              <dc:creator>TRK</dc:creator>
              <dc:date>2008-08-24T00:00:00</dc:date>
              <text:p text:style-name="P1"><text:span text:style-name="T1">jeudi suivant le 1er dimanche de septembre</text:span></text:p>
            </office:annotation>
            <text:p>Suisse</text:p>
          </table:table-cell>
          <table:table-cell table:formula="of:=DATE([.$C$1];9;8)-WEEKDAY(DATE([.$C$1];9;7))+4" office:value-type="date" office:date-value="2020-09-10" calcext:value-type="date">
            <text:p>10/09/20</text:p>
          </table:table-cell>
          <table:table-cell table:number-columns-repeated="22"/>
          <table:table-cell office:value-type="string" calcext:value-type="string">
            <text:p>x</text:p>
          </table:table-cell>
          <table:table-cell table:number-columns-repeated="229"/>
        </table:table-row>
        <table:table-row table:style-name="ro5">
          <table:table-cell table:style-name="ce60">
            <text:p/>
          </table:table-cell>
          <table:table-cell office:value-type="string" calcext:value-type="string">
            <text:p><text:s/></text:p>
          </table:table-cell>
          <table:table-cell office:value-type="string" calcext:value-type="string">
            <text:p>lundi du Jeûne fédéral</text:p>
          </table:table-cell>
          <table:table-cell table:formula="of:=[.D55]+1" office:value-type="date" office:date-value="2020-09-21" calcext:value-type="date">
            <text:p>21/09/20</text:p>
          </table:table-cell>
          <table:table-cell table:number-columns-repeated="37"/>
          <table:table-cell office:value-type="string" calcext:value-type="string">
            <text:p>x</text:p>
          </table:table-cell>
          <table:table-cell table:number-columns-repeated="214"/>
        </table:table-row>
        <table:table-row table:style-name="ro5">
          <table:table-cell table:style-name="ce60">
            <text:p/>
          </table:table-cell>
          <table:table-cell office:value-type="string" calcext:value-type="string">
            <text:p>St Nicolas de Flüe</text:p>
          </table:table-cell>
          <table:table-cell office:value-type="string" calcext:value-type="string">
            <text:p>Suisse</text:p>
          </table:table-cell>
          <table:table-cell table:formula="of:=DATE([.$C$1];9;25)" office:value-type="date" office:date-value="2020-09-25" calcext:value-type="date">
            <text:p>25/09/20</text:p>
          </table:table-cell>
          <table:table-cell table:number-columns-repeated="29"/>
          <table:table-cell office:value-type="string" calcext:value-type="string">
            <text:p>x</text:p>
          </table:table-cell>
          <table:table-cell table:number-columns-repeated="222"/>
        </table:table-row>
        <table:table-row table:style-name="ro5">
          <table:table-cell table:style-name="ce60">
            <text:p/>
          </table:table-cell>
          <table:table-cell office:value-type="string" calcext:value-type="string">
            <text:p>Restauration de la République</text:p>
          </table:table-cell>
          <table:table-cell office:value-type="string" calcext:value-type="string">
            <text:p>Suisse</text:p>
          </table:table-cell>
          <table:table-cell table:formula="of:=DATE([.$C$1];12;31)" office:value-type="date" office:date-value="2020-12-31" calcext:value-type="date">
            <text:p>31/12/20</text:p>
          </table:table-cell>
          <table:table-cell table:number-columns-repeated="22"/>
          <table:table-cell office:value-type="string" calcext:value-type="string">
            <text:p>x</text:p>
          </table:table-cell>
          <table:table-cell table:number-columns-repeated="229"/>
        </table:table-row>
        <table:table-row table:style-name="ro5">
          <table:table-cell table:style-name="ce60">
            <text:p/>
          </table:table-cell>
          <table:table-cell office:value-type="string" calcext:value-type="string">
            <text:p>Arrivée Évangile</text:p>
          </table:table-cell>
          <table:table-cell office:value-type="string" calcext:value-type="string">
            <text:p>Polynésie</text:p>
          </table:table-cell>
          <table:table-cell table:formula="of:=DATE([.$C$1];3;5)" office:value-type="date" office:date-value="2020-03-05" calcext:value-type="date">
            <text:p>05/03/20</text:p>
          </table:table-cell>
          <table:table-cell table:number-columns-repeated="7"/>
          <table:table-cell office:value-type="string" calcext:value-type="string">
            <text:p>x</text:p>
          </table:table-cell>
          <table:table-cell table:number-columns-repeated="244"/>
        </table:table-row>
        <table:table-row table:style-name="ro5">
          <table:table-cell table:style-name="ce60">
            <text:p/>
          </table:table-cell>
          <table:table-cell office:value-type="string" calcext:value-type="string">
            <text:p>Fête Autonomie</text:p>
          </table:table-cell>
          <table:table-cell office:value-type="string" calcext:value-type="string">
            <text:p>Polynésie</text:p>
          </table:table-cell>
          <table:table-cell table:formula="of:=DATE([.$C$1];6;29)" office:value-type="date" office:date-value="2020-06-29" calcext:value-type="date">
            <text:p>29/06/20</text:p>
          </table:table-cell>
          <table:table-cell table:number-columns-repeated="7"/>
          <table:table-cell office:value-type="string" calcext:value-type="string">
            <text:p>x</text:p>
          </table:table-cell>
          <table:table-cell table:number-columns-repeated="244"/>
        </table:table-row>
        <table:table-row table:style-name="ro5">
          <table:table-cell table:style-name="ce60">
            <text:p/>
          </table:table-cell>
          <table:table-cell office:value-type="string" calcext:value-type="string">
            <text:p>Fête citoyenneté</text:p>
          </table:table-cell>
          <table:table-cell table:style-name="ce70" office:value-type="string" calcext:value-type="string">
            <text:p>Nouvelle-Calédonie</text:p>
          </table:table-cell>
          <table:table-cell table:formula="of:=DATE([.$C$1];9;24)" office:value-type="date" office:date-value="2020-09-24" calcext:value-type="date">
            <text:p>24/09/20</text:p>
          </table:table-cell>
          <table:table-cell table:number-columns-repeated="8"/>
          <table:table-cell office:value-type="string" calcext:value-type="string">
            <text:p>x</text:p>
          </table:table-cell>
          <table:table-cell table:number-columns-repeated="243"/>
        </table:table-row>
        <table:table-row table:style-name="ro5">
          <table:table-cell table:style-name="ce60">
            <text:p/>
          </table:table-cell>
          <table:table-cell office:value-type="string" calcext:value-type="string">
            <text:p>Abolition esclavage</text:p>
          </table:table-cell>
          <table:table-cell office:value-type="string" calcext:value-type="string">
            <text:p>Mayotte</text:p>
          </table:table-cell>
          <table:table-cell table:formula="of:=DATE([.$C$1];4;27)" office:value-type="date" office:date-value="2020-04-27" calcext:value-type="date">
            <text:p>27/04/20</text:p>
          </table:table-cell>
          <table:table-cell table:number-columns-repeated="9"/>
          <table:table-cell office:value-type="string" calcext:value-type="string">
            <text:p>x</text:p>
          </table:table-cell>
          <table:table-cell table:number-columns-repeated="242"/>
        </table:table-row>
        <table:table-row table:style-name="ro5">
          <table:table-cell table:style-name="ce60">
            <text:p/>
          </table:table-cell>
          <table:table-cell office:value-type="string" calcext:value-type="string">
            <text:p>Libération SPM</text:p>
          </table:table-cell>
          <table:table-cell office:value-type="string" calcext:value-type="string">
            <text:p>Saint-Pierre-et-Miquelon</text:p>
          </table:table-cell>
          <table:table-cell table:formula="of:=DATE([.$C$1];12;24)" office:value-type="date" office:date-value="2020-12-24" calcext:value-type="date">
            <text:p>24/12/20</text:p>
          </table:table-cell>
          <table:table-cell table:number-columns-repeated="10"/>
          <table:table-cell office:value-type="string" calcext:value-type="string">
            <text:p>x</text:p>
          </table:table-cell>
          <table:table-cell table:number-columns-repeated="241"/>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office:value-type="date" office:date-value="2021-01-01" calcext:value-type="date">
            <text:p>01/01/21</text:p>
          </table:table-cell>
          <table:table-cell office:value-type="string" calcext:value-type="string">
            <text:p>Jour de l'an</text:p>
          </table:table-cell>
          <table:table-cell/>
          <table:table-cell table:formula="of:=DATE([.$C$1]+1;1;1)" office:value-type="date" office:date-value="2021-01-01" calcext:value-type="date">
            <text:p>01/01/21</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Vendredi Saint</text:p>
          </table:table-cell>
          <table:table-cell/>
          <table:table-cell table:formula="of:=[.D110]-2" office:value-type="date" office:date-value="2021-04-02" calcext:value-type="date">
            <text:p>02/04/21</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Pâques +1h</text:p>
          </table:table-cell>
          <table:table-cell>
            <office:annotation draw:style-name="gr2" draw:text-style-name="P2" svg:width="28.77mm" svg:height="21.81mm" svg:x="78.54mm" svg:y="481.35mm" draw:caption-point-x="15.44mm" draw:caption-point-y="18.63mm">
              <dc:creator>TRK</dc:creator>
              <dc:date>2006-09-19T00:00:00</dc:date>
              <text:p text:style-name="P1"><text:span text:style-name="T1">Seulement si Pâques et le changement d'heure tombent un même jour</text:span></text:p>
            </office:annotation>
          </table:table-cell>
          <table:table-cell table:formula="of:=IF([.D107]=[.D110];[.D107];&quot;&quot;)">
            <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1-03-28" calcext:value-type="date">
            <text:p>28/03/21</text:p>
          </table:table-cell>
          <table:table-cell office:value-type="string" calcext:value-type="string">
            <text:p><text:s/>heure d'été +1h</text:p>
          </table:table-cell>
          <table:table-cell/>
          <table:table-cell table:formula="of:=DATE([.$C$1]+1;4;1)-WEEKDAY(DATE([.$C$1]+1;3;31))" office:value-type="date" office:date-value="2021-03-28" calcext:value-type="date">
            <text:p>28/03/21</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Pâques +1h</text:p>
          </table:table-cell>
          <table:table-cell office:value-type="string" calcext:value-type="string">
            <office:annotation draw:style-name="gr2" draw:text-style-name="P2" svg:width="28.77mm" svg:height="21.81mm" svg:x="78.54mm" svg:y="490.35mm" draw:caption-point-x="15.44mm" draw:caption-point-y="18.66mm">
              <dc:creator>TRK</dc:creator>
              <dc:date>2006-09-19T00:00:00</dc:date>
              <text:p text:style-name="P1"><text:span text:style-name="T1">Seulement si Pâques et le changement d'heure tombent un même jour</text:span></text:p>
            </office:annotation>
            <text:p>US-Canada</text:p>
          </table:table-cell>
          <table:table-cell table:formula="of:=IF([.D109]=[.D110];[.D109];&quot;&quot;)">
            <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text:s/>heure d'été +1h</text:p>
          </table:table-cell>
          <table:table-cell office:value-type="string" calcext:value-type="string">
            <office:annotation draw:style-name="gr3" draw:text-style-name="P2" svg:width="28.81mm" svg:height="25.71mm" svg:x="78.54mm" svg:y="494.85mm" draw:caption-point-x="15.44mm" draw:caption-point-y="18.68m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1;3;15)-WEEKDAY(DATE([.$C$1]+1;3;7))" office:value-type="date" office:date-value="2021-03-14" calcext:value-type="date">
            <text:p>14/03/21</text:p>
          </table:table-cell>
          <table:table-cell table:number-columns-repeated="13"/>
          <table:table-cell office:value-type="string" calcext:value-type="string">
            <text:p>x</text:p>
          </table:table-cell>
          <table:table-cell table:number-columns-repeated="238"/>
        </table:table-row>
        <table:table-row table:style-name="ro5">
          <table:table-cell table:style-name="ce60" office:value-type="date" office:date-value="2021-04-04" calcext:value-type="date">
            <text:p>04/04/21</text:p>
          </table:table-cell>
          <table:table-cell office:value-type="string" calcext:value-type="string">
            <text:p>Pâques</text:p>
          </table:table-cell>
          <table:table-cell/>
          <table:table-cell table:formula="of:=ORG.OPENOFFICE.EASTERSUNDAY([.$C$1]+1)" office:value-type="date" office:date-value="2021-04-04" calcext:value-type="date">
            <text:p>04/04/21</text:p>
          </table:table-cell>
          <table:table-cell/>
          <table:table-cell table:number-columns-repeated="40" office:value-type="string" calcext:value-type="string">
            <text:p>x</text:p>
          </table:table-cell>
          <table:table-cell table:number-columns-repeated="211"/>
        </table:table-row>
        <table:table-row table:style-name="ro5">
          <table:table-cell table:style-name="ce60" office:value-type="date" office:date-value="2021-04-05" calcext:value-type="date">
            <text:p>05/04/21</text:p>
          </table:table-cell>
          <table:table-cell table:style-name="ce63" office:value-type="string" calcext:value-type="string">
            <text:p> </text:p>
          </table:table-cell>
          <table:table-cell office:value-type="string" calcext:value-type="string">
            <text:p>Lundi de Pâques</text:p>
          </table:table-cell>
          <table:table-cell table:formula="of:=[.D110]+1" office:value-type="date" office:date-value="2021-04-05" calcext:value-type="date">
            <text:p>05/04/21</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5">
          <table:table-cell table:style-name="ce60" office:value-type="date" office:date-value="2021-05-13" calcext:value-type="date">
            <text:p>13/05/21</text:p>
          </table:table-cell>
          <table:table-cell office:value-type="string" calcext:value-type="string">
            <text:p>Ascension</text:p>
          </table:table-cell>
          <table:table-cell/>
          <table:table-cell table:formula="of:=[.D113]-10" office:value-type="date" office:date-value="2021-05-13" calcext:value-type="date">
            <text:p>13/05/21</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1-05-23" calcext:value-type="date">
            <text:p>23/05/21</text:p>
          </table:table-cell>
          <table:table-cell office:value-type="string" calcext:value-type="string">
            <text:p>Pentecôte</text:p>
          </table:table-cell>
          <table:table-cell/>
          <table:table-cell table:formula="of:=[.D110]+49" office:value-type="date" office:date-value="2021-05-23" calcext:value-type="date">
            <text:p>23/05/21</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1-05-24" calcext:value-type="date">
            <text:p>24/05/21</text:p>
          </table:table-cell>
          <table:table-cell table:style-name="ce63" office:value-type="string" calcext:value-type="string">
            <text:p> </text:p>
          </table:table-cell>
          <table:table-cell office:value-type="string" calcext:value-type="string">
            <text:p>Lundi de Pentecôte</text:p>
          </table:table-cell>
          <table:table-cell table:formula="of:=[.D113]+1" office:value-type="date" office:date-value="2021-05-24" calcext:value-type="date">
            <text:p>24/05/21</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5">
          <table:table-cell table:style-name="ce60" office:value-type="date" office:date-value="2021-05-01" calcext:value-type="date">
            <text:p>01/05/21</text:p>
          </table:table-cell>
          <table:table-cell office:value-type="string" calcext:value-type="string">
            <text:p>Fête du Travail</text:p>
          </table:table-cell>
          <table:table-cell/>
          <table:table-cell table:formula="of:=DATE([.$C$1]+1;5;1)" office:value-type="date" office:date-value="2021-05-01" calcext:value-type="date">
            <text:p>01/05/21</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5">
          <table:table-cell table:style-name="ce60" office:value-type="date" office:date-value="2021-05-08" calcext:value-type="date">
            <text:p>08/05/21</text:p>
          </table:table-cell>
          <table:table-cell office:value-type="string" calcext:value-type="string">
            <text:p>Victoire 1945</text:p>
          </table:table-cell>
          <table:table-cell/>
          <table:table-cell table:formula="of:=DATE([.$C$1]+1;5;8)" office:value-type="date" office:date-value="2021-05-08" calcext:value-type="date">
            <text:p>08/05/21</text:p>
          </table:table-cell>
          <table:table-cell/>
          <table:table-cell table:number-columns-repeated="10" office:value-type="string" calcext:value-type="string">
            <text:p>x</text:p>
          </table:table-cell>
          <table:table-cell table:number-columns-repeated="241"/>
        </table:table-row>
        <table:table-row table:style-name="ro5">
          <table:table-cell table:style-name="ce60" office:value-type="date" office:date-value="2021-07-14" calcext:value-type="date">
            <text:p>14/07/21</text:p>
          </table:table-cell>
          <table:table-cell office:value-type="string" calcext:value-type="string">
            <text:p>Fête nationale</text:p>
          </table:table-cell>
          <table:table-cell office:value-type="string" calcext:value-type="string">
            <text:p>France</text:p>
          </table:table-cell>
          <table:table-cell table:formula="of:=DATE([.$C$1]+1;7;14)" office:value-type="date" office:date-value="2021-07-14" calcext:value-type="date">
            <text:p>14/07/21</text:p>
          </table:table-cell>
          <table:table-cell/>
          <table:table-cell table:number-columns-repeated="10" office:value-type="string" calcext:value-type="string">
            <text:p>x</text:p>
          </table:table-cell>
          <table:table-cell table:number-columns-repeated="241"/>
        </table:table-row>
        <table:table-row table:style-name="ro5">
          <table:table-cell table:style-name="ce60" office:value-type="date" office:date-value="2021-08-15" calcext:value-type="date">
            <text:p>15/08/21</text:p>
          </table:table-cell>
          <table:table-cell office:value-type="string" calcext:value-type="string">
            <text:p>Assomption</text:p>
          </table:table-cell>
          <table:table-cell/>
          <table:table-cell table:formula="of:=DATE([.$C$1]+1;8;15)" office:value-type="date" office:date-value="2021-08-15" calcext:value-type="date">
            <text:p>15/08/21</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office:value-type="date" office:date-value="2021-10-31" calcext:value-type="date">
            <text:p>31/10/21</text:p>
          </table:table-cell>
          <table:table-cell office:value-type="string" calcext:value-type="string">
            <text:p><text:s/>heure d'hiver -1h</text:p>
          </table:table-cell>
          <table:table-cell>
            <office:annotation draw:style-name="gr4" draw:text-style-name="P2" svg:width="28.77mm" svg:height="13.86mm" svg:x="78.54mm" svg:y="539.83mm" draw:caption-point-x="15.44mm" draw:caption-point-y="18.85mm">
              <dc:creator>TRK</dc:creator>
              <dc:date>2006-09-19T00:00:00</dc:date>
              <text:p text:style-name="P1"><text:span text:style-name="T1">dernier dimanche d'octobre</text:span></text:p>
            </office:annotation>
          </table:table-cell>
          <table:table-cell table:formula="of:=DATE([.$C$1]+1;11;1)-WEEKDAY(DATE([.$C$1]+1;10;31))" office:value-type="date" office:date-value="2021-10-31" calcext:value-type="date">
            <text:p>31/10/21</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5">
          <table:table-cell table:style-name="ce60" office:value-type="date" office:date-value="2021-11-01" calcext:value-type="date">
            <text:p>01/11/21</text:p>
          </table:table-cell>
          <table:table-cell office:value-type="string" calcext:value-type="string">
            <text:p>Toussaint</text:p>
          </table:table-cell>
          <table:table-cell/>
          <table:table-cell table:formula="of:=DATE([.$C$1]+1;11;1)" office:value-type="date" office:date-value="2021-11-01" calcext:value-type="date">
            <text:p>01/11/21</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office:value-type="date" office:date-value="2021-11-11" calcext:value-type="date">
            <text:p>11/11/21</text:p>
          </table:table-cell>
          <table:table-cell office:value-type="string" calcext:value-type="string">
            <text:p>Armistice 1918</text:p>
          </table:table-cell>
          <table:table-cell/>
          <table:table-cell table:formula="of:=DATE([.$C$1]+1;11;11)" office:value-type="date" office:date-value="2021-11-11" calcext:value-type="date">
            <text:p>11/11/21</text:p>
          </table:table-cell>
          <table:table-cell/>
          <table:table-cell table:number-columns-repeated="11" office:value-type="string" calcext:value-type="string">
            <text:p>x</text:p>
          </table:table-cell>
          <table:table-cell table:number-columns-repeated="240"/>
        </table:table-row>
        <table:table-row table:style-name="ro5">
          <table:table-cell table:style-name="ce60" office:value-type="date" office:date-value="2019-12-25" calcext:value-type="date">
            <text:p>25/12/19</text:p>
          </table:table-cell>
          <table:table-cell office:value-type="string" calcext:value-type="string">
            <text:p>Noël</text:p>
          </table:table-cell>
          <table:table-cell/>
          <table:table-cell table:formula="of:=DATE([.$C$1]-1;12;25)" office:value-type="date" office:date-value="2019-12-25" calcext:value-type="date">
            <text:p>25/12/19</text:p>
          </table:table-cell>
          <table:table-cell/>
          <table:table-cell table:number-columns-repeated="40"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Saint Étienne</text:p>
          </table:table-cell>
          <table:table-cell/>
          <table:table-cell table:formula="of:=[.D122]+1" office:value-type="date" office:date-value="2019-12-26" calcext:value-type="date">
            <text:p>26/12/19</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Abolition esclavage</text:p>
          </table:table-cell>
          <table:table-cell office:value-type="string" calcext:value-type="string">
            <text:p>Réunion</text:p>
          </table:table-cell>
          <table:table-cell table:formula="of:=DATE([.$C$1]-1;12;20)" office:value-type="date" office:date-value="2019-12-20" calcext:value-type="date">
            <text:p>20/12/19</text:p>
          </table:table-cell>
          <table:table-cell table:number-columns-repeated="3"/>
          <table:table-cell office:value-type="string" calcext:value-type="string">
            <text:p>x</text:p>
          </table:table-cell>
          <table:table-cell table:number-columns-repeated="248"/>
        </table:table-row>
        <table:table-row table:style-name="ro5">
          <table:table-cell table:style-name="ce60">
            <text:p/>
          </table:table-cell>
          <table:table-cell office:value-type="string" calcext:value-type="string">
            <text:p>Fête nationale</text:p>
          </table:table-cell>
          <table:table-cell office:value-type="string" calcext:value-type="string">
            <text:p>Belgique</text:p>
          </table:table-cell>
          <table:table-cell table:formula="of:=DATE([.$C$1]+1;7;21)" office:value-type="date" office:date-value="2021-07-21" calcext:value-type="date">
            <text:p>21/07/21</text:p>
          </table:table-cell>
          <table:table-cell table:number-columns-repeated="11"/>
          <table:table-cell office:value-type="string" calcext:value-type="string">
            <text:p>x</text:p>
          </table:table-cell>
          <table:table-cell table:number-columns-repeated="240"/>
        </table:table-row>
        <table:table-row table:style-name="ro5">
          <table:table-cell table:style-name="ce60">
            <text:p/>
          </table:table-cell>
          <table:table-cell office:value-type="string" calcext:value-type="string">
            <text:p>Fête nationale</text:p>
          </table:table-cell>
          <table:table-cell office:value-type="string" calcext:value-type="string">
            <text:p>Luxembourg</text:p>
          </table:table-cell>
          <table:table-cell table:formula="of:=DATE([.$C$1]+1;6;23)" office:value-type="date" office:date-value="2021-06-23" calcext:value-type="date">
            <text:p>23/06/21</text:p>
          </table:table-cell>
          <table:table-cell table:number-columns-repeated="12"/>
          <table:table-cell office:value-type="string" calcext:value-type="string">
            <text:p>x</text:p>
          </table:table-cell>
          <table:table-cell table:number-columns-repeated="239"/>
        </table:table-row>
        <table:table-row table:style-name="ro5">
          <table:table-cell table:style-name="ce60">
            <text:p/>
          </table:table-cell>
          <table:table-cell office:value-type="string" calcext:value-type="string">
            <text:p>Fête nationale</text:p>
          </table:table-cell>
          <table:table-cell office:value-type="string" calcext:value-type="string">
            <text:p>Québec</text:p>
          </table:table-cell>
          <table:table-cell table:formula="of:=DATE([.$C$1]+1;6;24)" office:value-type="date" office:date-value="2021-06-24" calcext:value-type="date">
            <text:p>24/06/21</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Fête du Travail</text:p>
          </table:table-cell>
          <table:table-cell office:value-type="string" calcext:value-type="string">
            <office:annotation draw:style-name="gr5" draw:text-style-name="P2" svg:width="28.77mm" svg:height="9.91mm" svg:x="78.54mm" svg:y="580.32mm" draw:caption-point-x="15.44mm" draw:caption-point-y="19mm">
              <dc:creator>TRK</dc:creator>
              <dc:date>2006-04-29T00:00:00</dc:date>
              <text:p text:style-name="P1"><text:span text:style-name="T1">Premier lundi de septembre</text:span></text:p>
            </office:annotation>
            <text:p>US-Canada</text:p>
          </table:table-cell>
          <table:table-cell table:formula="of:=DATE([.$C$1]+1;9;8)-WEEKDAY(DATE([.$C$1]+1;9;6))" office:value-type="date" office:date-value="2021-09-06" calcext:value-type="date">
            <text:p>06/09/21</text:p>
          </table:table-cell>
          <table:table-cell table:number-columns-repeated="13"/>
          <table:table-cell office:value-type="string" calcext:value-type="string">
            <text:p>x</text:p>
          </table:table-cell>
          <table:table-cell table:number-columns-repeated="238"/>
        </table:table-row>
        <table:table-row table:style-name="ro5">
          <table:table-cell table:style-name="ce60" office:value-type="date" office:date-value="2021-05-30" calcext:value-type="date">
            <text:p>30/05/21</text:p>
          </table:table-cell>
          <table:table-cell office:value-type="string" calcext:value-type="string">
            <text:p><text:s/>Fête des mères</text:p>
          </table:table-cell>
          <table:table-cell>
            <office:annotation draw:style-name="gr6" draw:text-style-name="P2" svg:width="28.77mm" svg:height="49.41mm" svg:x="78.54mm" svg:y="584.82mm" draw:caption-point-x="15.44mm" draw:caption-point-y="19.02m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1;6;1)-WEEKDAY(DATE([.$C$1]+1;5;31))" office:value-type="date" office:date-value="2021-05-30" calcext:value-type="date">
            <text:p>30/05/21</text:p>
          </table:table-cell>
          <table:table-cell/>
          <table:table-cell table:number-columns-repeated="10" office:value-type="string" calcext:value-type="string">
            <text:p>x</text:p>
          </table:table-cell>
          <table:table-cell table:number-columns-repeated="241"/>
        </table:table-row>
        <table:table-row table:style-name="ro5">
          <table:table-cell table:style-name="ce60">
            <text:p/>
          </table:table-cell>
          <table:table-cell office:value-type="string" calcext:value-type="string">
            <text:p><text:s/>Fête des mères</text:p>
          </table:table-cell>
          <table:table-cell/>
          <table:table-cell table:formula="of:=IF([.D129]=[.D115];[.D129]+7;&quot;&quot;)">
            <text:p/>
          </table:table-cell>
          <table:table-cell/>
          <table:table-cell table:number-columns-repeated="10" office:value-type="string" calcext:value-type="string">
            <text:p>x</text:p>
          </table:table-cell>
          <table:table-cell table:number-columns-repeated="241"/>
        </table:table-row>
        <table:table-row table:style-name="ro5">
          <table:table-cell table:style-name="ce60">
            <text:p/>
          </table:table-cell>
          <table:table-cell office:value-type="string" calcext:value-type="string">
            <text:p><text:s/>Fête des pères</text:p>
          </table:table-cell>
          <table:table-cell>
            <office:annotation draw:style-name="gr5" draw:text-style-name="P2" svg:width="28.77mm" svg:height="9.91mm" svg:x="78.54mm" svg:y="593.83mm" draw:caption-point-x="15.44mm" draw:caption-point-y="19.04mm">
              <dc:creator>TRK</dc:creator>
              <dc:date>2008-03-13T00:00:00</dc:date>
              <text:p text:style-name="P1"><text:span text:style-name="T1">3ème dimanche de juin</text:span></text:p>
            </office:annotation>
          </table:table-cell>
          <table:table-cell table:formula="of:=DATE([.$C$1]+1;6;22)-WEEKDAY(DATE([.$C$1]+1;6;7))" office:value-type="date" office:date-value="2021-06-20" calcext:value-type="date">
            <text:p>20/06/21</text:p>
          </table:table-cell>
          <table:table-cell table:number-columns-repeated="252"/>
        </table:table-row>
        <table:table-row table:style-name="ro5">
          <table:table-cell table:style-name="ce60">
            <text:p/>
          </table:table-cell>
          <table:table-cell office:value-type="string" calcext:value-type="string">
            <text:p><text:s/>Fête des grand-mères</text:p>
          </table:table-cell>
          <table:table-cell>
            <office:annotation draw:style-name="gr5" draw:text-style-name="P2" svg:width="28.77mm" svg:height="9.91mm" svg:x="78.54mm" svg:y="598.32mm" draw:caption-point-x="15.44mm" draw:caption-point-y="19.07mm">
              <dc:creator>TRK</dc:creator>
              <dc:date>2008-03-13T00:00:00</dc:date>
              <text:p text:style-name="P1"><text:span text:style-name="T1">1er dimanche de mars</text:span></text:p>
            </office:annotation>
          </table:table-cell>
          <table:table-cell table:formula="of:=DATE([.$C$1]+1;3;8)-WEEKDAY(DATE([.$C$1]+1;3;7))" office:value-type="date" office:date-value="2021-03-07" calcext:value-type="date">
            <text:p>07/03/21</text:p>
          </table:table-cell>
          <table:table-cell table:number-columns-repeated="252"/>
        </table:table-row>
        <table:table-row table:style-name="ro5">
          <table:table-cell table:style-name="ce60">
            <text:p/>
          </table:table-cell>
          <table:table-cell office:value-type="string" calcext:value-type="string">
            <text:p>Épiphanie</text:p>
          </table:table-cell>
          <table:table-cell office:value-type="string" calcext:value-type="string">
            <office:annotation draw:style-name="gr5" draw:text-style-name="P2" svg:width="28.77mm" svg:height="9.91mm" svg:x="78.54mm" svg:y="602.83mm" draw:caption-point-x="15.44mm" draw:caption-point-y="19.07mm">
              <dc:creator>TRK</dc:creator>
              <dc:date>2008-03-13T00:00:00</dc:date>
              <text:p text:style-name="P1"><text:span text:style-name="T1">2ème dimanche après Noël</text:span></text:p>
            </office:annotation>
            <text:p>2e dim après Noël</text:p>
          </table:table-cell>
          <table:table-cell table:formula="of:=DATE([.$C$1]+1;1;9)-WEEKDAY(DATE([.$C$1]+1;1;8))" office:value-type="date" office:date-value="2021-01-03" calcext:value-type="date">
            <text:p>03/01/21</text:p>
          </table:table-cell>
          <table:table-cell table:number-columns-repeated="252"/>
        </table:table-row>
        <table:table-row table:style-name="ro5">
          <table:table-cell table:style-name="ce60">
            <text:p/>
          </table:table-cell>
          <table:table-cell office:value-type="string" calcext:value-type="string">
            <text:p>Épiphanie</text:p>
          </table:table-cell>
          <table:table-cell office:value-type="string" calcext:value-type="string">
            <text:p>date fixe 6/1</text:p>
          </table:table-cell>
          <table:table-cell table:formula="of:=DATE([.$C$1]+1;1;6)" office:value-type="date" office:date-value="2021-01-06" calcext:value-type="date">
            <text:p>06/01/21</text:p>
          </table:table-cell>
          <table:table-cell table:number-columns-repeated="35"/>
          <table:table-cell office:value-type="string" calcext:value-type="string">
            <text:p>x</text:p>
          </table:table-cell>
          <table:table-cell table:number-columns-repeated="216"/>
        </table:table-row>
        <table:table-row table:style-name="ro5">
          <table:table-cell table:style-name="ce60">
            <text:p/>
          </table:table-cell>
          <table:table-cell office:value-type="string" calcext:value-type="string">
            <text:p>Fête-Dieu</text:p>
          </table:table-cell>
          <table:table-cell/>
          <table:table-cell table:formula="of:=[.D110]+60" office:value-type="date" office:date-value="2021-06-03" calcext:value-type="date">
            <text:p>03/06/21</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text:p/>
          </table:table-cell>
          <table:table-cell office:value-type="string" calcext:value-type="string">
            <text:p>Immaculée Conception</text:p>
          </table:table-cell>
          <table:table-cell/>
          <table:table-cell table:formula="of:=DATE([.$C$1]-1;12;8)" office:value-type="date" office:date-value="2019-12-08" calcext:value-type="date">
            <text:p>08/12/19</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5">
          <table:table-cell table:style-name="ce60">
            <text:p/>
          </table:table-cell>
          <table:table-cell office:value-type="string" calcext:value-type="string">
            <text:p><text:s/>heure d'hiver -1h</text:p>
          </table:table-cell>
          <table:table-cell office:value-type="string" calcext:value-type="string">
            <office:annotation draw:style-name="gr7" draw:text-style-name="P2" svg:width="28.81mm" svg:height="37.56mm" svg:x="78.54mm" svg:y="621mm" draw:caption-point-x="15.44mm" draw:caption-point-y="18.96m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1;8)-WEEKDAY(DATE([.$C$1]+1;11;7))" office:value-type="date" office:date-value="2021-11-07" calcext:value-type="date">
            <text:p>07/11/21</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text:s/>Mardi gras</text:p>
          </table:table-cell>
          <table:table-cell/>
          <table:table-cell table:formula="of:=[.D139]-1" office:value-type="date" office:date-value="2021-02-16" calcext:value-type="date">
            <text:p>16/02/21</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text:s/>Cendres</text:p>
          </table:table-cell>
          <table:table-cell office:value-type="string" calcext:value-type="string">
            <text:p>mercredi des cendres</text:p>
          </table:table-cell>
          <table:table-cell table:formula="of:=[.D110]-46" office:value-type="date" office:date-value="2021-02-17" calcext:value-type="date">
            <text:p>17/02/21</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text:s/>Mi-Carême</text:p>
          </table:table-cell>
          <table:table-cell/>
          <table:table-cell table:formula="of:=[.D110]-24" office:value-type="date" office:date-value="2021-03-11" calcext:value-type="date">
            <text:p>11/03/21</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Abolition esclavage</text:p>
          </table:table-cell>
          <table:table-cell office:value-type="string" calcext:value-type="string">
            <text:p>Martinique</text:p>
          </table:table-cell>
          <table:table-cell table:formula="of:=DATE([.$C$1]+1;5;22)" office:value-type="date" office:date-value="2021-05-22" calcext:value-type="date">
            <text:p>22/05/21</text:p>
          </table:table-cell>
          <table:table-cell table:number-columns-repeated="4"/>
          <table:table-cell office:value-type="string" calcext:value-type="string">
            <text:p>x</text:p>
          </table:table-cell>
          <table:table-cell table:number-columns-repeated="247"/>
        </table:table-row>
        <table:table-row table:style-name="ro5">
          <table:table-cell table:style-name="ce60">
            <text:p/>
          </table:table-cell>
          <table:table-cell office:value-type="string" calcext:value-type="string">
            <text:p>Abolition esclavage</text:p>
          </table:table-cell>
          <table:table-cell office:value-type="string" calcext:value-type="string">
            <text:p>Guadeloupe</text:p>
          </table:table-cell>
          <table:table-cell table:formula="of:=DATE([.$C$1]+1;5;27)" office:value-type="date" office:date-value="2021-05-27" calcext:value-type="date">
            <text:p>27/05/21</text:p>
          </table:table-cell>
          <table:table-cell table:number-columns-repeated="5"/>
          <table:table-cell office:value-type="string" calcext:value-type="string">
            <text:p>x</text:p>
          </table:table-cell>
          <table:table-cell table:number-columns-repeated="246"/>
        </table:table-row>
        <table:table-row table:style-name="ro5">
          <table:table-cell table:style-name="ce60">
            <text:p/>
          </table:table-cell>
          <table:table-cell office:value-type="string" calcext:value-type="string">
            <text:p>Abolition esclavage</text:p>
          </table:table-cell>
          <table:table-cell office:value-type="string" calcext:value-type="string">
            <text:p>Guyane</text:p>
          </table:table-cell>
          <table:table-cell table:formula="of:=DATE([.$C$1]+1;6;10)" office:value-type="date" office:date-value="2021-06-10" calcext:value-type="date">
            <text:p>10/06/21</text:p>
          </table:table-cell>
          <table:table-cell table:number-columns-repeated="6"/>
          <table:table-cell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Jour des Défunts</text:p>
          </table:table-cell>
          <table:table-cell/>
          <table:table-cell table:formula="of:=[.D120]+1" office:value-type="date" office:date-value="2021-11-02" calcext:value-type="date">
            <text:p>02/11/21</text:p>
          </table:table-cell>
          <table:table-cell table:number-columns-repeated="4"/>
          <table:table-cell table:number-columns-repeated="3" office:value-type="string" calcext:value-type="string">
            <text:p>x</text:p>
          </table:table-cell>
          <table:table-cell table:number-columns-repeated="245"/>
        </table:table-row>
        <table:table-row table:style-name="ro5">
          <table:table-cell table:style-name="ce60">
            <text:p/>
          </table:table-cell>
          <table:table-cell office:value-type="string" calcext:value-type="string">
            <text:p>Patriotes</text:p>
          </table:table-cell>
          <table:table-cell office:value-type="string" calcext:value-type="string">
            <office:annotation draw:style-name="gr8" draw:text-style-name="P2" svg:width="28.99mm" svg:height="21.76mm" svg:x="78.79mm" svg:y="635.22mm" draw:caption-point-x="15.19mm" draw:caption-point-y="40.87mm">
              <dc:date>2013-06-10T00:00:00</dc:date>
              <text:p text:style-name="P1"><text:span text:style-name="T1">Journée nationale des patriotes, le lundi précédent le 25 mai</text:span></text:p>
            </office:annotation>
            <text:p>Québec</text:p>
          </table:table-cell>
          <table:table-cell table:formula="of:=DATE([.$C$1]+1;5;25)-WEEKDAY(DATE([.$C$1]+1;5;23))" office:value-type="date" office:date-value="2021-05-24" calcext:value-type="date">
            <text:p>24/05/21</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table:style-name="ce63" office:value-type="string" calcext:value-type="string">
            <text:p> </text:p>
          </table:table-cell>
          <table:table-cell office:value-type="string" calcext:value-type="string">
            <office:annotation draw:style-name="gr8" draw:text-style-name="P2" svg:width="28.99mm" svg:height="21.76mm" svg:x="78.79mm" svg:y="639.73mm" draw:caption-point-x="15.19mm" draw:caption-point-y="40.87mm">
              <dc:date>2013-06-10T00:00:00</dc:date>
              <text:p text:style-name="P1"><text:span text:style-name="T1">Report du jour férié au lundi si la fête nationale tombe un dimanche</text:span></text:p>
            </office:annotation>
            <text:p>Québec</text:p>
          </table:table-cell>
          <table:table-cell table:formula="of:=IF(WEEKDAY([.D127])=1;[.D127]+1;&quot;&quot;)">
            <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Fête du Canada</text:p>
          </table:table-cell>
          <table:table-cell office:value-type="string" calcext:value-type="string">
            <text:p>Québec</text:p>
          </table:table-cell>
          <table:table-cell table:formula="of:=DATE([.$C$1]+1;7;1)" office:value-type="date" office:date-value="2021-07-01" calcext:value-type="date">
            <text:p>01/07/21</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table:style-name="ce63" office:value-type="string" calcext:value-type="string">
            <text:p> </text:p>
          </table:table-cell>
          <table:table-cell office:value-type="string" calcext:value-type="string">
            <office:annotation draw:style-name="gr8" draw:text-style-name="P2" svg:width="28.99mm" svg:height="21.76mm" svg:x="78.79mm" svg:y="648.76mm" draw:caption-point-x="15.19mm" draw:caption-point-y="40.87mm">
              <dc:date>2013-06-10T00:00:00</dc:date>
              <text:p text:style-name="P1"><text:span text:style-name="T1">Report du jour férié au lundi si la fête du Canada tombe un dimanche</text:span></text:p>
            </office:annotation>
            <text:p>Québec</text:p>
          </table:table-cell>
          <table:table-cell table:formula="of:=IF(WEEKDAY([.D147])=1;[.D147]+1;&quot;&quot;)">
            <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Action de grâces</text:p>
          </table:table-cell>
          <table:table-cell office:value-type="string" calcext:value-type="string">
            <office:annotation draw:style-name="gr5" draw:text-style-name="P2" svg:width="28.99mm" svg:height="9.91mm" svg:x="78.79mm" svg:y="653.28mm" draw:caption-point-x="15.19mm" draw:caption-point-y="40.87mm">
              <dc:date>2013-06-10T00:00:00</dc:date>
              <text:p text:style-name="P1"><text:span text:style-name="T1">Deuxième lundi d'octobre</text:span></text:p>
            </office:annotation>
            <text:p>Québec</text:p>
          </table:table-cell>
          <table:table-cell table:formula="of:=DATE([.$C$1]+1;10;15)-WEEKDAY(DATE([.$C$1]+1;10;13))" office:value-type="date" office:date-value="2021-10-11" calcext:value-type="date">
            <text:p>11/10/21</text:p>
          </table:table-cell>
          <table:table-cell table:number-columns-repeated="13"/>
          <table:table-cell office:value-type="string" calcext:value-type="string">
            <text:p>x</text:p>
          </table:table-cell>
          <table:table-cell table:number-columns-repeated="238"/>
        </table:table-row>
        <table:table-row table:style-name="ro5">
          <table:table-cell table:style-name="ce60">
            <text:p/>
          </table:table-cell>
          <table:table-cell office:value-type="string" calcext:value-type="string">
            <text:p>Saint Berchtold</text:p>
          </table:table-cell>
          <table:table-cell office:value-type="string" calcext:value-type="string">
            <text:p>Suisse</text:p>
          </table:table-cell>
          <table:table-cell table:formula="of:=DATE([.$C$1]+1;1;2)" office:value-type="date" office:date-value="2021-01-02" calcext:value-type="date">
            <text:p>02/01/21</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5">
          <table:table-cell table:style-name="ce60">
            <text:p/>
          </table:table-cell>
          <table:table-cell office:value-type="string" calcext:value-type="string">
            <text:p>Instauration de la République</text:p>
          </table:table-cell>
          <table:table-cell office:value-type="string" calcext:value-type="string">
            <text:p>Suisse</text:p>
          </table:table-cell>
          <table:table-cell table:formula="of:=DATE([.$C$1]+1;3;1)" office:value-type="date" office:date-value="2021-03-01" calcext:value-type="date">
            <text:p>01/03/21</text:p>
          </table:table-cell>
          <table:table-cell table:number-columns-repeated="27"/>
          <table:table-cell office:value-type="string" calcext:value-type="string">
            <text:p>x</text:p>
          </table:table-cell>
          <table:table-cell table:number-columns-repeated="224"/>
        </table:table-row>
        <table:table-row table:style-name="ro5">
          <table:table-cell table:style-name="ce60">
            <text:p/>
          </table:table-cell>
          <table:table-cell office:value-type="string" calcext:value-type="string">
            <text:p>Saint Joseph</text:p>
          </table:table-cell>
          <table:table-cell office:value-type="string" calcext:value-type="string">
            <text:p>Suisse</text:p>
          </table:table-cell>
          <table:table-cell table:formula="of:=DATE([.$C$1]+1;3;19)" office:value-type="date" office:date-value="2021-03-19" calcext:value-type="date">
            <text:p>19/03/21</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5">
          <table:table-cell table:style-name="ce60">
            <text:p/>
          </table:table-cell>
          <table:table-cell office:value-type="string" calcext:value-type="string">
            <text:p>Fahrtsfest </text:p>
          </table:table-cell>
          <table:table-cell office:value-type="string" calcext:value-type="string">
            <office:annotation draw:style-name="gr5" draw:text-style-name="P2" svg:width="28.81mm" svg:height="9.91mm" svg:x="78.54mm" svg:y="693.18mm" draw:caption-point-x="15.44mm" draw:caption-point-y="19.03mm">
              <dc:creator>TRK</dc:creator>
              <dc:date>2008-09-16T00:00:00</dc:date>
              <text:p text:style-name="P1"><text:span text:style-name="T1">premier jeudi d'avril</text:span></text:p>
            </office:annotation>
            <text:p>Suisse</text:p>
          </table:table-cell>
          <table:table-cell table:formula="of:=DATE([.$C$1]+1;4;8)-WEEKDAY(DATE([.$C$1]+1;4;3))" office:value-type="date" office:date-value="2021-04-01" calcext:value-type="date">
            <text:p>01/04/21</text:p>
          </table:table-cell>
          <table:table-cell table:number-columns-repeated="23"/>
          <table:table-cell office:value-type="string" calcext:value-type="string">
            <text:p>x</text:p>
          </table:table-cell>
          <table:table-cell table:number-columns-repeated="228"/>
        </table:table-row>
        <table:table-row table:style-name="ro5">
          <table:table-cell table:style-name="ce60">
            <text:p/>
          </table:table-cell>
          <table:table-cell office:value-type="string" calcext:value-type="string">
            <text:p>Fête nationale</text:p>
          </table:table-cell>
          <table:table-cell office:value-type="string" calcext:value-type="string">
            <text:p>Suisse</text:p>
          </table:table-cell>
          <table:table-cell table:formula="of:=DATE([.$C$1]+1;8;1)" office:value-type="date" office:date-value="2021-08-01" calcext:value-type="date">
            <text:p>01/08/21</text:p>
          </table:table-cell>
          <table:table-cell table:number-columns-repeated="14"/>
          <table:table-cell table:number-columns-repeated="27"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Jeûne fédéral</text:p>
          </table:table-cell>
          <table:table-cell office:value-type="string" calcext:value-type="string">
            <office:annotation draw:style-name="gr5" draw:text-style-name="P2" svg:width="28.8mm" svg:height="9.91mm" svg:x="78.54mm" svg:y="702.37mm" draw:caption-point-x="15.44mm" draw:caption-point-y="18.87mm">
              <dc:creator>TRK</dc:creator>
              <dc:date>2008-08-24T00:00:00</dc:date>
              <text:p text:style-name="P1"><text:span text:style-name="T1">3eme dimanche de septembre</text:span></text:p>
            </office:annotation>
            <text:p>Suisse</text:p>
          </table:table-cell>
          <table:table-cell table:formula="of:=DATE([.$C$1]+1;9;22)-WEEKDAY(DATE([.$C$1]+1;9;7))" office:value-type="date" office:date-value="2021-09-19" calcext:value-type="date">
            <text:p>19/09/21</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5">
          <table:table-cell table:style-name="ce60">
            <text:p/>
          </table:table-cell>
          <table:table-cell office:value-type="string" calcext:value-type="string">
            <text:p>Jeûne genevois</text:p>
          </table:table-cell>
          <table:table-cell office:value-type="string" calcext:value-type="string">
            <office:annotation draw:style-name="gr4" draw:text-style-name="P2" svg:width="28.8mm" svg:height="13.86mm" svg:x="78.54mm" svg:y="706.86mm" draw:caption-point-x="15.44mm" draw:caption-point-y="18.9mm">
              <dc:creator>TRK</dc:creator>
              <dc:date>2008-08-24T00:00:00</dc:date>
              <text:p text:style-name="P1"><text:span text:style-name="T1">jeudi suivant le 1er dimanche de septembre</text:span></text:p>
            </office:annotation>
            <text:p>Suisse</text:p>
          </table:table-cell>
          <table:table-cell table:formula="of:=DATE([.$C$1]+1;9;8)-WEEKDAY(DATE([.$C$1]+1;9;7))+4" office:value-type="date" office:date-value="2021-09-09" calcext:value-type="date">
            <text:p>09/09/21</text:p>
          </table:table-cell>
          <table:table-cell table:number-columns-repeated="22"/>
          <table:table-cell office:value-type="string" calcext:value-type="string">
            <text:p>x</text:p>
          </table:table-cell>
          <table:table-cell table:number-columns-repeated="229"/>
        </table:table-row>
        <table:table-row table:style-name="ro5">
          <table:table-cell table:style-name="ce60">
            <text:p/>
          </table:table-cell>
          <table:table-cell office:value-type="string" calcext:value-type="string">
            <text:p><text:s/></text:p>
          </table:table-cell>
          <table:table-cell office:value-type="string" calcext:value-type="string">
            <text:p>lundi du Jeûne fédéral</text:p>
          </table:table-cell>
          <table:table-cell table:formula="of:=[.D155]+1" office:value-type="date" office:date-value="2021-09-20" calcext:value-type="date">
            <text:p>20/09/21</text:p>
          </table:table-cell>
          <table:table-cell table:number-columns-repeated="37"/>
          <table:table-cell office:value-type="string" calcext:value-type="string">
            <text:p>x</text:p>
          </table:table-cell>
          <table:table-cell table:number-columns-repeated="214"/>
        </table:table-row>
        <table:table-row table:style-name="ro5">
          <table:table-cell table:style-name="ce60">
            <text:p/>
          </table:table-cell>
          <table:table-cell office:value-type="string" calcext:value-type="string">
            <text:p>St Nicolas de Flüe</text:p>
          </table:table-cell>
          <table:table-cell office:value-type="string" calcext:value-type="string">
            <text:p>Suisse</text:p>
          </table:table-cell>
          <table:table-cell table:formula="of:=DATE([.$C$1]+1;9;25)" office:value-type="date" office:date-value="2021-09-25" calcext:value-type="date">
            <text:p>25/09/21</text:p>
          </table:table-cell>
          <table:table-cell table:number-columns-repeated="29"/>
          <table:table-cell office:value-type="string" calcext:value-type="string">
            <text:p>x</text:p>
          </table:table-cell>
          <table:table-cell table:number-columns-repeated="222"/>
        </table:table-row>
        <table:table-row table:style-name="ro5">
          <table:table-cell table:style-name="ce60">
            <text:p/>
          </table:table-cell>
          <table:table-cell office:value-type="string" calcext:value-type="string">
            <text:p>Restauration de la République</text:p>
          </table:table-cell>
          <table:table-cell office:value-type="string" calcext:value-type="string">
            <text:p>Suisse</text:p>
          </table:table-cell>
          <table:table-cell table:formula="of:=DATE([.$C$1]-1;12;31)" office:value-type="date" office:date-value="2019-12-31" calcext:value-type="date">
            <text:p>31/12/19</text:p>
          </table:table-cell>
          <table:table-cell table:number-columns-repeated="22"/>
          <table:table-cell office:value-type="string" calcext:value-type="string">
            <text:p>x</text:p>
          </table:table-cell>
          <table:table-cell table:number-columns-repeated="229"/>
        </table:table-row>
        <table:table-row table:style-name="ro5">
          <table:table-cell table:style-name="ce60">
            <text:p/>
          </table:table-cell>
          <table:table-cell office:value-type="string" calcext:value-type="string">
            <text:p>Arrivée Évangile</text:p>
          </table:table-cell>
          <table:table-cell office:value-type="string" calcext:value-type="string">
            <text:p>Polynésie</text:p>
          </table:table-cell>
          <table:table-cell table:formula="of:=DATE([.$C$1]+1;3;5)" office:value-type="date" office:date-value="2021-03-05" calcext:value-type="date">
            <text:p>05/03/21</text:p>
          </table:table-cell>
          <table:table-cell table:number-columns-repeated="7"/>
          <table:table-cell office:value-type="string" calcext:value-type="string">
            <text:p>x</text:p>
          </table:table-cell>
          <table:table-cell table:number-columns-repeated="244"/>
        </table:table-row>
        <table:table-row table:style-name="ro5">
          <table:table-cell table:style-name="ce60">
            <text:p/>
          </table:table-cell>
          <table:table-cell office:value-type="string" calcext:value-type="string">
            <text:p>Fête Autonomie</text:p>
          </table:table-cell>
          <table:table-cell office:value-type="string" calcext:value-type="string">
            <text:p>Polynésie</text:p>
          </table:table-cell>
          <table:table-cell table:formula="of:=DATE([.$C$1]+1;6;29)" office:value-type="date" office:date-value="2021-06-29" calcext:value-type="date">
            <text:p>29/06/21</text:p>
          </table:table-cell>
          <table:table-cell table:number-columns-repeated="7"/>
          <table:table-cell office:value-type="string" calcext:value-type="string">
            <text:p>x</text:p>
          </table:table-cell>
          <table:table-cell table:number-columns-repeated="244"/>
        </table:table-row>
        <table:table-row table:style-name="ro5">
          <table:table-cell table:style-name="ce60">
            <text:p/>
          </table:table-cell>
          <table:table-cell office:value-type="string" calcext:value-type="string">
            <text:p>Fête citoyenneté</text:p>
          </table:table-cell>
          <table:table-cell table:style-name="ce70" office:value-type="string" calcext:value-type="string">
            <text:p>Nouvelle-Calédonie</text:p>
          </table:table-cell>
          <table:table-cell table:formula="of:=DATE([.$C$1]+1;9;24)" office:value-type="date" office:date-value="2021-09-24" calcext:value-type="date">
            <text:p>24/09/21</text:p>
          </table:table-cell>
          <table:table-cell table:number-columns-repeated="8"/>
          <table:table-cell office:value-type="string" calcext:value-type="string">
            <text:p>x</text:p>
          </table:table-cell>
          <table:table-cell table:number-columns-repeated="243"/>
        </table:table-row>
        <table:table-row table:style-name="ro5">
          <table:table-cell table:style-name="ce60">
            <text:p/>
          </table:table-cell>
          <table:table-cell office:value-type="string" calcext:value-type="string">
            <text:p>Abolition esclavage</text:p>
          </table:table-cell>
          <table:table-cell office:value-type="string" calcext:value-type="string">
            <text:p>Mayotte</text:p>
          </table:table-cell>
          <table:table-cell table:formula="of:=DATE([.$C$1]+1;4;27)" office:value-type="date" office:date-value="2021-04-27" calcext:value-type="date">
            <text:p>27/04/21</text:p>
          </table:table-cell>
          <table:table-cell table:number-columns-repeated="9"/>
          <table:table-cell office:value-type="string" calcext:value-type="string">
            <text:p>x</text:p>
          </table:table-cell>
          <table:table-cell table:number-columns-repeated="242"/>
        </table:table-row>
        <table:table-row table:style-name="ro5">
          <table:table-cell table:style-name="ce60">
            <text:p/>
          </table:table-cell>
          <table:table-cell office:value-type="string" calcext:value-type="string">
            <text:p>Libération SPM</text:p>
          </table:table-cell>
          <table:table-cell office:value-type="string" calcext:value-type="string">
            <text:p>Saint-Pierre-et-Miquelon</text:p>
          </table:table-cell>
          <table:table-cell table:formula="of:=DATE([.$C$1]-1;12;24)" office:value-type="date" office:date-value="2019-12-24" calcext:value-type="date">
            <text:p>24/12/19</text:p>
          </table:table-cell>
          <table:table-cell table:number-columns-repeated="10"/>
          <table:table-cell office:value-type="string" calcext:value-type="string">
            <text:p>x</text:p>
          </table:table-cell>
          <table:table-cell table:number-columns-repeated="241"/>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table-cell table:style-name="ce60">
            <text:p/>
          </table:table-cell>
          <table:table-cell table:number-columns-repeated="255"/>
        </table:table-row>
        <table:table-row table:style-name="ro5" table:number-rows-repeated="65332">
          <table:table-cell table:number-columns-repeated="256"/>
        </table:table-row>
        <table:table-row table:style-name="ro5">
          <table:table-cell table:number-columns-repeated="256"/>
        </table:table-row>
      </table:table>
      <table:table table:name="Licence" table:style-name="ta1">
        <table:table-column table:style-name="co18" table:default-cell-style-name="ce169"/>
        <table:table-row table:style-name="ro5">
          <table:table-cell table:style-name="ce168" office:value-type="string" calcext:value-type="string">
            <text:p>Appendix</text:p>
          </table:table-cell>
        </table:table-row>
        <table:table-row table:style-name="ro5">
          <table:table-cell table:style-name="ce168" office:value-type="string" calcext:value-type="string">
            <text:p>Public Documentation License Notice</text:p>
          </table:table-cell>
        </table:table-row>
        <table:table-row table:style-name="ro5">
          <table:table-cell/>
        </table:table-row>
        <table:table-row table:style-name="ro7">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5">
          <table:table-cell/>
        </table:table-row>
        <table:table-row table:style-name="ro8">
          <table:table-cell office:value-type="string" calcext:value-type="string">
            <text:p>The Original Documentation is Calendrier perpétuel annuel. The Initial Writer of the Original Documentation is Thomas Rohmer-Kretz. Copyright (C) 2005-2015. All Rights Reserved. (Initial Writer contact: calendrier@rohmer.fr).</text:p>
          </table:table-cell>
        </table:table-row>
        <table:table-row table:style-name="ro5" table:number-rows-repeated="5">
          <table:table-cell/>
        </table:table-row>
        <table:table-row table:style-name="ro8">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5" table:number-rows-repeated="65523">
          <table:table-cell/>
        </table:table-row>
        <table:table-row table:style-name="ro5">
          <table:table-cell/>
        </table:table-row>
      </table:table>
      <table:table table:name="Aide" table:style-name="ta1">
        <table:table-column table:style-name="co19" table:default-cell-style-name="ce171"/>
        <table:table-row table:style-name="ro9">
          <table:table-cell table:style-name="ce170" office:value-type="string" calcext:value-type="string">
            <text:p>Aide</text:p>
          </table:table-cell>
        </table:table-row>
        <table:table-row table:style-name="ro10">
          <table:table-cell office:value-type="string" calcext:value-type="string">
            <text:p>Ce calendrier permet de calculer un cumul d'heures ou de jours ouvrés</text:p>
          </table:table-cell>
        </table:table-row>
        <table:table-row table:style-name="ro10">
          <table:table-cell/>
        </table:table-row>
        <table:table-row table:style-name="ro10">
          <table:table-cell office:value-type="string" calcext:value-type="string">
            <text:p>- changez l'année case E1 et si nécessaire le mois de départ en L1</text:p>
          </table:table-cell>
        </table:table-row>
        <table:table-row table:style-name="ro11">
          <table:table-cell office:value-type="string" calcext:value-type="string">
            <text:p>- par défaut le calcul se fait en jours, mais il suffit d'inscrire un nombre d'heures pour chaque jour de la semaine dans la colonne AN pour additionner des heures</text:p>
          </table:table-cell>
        </table:table-row>
        <table:table-row table:style-name="ro12">
          <table:table-cell office:value-type="string" calcext:value-type="string">
            <text:p>- il est possible de modifier le calcul certains jours en inscrivant une valeur en face du jour dans la colonne la plus large (colonne E, K, Q, W...), comme expliqué ci-dessous...</text:p>
          </table:table-cell>
        </table:table-row>
        <table:table-row table:style-name="ro11">
          <table:table-cell office:value-type="string" calcext:value-type="string">
            <text:p>- inscrire un texte quelconque (par exemple "congés") pour que le jour ne soit pas compté</text:p>
          </table:table-cell>
        </table:table-row>
        <table:table-row table:style-name="ro10">
          <table:table-cell office:value-type="string" calcext:value-type="string">
            <text:p>- inscrire la valeur 1 pour qu'un jour non-ouvré soit compté comme travaillé</text:p>
          </table:table-cell>
        </table:table-row>
        <table:table-row table:style-name="ro11">
          <table:table-cell office:value-type="string" calcext:value-type="string">
            <text:p>- inscrire une valeur numérique quelconque pour compter autre chose qu'une journée complète : exemple 0,5 pour une demi journée travaillée</text:p>
          </table:table-cell>
        </table:table-row>
        <table:table-row table:style-name="ro10">
          <table:table-cell office:value-type="string" calcext:value-type="string">
            <text:p>- pour réinitialiser le décompte, inscrire "début"</text:p>
          </table:table-cell>
        </table:table-row>
        <table:table-row table:style-name="ro11">
          <table:table-cell office:value-type="string" calcext:value-type="string">
            <text:p>- l'année commence avec un cumul à zéro, mais vous pouvez reporter le cumul de l'année passée en l'inscrivant case F3</text:p>
          </table:table-cell>
        </table:table-row>
        <table:table-row table:style-name="ro11">
          <table:table-cell office:value-type="string" calcext:value-type="string">
            <text:p>- vous pouvez modifier les jours de la semaine ouvrés ou le nombre d'heures travaillées par jour dans la colonne AN</text:p>
          </table:table-cell>
        </table:table-row>
        <table:table-row table:style-name="ro10" table:number-rows-repeated="1048563">
          <table:table-cell/>
        </table:table-row>
        <table:table-row table:style-name="ro10">
          <table:table-cell/>
        </table:table-row>
      </table:table>
      <table:table table:name="Historique" table:style-name="ta1">
        <office:forms form:automatic-focus="false" form:apply-design-mode="false"/>
        <table:table-column table:style-name="co22" table:default-cell-style-name="ce80"/>
        <table:table-column table:style-name="co23" table:default-cell-style-name="ce80"/>
        <table:table-column table:style-name="co24" table:default-cell-style-name="ce85"/>
        <table:table-column table:style-name="co13" table:number-columns-repeated="253" table:default-cell-style-name="Default"/>
        <table:table-row table:style-name="ro5">
          <table:table-cell table:style-name="ce77" office:value-type="string" calcext:value-type="string">
            <text:p>version</text:p>
          </table:table-cell>
          <table:table-cell table:style-name="ce81" office:value-type="string" calcext:value-type="string">
            <text:p>date</text:p>
          </table:table-cell>
          <table:table-cell table:style-name="ce84" office:value-type="string" calcext:value-type="string">
            <text:p>commentaire</text:p>
          </table:table-cell>
          <table:table-cell table:style-name="ce86" table:number-columns-repeated="253"/>
        </table:table-row>
        <table:table-row table:style-name="ro5">
          <table:table-cell table:style-name="ce78" office:value-type="string" calcext:value-type="string">
            <text:p>1.0</text:p>
          </table:table-cell>
          <table:table-cell table:style-name="ce82" office:value-type="date" office:date-value="2015-05-01" calcext:value-type="date">
            <text:p>1 mai 2015</text:p>
          </table:table-cell>
          <table:table-cell office:value-type="string" calcext:value-type="string">
            <text:p>première version</text:p>
          </table:table-cell>
          <table:table-cell table:number-columns-repeated="253"/>
        </table:table-row>
        <table:table-row table:style-name="ro5">
          <table:table-cell table:style-name="ce78" office:value-type="string" calcext:value-type="string">
            <text:p>1.1</text:p>
          </table:table-cell>
          <table:table-cell table:style-name="ce82" office:value-type="date" office:date-value="2016-05-24" calcext:value-type="date">
            <text:p>24 mai 2016</text:p>
          </table:table-cell>
          <table:table-cell office:value-type="string" calcext:value-type="string">
            <text:p>Ajout de Saint-Pierre-et-Miquelon</text:p>
          </table:table-cell>
          <table:table-cell table:number-columns-repeated="253"/>
        </table:table-row>
        <table:table-row table:style-name="ro18">
          <table:table-cell table:style-name="ce78" office:value-type="string" calcext:value-type="string">
            <text:p>2.0</text:p>
          </table:table-cell>
          <table:table-cell table:style-name="ce82" office:value-type="date" office:date-value="2016-12-29" calcext:value-type="date">
            <text:p>29 déc. 2016</text:p>
          </table:table-cell>
          <table:table-cell office:value-type="string" calcext:value-type="string">
            <text:p>Optimisation des formules avec l'utilisation de SIERREUR() et RECHERCHEV(). Correction : les événements non fériés (changement d'heure par exemple) étaient comptés non travaillés par erreur</text:p>
          </table:table-cell>
          <table:table-cell table:number-columns-repeated="253"/>
        </table:table-row>
        <table:table-row table:style-name="ro19">
          <table:table-cell table:style-name="ce79" office:value-type="string" calcext:value-type="string">
            <text:p>2.1</text:p>
          </table:table-cell>
          <table:table-cell table:style-name="ce83" office:value-type="date" office:date-value="2019-12-04" calcext:value-type="date">
            <text:p>4 déc. 2019</text:p>
          </table:table-cell>
          <table:table-cell office:value-type="string" calcext:value-type="string">
            <text:p>Possibilité de paramétrer les jours travaillés pour deux semaines différentes en alternance</text:p>
            <text:p>Mise en couleur des jours travaillés</text:p>
            <text:p>Ajout des numéros de semaines</text:p>
          </table:table-cell>
          <table:table-cell table:number-columns-repeated="253"/>
        </table:table-row>
        <table:table-row table:style-name="ro5">
          <table:table-cell table:style-name="ce78"/>
          <table:table-cell table:style-name="ce83"/>
          <table:table-cell table:number-columns-repeated="254"/>
        </table:table-row>
        <table:table-row table:style-name="ro5" table:number-rows-repeated="65530">
          <table:table-cell table:style-name="ce78"/>
          <table:table-cell table:style-name="ce82"/>
          <table:table-cell table:number-columns-repeated="254"/>
        </table:table-row>
        <table:table-row table:style-name="ro5" table:number-rows-repeated="983039">
          <table:table-cell table:number-columns-repeated="256"/>
        </table:table-row>
        <table:table-row table:style-name="ro5">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date-style style:name="N109">
      <number:day/>
    </number:date-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date-style style:name="N111">
      <number:day number:style="long"/>
    </number:date-style>
    <number:date-style style:name="N112">
      <number:month number:style="long" number:textual="true"/>
      <number:text> </number:text>
      <number:year/>
    </number:date-style>
    <number:date-style style:name="N113">
      <number:month number:style="long" number:textual="true"/>
      <number:text> </number:text>
      <number:year number:style="long"/>
    </number:date-style>
    <number:currency-style style:name="N115P0" style:volatile="true">
      <number:number number:decimal-places="0" loext:min-decimal-places="0" number:min-integer-digits="1" number:grouping="true"/>
      <number:text> </number:text>
      <number:currency-symbol number:language="fr" number:country="FR">F</number:currency-symbol>
    </number:currency-style>
    <number:currency-style style:name="N115">
      <number:text>-</number:text>
      <number:number number:decimal-places="0" loext: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loext:min-decimal-places="2" number:min-integer-digits="1" number:grouping="true"/>
      <number:text> </number:text>
      <number:currency-symbol number:language="fr" number:country="FR">F</number:currency-symbol>
    </number:currency-style>
    <number:currency-style style:name="N117">
      <number:text>-</number:text>
      <number:number number:decimal-places="2" loext: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loext: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loext: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21">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21P0"/>
    </number:currency-style>
    <number:currency-style style:name="N123P0" style:volatile="true">
      <number:number number:decimal-places="2" loext:min-decimal-places="2" number:min-integer-digits="1" number:grouping="true"/>
      <number:text> </number:text>
      <number:currency-symbol number:language="b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23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currency-style style:name="N131P0" style:volatile="true">
      <number:currency-symbol number:language="en" number:country="GB">£</number:currency-symbol>
      <number:number number:decimal-places="2" loext:min-decimal-places="0" number:min-integer-digits="1" number:decimal-replacement="--" number:grouping="true"/>
    </number:currency-style>
    <number:currency-style style:name="N131">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31P0"/>
    </number:currency-style>
    <number:currency-style style:name="N133P0" style:volatile="true">
      <number:number number:decimal-places="2" loext:min-decimal-places="2" number:min-integer-digits="1" number:grouping="true"/>
      <number:text> </number:text>
      <number:currency-symbol number:language="eo">€</number:currency-symbol>
    </number:currency-style>
    <number:currency-style style:name="N133">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33P0"/>
    </number:currency-style>
    <number:date-style style:name="N134">
      <number:year number:style="long"/>
    </number:date-style>
    <number:date-style style:name="N136P0" style:volatile="true">
      <style:text-properties fo:color="#ff0000"/>
      <number:day/>
    </number:date-style>
    <number:date-style style:name="N136">
      <number:day/>
      <style:map style:condition="value()&gt;2" style:apply-style-name="N136P0"/>
    </number:date-style>
    <number:date-style style:name="N137P0" style:volatile="true">
      <style:text-properties fo:color="#ff0000"/>
      <number:day/>
    </number:date-style>
    <number:date-style style:name="N137">
      <number:day/>
      <style:map style:condition="value()&lt;2" style:apply-style-name="N137P0"/>
    </number:date-style>
    <number:currency-style style:name="N139P0" style:volatile="true">
      <number:number number:decimal-places="2" loext:min-decimal-places="2" number:min-integer-digits="1" number:grouping="true"/>
      <number:text> </number:text>
      <number:currency-symbol number:language="fr" number:country="BE">€</number:currency-symbol>
    </number:currency-style>
    <number:currency-style style:name="N139">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9P0"/>
    </number:currency-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 </number:text>
    </number:number-style>
    <number:number-style style:name="N153P1" style:volatile="true">
      <number:text>-</number:text>
      <number:number number:decimal-places="0" loext:min-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loext:min-decimal-places="2" number:min-integer-digits="1" number:grouping="true"/>
      <number:text> € </number:text>
    </number:number-style>
    <number:number-style style:name="N161P1" style:volatile="true">
      <number:text>-</number:text>
      <number:number number:decimal-places="2" loext:min-decimal-places="2" number:min-integer-digits="1" number:grouping="true"/>
      <number:text> € </number:text>
    </number:number-style>
    <number:number-style style:name="N161P2" style:volatile="true">
      <number:text>-</number:text>
      <number:number number:decimal-places="0" loext:min-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3"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oré1" style:family="table-cell" style:parent-style-name="Default">
      <style:table-cell-properties fo:background-color="#92e285"/>
    </style:style>
    <style:style style:name="coloré2" style:family="table-cell" style:parent-style-name="Default">
      <style:table-cell-properties fo:background-color="#ccf4c6"/>
    </style:style>
    <style:style style:name="Travaillé" style:family="table-cell" style:parent-style-name="Default" style:data-style-name="N0">
      <style:table-cell-properties fo:border-bottom="0.06pt solid #999999" fo:background-color="#87d1d1" style:text-align-source="fix" style:repeat-content="false" fo:border-left="none" fo:border-right="none" fo:border-top="0.06pt solid #999999"/>
      <style:paragraph-properties fo:text-align="center" fo:margin-left="0mm"/>
      <style:text-properties style:use-window-font-color="true" fo:font-size="8pt" fo:font-weight="normal"/>
    </style:style>
    <draw:marker draw:name="Extrémité_20_de_20_ligne_20_1" draw:display-name="Extrémité de ligne 1" svg:viewBox="0 0 20 30" svg:d="M10 0l-10 30h20z"/>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21:54:30.082673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Thomas Rohmer</meta:initial-creator>
    <meta:creation-date>2005-11-03T17:50:38</meta:creation-date>
    <dc:date>2019-12-04T21:56:10.780278514</dc:date>
    <meta:printed-by>Thomas Rohmer</meta:printed-by>
    <meta:print-date>2005-12-09T16:13:15</meta:print-date>
    <dc:language>fr-FR</dc:language>
    <meta:editing-cycles>65</meta:editing-cycles>
    <meta:editing-duration>PT19H31M45S</meta:editing-duration>
    <meta:document-statistic meta:table-count="5" meta:cell-count="3817" meta:object-count="0"/>
    <meta:user-defined meta:name="Info 1"/>
    <meta:user-defined meta:name="Info 2"/>
    <meta:user-defined meta:name="Info 3"/>
    <meta:user-defined meta:name="Info 4"/>
  </office:meta>
</office:document-meta>
</file>